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F000000DFB3ECC9D0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18"/>
    <style:style style:name="ce2" style:family="table-cell" style:parent-style-name="Default" style:data-style-name="N118">
      <style:text-properties style:use-window-font-color="true"/>
    </style:style>
    <style:style style:name="ce3" style:family="table-cell" style:parent-style-name="Default" style:data-style-name="N119"/>
    <style:style style:name="ce4" style:family="table-cell" style:parent-style-name="Default" style:data-style-name="N122"/>
    <style:style style:name="ce5" style:family="table-cell" style:parent-style-name="Default" style:data-style-name="N60"/>
    <style:style style:name="ce6" style:family="table-cell" style:parent-style-name="Default" style:data-style-name="N118">
      <style:text-properties style:font-name="Arial" style:font-name-asian="DejaVu Sans" style:font-name-complex="DejaVu Sans"/>
    </style:style>
    <style:style style:name="ce7" style:family="table-cell" style:parent-style-name="Default" style:data-style-name="N100"/>
    <style:style style:name="ce8" style:family="table-cell" style:parent-style-name="Default" style:data-style-name="N117"/>
    <style:style style:name="ce9" style:family="table-cell" style:parent-style-name="Default" style:data-style-name="N121"/>
    <style:style style:name="ce10" style:family="table-cell" style:parent-style-name="Default" style:data-style-name="N12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cheremissine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Kn (exp)</text:p>
          </table:table-cell>
          <table:table-cell office:value-type="string">
            <text:p>Sum (rho*v)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dp</text:p>
          </table:table-cell>
          <table:table-cell office:value-type="string">
            <text:p>Kn (real)</text:p>
          </table:table-cell>
          <table:table-cell office:value-type="string">
            <text:p>Q</text:p>
          </table:table-cell>
          <table:table-cell/>
          <table:table-cell>
            <draw:frame table:end-cell-address="Tcheremissine.P37" table:end-x="0.7083in" table:end-y="0.1303in" draw:z-index="0" draw:style-name="gr1" svg:width="6.1071in" svg:height="6.3031in" svg:x="0.824in" svg:y="0.0264in">
              <draw:object draw:notify-on-update-of-ranges="Tcheremissine.A4:Tcheremissine.A23 Tcheremissine.G4:Tcheremissine.G23 Tcheremissine.A36:Tcheremissine.A55 Tcheremissine.B36:Tcheremissine.B5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0.015">
            <text:p>0.015</text:p>
          </table:table-cell>
          <table:table-cell table:style-name="ce1" office:value-type="float" office:value="13.09">
            <text:p>13.090</text:p>
          </table:table-cell>
          <table:table-cell office:value-type="float" office:value="80">
            <text:p>80</text:p>
          </table:table-cell>
          <table:table-cell office:value-type="float" office:value="1.1">
            <text:p>1.1000</text:p>
          </table:table-cell>
          <table:table-cell table:style-name="ce5" office:value-type="float" office:value="0.000524">
            <text:p>5.24E-004</text:p>
          </table:table-cell>
          <table:table-cell/>
          <table:table-cell table:style-name="ce6" table:formula="of:=[.B3]*2/([.E3]*SQRT(2)*[.C3]^2)" office:value-type="float" office:value="5.5200547267008">
            <text:p>5.520</text:p>
          </table:table-cell>
          <table:table-cell table:number-columns-repeated="2"/>
        </table:table-row>
        <table:table-row table:style-name="ro1">
          <table:table-cell table:style-name="ce1" office:value-type="float" office:value="0.02">
            <text:p>0.020</text:p>
          </table:table-cell>
          <table:table-cell table:style-name="ce1" office:value-type="float" office:value="7.782">
            <text:p>7.782</text:p>
          </table:table-cell>
          <table:table-cell office:value-type="float" office:value="60">
            <text:p>60</text:p>
          </table:table-cell>
          <table:table-cell office:value-type="float" office:value="1.1">
            <text:p>1.1000</text:p>
          </table:table-cell>
          <table:table-cell table:style-name="ce5" office:value-type="float" office:value="0.00066">
            <text:p>6.60E-004</text:p>
          </table:table-cell>
          <table:table-cell/>
          <table:table-cell table:style-name="ce6" table:formula="of:=[.B4]*2/([.E4]*SQRT(2)*[.C4]^2)" office:value-type="float" office:value="4.63190654140885">
            <text:p>4.632</text:p>
          </table:table-cell>
          <table:table-cell table:number-columns-repeated="2"/>
        </table:table-row>
        <table:table-row table:style-name="ro1">
          <table:table-cell table:style-name="ce1" office:value-type="float" office:value="0.02">
            <text:p>0.020</text:p>
          </table:table-cell>
          <table:table-cell table:style-name="ce1" office:value-type="float" office:value="3.4995">
            <text:p>3.500</text:p>
          </table:table-cell>
          <table:table-cell office:value-type="float" office:value="30">
            <text:p>30</text:p>
          </table:table-cell>
          <table:table-cell office:value-type="float" office:value="1.1035">
            <text:p>1.1035</text:p>
          </table:table-cell>
          <table:table-cell table:style-name="ce5" office:value-type="float" office:value="0.001328">
            <text:p>1.33E-003</text:p>
          </table:table-cell>
          <table:table-cell table:formula="of:=[.A5]/[.D5]" office:value-type="float" office:value="0.0181241504304486">
            <text:p>1.812E-02</text:p>
          </table:table-cell>
          <table:table-cell table:style-name="ce6" table:formula="of:=[.B5]*[.D5]*2/([.E5]*SQRT(2)*[.C5]^2)" office:value-type="float" office:value="4.56933236189964">
            <text:p>4.569</text:p>
          </table:table-cell>
          <table:table-cell table:number-columns-repeated="2"/>
        </table:table-row>
        <table:table-row table:style-name="ro1">
          <table:table-cell table:style-name="ce1" office:value-type="float" office:value="0.025">
            <text:p>0.025</text:p>
          </table:table-cell>
          <table:table-cell table:style-name="ce1" office:value-type="float" office:value="2.971">
            <text:p>2.971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134">
            <text:p>1.34E-003</text:p>
          </table:table-cell>
          <table:table-cell/>
          <table:table-cell table:style-name="ce6" table:formula="of:=[.B6]*2/([.E6]*SQRT(2)*[.C6]^2)" office:value-type="float" office:value="3.48393739121929">
            <text:p>3.484</text:p>
          </table:table-cell>
          <table:table-cell table:number-columns-repeated="2"/>
        </table:table-row>
        <table:table-row table:style-name="ro1">
          <table:table-cell table:style-name="ce1" office:value-type="float" office:value="0.035">
            <text:p>0.035</text:p>
          </table:table-cell>
          <table:table-cell table:style-name="ce1" office:value-type="float" office:value="2.31">
            <text:p>2.31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1348">
            <text:p>1.35E-003</text:p>
          </table:table-cell>
          <table:table-cell/>
          <table:table-cell table:style-name="ce6" table:formula="of:=[.B7]*2/([.E7]*SQRT(2)*[.C7]^2)" office:value-type="float" office:value="2.69274095704076">
            <text:p>2.693</text:p>
          </table:table-cell>
          <table:table-cell table:number-columns-repeated="2"/>
        </table:table-row>
        <table:table-row table:style-name="ro1">
          <table:table-cell table:style-name="ce1" office:value-type="float" office:value="0.05">
            <text:p>0.050</text:p>
          </table:table-cell>
          <table:table-cell table:style-name="ce1" office:value-type="float" office:value="1.781">
            <text:p>1.781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1356">
            <text:p>1.36E-003</text:p>
          </table:table-cell>
          <table:table-cell/>
          <table:table-cell table:style-name="ce6" table:formula="of:=[.B8]*2/([.E8]*SQRT(2)*[.C8]^2)" office:value-type="float" office:value="2.06384329284373">
            <text:p>2.064</text:p>
          </table:table-cell>
          <table:table-cell table:number-columns-repeated="2"/>
        </table:table-row>
        <table:table-row table:style-name="ro1">
          <table:table-cell table:style-name="ce1" office:value-type="float" office:value="0.07">
            <text:p>0.070</text:p>
          </table:table-cell>
          <table:table-cell table:style-name="ce1" office:value-type="float" office:value="1.416">
            <text:p>1.416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1355">
            <text:p>1.36E-003</text:p>
          </table:table-cell>
          <table:table-cell/>
          <table:table-cell table:style-name="ce6" table:formula="of:=[.B9]*2/([.E9]*SQRT(2)*[.C9]^2)" office:value-type="float" office:value="1.64208807242337">
            <text:p>1.642</text:p>
          </table:table-cell>
          <table:table-cell table:number-columns-repeated="2"/>
        </table:table-row>
        <table:table-row table:style-name="ro1">
          <table:table-cell table:style-name="ce1" office:value-type="float" office:value="0.1">
            <text:p>0.100</text:p>
          </table:table-cell>
          <table:table-cell table:style-name="ce2" office:value-type="float" office:value="1.143">
            <text:p>1.143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1365">
            <text:p>1.37E-003</text:p>
          </table:table-cell>
          <table:table-cell/>
          <table:table-cell table:style-name="ce6" table:formula="of:=[.B10]*2/([.E10]*SQRT(2)*[.C10]^2)" office:value-type="float" office:value="1.3157884426475">
            <text:p>1.316</text:p>
          </table:table-cell>
          <table:table-cell table:number-columns-repeated="2"/>
        </table:table-row>
        <table:table-row table:style-name="ro1">
          <table:table-cell table:style-name="ce1" office:value-type="float" office:value="0.16">
            <text:p>0.160</text:p>
          </table:table-cell>
          <table:table-cell table:style-name="ce2" office:value-type="float" office:value="0.908">
            <text:p>0.908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1371">
            <text:p>1.37E-003</text:p>
          </table:table-cell>
          <table:table-cell/>
          <table:table-cell table:style-name="ce6" table:formula="of:=[.B11]*2/([.E11]*SQRT(2)*[.C11]^2)" office:value-type="float" office:value="1.04068880349686">
            <text:p>1.041</text:p>
          </table:table-cell>
          <table:table-cell table:number-columns-repeated="2"/>
        </table:table-row>
        <table:table-row table:style-name="ro1">
          <table:table-cell table:style-name="ce1" office:value-type="float" office:value="0.2">
            <text:p>0.200</text:p>
          </table:table-cell>
          <table:table-cell table:style-name="ce1" office:value-type="float" office:value="0.833">
            <text:p>0.833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1373">
            <text:p>1.37E-003</text:p>
          </table:table-cell>
          <table:table-cell/>
          <table:table-cell table:style-name="ce6" table:formula="of:=[.B12]*2/([.E12]*SQRT(2)*[.C12]^2)" office:value-type="float" office:value="0.953338105896891">
            <text:p>0.953</text:p>
          </table:table-cell>
          <table:table-cell table:number-columns-repeated="2"/>
        </table:table-row>
        <table:table-row table:style-name="ro1">
          <table:table-cell table:style-name="ce1" office:value-type="float" office:value="0.35">
            <text:p>0.350</text:p>
          </table:table-cell>
          <table:table-cell table:style-name="ce1" office:value-type="float" office:value="0.713">
            <text:p>0.713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137">
            <text:p>1.37E-003</text:p>
          </table:table-cell>
          <table:table-cell/>
          <table:table-cell table:style-name="ce6" table:formula="of:=[.B13]*2/([.E13]*SQRT(2)*[.C13]^2)" office:value-type="float" office:value="0.817789351153298">
            <text:p>0.818</text:p>
          </table:table-cell>
          <table:table-cell table:number-columns-repeated="2"/>
        </table:table-row>
        <table:table-row table:style-name="ro1">
          <table:table-cell table:style-name="ce1" office:value-type="float" office:value="0.5">
            <text:p>0.500</text:p>
          </table:table-cell>
          <table:table-cell table:style-name="ce1" office:value-type="float" office:value="0.48">
            <text:p>0.480</text:p>
          </table:table-cell>
          <table:table-cell office:value-type="float" office:value="30">
            <text:p>30</text:p>
          </table:table-cell>
          <table:table-cell/>
          <table:table-cell table:style-name="ce4" office:value-type="float" office:value="0.000973">
            <text:p>9.730E-04</text:p>
          </table:table-cell>
          <table:table-cell/>
          <table:table-cell table:style-name="ce6" table:formula="of:=[.B14]*2/([.E14]*SQRT(2)*[.C14]^2)" office:value-type="float" office:value="0.775177012606013">
            <text:p>0.775</text:p>
          </table:table-cell>
          <table:table-cell table:number-columns-repeated="2"/>
        </table:table-row>
        <table:table-row table:style-name="ro1">
          <table:table-cell table:style-name="ce1" office:value-type="float" office:value="0.8">
            <text:p>0.800</text:p>
          </table:table-cell>
          <table:table-cell table:style-name="ce1" office:value-type="float" office:value="0.462">
            <text:p>0.462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968">
            <text:p>9.68E-004</text:p>
          </table:table-cell>
          <table:table-cell/>
          <table:table-cell table:style-name="ce6" table:formula="of:=[.B15]*2/([.E15]*SQRT(2)*[.C15]^2)" office:value-type="float" office:value="0.749961737622096">
            <text:p>0.750</text:p>
          </table:table-cell>
          <table:table-cell table:number-columns-repeated="2"/>
        </table:table-row>
        <table:table-row table:style-name="ro1">
          <table:table-cell table:style-name="ce1" office:value-type="float" office:value="0.9">
            <text:p>0.900</text:p>
          </table:table-cell>
          <table:table-cell table:style-name="ce1" office:value-type="float" office:value="0.46">
            <text:p>0.46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966">
            <text:p>9.66E-004</text:p>
          </table:table-cell>
          <table:table-cell/>
          <table:table-cell table:style-name="ce6" table:formula="of:=[.B16]*2/([.E16]*SQRT(2)*[.C16]^2)" office:value-type="float" office:value="0.748261144112749">
            <text:p>0.748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.000</text:p>
          </table:table-cell>
          <table:table-cell table:style-name="ce1" office:value-type="float" office:value="0.459">
            <text:p>0.459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964">
            <text:p>9.64E-004</text:p>
          </table:table-cell>
          <table:table-cell/>
          <table:table-cell table:style-name="ce6" table:formula="of:=[.B17]*2/([.E17]*SQRT(2)*[.C17]^2)" office:value-type="float" office:value="0.748183523662115">
            <text:p>0.748</text:p>
          </table:table-cell>
          <table:table-cell table:number-columns-repeated="2"/>
        </table:table-row>
        <table:table-row table:style-name="ro1">
          <table:table-cell table:style-name="ce1" office:value-type="float" office:value="1.2">
            <text:p>1.200</text:p>
          </table:table-cell>
          <table:table-cell table:style-name="ce1" office:value-type="float" office:value="0.459">
            <text:p>0.459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961">
            <text:p>9.61E-004</text:p>
          </table:table-cell>
          <table:table-cell/>
          <table:table-cell table:style-name="ce6" table:formula="of:=[.B18]*2/([.E18]*SQRT(2)*[.C18]^2)" office:value-type="float" office:value="0.75051916421465">
            <text:p>0.751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.000</text:p>
          </table:table-cell>
          <table:table-cell table:style-name="ce1" office:value-type="float" office:value="0.164">
            <text:p>0.164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333">
            <text:p>3.33E-004</text:p>
          </table:table-cell>
          <table:table-cell/>
          <table:table-cell table:style-name="ce6" table:formula="of:=[.B19]*2/([.E19]*SQRT(2)*[.C19]^2)" office:value-type="float" office:value="0.773877291388681">
            <text:p>0.774</text:p>
          </table:table-cell>
          <table:table-cell table:number-columns-repeated="2"/>
        </table:table-row>
        <table:table-row table:style-name="ro1">
          <table:table-cell table:style-name="ce1" office:value-type="float" office:value="5">
            <text:p>5.000</text:p>
          </table:table-cell>
          <table:table-cell table:style-name="ce1" office:value-type="float" office:value="0.1302">
            <text:p>0.13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267">
            <text:p>2.67E-004</text:p>
          </table:table-cell>
          <table:table-cell/>
          <table:table-cell table:style-name="ce6" table:formula="of:=[.B20]*2/([.E20]*SQRT(2)*[.C20]^2)" office:value-type="float" office:value="0.766253041285797">
            <text:p>0.766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.000</text:p>
          </table:table-cell>
          <table:table-cell table:style-name="ce1" office:value-type="float" office:value="0.1092">
            <text:p>0.109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222">
            <text:p>2.22E-004</text:p>
          </table:table-cell>
          <table:table-cell/>
          <table:table-cell table:style-name="ce6" table:formula="of:=[.B21]*2/([.E21]*SQRT(2)*[.C21]^2)" office:value-type="float" office:value="0.772933538594304">
            <text:p>0.773</text:p>
          </table:table-cell>
          <table:table-cell table:number-columns-repeated="2"/>
        </table:table-row>
        <table:table-row table:style-name="ro1">
          <table:table-cell table:style-name="ce1" office:value-type="float" office:value="20">
            <text:p>20.000</text:p>
          </table:table-cell>
          <table:table-cell table:style-name="ce1" office:value-type="float" office:value="0.1098">
            <text:p>0.11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222">
            <text:p>2.22E-004</text:p>
          </table:table-cell>
          <table:table-cell/>
          <table:table-cell table:style-name="ce6" table:formula="of:=[.B22]*2/([.E22]*SQRT(2)*[.C22]^2)" office:value-type="float" office:value="0.777180426168998">
            <text:p>0.777</text:p>
          </table:table-cell>
          <table:table-cell table:number-columns-repeated="2"/>
        </table:table-row>
        <table:table-row table:style-name="ro1">
          <table:table-cell table:style-name="ce1" office:value-type="float" office:value="100">
            <text:p>100.000</text:p>
          </table:table-cell>
          <table:table-cell table:style-name="ce1" office:value-type="float" office:value="0.1101">
            <text:p>0.11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0.000222">
            <text:p>2.22E-004</text:p>
          </table:table-cell>
          <table:table-cell/>
          <table:table-cell table:style-name="ce6" table:formula="of:=[.B23]*2/([.E23]*SQRT(2)*[.C23]^2)" office:value-type="float" office:value="0.779303869956345">
            <text:p>0.779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/>
          <table:table-cell table:style-name="ce6"/>
          <table:table-cell table:number-columns-repeated="2"/>
        </table:table-row>
        <table:table-row table:style-name="ro1">
          <table:table-cell table:style-name="ce1" office:value-type="string">
            <text:p>Kn (exp)</text:p>
          </table:table-cell>
          <table:table-cell table:style-name="ce1" office:value-type="string">
            <text:p>p</text:p>
          </table:table-cell>
          <table:table-cell office:value-type="string">
            <text:p>Kn (real)</text:p>
          </table:table-cell>
          <table:table-cell office:value-type="string">
            <text:p>Q</text:p>
          </table:table-cell>
          <table:table-cell table:style-name="ce5"/>
          <table:table-cell/>
          <table:table-cell table:style-name="ce6"/>
          <table:table-cell table:number-columns-repeated="2"/>
        </table:table-row>
        <table:table-row table:style-name="ro1">
          <table:table-cell table:style-name="ce1" office:value-type="float" office:value="0.02">
            <text:p>0.020</text:p>
          </table:table-cell>
          <table:table-cell table:style-name="ce1" office:value-type="float" office:value="1.102183">
            <text:p>1.102</text:p>
          </table:table-cell>
          <table:table-cell table:style-name="ce4" table:formula="of:=[.A26]/[.B26]" office:value-type="float" office:value="0.0181458070030113">
            <text:p>1.815E-02</text:p>
          </table:table-cell>
          <table:table-cell table:style-name="ce4" office:value-type="float" office:value="4.55554">
            <text:p>4.556E+00</text:p>
          </table:table-cell>
          <table:table-cell table:style-name="ce5"/>
          <table:table-cell/>
          <table:table-cell table:style-name="ce6"/>
          <table:table-cell table:number-columns-repeated="2"/>
        </table:table-row>
        <table:table-row table:style-name="ro1">
          <table:table-cell table:style-name="ce1" office:value-type="float" office:value="0.02">
            <text:p>0.020</text:p>
          </table:table-cell>
          <table:table-cell table:style-name="ce1" office:value-type="float" office:value="1.1012">
            <text:p>1.101</text:p>
          </table:table-cell>
          <table:table-cell table:style-name="ce4" table:formula="of:=[.A27]/[.B27]" office:value-type="float" office:value="0.0181620050853614">
            <text:p>1.816E-02</text:p>
          </table:table-cell>
          <table:table-cell table:style-name="ce4" office:value-type="float" office:value="4.62377">
            <text:p>4.624E+00</text:p>
          </table:table-cell>
          <table:table-cell table:style-name="ce5"/>
          <table:table-cell/>
          <table:table-cell table:style-name="ce6"/>
          <table:table-cell table:number-columns-repeated="2"/>
        </table:table-row>
        <table:table-row table:style-name="ro1">
          <table:table-cell table:style-name="ce1" office:value-type="float" office:value="0.02">
            <text:p>0.020</text:p>
          </table:table-cell>
          <table:table-cell table:style-name="ce1" office:value-type="float" office:value="1.10912">
            <text:p>1.109</text:p>
          </table:table-cell>
          <table:table-cell table:style-name="ce4" table:formula="of:=[.A28]/[.B28]" office:value-type="float" office:value="0.0180323139065205">
            <text:p>1.803E-02</text:p>
          </table:table-cell>
          <table:table-cell table:style-name="ce4" office:value-type="float" office:value="4.76006">
            <text:p>4.760E+00</text:p>
          </table:table-cell>
          <table:table-cell table:style-name="ce5"/>
          <table:table-cell/>
          <table:table-cell table:style-name="ce6"/>
          <table:table-cell table:number-columns-repeated="2"/>
        </table:table-row>
        <table:table-row table:style-name="ro1">
          <table:table-cell table:style-name="ce1" office:value-type="float" office:value="0.02">
            <text:p>0.020</text:p>
          </table:table-cell>
          <table:table-cell table:style-name="ce1" office:value-type="float" office:value="1.10832">
            <text:p>1.108</text:p>
          </table:table-cell>
          <table:table-cell table:style-name="ce4" table:formula="of:=[.A29]/[.B29]" office:value-type="float" office:value="0.01804532986863">
            <text:p>1.805E-02</text:p>
          </table:table-cell>
          <table:table-cell table:style-name="ce4" office:value-type="float" office:value="4.62306">
            <text:p>4.623E+00</text:p>
          </table:table-cell>
          <table:table-cell table:style-name="ce5"/>
          <table:table-cell/>
          <table:table-cell table:style-name="ce6"/>
          <table:table-cell table:number-columns-repeated="2"/>
        </table:table-row>
        <table:table-row table:style-name="ro1" table:number-rows-repeated="4">
          <table:table-cell table:style-name="ce1" table:number-columns-repeated="2"/>
          <table:table-cell table:style-name="ce4" table:number-columns-repeated="2"/>
          <table:table-cell table:style-name="ce5"/>
          <table:table-cell/>
          <table:table-cell table:style-name="ce6"/>
          <table:table-cell table:number-columns-repeated="2"/>
        </table:table-row>
        <table:table-row table:style-name="ro1" table:number-rows-repeated="3">
          <table:table-cell table:style-name="ce1"/>
          <table:table-cell table:style-name="ce3"/>
          <table:table-cell table:style-name="ce4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ercignani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table:formula="of:=1/[.A2]" office:value-type="float" office:value="100">
            <text:p>100.000</text:p>
          </table:table-cell>
          <table:table-cell table:formula="of:=[.D2]/2" office:value-type="float" office:value="1.52495">
            <text:p>1.5250</text:p>
          </table:table-cell>
          <table:table-cell office:value-type="float" office:value="3.0499">
            <text:p>3.0499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table:formula="of:=1/[.A3]" office:value-type="float" office:value="50">
            <text:p>50.000</text:p>
          </table:table-cell>
          <table:table-cell table:formula="of:=[.D3]/2" office:value-type="float" office:value="1.3557">
            <text:p>1.3557</text:p>
          </table:table-cell>
          <table:table-cell office:value-type="float" office:value="2.7114">
            <text:p>2.711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table:formula="of:=1/[.A4]" office:value-type="float" office:value="33.3333333333333">
            <text:p>33.333</text:p>
          </table:table-cell>
          <table:table-cell table:formula="of:=[.D4]/2" office:value-type="float" office:value="1.2621">
            <text:p>1.2621</text:p>
          </table:table-cell>
          <table:table-cell office:value-type="float" office:value="2.5242">
            <text:p>2.5242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table:formula="of:=1/[.A5]" office:value-type="float" office:value="25">
            <text:p>25.000</text:p>
          </table:table-cell>
          <table:table-cell table:formula="of:=[.D5]/2" office:value-type="float" office:value="1.19865">
            <text:p>1.1987</text:p>
          </table:table-cell>
          <table:table-cell office:value-type="float" office:value="2.3973">
            <text:p>2.397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1/[.A6]" office:value-type="float" office:value="20">
            <text:p>20.000</text:p>
          </table:table-cell>
          <table:table-cell table:formula="of:=[.D6]/2" office:value-type="float" office:value="1.1513">
            <text:p>1.1513</text:p>
          </table:table-cell>
          <table:table-cell office:value-type="float" office:value="2.3026">
            <text:p>2.302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table:formula="of:=1/[.A7]" office:value-type="float" office:value="16.6666666666667">
            <text:p>16.667</text:p>
          </table:table-cell>
          <table:table-cell table:formula="of:=[.D7]/2" office:value-type="float" office:value="1.1114">
            <text:p>1.1114</text:p>
          </table:table-cell>
          <table:table-cell office:value-type="float" office:value="2.2228">
            <text:p>2.2228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table:formula="of:=1/[.A8]" office:value-type="float" office:value="14.2857142857143">
            <text:p>14.286</text:p>
          </table:table-cell>
          <table:table-cell table:formula="of:=[.D8]/2" office:value-type="float" office:value="1.0834">
            <text:p>1.0834</text:p>
          </table:table-cell>
          <table:table-cell office:value-type="float" office:value="2.1668">
            <text:p>2.1668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table:formula="of:=1/[.A9]" office:value-type="float" office:value="12.5">
            <text:p>12.500</text:p>
          </table:table-cell>
          <table:table-cell table:formula="of:=[.D9]/2" office:value-type="float" office:value="1.0577">
            <text:p>1.0577</text:p>
          </table:table-cell>
          <table:table-cell office:value-type="float" office:value="2.1154">
            <text:p>2.1154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table:formula="of:=1/[.A10]" office:value-type="float" office:value="11.1111111111111">
            <text:p>11.111</text:p>
          </table:table-cell>
          <table:table-cell table:formula="of:=[.D10]/2" office:value-type="float" office:value="1.0358">
            <text:p>1.0358</text:p>
          </table:table-cell>
          <table:table-cell office:value-type="float" office:value="2.0716">
            <text:p>2.071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1/[.A11]" office:value-type="float" office:value="10">
            <text:p>10.000</text:p>
          </table:table-cell>
          <table:table-cell table:formula="of:=[.D11]/2" office:value-type="float" office:value="1.0164">
            <text:p>1.0164</text:p>
          </table:table-cell>
          <table:table-cell office:value-type="float" office:value="2.0328">
            <text:p>2.032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1/[.A12]" office:value-type="float" office:value="5">
            <text:p>5.000</text:p>
          </table:table-cell>
          <table:table-cell table:formula="of:=[.D12]/2" office:value-type="float" office:value="0.90415">
            <text:p>0.9042</text:p>
          </table:table-cell>
          <table:table-cell office:value-type="float" office:value="1.8083">
            <text:p>1.8083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1/[.A13]" office:value-type="float" office:value="3.33333333333333">
            <text:p>3.333</text:p>
          </table:table-cell>
          <table:table-cell table:formula="of:=[.D13]/2" office:value-type="float" office:value="0.85125">
            <text:p>0.8513</text:p>
          </table:table-cell>
          <table:table-cell office:value-type="float" office:value="1.7025">
            <text:p>1.702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1/[.A14]" office:value-type="float" office:value="2.5">
            <text:p>2.500</text:p>
          </table:table-cell>
          <table:table-cell table:formula="of:=[.D14]/2" office:value-type="float" office:value="0.82045">
            <text:p>0.8205</text:p>
          </table:table-cell>
          <table:table-cell office:value-type="float" office:value="1.6409">
            <text:p>1.640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1/[.A15]" office:value-type="float" office:value="2">
            <text:p>2.000</text:p>
          </table:table-cell>
          <table:table-cell table:formula="of:=[.D15]/2" office:value-type="float" office:value="0.80085">
            <text:p>0.8009</text:p>
          </table:table-cell>
          <table:table-cell office:value-type="float" office:value="1.6017">
            <text:p>1.601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1/[.A16]" office:value-type="float" office:value="1.66666666666667">
            <text:p>1.667</text:p>
          </table:table-cell>
          <table:table-cell table:formula="of:=[.D16]/2" office:value-type="float" office:value="0.788">
            <text:p>0.7880</text:p>
          </table:table-cell>
          <table:table-cell office:value-type="float" office:value="1.576">
            <text:p>1.5760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1/[.A17]" office:value-type="float" office:value="1.42857142857143">
            <text:p>1.429</text:p>
          </table:table-cell>
          <table:table-cell table:formula="of:=[.D17]/2" office:value-type="float" office:value="0.7794">
            <text:p>0.7794</text:p>
          </table:table-cell>
          <table:table-cell office:value-type="float" office:value="1.5588">
            <text:p>1.558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1/[.A18]" office:value-type="float" office:value="1.25">
            <text:p>1.250</text:p>
          </table:table-cell>
          <table:table-cell table:formula="of:=[.D18]/2" office:value-type="float" office:value="0.7739">
            <text:p>0.7739</text:p>
          </table:table-cell>
          <table:table-cell office:value-type="float" office:value="1.5478">
            <text:p>1.547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1/[.A19]" office:value-type="float" office:value="1.11111111111111">
            <text:p>1.111</text:p>
          </table:table-cell>
          <table:table-cell table:formula="of:=[.D19]/2" office:value-type="float" office:value="0.76985">
            <text:p>0.7699</text:p>
          </table:table-cell>
          <table:table-cell office:value-type="float" office:value="1.5397">
            <text:p>1.539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/[.A20]" office:value-type="float" office:value="1">
            <text:p>1.000</text:p>
          </table:table-cell>
          <table:table-cell table:formula="of:=[.D20]/2" office:value-type="float" office:value="0.76895">
            <text:p>0.7690</text:p>
          </table:table-cell>
          <table:table-cell office:value-type="float" office:value="1.5379">
            <text:p>1.537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formula="of:=1/[.A21]" office:value-type="float" office:value="0.909090909090909">
            <text:p>0.909</text:p>
          </table:table-cell>
          <table:table-cell table:formula="of:=[.D21]/2" office:value-type="float" office:value="0.76855">
            <text:p>0.7686</text:p>
          </table:table-cell>
          <table:table-cell office:value-type="float" office:value="1.5371">
            <text:p>1.537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formula="of:=1/[.A22]" office:value-type="float" office:value="0.833333333333333">
            <text:p>0.833</text:p>
          </table:table-cell>
          <table:table-cell table:formula="of:=[.D22]/2" office:value-type="float" office:value="0.76925">
            <text:p>0.7693</text:p>
          </table:table-cell>
          <table:table-cell office:value-type="float" office:value="1.5385">
            <text:p>1.5385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formula="of:=1/[.A23]" office:value-type="float" office:value="0.769230769230769">
            <text:p>0.769</text:p>
          </table:table-cell>
          <table:table-cell table:formula="of:=[.D23]/2" office:value-type="float" office:value="0.77075">
            <text:p>0.7708</text:p>
          </table:table-cell>
          <table:table-cell office:value-type="float" office:value="1.5415">
            <text:p>1.5415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formula="of:=1/[.A24]" office:value-type="float" office:value="0.714285714285714">
            <text:p>0.714</text:p>
          </table:table-cell>
          <table:table-cell table:formula="of:=[.D24]/2" office:value-type="float" office:value="0.77295">
            <text:p>0.7730</text:p>
          </table:table-cell>
          <table:table-cell office:value-type="float" office:value="1.5459">
            <text:p>1.54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1/[.A25]" office:value-type="float" office:value="0.666666666666667">
            <text:p>0.667</text:p>
          </table:table-cell>
          <table:table-cell table:formula="of:=[.D25]/2" office:value-type="float" office:value="0.77575">
            <text:p>0.7758</text:p>
          </table:table-cell>
          <table:table-cell office:value-type="float" office:value="1.5515">
            <text:p>1.5515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formula="of:=1/[.A26]" office:value-type="float" office:value="0.625">
            <text:p>0.625</text:p>
          </table:table-cell>
          <table:table-cell table:formula="of:=[.D26]/2" office:value-type="float" office:value="0.779">
            <text:p>0.7790</text:p>
          </table:table-cell>
          <table:table-cell office:value-type="float" office:value="1.558">
            <text:p>1.5580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formula="of:=1/[.A27]" office:value-type="float" office:value="0.588235294117647">
            <text:p>0.588</text:p>
          </table:table-cell>
          <table:table-cell table:formula="of:=[.D27]/2" office:value-type="float" office:value="0.78265">
            <text:p>0.7827</text:p>
          </table:table-cell>
          <table:table-cell office:value-type="float" office:value="1.5653">
            <text:p>1.5653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formula="of:=1/[.A28]" office:value-type="float" office:value="0.555555555555556">
            <text:p>0.556</text:p>
          </table:table-cell>
          <table:table-cell table:formula="of:=[.D28]/2" office:value-type="float" office:value="0.78665">
            <text:p>0.7867</text:p>
          </table:table-cell>
          <table:table-cell office:value-type="float" office:value="1.5733">
            <text:p>1.5733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formula="of:=1/[.A29]" office:value-type="float" office:value="0.526315789473684">
            <text:p>0.526</text:p>
          </table:table-cell>
          <table:table-cell table:formula="of:=[.D29]/2" office:value-type="float" office:value="0.791">
            <text:p>0.7910</text:p>
          </table:table-cell>
          <table:table-cell office:value-type="float" office:value="1.582">
            <text:p>1.582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/[.A30]" office:value-type="float" office:value="0.5">
            <text:p>0.500</text:p>
          </table:table-cell>
          <table:table-cell table:formula="of:=[.D30]/2" office:value-type="float" office:value="0.7956">
            <text:p>0.7956</text:p>
          </table:table-cell>
          <table:table-cell office:value-type="float" office:value="1.5912">
            <text:p>1.59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1/[.A31]" office:value-type="float" office:value="0.4">
            <text:p>0.400</text:p>
          </table:table-cell>
          <table:table-cell table:formula="of:=[.D31]/2" office:value-type="float" office:value="0.82445">
            <text:p>0.8245</text:p>
          </table:table-cell>
          <table:table-cell office:value-type="float" office:value="1.6489">
            <text:p>1.64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/[.A32]" office:value-type="float" office:value="0.333333333333333">
            <text:p>0.333</text:p>
          </table:table-cell>
          <table:table-cell table:formula="of:=[.D32]/2" office:value-type="float" office:value="0.8552">
            <text:p>0.8552</text:p>
          </table:table-cell>
          <table:table-cell office:value-type="float" office:value="1.7104">
            <text:p>1.71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formula="of:=1/[.A33]" office:value-type="float" office:value="0.285714285714286">
            <text:p>0.286</text:p>
          </table:table-cell>
          <table:table-cell table:formula="of:=[.D33]/2" office:value-type="float" office:value="0.888">
            <text:p>0.8880</text:p>
          </table:table-cell>
          <table:table-cell office:value-type="float" office:value="1.776">
            <text:p>1.776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/[.A34]" office:value-type="float" office:value="0.25">
            <text:p>0.250</text:p>
          </table:table-cell>
          <table:table-cell table:formula="of:=[.D34]/2" office:value-type="float" office:value="0.9225">
            <text:p>0.9225</text:p>
          </table:table-cell>
          <table:table-cell office:value-type="float" office:value="1.845">
            <text:p>1.845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1/[.A35]" office:value-type="float" office:value="0.222222222222222">
            <text:p>0.222</text:p>
          </table:table-cell>
          <table:table-cell table:formula="of:=[.D35]/2" office:value-type="float" office:value="0.9581">
            <text:p>0.9581</text:p>
          </table:table-cell>
          <table:table-cell office:value-type="float" office:value="1.9162">
            <text:p>1.916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/[.A36]" office:value-type="float" office:value="0.2">
            <text:p>0.200</text:p>
          </table:table-cell>
          <table:table-cell table:formula="of:=[.D36]/2" office:value-type="float" office:value="0.99475">
            <text:p>0.9948</text:p>
          </table:table-cell>
          <table:table-cell office:value-type="float" office:value="1.9895">
            <text:p>1.9895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1/[.A37]" office:value-type="float" office:value="0.181818181818182">
            <text:p>0.182</text:p>
          </table:table-cell>
          <table:table-cell table:formula="of:=[.D37]/2" office:value-type="float" office:value="1.03155">
            <text:p>1.0316</text:p>
          </table:table-cell>
          <table:table-cell office:value-type="float" office:value="2.0631">
            <text:p>2.063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/[.A38]" office:value-type="float" office:value="0.166666666666667">
            <text:p>0.167</text:p>
          </table:table-cell>
          <table:table-cell table:formula="of:=[.D38]/2" office:value-type="float" office:value="1.0691">
            <text:p>1.0691</text:p>
          </table:table-cell>
          <table:table-cell office:value-type="float" office:value="2.1382">
            <text:p>2.1382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table:formula="of:=1/[.A39]" office:value-type="float" office:value="0.153846153846154">
            <text:p>0.154</text:p>
          </table:table-cell>
          <table:table-cell table:formula="of:=[.D39]/2" office:value-type="float" office:value="1.10675">
            <text:p>1.1068</text:p>
          </table:table-cell>
          <table:table-cell office:value-type="float" office:value="2.2135">
            <text:p>2.213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/[.A40]" office:value-type="float" office:value="0.142857142857143">
            <text:p>0.143</text:p>
          </table:table-cell>
          <table:table-cell table:formula="of:=[.D40]/2" office:value-type="float" office:value="1.1452">
            <text:p>1.1452</text:p>
          </table:table-cell>
          <table:table-cell office:value-type="float" office:value="2.2904">
            <text:p>2.2904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formula="of:=1/[.A41]" office:value-type="float" office:value="0.133333333333333">
            <text:p>0.133</text:p>
          </table:table-cell>
          <table:table-cell table:formula="of:=[.D41]/2" office:value-type="float" office:value="1.1836">
            <text:p>1.1836</text:p>
          </table:table-cell>
          <table:table-cell office:value-type="float" office:value="2.3672">
            <text:p>2.367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/[.A42]" office:value-type="float" office:value="0.125">
            <text:p>0.125</text:p>
          </table:table-cell>
          <table:table-cell table:formula="of:=[.D42]/2" office:value-type="float" office:value="1.22225">
            <text:p>1.2223</text:p>
          </table:table-cell>
          <table:table-cell office:value-type="float" office:value="2.4445">
            <text:p>2.444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table:formula="of:=1/[.A43]" office:value-type="float" office:value="0.117647058823529">
            <text:p>0.118</text:p>
          </table:table-cell>
          <table:table-cell table:formula="of:=[.D43]/2" office:value-type="float" office:value="1.26105">
            <text:p>1.2611</text:p>
          </table:table-cell>
          <table:table-cell office:value-type="float" office:value="2.5221">
            <text:p>2.522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/[.A44]" office:value-type="float" office:value="0.111111111111111">
            <text:p>0.111</text:p>
          </table:table-cell>
          <table:table-cell table:formula="of:=[.D44]/2" office:value-type="float" office:value="1.3">
            <text:p>1.3000</text:p>
          </table:table-cell>
          <table:table-cell office:value-type="float" office:value="2.6">
            <text:p>2.6000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table:formula="of:=1/[.A45]" office:value-type="float" office:value="0.105263157894737">
            <text:p>0.105</text:p>
          </table:table-cell>
          <table:table-cell table:formula="of:=[.D45]/2" office:value-type="float" office:value="1.33895">
            <text:p>1.3390</text:p>
          </table:table-cell>
          <table:table-cell office:value-type="float" office:value="2.6779">
            <text:p>2.67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/[.A46]" office:value-type="float" office:value="0.1">
            <text:p>0.100</text:p>
          </table:table-cell>
          <table:table-cell table:formula="of:=[.D46]/2" office:value-type="float" office:value="1.3779">
            <text:p>1.3779</text:p>
          </table:table-cell>
          <table:table-cell office:value-type="float" office:value="2.7558">
            <text:p>2.7558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formula="of:=1/[.A47]" office:value-type="float" office:value="0.0952380952380952">
            <text:p>0.095</text:p>
          </table:table-cell>
          <table:table-cell table:formula="of:=[.D47]/2" office:value-type="float" office:value="1.41685">
            <text:p>1.4169</text:p>
          </table:table-cell>
          <table:table-cell office:value-type="float" office:value="2.8337">
            <text:p>2.8337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float" office:value="20">
            <text:p>20</text:p>
          </table:table-cell>
          <table:table-cell table:formula="of:=1/[.A49]" office:value-type="float" office:value="0.05">
            <text:p>0.050</text:p>
          </table:table-cell>
          <table:table-cell table:formula="of:=[.D49]/2" office:value-type="float" office:value="2.197">
            <text:p>2.1970</text:p>
          </table:table-cell>
          <table:table-cell table:style-name="ce1" office:value-type="float" office:value="4.394">
            <text:p>4.39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1/[.A50]" office:value-type="float" office:value="0.0333333333333333">
            <text:p>0.033</text:p>
          </table:table-cell>
          <table:table-cell table:formula="of:=[.D50]/2" office:value-type="float" office:value="3.0225">
            <text:p>3.0225</text:p>
          </table:table-cell>
          <table:table-cell table:style-name="ce1" office:value-type="float" office:value="6.045">
            <text:p>6.0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1/[.A51]" office:value-type="float" office:value="0.0166666666666667">
            <text:p>0.017</text:p>
          </table:table-cell>
          <table:table-cell table:formula="of:=[.D51]/2" office:value-type="float" office:value="5.5145">
            <text:p>5.5145</text:p>
          </table:table-cell>
          <table:table-cell table:style-name="ce1" office:value-type="float" office:value="11.029">
            <text:p>11.02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1/[.A52]" office:value-type="float" office:value="0.0125">
            <text:p>0.013</text:p>
          </table:table-cell>
          <table:table-cell table:formula="of:=[.D52]/2" office:value-type="float" office:value="7.179">
            <text:p>7.1790</text:p>
          </table:table-cell>
          <table:table-cell table:style-name="ce1" office:value-type="float" office:value="14.358">
            <text:p>14.3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1/[.A53]" office:value-type="float" office:value="0.01">
            <text:p>0.010</text:p>
          </table:table-cell>
          <table:table-cell table:formula="of:=[.D53]/2" office:value-type="float" office:value="8.8445">
            <text:p>8.8445</text:p>
          </table:table-cell>
          <table:table-cell table:style-name="ce1" office:value-type="float" office:value="17.689">
            <text:p>17.689</text:p>
          </table:table-cell>
        </table:table-row>
      </table:table>
      <table:table table:name="Ohwada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float" office:value="0.1">
            <text:p>0.1</text:p>
          </table:table-cell>
          <table:table-cell table:formula="of:=[.A1]*2/SQRT(PI())" office:value-type="float" office:value="0.112837916709551">
            <text:p>0.1128</text:p>
          </table:table-cell>
          <table:table-cell office:value-type="float" office:value="1.193">
            <text:p>1.193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[.A2]*2/SQRT(PI())" office:value-type="float" office:value="0.169256875064327">
            <text:p>0.1693</text:p>
          </table:table-cell>
          <table:table-cell office:value-type="float" office:value="0.9938">
            <text:p>0.9938</text:p>
          </table:table-cell>
          <table:table-cell table:number-columns-repeated="8"/>
        </table:table-row>
        <table:table-row table:style-name="ro1">
          <table:table-cell office:value-type="float" office:value="0.2">
            <text:p>0.2</text:p>
          </table:table-cell>
          <table:table-cell table:formula="of:=[.A3]*2/SQRT(PI())" office:value-type="float" office:value="0.225675833419103">
            <text:p>0.2257</text:p>
          </table:table-cell>
          <table:table-cell office:value-type="float" office:value="0.8999">
            <text:p>0.8999</text:p>
          </table:table-cell>
          <table:table-cell table:number-columns-repeated="8"/>
        </table:table-row>
        <table:table-row table:style-name="ro1">
          <table:table-cell office:value-type="float" office:value="0.3">
            <text:p>0.3</text:p>
          </table:table-cell>
          <table:table-cell table:formula="of:=[.A4]*2/SQRT(PI())" office:value-type="float" office:value="0.338513750128654">
            <text:p>0.3385</text:p>
          </table:table-cell>
          <table:table-cell office:value-type="float" office:value="0.8152">
            <text:p>0.8152</text:p>
          </table:table-cell>
          <table:table-cell table:number-columns-repeated="8"/>
        </table:table-row>
        <table:table-row table:style-name="ro1">
          <table:table-cell office:value-type="float" office:value="0.4">
            <text:p>0.4</text:p>
          </table:table-cell>
          <table:table-cell table:formula="of:=[.A5]*2/SQRT(PI())" office:value-type="float" office:value="0.451351666838205">
            <text:p>0.4514</text:p>
          </table:table-cell>
          <table:table-cell office:value-type="float" office:value="0.7801">
            <text:p>0.7801</text:p>
          </table:table-cell>
          <table:table-cell table:number-columns-repeated="7"/>
          <table:table-cell table:style-name="ce7"/>
        </table:table-row>
        <table:table-row table:style-name="ro1">
          <table:table-cell office:value-type="float" office:value="0.6">
            <text:p>0.6</text:p>
          </table:table-cell>
          <table:table-cell table:formula="of:=[.A6]*2/SQRT(PI())" office:value-type="float" office:value="0.677027500257308">
            <text:p>0.6770</text:p>
          </table:table-cell>
          <table:table-cell office:value-type="float" office:value="0.7562">
            <text:p>0.7562</text:p>
          </table:table-cell>
          <table:table-cell table:number-columns-repeated="8"/>
        </table:table-row>
        <table:table-row table:style-name="ro1">
          <table:table-cell office:value-type="float" office:value="0.8">
            <text:p>0.8</text:p>
          </table:table-cell>
          <table:table-cell table:formula="of:=[.A7]*2/SQRT(PI())" office:value-type="float" office:value="0.90270333367641">
            <text:p>0.9027</text:p>
          </table:table-cell>
          <table:table-cell office:value-type="float" office:value="0.7533">
            <text:p>0.7533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A8]*2/SQRT(PI())" office:value-type="float" office:value="1.12837916709551">
            <text:p>1.1284</text:p>
          </table:table-cell>
          <table:table-cell office:value-type="float" office:value="0.7574">
            <text:p>0.7574</text:p>
          </table:table-cell>
          <table:table-cell table:number-columns-repeated="8"/>
        </table:table-row>
        <table:table-row table:style-name="ro1">
          <table:table-cell office:value-type="float" office:value="1.5">
            <text:p>1.5</text:p>
          </table:table-cell>
          <table:table-cell table:formula="of:=[.A9]*2/SQRT(PI())" office:value-type="float" office:value="1.69256875064327">
            <text:p>1.6926</text:p>
          </table:table-cell>
          <table:table-cell office:value-type="float" office:value="0.7771">
            <text:p>0.777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[.A10]*2/SQRT(PI())" office:value-type="float" office:value="2.25675833419103">
            <text:p>2.2568</text:p>
          </table:table-cell>
          <table:table-cell office:value-type="float" office:value="0.7991">
            <text:p>0.799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[.A11]*2/SQRT(PI())" office:value-type="float" office:value="3.38513750128654">
            <text:p>3.3851</text:p>
          </table:table-cell>
          <table:table-cell office:value-type="float" office:value="0.8398">
            <text:p>0.839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[.A12]*2/SQRT(PI())" office:value-type="float" office:value="4.51351666838205">
            <text:p>4.5135</text:p>
          </table:table-cell>
          <table:table-cell office:value-type="float" office:value="0.8749">
            <text:p>0.8749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[.A13]*2/SQRT(PI())" office:value-type="float" office:value="6.77027500257308">
            <text:p>6.7703</text:p>
          </table:table-cell>
          <table:table-cell office:value-type="float" office:value="0.9321">
            <text:p>0.9321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[.A14]*2/SQRT(PI())" office:value-type="float" office:value="9.0270333367641">
            <text:p>9.0270</text:p>
          </table:table-cell>
          <table:table-cell office:value-type="float" office:value="0.9778">
            <text:p>0.9778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[.A15]*2/SQRT(PI())" office:value-type="float" office:value="11.2837916709551">
            <text:p>11.2838</text:p>
          </table:table-cell>
          <table:table-cell office:value-type="float" office:value="1.0159">
            <text:p>1.0159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formula="of:=[.A16]*2/SQRT(PI())" office:value-type="float" office:value="16.9256875064327">
            <text:p>16.9257</text:p>
          </table:table-cell>
          <table:table-cell office:value-type="float" office:value="1.0908">
            <text:p>1.0908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formula="of:=[.A17]*2/SQRT(PI())" office:value-type="float" office:value="22.5675833419103">
            <text:p>22.5676</text:p>
          </table:table-cell>
          <table:table-cell office:value-type="float" office:value="1.1479">
            <text:p>1.1479</text:p>
          </table:table-cell>
          <table:table-cell table:number-columns-repeated="8"/>
        </table:table-row>
      </table:table>
      <table:table table:name="Loyalka" table:style-name="ta1" table:print="false">
        <table:table-column table:style-name="co1" table:default-cell-style-name="ce7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>
            <text:p>0.05 </text:p>
          </table:table-cell>
          <table:table-cell office:value-type="float" office:value="2.3022">
            <text:p>2.3022</text:p>
          </table:table-cell>
          <table:table-cell table:formula="of:=1/[.A1]" office:value-type="float" office:value="20">
            <text:p>20.000</text:p>
          </table:table-cell>
          <table:table-cell table:formula="of:=[.B1]/2" office:value-type="float" office:value="1.1511">
            <text:p>1.1511</text:p>
          </table:table-cell>
        </table:table-row>
        <table:table-row table:style-name="ro1">
          <table:table-cell office:value-type="string">
            <text:p>0.10 </text:p>
          </table:table-cell>
          <table:table-cell office:value-type="float" office:value="2.0327">
            <text:p>2.0327</text:p>
          </table:table-cell>
          <table:table-cell table:formula="of:=1/[.A2]" office:value-type="float" office:value="10">
            <text:p>10.000</text:p>
          </table:table-cell>
          <table:table-cell table:formula="of:=[.B2]/2" office:value-type="float" office:value="1.01635">
            <text:p>1.0164</text:p>
          </table:table-cell>
        </table:table-row>
        <table:table-row table:style-name="ro1">
          <table:table-cell office:value-type="string">
            <text:p>0.3 </text:p>
          </table:table-cell>
          <table:table-cell office:value-type="float" office:value="1.7024">
            <text:p>1.7024</text:p>
          </table:table-cell>
          <table:table-cell table:formula="of:=1/[.A3]" office:value-type="float" office:value="3.33333333333333">
            <text:p>3.333</text:p>
          </table:table-cell>
          <table:table-cell table:formula="of:=[.B3]/2" office:value-type="float" office:value="0.8512">
            <text:p>0.8512</text:p>
          </table:table-cell>
        </table:table-row>
        <table:table-row table:style-name="ro1">
          <table:table-cell office:value-type="string">
            <text:p>0.5 </text:p>
          </table:table-cell>
          <table:table-cell office:value-type="float" office:value="1.6018">
            <text:p>1.6018</text:p>
          </table:table-cell>
          <table:table-cell table:formula="of:=1/[.A4]" office:value-type="float" office:value="2">
            <text:p>2.000</text:p>
          </table:table-cell>
          <table:table-cell table:formula="of:=[.B4]/2" office:value-type="float" office:value="0.8009">
            <text:p>0.8009</text:p>
          </table:table-cell>
        </table:table-row>
        <table:table-row table:style-name="ro1">
          <table:table-cell office:value-type="string">
            <text:p>0.7 </text:p>
          </table:table-cell>
          <table:table-cell office:value-type="float" office:value="1.5591">
            <text:p>1.5591</text:p>
          </table:table-cell>
          <table:table-cell table:formula="of:=1/[.A5]" office:value-type="float" office:value="1.42857142857143">
            <text:p>1.429</text:p>
          </table:table-cell>
          <table:table-cell table:formula="of:=[.B5]/2" office:value-type="float" office:value="0.77955">
            <text:p>0.7796</text:p>
          </table:table-cell>
        </table:table-row>
        <table:table-row table:style-name="ro1">
          <table:table-cell office:value-type="string">
            <text:p>0.9 </text:p>
          </table:table-cell>
          <table:table-cell office:value-type="float" office:value="1.5417">
            <text:p>1.5417</text:p>
          </table:table-cell>
          <table:table-cell table:formula="of:=1/[.A6]" office:value-type="float" office:value="1.11111111111111">
            <text:p>1.111</text:p>
          </table:table-cell>
          <table:table-cell table:formula="of:=[.B6]/2" office:value-type="float" office:value="0.77085">
            <text:p>0.7709</text:p>
          </table:table-cell>
        </table:table-row>
        <table:table-row table:style-name="ro1">
          <table:table-cell office:value-type="string">
            <text:p>1.0 </text:p>
          </table:table-cell>
          <table:table-cell office:value-type="float" office:value="1.5386">
            <text:p>1.5386</text:p>
          </table:table-cell>
          <table:table-cell table:formula="of:=1/[.A7]" office:value-type="float" office:value="1">
            <text:p>1.000</text:p>
          </table:table-cell>
          <table:table-cell table:formula="of:=[.B7]/2" office:value-type="float" office:value="0.7693">
            <text:p>0.7693</text:p>
          </table:table-cell>
        </table:table-row>
        <table:table-row table:style-name="ro1">
          <table:table-cell office:value-type="string">
            <text:p>1.25 </text:p>
          </table:table-cell>
          <table:table-cell office:value-type="float" office:value="1.5411">
            <text:p>1.5411</text:p>
          </table:table-cell>
          <table:table-cell table:formula="of:=1/[.A8]" office:value-type="float" office:value="0.8">
            <text:p>0.800</text:p>
          </table:table-cell>
          <table:table-cell table:formula="of:=[.B8]/2" office:value-type="float" office:value="0.77055">
            <text:p>0.7706</text:p>
          </table:table-cell>
        </table:table-row>
        <table:table-row table:style-name="ro1">
          <table:table-cell office:value-type="string">
            <text:p>1.50 </text:p>
          </table:table-cell>
          <table:table-cell office:value-type="float" office:value="1.5534">
            <text:p>1.5534</text:p>
          </table:table-cell>
          <table:table-cell table:formula="of:=1/[.A9]" office:value-type="float" office:value="0.666666666666667">
            <text:p>0.667</text:p>
          </table:table-cell>
          <table:table-cell table:formula="of:=[.B9]/2" office:value-type="float" office:value="0.7767">
            <text:p>0.7767</text:p>
          </table:table-cell>
        </table:table-row>
        <table:table-row table:style-name="ro1">
          <table:table-cell office:value-type="string">
            <text:p>2.00 </text:p>
          </table:table-cell>
          <table:table-cell office:value-type="float" office:value="1.5948">
            <text:p>1.5948</text:p>
          </table:table-cell>
          <table:table-cell table:formula="of:=1/[.A10]" office:value-type="float" office:value="0.5">
            <text:p>0.500</text:p>
          </table:table-cell>
          <table:table-cell table:formula="of:=[.B10]/2" office:value-type="float" office:value="0.7974">
            <text:p>0.7974</text:p>
          </table:table-cell>
        </table:table-row>
        <table:table-row table:style-name="ro1">
          <table:table-cell office:value-type="string">
            <text:p>2.5 </text:p>
          </table:table-cell>
          <table:table-cell office:value-type="float" office:value="1.649">
            <text:p>1.6490</text:p>
          </table:table-cell>
          <table:table-cell table:formula="of:=1/[.A11]" office:value-type="float" office:value="0.4">
            <text:p>0.400</text:p>
          </table:table-cell>
          <table:table-cell table:formula="of:=[.B11]/2" office:value-type="float" office:value="0.8245">
            <text:p>0.8245</text:p>
          </table:table-cell>
        </table:table-row>
        <table:table-row table:style-name="ro1">
          <table:table-cell office:value-type="string">
            <text:p>3.0 </text:p>
          </table:table-cell>
          <table:table-cell office:value-type="float" office:value="1.7105">
            <text:p>1.7105</text:p>
          </table:table-cell>
          <table:table-cell table:formula="of:=1/[.A12]" office:value-type="float" office:value="0.333333333333333">
            <text:p>0.333</text:p>
          </table:table-cell>
          <table:table-cell table:formula="of:=[.B12]/2" office:value-type="float" office:value="0.85525">
            <text:p>0.8553</text:p>
          </table:table-cell>
        </table:table-row>
        <table:table-row table:style-name="ro1">
          <table:table-cell office:value-type="string">
            <text:p>4.0 </text:p>
          </table:table-cell>
          <table:table-cell office:value-type="float" office:value="1.8459">
            <text:p>1.8459</text:p>
          </table:table-cell>
          <table:table-cell table:formula="of:=1/[.A13]" office:value-type="float" office:value="0.25">
            <text:p>0.250</text:p>
          </table:table-cell>
          <table:table-cell table:formula="of:=[.B13]/2" office:value-type="float" office:value="0.92295">
            <text:p>0.9230</text:p>
          </table:table-cell>
        </table:table-row>
        <table:table-row table:style-name="ro1">
          <table:table-cell office:value-type="string">
            <text:p>5.0 </text:p>
          </table:table-cell>
          <table:table-cell office:value-type="float" office:value="1.9907">
            <text:p>1.9907</text:p>
          </table:table-cell>
          <table:table-cell table:formula="of:=1/[.A14]" office:value-type="float" office:value="0.2">
            <text:p>0.200</text:p>
          </table:table-cell>
          <table:table-cell table:formula="of:=[.B14]/2" office:value-type="float" office:value="0.99535">
            <text:p>0.9954</text:p>
          </table:table-cell>
        </table:table-row>
        <table:table-row table:style-name="ro1">
          <table:table-cell office:value-type="string">
            <text:p>6.0 </text:p>
          </table:table-cell>
          <table:table-cell office:value-type="float" office:value="2.141">
            <text:p>2.1410</text:p>
          </table:table-cell>
          <table:table-cell table:formula="of:=1/[.A15]" office:value-type="float" office:value="0.166666666666667">
            <text:p>0.167</text:p>
          </table:table-cell>
          <table:table-cell table:formula="of:=[.B15]/2" office:value-type="float" office:value="1.0705">
            <text:p>1.0705</text:p>
          </table:table-cell>
        </table:table-row>
        <table:table-row table:style-name="ro1">
          <table:table-cell office:value-type="string">
            <text:p>7.0 </text:p>
          </table:table-cell>
          <table:table-cell office:value-type="float" office:value="2.2949">
            <text:p>2.2949</text:p>
          </table:table-cell>
          <table:table-cell table:formula="of:=1/[.A16]" office:value-type="float" office:value="0.142857142857143">
            <text:p>0.143</text:p>
          </table:table-cell>
          <table:table-cell table:formula="of:=[.B16]/2" office:value-type="float" office:value="1.14745">
            <text:p>1.1475</text:p>
          </table:table-cell>
        </table:table-row>
        <table:table-row table:style-name="ro1">
          <table:table-cell office:value-type="string">
            <text:p>9.0 </text:p>
          </table:table-cell>
          <table:table-cell office:value-type="float" office:value="2.6092">
            <text:p>2.6092</text:p>
          </table:table-cell>
          <table:table-cell table:formula="of:=1/[.A17]" office:value-type="float" office:value="0.111111111111111">
            <text:p>0.111</text:p>
          </table:table-cell>
          <table:table-cell table:formula="of:=[.B17]/2" office:value-type="float" office:value="1.3046">
            <text:p>1.3046</text:p>
          </table:table-cell>
        </table:table-row>
        <table:table-row table:style-name="ro1">
          <table:table-cell office:value-type="string">
            <text:p>10.0 </text:p>
          </table:table-cell>
          <table:table-cell office:value-type="float" office:value="2.7686">
            <text:p>2.7686</text:p>
          </table:table-cell>
          <table:table-cell table:formula="of:=1/[.A18]" office:value-type="float" office:value="0.1">
            <text:p>0.100</text:p>
          </table:table-cell>
          <table:table-cell table:formula="of:=[.B18]/2" office:value-type="float" office:value="1.3843">
            <text:p>1.3843</text:p>
          </table:table-cell>
        </table:table-row>
      </table:table>
      <table:table table:name="Sharipov" table:style-name="ta1" table:print="false">
        <table:table-column table:style-name="co1" table:default-cell-style-name="ce7"/>
        <table:table-column table:style-name="co1" table:default-cell-style-name="ce4"/>
        <table:table-column table:style-name="co1" table:number-columns-repeated="2" table:default-cell-style-name="ce3"/>
        <table:table-row table:style-name="ro1">
          <table:table-cell office:value-type="string">
            <text:p>0.001 </text:p>
          </table:table-cell>
          <table:table-cell table:formula="of:=1/[.A1]" office:value-type="float" office:value="1000">
            <text:p>1.000E+03</text:p>
          </table:table-cell>
          <table:table-cell table:formula="of:=[.D1]/2" office:value-type="float" office:value="2.1365">
            <text:p>2.1365</text:p>
          </table:table-cell>
          <table:table-cell office:value-type="float" office:value="4.273">
            <text:p>4.2730</text:p>
          </table:table-cell>
        </table:table-row>
        <table:table-row table:style-name="ro1">
          <table:table-cell office:value-type="string">
            <text:p>0.01 </text:p>
          </table:table-cell>
          <table:table-cell table:formula="of:=1/[.A2]" office:value-type="float" office:value="100">
            <text:p>1.000E+02</text:p>
          </table:table-cell>
          <table:table-cell table:formula="of:=[.D2]/2" office:value-type="float" office:value="1.525">
            <text:p>1.5250</text:p>
          </table:table-cell>
          <table:table-cell office:value-type="float" office:value="3.05">
            <text:p>3.0500</text:p>
          </table:table-cell>
        </table:table-row>
        <table:table-row table:style-name="ro1">
          <table:table-cell office:value-type="string">
            <text:p>0.02 </text:p>
          </table:table-cell>
          <table:table-cell table:formula="of:=1/[.A3]" office:value-type="float" office:value="50">
            <text:p>5.000E+01</text:p>
          </table:table-cell>
          <table:table-cell table:formula="of:=[.D3]/2" office:value-type="float" office:value="1.3565">
            <text:p>1.3565</text:p>
          </table:table-cell>
          <table:table-cell office:value-type="float" office:value="2.713">
            <text:p>2.7130</text:p>
          </table:table-cell>
        </table:table-row>
        <table:table-row table:style-name="ro1">
          <table:table-cell office:value-type="string">
            <text:p>0.04 </text:p>
          </table:table-cell>
          <table:table-cell table:formula="of:=1/[.A4]" office:value-type="float" office:value="25">
            <text:p>2.500E+01</text:p>
          </table:table-cell>
          <table:table-cell table:formula="of:=[.D4]/2" office:value-type="float" office:value="1.2">
            <text:p>1.2000</text:p>
          </table:table-cell>
          <table:table-cell office:value-type="float" office:value="2.4">
            <text:p>2.4000</text:p>
          </table:table-cell>
        </table:table-row>
        <table:table-row table:style-name="ro1">
          <table:table-cell office:value-type="string">
            <text:p>0.05 </text:p>
          </table:table-cell>
          <table:table-cell table:formula="of:=1/[.A5]" office:value-type="float" office:value="20">
            <text:p>2.000E+01</text:p>
          </table:table-cell>
          <table:table-cell table:formula="of:=[.D5]/2" office:value-type="float" office:value="1.153">
            <text:p>1.1530</text:p>
          </table:table-cell>
          <table:table-cell office:value-type="float" office:value="2.306">
            <text:p>2.3060</text:p>
          </table:table-cell>
        </table:table-row>
        <table:table-row table:style-name="ro1">
          <table:table-cell office:value-type="string">
            <text:p>0.08 </text:p>
          </table:table-cell>
          <table:table-cell table:formula="of:=1/[.A6]" office:value-type="float" office:value="12.5">
            <text:p>1.250E+01</text:p>
          </table:table-cell>
          <table:table-cell table:formula="of:=[.D6]/2" office:value-type="float" office:value="1.06">
            <text:p>1.0600</text:p>
          </table:table-cell>
          <table:table-cell office:value-type="float" office:value="2.12">
            <text:p>2.1200</text:p>
          </table:table-cell>
        </table:table-row>
        <table:table-row table:style-name="ro1">
          <table:table-cell office:value-type="string">
            <text:p>0.1 </text:p>
          </table:table-cell>
          <table:table-cell table:formula="of:=1/[.A7]" office:value-type="float" office:value="10">
            <text:p>1.000E+01</text:p>
          </table:table-cell>
          <table:table-cell table:formula="of:=[.D7]/2" office:value-type="float" office:value="1.019">
            <text:p>1.0190</text:p>
          </table:table-cell>
          <table:table-cell office:value-type="float" office:value="2.038">
            <text:p>2.0380</text:p>
          </table:table-cell>
        </table:table-row>
        <table:table-row table:style-name="ro1">
          <table:table-cell office:value-type="string">
            <text:p>0.2 </text:p>
          </table:table-cell>
          <table:table-cell table:formula="of:=1/[.A8]" office:value-type="float" office:value="5">
            <text:p>5.000E+00</text:p>
          </table:table-cell>
          <table:table-cell table:formula="of:=[.D8]/2" office:value-type="float" office:value="0.9115">
            <text:p>0.9115</text:p>
          </table:table-cell>
          <table:table-cell office:value-type="float" office:value="1.823">
            <text:p>1.8230</text:p>
          </table:table-cell>
        </table:table-row>
        <table:table-row table:style-name="ro1">
          <table:table-cell office:value-type="string">
            <text:p>0.4 </text:p>
          </table:table-cell>
          <table:table-cell table:formula="of:=1/[.A9]" office:value-type="float" office:value="2.5">
            <text:p>2.500E+00</text:p>
          </table:table-cell>
          <table:table-cell table:formula="of:=[.D9]/2" office:value-type="float" office:value="0.8255">
            <text:p>0.8255</text:p>
          </table:table-cell>
          <table:table-cell office:value-type="float" office:value="1.651">
            <text:p>1.6510</text:p>
          </table:table-cell>
        </table:table-row>
        <table:table-row table:style-name="ro1">
          <table:table-cell office:value-type="string">
            <text:p>0.5 </text:p>
          </table:table-cell>
          <table:table-cell table:formula="of:=1/[.A10]" office:value-type="float" office:value="2">
            <text:p>2.000E+00</text:p>
          </table:table-cell>
          <table:table-cell table:formula="of:=[.D10]/2" office:value-type="float" office:value="0.8065">
            <text:p>0.8065</text:p>
          </table:table-cell>
          <table:table-cell office:value-type="float" office:value="1.613">
            <text:p>1.6130</text:p>
          </table:table-cell>
        </table:table-row>
        <table:table-row table:style-name="ro1">
          <table:table-cell office:value-type="string">
            <text:p>0.8 </text:p>
          </table:table-cell>
          <table:table-cell table:formula="of:=1/[.A11]" office:value-type="float" office:value="1.25">
            <text:p>1.250E+00</text:p>
          </table:table-cell>
          <table:table-cell table:formula="of:=[.D11]/2" office:value-type="float" office:value="0.7805">
            <text:p>0.7805</text:p>
          </table:table-cell>
          <table:table-cell office:value-type="float" office:value="1.561">
            <text:p>1.5610</text:p>
          </table:table-cell>
        </table:table-row>
        <table:table-row table:style-name="ro1">
          <table:table-cell office:value-type="string">
            <text:p>1 </text:p>
          </table:table-cell>
          <table:table-cell table:formula="of:=1/[.A12]" office:value-type="float" office:value="1">
            <text:p>1.000E+00</text:p>
          </table:table-cell>
          <table:table-cell table:formula="of:=[.D12]/2" office:value-type="float" office:value="0.7745">
            <text:p>0.7745</text:p>
          </table:table-cell>
          <table:table-cell office:value-type="float" office:value="1.549">
            <text:p>1.5490</text:p>
          </table:table-cell>
        </table:table-row>
        <table:table-row table:style-name="ro1">
          <table:table-cell office:value-type="string">
            <text:p>1.5 </text:p>
          </table:table-cell>
          <table:table-cell table:formula="of:=1/[.A13]" office:value-type="float" office:value="0.666666666666667">
            <text:p>6.667E-01</text:p>
          </table:table-cell>
          <table:table-cell table:formula="of:=[.D13]/2" office:value-type="float" office:value="0.7825">
            <text:p>0.7825</text:p>
          </table:table-cell>
          <table:table-cell office:value-type="float" office:value="1.565">
            <text:p>1.5650</text:p>
          </table:table-cell>
        </table:table-row>
        <table:table-row table:style-name="ro1">
          <table:table-cell office:value-type="string">
            <text:p>2 </text:p>
          </table:table-cell>
          <table:table-cell table:formula="of:=1/[.A14]" office:value-type="float" office:value="0.5">
            <text:p>5.000E-01</text:p>
          </table:table-cell>
          <table:table-cell table:formula="of:=[.D14]/2" office:value-type="float" office:value="0.803">
            <text:p>0.8030</text:p>
          </table:table-cell>
          <table:table-cell office:value-type="float" office:value="1.606">
            <text:p>1.6060</text:p>
          </table:table-cell>
        </table:table-row>
        <table:table-row table:style-name="ro1">
          <table:table-cell office:value-type="string">
            <text:p>4 </text:p>
          </table:table-cell>
          <table:table-cell table:formula="of:=1/[.A15]" office:value-type="float" office:value="0.25">
            <text:p>2.500E-01</text:p>
          </table:table-cell>
          <table:table-cell table:formula="of:=[.D15]/2" office:value-type="float" office:value="0.9275">
            <text:p>0.9275</text:p>
          </table:table-cell>
          <table:table-cell office:value-type="float" office:value="1.855">
            <text:p>1.8550</text:p>
          </table:table-cell>
        </table:table-row>
        <table:table-row table:style-name="ro1">
          <table:table-cell office:value-type="string">
            <text:p>5 </text:p>
          </table:table-cell>
          <table:table-cell table:formula="of:=1/[.A16]" office:value-type="float" office:value="0.2">
            <text:p>2.000E-01</text:p>
          </table:table-cell>
          <table:table-cell table:formula="of:=[.D16]/2" office:value-type="float" office:value="1">
            <text:p>1.0000</text:p>
          </table:table-cell>
          <table:table-cell office:value-type="float" office:value="2">
            <text:p>2.0000</text:p>
          </table:table-cell>
        </table:table-row>
        <table:table-row table:style-name="ro1">
          <table:table-cell office:value-type="string">
            <text:p>8 </text:p>
          </table:table-cell>
          <table:table-cell table:formula="of:=1/[.A17]" office:value-type="float" office:value="0.125">
            <text:p>1.250E-01</text:p>
          </table:table-cell>
          <table:table-cell table:formula="of:=[.D17]/2" office:value-type="float" office:value="1.228">
            <text:p>1.2280</text:p>
          </table:table-cell>
          <table:table-cell office:value-type="float" office:value="2.456">
            <text:p>2.4560</text:p>
          </table:table-cell>
        </table:table-row>
        <table:table-row table:style-name="ro1">
          <table:table-cell office:value-type="string">
            <text:p>10 </text:p>
          </table:table-cell>
          <table:table-cell table:formula="of:=1/[.A18]" office:value-type="float" office:value="0.1">
            <text:p>1.000E-01</text:p>
          </table:table-cell>
          <table:table-cell table:formula="of:=[.D18]/2" office:value-type="float" office:value="1.386">
            <text:p>1.3860</text:p>
          </table:table-cell>
          <table:table-cell office:value-type="float" office:value="2.772">
            <text:p>2.7720</text:p>
          </table:table-cell>
        </table:table-row>
        <table:table-row table:style-name="ro1">
          <table:table-cell office:value-type="string">
            <text:p>15 </text:p>
          </table:table-cell>
          <table:table-cell table:formula="of:=1/[.A19]" office:value-type="float" office:value="0.0666666666666667">
            <text:p>6.667E-02</text:p>
          </table:table-cell>
          <table:table-cell table:formula="of:=[.D19]/2" office:value-type="float" office:value="1.7885">
            <text:p>1.7885</text:p>
          </table:table-cell>
          <table:table-cell office:value-type="float" office:value="3.577">
            <text:p>3.5770</text:p>
          </table:table-cell>
        </table:table-row>
        <table:table-row table:style-name="ro1">
          <table:table-cell office:value-type="string">
            <text:p>20 </text:p>
          </table:table-cell>
          <table:table-cell table:formula="of:=1/[.A20]" office:value-type="float" office:value="0.05">
            <text:p>5.000E-02</text:p>
          </table:table-cell>
          <table:table-cell table:formula="of:=[.D20]/2" office:value-type="float" office:value="2.1965">
            <text:p>2.1965</text:p>
          </table:table-cell>
          <table:table-cell office:value-type="float" office:value="4.393">
            <text:p>4.3930</text:p>
          </table:table-cell>
        </table:table-row>
        <table:table-row table:style-name="ro1">
          <table:table-cell office:value-type="string">
            <text:p>30 </text:p>
          </table:table-cell>
          <table:table-cell table:formula="of:=1/[.A21]" office:value-type="float" office:value="0.0333333333333333">
            <text:p>3.333E-02</text:p>
          </table:table-cell>
          <table:table-cell table:formula="of:=[.D21]/2" office:value-type="float" office:value="3.02">
            <text:p>3.0200</text:p>
          </table:table-cell>
          <table:table-cell office:value-type="float" office:value="6.04">
            <text:p>6.0400</text:p>
          </table:table-cell>
        </table:table-row>
        <table:table-row table:style-name="ro1">
          <table:table-cell office:value-type="string">
            <text:p>40 </text:p>
          </table:table-cell>
          <table:table-cell table:formula="of:=1/[.A22]" office:value-type="float" office:value="0.025">
            <text:p>2.500E-02</text:p>
          </table:table-cell>
          <table:table-cell table:formula="of:=[.D22]/2" office:value-type="float" office:value="3.8475">
            <text:p>3.8475</text:p>
          </table:table-cell>
          <table:table-cell office:value-type="float" office:value="7.695">
            <text:p>7.6950</text:p>
          </table:table-cell>
        </table:table-row>
      </table:table>
      <table:table table:name="Ewart" table:style-name="ta1" table:print="false"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5" table:default-cell-style-name="ce4"/>
        <table:table-row table:style-name="ro1">
          <table:table-cell table:style-name="Default" office:value-type="string">
            <text:p>Q (kg/s)</text:p>
          </table:table-cell>
          <table:table-cell office:value-type="string">
            <text:p>P1 (Pa)</text:p>
          </table:table-cell>
          <table:table-cell office:value-type="string">
            <text:p>P2 (Pa)</text:p>
          </table:table-cell>
          <table:table-cell office:value-type="string">
            <text:p>T (K)</text:p>
          </table:table-cell>
          <table:table-cell table:style-name="Default" office:value-type="string">
            <text:p>eta (kg/m/s)</text:p>
          </table:table-cell>
          <table:table-cell table:style-name="Default" office:value-type="string">
            <text:p>Nu_0 (m/s)</text:p>
          </table:table-cell>
          <table:table-cell table:style-name="Default" office:value-type="string">
            <text:p>sigma(HS)</text:p>
          </table:table-cell>
          <table:table-cell table:style-name="Default" office:value-type="string">
            <text:p>Rho (kg/m^3)</text:p>
          </table:table-cell>
          <table:table-cell table:style-name="Default" office:value-type="string">
            <text:p>H</text:p>
          </table:table-cell>
          <table:table-cell table:style-name="Default" office:value-type="string">
            <text:p>Kn</text:p>
          </table:table-cell>
          <table:table-cell table:style-name="Default" office:value-type="string">
            <text:p>Q</text:p>
          </table:table-cell>
        </table:table-row>
        <table:table-row table:style-name="ro1">
          <table:table-cell office:value-type="float" office:value="0.00000000211">
            <text:p>2.11E-009</text:p>
          </table:table-cell>
          <table:table-cell office:value-type="float" office:value="109825">
            <text:p>109825</text:p>
          </table:table-cell>
          <table:table-cell office:value-type="float" office:value="22633">
            <text:p>22633</text:p>
          </table:table-cell>
          <table:table-cell office:value-type="float" office:value="296.56">
            <text:p>296.56</text:p>
          </table:table-cell>
          <table:table-cell table:formula="of:=1.973*10^-5*([.D2]/293.16)^0.5" office:value-type="float" office:value="0.0000198440821044844">
            <text:p>1.984E-05</text:p>
          </table:table-cell>
          <table:table-cell table:formula="of:=SQRT(2*8.3143/[.I$10]*[.D2])" office:value-type="float" office:value="1109.97458334676">
            <text:p>1110.0</text:p>
          </table:table-cell>
          <table:table-cell table:formula="of:=SQRT(0.18072*[.I$10]*[.F2]/(SQRT(2)*[.I$12]*[.E2]))" office:value-type="float" office:value="0.000000000217962756313133">
            <text:p>2.180E-10</text:p>
          </table:table-cell>
          <table:table-cell table:formula="of:=[.I$10]/8.3143*([.B2]+[.C2])/2/[.D2]" office:value-type="float" office:value="0.107510807746668">
            <text:p>1.075E-01</text:p>
          </table:table-cell>
          <table:table-cell office:value-type="float" office:value="0.00000938">
            <text:p>9.380E-06</text:p>
          </table:table-cell>
          <table:table-cell table:formula="of:=[.I$10]/(PI()*SQRT(2)*[.I$12]*[.H2]*[.I$2]*([.G2])^2)" office:value-type="float" office:value="0.0312253221182464">
            <text:p>3.123E-02</text:p>
          </table:table-cell>
          <table:table-cell table:formula="of:=[.A2]*(8.3143*[.I$6]*[.D2])/(([.B2]-[.C2])*[.I$10]*[.I$2]^2*[.F2]*[.I$8])" office:value-type="float" office:value="2.91328965747383">
            <text:p>2.913E+00</text:p>
          </table:table-cell>
        </table:table-row>
        <table:table-row table:style-name="ro1">
          <table:table-cell office:value-type="float" office:value="0.00000000177">
            <text:p>1.77E-009</text:p>
          </table:table-cell>
          <table:table-cell office:value-type="float" office:value="99285">
            <text:p>99285</text:p>
          </table:table-cell>
          <table:table-cell office:value-type="float" office:value="20432">
            <text:p>20432</text:p>
          </table:table-cell>
          <table:table-cell office:value-type="float" office:value="296.59">
            <text:p>296.59</text:p>
          </table:table-cell>
          <table:table-cell table:formula="of:=1.973*10^-5*([.D3]/293.16)^0.5" office:value-type="float" office:value="0.0000198450857924534">
            <text:p>1.985E-05</text:p>
          </table:table-cell>
          <table:table-cell table:formula="of:=SQRT(2*8.3143/[.I$10]*[.D3])" office:value-type="float" office:value="1110.03072442345">
            <text:p>1110.0</text:p>
          </table:table-cell>
          <table:table-cell table:formula="of:=SQRT(0.18072*[.I$10]*[.F3]/(SQRT(2)*[.I$12]*[.E3]))" office:value-type="float" office:value="0.000000000217962756313133">
            <text:p>2.180E-10</text:p>
          </table:table-cell>
          <table:table-cell table:formula="of:=[.I$10]/8.3143*([.B3]+[.C3])/2/[.D3]" office:value-type="float" office:value="0.0971596240753697">
            <text:p>9.716E-02</text:p>
          </table:table-cell>
          <table:table-cell office:value-type="string">
            <text:p>Eta_0</text:p>
          </table:table-cell>
          <table:table-cell table:formula="of:=[.I$10]/(PI()*SQRT(2)*[.I$12]*[.H3]*[.I$2]*([.G3])^2)" office:value-type="float" office:value="0.0345520027998298">
            <text:p>3.455E-02</text:p>
          </table:table-cell>
          <table:table-cell table:formula="of:=[.A3]*(8.3143*[.I$6]*[.D3])/(([.B3]-[.C3])*[.I$10]*[.I$2]^2*[.F3]*[.I$8])" office:value-type="float" office:value="2.70243254412461">
            <text:p>2.702E+00</text:p>
          </table:table-cell>
        </table:table-row>
        <table:table-row table:style-name="ro1">
          <table:table-cell office:value-type="float" office:value="0.00000000173">
            <text:p>1.73E-009</text:p>
          </table:table-cell>
          <table:table-cell office:value-type="float" office:value="97760">
            <text:p>97760</text:p>
          </table:table-cell>
          <table:table-cell office:value-type="float" office:value="19475">
            <text:p>19475</text:p>
          </table:table-cell>
          <table:table-cell office:value-type="float" office:value="296.59">
            <text:p>296.59</text:p>
          </table:table-cell>
          <table:table-cell table:formula="of:=1.973*10^-5*([.D4]/293.16)^0.5" office:value-type="float" office:value="0.0000198450857924534">
            <text:p>1.985E-05</text:p>
          </table:table-cell>
          <table:table-cell table:formula="of:=SQRT(2*8.3143/[.I$10]*[.D4])" office:value-type="float" office:value="1110.03072442345">
            <text:p>1110.0</text:p>
          </table:table-cell>
          <table:table-cell table:formula="of:=SQRT(0.18072*[.I$10]*[.F4]/(SQRT(2)*[.I$12]*[.E4]))" office:value-type="float" office:value="0.000000000217962756313133">
            <text:p>2.180E-10</text:p>
          </table:table-cell>
          <table:table-cell table:formula="of:=[.I$10]/8.3143*([.B4]+[.C4])/2/[.D4]" office:value-type="float" office:value="0.0951452887098405">
            <text:p>9.515E-02</text:p>
          </table:table-cell>
          <table:table-cell office:value-type="float" office:value="0.00001865">
            <text:p>1.865E-05</text:p>
          </table:table-cell>
          <table:table-cell table:formula="of:=[.I$10]/(PI()*SQRT(2)*[.I$12]*[.H4]*[.I$2]*([.G4])^2)" office:value-type="float" office:value="0.0352835085016183">
            <text:p>3.528E-02</text:p>
          </table:table-cell>
          <table:table-cell table:formula="of:=[.A4]*(8.3143*[.I$6]*[.D4])/(([.B4]-[.C4])*[.I$10]*[.I$2]^2*[.F4]*[.I$8])" office:value-type="float" office:value="2.66052512159659">
            <text:p>2.661E+00</text:p>
          </table:table-cell>
        </table:table-row>
        <table:table-row table:style-name="ro1">
          <table:table-cell office:value-type="float" office:value="0.00000000162">
            <text:p>1.62E-009</text:p>
          </table:table-cell>
          <table:table-cell office:value-type="float" office:value="94421">
            <text:p>94421</text:p>
          </table:table-cell>
          <table:table-cell office:value-type="float" office:value="19057">
            <text:p>19057</text:p>
          </table:table-cell>
          <table:table-cell office:value-type="float" office:value="296.6">
            <text:p>296.6</text:p>
          </table:table-cell>
          <table:table-cell table:formula="of:=1.973*10^-5*([.D5]/293.16)^0.5" office:value-type="float" office:value="0.0000198454203438294">
            <text:p>1.985E-05</text:p>
          </table:table-cell>
          <table:table-cell table:formula="of:=SQRT(2*8.3143/[.I$10]*[.D5])" office:value-type="float" office:value="1110.04943748471">
            <text:p>1110.0</text:p>
          </table:table-cell>
          <table:table-cell table:formula="of:=SQRT(0.18072*[.I$10]*[.F5]/(SQRT(2)*[.I$12]*[.E5]))" office:value-type="float" office:value="0.000000000217962756313133">
            <text:p>2.180E-10</text:p>
          </table:table-cell>
          <table:table-cell table:formula="of:=[.I$10]/8.3143*([.B5]+[.C5])/2/[.D5]" office:value-type="float" office:value="0.0920930869626118">
            <text:p>9.209E-02</text:p>
          </table:table-cell>
          <table:table-cell office:value-type="string">
            <text:p>L</text:p>
          </table:table-cell>
          <table:table-cell table:formula="of:=[.I$10]/(PI()*SQRT(2)*[.I$12]*[.H5]*[.I$2]*([.G5])^2)" office:value-type="float" office:value="0.0364528947155989">
            <text:p>3.645E-02</text:p>
          </table:table-cell>
          <table:table-cell table:formula="of:=[.A5]*(8.3143*[.I$6]*[.D5])/(([.B5]-[.C5])*[.I$10]*[.I$2]^2*[.F5]*[.I$8])" office:value-type="float" office:value="2.58796388702244">
            <text:p>2.588E+00</text:p>
          </table:table-cell>
        </table:table-row>
        <table:table-row table:style-name="ro1">
          <table:table-cell office:value-type="float" office:value="0.00000000139">
            <text:p>1.39E-009</text:p>
          </table:table-cell>
          <table:table-cell office:value-type="float" office:value="86676">
            <text:p>86676</text:p>
          </table:table-cell>
          <table:table-cell office:value-type="float" office:value="17503">
            <text:p>17503</text:p>
          </table:table-cell>
          <table:table-cell office:value-type="float" office:value="296.13">
            <text:p>296.13</text:p>
          </table:table-cell>
          <table:table-cell table:formula="of:=1.973*10^-5*([.D6]/293.16)^0.5" office:value-type="float" office:value="0.0000198296903276781">
            <text:p>1.983E-05</text:p>
          </table:table-cell>
          <table:table-cell table:formula="of:=SQRT(2*8.3143/[.I$10]*[.D6])" office:value-type="float" office:value="1109.16958232025">
            <text:p>1109.2</text:p>
          </table:table-cell>
          <table:table-cell table:formula="of:=SQRT(0.18072*[.I$10]*[.F6]/(SQRT(2)*[.I$12]*[.E6]))" office:value-type="float" office:value="0.000000000217962756313133">
            <text:p>2.180E-10</text:p>
          </table:table-cell>
          <table:table-cell table:formula="of:=[.I$10]/8.3143*([.B6]+[.C6])/2/[.D6]" office:value-type="float" office:value="0.0846806693662878">
            <text:p>8.468E-02</text:p>
          </table:table-cell>
          <table:table-cell office:value-type="float" office:value="0.00939">
            <text:p>9.390E-03</text:p>
          </table:table-cell>
          <table:table-cell table:formula="of:=[.I$10]/(PI()*SQRT(2)*[.I$12]*[.H6]*[.I$2]*([.G6])^2)" office:value-type="float" office:value="0.0396437537422096">
            <text:p>3.964E-02</text:p>
          </table:table-cell>
          <table:table-cell table:formula="of:=[.A6]*(8.3143*[.I$6]*[.D6])/(([.B6]-[.C6])*[.I$10]*[.I$2]^2*[.F6]*[.I$8])" office:value-type="float" office:value="2.41735791590661">
            <text:p>2.417E+00</text:p>
          </table:table-cell>
        </table:table-row>
        <table:table-row table:style-name="ro1">
          <table:table-cell office:value-type="float" office:value="0.00000000127">
            <text:p>1.27E-009</text:p>
          </table:table-cell>
          <table:table-cell office:value-type="float" office:value="82128">
            <text:p>82128</text:p>
          </table:table-cell>
          <table:table-cell office:value-type="float" office:value="16871">
            <text:p>16871</text:p>
          </table:table-cell>
          <table:table-cell office:value-type="float" office:value="296.79">
            <text:p>296.79</text:p>
          </table:table-cell>
          <table:table-cell table:formula="of:=1.973*10^-5*([.D7]/293.16)^0.5" office:value-type="float" office:value="0.0000198517757487493">
            <text:p>1.985E-05</text:p>
          </table:table-cell>
          <table:table-cell table:formula="of:=SQRT(2*8.3143/[.I$10]*[.D7])" office:value-type="float" office:value="1110.40492573007">
            <text:p>1110.4</text:p>
          </table:table-cell>
          <table:table-cell table:formula="of:=SQRT(0.18072*[.I$10]*[.F7]/(SQRT(2)*[.I$12]*[.E7]))" office:value-type="float" office:value="0.000000000217962756313133">
            <text:p>2.180E-10</text:p>
          </table:table-cell>
          <table:table-cell table:formula="of:=[.I$10]/8.3143*([.B7]+[.C7])/2/[.D7]" office:value-type="float" office:value="0.0802912184391852">
            <text:p>8.029E-02</text:p>
          </table:table-cell>
          <table:table-cell office:value-type="string">
            <text:p>w</text:p>
          </table:table-cell>
          <table:table-cell table:formula="of:=[.I$10]/(PI()*SQRT(2)*[.I$12]*[.H7]*[.I$2]*([.G7])^2)" office:value-type="float" office:value="0.0418110432042492">
            <text:p>4.181E-02</text:p>
          </table:table-cell>
          <table:table-cell table:formula="of:=[.A7]*(8.3143*[.I$6]*[.D7])/(([.B7]-[.C7])*[.I$10]*[.I$2]^2*[.F7]*[.I$8])" office:value-type="float" office:value="2.34381221436697">
            <text:p>2.344E+00</text:p>
          </table:table-cell>
        </table:table-row>
        <table:table-row table:style-name="ro1">
          <table:table-cell office:value-type="float" office:value="0.00000000105">
            <text:p>1.05E-009</text:p>
          </table:table-cell>
          <table:table-cell office:value-type="float" office:value="73523">
            <text:p>73523</text:p>
          </table:table-cell>
          <table:table-cell office:value-type="float" office:value="14862">
            <text:p>14862</text:p>
          </table:table-cell>
          <table:table-cell office:value-type="float" office:value="296">
            <text:p>296</text:p>
          </table:table-cell>
          <table:table-cell table:formula="of:=1.973*10^-5*([.D8]/293.16)^0.5" office:value-type="float" office:value="0.0000198253372686795">
            <text:p>1.983E-05</text:p>
          </table:table-cell>
          <table:table-cell table:formula="of:=SQRT(2*8.3143/[.I$10]*[.D8])" office:value-type="float" office:value="1108.92609487534">
            <text:p>1108.9</text:p>
          </table:table-cell>
          <table:table-cell table:formula="of:=SQRT(0.18072*[.I$10]*[.F8]/(SQRT(2)*[.I$12]*[.E8]))" office:value-type="float" office:value="0.000000000217962756313133">
            <text:p>2.180E-10</text:p>
          </table:table-cell>
          <table:table-cell table:formula="of:=[.I$10]/8.3143*([.B8]+[.C8])/2/[.D8]" office:value-type="float" office:value="0.071874255597081">
            <text:p>7.187E-02</text:p>
          </table:table-cell>
          <table:table-cell office:value-type="float" office:value="0.000492">
            <text:p>4.920E-04</text:p>
          </table:table-cell>
          <table:table-cell table:formula="of:=[.I$10]/(PI()*SQRT(2)*[.I$12]*[.H8]*[.I$2]*([.G8])^2)" office:value-type="float" office:value="0.0467073999611472">
            <text:p>4.671E-02</text:p>
          </table:table-cell>
          <table:table-cell table:formula="of:=[.A8]*(8.3143*[.I$6]*[.D8])/(([.B8]-[.C8])*[.I$10]*[.I$2]^2*[.F8]*[.I$8])" office:value-type="float" office:value="2.15281770891117">
            <text:p>2.153E+00</text:p>
          </table:table-cell>
        </table:table-row>
        <table:table-row table:style-name="ro1">
          <table:table-cell office:value-type="float" office:value="0.000000000913">
            <text:p>9.13E-010</text:p>
          </table:table-cell>
          <table:table-cell office:value-type="float" office:value="67442">
            <text:p>67442</text:p>
          </table:table-cell>
          <table:table-cell office:value-type="float" office:value="13403">
            <text:p>13403</text:p>
          </table:table-cell>
          <table:table-cell office:value-type="float" office:value="295.93">
            <text:p>295.93</text:p>
          </table:table-cell>
          <table:table-cell table:formula="of:=1.973*10^-5*([.D9]/293.16)^0.5" office:value-type="float" office:value="0.0000198229929178924">
            <text:p>1.982E-05</text:p>
          </table:table-cell>
          <table:table-cell table:formula="of:=SQRT(2*8.3143/[.I$10]*[.D9])" office:value-type="float" office:value="1108.79496410424">
            <text:p>1108.8</text:p>
          </table:table-cell>
          <table:table-cell table:formula="of:=SQRT(0.18072*[.I$10]*[.F9]/(SQRT(2)*[.I$12]*[.E9]))" office:value-type="float" office:value="0.000000000217962756313133">
            <text:p>2.180E-10</text:p>
          </table:table-cell>
          <table:table-cell table:formula="of:=[.I$10]/8.3143*([.B9]+[.C9])/2/[.D9]" office:value-type="float" office:value="0.0657583149257682">
            <text:p>6.576E-02</text:p>
          </table:table-cell>
          <table:table-cell office:value-type="string">
            <text:p>mu</text:p>
          </table:table-cell>
          <table:table-cell table:formula="of:=[.I$10]/(PI()*SQRT(2)*[.I$12]*[.H9]*[.I$2]*([.G9])^2)" office:value-type="float" office:value="0.0510514846201918">
            <text:p>5.105E-02</text:p>
          </table:table-cell>
          <table:table-cell table:formula="of:=[.A9]*(8.3143*[.I$6]*[.D9])/(([.B9]-[.C9])*[.I$10]*[.I$2]^2*[.F9]*[.I$8])" office:value-type="float" office:value="2.03179335524075">
            <text:p>2.032E+00</text:p>
          </table:table-cell>
        </table:table-row>
        <table:table-row table:style-name="ro1">
          <table:table-cell office:value-type="float" office:value="0.00000000087">
            <text:p>8.70E-010</text:p>
          </table:table-cell>
          <table:table-cell office:value-type="float" office:value="65709">
            <text:p>65709</text:p>
          </table:table-cell>
          <table:table-cell office:value-type="float" office:value="13230.8">
            <text:p>13230.8</text:p>
          </table:table-cell>
          <table:table-cell office:value-type="float" office:value="295.89">
            <text:p>295.89</text:p>
          </table:table-cell>
          <table:table-cell table:formula="of:=1.973*10^-5*([.D10]/293.16)^0.5" office:value-type="float" office:value="0.000019821653164382">
            <text:p>1.982E-05</text:p>
          </table:table-cell>
          <table:table-cell table:formula="of:=SQRT(2*8.3143/[.I$10]*[.D10])" office:value-type="float" office:value="1108.72002527176">
            <text:p>1108.7</text:p>
          </table:table-cell>
          <table:table-cell table:formula="of:=SQRT(0.18072*[.I$10]*[.F10]/(SQRT(2)*[.I$12]*[.E10]))" office:value-type="float" office:value="0.000000000217962756313133">
            <text:p>2.180E-10</text:p>
          </table:table-cell>
          <table:table-cell table:formula="of:=[.I$10]/8.3143*([.B10]+[.C10])/2/[.D10]" office:value-type="float" office:value="0.064217329072291">
            <text:p>6.422E-02</text:p>
          </table:table-cell>
          <table:table-cell office:value-type="float" office:value="0.0040026">
            <text:p>4.003E-03</text:p>
          </table:table-cell>
          <table:table-cell table:formula="of:=[.I$10]/(PI()*SQRT(2)*[.I$12]*[.H10]*[.I$2]*([.G10])^2)" office:value-type="float" office:value="0.0522765373705198">
            <text:p>5.228E-02</text:p>
          </table:table-cell>
          <table:table-cell table:formula="of:=[.A10]*(8.3143*[.I$6]*[.D10])/(([.B10]-[.C10])*[.I$10]*[.I$2]^2*[.F10]*[.I$8])" office:value-type="float" office:value="1.99354953356453">
            <text:p>1.994E+00</text:p>
          </table:table-cell>
        </table:table-row>
        <table:table-row table:style-name="ro1">
          <table:table-cell office:value-type="float" office:value="0.000000000818">
            <text:p>8.18E-010</text:p>
          </table:table-cell>
          <table:table-cell office:value-type="float" office:value="63360">
            <text:p>63360</text:p>
          </table:table-cell>
          <table:table-cell office:value-type="float" office:value="12805.9">
            <text:p>12805.9</text:p>
          </table:table-cell>
          <table:table-cell office:value-type="float" office:value="295.88">
            <text:p>295.88</text:p>
          </table:table-cell>
          <table:table-cell table:formula="of:=1.973*10^-5*([.D11]/293.16)^0.5" office:value-type="float" office:value="0.000019821318211855">
            <text:p>1.982E-05</text:p>
          </table:table-cell>
          <table:table-cell table:formula="of:=SQRT(2*8.3143/[.I$10]*[.D11])" office:value-type="float" office:value="1108.7012897722">
            <text:p>1108.7</text:p>
          </table:table-cell>
          <table:table-cell table:formula="of:=SQRT(0.18072*[.I$10]*[.F11]/(SQRT(2)*[.I$12]*[.E11]))" office:value-type="float" office:value="0.000000000217962756313133">
            <text:p>2.180E-10</text:p>
          </table:table-cell>
          <table:table-cell table:formula="of:=[.I$10]/8.3143*([.B11]+[.C11])/2/[.D11]" office:value-type="float" office:value="0.0619628625060699">
            <text:p>6.196E-02</text:p>
          </table:table-cell>
          <table:table-cell office:value-type="string">
            <text:p>N_A</text:p>
          </table:table-cell>
          <table:table-cell table:formula="of:=[.I$10]/(PI()*SQRT(2)*[.I$12]*[.H11]*[.I$2]*([.G11])^2)" office:value-type="float" office:value="0.0541785751546538">
            <text:p>5.418E-02</text:p>
          </table:table-cell>
          <table:table-cell table:formula="of:=[.A11]*(8.3143*[.I$6]*[.D11])/(([.B11]-[.C11])*[.I$10]*[.I$2]^2*[.F11]*[.I$8])" office:value-type="float" office:value="1.94570184324956">
            <text:p>1.946E+00</text:p>
          </table:table-cell>
        </table:table-row>
        <table:table-row table:style-name="ro1">
          <table:table-cell office:value-type="float" office:value="0.000000000757">
            <text:p>7.57E-010</text:p>
          </table:table-cell>
          <table:table-cell office:value-type="float" office:value="60485">
            <text:p>60485</text:p>
          </table:table-cell>
          <table:table-cell office:value-type="float" office:value="12345.3">
            <text:p>12345.3</text:p>
          </table:table-cell>
          <table:table-cell office:value-type="float" office:value="295.82">
            <text:p>295.82</text:p>
          </table:table-cell>
          <table:table-cell table:formula="of:=1.973*10^-5*([.D12]/293.16)^0.5" office:value-type="float" office:value="0.0000198193083778162">
            <text:p>1.982E-05</text:p>
          </table:table-cell>
          <table:table-cell table:formula="of:=SQRT(2*8.3143/[.I$10]*[.D12])" office:value-type="float" office:value="1108.58887012547">
            <text:p>1108.6</text:p>
          </table:table-cell>
          <table:table-cell table:formula="of:=SQRT(0.18072*[.I$10]*[.F12]/(SQRT(2)*[.I$12]*[.E12]))" office:value-type="float" office:value="0.000000000217962756313133">
            <text:p>2.180E-10</text:p>
          </table:table-cell>
          <table:table-cell table:formula="of:=[.I$10]/8.3143*([.B12]+[.C12])/2/[.D12]" office:value-type="float" office:value="0.0592612858673138">
            <text:p>5.926E-02</text:p>
          </table:table-cell>
          <table:table-cell office:value-type="float" office:value="6.02214E+023">
            <text:p>6.022E+23</text:p>
          </table:table-cell>
          <table:table-cell table:formula="of:=[.I$10]/(PI()*SQRT(2)*[.I$12]*[.H12]*[.I$2]*([.G12])^2)" office:value-type="float" office:value="0.0566484434812814">
            <text:p>5.665E-02</text:p>
          </table:table-cell>
          <table:table-cell table:formula="of:=[.A12]*(8.3143*[.I$6]*[.D12])/(([.B12]-[.C12])*[.I$10]*[.I$2]^2*[.F12]*[.I$8])" office:value-type="float" office:value="1.89072266876765">
            <text:p>1.891E+00</text:p>
          </table:table-cell>
        </table:table-row>
        <table:table-row table:style-name="ro1">
          <table:table-cell office:value-type="float" office:value="0.000000000755">
            <text:p>7.55E-010</text:p>
          </table:table-cell>
          <table:table-cell office:value-type="float" office:value="60632">
            <text:p>60632</text:p>
          </table:table-cell>
          <table:table-cell office:value-type="float" office:value="12197.3">
            <text:p>12197.3</text:p>
          </table:table-cell>
          <table:table-cell office:value-type="float" office:value="295.78">
            <text:p>295.78</text:p>
          </table:table-cell>
          <table:table-cell table:formula="of:=1.973*10^-5*([.D13]/293.16)^0.5" office:value-type="float" office:value="0.0000198179683752199">
            <text:p>1.982E-05</text:p>
          </table:table-cell>
          <table:table-cell table:formula="of:=SQRT(2*8.3143/[.I$10]*[.D13])" office:value-type="float" office:value="1108.51391736043">
            <text:p>1108.5</text:p>
          </table:table-cell>
          <table:table-cell table:formula="of:=SQRT(0.18072*[.I$10]*[.F13]/(SQRT(2)*[.I$12]*[.E13]))" office:value-type="float" office:value="0.000000000217962756313133">
            <text:p>2.180E-10</text:p>
          </table:table-cell>
          <table:table-cell table:formula="of:=[.I$10]/8.3143*([.B13]+[.C13])/2/[.D13]" office:value-type="float" office:value="0.0592684863056893">
            <text:p>5.927E-02</text:p>
          </table:table-cell>
          <table:table-cell office:value-type="string">
            <text:p>sigma</text:p>
          </table:table-cell>
          <table:table-cell table:formula="of:=[.I$10]/(PI()*SQRT(2)*[.I$12]*[.H13]*[.I$2]*([.G13])^2)" office:value-type="float" office:value="0.0566415613479289">
            <text:p>5.664E-02</text:p>
          </table:table-cell>
          <table:table-cell table:formula="of:=[.A13]*(8.3143*[.I$6]*[.D13])/(([.B13]-[.C13])*[.I$10]*[.I$2]^2*[.F13]*[.I$8])" office:value-type="float" office:value="1.87411529330044">
            <text:p>1.874E+00</text:p>
          </table:table-cell>
        </table:table-row>
        <table:table-row table:style-name="ro1">
          <table:table-cell office:value-type="float" office:value="0.000000000674">
            <text:p>6.74E-010</text:p>
          </table:table-cell>
          <table:table-cell office:value-type="float" office:value="56471">
            <text:p>56471</text:p>
          </table:table-cell>
          <table:table-cell office:value-type="float" office:value="11376.1">
            <text:p>11376.1</text:p>
          </table:table-cell>
          <table:table-cell office:value-type="float" office:value="295.74">
            <text:p>295.74</text:p>
          </table:table-cell>
          <table:table-cell table:formula="of:=1.973*10^-5*([.D14]/293.16)^0.5" office:value-type="float" office:value="0.0000198166282820125">
            <text:p>1.982E-05</text:p>
          </table:table-cell>
          <table:table-cell table:formula="of:=SQRT(2*8.3143/[.I$10]*[.D14])" office:value-type="float" office:value="1108.43895952707">
            <text:p>1108.4</text:p>
          </table:table-cell>
          <table:table-cell table:formula="of:=SQRT(0.18072*[.I$10]*[.F14]/(SQRT(2)*[.I$12]*[.E14]))" office:value-type="float" office:value="0.000000000217962756313133">
            <text:p>2.180E-10</text:p>
          </table:table-cell>
          <table:table-cell table:formula="of:=[.I$10]/8.3143*([.B14]+[.C14])/2/[.D14]" office:value-type="float" office:value="0.0552214397184081">
            <text:p>5.522E-02</text:p>
          </table:table-cell>
          <table:table-cell office:value-type="float" office:value="0.0000000002556">
            <text:p>2.556E-10</text:p>
          </table:table-cell>
          <table:table-cell table:formula="of:=[.I$10]/(PI()*SQRT(2)*[.I$12]*[.H14]*[.I$2]*([.G14])^2)" office:value-type="float" office:value="0.060792685236048">
            <text:p>6.079E-02</text:p>
          </table:table-cell>
          <table:table-cell table:formula="of:=[.A14]*(8.3143*[.I$6]*[.D14])/(([.B14]-[.C14])*[.I$10]*[.I$2]^2*[.F14]*[.I$8])" office:value-type="float" office:value="1.79683859509868">
            <text:p>1.797E+00</text:p>
          </table:table-cell>
        </table:table-row>
        <table:table-row table:style-name="ro1">
          <table:table-cell office:value-type="float" office:value="0.000000000636">
            <text:p>6.36E-010</text:p>
          </table:table-cell>
          <table:table-cell office:value-type="float" office:value="54568">
            <text:p>54568</text:p>
          </table:table-cell>
          <table:table-cell office:value-type="float" office:value="11164.3">
            <text:p>11164.3</text:p>
          </table:table-cell>
          <table:table-cell office:value-type="float" office:value="296.84">
            <text:p>296.84</text:p>
          </table:table-cell>
          <table:table-cell table:formula="of:=1.973*10^-5*([.D15]/293.16)^0.5" office:value-type="float" office:value="0.0000198534478855898">
            <text:p>1.985E-05</text:p>
          </table:table-cell>
          <table:table-cell table:formula="of:=SQRT(2*8.3143/[.I$10]*[.D15])" office:value-type="float" office:value="1110.49845635461">
            <text:p>1110.5</text:p>
          </table:table-cell>
          <table:table-cell table:formula="of:=SQRT(0.18072*[.I$10]*[.F15]/(SQRT(2)*[.I$12]*[.E15]))" office:value-type="float" office:value="0.000000000217962756313133">
            <text:p>2.180E-10</text:p>
          </table:table-cell>
          <table:table-cell table:formula="of:=[.I$10]/8.3143*([.B15]+[.C15])/2/[.D15]" office:value-type="float" office:value="0.053301927017019">
            <text:p>5.330E-02</text:p>
          </table:table-cell>
          <table:table-cell office:value-type="string">
            <text:p>Omega_2,2</text:p>
          </table:table-cell>
          <table:table-cell table:formula="of:=[.I$10]/(PI()*SQRT(2)*[.I$12]*[.H15]*[.I$2]*([.G15])^2)" office:value-type="float" office:value="0.0629819556431926">
            <text:p>6.298E-02</text:p>
          </table:table-cell>
          <table:table-cell table:formula="of:=[.A15]*(8.3143*[.I$6]*[.D15])/(([.B15]-[.C15])*[.I$10]*[.I$2]^2*[.F15]*[.I$8])" office:value-type="float" office:value="1.76487169877555">
            <text:p>1.765E+00</text:p>
          </table:table-cell>
        </table:table-row>
        <table:table-row table:style-name="ro1">
          <table:table-cell office:value-type="float" office:value="0.000000000605">
            <text:p>6.05E-010</text:p>
          </table:table-cell>
          <table:table-cell office:value-type="float" office:value="52949">
            <text:p>52949</text:p>
          </table:table-cell>
          <table:table-cell office:value-type="float" office:value="10743.3">
            <text:p>10743.3</text:p>
          </table:table-cell>
          <table:table-cell office:value-type="float" office:value="295.71">
            <text:p>295.71</text:p>
          </table:table-cell>
          <table:table-cell table:formula="of:=1.973*10^-5*([.D16]/293.16)^0.5" office:value-type="float" office:value="0.0000198156231526323">
            <text:p>1.982E-05</text:p>
          </table:table-cell>
          <table:table-cell table:formula="of:=SQRT(2*8.3143/[.I$10]*[.D16])" office:value-type="float" office:value="1108.38273782535">
            <text:p>1108.4</text:p>
          </table:table-cell>
          <table:table-cell table:formula="of:=SQRT(0.18072*[.I$10]*[.F16]/(SQRT(2)*[.I$12]*[.E16]))" office:value-type="float" office:value="0.000000000217962756313133">
            <text:p>2.180E-10</text:p>
          </table:table-cell>
          <table:table-cell table:formula="of:=[.I$10]/8.3143*([.B16]+[.C16])/2/[.D16]" office:value-type="float" office:value="0.0518450652358263">
            <text:p>5.185E-02</text:p>
          </table:table-cell>
          <table:table-cell/>
          <table:table-cell table:formula="of:=[.I$10]/(PI()*SQRT(2)*[.I$12]*[.H16]*[.I$2]*([.G16])^2)" office:value-type="float" office:value="0.064751767363247">
            <text:p>6.475E-02</text:p>
          </table:table-cell>
          <table:table-cell table:formula="of:=[.A16]*(8.3143*[.I$6]*[.D16])/(([.B16]-[.C16])*[.I$10]*[.I$2]^2*[.F16]*[.I$8])" office:value-type="float" office:value="1.72321250469031">
            <text:p>1.723E+00</text:p>
          </table:table-cell>
        </table:table-row>
        <table:table-row table:style-name="ro1">
          <table:table-cell office:value-type="float" office:value="0.000000000554">
            <text:p>5.54E-010</text:p>
          </table:table-cell>
          <table:table-cell office:value-type="float" office:value="49977">
            <text:p>49977</text:p>
          </table:table-cell>
          <table:table-cell office:value-type="float" office:value="10059.8">
            <text:p>10059.8</text:p>
          </table:table-cell>
          <table:table-cell office:value-type="float" office:value="295.71">
            <text:p>295.71</text:p>
          </table:table-cell>
          <table:table-cell table:formula="of:=1.973*10^-5*([.D17]/293.16)^0.5" office:value-type="float" office:value="0.0000198156231526323">
            <text:p>1.982E-05</text:p>
          </table:table-cell>
          <table:table-cell table:formula="of:=SQRT(2*8.3143/[.I$10]*[.D17])" office:value-type="float" office:value="1108.38273782535">
            <text:p>1108.4</text:p>
          </table:table-cell>
          <table:table-cell table:formula="of:=SQRT(0.18072*[.I$10]*[.F17]/(SQRT(2)*[.I$12]*[.E17]))" office:value-type="float" office:value="0.000000000217962756313133">
            <text:p>2.180E-10</text:p>
          </table:table-cell>
          <table:table-cell table:formula="of:=[.I$10]/8.3143*([.B17]+[.C17])/2/[.D17]" office:value-type="float" office:value="0.0488695150363585">
            <text:p>4.887E-02</text:p>
          </table:table-cell>
          <table:table-cell/>
          <table:table-cell table:formula="of:=[.I$10]/(PI()*SQRT(2)*[.I$12]*[.H17]*[.I$2]*([.G17])^2)" office:value-type="float" office:value="0.06869435067209">
            <text:p>6.869E-02</text:p>
          </table:table-cell>
          <table:table-cell table:formula="of:=[.A17]*(8.3143*[.I$6]*[.D17])/(([.B17]-[.C17])*[.I$10]*[.I$2]^2*[.F17]*[.I$8])" office:value-type="float" office:value="1.66841568928265">
            <text:p>1.668E+00</text:p>
          </table:table-cell>
        </table:table-row>
        <table:table-row table:style-name="ro1">
          <table:table-cell office:value-type="float" office:value="0.000000000505">
            <text:p>5.05E-010</text:p>
          </table:table-cell>
          <table:table-cell office:value-type="float" office:value="47100">
            <text:p>47100</text:p>
          </table:table-cell>
          <table:table-cell office:value-type="float" office:value="9458.3">
            <text:p>9458.3</text:p>
          </table:table-cell>
          <table:table-cell office:value-type="float" office:value="295.71">
            <text:p>295.71</text:p>
          </table:table-cell>
          <table:table-cell table:formula="of:=1.973*10^-5*([.D18]/293.16)^0.5" office:value-type="float" office:value="0.0000198156231526323">
            <text:p>1.982E-05</text:p>
          </table:table-cell>
          <table:table-cell table:formula="of:=SQRT(2*8.3143/[.I$10]*[.D18])" office:value-type="float" office:value="1108.38273782535">
            <text:p>1108.4</text:p>
          </table:table-cell>
          <table:table-cell table:formula="of:=SQRT(0.18072*[.I$10]*[.F18]/(SQRT(2)*[.I$12]*[.E18]))" office:value-type="float" office:value="0.000000000217962756313133">
            <text:p>2.180E-10</text:p>
          </table:table-cell>
          <table:table-cell table:formula="of:=[.I$10]/8.3143*([.B18]+[.C18])/2/[.D18]" office:value-type="float" office:value="0.0460380415392038">
            <text:p>4.604E-02</text:p>
          </table:table-cell>
          <table:table-cell/>
          <table:table-cell table:formula="of:=[.I$10]/(PI()*SQRT(2)*[.I$12]*[.H18]*[.I$2]*([.G18])^2)" office:value-type="float" office:value="0.0729192530968953">
            <text:p>7.292E-02</text:p>
          </table:table-cell>
          <table:table-cell table:formula="of:=[.A18]*(8.3143*[.I$6]*[.D18])/(([.B18]-[.C18])*[.I$10]*[.I$2]^2*[.F18]*[.I$8])" office:value-type="float" office:value="1.61278590581261">
            <text:p>1.613E+00</text:p>
          </table:table-cell>
        </table:table-row>
        <table:table-row table:style-name="ro1">
          <table:table-cell office:value-type="float" office:value="0.000000000433">
            <text:p>4.33E-010</text:p>
          </table:table-cell>
          <table:table-cell office:value-type="float" office:value="42730">
            <text:p>42730</text:p>
          </table:table-cell>
          <table:table-cell office:value-type="float" office:value="8569.9">
            <text:p>8569.9</text:p>
          </table:table-cell>
          <table:table-cell office:value-type="float" office:value="296.58">
            <text:p>296.58</text:p>
          </table:table-cell>
          <table:table-cell table:formula="of:=1.973*10^-5*([.D19]/293.16)^0.5" office:value-type="float" office:value="0.0000198447512354375">
            <text:p>1.984E-05</text:p>
          </table:table-cell>
          <table:table-cell table:formula="of:=SQRT(2*8.3143/[.I$10]*[.D19])" office:value-type="float" office:value="1110.01201104671">
            <text:p>1110.0</text:p>
          </table:table-cell>
          <table:table-cell table:formula="of:=SQRT(0.18072*[.I$10]*[.F19]/(SQRT(2)*[.I$12]*[.E19]))" office:value-type="float" office:value="0.000000000217962756313133">
            <text:p>2.180E-10</text:p>
          </table:table-cell>
          <table:table-cell table:formula="of:=[.I$10]/8.3143*([.B19]+[.C19])/2/[.D19]" office:value-type="float" office:value="0.0416352486080028">
            <text:p>4.164E-02</text:p>
          </table:table-cell>
          <table:table-cell/>
          <table:table-cell table:formula="of:=[.I$10]/(PI()*SQRT(2)*[.I$12]*[.H19]*[.I$2]*([.G19])^2)" office:value-type="float" office:value="0.0806302283598547">
            <text:p>8.063E-02</text:p>
          </table:table-cell>
          <table:table-cell table:formula="of:=[.A19]*(8.3143*[.I$6]*[.D19])/(([.B19]-[.C19])*[.I$10]*[.I$2]^2*[.F19]*[.I$8])" office:value-type="float" office:value="1.52602362871499">
            <text:p>1.526E+00</text:p>
          </table:table-cell>
        </table:table-row>
        <table:table-row table:style-name="ro1">
          <table:table-cell office:value-type="float" office:value="0.000000000391">
            <text:p>3.91E-010</text:p>
          </table:table-cell>
          <table:table-cell office:value-type="float" office:value="39901">
            <text:p>39901</text:p>
          </table:table-cell>
          <table:table-cell office:value-type="float" office:value="8002.1">
            <text:p>8002.1</text:p>
          </table:table-cell>
          <table:table-cell office:value-type="float" office:value="296.59">
            <text:p>296.59</text:p>
          </table:table-cell>
          <table:table-cell table:formula="of:=1.973*10^-5*([.D20]/293.16)^0.5" office:value-type="float" office:value="0.0000198450857924534">
            <text:p>1.985E-05</text:p>
          </table:table-cell>
          <table:table-cell table:formula="of:=SQRT(2*8.3143/[.I$10]*[.D20])" office:value-type="float" office:value="1110.03072442345">
            <text:p>1110.0</text:p>
          </table:table-cell>
          <table:table-cell table:formula="of:=SQRT(0.18072*[.I$10]*[.F20]/(SQRT(2)*[.I$12]*[.E20]))" office:value-type="float" office:value="0.000000000217962756313133">
            <text:p>2.180E-10</text:p>
          </table:table-cell>
          <table:table-cell table:formula="of:=[.I$10]/8.3143*([.B20]+[.C20])/2/[.D20]" office:value-type="float" office:value="0.038877078343467">
            <text:p>3.888E-02</text:p>
          </table:table-cell>
          <table:table-cell/>
          <table:table-cell table:formula="of:=[.I$10]/(PI()*SQRT(2)*[.I$12]*[.H20]*[.I$2]*([.G20])^2)" office:value-type="float" office:value="0.0863506144526601">
            <text:p>8.635E-02</text:p>
          </table:table-cell>
          <table:table-cell table:formula="of:=[.A20]*(8.3143*[.I$6]*[.D20])/(([.B20]-[.C20])*[.I$10]*[.I$2]^2*[.F20]*[.I$8])" office:value-type="float" office:value="1.47570947959696">
            <text:p>1.476E+00</text:p>
          </table:table-cell>
        </table:table-row>
        <table:table-row table:style-name="ro1">
          <table:table-cell office:value-type="float" office:value="0.000000000346">
            <text:p>3.46E-010</text:p>
          </table:table-cell>
          <table:table-cell office:value-type="float" office:value="36932">
            <text:p>36932</text:p>
          </table:table-cell>
          <table:table-cell office:value-type="float" office:value="7456.8">
            <text:p>7456.8</text:p>
          </table:table-cell>
          <table:table-cell office:value-type="float" office:value="296.66">
            <text:p>296.66</text:p>
          </table:table-cell>
          <table:table-cell table:formula="of:=1.973*10^-5*([.D21]/293.16)^0.5" office:value-type="float" office:value="0.0000198474275336608">
            <text:p>1.985E-05</text:p>
          </table:table-cell>
          <table:table-cell table:formula="of:=SQRT(2*8.3143/[.I$10]*[.D21])" office:value-type="float" office:value="1110.16170922825">
            <text:p>1110.2</text:p>
          </table:table-cell>
          <table:table-cell table:formula="of:=SQRT(0.18072*[.I$10]*[.F21]/(SQRT(2)*[.I$12]*[.E21]))" office:value-type="float" office:value="0.000000000217962756313133">
            <text:p>2.180E-10</text:p>
          </table:table-cell>
          <table:table-cell table:formula="of:=[.I$10]/8.3143*([.B21]+[.C21])/2/[.D21]" office:value-type="float" office:value="0.0360164510598271">
            <text:p>3.602E-02</text:p>
          </table:table-cell>
          <table:table-cell/>
          <table:table-cell table:formula="of:=[.I$10]/(PI()*SQRT(2)*[.I$12]*[.H21]*[.I$2]*([.G21])^2)" office:value-type="float" office:value="0.0932090615343017">
            <text:p>9.321E-02</text:p>
          </table:table-cell>
          <table:table-cell table:formula="of:=[.A21]*(8.3143*[.I$6]*[.D21])/(([.B21]-[.C21])*[.I$10]*[.I$2]^2*[.F21]*[.I$8])" office:value-type="float" office:value="1.41341728851474">
            <text:p>1.413E+00</text:p>
          </table:table-cell>
        </table:table-row>
        <table:table-row table:style-name="ro1">
          <table:table-cell office:value-type="float" office:value="0.000000000291">
            <text:p>2.91E-010</text:p>
          </table:table-cell>
          <table:table-cell office:value-type="float" office:value="32763">
            <text:p>32763</text:p>
          </table:table-cell>
          <table:table-cell office:value-type="float" office:value="6494.8">
            <text:p>6494.8</text:p>
          </table:table-cell>
          <table:table-cell office:value-type="float" office:value="296.68">
            <text:p>296.68</text:p>
          </table:table-cell>
          <table:table-cell table:formula="of:=1.973*10^-5*([.D22]/293.16)^0.5" office:value-type="float" office:value="0.0000198480965518307">
            <text:p>1.985E-05</text:p>
          </table:table-cell>
          <table:table-cell table:formula="of:=SQRT(2*8.3143/[.I$10]*[.D22])" office:value-type="float" office:value="1110.1991306197">
            <text:p>1110.2</text:p>
          </table:table-cell>
          <table:table-cell table:formula="of:=SQRT(0.18072*[.I$10]*[.F22]/(SQRT(2)*[.I$12]*[.E22]))" office:value-type="float" office:value="0.000000000217962756313133">
            <text:p>2.180E-10</text:p>
          </table:table-cell>
          <table:table-cell table:formula="of:=[.I$10]/8.3143*([.B22]+[.C22])/2/[.D22]" office:value-type="float" office:value="0.0318510821604505">
            <text:p>3.185E-02</text:p>
          </table:table-cell>
          <table:table-cell/>
          <table:table-cell table:formula="of:=[.I$10]/(PI()*SQRT(2)*[.I$12]*[.H22]*[.I$2]*([.G22])^2)" office:value-type="float" office:value="0.105398604234899">
            <text:p>1.054E-01</text:p>
          </table:table-cell>
          <table:table-cell table:formula="of:=[.A22]*(8.3143*[.I$6]*[.D22])/(([.B22]-[.C22])*[.I$10]*[.I$2]^2*[.F22]*[.I$8])" office:value-type="float" office:value="1.33391567099361">
            <text:p>1.334E+00</text:p>
          </table:table-cell>
        </table:table-row>
        <table:table-row table:style-name="ro1">
          <table:table-cell office:value-type="float" office:value="0.000000000264">
            <text:p>2.64E-010</text:p>
          </table:table-cell>
          <table:table-cell office:value-type="float" office:value="30787">
            <text:p>30787</text:p>
          </table:table-cell>
          <table:table-cell office:value-type="float" office:value="6159.4">
            <text:p>6159.4</text:p>
          </table:table-cell>
          <table:table-cell office:value-type="float" office:value="296.78">
            <text:p>296.78</text:p>
          </table:table-cell>
          <table:table-cell table:formula="of:=1.973*10^-5*([.D23]/293.16)^0.5" office:value-type="float" office:value="0.0000198514413044795">
            <text:p>1.985E-05</text:p>
          </table:table-cell>
          <table:table-cell table:formula="of:=SQRT(2*8.3143/[.I$10]*[.D23])" office:value-type="float" office:value="1110.38621865976">
            <text:p>1110.4</text:p>
          </table:table-cell>
          <table:table-cell table:formula="of:=SQRT(0.18072*[.I$10]*[.F23]/(SQRT(2)*[.I$12]*[.E23]))" office:value-type="float" office:value="0.000000000217962756313133">
            <text:p>2.180E-10</text:p>
            <draw:frame table:end-cell-address="Ewart.Q57" table:end-x="0.1551in" table:end-y="0.0626in" draw:z-index="0" draw:style-name="gr1" svg:width="8.6551in" svg:height="6.0217in" svg:x="0.3906in" svg:y="0.0626in">
              <draw:object draw:notify-on-update-of-ranges="Ewart.J2:Ewart.J76 Ewart.K1:Ewart.K1 Ewart.K2:Ewart.K7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[.I$10]/8.3143*([.B23]+[.C23])/2/[.D23]" office:value-type="float" office:value="0.0299656706449237">
            <text:p>2.997E-02</text:p>
          </table:table-cell>
          <table:table-cell/>
          <table:table-cell table:formula="of:=[.I$10]/(PI()*SQRT(2)*[.I$12]*[.H23]*[.I$2]*([.G23])^2)" office:value-type="float" office:value="0.112030184235215">
            <text:p>1.120E-01</text:p>
          </table:table-cell>
          <table:table-cell table:formula="of:=[.A23]*(8.3143*[.I$6]*[.D23])/(([.B23]-[.C23])*[.I$10]*[.I$2]^2*[.F23]*[.I$8])" office:value-type="float" office:value="1.29098357174056">
            <text:p>1.291E+00</text:p>
          </table:table-cell>
        </table:table-row>
        <table:table-row table:style-name="ro1">
          <table:table-cell office:value-type="float" office:value="0.000000000247">
            <text:p>2.47E-010</text:p>
          </table:table-cell>
          <table:table-cell office:value-type="float" office:value="29430">
            <text:p>29430</text:p>
          </table:table-cell>
          <table:table-cell office:value-type="float" office:value="5916.6">
            <text:p>5916.6</text:p>
          </table:table-cell>
          <table:table-cell office:value-type="float" office:value="296.89">
            <text:p>296.89</text:p>
          </table:table-cell>
          <table:table-cell table:formula="of:=1.973*10^-5*([.D24]/293.16)^0.5" office:value-type="float" office:value="0.0000198551198816081">
            <text:p>1.986E-05</text:p>
          </table:table-cell>
          <table:table-cell table:formula="of:=SQRT(2*8.3143/[.I$10]*[.D24])" office:value-type="float" office:value="1110.5919791023">
            <text:p>1110.6</text:p>
          </table:table-cell>
          <table:table-cell table:formula="of:=SQRT(0.18072*[.I$10]*[.F24]/(SQRT(2)*[.I$12]*[.E24]))" office:value-type="float" office:value="0.000000000217962756313133">
            <text:p>2.180E-10</text:p>
          </table:table-cell>
          <table:table-cell table:formula="of:=[.I$10]/8.3143*([.B24]+[.C24])/2/[.D24]" office:value-type="float" office:value="0.0286575184074294">
            <text:p>2.866E-02</text:p>
          </table:table-cell>
          <table:table-cell/>
          <table:table-cell table:formula="of:=[.I$10]/(PI()*SQRT(2)*[.I$12]*[.H24]*[.I$2]*([.G24])^2)" office:value-type="float" office:value="0.117144113993216">
            <text:p>1.171E-01</text:p>
          </table:table-cell>
          <table:table-cell table:formula="of:=[.A24]*(8.3143*[.I$6]*[.D24])/(([.B24]-[.C24])*[.I$10]*[.I$2]^2*[.F24]*[.I$8])" office:value-type="float" office:value="1.265321451814">
            <text:p>1.265E+00</text:p>
          </table:table-cell>
        </table:table-row>
        <table:table-row table:style-name="ro1">
          <table:table-cell office:value-type="float" office:value="0.000000000214">
            <text:p>2.14E-010</text:p>
          </table:table-cell>
          <table:table-cell office:value-type="float" office:value="26571">
            <text:p>26571</text:p>
          </table:table-cell>
          <table:table-cell office:value-type="float" office:value="5302.5">
            <text:p>5302.5</text:p>
          </table:table-cell>
          <table:table-cell office:value-type="float" office:value="296.97">
            <text:p>296.97</text:p>
          </table:table-cell>
          <table:table-cell table:formula="of:=1.973*10^-5*([.D25]/293.16)^0.5" office:value-type="float" office:value="0.000019857794782416">
            <text:p>1.986E-05</text:p>
          </table:table-cell>
          <table:table-cell table:formula="of:=SQRT(2*8.3143/[.I$10]*[.D25])" office:value-type="float" office:value="1110.7415991197">
            <text:p>1110.7</text:p>
          </table:table-cell>
          <table:table-cell table:formula="of:=SQRT(0.18072*[.I$10]*[.F25]/(SQRT(2)*[.I$12]*[.E25]))" office:value-type="float" office:value="0.000000000217962756313133">
            <text:p>2.180E-10</text:p>
          </table:table-cell>
          <table:table-cell table:formula="of:=[.I$10]/8.3143*([.B25]+[.C25])/2/[.D25]" office:value-type="float" office:value="0.025834715369589">
            <text:p>2.583E-02</text:p>
          </table:table-cell>
          <table:table-cell/>
          <table:table-cell table:formula="of:=[.I$10]/(PI()*SQRT(2)*[.I$12]*[.H25]*[.I$2]*([.G25])^2)" office:value-type="float" office:value="0.129943742559452">
            <text:p>1.299E-01</text:p>
          </table:table-cell>
          <table:table-cell table:formula="of:=[.A25]*(8.3143*[.I$6]*[.D25])/(([.B25]-[.C25])*[.I$10]*[.I$2]^2*[.F25]*[.I$8])" office:value-type="float" office:value="1.21214553500713">
            <text:p>1.212E+00</text:p>
          </table:table-cell>
        </table:table-row>
        <table:table-row table:style-name="ro1">
          <table:table-cell office:value-type="float" office:value="0.000000000187">
            <text:p>1.87E-010</text:p>
          </table:table-cell>
          <table:table-cell office:value-type="float" office:value="24041">
            <text:p>24041</text:p>
          </table:table-cell>
          <table:table-cell office:value-type="float" office:value="4869.7">
            <text:p>4869.7</text:p>
          </table:table-cell>
          <table:table-cell office:value-type="float" office:value="297.08">
            <text:p>297.08</text:p>
          </table:table-cell>
          <table:table-cell table:formula="of:=1.973*10^-5*([.D26]/293.16)^0.5" office:value-type="float" office:value="0.0000198614721828062">
            <text:p>1.986E-05</text:p>
          </table:table-cell>
          <table:table-cell table:formula="of:=SQRT(2*8.3143/[.I$10]*[.D26])" office:value-type="float" office:value="1110.94729374163">
            <text:p>1110.9</text:p>
          </table:table-cell>
          <table:table-cell table:formula="of:=SQRT(0.18072*[.I$10]*[.F26]/(SQRT(2)*[.I$12]*[.E26]))" office:value-type="float" office:value="0.000000000217962756313133">
            <text:p>2.180E-10</text:p>
          </table:table-cell>
          <table:table-cell table:formula="of:=[.I$10]/8.3143*([.B26]+[.C26])/2/[.D26]" office:value-type="float" office:value="0.0234245737245017">
            <text:p>2.342E-02</text:p>
          </table:table-cell>
          <table:table-cell/>
          <table:table-cell table:formula="of:=[.I$10]/(PI()*SQRT(2)*[.I$12]*[.H26]*[.I$2]*([.G26])^2)" office:value-type="float" office:value="0.143313583528359">
            <text:p>1.433E-01</text:p>
          </table:table-cell>
          <table:table-cell table:formula="of:=[.A26]*(8.3143*[.I$6]*[.D26])/(([.B26]-[.C26])*[.I$10]*[.I$2]^2*[.F26]*[.I$8])" office:value-type="float" office:value="1.17529886221126">
            <text:p>1.175E+00</text:p>
          </table:table-cell>
        </table:table-row>
        <table:table-row table:style-name="ro1">
          <table:table-cell office:value-type="float" office:value="0.000000000154">
            <text:p>1.54E-010</text:p>
          </table:table-cell>
          <table:table-cell office:value-type="float" office:value="21421">
            <text:p>21421</text:p>
          </table:table-cell>
          <table:table-cell office:value-type="float" office:value="4328.8">
            <text:p>4328.8</text:p>
          </table:table-cell>
          <table:table-cell office:value-type="float" office:value="297.14">
            <text:p>297.14</text:p>
          </table:table-cell>
          <table:table-cell table:formula="of:=1.973*10^-5*([.D27]/293.16)^0.5" office:value-type="float" office:value="0.0000198634777506112">
            <text:p>1.986E-05</text:p>
          </table:table-cell>
          <table:table-cell table:formula="of:=SQRT(2*8.3143/[.I$10]*[.D27])" office:value-type="float" office:value="1111.05947475745">
            <text:p>1111.1</text:p>
          </table:table-cell>
          <table:table-cell table:formula="of:=SQRT(0.18072*[.I$10]*[.F27]/(SQRT(2)*[.I$12]*[.E27]))" office:value-type="float" office:value="0.000000000217962756313133">
            <text:p>2.180E-10</text:p>
          </table:table-cell>
          <table:table-cell table:formula="of:=[.I$10]/8.3143*([.B27]+[.C27])/2/[.D27]" office:value-type="float" office:value="0.0208592767295324">
            <text:p>2.086E-02</text:p>
          </table:table-cell>
          <table:table-cell/>
          <table:table-cell table:formula="of:=[.I$10]/(PI()*SQRT(2)*[.I$12]*[.H27]*[.I$2]*([.G27])^2)" office:value-type="float" office:value="0.160938447033002">
            <text:p>1.609E-01</text:p>
          </table:table-cell>
          <table:table-cell table:formula="of:=[.A27]*(8.3143*[.I$6]*[.D27])/(([.B27]-[.C27])*[.I$10]*[.I$2]^2*[.F27]*[.I$8])" office:value-type="float" office:value="1.08573760282547">
            <text:p>1.086E+00</text:p>
          </table:table-cell>
        </table:table-row>
        <table:table-row table:style-name="ro1">
          <table:table-cell office:value-type="float" office:value="0.000000000149">
            <text:p>1.49E-010</text:p>
          </table:table-cell>
          <table:table-cell office:value-type="float" office:value="21025">
            <text:p>21025</text:p>
          </table:table-cell>
          <table:table-cell office:value-type="float" office:value="4276.7">
            <text:p>4276.7</text:p>
          </table:table-cell>
          <table:table-cell office:value-type="float" office:value="297.17">
            <text:p>297.17</text:p>
          </table:table-cell>
          <table:table-cell table:formula="of:=1.973*10^-5*([.D28]/293.16)^0.5" office:value-type="float" office:value="0.0000198644804585809">
            <text:p>1.986E-05</text:p>
          </table:table-cell>
          <table:table-cell table:formula="of:=SQRT(2*8.3143/[.I$10]*[.D28])" office:value-type="float" office:value="1111.11556101809">
            <text:p>1111.1</text:p>
          </table:table-cell>
          <table:table-cell table:formula="of:=SQRT(0.18072*[.I$10]*[.F28]/(SQRT(2)*[.I$12]*[.E28]))" office:value-type="float" office:value="0.000000000217962756313133">
            <text:p>2.180E-10</text:p>
          </table:table-cell>
          <table:table-cell table:formula="of:=[.I$10]/8.3143*([.B28]+[.C28])/2/[.D28]" office:value-type="float" office:value="0.020494212844458">
            <text:p>2.049E-02</text:p>
          </table:table-cell>
          <table:table-cell/>
          <table:table-cell table:formula="of:=[.I$10]/(PI()*SQRT(2)*[.I$12]*[.H28]*[.I$2]*([.G28])^2)" office:value-type="float" office:value="0.163805247294013">
            <text:p>1.638E-01</text:p>
          </table:table-cell>
          <table:table-cell table:formula="of:=[.A28]*(8.3143*[.I$6]*[.D28])/(([.B28]-[.C28])*[.I$10]*[.I$2]^2*[.F28]*[.I$8])" office:value-type="float" office:value="1.07211058506948">
            <text:p>1.072E+00</text:p>
          </table:table-cell>
        </table:table-row>
        <table:table-row table:style-name="ro1">
          <table:table-cell office:value-type="float" office:value="0.000000000119">
            <text:p>1.19E-010</text:p>
          </table:table-cell>
          <table:table-cell office:value-type="float" office:value="18580">
            <text:p>18580</text:p>
          </table:table-cell>
          <table:table-cell office:value-type="float" office:value="3774.7">
            <text:p>3774.7</text:p>
          </table:table-cell>
          <table:table-cell office:value-type="float" office:value="294.85">
            <text:p>294.85</text:p>
          </table:table-cell>
          <table:table-cell table:formula="of:=1.973*10^-5*([.D29]/293.16)^0.5" office:value-type="float" office:value="0.0000197867877325078">
            <text:p>1.979E-05</text:p>
          </table:table-cell>
          <table:table-cell table:formula="of:=SQRT(2*8.3143/[.I$10]*[.D29])" office:value-type="float" office:value="1106.76983462983">
            <text:p>1106.8</text:p>
          </table:table-cell>
          <table:table-cell table:formula="of:=SQRT(0.18072*[.I$10]*[.F29]/(SQRT(2)*[.I$12]*[.E29]))" office:value-type="float" office:value="0.000000000217962756313133">
            <text:p>2.180E-10</text:p>
          </table:table-cell>
          <table:table-cell table:formula="of:=[.I$10]/8.3143*([.B29]+[.C29])/2/[.D29]" office:value-type="float" office:value="0.0182496364963644">
            <text:p>1.825E-02</text:p>
          </table:table-cell>
          <table:table-cell/>
          <table:table-cell table:formula="of:=[.I$10]/(PI()*SQRT(2)*[.I$12]*[.H29]*[.I$2]*([.G29])^2)" office:value-type="float" office:value="0.183952135361784">
            <text:p>1.840E-01</text:p>
          </table:table-cell>
          <table:table-cell table:formula="of:=[.A29]*(8.3143*[.I$6]*[.D29])/(([.B29]-[.C29])*[.I$10]*[.I$2]^2*[.F29]*[.I$8])" office:value-type="float" office:value="0.964832402811881">
            <text:p>9.648E-01</text:p>
          </table:table-cell>
        </table:table-row>
        <table:table-row table:style-name="ro1">
          <table:table-cell office:value-type="float" office:value="0.000000000105">
            <text:p>1.05E-010</text:p>
          </table:table-cell>
          <table:table-cell office:value-type="float" office:value="16914">
            <text:p>16914</text:p>
          </table:table-cell>
          <table:table-cell office:value-type="float" office:value="3456.6">
            <text:p>3456.6</text:p>
          </table:table-cell>
          <table:table-cell office:value-type="float" office:value="295.01">
            <text:p>295.01</text:p>
          </table:table-cell>
          <table:table-cell table:formula="of:=1.973*10^-5*([.D30]/293.16)^0.5" office:value-type="float" office:value="0.0000197921556427377">
            <text:p>1.979E-05</text:p>
          </table:table-cell>
          <table:table-cell table:formula="of:=SQRT(2*8.3143/[.I$10]*[.D30])" office:value-type="float" office:value="1107.07008756618">
            <text:p>1107.1</text:p>
          </table:table-cell>
          <table:table-cell table:formula="of:=SQRT(0.18072*[.I$10]*[.F30]/(SQRT(2)*[.I$12]*[.E30]))" office:value-type="float" office:value="0.000000000217962756313133">
            <text:p>2.180E-10</text:p>
          </table:table-cell>
          <table:table-cell table:formula="of:=[.I$10]/8.3143*([.B30]+[.C30])/2/[.D30]" office:value-type="float" office:value="0.0166208636953363">
            <text:p>1.662E-02</text:p>
          </table:table-cell>
          <table:table-cell/>
          <table:table-cell table:formula="of:=[.I$10]/(PI()*SQRT(2)*[.I$12]*[.H30]*[.I$2]*([.G30])^2)" office:value-type="float" office:value="0.20197864952256">
            <text:p>2.020E-01</text:p>
          </table:table-cell>
          <table:table-cell table:formula="of:=[.A30]*(8.3143*[.I$6]*[.D30])/(([.B30]-[.C30])*[.I$10]*[.I$2]^2*[.F30]*[.I$8])" office:value-type="float" office:value="0.936845707713941">
            <text:p>9.368E-01</text:p>
          </table:table-cell>
        </table:table-row>
        <table:table-row table:style-name="ro1">
          <table:table-cell office:value-type="float" office:value="0.000000000101">
            <text:p>1.01E-010</text:p>
          </table:table-cell>
          <table:table-cell office:value-type="float" office:value="15677">
            <text:p>15677</text:p>
          </table:table-cell>
          <table:table-cell office:value-type="float" office:value="3136.8">
            <text:p>3136.8</text:p>
          </table:table-cell>
          <table:table-cell office:value-type="float" office:value="295.25">
            <text:p>295.25</text:p>
          </table:table-cell>
          <table:table-cell table:formula="of:=1.973*10^-5*([.D31]/293.16)^0.5" office:value-type="float" office:value="0.0000198002047794691">
            <text:p>1.980E-05</text:p>
          </table:table-cell>
          <table:table-cell table:formula="of:=SQRT(2*8.3143/[.I$10]*[.D31])" office:value-type="float" office:value="1107.52031434627">
            <text:p>1107.5</text:p>
          </table:table-cell>
          <table:table-cell table:formula="of:=SQRT(0.18072*[.I$10]*[.F31]/(SQRT(2)*[.I$12]*[.E31]))" office:value-type="float" office:value="0.000000000217962756313133">
            <text:p>2.180E-10</text:p>
          </table:table-cell>
          <table:table-cell table:formula="of:=[.I$10]/8.3143*([.B31]+[.C31])/2/[.D31]" office:value-type="float" office:value="0.0153381549633792">
            <text:p>1.534E-02</text:p>
          </table:table-cell>
          <table:table-cell/>
          <table:table-cell table:formula="of:=[.I$10]/(PI()*SQRT(2)*[.I$12]*[.H31]*[.I$2]*([.G31])^2)" office:value-type="float" office:value="0.218869845238738">
            <text:p>2.189E-01</text:p>
          </table:table-cell>
          <table:table-cell table:formula="of:=[.A31]*(8.3143*[.I$6]*[.D31])/(([.B31]-[.C31])*[.I$10]*[.I$2]^2*[.F31]*[.I$8])" office:value-type="float" office:value="0.967460915033814">
            <text:p>9.675E-01</text:p>
          </table:table-cell>
        </table:table-row>
        <table:table-row table:style-name="ro1">
          <table:table-cell office:value-type="float" office:value="0.000000000086">
            <text:p>8.60E-011</text:p>
          </table:table-cell>
          <table:table-cell office:value-type="float" office:value="14218">
            <text:p>14218</text:p>
          </table:table-cell>
          <table:table-cell office:value-type="float" office:value="2889.5">
            <text:p>2889.5</text:p>
          </table:table-cell>
          <table:table-cell office:value-type="float" office:value="294.92">
            <text:p>294.92</text:p>
          </table:table-cell>
          <table:table-cell table:formula="of:=1.973*10^-5*([.D32]/293.16)^0.5" office:value-type="float" office:value="0.0000197891363723988">
            <text:p>1.979E-05</text:p>
          </table:table-cell>
          <table:table-cell table:formula="of:=SQRT(2*8.3143/[.I$10]*[.D32])" office:value-type="float" office:value="1106.90120531107">
            <text:p>1106.9</text:p>
          </table:table-cell>
          <table:table-cell table:formula="of:=SQRT(0.18072*[.I$10]*[.F32]/(SQRT(2)*[.I$12]*[.E32]))" office:value-type="float" office:value="0.000000000217962756313133">
            <text:p>2.180E-10</text:p>
          </table:table-cell>
          <table:table-cell table:formula="of:=[.I$10]/8.3143*([.B32]+[.C32])/2/[.D32]" office:value-type="float" office:value="0.0139626813854698">
            <text:p>1.396E-02</text:p>
          </table:table-cell>
          <table:table-cell/>
          <table:table-cell table:formula="of:=[.I$10]/(PI()*SQRT(2)*[.I$12]*[.H32]*[.I$2]*([.G32])^2)" office:value-type="float" office:value="0.240430867854371">
            <text:p>2.404E-01</text:p>
          </table:table-cell>
          <table:table-cell table:formula="of:=[.A32]*(8.3143*[.I$6]*[.D32])/(([.B32]-[.C32])*[.I$10]*[.I$2]^2*[.F32]*[.I$8])" office:value-type="float" office:value="0.911380473865228">
            <text:p>9.114E-01</text:p>
          </table:table-cell>
        </table:table-row>
        <table:table-row table:style-name="ro1">
          <table:table-cell office:value-type="float" office:value="0.0000000000785">
            <text:p>7.85E-011</text:p>
          </table:table-cell>
          <table:table-cell office:value-type="float" office:value="13194">
            <text:p>13194</text:p>
          </table:table-cell>
          <table:table-cell office:value-type="float" office:value="2662.8">
            <text:p>2662.8</text:p>
          </table:table-cell>
          <table:table-cell office:value-type="float" office:value="295.24">
            <text:p>295.24</text:p>
          </table:table-cell>
          <table:table-cell table:formula="of:=1.973*10^-5*([.D33]/293.16)^0.5" office:value-type="float" office:value="0.0000197998694641018">
            <text:p>1.980E-05</text:p>
          </table:table-cell>
          <table:table-cell table:formula="of:=SQRT(2*8.3143/[.I$10]*[.D33])" office:value-type="float" office:value="1107.50155855131">
            <text:p>1107.5</text:p>
          </table:table-cell>
          <table:table-cell table:formula="of:=SQRT(0.18072*[.I$10]*[.F33]/(SQRT(2)*[.I$12]*[.E33]))" office:value-type="float" office:value="0.000000000217962756313133">
            <text:p>2.180E-10</text:p>
          </table:table-cell>
          <table:table-cell table:formula="of:=[.I$10]/8.3143*([.B33]+[.C33])/2/[.D33]" office:value-type="float" office:value="0.0129278664313215">
            <text:p>1.293E-02</text:p>
          </table:table-cell>
          <table:table-cell/>
          <table:table-cell table:formula="of:=[.I$10]/(PI()*SQRT(2)*[.I$12]*[.H33]*[.I$2]*([.G33])^2)" office:value-type="float" office:value="0.259676228936674">
            <text:p>2.597E-01</text:p>
          </table:table-cell>
          <table:table-cell table:formula="of:=[.A33]*(8.3143*[.I$6]*[.D33])/(([.B33]-[.C33])*[.I$10]*[.I$2]^2*[.F33]*[.I$8])" office:value-type="float" office:value="0.895366743237903">
            <text:p>8.954E-01</text:p>
          </table:table-cell>
        </table:table-row>
        <table:table-row table:style-name="ro1">
          <table:table-cell office:value-type="float" office:value="0.0000000000697">
            <text:p>6.97E-011</text:p>
          </table:table-cell>
          <table:table-cell office:value-type="float" office:value="11669">
            <text:p>11669</text:p>
          </table:table-cell>
          <table:table-cell office:value-type="float" office:value="2385.2">
            <text:p>2385.2</text:p>
          </table:table-cell>
          <table:table-cell office:value-type="float" office:value="295.25">
            <text:p>295.25</text:p>
          </table:table-cell>
          <table:table-cell table:formula="of:=1.973*10^-5*([.D34]/293.16)^0.5" office:value-type="float" office:value="0.0000198002047794691">
            <text:p>1.980E-05</text:p>
          </table:table-cell>
          <table:table-cell table:formula="of:=SQRT(2*8.3143/[.I$10]*[.D34])" office:value-type="float" office:value="1107.52031434627">
            <text:p>1107.5</text:p>
          </table:table-cell>
          <table:table-cell table:formula="of:=SQRT(0.18072*[.I$10]*[.F34]/(SQRT(2)*[.I$12]*[.E34]))" office:value-type="float" office:value="0.000000000217962756313133">
            <text:p>2.180E-10</text:p>
          </table:table-cell>
          <table:table-cell table:formula="of:=[.I$10]/8.3143*([.B34]+[.C34])/2/[.D34]" office:value-type="float" office:value="0.0114578393246619">
            <text:p>1.146E-02</text:p>
          </table:table-cell>
          <table:table-cell/>
          <table:table-cell table:formula="of:=[.I$10]/(PI()*SQRT(2)*[.I$12]*[.H34]*[.I$2]*([.G34])^2)" office:value-type="float" office:value="0.29299237910038">
            <text:p>2.930E-01</text:p>
          </table:table-cell>
          <table:table-cell table:formula="of:=[.A34]*(8.3143*[.I$6]*[.D34])/(([.B34]-[.C34])*[.I$10]*[.I$2]^2*[.F34]*[.I$8])" office:value-type="float" office:value="0.90182759498605">
            <text:p>9.018E-01</text:p>
          </table:table-cell>
        </table:table-row>
        <table:table-row table:style-name="ro1">
          <table:table-cell office:value-type="float" office:value="0.0000000000713">
            <text:p>7.13E-011</text:p>
          </table:table-cell>
          <table:table-cell office:value-type="float" office:value="11595">
            <text:p>11595</text:p>
          </table:table-cell>
          <table:table-cell office:value-type="float" office:value="2337.7">
            <text:p>2337.7</text:p>
          </table:table-cell>
          <table:table-cell office:value-type="float" office:value="295.05">
            <text:p>295.05</text:p>
          </table:table-cell>
          <table:table-cell table:formula="of:=1.973*10^-5*([.D35]/293.16)^0.5" office:value-type="float" office:value="0.0000197934973928337">
            <text:p>1.979E-05</text:p>
          </table:table-cell>
          <table:table-cell table:formula="of:=SQRT(2*8.3143/[.I$10]*[.D35])" office:value-type="float" office:value="1107.14513807725">
            <text:p>1107.1</text:p>
          </table:table-cell>
          <table:table-cell table:formula="of:=SQRT(0.18072*[.I$10]*[.F35]/(SQRT(2)*[.I$12]*[.E35]))" office:value-type="float" office:value="0.000000000217962756313133">
            <text:p>2.180E-10</text:p>
          </table:table-cell>
          <table:table-cell table:formula="of:=[.I$10]/8.3143*([.B35]+[.C35])/2/[.D35]" office:value-type="float" office:value="0.0113664846951719">
            <text:p>1.137E-02</text:p>
          </table:table-cell>
          <table:table-cell/>
          <table:table-cell table:formula="of:=[.I$10]/(PI()*SQRT(2)*[.I$12]*[.H35]*[.I$2]*([.G35])^2)" office:value-type="float" office:value="0.295347215353974">
            <text:p>2.953E-01</text:p>
          </table:table-cell>
          <table:table-cell table:formula="of:=[.A35]*(8.3143*[.I$6]*[.D35])/(([.B35]-[.C35])*[.I$10]*[.I$2]^2*[.F35]*[.I$8])" office:value-type="float" office:value="0.924856953376547">
            <text:p>9.249E-01</text:p>
          </table:table-cell>
        </table:table-row>
        <table:table-row table:style-name="ro1">
          <table:table-cell office:value-type="float" office:value="0.0000000000562">
            <text:p>5.62E-011</text:p>
          </table:table-cell>
          <table:table-cell office:value-type="float" office:value="10456">
            <text:p>10456</text:p>
          </table:table-cell>
          <table:table-cell office:value-type="float" office:value="2101.3">
            <text:p>2101.3</text:p>
          </table:table-cell>
          <table:table-cell office:value-type="float" office:value="295.01">
            <text:p>295.01</text:p>
          </table:table-cell>
          <table:table-cell table:formula="of:=1.973*10^-5*([.D36]/293.16)^0.5" office:value-type="float" office:value="0.0000197921556427377">
            <text:p>1.979E-05</text:p>
          </table:table-cell>
          <table:table-cell table:formula="of:=SQRT(2*8.3143/[.I$10]*[.D36])" office:value-type="float" office:value="1107.07008756618">
            <text:p>1107.1</text:p>
          </table:table-cell>
          <table:table-cell table:formula="of:=SQRT(0.18072*[.I$10]*[.F36]/(SQRT(2)*[.I$12]*[.E36]))" office:value-type="float" office:value="0.000000000217962756313133">
            <text:p>2.180E-10</text:p>
          </table:table-cell>
          <table:table-cell table:formula="of:=[.I$10]/8.3143*([.B36]+[.C36])/2/[.D36]" office:value-type="float" office:value="0.0102458038389368">
            <text:p>1.025E-02</text:p>
          </table:table-cell>
          <table:table-cell/>
          <table:table-cell table:formula="of:=[.I$10]/(PI()*SQRT(2)*[.I$12]*[.H36]*[.I$2]*([.G36])^2)" office:value-type="float" office:value="0.327652144805354">
            <text:p>3.277E-01</text:p>
          </table:table-cell>
          <table:table-cell table:formula="of:=[.A36]*(8.3143*[.I$6]*[.D36])/(([.B36]-[.C36])*[.I$10]*[.I$2]^2*[.F36]*[.I$8])" office:value-type="float" office:value="0.807691270892079">
            <text:p>8.077E-01</text:p>
          </table:table-cell>
        </table:table-row>
        <table:table-row table:style-name="ro1">
          <table:table-cell office:value-type="float" office:value="0.0000000000567">
            <text:p>5.67E-011</text:p>
          </table:table-cell>
          <table:table-cell office:value-type="float" office:value="10065">
            <text:p>10065</text:p>
          </table:table-cell>
          <table:table-cell office:value-type="float" office:value="2052.8">
            <text:p>2052.8</text:p>
          </table:table-cell>
          <table:table-cell office:value-type="float" office:value="294.74">
            <text:p>294.74</text:p>
          </table:table-cell>
          <table:table-cell table:formula="of:=1.973*10^-5*([.D37]/293.16)^0.5" office:value-type="float" office:value="0.0000197830964493297">
            <text:p>1.978E-05</text:p>
          </table:table-cell>
          <table:table-cell table:formula="of:=SQRT(2*8.3143/[.I$10]*[.D37])" office:value-type="float" office:value="1106.56336347707">
            <text:p>1106.6</text:p>
          </table:table-cell>
          <table:table-cell table:formula="of:=SQRT(0.18072*[.I$10]*[.F37]/(SQRT(2)*[.I$12]*[.E37]))" office:value-type="float" office:value="0.000000000217962756313133">
            <text:p>2.180E-10</text:p>
          </table:table-cell>
          <table:table-cell table:formula="of:=[.I$10]/8.3143*([.B37]+[.C37])/2/[.D37]" office:value-type="float" office:value="0.00989626248129924">
            <text:p>9.896E-03</text:p>
          </table:table-cell>
          <table:table-cell/>
          <table:table-cell table:formula="of:=[.I$10]/(PI()*SQRT(2)*[.I$12]*[.H37]*[.I$2]*([.G37])^2)" office:value-type="float" office:value="0.339224996247457">
            <text:p>3.392E-01</text:p>
          </table:table-cell>
          <table:table-cell table:formula="of:=[.A37]*(8.3143*[.I$6]*[.D37])/(([.B37]-[.C37])*[.I$10]*[.I$2]^2*[.F37]*[.I$8])" office:value-type="float" office:value="0.849322015536814">
            <text:p>8.493E-01</text:p>
          </table:table-cell>
        </table:table-row>
        <table:table-row table:style-name="ro1">
          <table:table-cell office:value-type="float" office:value="0.0000000000567">
            <text:p>5.67E-011</text:p>
          </table:table-cell>
          <table:table-cell office:value-type="float" office:value="9819">
            <text:p>9819</text:p>
          </table:table-cell>
          <table:table-cell office:value-type="float" office:value="1988.5">
            <text:p>1988.5</text:p>
          </table:table-cell>
          <table:table-cell office:value-type="float" office:value="294.88">
            <text:p>294.88</text:p>
          </table:table-cell>
          <table:table-cell table:formula="of:=1.973*10^-5*([.D38]/293.16)^0.5" office:value-type="float" office:value="0.0000197877943265953">
            <text:p>1.979E-05</text:p>
          </table:table-cell>
          <table:table-cell table:formula="of:=SQRT(2*8.3143/[.I$10]*[.D38])" office:value-type="float" office:value="1106.82613825966">
            <text:p>1106.8</text:p>
          </table:table-cell>
          <table:table-cell table:formula="of:=SQRT(0.18072*[.I$10]*[.F38]/(SQRT(2)*[.I$12]*[.E38]))" office:value-type="float" office:value="0.000000000217962756313133">
            <text:p>2.180E-10</text:p>
          </table:table-cell>
          <table:table-cell table:formula="of:=[.I$10]/8.3143*([.B38]+[.C38])/2/[.D38]" office:value-type="float" office:value="0.00963827117027858">
            <text:p>9.638E-03</text:p>
          </table:table-cell>
          <table:table-cell/>
          <table:table-cell table:formula="of:=[.I$10]/(PI()*SQRT(2)*[.I$12]*[.H38]*[.I$2]*([.G38])^2)" office:value-type="float" office:value="0.348305162178328">
            <text:p>3.483E-01</text:p>
          </table:table-cell>
          <table:table-cell table:formula="of:=[.A38]*(8.3143*[.I$6]*[.D38])/(([.B38]-[.C38])*[.I$10]*[.I$2]^2*[.F38]*[.I$8])" office:value-type="float" office:value="0.86923616837205">
            <text:p>8.692E-01</text:p>
          </table:table-cell>
        </table:table-row>
        <table:table-row table:style-name="ro1">
          <table:table-cell office:value-type="float" office:value="0.00000000005">
            <text:p>5.00E-011</text:p>
          </table:table-cell>
          <table:table-cell office:value-type="float" office:value="9548">
            <text:p>9548</text:p>
          </table:table-cell>
          <table:table-cell office:value-type="float" office:value="1912.7">
            <text:p>1912.7</text:p>
          </table:table-cell>
          <table:table-cell office:value-type="float" office:value="294.75">
            <text:p>294.75</text:p>
          </table:table-cell>
          <table:table-cell table:formula="of:=1.973*10^-5*([.D39]/293.16)^0.5" office:value-type="float" office:value="0.0000197834320489879">
            <text:p>1.978E-05</text:p>
          </table:table-cell>
          <table:table-cell table:formula="of:=SQRT(2*8.3143/[.I$10]*[.D39])" office:value-type="float" office:value="1106.58213517379">
            <text:p>1106.6</text:p>
          </table:table-cell>
          <table:table-cell table:formula="of:=SQRT(0.18072*[.I$10]*[.F39]/(SQRT(2)*[.I$12]*[.E39]))" office:value-type="float" office:value="0.000000000217962756313133">
            <text:p>2.180E-10</text:p>
          </table:table-cell>
          <table:table-cell table:formula="of:=[.I$10]/8.3143*([.B39]+[.C39])/2/[.D39]" office:value-type="float" office:value="0.00935931006265639">
            <text:p>9.359E-03</text:p>
          </table:table-cell>
          <table:table-cell/>
          <table:table-cell table:formula="of:=[.I$10]/(PI()*SQRT(2)*[.I$12]*[.H39]*[.I$2]*([.G39])^2)" office:value-type="float" office:value="0.35868665324779">
            <text:p>3.587E-01</text:p>
          </table:table-cell>
          <table:table-cell table:formula="of:=[.A39]*(8.3143*[.I$6]*[.D39])/(([.B39]-[.C39])*[.I$10]*[.I$2]^2*[.F39]*[.I$8])" office:value-type="float" office:value="0.785945388989573">
            <text:p>7.859E-01</text:p>
          </table:table-cell>
        </table:table-row>
        <table:table-row table:style-name="ro1">
          <table:table-cell office:value-type="float" office:value="0.0000000000523">
            <text:p>5.23E-011</text:p>
          </table:table-cell>
          <table:table-cell office:value-type="float" office:value="9691">
            <text:p>9691</text:p>
          </table:table-cell>
          <table:table-cell office:value-type="float" office:value="1962.1">
            <text:p>1962.1</text:p>
          </table:table-cell>
          <table:table-cell office:value-type="float" office:value="293.45">
            <text:p>293.45</text:p>
          </table:table-cell>
          <table:table-cell table:formula="of:=1.973*10^-5*([.D40]/293.16)^0.5" office:value-type="float" office:value="0.000019739756252035">
            <text:p>1.974E-05</text:p>
          </table:table-cell>
          <table:table-cell table:formula="of:=SQRT(2*8.3143/[.I$10]*[.D40])" office:value-type="float" office:value="1104.13913860333">
            <text:p>1104.1</text:p>
          </table:table-cell>
          <table:table-cell table:formula="of:=SQRT(0.18072*[.I$10]*[.F40]/(SQRT(2)*[.I$12]*[.E40]))" office:value-type="float" office:value="0.000000000217962756313133">
            <text:p>2.180E-10</text:p>
          </table:table-cell>
          <table:table-cell table:formula="of:=[.I$10]/8.3143*([.B40]+[.C40])/2/[.D40]" office:value-type="float" office:value="0.00955859066790779">
            <text:p>9.559E-03</text:p>
          </table:table-cell>
          <table:table-cell/>
          <table:table-cell table:formula="of:=[.I$10]/(PI()*SQRT(2)*[.I$12]*[.H40]*[.I$2]*([.G40])^2)" office:value-type="float" office:value="0.351208637310273">
            <text:p>3.512E-01</text:p>
          </table:table-cell>
          <table:table-cell table:formula="of:=[.A40]*(8.3143*[.I$6]*[.D40])/(([.B40]-[.C40])*[.I$10]*[.I$2]^2*[.F40]*[.I$8])" office:value-type="float" office:value="0.81034997371487">
            <text:p>8.103E-01</text:p>
          </table:table-cell>
        </table:table-row>
        <table:table-row table:style-name="ro1">
          <table:table-cell office:value-type="float" office:value="0.0000000000489">
            <text:p>4.89E-011</text:p>
          </table:table-cell>
          <table:table-cell office:value-type="float" office:value="9330">
            <text:p>9330</text:p>
          </table:table-cell>
          <table:table-cell office:value-type="float" office:value="1878">
            <text:p>1878</text:p>
          </table:table-cell>
          <table:table-cell office:value-type="float" office:value="293.54">
            <text:p>293.54</text:p>
          </table:table-cell>
          <table:table-cell table:formula="of:=1.973*10^-5*([.D41]/293.16)^0.5" office:value-type="float" office:value="0.0000197427830740934">
            <text:p>1.974E-05</text:p>
          </table:table-cell>
          <table:table-cell table:formula="of:=SQRT(2*8.3143/[.I$10]*[.D41])" office:value-type="float" office:value="1104.30844326229">
            <text:p>1104.3</text:p>
          </table:table-cell>
          <table:table-cell table:formula="of:=SQRT(0.18072*[.I$10]*[.F41]/(SQRT(2)*[.I$12]*[.E41]))" office:value-type="float" office:value="0.000000000217962756313133">
            <text:p>2.180E-10</text:p>
          </table:table-cell>
          <table:table-cell table:formula="of:=[.I$10]/8.3143*([.B41]+[.C41])/2/[.D41]" office:value-type="float" office:value="0.00919067347682705">
            <text:p>9.191E-03</text:p>
          </table:table-cell>
          <table:table-cell/>
          <table:table-cell table:formula="of:=[.I$10]/(PI()*SQRT(2)*[.I$12]*[.H41]*[.I$2]*([.G41])^2)" office:value-type="float" office:value="0.365268074374193">
            <text:p>3.653E-01</text:p>
          </table:table-cell>
          <table:table-cell table:formula="of:=[.A41]*(8.3143*[.I$6]*[.D41])/(([.B41]-[.C41])*[.I$10]*[.I$2]^2*[.F41]*[.I$8])" office:value-type="float" office:value="0.785943311994578">
            <text:p>7.859E-01</text:p>
          </table:table-cell>
        </table:table-row>
        <table:table-row table:style-name="ro1">
          <table:table-cell office:value-type="float" office:value="0.0000000000443">
            <text:p>4.43E-011</text:p>
          </table:table-cell>
          <table:table-cell office:value-type="float" office:value="8106">
            <text:p>8106</text:p>
          </table:table-cell>
          <table:table-cell office:value-type="float" office:value="1626.5">
            <text:p>1626.5</text:p>
          </table:table-cell>
          <table:table-cell office:value-type="float" office:value="293.45">
            <text:p>293.45</text:p>
          </table:table-cell>
          <table:table-cell table:formula="of:=1.973*10^-5*([.D42]/293.16)^0.5" office:value-type="float" office:value="0.000019739756252035">
            <text:p>1.974E-05</text:p>
          </table:table-cell>
          <table:table-cell table:formula="of:=SQRT(2*8.3143/[.I$10]*[.D42])" office:value-type="float" office:value="1104.13913860333">
            <text:p>1104.1</text:p>
          </table:table-cell>
          <table:table-cell table:formula="of:=SQRT(0.18072*[.I$10]*[.F42]/(SQRT(2)*[.I$12]*[.E42]))" office:value-type="float" office:value="0.000000000217962756313133">
            <text:p>2.180E-10</text:p>
          </table:table-cell>
          <table:table-cell table:formula="of:=[.I$10]/8.3143*([.B42]+[.C42])/2/[.D42]" office:value-type="float" office:value="0.00798319620319164">
            <text:p>7.983E-03</text:p>
          </table:table-cell>
          <table:table-cell/>
          <table:table-cell table:formula="of:=[.I$10]/(PI()*SQRT(2)*[.I$12]*[.H42]*[.I$2]*([.G42])^2)" office:value-type="float" office:value="0.420515733001833">
            <text:p>4.205E-01</text:p>
          </table:table-cell>
          <table:table-cell table:formula="of:=[.A42]*(8.3143*[.I$6]*[.D42])/(([.B42]-[.C42])*[.I$10]*[.I$2]^2*[.F42]*[.I$8])" office:value-type="float" office:value="0.818749134222633">
            <text:p>8.187E-01</text:p>
          </table:table-cell>
        </table:table-row>
        <table:table-row table:style-name="ro1">
          <table:table-cell office:value-type="float" office:value="0.0000000000372">
            <text:p>3.72E-011</text:p>
          </table:table-cell>
          <table:table-cell office:value-type="float" office:value="7383">
            <text:p>7383</text:p>
          </table:table-cell>
          <table:table-cell office:value-type="float" office:value="1468.7">
            <text:p>1468.7</text:p>
          </table:table-cell>
          <table:table-cell office:value-type="float" office:value="293.53">
            <text:p>293.53</text:p>
          </table:table-cell>
          <table:table-cell table:formula="of:=1.973*10^-5*([.D43]/293.16)^0.5" office:value-type="float" office:value="0.0000197424467834479">
            <text:p>1.974E-05</text:p>
          </table:table-cell>
          <table:table-cell table:formula="of:=SQRT(2*8.3143/[.I$10]*[.D43])" office:value-type="float" office:value="1104.28963291535">
            <text:p>1104.3</text:p>
          </table:table-cell>
          <table:table-cell table:formula="of:=SQRT(0.18072*[.I$10]*[.F43]/(SQRT(2)*[.I$12]*[.E43]))" office:value-type="float" office:value="0.000000000217962756313133">
            <text:p>2.180E-10</text:p>
          </table:table-cell>
          <table:table-cell table:formula="of:=[.I$10]/8.3143*([.B43]+[.C43])/2/[.D43]" office:value-type="float" office:value="0.0072587309026804">
            <text:p>7.259E-03</text:p>
          </table:table-cell>
          <table:table-cell/>
          <table:table-cell table:formula="of:=[.I$10]/(PI()*SQRT(2)*[.I$12]*[.H43]*[.I$2]*([.G43])^2)" office:value-type="float" office:value="0.462485749656726">
            <text:p>4.625E-01</text:p>
          </table:table-cell>
          <table:table-cell table:formula="of:=[.A43]*(8.3143*[.I$6]*[.D43])/(([.B43]-[.C43])*[.I$10]*[.I$2]^2*[.F43]*[.I$8])" office:value-type="float" office:value="0.753333710487914">
            <text:p>7.533E-01</text:p>
          </table:table-cell>
        </table:table-row>
        <table:table-row table:style-name="ro1">
          <table:table-cell office:value-type="float" office:value="0.000000000034">
            <text:p>3.40E-011</text:p>
          </table:table-cell>
          <table:table-cell office:value-type="float" office:value="6772">
            <text:p>6772</text:p>
          </table:table-cell>
          <table:table-cell office:value-type="float" office:value="1354.9">
            <text:p>1354.9</text:p>
          </table:table-cell>
          <table:table-cell office:value-type="float" office:value="293.6">
            <text:p>293.6</text:p>
          </table:table-cell>
          <table:table-cell table:formula="of:=1.973*10^-5*([.D44]/293.16)^0.5" office:value-type="float" office:value="0.0000197448006976862">
            <text:p>1.974E-05</text:p>
          </table:table-cell>
          <table:table-cell table:formula="of:=SQRT(2*8.3143/[.I$10]*[.D44])" office:value-type="float" office:value="1104.42129861609">
            <text:p>1104.4</text:p>
          </table:table-cell>
          <table:table-cell table:formula="of:=SQRT(0.18072*[.I$10]*[.F44]/(SQRT(2)*[.I$12]*[.E44]))" office:value-type="float" office:value="0.000000000217962756313133">
            <text:p>2.180E-10</text:p>
          </table:table-cell>
          <table:table-cell table:formula="of:=[.I$10]/8.3143*([.B44]+[.C44])/2/[.D44]" office:value-type="float" office:value="0.00666277840030772">
            <text:p>6.663E-03</text:p>
          </table:table-cell>
          <table:table-cell/>
          <table:table-cell table:formula="of:=[.I$10]/(PI()*SQRT(2)*[.I$12]*[.H44]*[.I$2]*([.G44])^2)" office:value-type="float" office:value="0.503852807550607">
            <text:p>5.039E-01</text:p>
          </table:table-cell>
          <table:table-cell table:formula="of:=[.A44]*(8.3143*[.I$6]*[.D44])/(([.B44]-[.C44])*[.I$10]*[.I$2]^2*[.F44]*[.I$8])" office:value-type="float" office:value="0.751816156956619">
            <text:p>7.518E-01</text:p>
          </table:table-cell>
        </table:table-row>
        <table:table-row table:style-name="ro1">
          <table:table-cell office:value-type="float" office:value="0.0000000000353">
            <text:p>3.53E-011</text:p>
          </table:table-cell>
          <table:table-cell office:value-type="float" office:value="6614.4">
            <text:p>6614.4</text:p>
          </table:table-cell>
          <table:table-cell office:value-type="float" office:value="1308.49">
            <text:p>1308.49</text:p>
          </table:table-cell>
          <table:table-cell office:value-type="float" office:value="297.16">
            <text:p>297.16</text:p>
          </table:table-cell>
          <table:table-cell table:formula="of:=1.973*10^-5*([.D45]/293.16)^0.5" office:value-type="float" office:value="0.0000198641462282149">
            <text:p>1.986E-05</text:p>
          </table:table-cell>
          <table:table-cell table:formula="of:=SQRT(2*8.3143/[.I$10]*[.D45])" office:value-type="float" office:value="1111.09686591245">
            <text:p>1111.1</text:p>
          </table:table-cell>
          <table:table-cell table:formula="of:=SQRT(0.18072*[.I$10]*[.F45]/(SQRT(2)*[.I$12]*[.E45]))" office:value-type="float" office:value="0.000000000217962756313133">
            <text:p>2.180E-10</text:p>
          </table:table-cell>
          <table:table-cell table:formula="of:=[.I$10]/8.3143*([.B45]+[.C45])/2/[.D45]" office:value-type="float" office:value="0.0064177054576257">
            <text:p>6.418E-03</text:p>
          </table:table-cell>
          <table:table-cell/>
          <table:table-cell table:formula="of:=[.I$10]/(PI()*SQRT(2)*[.I$12]*[.H45]*[.I$2]*([.G45])^2)" office:value-type="float" office:value="0.523093436625957">
            <text:p>5.231E-01</text:p>
          </table:table-cell>
          <table:table-cell table:formula="of:=[.A45]*(8.3143*[.I$6]*[.D45])/(([.B45]-[.C45])*[.I$10]*[.I$2]^2*[.F45]*[.I$8])" office:value-type="float" office:value="0.801736334060788">
            <text:p>8.017E-01</text:p>
          </table:table-cell>
        </table:table-row>
        <table:table-row table:style-name="ro1">
          <table:table-cell office:value-type="float" office:value="0.0000000000333">
            <text:p>3.33E-011</text:p>
          </table:table-cell>
          <table:table-cell office:value-type="float" office:value="6332.5">
            <text:p>6332.5</text:p>
          </table:table-cell>
          <table:table-cell office:value-type="float" office:value="1265.41">
            <text:p>1265.41</text:p>
          </table:table-cell>
          <table:table-cell office:value-type="float" office:value="297.16">
            <text:p>297.16</text:p>
          </table:table-cell>
          <table:table-cell table:formula="of:=1.973*10^-5*([.D46]/293.16)^0.5" office:value-type="float" office:value="0.0000198641462282149">
            <text:p>1.986E-05</text:p>
          </table:table-cell>
          <table:table-cell table:formula="of:=SQRT(2*8.3143/[.I$10]*[.D46])" office:value-type="float" office:value="1111.09686591245">
            <text:p>1111.1</text:p>
          </table:table-cell>
          <table:table-cell table:formula="of:=SQRT(0.18072*[.I$10]*[.F46]/(SQRT(2)*[.I$12]*[.E46]))" office:value-type="float" office:value="0.000000000217962756313133">
            <text:p>2.180E-10</text:p>
          </table:table-cell>
          <table:table-cell table:formula="of:=[.I$10]/8.3143*([.B46]+[.C46])/2/[.D46]" office:value-type="float" office:value="0.00615446490782389">
            <text:p>6.154E-03</text:p>
          </table:table-cell>
          <table:table-cell/>
          <table:table-cell table:formula="of:=[.I$10]/(PI()*SQRT(2)*[.I$12]*[.H46]*[.I$2]*([.G46])^2)" office:value-type="float" office:value="0.545467340111877">
            <text:p>5.455E-01</text:p>
          </table:table-cell>
          <table:table-cell table:formula="of:=[.A46]*(8.3143*[.I$6]*[.D46])/(([.B46]-[.C46])*[.I$10]*[.I$2]^2*[.F46]*[.I$8])" office:value-type="float" office:value="0.791958373446739">
            <text:p>7.920E-01</text:p>
          </table:table-cell>
        </table:table-row>
        <table:table-row table:style-name="ro1">
          <table:table-cell office:value-type="float" office:value="0.0000000000335">
            <text:p>3.35E-011</text:p>
          </table:table-cell>
          <table:table-cell office:value-type="float" office:value="6133.5">
            <text:p>6133.5</text:p>
          </table:table-cell>
          <table:table-cell office:value-type="float" office:value="1228.23">
            <text:p>1228.23</text:p>
          </table:table-cell>
          <table:table-cell office:value-type="float" office:value="297.16">
            <text:p>297.16</text:p>
          </table:table-cell>
          <table:table-cell table:formula="of:=1.973*10^-5*([.D47]/293.16)^0.5" office:value-type="float" office:value="0.0000198641462282149">
            <text:p>1.986E-05</text:p>
          </table:table-cell>
          <table:table-cell table:formula="of:=SQRT(2*8.3143/[.I$10]*[.D47])" office:value-type="float" office:value="1111.09686591245">
            <text:p>1111.1</text:p>
          </table:table-cell>
          <table:table-cell table:formula="of:=SQRT(0.18072*[.I$10]*[.F47]/(SQRT(2)*[.I$12]*[.E47]))" office:value-type="float" office:value="0.000000000217962756313133">
            <text:p>2.180E-10</text:p>
          </table:table-cell>
          <table:table-cell table:formula="of:=[.I$10]/8.3143*([.B47]+[.C47])/2/[.D47]" office:value-type="float" office:value="0.00596315420238913">
            <text:p>5.963E-03</text:p>
          </table:table-cell>
          <table:table-cell/>
          <table:table-cell table:formula="of:=[.I$10]/(PI()*SQRT(2)*[.I$12]*[.H47]*[.I$2]*([.G47])^2)" office:value-type="float" office:value="0.562967095792623">
            <text:p>5.630E-01</text:p>
          </table:table-cell>
          <table:table-cell table:formula="of:=[.A47]*(8.3143*[.I$6]*[.D47])/(([.B47]-[.C47])*[.I$10]*[.I$2]^2*[.F47]*[.I$8])" office:value-type="float" office:value="0.822997715168188">
            <text:p>8.230E-01</text:p>
          </table:table-cell>
        </table:table-row>
        <table:table-row table:style-name="ro1">
          <table:table-cell office:value-type="float" office:value="0.0000000000317">
            <text:p>3.17E-011</text:p>
          </table:table-cell>
          <table:table-cell office:value-type="float" office:value="5831.2">
            <text:p>5831.2</text:p>
          </table:table-cell>
          <table:table-cell office:value-type="float" office:value="1184.31">
            <text:p>1184.31</text:p>
          </table:table-cell>
          <table:table-cell office:value-type="float" office:value="297.15">
            <text:p>297.15</text:p>
          </table:table-cell>
          <table:table-cell table:formula="of:=1.973*10^-5*([.D48]/293.16)^0.5" office:value-type="float" office:value="0.0000198638119922251">
            <text:p>1.986E-05</text:p>
          </table:table-cell>
          <table:table-cell table:formula="of:=SQRT(2*8.3143/[.I$10]*[.D48])" office:value-type="float" office:value="1111.07817049224">
            <text:p>1111.1</text:p>
          </table:table-cell>
          <table:table-cell table:formula="of:=SQRT(0.18072*[.I$10]*[.F48]/(SQRT(2)*[.I$12]*[.E48]))" office:value-type="float" office:value="0.000000000217962756313133">
            <text:p>2.180E-10</text:p>
          </table:table-cell>
          <table:table-cell table:formula="of:=[.I$10]/8.3143*([.B48]+[.C48])/2/[.D48]" office:value-type="float" office:value="0.00568290005184563">
            <text:p>5.683E-03</text:p>
          </table:table-cell>
          <table:table-cell/>
          <table:table-cell table:formula="of:=[.I$10]/(PI()*SQRT(2)*[.I$12]*[.H48]*[.I$2]*([.G48])^2)" office:value-type="float" office:value="0.590730009758366">
            <text:p>5.907E-01</text:p>
          </table:table-cell>
          <table:table-cell table:formula="of:=[.A48]*(8.3143*[.I$6]*[.D48])/(([.B48]-[.C48])*[.I$10]*[.I$2]^2*[.F48]*[.I$8])" office:value-type="float" office:value="0.822065272636176">
            <text:p>8.221E-01</text:p>
          </table:table-cell>
        </table:table-row>
        <table:table-row table:style-name="ro1">
          <table:table-cell office:value-type="float" office:value="0.0000000000278">
            <text:p>2.78E-011</text:p>
          </table:table-cell>
          <table:table-cell office:value-type="float" office:value="5398.6">
            <text:p>5398.6</text:p>
          </table:table-cell>
          <table:table-cell office:value-type="float" office:value="1078.08">
            <text:p>1078.08</text:p>
          </table:table-cell>
          <table:table-cell office:value-type="float" office:value="297.17">
            <text:p>297.17</text:p>
          </table:table-cell>
          <table:table-cell table:formula="of:=1.973*10^-5*([.D49]/293.16)^0.5" office:value-type="float" office:value="0.0000198644804585809">
            <text:p>1.986E-05</text:p>
          </table:table-cell>
          <table:table-cell table:formula="of:=SQRT(2*8.3143/[.I$10]*[.D49])" office:value-type="float" office:value="1111.11556101809">
            <text:p>1111.1</text:p>
          </table:table-cell>
          <table:table-cell table:formula="of:=SQRT(0.18072*[.I$10]*[.F49]/(SQRT(2)*[.I$12]*[.E49]))" office:value-type="float" office:value="0.000000000217962756313133">
            <text:p>2.180E-10</text:p>
          </table:table-cell>
          <table:table-cell table:formula="of:=[.I$10]/8.3143*([.B49]+[.C49])/2/[.D49]" office:value-type="float" office:value="0.00524606877978334">
            <text:p>5.246E-03</text:p>
          </table:table-cell>
          <table:table-cell/>
          <table:table-cell table:formula="of:=[.I$10]/(PI()*SQRT(2)*[.I$12]*[.H49]*[.I$2]*([.G49])^2)" office:value-type="float" office:value="0.639919098281672">
            <text:p>6.399E-01</text:p>
          </table:table-cell>
          <table:table-cell table:formula="of:=[.A49]*(8.3143*[.I$6]*[.D49])/(([.B49]-[.C49])*[.I$10]*[.I$2]^2*[.F49]*[.I$8])" office:value-type="float" office:value="0.775412545095948">
            <text:p>7.754E-01</text:p>
          </table:table-cell>
        </table:table-row>
        <table:table-row table:style-name="ro1">
          <table:table-cell office:value-type="float" office:value="0.0000000000272">
            <text:p>2.72E-011</text:p>
          </table:table-cell>
          <table:table-cell office:value-type="float" office:value="4952">
            <text:p>4952</text:p>
          </table:table-cell>
          <table:table-cell office:value-type="float" office:value="989.72">
            <text:p>989.72</text:p>
          </table:table-cell>
          <table:table-cell office:value-type="float" office:value="297.16">
            <text:p>297.16</text:p>
          </table:table-cell>
          <table:table-cell table:formula="of:=1.973*10^-5*([.D50]/293.16)^0.5" office:value-type="float" office:value="0.0000198641462282149">
            <text:p>1.986E-05</text:p>
          </table:table-cell>
          <table:table-cell table:formula="of:=SQRT(2*8.3143/[.I$10]*[.D50])" office:value-type="float" office:value="1111.09686591245">
            <text:p>1111.1</text:p>
          </table:table-cell>
          <table:table-cell table:formula="of:=SQRT(0.18072*[.I$10]*[.F50]/(SQRT(2)*[.I$12]*[.E50]))" office:value-type="float" office:value="0.000000000217962756313133">
            <text:p>2.180E-10</text:p>
          </table:table-cell>
          <table:table-cell table:formula="of:=[.I$10]/8.3143*([.B50]+[.C50])/2/[.D50]" office:value-type="float" office:value="0.00481291660892474">
            <text:p>4.813E-03</text:p>
          </table:table-cell>
          <table:table-cell/>
          <table:table-cell table:formula="of:=[.I$10]/(PI()*SQRT(2)*[.I$12]*[.H50]*[.I$2]*([.G50])^2)" office:value-type="float" office:value="0.697510444468845">
            <text:p>6.975E-01</text:p>
          </table:table-cell>
          <table:table-cell table:formula="of:=[.A50]*(8.3143*[.I$6]*[.D50])/(([.B50]-[.C50])*[.I$10]*[.I$2]^2*[.F50]*[.I$8])" office:value-type="float" office:value="0.827257058404781">
            <text:p>8.273E-01</text:p>
          </table:table-cell>
        </table:table-row>
        <table:table-row table:style-name="ro1">
          <table:table-cell office:value-type="float" office:value="0.0000000000248">
            <text:p>2.48E-011</text:p>
          </table:table-cell>
          <table:table-cell office:value-type="float" office:value="4588.5">
            <text:p>4588.5</text:p>
          </table:table-cell>
          <table:table-cell office:value-type="float" office:value="913.48">
            <text:p>913.48</text:p>
          </table:table-cell>
          <table:table-cell office:value-type="float" office:value="297.17">
            <text:p>297.17</text:p>
          </table:table-cell>
          <table:table-cell table:formula="of:=1.973*10^-5*([.D51]/293.16)^0.5" office:value-type="float" office:value="0.0000198644804585809">
            <text:p>1.986E-05</text:p>
          </table:table-cell>
          <table:table-cell table:formula="of:=SQRT(2*8.3143/[.I$10]*[.D51])" office:value-type="float" office:value="1111.11556101809">
            <text:p>1111.1</text:p>
          </table:table-cell>
          <table:table-cell table:formula="of:=SQRT(0.18072*[.I$10]*[.F51]/(SQRT(2)*[.I$12]*[.E51]))" office:value-type="float" office:value="0.000000000217962756313133">
            <text:p>2.180E-10</text:p>
          </table:table-cell>
          <table:table-cell table:formula="of:=[.I$10]/8.3143*([.B51]+[.C51])/2/[.D51]" office:value-type="float" office:value="0.00445656810356422">
            <text:p>4.457E-03</text:p>
          </table:table-cell>
          <table:table-cell/>
          <table:table-cell table:formula="of:=[.I$10]/(PI()*SQRT(2)*[.I$12]*[.H51]*[.I$2]*([.G51])^2)" office:value-type="float" office:value="0.753283586174239">
            <text:p>7.533E-01</text:p>
          </table:table-cell>
          <table:table-cell table:formula="of:=[.A51]*(8.3143*[.I$6]*[.D51])/(([.B51]-[.C51])*[.I$10]*[.I$2]^2*[.F51]*[.I$8])" office:value-type="float" office:value="0.813234923828742">
            <text:p>8.132E-01</text:p>
          </table:table-cell>
        </table:table-row>
        <table:table-row table:style-name="ro1">
          <table:table-cell office:value-type="float" office:value="0.000000000024">
            <text:p>2.40E-011</text:p>
          </table:table-cell>
          <table:table-cell office:value-type="float" office:value="4267.3">
            <text:p>4267.3</text:p>
          </table:table-cell>
          <table:table-cell office:value-type="float" office:value="854.6">
            <text:p>854.6</text:p>
          </table:table-cell>
          <table:table-cell office:value-type="float" office:value="297.16">
            <text:p>297.16</text:p>
          </table:table-cell>
          <table:table-cell table:formula="of:=1.973*10^-5*([.D52]/293.16)^0.5" office:value-type="float" office:value="0.0000198641462282149">
            <text:p>1.986E-05</text:p>
          </table:table-cell>
          <table:table-cell table:formula="of:=SQRT(2*8.3143/[.I$10]*[.D52])" office:value-type="float" office:value="1111.09686591245">
            <text:p>1111.1</text:p>
          </table:table-cell>
          <table:table-cell table:formula="of:=SQRT(0.18072*[.I$10]*[.F52]/(SQRT(2)*[.I$12]*[.E52]))" office:value-type="float" office:value="0.000000000217962756313133">
            <text:p>2.180E-10</text:p>
          </table:table-cell>
          <table:table-cell table:formula="of:=[.I$10]/8.3143*([.B52]+[.C52])/2/[.D52]" office:value-type="float" office:value="0.00414884538134608">
            <text:p>4.149E-03</text:p>
          </table:table-cell>
          <table:table-cell/>
          <table:table-cell table:formula="of:=[.I$10]/(PI()*SQRT(2)*[.I$12]*[.H52]*[.I$2]*([.G52])^2)" office:value-type="float" office:value="0.809155149087141">
            <text:p>8.092E-01</text:p>
          </table:table-cell>
          <table:table-cell table:formula="of:=[.A52]*(8.3143*[.I$6]*[.D52])/(([.B52]-[.C52])*[.I$10]*[.I$2]^2*[.F52]*[.I$8])" office:value-type="float" office:value="0.847480801998097">
            <text:p>8.475E-01</text:p>
          </table:table-cell>
        </table:table-row>
        <table:table-row table:style-name="ro1">
          <table:table-cell office:value-type="float" office:value="0.0000000000224">
            <text:p>2.24E-011</text:p>
          </table:table-cell>
          <table:table-cell office:value-type="float" office:value="4019.8">
            <text:p>4019.8</text:p>
          </table:table-cell>
          <table:table-cell office:value-type="float" office:value="788.44">
            <text:p>788.44</text:p>
          </table:table-cell>
          <table:table-cell office:value-type="float" office:value="297.15">
            <text:p>297.15</text:p>
          </table:table-cell>
          <table:table-cell table:formula="of:=1.973*10^-5*([.D53]/293.16)^0.5" office:value-type="float" office:value="0.0000198638119922251">
            <text:p>1.986E-05</text:p>
          </table:table-cell>
          <table:table-cell table:formula="of:=SQRT(2*8.3143/[.I$10]*[.D53])" office:value-type="float" office:value="1111.07817049224">
            <text:p>1111.1</text:p>
          </table:table-cell>
          <table:table-cell table:formula="of:=SQRT(0.18072*[.I$10]*[.F53]/(SQRT(2)*[.I$12]*[.E53]))" office:value-type="float" office:value="0.000000000217962756313133">
            <text:p>2.180E-10</text:p>
          </table:table-cell>
          <table:table-cell table:formula="of:=[.I$10]/8.3143*([.B53]+[.C53])/2/[.D53]" office:value-type="float" office:value="0.00389490533764277">
            <text:p>3.895E-03</text:p>
          </table:table-cell>
          <table:table-cell/>
          <table:table-cell table:formula="of:=[.I$10]/(PI()*SQRT(2)*[.I$12]*[.H53]*[.I$2]*([.G53])^2)" office:value-type="float" office:value="0.861910447639867">
            <text:p>8.619E-01</text:p>
          </table:table-cell>
          <table:table-cell table:formula="of:=[.A53]*(8.3143*[.I$6]*[.D53])/(([.B53]-[.C53])*[.I$10]*[.I$2]^2*[.F53]*[.I$8])" office:value-type="float" office:value="0.835356979934879">
            <text:p>8.354E-01</text:p>
          </table:table-cell>
        </table:table-row>
        <table:table-row table:style-name="ro1">
          <table:table-cell office:value-type="float" office:value="0.0000000000189">
            <text:p>1.89E-011</text:p>
          </table:table-cell>
          <table:table-cell office:value-type="float" office:value="3404.8">
            <text:p>3404.8</text:p>
          </table:table-cell>
          <table:table-cell office:value-type="float" office:value="680.68">
            <text:p>680.68</text:p>
          </table:table-cell>
          <table:table-cell office:value-type="float" office:value="297.15">
            <text:p>297.15</text:p>
          </table:table-cell>
          <table:table-cell table:formula="of:=1.973*10^-5*([.D54]/293.16)^0.5" office:value-type="float" office:value="0.0000198638119922251">
            <text:p>1.986E-05</text:p>
          </table:table-cell>
          <table:table-cell table:formula="of:=SQRT(2*8.3143/[.I$10]*[.D54])" office:value-type="float" office:value="1111.07817049224">
            <text:p>1111.1</text:p>
          </table:table-cell>
          <table:table-cell table:formula="of:=SQRT(0.18072*[.I$10]*[.F54]/(SQRT(2)*[.I$12]*[.E54]))" office:value-type="float" office:value="0.000000000217962756313133">
            <text:p>2.180E-10</text:p>
          </table:table-cell>
          <table:table-cell table:formula="of:=[.I$10]/8.3143*([.B54]+[.C54])/2/[.D54]" office:value-type="float" office:value="0.0033094350237993">
            <text:p>3.309E-03</text:p>
          </table:table-cell>
          <table:table-cell/>
          <table:table-cell table:formula="of:=[.I$10]/(PI()*SQRT(2)*[.I$12]*[.H54]*[.I$2]*([.G54])^2)" office:value-type="float" office:value="1.01439054670685">
            <text:p>1.014E+00</text:p>
          </table:table-cell>
          <table:table-cell table:formula="of:=[.A54]*(8.3143*[.I$6]*[.D54])/(([.B54]-[.C54])*[.I$10]*[.I$2]^2*[.F54]*[.I$8])" office:value-type="float" office:value="0.836074545729722">
            <text:p>8.361E-01</text:p>
          </table:table-cell>
        </table:table-row>
        <table:table-row table:style-name="ro1">
          <table:table-cell office:value-type="float" office:value="0.0000000000166">
            <text:p>1.66E-011</text:p>
          </table:table-cell>
          <table:table-cell office:value-type="float" office:value="3042.5">
            <text:p>3042.5</text:p>
          </table:table-cell>
          <table:table-cell office:value-type="float" office:value="619.29">
            <text:p>619.29</text:p>
          </table:table-cell>
          <table:table-cell office:value-type="float" office:value="297.14">
            <text:p>297.14</text:p>
          </table:table-cell>
          <table:table-cell table:formula="of:=1.973*10^-5*([.D55]/293.16)^0.5" office:value-type="float" office:value="0.0000198634777506112">
            <text:p>1.986E-05</text:p>
          </table:table-cell>
          <table:table-cell table:formula="of:=SQRT(2*8.3143/[.I$10]*[.D55])" office:value-type="float" office:value="1111.05947475745">
            <text:p>1111.1</text:p>
          </table:table-cell>
          <table:table-cell table:formula="of:=SQRT(0.18072*[.I$10]*[.F55]/(SQRT(2)*[.I$12]*[.E55]))" office:value-type="float" office:value="0.000000000217962756313133">
            <text:p>2.180E-10</text:p>
          </table:table-cell>
          <table:table-cell table:formula="of:=[.I$10]/8.3143*([.B55]+[.C55])/2/[.D55]" office:value-type="float" office:value="0.00296632560002153">
            <text:p>2.966E-03</text:p>
          </table:table-cell>
          <table:table-cell/>
          <table:table-cell table:formula="of:=[.I$10]/(PI()*SQRT(2)*[.I$12]*[.H55]*[.I$2]*([.G55])^2)" office:value-type="float" office:value="1.13172323465038">
            <text:p>1.132E+00</text:p>
          </table:table-cell>
          <table:table-cell table:formula="of:=[.A55]*(8.3143*[.I$6]*[.D55])/(([.B55]-[.C55])*[.I$10]*[.I$2]^2*[.F55]*[.I$8])" office:value-type="float" office:value="0.825503957837041">
            <text:p>8.255E-01</text:p>
          </table:table-cell>
        </table:table-row>
        <table:table-row table:style-name="ro1">
          <table:table-cell office:value-type="float" office:value="0.0000000000165">
            <text:p>1.65E-011</text:p>
          </table:table-cell>
          <table:table-cell office:value-type="float" office:value="2897.3">
            <text:p>2897.3</text:p>
          </table:table-cell>
          <table:table-cell office:value-type="float" office:value="582.72">
            <text:p>582.72</text:p>
          </table:table-cell>
          <table:table-cell office:value-type="float" office:value="297.13">
            <text:p>297.13</text:p>
          </table:table-cell>
          <table:table-cell table:formula="of:=1.973*10^-5*([.D56]/293.16)^0.5" office:value-type="float" office:value="0.0000198631435033729">
            <text:p>1.986E-05</text:p>
          </table:table-cell>
          <table:table-cell table:formula="of:=SQRT(2*8.3143/[.I$10]*[.D56])" office:value-type="float" office:value="1111.04077870807">
            <text:p>1111.0</text:p>
          </table:table-cell>
          <table:table-cell table:formula="of:=SQRT(0.18072*[.I$10]*[.F56]/(SQRT(2)*[.I$12]*[.E56]))" office:value-type="float" office:value="0.000000000217962756313133">
            <text:p>2.180E-10</text:p>
          </table:table-cell>
          <table:table-cell table:formula="of:=[.I$10]/8.3143*([.B56]+[.C56])/2/[.D56]" office:value-type="float" office:value="0.00281917309129677">
            <text:p>2.819E-03</text:p>
          </table:table-cell>
          <table:table-cell/>
          <table:table-cell table:formula="of:=[.I$10]/(PI()*SQRT(2)*[.I$12]*[.H56]*[.I$2]*([.G56])^2)" office:value-type="float" office:value="1.19079584486896">
            <text:p>1.191E+00</text:p>
          </table:table-cell>
          <table:table-cell table:formula="of:=[.A56]*(8.3143*[.I$6]*[.D56])/(([.B56]-[.C56])*[.I$10]*[.I$2]^2*[.F56]*[.I$8])" office:value-type="float" office:value="0.859026505641779">
            <text:p>8.590E-01</text:p>
          </table:table-cell>
        </table:table-row>
        <table:table-row table:style-name="ro1">
          <table:table-cell office:value-type="float" office:value="0.0000000000135">
            <text:p>1.35E-011</text:p>
          </table:table-cell>
          <table:table-cell office:value-type="float" office:value="2348.9">
            <text:p>2348.9</text:p>
          </table:table-cell>
          <table:table-cell office:value-type="float" office:value="480.42">
            <text:p>480.42</text:p>
          </table:table-cell>
          <table:table-cell office:value-type="float" office:value="297.11">
            <text:p>297.11</text:p>
          </table:table-cell>
          <table:table-cell table:formula="of:=1.973*10^-5*([.D57]/293.16)^0.5" office:value-type="float" office:value="0.0000198624749920221">
            <text:p>1.986E-05</text:p>
          </table:table-cell>
          <table:table-cell table:formula="of:=SQRT(2*8.3143/[.I$10]*[.D57])" office:value-type="float" office:value="1111.00338566544">
            <text:p>1111.0</text:p>
          </table:table-cell>
          <table:table-cell table:formula="of:=SQRT(0.18072*[.I$10]*[.F57]/(SQRT(2)*[.I$12]*[.E57]))" office:value-type="float" office:value="0.000000000217962756313133">
            <text:p>2.180E-10</text:p>
          </table:table-cell>
          <table:table-cell table:formula="of:=[.I$10]/8.3143*([.B57]+[.C57])/2/[.D57]" office:value-type="float" office:value="0.00229219364810183">
            <text:p>2.292E-03</text:p>
          </table:table-cell>
          <table:table-cell/>
          <table:table-cell table:formula="of:=[.I$10]/(PI()*SQRT(2)*[.I$12]*[.H57]*[.I$2]*([.G57])^2)" office:value-type="float" office:value="1.46456195176292">
            <text:p>1.465E+00</text:p>
          </table:table-cell>
          <table:table-cell table:formula="of:=[.A57]*(8.3143*[.I$6]*[.D57])/(([.B57]-[.C57])*[.I$10]*[.I$2]^2*[.F57]*[.I$8])" office:value-type="float" office:value="0.870613735012205">
            <text:p>8.706E-01</text:p>
          </table:table-cell>
        </table:table-row>
        <table:table-row table:style-name="ro1">
          <table:table-cell office:value-type="float" office:value="0.0000000000104">
            <text:p>1.04E-011</text:p>
          </table:table-cell>
          <table:table-cell office:value-type="float" office:value="1752.6">
            <text:p>1752.6</text:p>
          </table:table-cell>
          <table:table-cell office:value-type="float" office:value="352">
            <text:p>352</text:p>
          </table:table-cell>
          <table:table-cell office:value-type="float" office:value="297.24">
            <text:p>297.24</text:p>
          </table:table-cell>
          <table:table-cell table:formula="of:=1.973*10^-5*([.D58]/293.16)^0.5" office:value-type="float" office:value="0.0000198668199137009">
            <text:p>1.987E-05</text:p>
          </table:table-cell>
          <table:table-cell table:formula="of:=SQRT(2*8.3143/[.I$10]*[.D58])" office:value-type="float" office:value="1111.24641795107">
            <text:p>1111.2</text:p>
          </table:table-cell>
          <table:table-cell table:formula="of:=SQRT(0.18072*[.I$10]*[.F58]/(SQRT(2)*[.I$12]*[.E58]))" office:value-type="float" office:value="0.000000000217962756313133">
            <text:p>2.180E-10</text:p>
          </table:table-cell>
          <table:table-cell table:formula="of:=[.I$10]/8.3143*([.B58]+[.C58])/2/[.D58]" office:value-type="float" office:value="0.00170431088586954">
            <text:p>1.704E-03</text:p>
          </table:table-cell>
          <table:table-cell/>
          <table:table-cell table:formula="of:=[.I$10]/(PI()*SQRT(2)*[.I$12]*[.H58]*[.I$2]*([.G58])^2)" office:value-type="float" office:value="1.9697460310299">
            <text:p>1.970E+00</text:p>
          </table:table-cell>
          <table:table-cell table:formula="of:=[.A58]*(8.3143*[.I$6]*[.D58])/(([.B58]-[.C58])*[.I$10]*[.I$2]^2*[.F58]*[.I$8])" office:value-type="float" office:value="0.89494100723957">
            <text:p>8.949E-01</text:p>
          </table:table-cell>
        </table:table-row>
        <table:table-row table:style-name="ro1">
          <table:table-cell office:value-type="float" office:value="0.00000000000974">
            <text:p>9.74E-012</text:p>
          </table:table-cell>
          <table:table-cell office:value-type="float" office:value="1624.7">
            <text:p>1624.7</text:p>
          </table:table-cell>
          <table:table-cell office:value-type="float" office:value="327.42">
            <text:p>327.42</text:p>
          </table:table-cell>
          <table:table-cell office:value-type="float" office:value="297.46">
            <text:p>297.46</text:p>
          </table:table-cell>
          <table:table-cell table:formula="of:=1.973*10^-5*([.D59]/293.16)^0.5" office:value-type="float" office:value="0.000019874170694122">
            <text:p>1.987E-05</text:p>
          </table:table-cell>
          <table:table-cell table:formula="of:=SQRT(2*8.3143/[.I$10]*[.D59])" office:value-type="float" office:value="1111.65758231696">
            <text:p>1111.7</text:p>
          </table:table-cell>
          <table:table-cell table:formula="of:=SQRT(0.18072*[.I$10]*[.F59]/(SQRT(2)*[.I$12]*[.E59]))" office:value-type="float" office:value="0.000000000217962756313133">
            <text:p>2.180E-10</text:p>
          </table:table-cell>
          <table:table-cell table:formula="of:=[.I$10]/8.3143*([.B59]+[.C59])/2/[.D59]" office:value-type="float" office:value="0.00157966298528832">
            <text:p>1.580E-03</text:p>
          </table:table-cell>
          <table:table-cell/>
          <table:table-cell table:formula="of:=[.I$10]/(PI()*SQRT(2)*[.I$12]*[.H59]*[.I$2]*([.G59])^2)" office:value-type="float" office:value="2.12517456846649">
            <text:p>2.125E+00</text:p>
          </table:table-cell>
          <table:table-cell table:formula="of:=[.A59]*(8.3143*[.I$6]*[.D59])/(([.B59]-[.C59])*[.I$10]*[.I$2]^2*[.F59]*[.I$8])" office:value-type="float" office:value="0.905234476091785">
            <text:p>9.052E-01</text:p>
          </table:table-cell>
        </table:table-row>
        <table:table-row table:style-name="ro1">
          <table:table-cell office:value-type="float" office:value="0.00000000000897">
            <text:p>8.97E-012</text:p>
          </table:table-cell>
          <table:table-cell office:value-type="float" office:value="1469.1">
            <text:p>1469.1</text:p>
          </table:table-cell>
          <table:table-cell office:value-type="float" office:value="292.49">
            <text:p>292.49</text:p>
          </table:table-cell>
          <table:table-cell office:value-type="float" office:value="297.21">
            <text:p>297.21</text:p>
          </table:table-cell>
          <table:table-cell table:formula="of:=1.973*10^-5*([.D60]/293.16)^0.5" office:value-type="float" office:value="0.0000198658173238128">
            <text:p>1.987E-05</text:p>
          </table:table-cell>
          <table:table-cell table:formula="of:=SQRT(2*8.3143/[.I$10]*[.D60])" office:value-type="float" office:value="1111.19033829531">
            <text:p>1111.2</text:p>
          </table:table-cell>
          <table:table-cell table:formula="of:=SQRT(0.18072*[.I$10]*[.F60]/(SQRT(2)*[.I$12]*[.E60]))" office:value-type="float" office:value="0.000000000217962756313133">
            <text:p>2.180E-10</text:p>
          </table:table-cell>
          <table:table-cell table:formula="of:=[.I$10]/8.3143*([.B60]+[.C60])/2/[.D60]" office:value-type="float" office:value="0.00142668443480335">
            <text:p>1.427E-03</text:p>
          </table:table-cell>
          <table:table-cell/>
          <table:table-cell table:formula="of:=[.I$10]/(PI()*SQRT(2)*[.I$12]*[.H60]*[.I$2]*([.G60])^2)" office:value-type="float" office:value="2.35304985544706">
            <text:p>2.353E+00</text:p>
          </table:table-cell>
          <table:table-cell table:formula="of:=[.A60]*(8.3143*[.I$6]*[.D60])/(([.B60]-[.C60])*[.I$10]*[.I$2]^2*[.F60]*[.I$8])" office:value-type="float" office:value="0.918783487893792">
            <text:p>9.188E-01</text:p>
          </table:table-cell>
        </table:table-row>
        <table:table-row table:style-name="ro1">
          <table:table-cell office:value-type="float" office:value="0.00000000000764">
            <text:p>7.64E-012</text:p>
          </table:table-cell>
          <table:table-cell office:value-type="float" office:value="1242.8">
            <text:p>1242.8</text:p>
          </table:table-cell>
          <table:table-cell office:value-type="float" office:value="248.85">
            <text:p>248.85</text:p>
          </table:table-cell>
          <table:table-cell office:value-type="float" office:value="297.19">
            <text:p>297.19</text:p>
          </table:table-cell>
          <table:table-cell table:formula="of:=1.973*10^-5*([.D61]/293.16)^0.5" office:value-type="float" office:value="0.0000198651489024428">
            <text:p>1.987E-05</text:p>
          </table:table-cell>
          <table:table-cell table:formula="of:=SQRT(2*8.3143/[.I$10]*[.D61])" office:value-type="float" office:value="1111.15295028574">
            <text:p>1111.2</text:p>
          </table:table-cell>
          <table:table-cell table:formula="of:=SQRT(0.18072*[.I$10]*[.F61]/(SQRT(2)*[.I$12]*[.E61]))" office:value-type="float" office:value="0.000000000217962756313133">
            <text:p>2.180E-10</text:p>
          </table:table-cell>
          <table:table-cell table:formula="of:=[.I$10]/8.3143*([.B61]+[.C61])/2/[.D61]" office:value-type="float" office:value="0.00120814551222704">
            <text:p>1.208E-03</text:p>
          </table:table-cell>
          <table:table-cell/>
          <table:table-cell table:formula="of:=[.I$10]/(PI()*SQRT(2)*[.I$12]*[.H61]*[.I$2]*([.G61])^2)" office:value-type="float" office:value="2.77868813740352">
            <text:p>2.779E+00</text:p>
          </table:table-cell>
          <table:table-cell table:formula="of:=[.A61]*(8.3143*[.I$6]*[.D61])/(([.B61]-[.C61])*[.I$10]*[.I$2]^2*[.F61]*[.I$8])" office:value-type="float" office:value="0.926333737036543">
            <text:p>9.263E-01</text:p>
          </table:table-cell>
        </table:table-row>
        <table:table-row table:style-name="ro1">
          <table:table-cell office:value-type="float" office:value="0.00000000000724">
            <text:p>7.24E-012</text:p>
          </table:table-cell>
          <table:table-cell office:value-type="float" office:value="1159.6">
            <text:p>1159.6</text:p>
          </table:table-cell>
          <table:table-cell office:value-type="float" office:value="234.29">
            <text:p>234.29</text:p>
          </table:table-cell>
          <table:table-cell office:value-type="float" office:value="297.33">
            <text:p>297.33</text:p>
          </table:table-cell>
          <table:table-cell table:formula="of:=1.973*10^-5*([.D62]/293.16)^0.5" office:value-type="float" office:value="0.0000198698273798335">
            <text:p>1.987E-05</text:p>
          </table:table-cell>
          <table:table-cell table:formula="of:=SQRT(2*8.3143/[.I$10]*[.D62])" office:value-type="float" office:value="1111.41463994037">
            <text:p>1111.4</text:p>
          </table:table-cell>
          <table:table-cell table:formula="of:=SQRT(0.18072*[.I$10]*[.F62]/(SQRT(2)*[.I$12]*[.E62]))" office:value-type="float" office:value="0.000000000217962756313133">
            <text:p>2.180E-10</text:p>
          </table:table-cell>
          <table:table-cell table:formula="of:=[.I$10]/8.3143*([.B62]+[.C62])/2/[.D62]" office:value-type="float" office:value="0.00112843429357844">
            <text:p>1.128E-03</text:p>
          </table:table-cell>
          <table:table-cell/>
          <table:table-cell table:formula="of:=[.I$10]/(PI()*SQRT(2)*[.I$12]*[.H62]*[.I$2]*([.G62])^2)" office:value-type="float" office:value="2.97497126964907">
            <text:p>2.975E+00</text:p>
          </table:table-cell>
          <table:table-cell table:formula="of:=[.A62]*(8.3143*[.I$6]*[.D62])/(([.B62]-[.C62])*[.I$10]*[.I$2]^2*[.F62]*[.I$8])" office:value-type="float" office:value="0.943174913145876">
            <text:p>9.432E-01</text:p>
          </table:table-cell>
        </table:table-row>
        <table:table-row table:style-name="ro1">
          <table:table-cell office:value-type="float" office:value="0.00000000000614">
            <text:p>6.14E-012</text:p>
          </table:table-cell>
          <table:table-cell office:value-type="float" office:value="996">
            <text:p>996</text:p>
          </table:table-cell>
          <table:table-cell office:value-type="float" office:value="196.85">
            <text:p>196.85</text:p>
          </table:table-cell>
          <table:table-cell office:value-type="float" office:value="297.2">
            <text:p>297.2</text:p>
          </table:table-cell>
          <table:table-cell table:formula="of:=1.973*10^-5*([.D63]/293.16)^0.5" office:value-type="float" office:value="0.0000198654831159391">
            <text:p>1.987E-05</text:p>
          </table:table-cell>
          <table:table-cell table:formula="of:=SQRT(2*8.3143/[.I$10]*[.D63])" office:value-type="float" office:value="1111.17164444778">
            <text:p>1111.2</text:p>
          </table:table-cell>
          <table:table-cell table:formula="of:=SQRT(0.18072*[.I$10]*[.F63]/(SQRT(2)*[.I$12]*[.E63]))" office:value-type="float" office:value="0.000000000217962756313133">
            <text:p>2.180E-10</text:p>
          </table:table-cell>
          <table:table-cell table:formula="of:=[.I$10]/8.3143*([.B63]+[.C63])/2/[.D63]" office:value-type="float" office:value="0.000966103230518747">
            <text:p>9.661E-04</text:p>
          </table:table-cell>
          <table:table-cell/>
          <table:table-cell table:formula="of:=[.I$10]/(PI()*SQRT(2)*[.I$12]*[.H63]*[.I$2]*([.G63])^2)" office:value-type="float" office:value="3.47484564489037">
            <text:p>3.475E+00</text:p>
          </table:table-cell>
          <table:table-cell table:formula="of:=[.A63]*(8.3143*[.I$6]*[.D63])/(([.B63]-[.C63])*[.I$10]*[.I$2]^2*[.F63]*[.I$8])" office:value-type="float" office:value="0.925946799080903">
            <text:p>9.259E-01</text:p>
          </table:table-cell>
        </table:table-row>
        <table:table-row table:style-name="ro1">
          <table:table-cell office:value-type="float" office:value="0.00000000000543">
            <text:p>5.43E-012</text:p>
          </table:table-cell>
          <table:table-cell office:value-type="float" office:value="815.8">
            <text:p>815.8</text:p>
          </table:table-cell>
          <table:table-cell office:value-type="float" office:value="166.41">
            <text:p>166.41</text:p>
          </table:table-cell>
          <table:table-cell office:value-type="float" office:value="297.21">
            <text:p>297.21</text:p>
          </table:table-cell>
          <table:table-cell table:formula="of:=1.973*10^-5*([.D64]/293.16)^0.5" office:value-type="float" office:value="0.0000198658173238128">
            <text:p>1.987E-05</text:p>
          </table:table-cell>
          <table:table-cell table:formula="of:=SQRT(2*8.3143/[.I$10]*[.D64])" office:value-type="float" office:value="1111.19033829531">
            <text:p>1111.2</text:p>
          </table:table-cell>
          <table:table-cell table:formula="of:=SQRT(0.18072*[.I$10]*[.F64]/(SQRT(2)*[.I$12]*[.E64]))" office:value-type="float" office:value="0.000000000217962756313133">
            <text:p>2.180E-10</text:p>
          </table:table-cell>
          <table:table-cell table:formula="of:=[.I$10]/8.3143*([.B64]+[.C64])/2/[.D64]" office:value-type="float" office:value="0.000795476653879844">
            <text:p>7.955E-04</text:p>
          </table:table-cell>
          <table:table-cell/>
          <table:table-cell table:formula="of:=[.I$10]/(PI()*SQRT(2)*[.I$12]*[.H64]*[.I$2]*([.G64])^2)" office:value-type="float" office:value="4.2201862074882">
            <text:p>4.220E+00</text:p>
          </table:table-cell>
          <table:table-cell table:formula="of:=[.A64]*(8.3143*[.I$6]*[.D64])/(([.B64]-[.C64])*[.I$10]*[.I$2]^2*[.F64]*[.I$8])" office:value-type="float" office:value="1.00773770138088">
            <text:p>1.008E+00</text:p>
          </table:table-cell>
        </table:table-row>
        <table:table-row table:style-name="ro1">
          <table:table-cell office:value-type="float" office:value="0.00000000000483">
            <text:p>4.83E-012</text:p>
          </table:table-cell>
          <table:table-cell office:value-type="float" office:value="736.4">
            <text:p>736.4</text:p>
          </table:table-cell>
          <table:table-cell office:value-type="float" office:value="148.64">
            <text:p>148.64</text:p>
          </table:table-cell>
          <table:table-cell office:value-type="float" office:value="297.53">
            <text:p>297.53</text:p>
          </table:table-cell>
          <table:table-cell table:formula="of:=1.973*10^-5*([.D65]/293.16)^0.5" office:value-type="float" office:value="0.0000198765090087061">
            <text:p>1.988E-05</text:p>
          </table:table-cell>
          <table:table-cell table:formula="of:=SQRT(2*8.3143/[.I$10]*[.D65])" office:value-type="float" office:value="1111.78837545431">
            <text:p>1111.8</text:p>
          </table:table-cell>
          <table:table-cell table:formula="of:=SQRT(0.18072*[.I$10]*[.F65]/(SQRT(2)*[.I$12]*[.E65]))" office:value-type="float" office:value="0.000000000217962756313133">
            <text:p>2.180E-10</text:p>
          </table:table-cell>
          <table:table-cell table:formula="of:=[.I$10]/8.3143*([.B65]+[.C65])/2/[.D65]" office:value-type="float" office:value="0.000716009264396934">
            <text:p>7.160E-04</text:p>
          </table:table-cell>
          <table:table-cell/>
          <table:table-cell table:formula="of:=[.I$10]/(PI()*SQRT(2)*[.I$12]*[.H65]*[.I$2]*([.G65])^2)" office:value-type="float" office:value="4.68857006467661">
            <text:p>4.689E+00</text:p>
          </table:table-cell>
          <table:table-cell table:formula="of:=[.A65]*(8.3143*[.I$6]*[.D65])/(([.B65]-[.C65])*[.I$10]*[.I$2]^2*[.F65]*[.I$8])" office:value-type="float" office:value="0.990909631832228">
            <text:p>9.909E-01</text:p>
          </table:table-cell>
        </table:table-row>
        <table:table-row table:style-name="ro1">
          <table:table-cell office:value-type="float" office:value="0.00000000000353">
            <text:p>3.53E-012</text:p>
          </table:table-cell>
          <table:table-cell office:value-type="float" office:value="534.78">
            <text:p>534.78</text:p>
          </table:table-cell>
          <table:table-cell office:value-type="float" office:value="107.07">
            <text:p>107.07</text:p>
          </table:table-cell>
          <table:table-cell office:value-type="float" office:value="293.71">
            <text:p>293.71</text:p>
          </table:table-cell>
          <table:table-cell table:formula="of:=1.973*10^-5*([.D66]/293.16)^0.5" office:value-type="float" office:value="0.0000197484991389013">
            <text:p>1.975E-05</text:p>
          </table:table-cell>
          <table:table-cell table:formula="of:=SQRT(2*8.3143/[.I$10]*[.D66])" office:value-type="float" office:value="1104.62817015216">
            <text:p>1104.6</text:p>
          </table:table-cell>
          <table:table-cell table:formula="of:=SQRT(0.18072*[.I$10]*[.F66]/(SQRT(2)*[.I$12]*[.E66]))" office:value-type="float" office:value="0.000000000217962756313133">
            <text:p>2.180E-10</text:p>
          </table:table-cell>
          <table:table-cell table:formula="of:=[.I$10]/8.3143*([.B66]+[.C66])/2/[.D66]" office:value-type="float" office:value="0.000526018861282977">
            <text:p>5.260E-04</text:p>
          </table:table-cell>
          <table:table-cell/>
          <table:table-cell table:formula="of:=[.I$10]/(PI()*SQRT(2)*[.I$12]*[.H66]*[.I$2]*([.G66])^2)" office:value-type="float" office:value="6.38201374546648">
            <text:p>6.382E+00</text:p>
          </table:table-cell>
          <table:table-cell table:formula="of:=[.A66]*(8.3143*[.I$6]*[.D66])/(([.B66]-[.C66])*[.I$10]*[.I$2]^2*[.F66]*[.I$8])" office:value-type="float" office:value="0.988794933626932">
            <text:p>9.888E-01</text:p>
          </table:table-cell>
        </table:table-row>
        <table:table-row table:style-name="ro1">
          <table:table-cell office:value-type="float" office:value="0.00000000000243">
            <text:p>2.43E-012</text:p>
          </table:table-cell>
          <table:table-cell office:value-type="float" office:value="348.33">
            <text:p>348.33</text:p>
          </table:table-cell>
          <table:table-cell office:value-type="float" office:value="71.585">
            <text:p>71.59</text:p>
          </table:table-cell>
          <table:table-cell office:value-type="float" office:value="293.71">
            <text:p>293.71</text:p>
          </table:table-cell>
          <table:table-cell table:formula="of:=1.973*10^-5*([.D67]/293.16)^0.5" office:value-type="float" office:value="0.0000197484991389013">
            <text:p>1.975E-05</text:p>
          </table:table-cell>
          <table:table-cell table:formula="of:=SQRT(2*8.3143/[.I$10]*[.D67])" office:value-type="float" office:value="1104.62817015216">
            <text:p>1104.6</text:p>
          </table:table-cell>
          <table:table-cell table:formula="of:=SQRT(0.18072*[.I$10]*[.F67]/(SQRT(2)*[.I$12]*[.E67]))" office:value-type="float" office:value="0.000000000217962756313133">
            <text:p>2.180E-10</text:p>
          </table:table-cell>
          <table:table-cell table:formula="of:=[.I$10]/8.3143*([.B67]+[.C67])/2/[.D67]" office:value-type="float" office:value="0.000344135249880254">
            <text:p>3.441E-04</text:p>
          </table:table-cell>
          <table:table-cell/>
          <table:table-cell table:formula="of:=[.I$10]/(PI()*SQRT(2)*[.I$12]*[.H67]*[.I$2]*([.G67])^2)" office:value-type="float" office:value="9.75505881554044">
            <text:p>9.755E+00</text:p>
          </table:table-cell>
          <table:table-cell table:formula="of:=[.A67]*(8.3143*[.I$6]*[.D67])/(([.B67]-[.C67])*[.I$10]*[.I$2]^2*[.F67]*[.I$8])" office:value-type="float" office:value="1.05197985154887">
            <text:p>1.052E+00</text:p>
          </table:table-cell>
        </table:table-row>
        <table:table-row table:style-name="ro1">
          <table:table-cell office:value-type="float" office:value="0.00000000000237">
            <text:p>2.37E-012</text:p>
          </table:table-cell>
          <table:table-cell office:value-type="float" office:value="339.24">
            <text:p>339.24</text:p>
          </table:table-cell>
          <table:table-cell office:value-type="float" office:value="68.922">
            <text:p>68.92</text:p>
          </table:table-cell>
          <table:table-cell office:value-type="float" office:value="295.88">
            <text:p>295.88</text:p>
          </table:table-cell>
          <table:table-cell table:formula="of:=1.973*10^-5*([.D68]/293.16)^0.5" office:value-type="float" office:value="0.000019821318211855">
            <text:p>1.982E-05</text:p>
          </table:table-cell>
          <table:table-cell table:formula="of:=SQRT(2*8.3143/[.I$10]*[.D68])" office:value-type="float" office:value="1108.7012897722">
            <text:p>1108.7</text:p>
          </table:table-cell>
          <table:table-cell table:formula="of:=SQRT(0.18072*[.I$10]*[.F68]/(SQRT(2)*[.I$12]*[.E68]))" office:value-type="float" office:value="0.000000000217962756313133">
            <text:p>2.180E-10</text:p>
          </table:table-cell>
          <table:table-cell table:formula="of:=[.I$10]/8.3143*([.B68]+[.C68])/2/[.D68]" office:value-type="float" office:value="0.000332049984129413">
            <text:p>3.320E-04</text:p>
          </table:table-cell>
          <table:table-cell/>
          <table:table-cell table:formula="of:=[.I$10]/(PI()*SQRT(2)*[.I$12]*[.H68]*[.I$2]*([.G68])^2)" office:value-type="float" office:value="10.1101031878809">
            <text:p>1.011E+01</text:p>
          </table:table-cell>
          <table:table-cell table:formula="of:=[.A68]*(8.3143*[.I$6]*[.D68])/(([.B68]-[.C68])*[.I$10]*[.I$2]^2*[.F68]*[.I$8])" office:value-type="float" office:value="1.0542721890051">
            <text:p>1.054E+00</text:p>
          </table:table-cell>
        </table:table-row>
        <table:table-row table:style-name="ro1">
          <table:table-cell office:value-type="float" office:value="0.0000000000019">
            <text:p>1.90E-012</text:p>
          </table:table-cell>
          <table:table-cell office:value-type="float" office:value="261.65">
            <text:p>261.65</text:p>
          </table:table-cell>
          <table:table-cell office:value-type="float" office:value="52.635">
            <text:p>52.64</text:p>
          </table:table-cell>
          <table:table-cell office:value-type="float" office:value="295.88">
            <text:p>295.88</text:p>
          </table:table-cell>
          <table:table-cell table:formula="of:=1.973*10^-5*([.D69]/293.16)^0.5" office:value-type="float" office:value="0.000019821318211855">
            <text:p>1.982E-05</text:p>
          </table:table-cell>
          <table:table-cell table:formula="of:=SQRT(2*8.3143/[.I$10]*[.D69])" office:value-type="float" office:value="1108.7012897722">
            <text:p>1108.7</text:p>
          </table:table-cell>
          <table:table-cell table:formula="of:=SQRT(0.18072*[.I$10]*[.F69]/(SQRT(2)*[.I$12]*[.E69]))" office:value-type="float" office:value="0.000000000217962756313133">
            <text:p>2.180E-10</text:p>
          </table:table-cell>
          <table:table-cell table:formula="of:=[.I$10]/8.3143*([.B69]+[.C69])/2/[.D69]" office:value-type="float" office:value="0.000255678699296144">
            <text:p>2.557E-04</text:p>
          </table:table-cell>
          <table:table-cell/>
          <table:table-cell table:formula="of:=[.I$10]/(PI()*SQRT(2)*[.I$12]*[.H69]*[.I$2]*([.G69])^2)" office:value-type="float" office:value="13.129993277986">
            <text:p>1.313E+01</text:p>
          </table:table-cell>
          <table:table-cell table:formula="of:=[.A69]*(8.3143*[.I$6]*[.D69])/(([.B69]-[.C69])*[.I$10]*[.I$2]^2*[.F69]*[.I$8])" office:value-type="float" office:value="1.09308898088737">
            <text:p>1.093E+00</text:p>
          </table:table-cell>
        </table:table-row>
        <table:table-row table:style-name="ro1">
          <table:table-cell office:value-type="float" office:value="0.00000000000148">
            <text:p>1.48E-012</text:p>
          </table:table-cell>
          <table:table-cell office:value-type="float" office:value="197.14">
            <text:p>197.14</text:p>
          </table:table-cell>
          <table:table-cell office:value-type="float" office:value="39.016">
            <text:p>39.02</text:p>
          </table:table-cell>
          <table:table-cell office:value-type="float" office:value="295.81">
            <text:p>295.81</text:p>
          </table:table-cell>
          <table:table-cell table:formula="of:=1.973*10^-5*([.D70]/293.16)^0.5" office:value-type="float" office:value="0.0000198189733856609">
            <text:p>1.982E-05</text:p>
          </table:table-cell>
          <table:table-cell table:formula="of:=SQRT(2*8.3143/[.I$10]*[.D70])" office:value-type="float" office:value="1108.57013240931">
            <text:p>1108.6</text:p>
          </table:table-cell>
          <table:table-cell table:formula="of:=SQRT(0.18072*[.I$10]*[.F70]/(SQRT(2)*[.I$12]*[.E70]))" office:value-type="float" office:value="0.000000000217962756313133">
            <text:p>2.180E-10</text:p>
          </table:table-cell>
          <table:table-cell table:formula="of:=[.I$10]/8.3143*([.B70]+[.C70])/2/[.D70]" office:value-type="float" office:value="0.000192164268579382">
            <text:p>1.922E-04</text:p>
          </table:table-cell>
          <table:table-cell/>
          <table:table-cell table:formula="of:=[.I$10]/(PI()*SQRT(2)*[.I$12]*[.H70]*[.I$2]*([.G70])^2)" office:value-type="float" office:value="17.4697389264946">
            <text:p>1.747E+01</text:p>
          </table:table-cell>
          <table:table-cell table:formula="of:=[.A70]*(8.3143*[.I$6]*[.D70])/(([.B70]-[.C70])*[.I$10]*[.I$2]^2*[.F70]*[.I$8])" office:value-type="float" office:value="1.12536113883592">
            <text:p>1.125E+00</text:p>
          </table:table-cell>
        </table:table-row>
        <table:table-row table:style-name="ro1">
          <table:table-cell office:value-type="float" office:value="0.00000000000107">
            <text:p>1.07E-012</text:p>
          </table:table-cell>
          <table:table-cell office:value-type="float" office:value="132.13">
            <text:p>132.13</text:p>
          </table:table-cell>
          <table:table-cell office:value-type="float" office:value="26.106">
            <text:p>26.11</text:p>
          </table:table-cell>
          <table:table-cell office:value-type="float" office:value="293.73">
            <text:p>293.73</text:p>
          </table:table-cell>
          <table:table-cell table:formula="of:=1.973*10^-5*([.D71]/293.16)^0.5" office:value-type="float" office:value="0.000019749171508346">
            <text:p>1.975E-05</text:p>
          </table:table-cell>
          <table:table-cell table:formula="of:=SQRT(2*8.3143/[.I$10]*[.D71])" office:value-type="float" office:value="1104.66577899646">
            <text:p>1104.7</text:p>
          </table:table-cell>
          <table:table-cell table:formula="of:=SQRT(0.18072*[.I$10]*[.F71]/(SQRT(2)*[.I$12]*[.E71]))" office:value-type="float" office:value="0.000000000217962756313133">
            <text:p>2.180E-10</text:p>
          </table:table-cell>
          <table:table-cell table:formula="of:=[.I$10]/8.3143*([.B71]+[.C71])/2/[.D71]" office:value-type="float" office:value="0.000129671189648777">
            <text:p>1.297E-04</text:p>
          </table:table-cell>
          <table:table-cell/>
          <table:table-cell table:formula="of:=[.I$10]/(PI()*SQRT(2)*[.I$12]*[.H71]*[.I$2]*([.G71])^2)" office:value-type="float" office:value="25.8890167675288">
            <text:p>2.589E+01</text:p>
          </table:table-cell>
          <table:table-cell table:formula="of:=[.A71]*(8.3143*[.I$6]*[.D71])/(([.B71]-[.C71])*[.I$10]*[.I$2]^2*[.F71]*[.I$8])" office:value-type="float" office:value="1.20913644108855">
            <text:p>1.209E+00</text:p>
          </table:table-cell>
        </table:table-row>
        <table:table-row table:style-name="ro1">
          <table:table-cell office:value-type="float" office:value="0.000000000000947">
            <text:p>9.47E-013</text:p>
          </table:table-cell>
          <table:table-cell office:value-type="float" office:value="127.02">
            <text:p>127.02</text:p>
          </table:table-cell>
          <table:table-cell office:value-type="float" office:value="26.342">
            <text:p>26.34</text:p>
          </table:table-cell>
          <table:table-cell office:value-type="float" office:value="296.45">
            <text:p>296.45</text:p>
          </table:table-cell>
          <table:table-cell table:formula="of:=1.973*10^-5*([.D72]/293.16)^0.5" office:value-type="float" office:value="0.0000198404014808592">
            <text:p>1.984E-05</text:p>
          </table:table-cell>
          <table:table-cell table:formula="of:=SQRT(2*8.3143/[.I$10]*[.D72])" office:value-type="float" office:value="1109.76870843386">
            <text:p>1109.8</text:p>
          </table:table-cell>
          <table:table-cell table:formula="of:=SQRT(0.18072*[.I$10]*[.F72]/(SQRT(2)*[.I$12]*[.E72]))" office:value-type="float" office:value="0.000000000217962756313133">
            <text:p>2.180E-10</text:p>
          </table:table-cell>
          <table:table-cell table:formula="of:=[.I$10]/8.3143*([.B72]+[.C72])/2/[.D72]" office:value-type="float" office:value="0.000124523928496843">
            <text:p>1.245E-04</text:p>
          </table:table-cell>
          <table:table-cell/>
          <table:table-cell table:formula="of:=[.I$10]/(PI()*SQRT(2)*[.I$12]*[.H72]*[.I$2]*([.G72])^2)" office:value-type="float" office:value="26.9591526994565">
            <text:p>2.696E+01</text:p>
          </table:table-cell>
          <table:table-cell table:formula="of:=[.A72]*(8.3143*[.I$6]*[.D72])/(([.B72]-[.C72])*[.I$10]*[.I$2]^2*[.F72]*[.I$8])" office:value-type="float" office:value="1.13217273396322">
            <text:p>1.132E+00</text:p>
          </table:table-cell>
        </table:table-row>
        <table:table-row table:style-name="ro1">
          <table:table-cell office:value-type="float" office:value="0.000000000000766">
            <text:p>7.66E-013</text:p>
          </table:table-cell>
          <table:table-cell office:value-type="float" office:value="90.62">
            <text:p>90.62</text:p>
          </table:table-cell>
          <table:table-cell office:value-type="float" office:value="17.626">
            <text:p>17.63</text:p>
          </table:table-cell>
          <table:table-cell office:value-type="float" office:value="295.69">
            <text:p>295.69</text:p>
          </table:table-cell>
          <table:table-cell table:formula="of:=1.973*10^-5*([.D73]/293.16)^0.5" office:value-type="float" office:value="0.0000198149530380533">
            <text:p>1.981E-05</text:p>
          </table:table-cell>
          <table:table-cell table:formula="of:=SQRT(2*8.3143/[.I$10]*[.D73])" office:value-type="float" office:value="1108.34525510649">
            <text:p>1108.3</text:p>
          </table:table-cell>
          <table:table-cell table:formula="of:=SQRT(0.18072*[.I$10]*[.F73]/(SQRT(2)*[.I$12]*[.E73]))" office:value-type="float" office:value="0.000000000217962756313133">
            <text:p>2.180E-10</text:p>
          </table:table-cell>
          <table:table-cell table:formula="of:=[.I$10]/8.3143*([.B73]+[.C73])/2/[.D73]" office:value-type="float" office:value="0.0000881174101054974">
            <text:p>8.812E-05</text:p>
          </table:table-cell>
          <table:table-cell/>
          <table:table-cell table:formula="of:=[.I$10]/(PI()*SQRT(2)*[.I$12]*[.H73]*[.I$2]*([.G73])^2)" office:value-type="float" office:value="38.097574577639">
            <text:p>3.810E+01</text:p>
          </table:table-cell>
          <table:table-cell table:formula="of:=[.A73]*(8.3143*[.I$6]*[.D73])/(([.B73]-[.C73])*[.I$10]*[.I$2]^2*[.F73]*[.I$8])" office:value-type="float" office:value="1.26148325449929">
            <text:p>1.261E+00</text:p>
          </table:table-cell>
        </table:table-row>
        <table:table-row table:style-name="ro1">
          <table:table-cell office:value-type="float" office:value="0.000000000000662">
            <text:p>6.62E-013</text:p>
          </table:table-cell>
          <table:table-cell office:value-type="float" office:value="82.95">
            <text:p>82.95</text:p>
          </table:table-cell>
          <table:table-cell office:value-type="float" office:value="16.85">
            <text:p>16.85</text:p>
          </table:table-cell>
          <table:table-cell office:value-type="float" office:value="296.25">
            <text:p>296.25</text:p>
          </table:table-cell>
          <table:table-cell table:formula="of:=1.973*10^-5*([.D74]/293.16)^0.5" office:value-type="float" office:value="0.0000198337076879964">
            <text:p>1.983E-05</text:p>
          </table:table-cell>
          <table:table-cell table:formula="of:=SQRT(2*8.3143/[.I$10]*[.D74])" office:value-type="float" office:value="1109.39429252967">
            <text:p>1109.4</text:p>
          </table:table-cell>
          <table:table-cell table:formula="of:=SQRT(0.18072*[.I$10]*[.F74]/(SQRT(2)*[.I$12]*[.E74]))" office:value-type="float" office:value="0.000000000217962756313133">
            <text:p>2.180E-10</text:p>
          </table:table-cell>
          <table:table-cell table:formula="of:=[.I$10]/8.3143*([.B74]+[.C74])/2/[.D74]" office:value-type="float" office:value="0.0000810883917094492">
            <text:p>8.109E-05</text:p>
          </table:table-cell>
          <table:table-cell/>
          <table:table-cell table:formula="of:=[.I$10]/(PI()*SQRT(2)*[.I$12]*[.H74]*[.I$2]*([.G74])^2)" office:value-type="float" office:value="41.4000022976333">
            <text:p>4.140E+01</text:p>
          </table:table-cell>
          <table:table-cell table:formula="of:=[.A74]*(8.3143*[.I$6]*[.D74])/(([.B74]-[.C74])*[.I$10]*[.I$2]^2*[.F74]*[.I$8])" office:value-type="float" office:value="1.20505612445945">
            <text:p>1.205E+00</text:p>
          </table:table-cell>
        </table:table-row>
        <table:table-row table:style-name="ro1">
          <table:table-cell office:value-type="float" office:value="0.000000000000559">
            <text:p>5.59E-013</text:p>
          </table:table-cell>
          <table:table-cell office:value-type="float" office:value="68.32">
            <text:p>68.32</text:p>
          </table:table-cell>
          <table:table-cell office:value-type="float" office:value="13.642">
            <text:p>13.64</text:p>
          </table:table-cell>
          <table:table-cell office:value-type="float" office:value="295.65">
            <text:p>295.65</text:p>
          </table:table-cell>
          <table:table-cell table:formula="of:=1.973*10^-5*([.D75]/293.16)^0.5" office:value-type="float" office:value="0.0000198136127409037">
            <text:p>1.981E-05</text:p>
          </table:table-cell>
          <table:table-cell table:formula="of:=SQRT(2*8.3143/[.I$10]*[.D75])" office:value-type="float" office:value="1108.27028586566">
            <text:p>1108.3</text:p>
          </table:table-cell>
          <table:table-cell table:formula="of:=SQRT(0.18072*[.I$10]*[.F75]/(SQRT(2)*[.I$12]*[.E75]))" office:value-type="float" office:value="0.000000000217962756313133">
            <text:p>2.180E-10</text:p>
          </table:table-cell>
          <table:table-cell table:formula="of:=[.I$10]/8.3143*([.B75]+[.C75])/2/[.D75]" office:value-type="float" office:value="0.0000667300067082287">
            <text:p>6.673E-05</text:p>
          </table:table-cell>
          <table:table-cell/>
          <table:table-cell table:formula="of:=[.I$10]/(PI()*SQRT(2)*[.I$12]*[.H75]*[.I$2]*([.G75])^2)" office:value-type="float" office:value="50.3080962925875">
            <text:p>5.031E+01</text:p>
          </table:table-cell>
          <table:table-cell table:formula="of:=[.A75]*(8.3143*[.I$6]*[.D75])/(([.B75]-[.C75])*[.I$10]*[.I$2]^2*[.F75]*[.I$8])" office:value-type="float" office:value="1.22888061561564">
            <text:p>1.229E+00</text:p>
          </table:table-cell>
        </table:table-row>
        <table:table-row table:style-name="ro1">
          <table:table-cell office:value-type="float" office:value="0.000000000000494">
            <text:p>4.94E-013</text:p>
          </table:table-cell>
          <table:table-cell office:value-type="float" office:value="60.39">
            <text:p>60.39</text:p>
          </table:table-cell>
          <table:table-cell office:value-type="float" office:value="12.208">
            <text:p>12.21</text:p>
          </table:table-cell>
          <table:table-cell office:value-type="float" office:value="295.41">
            <text:p>295.41</text:p>
          </table:table-cell>
          <table:table-cell table:formula="of:=1.973*10^-5*([.D76]/293.16)^0.5" office:value-type="float" office:value="0.0000198055690532725">
            <text:p>1.981E-05</text:p>
          </table:table-cell>
          <table:table-cell table:formula="of:=SQRT(2*8.3143/[.I$10]*[.D76])" office:value-type="float" office:value="1107.82036387985">
            <text:p>1107.8</text:p>
          </table:table-cell>
          <table:table-cell table:formula="of:=SQRT(0.18072*[.I$10]*[.F76]/(SQRT(2)*[.I$12]*[.E76]))" office:value-type="float" office:value="0.000000000217962756313133">
            <text:p>2.180E-10</text:p>
          </table:table-cell>
          <table:table-cell table:formula="of:=[.I$10]/8.3143*([.B76]+[.C76])/2/[.D76]" office:value-type="float" office:value="0.0000591542521730376">
            <text:p>5.915E-05</text:p>
          </table:table-cell>
          <table:table-cell/>
          <table:table-cell table:formula="of:=[.I$10]/(PI()*SQRT(2)*[.I$12]*[.H76]*[.I$2]*([.G76])^2)" office:value-type="float" office:value="56.7509431657176">
            <text:p>5.675E+01</text:p>
          </table:table-cell>
          <table:table-cell table:formula="of:=[.A76]*(8.3143*[.I$6]*[.D76])/(([.B76]-[.C76])*[.I$10]*[.I$2]^2*[.F76]*[.I$8])" office:value-type="float" office:value="1.23190235873263">
            <text:p>1.232E+00</text:p>
          </table:table-cell>
        </table:table-row>
      </table:table>
      <table:table table:name="Sheet7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>
            <text:p>k</text:p>
          </table:table-cell>
          <table:table-cell office:value-type="string">
            <text:p>Kn</text:p>
          </table:table-cell>
          <table:table-cell table:style-name="Default" office:value-type="string">
            <text:p>Q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eta</text:p>
          </table:table-cell>
          <table:table-cell/>
          <table:table-cell table:style-name="Default"/>
        </table:table-row>
        <table:table-row table:style-name="ro1">
          <table:table-cell office:value-type="float" office:value="0.1">
            <text:p>0.1</text:p>
          </table:table-cell>
          <table:table-cell table:formula="of:=2/SQRT(PI())*[.A2]/2*SQRT(PI())" office:value-type="float" office:value="0.1">
            <text:p>0.1</text:p>
          </table:table-cell>
          <table:table-cell table:formula="of:=2/(24*[.F$2])*(1/[.B2]+6*[.D$2]+12*[.E$2]*[.B2])" office:value-type="float" office:value="2.60087324478411">
            <text:p>2.6009</text:p>
          </table:table-cell>
          <table:table-cell table:style-name="ce3" office:value-type="float" office:value="1.1181">
            <text:p>1.1181</text:p>
          </table:table-cell>
          <table:table-cell table:style-name="ce3" office:value-type="float" office:value="0.2335">
            <text:p>0.2335</text:p>
          </table:table-cell>
          <table:table-cell table:style-name="ce9" office:value-type="float" office:value="0.54433">
            <text:p>0.544330</text:p>
          </table:table-cell>
          <table:table-cell/>
          <table:table-cell office:value-type="float" office:value="2.3939">
            <text:p>2.3939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2/SQRT(PI())*[.A3]/2*SQRT(PI())" office:value-type="float" office:value="0.15">
            <text:p>0.15</text:p>
          </table:table-cell>
          <table:table-cell table:formula="of:=2/(24*[.F$2])*(1/[.B3]+6*[.D$2]+12*[.E$2]*[.B3])" office:value-type="float" office:value="2.11201027971186">
            <text:p>2.1120</text:p>
          </table:table-cell>
          <table:table-cell table:number-columns-repeated="4"/>
          <table:table-cell office:value-type="float" office:value="1.9732">
            <text:p>1.9732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2/SQRT(PI())*[.A4]/2*SQRT(PI())" office:value-type="float" office:value="0.2">
            <text:p>0.2</text:p>
          </table:table-cell>
          <table:table-cell table:formula="of:=2/(24*[.F$2])*(1/[.B4]+6*[.D$2]+12*[.E$2]*[.B4])" office:value-type="float" office:value="1.87830299022039">
            <text:p>1.8783</text:p>
          </table:table-cell>
          <table:table-cell table:number-columns-repeated="4"/>
          <table:table-cell office:value-type="float" office:value="1.7748">
            <text:p>1.7748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2/SQRT(PI())*[.A5]/2*SQRT(PI())" office:value-type="float" office:value="0.3">
            <text:p>0.3</text:p>
          </table:table-cell>
          <table:table-cell table:formula="of:=2/(24*[.F$2])*(1/[.B5]+6*[.D$2]+12*[.E$2]*[.B5])" office:value-type="float" office:value="1.66604408681825">
            <text:p>1.6660</text:p>
          </table:table-cell>
          <table:table-cell table:number-columns-repeated="4"/>
          <table:table-cell office:value-type="float" office:value="1.6004">
            <text:p>1.600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2/SQRT(PI())*[.A6]/2*SQRT(PI())" office:value-type="float" office:value="0.4">
            <text:p>0.4</text:p>
          </table:table-cell>
          <table:table-cell table:formula="of:=2/(24*[.F$2])*(1/[.B6]+6*[.D$2]+12*[.E$2]*[.B6])" office:value-type="float" office:value="1.5813630212065">
            <text:p>1.5814</text:p>
          </table:table-cell>
          <table:table-cell table:number-columns-repeated="4"/>
          <table:table-cell office:value-type="float" office:value="1.537">
            <text:p>1.5370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2/SQRT(PI())*[.A7]/2*SQRT(PI())" office:value-type="float" office:value="0.6">
            <text:p>0.6</text:p>
          </table:table-cell>
          <table:table-cell table:formula="of:=2/(24*[.F$2])*(1/[.B7]+6*[.D$2]+12*[.E$2]*[.B7])" office:value-type="float" office:value="1.53957872777339">
            <text:p>1.5396</text:p>
          </table:table-cell>
          <table:table-cell table:number-columns-repeated="4"/>
          <table:table-cell office:value-type="float" office:value="1.5215">
            <text:p>1.521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2/SQRT(PI())*[.A8]/2*SQRT(PI())" office:value-type="float" office:value="0.8">
            <text:p>0.8</text:p>
          </table:table-cell>
          <table:table-cell table:formula="of:=2/(24*[.F$2])*(1/[.B8]+6*[.D$2]+12*[.E$2]*[.B8])" office:value-type="float" office:value="1.56158335323548">
            <text:p>1.5616</text:p>
          </table:table-cell>
          <table:table-cell table:number-columns-repeated="4"/>
          <table:table-cell office:value-type="float" office:value="1.5616">
            <text:p>1.5616</text:p>
          </table:table-cell>
        </table:table-row>
      </table:table>
      <table:table table:name="Itakura" table:style-name="ta1" table:print="false">
        <table:table-column table:style-name="co1" table:number-columns-repeated="5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Default" office:value-type="string">
            <text:p>Kn</text:p>
          </table:table-cell>
          <table:table-cell office:value-type="string">
            <text:p>delta</text:p>
          </table:table-cell>
          <table:table-cell office:value-type="string">
            <text:p>Q</text:p>
          </table:table-cell>
          <table:table-cell office:value-type="string">
            <text:p>h+</text:p>
          </table:table-cell>
          <table:table-cell office:value-type="string">
            <text:p>h-</text:p>
          </table:table-cell>
          <table:table-cell office:value-type="string">
            <text:p>Q''</text:p>
          </table:table-cell>
          <table:table-cell office:value-type="string">
            <text:p>error</text:p>
          </table:table-cell>
          <table:table-cell/>
          <table:table-cell table:style-name="Default" office:value-type="string">
            <text:p>Kn</text:p>
          </table:table-cell>
          <table:table-cell office:value-type="string">
            <text:p>Q</text:p>
          </table:table-cell>
          <table:table-cell office:value-type="string">
            <text:p>Q''</text:p>
          </table:table-cell>
        </table:table-row>
        <table:table-row table:style-name="ro1">
          <table:table-cell office:value-type="float" office:value="0.01">
            <text:p>1.000E-02</text:p>
          </table:table-cell>
          <table:table-cell table:formula="of:=1/[.A2]" office:value-type="float" office:value="100">
            <text:p>1.000E+02</text:p>
          </table:table-cell>
          <table:table-cell office:value-type="float" office:value="17.6933061266667">
            <text:p>1.769E+01</text:p>
          </table:table-cell>
          <table:table-cell table:number-columns-repeated="5"/>
          <table:table-cell office:value-type="float" office:value="0.01">
            <text:p>1.000E-02</text:p>
          </table:table-cell>
          <table:table-cell office:value-type="float" office:value="17.6933061266667">
            <text:p>1.769E+01</text:p>
          </table:table-cell>
          <table:table-cell/>
        </table:table-row>
        <table:table-row table:style-name="ro1">
          <table:table-cell office:value-type="float" office:value="0.0103271241988046">
            <text:p>1.033E-02</text:p>
          </table:table-cell>
          <table:table-cell table:formula="of:=1/[.A3]" office:value-type="float" office:value="96.8323785740616">
            <text:p>9.683E+01</text:p>
          </table:table-cell>
          <table:table-cell office:value-type="float" office:value="17.1657035084226">
            <text:p>1.717E+01</text:p>
          </table:table-cell>
          <table:table-cell table:formula="of:=[.B4]-[.B3]" office:value-type="float" office:value="-3.06728317095811">
            <text:p>-3.067E+00</text:p>
          </table:table-cell>
          <table:table-cell table:formula="of:=[.B3]-[.B2]" office:value-type="float" office:value="-3.16762142593836">
            <text:p>-3.168E+00</text:p>
          </table:table-cell>
          <table:table-cell table:style-name="ce4" table:formula="of:=2*(([.C4]-[.C3])/[.D3]+([.C2]-[.C3])/[.E3])/([.D3]+[.E3])" office:value-type="float" office:value="0.00000220082567702498">
            <text:p>2.201E-06</text:p>
          </table:table-cell>
          <table:table-cell table:style-name="ce4" table:formula="of:=[.F3]/[.C3]/600" office:value-type="float" office:value="0.000000000213684384869041">
            <text:p>2.137E-10</text:p>
          </table:table-cell>
          <table:table-cell/>
          <table:table-cell office:value-type="float" office:value="0.0103271241988046">
            <text:p>1.033E-02</text:p>
          </table:table-cell>
          <table:table-cell office:value-type="float" office:value="17.1657035084226">
            <text:p>1.717E+01</text:p>
          </table:table-cell>
          <table:table-cell table:style-name="ce4" office:value-type="float" office:value="0.00000220082566699984">
            <text:p>2.201E-06</text:p>
          </table:table-cell>
        </table:table-row>
        <table:table-row table:style-name="ro1">
          <table:table-cell office:value-type="float" office:value="0.0106649494217536">
            <text:p>1.066E-02</text:p>
          </table:table-cell>
          <table:table-cell table:formula="of:=1/[.A4]" office:value-type="float" office:value="93.7650954031035">
            <text:p>9.377E+01</text:p>
          </table:table-cell>
          <table:table-cell office:value-type="float" office:value="16.6548343882927">
            <text:p>1.665E+01</text:p>
          </table:table-cell>
          <table:table-cell table:formula="of:=[.B5]-[.B4]" office:value-type="float" office:value="-2.97012325204048">
            <text:p>-2.970E+00</text:p>
          </table:table-cell>
          <table:table-cell table:formula="of:=[.B4]-[.B3]" office:value-type="float" office:value="-3.06728317095811">
            <text:p>-3.067E+00</text:p>
          </table:table-cell>
          <table:table-cell table:style-name="ce4" table:formula="of:=2*(([.C5]-[.C4])/[.D4]+([.C3]-[.C4])/[.E4])/([.D4]+[.E4])" office:value-type="float" office:value="0.00000241869873806141">
            <text:p>2.419E-06</text:p>
          </table:table-cell>
          <table:table-cell table:style-name="ce4" table:formula="of:=[.F4]/[.C4]/600" office:value-type="float" office:value="0.000000000242041708098241">
            <text:p>2.420E-10</text:p>
          </table:table-cell>
          <table:table-cell/>
          <table:table-cell office:value-type="float" office:value="0.0106649494217536">
            <text:p>1.066E-02</text:p>
          </table:table-cell>
          <table:table-cell office:value-type="float" office:value="16.6548343882927">
            <text:p>1.665E+01</text:p>
          </table:table-cell>
          <table:table-cell table:style-name="ce4" office:value-type="float" office:value="0.00000241869874313685">
            <text:p>2.419E-06</text:p>
          </table:table-cell>
        </table:table-row>
        <table:table-row table:style-name="ro1">
          <table:table-cell office:value-type="float" office:value="0.0110138257252419">
            <text:p>1.101E-02</text:p>
          </table:table-cell>
          <table:table-cell table:formula="of:=1/[.A5]" office:value-type="float" office:value="90.794972151063">
            <text:p>9.079E+01</text:p>
          </table:table-cell>
          <table:table-cell office:value-type="float" office:value="16.1601693537314">
            <text:p>1.616E+01</text:p>
          </table:table-cell>
          <table:table-cell table:formula="of:=[.B6]-[.B5]" office:value-type="float" office:value="-2.87604099153243">
            <text:p>-2.876E+00</text:p>
          </table:table-cell>
          <table:table-cell table:formula="of:=[.B5]-[.B4]" office:value-type="float" office:value="-2.97012325204048">
            <text:p>-2.970E+00</text:p>
          </table:table-cell>
          <table:table-cell table:style-name="ce4" table:formula="of:=2*(([.C6]-[.C5])/[.D5]+([.C4]-[.C5])/[.E5])/([.D5]+[.E5])" office:value-type="float" office:value="0.00000265793863677808">
            <text:p>2.658E-06</text:p>
          </table:table-cell>
          <table:table-cell table:style-name="ce4" table:formula="of:=[.F5]/[.C5]/600" office:value-type="float" office:value="0.000000000274124461878898">
            <text:p>2.741E-10</text:p>
          </table:table-cell>
          <table:table-cell/>
          <table:table-cell office:value-type="float" office:value="0.0110138257252419">
            <text:p>1.101E-02</text:p>
          </table:table-cell>
          <table:table-cell office:value-type="float" office:value="16.1601693537314">
            <text:p>1.616E+01</text:p>
          </table:table-cell>
          <table:table-cell table:style-name="ce4" office:value-type="float" office:value="0.00000265793862453879">
            <text:p>2.658E-06</text:p>
          </table:table-cell>
        </table:table-row>
        <table:table-row table:style-name="ro1">
          <table:table-cell office:value-type="float" office:value="0.0113741146168563">
            <text:p>1.137E-02</text:p>
          </table:table-cell>
          <table:table-cell table:formula="of:=1/[.A6]" office:value-type="float" office:value="87.9189311595306">
            <text:p>8.792E+01</text:p>
          </table:table-cell>
          <table:table-cell office:value-type="float" office:value="15.6811957798264">
            <text:p>1.568E+01</text:p>
          </table:table-cell>
          <table:table-cell table:formula="of:=[.B7]-[.B6]" office:value-type="float" office:value="-2.78493890086543">
            <text:p>-2.785E+00</text:p>
          </table:table-cell>
          <table:table-cell table:formula="of:=[.B6]-[.B5]" office:value-type="float" office:value="-2.87604099153243">
            <text:p>-2.876E+00</text:p>
          </table:table-cell>
          <table:table-cell table:style-name="ce4" table:formula="of:=2*(([.C7]-[.C6])/[.D6]+([.C5]-[.C6])/[.E6])/([.D6]+[.E6])" office:value-type="float" office:value="0.00000292061235987742">
            <text:p>2.921E-06</text:p>
          </table:table-cell>
          <table:table-cell table:style-name="ce4" table:formula="of:=[.F6]/[.C6]/600" office:value-type="float" office:value="0.00000000031041556618562">
            <text:p>3.104E-10</text:p>
          </table:table-cell>
          <table:table-cell/>
          <table:table-cell office:value-type="float" office:value="0.0113741146168563">
            <text:p>1.137E-02</text:p>
          </table:table-cell>
          <table:table-cell office:value-type="float" office:value="15.6811957798264">
            <text:p>1.568E+01</text:p>
          </table:table-cell>
          <table:table-cell table:style-name="ce4" office:value-type="float" office:value="0.0000029206123639078">
            <text:p>2.921E-06</text:p>
          </table:table-cell>
        </table:table-row>
        <table:table-row table:style-name="ro1">
          <table:table-cell office:value-type="float" office:value="0.0117461894299714">
            <text:p>1.175E-02</text:p>
          </table:table-cell>
          <table:table-cell table:formula="of:=1/[.A7]" office:value-type="float" office:value="85.1339922586652">
            <text:p>8.513E+01</text:p>
          </table:table-cell>
          <table:table-cell office:value-type="float" office:value="15.2174172979055">
            <text:p>1.522E+01</text:p>
          </table:table-cell>
          <table:table-cell table:formula="of:=[.B8]-[.B7]" office:value-type="float" office:value="-2.69672257954255">
            <text:p>-2.697E+00</text:p>
          </table:table-cell>
          <table:table-cell table:formula="of:=[.B7]-[.B6]" office:value-type="float" office:value="-2.78493890086543">
            <text:p>-2.785E+00</text:p>
          </table:table-cell>
          <table:table-cell table:style-name="ce4" table:formula="of:=2*(([.C8]-[.C7])/[.D7]+([.C6]-[.C7])/[.E7])/([.D7]+[.E7])" office:value-type="float" office:value="0.00000320898292821887">
            <text:p>3.209E-06</text:p>
          </table:table-cell>
          <table:table-cell table:style-name="ce4" table:formula="of:=[.F7]/[.C7]/600" office:value-type="float" office:value="0.000000000351459434650643">
            <text:p>3.515E-10</text:p>
          </table:table-cell>
          <table:table-cell/>
          <table:table-cell office:value-type="float" office:value="0.0117461894299714">
            <text:p>1.175E-02</text:p>
          </table:table-cell>
          <table:table-cell office:value-type="float" office:value="15.2174172979055">
            <text:p>1.522E+01</text:p>
          </table:table-cell>
          <table:table-cell table:style-name="ce4" office:value-type="float" office:value="0.00000320898294149501">
            <text:p>3.209E-06</text:p>
          </table:table-cell>
        </table:table-row>
        <table:table-row table:style-name="ro1">
          <table:table-cell office:value-type="float" office:value="0.0121304357106001">
            <text:p>1.213E-02</text:p>
          </table:table-cell>
          <table:table-cell table:formula="of:=1/[.A8]" office:value-type="float" office:value="82.4372696791226">
            <text:p>8.244E+01</text:p>
          </table:table-cell>
          <table:table-cell office:value-type="float" office:value="14.7683532809744">
            <text:p>1.477E+01</text:p>
          </table:table-cell>
          <table:table-cell table:formula="of:=[.B9]-[.B8]" office:value-type="float" office:value="-2.61130061731464">
            <text:p>-2.611E+00</text:p>
          </table:table-cell>
          <table:table-cell table:formula="of:=[.B8]-[.B7]" office:value-type="float" office:value="-2.69672257954255">
            <text:p>-2.697E+00</text:p>
          </table:table-cell>
          <table:table-cell table:style-name="ce4" table:formula="of:=2*(([.C9]-[.C8])/[.D8]+([.C7]-[.C8])/[.E8])/([.D8]+[.E8])" office:value-type="float" office:value="0.00000352552728165714">
            <text:p>3.526E-06</text:p>
          </table:table-cell>
          <table:table-cell table:style-name="ce4" table:formula="of:=[.F8]/[.C8]/600" office:value-type="float" office:value="0.000000000397869599336549">
            <text:p>3.979E-10</text:p>
          </table:table-cell>
          <table:table-cell/>
          <table:table-cell office:value-type="float" office:value="0.0121304357106001">
            <text:p>1.213E-02</text:p>
          </table:table-cell>
          <table:table-cell office:value-type="float" office:value="14.7683532809744">
            <text:p>1.477E+01</text:p>
          </table:table-cell>
          <table:table-cell table:style-name="ce4" office:value-type="float" office:value="0.00000352552727215091">
            <text:p>3.526E-06</text:p>
          </table:table-cell>
        </table:table-row>
        <table:table-row table:style-name="ro1">
          <table:table-cell office:value-type="float" office:value="0.0125272516168982">
            <text:p>1.253E-02</text:p>
          </table:table-cell>
          <table:table-cell table:formula="of:=1/[.A9]" office:value-type="float" office:value="79.825969061808">
            <text:p>7.983E+01</text:p>
          </table:table-cell>
          <table:table-cell office:value-type="float" office:value="14.3335383454521">
            <text:p>1.433E+01</text:p>
          </table:table-cell>
          <table:table-cell table:formula="of:=[.B10]-[.B9]" office:value-type="float" office:value="-2.52858449946447">
            <text:p>-2.529E+00</text:p>
          </table:table-cell>
          <table:table-cell table:formula="of:=[.B9]-[.B8]" office:value-type="float" office:value="-2.61130061731464">
            <text:p>-2.611E+00</text:p>
          </table:table-cell>
          <table:table-cell table:style-name="ce4" table:formula="of:=2*(([.C10]-[.C9])/[.D9]+([.C8]-[.C9])/[.E9])/([.D9]+[.E9])" office:value-type="float" office:value="0.00000387295573014659">
            <text:p>3.873E-06</text:p>
          </table:table-cell>
          <table:table-cell table:style-name="ce4" table:formula="of:=[.F9]/[.C9]/600" office:value-type="float" office:value="0.000000000450337248301224">
            <text:p>4.503E-10</text:p>
          </table:table-cell>
          <table:table-cell/>
          <table:table-cell office:value-type="float" office:value="0.0125272516168982">
            <text:p>1.253E-02</text:p>
          </table:table-cell>
          <table:table-cell office:value-type="float" office:value="14.3335383454521">
            <text:p>1.433E+01</text:p>
          </table:table-cell>
          <table:table-cell table:style-name="ce4" office:value-type="float" office:value="0.0000038729557461951">
            <text:p>3.873E-06</text:p>
          </table:table-cell>
        </table:table-row>
        <table:table-row table:style-name="ro1">
          <table:table-cell office:value-type="float" office:value="0.0129370483317383">
            <text:p>1.294E-02</text:p>
          </table:table-cell>
          <table:table-cell table:formula="of:=1/[.A10]" office:value-type="float" office:value="77.2973845623435">
            <text:p>7.730E+01</text:p>
          </table:table-cell>
          <table:table-cell office:value-type="float" office:value="13.9125218686844">
            <text:p>1.391E+01</text:p>
          </table:table-cell>
          <table:table-cell table:formula="of:=[.B11]-[.B10]" office:value-type="float" office:value="-2.44848851508718">
            <text:p>-2.448E+00</text:p>
          </table:table-cell>
          <table:table-cell table:formula="of:=[.B10]-[.B9]" office:value-type="float" office:value="-2.52858449946447">
            <text:p>-2.529E+00</text:p>
          </table:table-cell>
          <table:table-cell table:style-name="ce4" table:formula="of:=2*(([.C11]-[.C10])/[.D10]+([.C9]-[.C10])/[.E10])/([.D10]+[.E10])" office:value-type="float" office:value="0.00000425423352186889">
            <text:p>4.254E-06</text:p>
          </table:table-cell>
          <table:table-cell table:style-name="ce4" table:formula="of:=[.F10]/[.C10]/600" office:value-type="float" office:value="0.000000000509640830759413">
            <text:p>5.096E-10</text:p>
          </table:table-cell>
          <table:table-cell/>
          <table:table-cell office:value-type="float" office:value="0.0129370483317383">
            <text:p>1.294E-02</text:p>
          </table:table-cell>
          <table:table-cell office:value-type="float" office:value="13.9125218686844">
            <text:p>1.391E+01</text:p>
          </table:table-cell>
          <table:table-cell table:style-name="ce4" office:value-type="float" office:value="0.00000425423350243949">
            <text:p>4.254E-06</text:p>
          </table:table-cell>
        </table:table-row>
        <table:table-row table:style-name="ro1">
          <table:table-cell office:value-type="float" office:value="0.01336025048878">
            <text:p>1.336E-02</text:p>
          </table:table-cell>
          <table:table-cell table:formula="of:=1/[.A11]" office:value-type="float" office:value="74.8488960472564">
            <text:p>7.485E+01</text:p>
          </table:table-cell>
          <table:table-cell office:value-type="float" office:value="13.5048675217374">
            <text:p>1.350E+01</text:p>
          </table:table-cell>
          <table:table-cell table:formula="of:=[.B12]-[.B11]" office:value-type="float" office:value="-2.37092966827126">
            <text:p>-2.371E+00</text:p>
          </table:table-cell>
          <table:table-cell table:formula="of:=[.B11]-[.B10]" office:value-type="float" office:value="-2.44848851508718">
            <text:p>-2.448E+00</text:p>
          </table:table-cell>
          <table:table-cell table:style-name="ce4" table:formula="of:=2*(([.C12]-[.C11])/[.D11]+([.C10]-[.C11])/[.E11])/([.D11]+[.E11])" office:value-type="float" office:value="0.00000467260346430469">
            <text:p>4.673E-06</text:p>
          </table:table-cell>
          <table:table-cell table:style-name="ce4" table:formula="of:=[.F11]/[.C11]/600" office:value-type="float" office:value="0.000000000576656707514738">
            <text:p>5.767E-10</text:p>
          </table:table-cell>
          <table:table-cell/>
          <table:table-cell office:value-type="float" office:value="0.01336025048878">
            <text:p>1.336E-02</text:p>
          </table:table-cell>
          <table:table-cell office:value-type="float" office:value="13.5048675217374">
            <text:p>1.350E+01</text:p>
          </table:table-cell>
          <table:table-cell table:style-name="ce4" office:value-type="float" office:value="0.00000467260346599795">
            <text:p>4.673E-06</text:p>
          </table:table-cell>
        </table:table-row>
        <table:table-row table:style-name="ro1">
          <table:table-cell office:value-type="float" office:value="0.0137972966124771">
            <text:p>1.380E-02</text:p>
          </table:table-cell>
          <table:table-cell table:formula="of:=1/[.A12]" office:value-type="float" office:value="72.4779663789851">
            <text:p>7.248E+01</text:p>
          </table:table-cell>
          <table:table-cell office:value-type="float" office:value="13.1101528169835">
            <text:p>1.311E+01</text:p>
          </table:table-cell>
          <table:table-cell table:formula="of:=[.B13]-[.B12]" office:value-type="float" office:value="-2.29582759210564">
            <text:p>-2.296E+00</text:p>
          </table:table-cell>
          <table:table-cell table:formula="of:=[.B12]-[.B11]" office:value-type="float" office:value="-2.37092966827126">
            <text:p>-2.371E+00</text:p>
          </table:table-cell>
          <table:table-cell table:style-name="ce4" table:formula="of:=2*(([.C13]-[.C12])/[.D12]+([.C11]-[.C12])/[.E12])/([.D12]+[.E12])" office:value-type="float" office:value="0.00000513161141331636">
            <text:p>5.132E-06</text:p>
          </table:table-cell>
          <table:table-cell table:style-name="ce4" table:formula="of:=[.F12]/[.C12]/600" office:value-type="float" office:value="0.000000000652371166702271">
            <text:p>6.524E-10</text:p>
          </table:table-cell>
          <table:table-cell/>
          <table:table-cell office:value-type="float" office:value="0.0137972966124771">
            <text:p>1.380E-02</text:p>
          </table:table-cell>
          <table:table-cell office:value-type="float" office:value="13.1101528169835">
            <text:p>1.311E+01</text:p>
          </table:table-cell>
          <table:table-cell table:style-name="ce4" office:value-type="float" office:value="0.00000513161141752743">
            <text:p>5.132E-06</text:p>
          </table:table-cell>
        </table:table-row>
        <table:table-row table:style-name="ro1">
          <table:table-cell office:value-type="float" office:value="0.0142486395724798">
            <text:p>1.425E-02</text:p>
          </table:table-cell>
          <table:table-cell table:formula="of:=1/[.A13]" office:value-type="float" office:value="70.1821387868795">
            <text:p>7.018E+01</text:p>
          </table:table-cell>
          <table:table-cell office:value-type="float" office:value="12.7279686700108">
            <text:p>1.273E+01</text:p>
          </table:table-cell>
          <table:table-cell table:formula="of:=[.B14]-[.B13]" office:value-type="float" office:value="-2.223104465395">
            <text:p>-2.223E+00</text:p>
          </table:table-cell>
          <table:table-cell table:formula="of:=[.B13]-[.B12]" office:value-type="float" office:value="-2.29582759210564">
            <text:p>-2.296E+00</text:p>
          </table:table-cell>
          <table:table-cell table:style-name="ce4" table:formula="of:=2*(([.C14]-[.C13])/[.D13]+([.C12]-[.C13])/[.E13])/([.D13]+[.E13])" office:value-type="float" office:value="0.00000563513309826752">
            <text:p>5.635E-06</text:p>
          </table:table-cell>
          <table:table-cell table:style-name="ce4" table:formula="of:=[.F13]/[.C13]/600" office:value-type="float" office:value="0.000000000737893747274958">
            <text:p>7.379E-10</text:p>
          </table:table-cell>
          <table:table-cell/>
          <table:table-cell office:value-type="float" office:value="0.0142486395724798">
            <text:p>1.425E-02</text:p>
          </table:table-cell>
          <table:table-cell office:value-type="float" office:value="12.7279686700108">
            <text:p>1.273E+01</text:p>
          </table:table-cell>
          <table:table-cell table:style-name="ce4" office:value-type="float" office:value="0.00000563513309167114">
            <text:p>5.635E-06</text:p>
          </table:table-cell>
        </table:table-row>
        <table:table-row table:style-name="ro1">
          <table:table-cell office:value-type="float" office:value="0.0147147470529001">
            <text:p>1.471E-02</text:p>
          </table:table-cell>
          <table:table-cell table:formula="of:=1/[.A14]" office:value-type="float" office:value="67.9590343214845">
            <text:p>6.796E+01</text:p>
          </table:table-cell>
          <table:table-cell office:value-type="float" office:value="12.3579189754013">
            <text:p>1.236E+01</text:p>
          </table:table-cell>
          <table:table-cell table:formula="of:=[.B15]-[.B14]" office:value-type="float" office:value="-2.15268493202846">
            <text:p>-2.153E+00</text:p>
          </table:table-cell>
          <table:table-cell table:formula="of:=[.B14]-[.B13]" office:value-type="float" office:value="-2.223104465395">
            <text:p>-2.223E+00</text:p>
          </table:table-cell>
          <table:table-cell table:style-name="ce4" table:formula="of:=2*(([.C15]-[.C14])/[.D14]+([.C13]-[.C14])/[.E14])/([.D14]+[.E14])" office:value-type="float" office:value="0.00000618740360290699">
            <text:p>6.187E-06</text:p>
          </table:table-cell>
          <table:table-cell table:style-name="ce4" table:formula="of:=[.F14]/[.C14]/600" office:value-type="float" office:value="0.000000000834472159811473">
            <text:p>8.345E-10</text:p>
          </table:table-cell>
          <table:table-cell/>
          <table:table-cell office:value-type="float" office:value="0.0147147470529001">
            <text:p>1.471E-02</text:p>
          </table:table-cell>
          <table:table-cell office:value-type="float" office:value="12.3579189754013">
            <text:p>1.236E+01</text:p>
          </table:table-cell>
          <table:table-cell table:style-name="ce4" office:value-type="float" office:value="0.0000061874036051016">
            <text:p>6.187E-06</text:p>
          </table:table-cell>
        </table:table-row>
        <table:table-row table:style-name="ro1">
          <table:table-cell office:value-type="float" office:value="0.0151961020369294">
            <text:p>1.520E-02</text:p>
          </table:table-cell>
          <table:table-cell table:formula="of:=1/[.A15]" office:value-type="float" office:value="65.806349389456">
            <text:p>6.581E+01</text:p>
          </table:table-cell>
          <table:table-cell office:value-type="float" office:value="11.999620195935">
            <text:p>1.200E+01</text:p>
          </table:table-cell>
          <table:table-cell table:formula="of:=[.B16]-[.B15]" office:value-type="float" office:value="-2.08449602288807">
            <text:p>-2.084E+00</text:p>
          </table:table-cell>
          <table:table-cell table:formula="of:=[.B15]-[.B14]" office:value-type="float" office:value="-2.15268493202846">
            <text:p>-2.153E+00</text:p>
          </table:table-cell>
          <table:table-cell table:style-name="ce4" table:formula="of:=2*(([.C16]-[.C15])/[.D15]+([.C14]-[.C15])/[.E15])/([.D15]+[.E15])" office:value-type="float" office:value="0.00000679304923545126">
            <text:p>6.793E-06</text:p>
          </table:table-cell>
          <table:table-cell table:style-name="ce4" table:formula="of:=[.F15]/[.C15]/600" office:value-type="float" office:value="0.000000000943508922856363">
            <text:p>9.435E-10</text:p>
          </table:table-cell>
          <table:table-cell/>
          <table:table-cell office:value-type="float" office:value="0.0151961020369294">
            <text:p>1.520E-02</text:p>
          </table:table-cell>
          <table:table-cell office:value-type="float" office:value="11.999620195935">
            <text:p>1.200E+01</text:p>
          </table:table-cell>
          <table:table-cell table:style-name="ce4" office:value-type="float" office:value="0.00000679304926357867">
            <text:p>6.793E-06</text:p>
          </table:table-cell>
        </table:table-row>
        <table:table-row table:style-name="ro1">
          <table:table-cell office:value-type="float" office:value="0.0156932033073077">
            <text:p>1.569E-02</text:p>
          </table:table-cell>
          <table:table-cell table:formula="of:=1/[.A16]" office:value-type="float" office:value="63.7218533665679">
            <text:p>6.372E+01</text:p>
          </table:table-cell>
          <table:table-cell office:value-type="float" office:value="11.6527009647954">
            <text:p>1.165E+01</text:p>
          </table:table-cell>
          <table:table-cell table:formula="of:=[.B17]-[.B16]" office:value-type="float" office:value="-2.01846708024492">
            <text:p>-2.018E+00</text:p>
          </table:table-cell>
          <table:table-cell table:formula="of:=[.B16]-[.B15]" office:value-type="float" office:value="-2.08449602288807">
            <text:p>-2.084E+00</text:p>
          </table:table-cell>
          <table:table-cell table:style-name="ce4" table:formula="of:=2*(([.C17]-[.C16])/[.D16]+([.C15]-[.C16])/[.E16])/([.D16]+[.E16])" office:value-type="float" office:value="0.00000745712204388651">
            <text:p>7.457E-06</text:p>
          </table:table-cell>
          <table:table-cell table:style-name="ce4" table:formula="of:=[.F16]/[.C16]/600" office:value-type="float" office:value="0.00000000106657990944412">
            <text:p>1.067E-09</text:p>
          </table:table-cell>
          <table:table-cell/>
          <table:table-cell office:value-type="float" office:value="0.0156932033073077">
            <text:p>1.569E-02</text:p>
          </table:table-cell>
          <table:table-cell office:value-type="float" office:value="11.6527009647954">
            <text:p>1.165E+01</text:p>
          </table:table-cell>
          <table:table-cell table:style-name="ce4" office:value-type="float" office:value="0.00000745712198769835">
            <text:p>7.457E-06</text:p>
          </table:table-cell>
        </table:table-row>
        <table:table-row table:style-name="ro1">
          <table:table-cell office:value-type="float" office:value="0.0162065659631659">
            <text:p>1.621E-02</text:p>
          </table:table-cell>
          <table:table-cell table:formula="of:=1/[.A17]" office:value-type="float" office:value="61.703386286323">
            <text:p>6.170E+01</text:p>
          </table:table-cell>
          <table:table-cell office:value-type="float" office:value="11.3168017003607">
            <text:p>1.132E+01</text:p>
          </table:table-cell>
          <table:table-cell table:formula="of:=[.B18]-[.B17]" office:value-type="float" office:value="-1.95452968453524">
            <text:p>-1.955E+00</text:p>
          </table:table-cell>
          <table:table-cell table:formula="of:=[.B17]-[.B16]" office:value-type="float" office:value="-2.01846708024492">
            <text:p>-2.018E+00</text:p>
          </table:table-cell>
          <table:table-cell table:style-name="ce4" table:formula="of:=2*(([.C18]-[.C17])/[.D17]+([.C16]-[.C17])/[.E17])/([.D17]+[.E17])" office:value-type="float" office:value="0.00000818513643453806">
            <text:p>8.185E-06</text:p>
          </table:table-cell>
          <table:table-cell table:style-name="ce4" table:formula="of:=[.F17]/[.C17]/600" office:value-type="float" office:value="0.00000000120545489960548">
            <text:p>1.205E-09</text:p>
          </table:table-cell>
          <table:table-cell/>
          <table:table-cell office:value-type="float" office:value="0.0162065659631659">
            <text:p>1.621E-02</text:p>
          </table:table-cell>
          <table:table-cell office:value-type="float" office:value="11.3168017003607">
            <text:p>1.132E+01</text:p>
          </table:table-cell>
          <table:table-cell table:style-name="ce4" office:value-type="float" office:value="0.00000818513647997605">
            <text:p>8.185E-06</text:p>
          </table:table-cell>
        </table:table-row>
        <table:table-row table:style-name="ro1">
          <table:table-cell office:value-type="float" office:value="0.0167367219537734">
            <text:p>1.674E-02</text:p>
          </table:table-cell>
          <table:table-cell table:formula="of:=1/[.A18]" office:value-type="float" office:value="59.7488566017878">
            <text:p>5.975E+01</text:p>
          </table:table-cell>
          <table:table-cell office:value-type="float" office:value="10.99157423318">
            <text:p>1.099E+01</text:p>
          </table:table-cell>
          <table:table-cell table:formula="of:=[.B19]-[.B18]" office:value-type="float" office:value="-1.89261758347126">
            <text:p>-1.893E+00</text:p>
          </table:table-cell>
          <table:table-cell table:formula="of:=[.B18]-[.B17]" office:value-type="float" office:value="-1.95452968453524">
            <text:p>-1.955E+00</text:p>
          </table:table-cell>
          <table:table-cell table:style-name="ce4" table:formula="of:=2*(([.C19]-[.C18])/[.D18]+([.C17]-[.C18])/[.E18])/([.D18]+[.E18])" office:value-type="float" office:value="0.00000898311038526658">
            <text:p>8.983E-06</text:p>
          </table:table-cell>
          <table:table-cell table:style-name="ce4" table:formula="of:=[.F18]/[.C18]/600" office:value-type="float" office:value="0.00000000136212068667251">
            <text:p>1.362E-09</text:p>
          </table:table-cell>
          <table:table-cell/>
          <table:table-cell office:value-type="float" office:value="0.0167367219537734">
            <text:p>1.674E-02</text:p>
          </table:table-cell>
          <table:table-cell office:value-type="float" office:value="10.99157423318">
            <text:p>1.099E+01</text:p>
          </table:table-cell>
          <table:table-cell table:style-name="ce4" office:value-type="float" office:value="0.00000898311036958134">
            <text:p>8.983E-06</text:p>
          </table:table-cell>
        </table:table-row>
        <table:table-row table:style-name="ro1">
          <table:table-cell office:value-type="float" office:value="0.0172842206297477">
            <text:p>1.728E-02</text:p>
          </table:table-cell>
          <table:table-cell table:formula="of:=1/[.A19]" office:value-type="float" office:value="57.8562390183165">
            <text:p>5.786E+01</text:p>
          </table:table-cell>
          <table:table-cell office:value-type="float" office:value="10.6766814447482">
            <text:p>1.068E+01</text:p>
          </table:table-cell>
          <table:table-cell table:formula="of:=[.B20]-[.B19]" office:value-type="float" office:value="-1.83266662338656">
            <text:p>-1.833E+00</text:p>
          </table:table-cell>
          <table:table-cell table:formula="of:=[.B19]-[.B18]" office:value-type="float" office:value="-1.89261758347126">
            <text:p>-1.893E+00</text:p>
          </table:table-cell>
          <table:table-cell table:style-name="ce4" table:formula="of:=2*(([.C20]-[.C19])/[.D19]+([.C18]-[.C19])/[.E19])/([.D19]+[.E19])" office:value-type="float" office:value="0.00000985760748541607">
            <text:p>9.858E-06</text:p>
          </table:table-cell>
          <table:table-cell table:style-name="ce4" table:formula="of:=[.F19]/[.C19]/600" office:value-type="float" office:value="0.00000000153880640665815">
            <text:p>1.539E-09</text:p>
          </table:table-cell>
          <table:table-cell/>
          <table:table-cell office:value-type="float" office:value="0.0172842206297477">
            <text:p>1.728E-02</text:p>
          </table:table-cell>
          <table:table-cell office:value-type="float" office:value="10.6766814447482">
            <text:p>1.068E+01</text:p>
          </table:table-cell>
          <table:table-cell table:style-name="ce4" office:value-type="float" office:value="0.00000985760748677157">
            <text:p>9.858E-06</text:p>
          </table:table-cell>
        </table:table-row>
        <table:table-row table:style-name="ro1">
          <table:table-cell office:value-type="float" office:value="0.0178496293122946">
            <text:p>1.785E-02</text:p>
          </table:table-cell>
          <table:table-cell table:formula="of:=1/[.A20]" office:value-type="float" office:value="56.0235723949299">
            <text:p>5.602E+01</text:p>
          </table:table-cell>
          <table:table-cell office:value-type="float" office:value="10.3717969177002">
            <text:p>1.037E+01</text:p>
          </table:table-cell>
          <table:table-cell table:formula="of:=[.B21]-[.B20]" office:value-type="float" office:value="-1.77461468275806">
            <text:p>-1.775E+00</text:p>
          </table:table-cell>
          <table:table-cell table:formula="of:=[.B20]-[.B19]" office:value-type="float" office:value="-1.83266662338656">
            <text:p>-1.833E+00</text:p>
          </table:table-cell>
          <table:table-cell table:style-name="ce4" table:formula="of:=2*(([.C21]-[.C20])/[.D20]+([.C19]-[.C20])/[.E20])/([.D20]+[.E20])" office:value-type="float" office:value="0.0000108157844467814">
            <text:p>1.082E-05</text:p>
          </table:table-cell>
          <table:table-cell table:style-name="ce4" table:formula="of:=[.F20]/[.C20]/600" office:value-type="float" office:value="0.00000000173801199101182">
            <text:p>1.738E-09</text:p>
          </table:table-cell>
          <table:table-cell/>
          <table:table-cell office:value-type="float" office:value="0.0178496293122946">
            <text:p>1.785E-02</text:p>
          </table:table-cell>
          <table:table-cell office:value-type="float" office:value="10.3717969177002">
            <text:p>1.037E+01</text:p>
          </table:table-cell>
          <table:table-cell table:style-name="ce4" office:value-type="float" office:value="0.0000108157844445043">
            <text:p>1.082E-05</text:p>
          </table:table-cell>
        </table:table-row>
        <table:table-row table:style-name="ro1">
          <table:table-cell office:value-type="float" office:value="0.018433533881069">
            <text:p>1.843E-02</text:p>
          </table:table-cell>
          <table:table-cell table:formula="of:=1/[.A21]" office:value-type="float" office:value="54.2489577121719">
            <text:p>5.425E+01</text:p>
          </table:table-cell>
          <table:table-cell office:value-type="float" office:value="10.0766045970633">
            <text:p>1.008E+01</text:p>
          </table:table-cell>
          <table:table-cell table:formula="of:=[.B22]-[.B21]" office:value-type="float" office:value="-1.71840160783923">
            <text:p>-1.718E+00</text:p>
          </table:table-cell>
          <table:table-cell table:formula="of:=[.B21]-[.B20]" office:value-type="float" office:value="-1.77461468275806">
            <text:p>-1.775E+00</text:p>
          </table:table-cell>
          <table:table-cell table:style-name="ce4" table:formula="of:=2*(([.C22]-[.C21])/[.D21]+([.C20]-[.C21])/[.E21])/([.D21]+[.E21])" office:value-type="float" office:value="0.0000118654407394771">
            <text:p>1.187E-05</text:p>
          </table:table-cell>
          <table:table-cell table:style-name="ce4" table:formula="of:=[.F21]/[.C21]/600" office:value-type="float" office:value="0.00000000196253950180386">
            <text:p>1.963E-09</text:p>
          </table:table-cell>
          <table:table-cell/>
          <table:table-cell office:value-type="float" office:value="0.018433533881069">
            <text:p>1.843E-02</text:p>
          </table:table-cell>
          <table:table-cell office:value-type="float" office:value="10.0766045970633">
            <text:p>1.008E+01</text:p>
          </table:table-cell>
          <table:table-cell table:style-name="ce4" office:value-type="float" office:value="0.0000118654407494577">
            <text:p>1.187E-05</text:p>
          </table:table-cell>
        </table:table-row>
        <table:table-row table:style-name="ro1">
          <table:table-cell office:value-type="float" office:value="0.0190365393812673">
            <text:p>1.904E-02</text:p>
          </table:table-cell>
          <table:table-cell table:formula="of:=1/[.A22]" office:value-type="float" office:value="52.5305561043327">
            <text:p>5.253E+01</text:p>
          </table:table-cell>
          <table:table-cell office:value-type="float" office:value="9.79079846221189">
            <text:p>9.791E+00</text:p>
          </table:table-cell>
          <table:table-cell table:formula="of:=[.B23]-[.B22]" office:value-type="float" office:value="-1.66396915032534">
            <text:p>-1.664E+00</text:p>
          </table:table-cell>
          <table:table-cell table:formula="of:=[.B22]-[.B21]" office:value-type="float" office:value="-1.71840160783923">
            <text:p>-1.718E+00</text:p>
          </table:table-cell>
          <table:table-cell table:style-name="ce4" table:formula="of:=2*(([.C23]-[.C22])/[.D22]+([.C21]-[.C22])/[.E22])/([.D22]+[.E22])" office:value-type="float" office:value="0.000013015072650514">
            <text:p>1.302E-05</text:p>
          </table:table-cell>
          <table:table-cell table:style-name="ce4" table:formula="of:=[.F22]/[.C22]/600" office:value-type="float" office:value="0.0000000022155279607253">
            <text:p>2.216E-09</text:p>
          </table:table-cell>
          <table:table-cell/>
          <table:table-cell office:value-type="float" office:value="0.0190365393812673">
            <text:p>1.904E-02</text:p>
          </table:table-cell>
          <table:table-cell office:value-type="float" office:value="9.79079846221189">
            <text:p>9.791E+00</text:p>
          </table:table-cell>
          <table:table-cell table:style-name="ce4" office:value-type="float" office:value="0.0000130150726570127">
            <text:p>1.302E-05</text:p>
          </table:table-cell>
        </table:table-row>
        <table:table-row table:style-name="ro1">
          <table:table-cell office:value-type="float" office:value="0.0196592706505782">
            <text:p>1.966E-02</text:p>
          </table:table-cell>
          <table:table-cell table:formula="of:=1/[.A23]" office:value-type="float" office:value="50.8665869540073">
            <text:p>5.087E+01</text:p>
          </table:table-cell>
          <table:table-cell office:value-type="float" office:value="9.51408220918426">
            <text:p>9.514E+00</text:p>
          </table:table-cell>
          <table:table-cell table:formula="of:=[.B24]-[.B23]" office:value-type="float" office:value="-1.61126090699891">
            <text:p>-1.611E+00</text:p>
          </table:table-cell>
          <table:table-cell table:formula="of:=[.B23]-[.B22]" office:value-type="float" office:value="-1.66396915032534">
            <text:p>-1.664E+00</text:p>
          </table:table-cell>
          <table:table-cell table:style-name="ce4" table:formula="of:=2*(([.C24]-[.C23])/[.D23]+([.C22]-[.C23])/[.E23])/([.D23]+[.E23])" office:value-type="float" office:value="0.00001427393084698">
            <text:p>1.427E-05</text:p>
          </table:table-cell>
          <table:table-cell table:style-name="ce4" table:formula="of:=[.F23]/[.C23]/600" office:value-type="float" office:value="0.00000000250049182064051">
            <text:p>2.500E-09</text:p>
          </table:table-cell>
          <table:table-cell/>
          <table:table-cell office:value-type="float" office:value="0.0196592706505782">
            <text:p>1.966E-02</text:p>
          </table:table-cell>
          <table:table-cell office:value-type="float" office:value="9.51408220918426">
            <text:p>9.514E+00</text:p>
          </table:table-cell>
          <table:table-cell table:style-name="ce4" office:value-type="float" office:value="0.0000142739308274884">
            <text:p>1.427E-05</text:p>
          </table:table-cell>
        </table:table-row>
        <table:table-row table:style-name="ro1">
          <table:table-cell office:value-type="float" office:value="0.0203023729666436">
            <text:p>2.030E-02</text:p>
          </table:table-cell>
          <table:table-cell table:formula="of:=1/[.A24]" office:value-type="float" office:value="49.2553260470084">
            <text:p>4.926E+01</text:p>
          </table:table-cell>
          <table:table-cell office:value-type="float" office:value="9.24616894302841">
            <text:p>9.246E+00</text:p>
          </table:table-cell>
          <table:table-cell table:formula="of:=[.B25]-[.B24]" office:value-type="float" office:value="-1.56022226128096">
            <text:p>-1.560E+00</text:p>
          </table:table-cell>
          <table:table-cell table:formula="of:=[.B24]-[.B23]" office:value-type="float" office:value="-1.61126090699891">
            <text:p>-1.611E+00</text:p>
          </table:table-cell>
          <table:table-cell table:style-name="ce4" table:formula="of:=2*(([.C25]-[.C24])/[.D24]+([.C23]-[.C24])/[.E24])/([.D24]+[.E24])" office:value-type="float" office:value="0.000015652082183849">
            <text:p>1.565E-05</text:p>
          </table:table-cell>
          <table:table-cell table:style-name="ce4" table:formula="of:=[.F24]/[.C24]/600" office:value-type="float" office:value="0.00000000282136350746843">
            <text:p>2.821E-09</text:p>
          </table:table-cell>
          <table:table-cell/>
          <table:table-cell office:value-type="float" office:value="0.0203023729666436">
            <text:p>2.030E-02</text:p>
          </table:table-cell>
          <table:table-cell office:value-type="float" office:value="9.24616894302841">
            <text:p>9.246E+00</text:p>
          </table:table-cell>
          <table:table-cell table:style-name="ce4" office:value-type="float" office:value="0.0000156520821901156">
            <text:p>1.565E-05</text:p>
          </table:table-cell>
        </table:table-row>
        <table:table-row table:style-name="ro1">
          <table:table-cell office:value-type="float" office:value="0.0209665127156982">
            <text:p>2.097E-02</text:p>
          </table:table-cell>
          <table:table-cell table:formula="of:=1/[.A25]" office:value-type="float" office:value="47.6951037857275">
            <text:p>4.770E+01</text:p>
          </table:table-cell>
          <table:table-cell office:value-type="float" office:value="8.98678087985667">
            <text:p>8.987E+00</text:p>
          </table:table-cell>
          <table:table-cell table:formula="of:=[.B26]-[.B25]" office:value-type="float" office:value="-1.51080032664041">
            <text:p>-1.511E+00</text:p>
          </table:table-cell>
          <table:table-cell table:formula="of:=[.B25]-[.B24]" office:value-type="float" office:value="-1.56022226128096">
            <text:p>-1.560E+00</text:p>
          </table:table-cell>
          <table:table-cell table:style-name="ce4" table:formula="of:=2*(([.C26]-[.C25])/[.D25]+([.C24]-[.C25])/[.E25])/([.D25]+[.E25])" office:value-type="float" office:value="0.0000171604759281731">
            <text:p>1.716E-05</text:p>
          </table:table-cell>
          <table:table-cell table:style-name="ce4" table:formula="of:=[.F25]/[.C25]/600" office:value-type="float" office:value="0.00000000318254039972519">
            <text:p>3.183E-09</text:p>
          </table:table-cell>
          <table:table-cell/>
          <table:table-cell office:value-type="float" office:value="0.0209665127156982">
            <text:p>2.097E-02</text:p>
          </table:table-cell>
          <table:table-cell office:value-type="float" office:value="8.98678087985667">
            <text:p>8.987E+00</text:p>
          </table:table-cell>
          <table:table-cell table:style-name="ce4" office:value-type="float" office:value="0.0000171604759218106">
            <text:p>1.716E-05</text:p>
          </table:table-cell>
        </table:table-row>
        <table:table-row table:style-name="ro1">
          <table:table-cell office:value-type="float" office:value="0.0216523780830832">
            <text:p>2.165E-02</text:p>
          </table:table-cell>
          <table:table-cell table:formula="of:=1/[.A26]" office:value-type="float" office:value="46.184303459087">
            <text:p>4.618E+01</text:p>
          </table:table-cell>
          <table:table-cell office:value-type="float" office:value="8.73564905829691">
            <text:p>8.736E+00</text:p>
          </table:table-cell>
          <table:table-cell table:formula="of:=[.B27]-[.B26]" office:value-type="float" office:value="-1.46294389179046">
            <text:p>-1.463E+00</text:p>
          </table:table-cell>
          <table:table-cell table:formula="of:=[.B26]-[.B25]" office:value-type="float" office:value="-1.51080032664041">
            <text:p>-1.511E+00</text:p>
          </table:table-cell>
          <table:table-cell table:style-name="ce4" table:formula="of:=2*(([.C27]-[.C26])/[.D26]+([.C25]-[.C26])/[.E26])/([.D26]+[.E26])" office:value-type="float" office:value="0.0000188110139145999">
            <text:p>1.881E-05</text:p>
          </table:table-cell>
          <table:table-cell table:style-name="ce4" table:formula="of:=[.F26]/[.C26]/600" office:value-type="float" office:value="0.00000000358893651157946">
            <text:p>3.589E-09</text:p>
          </table:table-cell>
          <table:table-cell/>
          <table:table-cell office:value-type="float" office:value="0.0216523780830832">
            <text:p>2.165E-02</text:p>
          </table:table-cell>
          <table:table-cell office:value-type="float" office:value="8.73564905829691">
            <text:p>8.736E+00</text:p>
          </table:table-cell>
          <table:table-cell table:style-name="ce4" office:value-type="float" office:value="0.0000188110139290853">
            <text:p>1.881E-05</text:p>
          </table:table-cell>
        </table:table-row>
        <table:table-row table:style-name="ro1">
          <table:table-cell office:value-type="float" office:value="0.0223606797663475">
            <text:p>2.236E-02</text:p>
          </table:table-cell>
          <table:table-cell table:formula="of:=1/[.A27]" office:value-type="float" office:value="44.7213595672966">
            <text:p>4.472E+01</text:p>
          </table:table-cell>
          <table:table-cell office:value-type="float" office:value="8.49251306003867">
            <text:p>8.493E+00</text:p>
          </table:table-cell>
          <table:table-cell table:formula="of:=[.B28]-[.B27]" office:value-type="float" office:value="-1.41660336762487">
            <text:p>-1.417E+00</text:p>
          </table:table-cell>
          <table:table-cell table:formula="of:=[.B27]-[.B26]" office:value-type="float" office:value="-1.46294389179046">
            <text:p>-1.463E+00</text:p>
          </table:table-cell>
          <table:table-cell table:style-name="ce4" table:formula="of:=2*(([.C28]-[.C27])/[.D27]+([.C26]-[.C27])/[.E27])/([.D27]+[.E27])" office:value-type="float" office:value="0.0000206166258021596">
            <text:p>2.062E-05</text:p>
          </table:table-cell>
          <table:table-cell table:style-name="ce4" table:formula="of:=[.F27]/[.C27]/600" office:value-type="float" office:value="0.00000000404603946566587">
            <text:p>4.046E-09</text:p>
          </table:table-cell>
          <table:table-cell/>
          <table:table-cell office:value-type="float" office:value="0.0223606797663475">
            <text:p>2.236E-02</text:p>
          </table:table-cell>
          <table:table-cell office:value-type="float" office:value="8.49251306003867">
            <text:p>8.493E+00</text:p>
          </table:table-cell>
          <table:table-cell table:style-name="ce4" office:value-type="float" office:value="0.0000206166257830364">
            <text:p>2.062E-05</text:p>
          </table:table-cell>
        </table:table-row>
        <table:table-row table:style-name="ro1">
          <table:table-cell office:value-type="float" office:value="0.0230921517116769">
            <text:p>2.309E-02</text:p>
          </table:table-cell>
          <table:table-cell table:formula="of:=1/[.A28]" office:value-type="float" office:value="43.3047561996717">
            <text:p>4.330E+01</text:p>
          </table:table-cell>
          <table:table-cell office:value-type="float" office:value="8.25712073918153">
            <text:p>8.257E+00</text:p>
          </table:table-cell>
          <table:table-cell table:formula="of:=[.B29]-[.B28]" office:value-type="float" office:value="-1.37173073583125">
            <text:p>-1.372E+00</text:p>
          </table:table-cell>
          <table:table-cell table:formula="of:=[.B28]-[.B27]" office:value-type="float" office:value="-1.41660336762487">
            <text:p>-1.417E+00</text:p>
          </table:table-cell>
          <table:table-cell table:style-name="ce4" table:formula="of:=2*(([.C29]-[.C28])/[.D28]+([.C27]-[.C28])/[.E28])/([.D28]+[.E28])" office:value-type="float" office:value="0.0000225913483371999">
            <text:p>2.259E-05</text:p>
          </table:table-cell>
          <table:table-cell table:style-name="ce4" table:formula="of:=[.F28]/[.C28]/600" office:value-type="float" office:value="0.00000000455997295158829">
            <text:p>4.560E-09</text:p>
          </table:table-cell>
          <table:table-cell/>
          <table:table-cell office:value-type="float" office:value="0.0230921517116769">
            <text:p>2.309E-02</text:p>
          </table:table-cell>
          <table:table-cell office:value-type="float" office:value="8.25712073918153">
            <text:p>8.257E+00</text:p>
          </table:table-cell>
          <table:table-cell table:style-name="ce4" office:value-type="float" office:value="0.0000225913483485884">
            <text:p>2.259E-05</text:p>
          </table:table-cell>
        </table:table-row>
        <table:table-row table:style-name="ro1">
          <table:table-cell office:value-type="float" office:value="0.0238475518744126">
            <text:p>2.385E-02</text:p>
          </table:table-cell>
          <table:table-cell table:formula="of:=1/[.A29]" office:value-type="float" office:value="41.9330254638405">
            <text:p>4.193E+01</text:p>
          </table:table-cell>
          <table:table-cell office:value-type="float" office:value="8.02922796010186">
            <text:p>8.029E+00</text:p>
          </table:table-cell>
          <table:table-cell table:formula="of:=[.B30]-[.B29]" office:value-type="float" office:value="-1.3282794991369">
            <text:p>-1.328E+00</text:p>
          </table:table-cell>
          <table:table-cell table:formula="of:=[.B29]-[.B28]" office:value-type="float" office:value="-1.37173073583125">
            <text:p>-1.372E+00</text:p>
          </table:table-cell>
          <table:table-cell table:style-name="ce4" table:formula="of:=2*(([.C30]-[.C29])/[.D29]+([.C28]-[.C29])/[.E29])/([.D29]+[.E29])" office:value-type="float" office:value="0.0000247504100356184">
            <text:p>2.475E-05</text:p>
          </table:table-cell>
          <table:table-cell table:style-name="ce4" table:formula="of:=[.F29]/[.C29]/600" office:value-type="float" office:value="0.00000000513756535468623">
            <text:p>5.138E-09</text:p>
          </table:table-cell>
          <table:table-cell/>
          <table:table-cell office:value-type="float" office:value="0.0238475518744126">
            <text:p>2.385E-02</text:p>
          </table:table-cell>
          <table:table-cell office:value-type="float" office:value="8.02922796010186">
            <text:p>8.029E+00</text:p>
          </table:table-cell>
          <table:table-cell table:style-name="ce4" office:value-type="float" office:value="0.0000247504100376123">
            <text:p>2.475E-05</text:p>
          </table:table-cell>
        </table:table-row>
        <table:table-row table:style-name="ro1">
          <table:table-cell office:value-type="float" office:value="0.0246276630044495">
            <text:p>2.463E-02</text:p>
          </table:table-cell>
          <table:table-cell table:formula="of:=1/[.A30]" office:value-type="float" office:value="40.6047459647036">
            <text:p>4.060E+01</text:p>
          </table:table-cell>
          <table:table-cell office:value-type="float" office:value="7.80859834356275">
            <text:p>7.809E+00</text:p>
          </table:table-cell>
          <table:table-cell table:formula="of:=[.B31]-[.B30]" office:value-type="float" office:value="-1.28620463312591">
            <text:p>-1.286E+00</text:p>
          </table:table-cell>
          <table:table-cell table:formula="of:=[.B30]-[.B29]" office:value-type="float" office:value="-1.3282794991369">
            <text:p>-1.328E+00</text:p>
          </table:table-cell>
          <table:table-cell table:style-name="ce4" table:formula="of:=2*(([.C31]-[.C30])/[.D30]+([.C29]-[.C30])/[.E30])/([.D30]+[.E30])" office:value-type="float" office:value="0.0000271103198323494">
            <text:p>2.711E-05</text:p>
          </table:table-cell>
          <table:table-cell table:style-name="ce4" table:formula="of:=[.F30]/[.C30]/600" office:value-type="float" office:value="0.00000000578642470764265">
            <text:p>5.786E-09</text:p>
          </table:table-cell>
          <table:table-cell/>
          <table:table-cell office:value-type="float" office:value="0.0246276630044495">
            <text:p>2.463E-02</text:p>
          </table:table-cell>
          <table:table-cell office:value-type="float" office:value="7.80859834356275">
            <text:p>7.809E+00</text:p>
          </table:table-cell>
          <table:table-cell table:style-name="ce4" office:value-type="float" office:value="0.0000271103198231348">
            <text:p>2.711E-05</text:p>
          </table:table-cell>
        </table:table-row>
        <table:table-row table:style-name="ro1">
          <table:table-cell office:value-type="float" office:value="0.0254332934573256">
            <text:p>2.543E-02</text:p>
          </table:table-cell>
          <table:table-cell table:formula="of:=1/[.A31]" office:value-type="float" office:value="39.3185413315776">
            <text:p>3.932E+01</text:p>
          </table:table-cell>
          <table:table-cell office:value-type="float" office:value="7.5950030208004">
            <text:p>7.595E+00</text:p>
          </table:table-cell>
          <table:table-cell table:formula="of:=[.B32]-[.B31]" office:value-type="float" office:value="-1.2454625395855">
            <text:p>-1.245E+00</text:p>
          </table:table-cell>
          <table:table-cell table:formula="of:=[.B31]-[.B30]" office:value-type="float" office:value="-1.28620463312591">
            <text:p>-1.286E+00</text:p>
          </table:table-cell>
          <table:table-cell table:style-name="ce4" table:formula="of:=2*(([.C32]-[.C31])/[.D31]+([.C30]-[.C31])/[.E31])/([.D31]+[.E31])" office:value-type="float" office:value="0.0000296889608517235">
            <text:p>2.969E-05</text:p>
          </table:table-cell>
          <table:table-cell table:style-name="ce4" table:formula="of:=[.F31]/[.C31]/600" office:value-type="float" office:value="0.00000000651502063712472">
            <text:p>6.515E-09</text:p>
          </table:table-cell>
          <table:table-cell/>
          <table:table-cell office:value-type="float" office:value="0.0254332934573256">
            <text:p>2.543E-02</text:p>
          </table:table-cell>
          <table:table-cell office:value-type="float" office:value="7.5950030208004">
            <text:p>7.595E+00</text:p>
          </table:table-cell>
          <table:table-cell table:style-name="ce4" office:value-type="float" office:value="0.0000296889608681459">
            <text:p>2.969E-05</text:p>
          </table:table-cell>
        </table:table-row>
        <table:table-row table:style-name="ro1">
          <table:table-cell office:value-type="float" office:value="0.0262652780318446">
            <text:p>2.627E-02</text:p>
          </table:table-cell>
          <table:table-cell table:formula="of:=1/[.A32]" office:value-type="float" office:value="38.0730787919922">
            <text:p>3.807E+01</text:p>
          </table:table-cell>
          <table:table-cell office:value-type="float" office:value="7.38822039532784">
            <text:p>7.388E+00</text:p>
          </table:table-cell>
          <table:table-cell table:formula="of:=[.B33]-[.B32]" office:value-type="float" office:value="-1.20601100132964">
            <text:p>-1.206E+00</text:p>
          </table:table-cell>
          <table:table-cell table:formula="of:=[.B32]-[.B31]" office:value-type="float" office:value="-1.2454625395855">
            <text:p>-1.245E+00</text:p>
          </table:table-cell>
          <table:table-cell table:style-name="ce4" table:formula="of:=2*(([.C33]-[.C32])/[.D32]+([.C31]-[.C32])/[.E32])/([.D32]+[.E32])" office:value-type="float" office:value="0.0000325056887022086">
            <text:p>3.251E-05</text:p>
          </table:table-cell>
          <table:table-cell table:style-name="ce4" table:formula="of:=[.F32]/[.C32]/600" office:value-type="float" office:value="0.00000000733277365023846">
            <text:p>7.333E-09</text:p>
          </table:table-cell>
          <table:table-cell/>
          <table:table-cell office:value-type="float" office:value="0.0262652780318446">
            <text:p>2.627E-02</text:p>
          </table:table-cell>
          <table:table-cell office:value-type="float" office:value="7.38822039532784">
            <text:p>7.388E+00</text:p>
          </table:table-cell>
          <table:table-cell table:style-name="ce4" office:value-type="float" office:value="0.0000325056886917913">
            <text:p>3.251E-05</text:p>
          </table:table-cell>
        </table:table-row>
        <table:table-row table:style-name="ro1">
          <table:table-cell office:value-type="float" office:value="0.0271244788350994">
            <text:p>2.712E-02</text:p>
          </table:table-cell>
          <table:table-cell table:formula="of:=1/[.A33]" office:value-type="float" office:value="36.8670677906625">
            <text:p>3.687E+01</text:p>
          </table:table-cell>
          <table:table-cell office:value-type="float" office:value="7.18803591220516">
            <text:p>7.188E+00</text:p>
          </table:table-cell>
          <table:table-cell table:formula="of:=[.B34]-[.B33]" office:value-type="float" office:value="-1.16780913845235">
            <text:p>-1.168E+00</text:p>
          </table:table-cell>
          <table:table-cell table:formula="of:=[.B33]-[.B32]" office:value-type="float" office:value="-1.20601100132964">
            <text:p>-1.206E+00</text:p>
          </table:table-cell>
          <table:table-cell table:style-name="ce4" table:formula="of:=2*(([.C34]-[.C33])/[.D33]+([.C32]-[.C33])/[.E33])/([.D33]+[.E33])" office:value-type="float" office:value="0.0000355814336141725">
            <text:p>3.558E-05</text:p>
          </table:table-cell>
          <table:table-cell table:style-name="ce4" table:formula="of:=[.F33]/[.C33]/600" office:value-type="float" office:value="0.00000000825015206953262">
            <text:p>8.250E-09</text:p>
          </table:table-cell>
          <table:table-cell/>
          <table:table-cell office:value-type="float" office:value="0.0271244788350994">
            <text:p>2.712E-02</text:p>
          </table:table-cell>
          <table:table-cell office:value-type="float" office:value="7.18803591220516">
            <text:p>7.188E+00</text:p>
          </table:table-cell>
          <table:table-cell table:style-name="ce4" office:value-type="float" office:value="0.0000355814336169322">
            <text:p>3.558E-05</text:p>
          </table:table-cell>
        </table:table-row>
        <table:table-row table:style-name="ro1">
          <table:table-cell office:value-type="float" office:value="0.0280117861757919">
            <text:p>2.801E-02</text:p>
          </table:table-cell>
          <table:table-cell table:formula="of:=1/[.A34]" office:value-type="float" office:value="35.6992586522102">
            <text:p>3.570E+01</text:p>
          </table:table-cell>
          <table:table-cell office:value-type="float" office:value="6.99424183453227">
            <text:p>6.994E+00</text:p>
          </table:table-cell>
          <table:table-cell table:formula="of:=[.B35]-[.B34]" office:value-type="float" office:value="-1.1308173659686">
            <text:p>-1.131E+00</text:p>
          </table:table-cell>
          <table:table-cell table:formula="of:=[.B34]-[.B33]" office:value-type="float" office:value="-1.16780913845235">
            <text:p>-1.168E+00</text:p>
          </table:table-cell>
          <table:table-cell table:style-name="ce4" table:formula="of:=2*(([.C35]-[.C34])/[.D34]+([.C33]-[.C34])/[.E34])/([.D34]+[.E34])" office:value-type="float" office:value="0.0000389388071830493">
            <text:p>3.894E-05</text:p>
          </table:table-cell>
          <table:table-cell table:style-name="ce4" table:formula="of:=[.F34]/[.C34]/600" office:value-type="float" office:value="0.00000000927877724377952">
            <text:p>9.279E-09</text:p>
          </table:table-cell>
          <table:table-cell/>
          <table:table-cell office:value-type="float" office:value="0.0280117861757919">
            <text:p>2.801E-02</text:p>
          </table:table-cell>
          <table:table-cell office:value-type="float" office:value="6.99424183453227">
            <text:p>6.994E+00</text:p>
          </table:table-cell>
          <table:table-cell table:style-name="ce4" office:value-type="float" office:value="0.0000389388071860432">
            <text:p>3.894E-05</text:p>
          </table:table-cell>
        </table:table-row>
        <table:table-row table:style-name="ro1">
          <table:table-cell office:value-type="float" office:value="0.0289281194867761">
            <text:p>2.893E-02</text:p>
          </table:table-cell>
          <table:table-cell table:formula="of:=1/[.A35]" office:value-type="float" office:value="34.5684412862416">
            <text:p>3.457E+01</text:p>
          </table:table-cell>
          <table:table-cell office:value-type="float" office:value="6.80663702692789">
            <text:p>6.807E+00</text:p>
          </table:table-cell>
          <table:table-cell table:formula="of:=[.B36]-[.B35]" office:value-type="float" office:value="-1.09499735279609">
            <text:p>-1.095E+00</text:p>
          </table:table-cell>
          <table:table-cell table:formula="of:=[.B35]-[.B34]" office:value-type="float" office:value="-1.1308173659686">
            <text:p>-1.131E+00</text:p>
          </table:table-cell>
          <table:table-cell table:style-name="ce4" table:formula="of:=2*(([.C36]-[.C35])/[.D35]+([.C34]-[.C35])/[.E35])/([.D35]+[.E35])" office:value-type="float" office:value="0.000042602212071345">
            <text:p>4.260E-05</text:p>
          </table:table-cell>
          <table:table-cell table:style-name="ce4" table:formula="of:=[.F35]/[.C35]/600" office:value-type="float" office:value="0.0000000104315371165931">
            <text:p>1.043E-08</text:p>
          </table:table-cell>
          <table:table-cell/>
          <table:table-cell office:value-type="float" office:value="0.0289281194867761">
            <text:p>2.893E-02</text:p>
          </table:table-cell>
          <table:table-cell office:value-type="float" office:value="6.80663702692789">
            <text:p>6.807E+00</text:p>
          </table:table-cell>
          <table:table-cell table:style-name="ce4" office:value-type="float" office:value="0.0000426022120480772">
            <text:p>4.260E-05</text:p>
          </table:table-cell>
        </table:table-row>
        <table:table-row table:style-name="ro1">
          <table:table-cell office:value-type="float" office:value="0.0298744282777798">
            <text:p>2.987E-02</text:p>
          </table:table-cell>
          <table:table-cell table:formula="of:=1/[.A36]" office:value-type="float" office:value="33.4734439334455">
            <text:p>3.347E+01</text:p>
          </table:table-cell>
          <table:table-cell office:value-type="float" office:value="6.62502674576504">
            <text:p>6.625E+00</text:p>
          </table:table-cell>
          <table:table-cell table:formula="of:=[.B37]-[.B36]" office:value-type="float" office:value="-1.06031198203537">
            <text:p>-1.060E+00</text:p>
          </table:table-cell>
          <table:table-cell table:formula="of:=[.B36]-[.B35]" office:value-type="float" office:value="-1.09499735279609">
            <text:p>-1.095E+00</text:p>
          </table:table-cell>
          <table:table-cell table:style-name="ce4" table:formula="of:=2*(([.C37]-[.C36])/[.D36]+([.C35]-[.C36])/[.E36])/([.D36]+[.E36])" office:value-type="float" office:value="0.0000465979546279793">
            <text:p>4.660E-05</text:p>
          </table:table-cell>
          <table:table-cell table:style-name="ce4" table:formula="of:=[.F36]/[.C36]/600" office:value-type="float" office:value="0.0000000117227085555457">
            <text:p>1.172E-08</text:p>
          </table:table-cell>
          <table:table-cell/>
          <table:table-cell office:value-type="float" office:value="0.0298744282777798">
            <text:p>2.987E-02</text:p>
          </table:table-cell>
          <table:table-cell office:value-type="float" office:value="6.62502674576504">
            <text:p>6.625E+00</text:p>
          </table:table-cell>
          <table:table-cell table:style-name="ce4" office:value-type="float" office:value="0.0000465979546506205">
            <text:p>4.660E-05</text:p>
          </table:table-cell>
        </table:table-row>
        <table:table-row table:style-name="ro1">
          <table:table-cell office:value-type="float" office:value="0.0308516931192913">
            <text:p>3.085E-02</text:p>
          </table:table-cell>
          <table:table-cell table:formula="of:=1/[.A37]" office:value-type="float" office:value="32.4131319514101">
            <text:p>3.241E+01</text:p>
          </table:table-cell>
          <table:table-cell office:value-type="float" office:value="6.44922243594017">
            <text:p>6.449E+00</text:p>
          </table:table-cell>
          <table:table-cell table:formula="of:=[.B38]-[.B37]" office:value-type="float" office:value="-1.02672531251059">
            <text:p>-1.027E+00</text:p>
          </table:table-cell>
          <table:table-cell table:formula="of:=[.B37]-[.B36]" office:value-type="float" office:value="-1.06031198203537">
            <text:p>-1.060E+00</text:p>
          </table:table-cell>
          <table:table-cell table:style-name="ce4" table:formula="of:=2*(([.C38]-[.C37])/[.D37]+([.C36]-[.C37])/[.E37])/([.D37]+[.E37])" office:value-type="float" office:value="0.0000509543599005059">
            <text:p>5.095E-05</text:p>
          </table:table-cell>
          <table:table-cell table:style-name="ce4" table:formula="of:=[.F37]/[.C37]/600" office:value-type="float" office:value="0.0000000131680887131829">
            <text:p>1.317E-08</text:p>
          </table:table-cell>
          <table:table-cell/>
          <table:table-cell office:value-type="float" office:value="0.0308516931192913">
            <text:p>3.085E-02</text:p>
          </table:table-cell>
          <table:table-cell office:value-type="float" office:value="6.44922243594017">
            <text:p>6.449E+00</text:p>
          </table:table-cell>
          <table:table-cell table:style-name="ce4" office:value-type="float" office:value="0.0000509543599014627">
            <text:p>5.095E-05</text:p>
          </table:table-cell>
        </table:table-row>
        <table:table-row table:style-name="ro1">
          <table:table-cell office:value-type="float" office:value="0.0318609266586327">
            <text:p>3.186E-02</text:p>
          </table:table-cell>
          <table:table-cell table:formula="of:=1/[.A38]" office:value-type="float" office:value="31.3864066388995">
            <text:p>3.139E+01</text:p>
          </table:table-cell>
          <table:table-cell office:value-type="float" office:value="6.27904153395939">
            <text:p>6.279E+00</text:p>
          </table:table-cell>
          <table:table-cell table:formula="of:=[.B39]-[.B38]" office:value-type="float" office:value="-0.994202541525979">
            <text:p>-9.942E-01</text:p>
          </table:table-cell>
          <table:table-cell table:formula="of:=[.B38]-[.B37]" office:value-type="float" office:value="-1.02672531251059">
            <text:p>-1.027E+00</text:p>
          </table:table-cell>
          <table:table-cell table:style-name="ce4" table:formula="of:=2*(([.C39]-[.C38])/[.D38]+([.C37]-[.C38])/[.E38])/([.D38]+[.E38])" office:value-type="float" office:value="0.0000557018866907052">
            <text:p>5.570E-05</text:p>
          </table:table-cell>
          <table:table-cell table:style-name="ce4" table:formula="of:=[.F38]/[.C38]/600" office:value-type="float" office:value="0.0000000147851351700332">
            <text:p>1.479E-08</text:p>
          </table:table-cell>
          <table:table-cell/>
          <table:table-cell office:value-type="float" office:value="0.0318609266586327">
            <text:p>3.186E-02</text:p>
          </table:table-cell>
          <table:table-cell office:value-type="float" office:value="6.27904153395939">
            <text:p>6.279E+00</text:p>
          </table:table-cell>
          <table:table-cell table:style-name="ce4" office:value-type="float" office:value="0.0000557018866805954">
            <text:p>5.570E-05</text:p>
          </table:table-cell>
        </table:table-row>
        <table:table-row table:style-name="ro1">
          <table:table-cell office:value-type="float" office:value="0.0329031746692705">
            <text:p>3.290E-02</text:p>
          </table:table-cell>
          <table:table-cell table:formula="of:=1/[.A39]" office:value-type="float" office:value="30.3922040973735">
            <text:p>3.039E+01</text:p>
          </table:table-cell>
          <table:table-cell office:value-type="float" office:value="6.11430727713129">
            <text:p>6.114E+00</text:p>
          </table:table-cell>
          <table:table-cell table:formula="of:=[.B40]-[.B39]" office:value-type="float" office:value="-0.962709968803416">
            <text:p>-9.627E-01</text:p>
          </table:table-cell>
          <table:table-cell table:formula="of:=[.B39]-[.B38]" office:value-type="float" office:value="-0.994202541525979">
            <text:p>-9.942E-01</text:p>
          </table:table-cell>
          <table:table-cell table:style-name="ce4" table:formula="of:=2*(([.C40]-[.C39])/[.D39]+([.C38]-[.C39])/[.E39])/([.D39]+[.E39])" office:value-type="float" office:value="0.0000608732428565326">
            <text:p>6.087E-05</text:p>
          </table:table-cell>
          <table:table-cell table:style-name="ce4" table:formula="of:=[.F39]/[.C39]/600" office:value-type="float" office:value="0.0000000165931151580083">
            <text:p>1.659E-08</text:p>
          </table:table-cell>
          <table:table-cell/>
          <table:table-cell office:value-type="float" office:value="0.0329031746692705">
            <text:p>3.290E-02</text:p>
          </table:table-cell>
          <table:table-cell office:value-type="float" office:value="6.11430727713129">
            <text:p>6.114E+00</text:p>
          </table:table-cell>
          <table:table-cell table:style-name="ce4" office:value-type="float" office:value="0.0000608732428652129">
            <text:p>6.087E-05</text:p>
          </table:table-cell>
        </table:table-row>
        <table:table-row table:style-name="ro1">
          <table:table-cell office:value-type="float" office:value="0.0339795171344519">
            <text:p>3.398E-02</text:p>
          </table:table-cell>
          <table:table-cell table:formula="of:=1/[.A40]" office:value-type="float" office:value="29.4294941285701">
            <text:p>2.943E+01</text:p>
          </table:table-cell>
          <table:table-cell office:value-type="float" office:value="5.954848518662">
            <text:p>5.955E+00</text:p>
          </table:table-cell>
          <table:table-cell table:formula="of:=[.B41]-[.B40]" office:value-type="float" office:value="-0.932214961561876">
            <text:p>-9.322E-01</text:p>
          </table:table-cell>
          <table:table-cell table:formula="of:=[.B40]-[.B39]" office:value-type="float" office:value="-0.962709968803416">
            <text:p>-9.627E-01</text:p>
          </table:table-cell>
          <table:table-cell table:style-name="ce4" table:formula="of:=2*(([.C41]-[.C40])/[.D40]+([.C39]-[.C40])/[.E40])/([.D40]+[.E40])" office:value-type="float" office:value="0.0000665034979653814">
            <text:p>6.650E-05</text:p>
          </table:table-cell>
          <table:table-cell table:style-name="ce4" table:formula="of:=[.F40]/[.C40]/600" office:value-type="float" office:value="0.0000000186132632808836">
            <text:p>1.861E-08</text:p>
          </table:table-cell>
          <table:table-cell/>
          <table:table-cell office:value-type="float" office:value="0.0339795171344519">
            <text:p>3.398E-02</text:p>
          </table:table-cell>
          <table:table-cell office:value-type="float" office:value="5.954848518662">
            <text:p>5.955E+00</text:p>
          </table:table-cell>
          <table:table-cell table:style-name="ce4" office:value-type="float" office:value="0.0000665034979657611">
            <text:p>6.650E-05</text:p>
          </table:table-cell>
        </table:table-row>
        <table:table-row table:style-name="ro1">
          <table:table-cell office:value-type="float" office:value="0.0350910693662894">
            <text:p>3.509E-02</text:p>
          </table:table-cell>
          <table:table-cell table:formula="of:=1/[.A41]" office:value-type="float" office:value="28.4972791670082">
            <text:p>2.850E+01</text:p>
          </table:table-cell>
          <table:table-cell office:value-type="float" office:value="5.80049954845366">
            <text:p>5.800E+00</text:p>
          </table:table-cell>
          <table:table-cell table:formula="of:=[.B42]-[.B41]" office:value-type="float" office:value="-0.902685920703696">
            <text:p>-9.027E-01</text:p>
          </table:table-cell>
          <table:table-cell table:formula="of:=[.B41]-[.B40]" office:value-type="float" office:value="-0.932214961561876">
            <text:p>-9.322E-01</text:p>
          </table:table-cell>
          <table:table-cell table:style-name="ce4" table:formula="of:=2*(([.C42]-[.C41])/[.D41]+([.C40]-[.C41])/[.E41])/([.D41]+[.E41])" office:value-type="float" office:value="0.0000726301914788917">
            <text:p>7.263E-05</text:p>
          </table:table-cell>
          <table:table-cell table:style-name="ce4" table:formula="of:=[.F41]/[.C41]/600" office:value-type="float" office:value="0.0000000208689472553716">
            <text:p>2.087E-08</text:p>
          </table:table-cell>
          <table:table-cell/>
          <table:table-cell office:value-type="float" office:value="0.0350910693662894">
            <text:p>3.509E-02</text:p>
          </table:table-cell>
          <table:table-cell office:value-type="float" office:value="5.80049954845366">
            <text:p>5.800E+00</text:p>
          </table:table-cell>
          <table:table-cell table:style-name="ce4" office:value-type="float" office:value="0.0000726301914737468">
            <text:p>7.263E-05</text:p>
          </table:table-cell>
        </table:table-row>
        <table:table-row table:style-name="ro1">
          <table:table-cell office:value-type="float" office:value="0.0362389831614539">
            <text:p>3.624E-02</text:p>
          </table:table-cell>
          <table:table-cell table:formula="of:=1/[.A42]" office:value-type="float" office:value="27.5945932463045">
            <text:p>2.759E+01</text:p>
          </table:table-cell>
          <table:table-cell office:value-type="float" office:value="5.65109991941269">
            <text:p>5.651E+00</text:p>
          </table:table-cell>
          <table:table-cell table:formula="of:=[.B43]-[.B42]" office:value-type="float" office:value="-0.874092248070554">
            <text:p>-8.741E-01</text:p>
          </table:table-cell>
          <table:table-cell table:formula="of:=[.B42]-[.B41]" office:value-type="float" office:value="-0.902685920703696">
            <text:p>-9.027E-01</text:p>
          </table:table-cell>
          <table:table-cell table:style-name="ce4" table:formula="of:=2*(([.C43]-[.C42])/[.D42]+([.C41]-[.C42])/[.E42])/([.D42]+[.E42])" office:value-type="float" office:value="0.0000792934341548952">
            <text:p>7.929E-05</text:p>
          </table:table-cell>
          <table:table-cell table:style-name="ce4" table:formula="of:=[.F42]/[.C42]/600" office:value-type="float" office:value="0.0000000233858408940019">
            <text:p>2.339E-08</text:p>
          </table:table-cell>
          <table:table-cell/>
          <table:table-cell office:value-type="float" office:value="0.0362389831614539">
            <text:p>3.624E-02</text:p>
          </table:table-cell>
          <table:table-cell office:value-type="float" office:value="5.65109991941269">
            <text:p>5.651E+00</text:p>
          </table:table-cell>
          <table:table-cell table:style-name="ce4" office:value-type="float" office:value="0.0000792934341598319">
            <text:p>7.929E-05</text:p>
          </table:table-cell>
        </table:table-row>
        <table:table-row table:style-name="ro1">
          <table:table-cell office:value-type="float" office:value="0.0374244479946724">
            <text:p>3.742E-02</text:p>
          </table:table-cell>
          <table:table-cell table:formula="of:=1/[.A43]" office:value-type="float" office:value="26.720500998234">
            <text:p>2.672E+01</text:p>
          </table:table-cell>
          <table:table-cell office:value-type="float" office:value="5.50649427908004">
            <text:p>5.506E+00</text:p>
          </table:table-cell>
          <table:table-cell table:formula="of:=[.B44]-[.B43]" office:value-type="float" office:value="-0.846404314738226">
            <text:p>-8.464E-01</text:p>
          </table:table-cell>
          <table:table-cell table:formula="of:=[.B43]-[.B42]" office:value-type="float" office:value="-0.874092248070554">
            <text:p>-8.741E-01</text:p>
          </table:table-cell>
          <table:table-cell table:style-name="ce4" table:formula="of:=2*(([.C44]-[.C43])/[.D43]+([.C42]-[.C43])/[.E43])/([.D43]+[.E43])" office:value-type="float" office:value="0.0000865359989801992">
            <text:p>8.654E-05</text:p>
          </table:table-cell>
          <table:table-cell table:style-name="ce4" table:formula="of:=[.F43]/[.C43]/600" office:value-type="float" office:value="0.0000000261921029346996">
            <text:p>2.619E-08</text:p>
          </table:table-cell>
          <table:table-cell/>
          <table:table-cell office:value-type="float" office:value="0.0374244479946724">
            <text:p>3.742E-02</text:p>
          </table:table-cell>
          <table:table-cell office:value-type="float" office:value="5.50649427908004">
            <text:p>5.506E+00</text:p>
          </table:table-cell>
          <table:table-cell table:style-name="ce4" office:value-type="float" office:value="0.0000865359989637455">
            <text:p>8.654E-05</text:p>
          </table:table-cell>
        </table:table-row>
        <table:table-row table:style-name="ro1">
          <table:table-cell office:value-type="float" office:value="0.0386486922512687">
            <text:p>3.865E-02</text:p>
          </table:table-cell>
          <table:table-cell table:formula="of:=1/[.A44]" office:value-type="float" office:value="25.8740966834958">
            <text:p>2.587E+01</text:p>
          </table:table-cell>
          <table:table-cell office:value-type="float" office:value="5.36653220639982">
            <text:p>5.367E+00</text:p>
          </table:table-cell>
          <table:table-cell table:formula="of:=[.B45]-[.B44]" office:value-type="float" office:value="-0.819593430314495">
            <text:p>-8.196E-01</text:p>
          </table:table-cell>
          <table:table-cell table:formula="of:=[.B44]-[.B43]" office:value-type="float" office:value="-0.846404314738226">
            <text:p>-8.464E-01</text:p>
          </table:table-cell>
          <table:table-cell table:style-name="ce4" table:formula="of:=2*(([.C45]-[.C44])/[.D44]+([.C43]-[.C44])/[.E44])/([.D44]+[.E44])" office:value-type="float" office:value="0.0000944033981135827">
            <text:p>9.440E-05</text:p>
          </table:table-cell>
          <table:table-cell table:style-name="ce4" table:formula="of:=[.F44]/[.C44]/600" office:value-type="float" office:value="0.0000000293185600690773">
            <text:p>2.932E-08</text:p>
          </table:table-cell>
          <table:table-cell/>
          <table:table-cell office:value-type="float" office:value="0.0386486922512687">
            <text:p>3.865E-02</text:p>
          </table:table-cell>
          <table:table-cell office:value-type="float" office:value="5.36653220639982">
            <text:p>5.367E+00</text:p>
          </table:table-cell>
          <table:table-cell table:style-name="ce4" office:value-type="float" office:value="0.0000944033981170503">
            <text:p>9.440E-05</text:p>
          </table:table-cell>
        </table:table-row>
        <table:table-row table:style-name="ro1">
          <table:table-cell office:value-type="float" office:value="0.039912984500023">
            <text:p>3.991E-02</text:p>
          </table:table-cell>
          <table:table-cell table:formula="of:=1/[.A45]" office:value-type="float" office:value="25.0545032531813">
            <text:p>2.505E+01</text:p>
          </table:table-cell>
          <table:table-cell office:value-type="float" office:value="5.23106805344805">
            <text:p>5.231E+00</text:p>
          </table:table-cell>
          <table:table-cell table:formula="of:=[.B46]-[.B45]" office:value-type="float" office:value="-0.793631813210229">
            <text:p>-7.936E-01</text:p>
          </table:table-cell>
          <table:table-cell table:formula="of:=[.B45]-[.B44]" office:value-type="float" office:value="-0.819593430314495">
            <text:p>-8.196E-01</text:p>
          </table:table-cell>
          <table:table-cell table:style-name="ce4" table:formula="of:=2*(([.C46]-[.C45])/[.D45]+([.C44]-[.C45])/[.E45])/([.D45]+[.E45])" office:value-type="float" office:value="0.000102943941187054">
            <text:p>1.029E-04</text:p>
          </table:table-cell>
          <table:table-cell table:style-name="ce4" table:formula="of:=[.F45]/[.C45]/600" office:value-type="float" office:value="0.0000000327988918436389">
            <text:p>3.280E-08</text:p>
          </table:table-cell>
          <table:table-cell/>
          <table:table-cell office:value-type="float" office:value="0.039912984500023">
            <text:p>3.991E-02</text:p>
          </table:table-cell>
          <table:table-cell office:value-type="float" office:value="5.23106805344805">
            <text:p>5.231E+00</text:p>
          </table:table-cell>
          <table:table-cell table:style-name="ce4" office:value-type="float" office:value="0.000102943941204258">
            <text:p>1.029E-04</text:p>
          </table:table-cell>
        </table:table-row>
        <table:table-row table:style-name="ro1">
          <table:table-cell office:value-type="float" office:value="0.0412186348076701">
            <text:p>4.122E-02</text:p>
          </table:table-cell>
          <table:table-cell table:formula="of:=1/[.A46]" office:value-type="float" office:value="24.260871439971">
            <text:p>2.426E+01</text:p>
          </table:table-cell>
          <table:table-cell office:value-type="float" office:value="5.09996079194748">
            <text:p>5.100E+00</text:p>
          </table:table-cell>
          <table:table-cell table:formula="of:=[.B47]-[.B46]" office:value-type="float" office:value="-0.768492561851964">
            <text:p>-7.685E-01</text:p>
          </table:table-cell>
          <table:table-cell table:formula="of:=[.B46]-[.B45]" office:value-type="float" office:value="-0.793631813210229">
            <text:p>-7.936E-01</text:p>
          </table:table-cell>
          <table:table-cell table:style-name="ce4" table:formula="of:=2*(([.C47]-[.C46])/[.D46]+([.C45]-[.C46])/[.E46])/([.D46]+[.E46])" office:value-type="float" office:value="0.000112208769274423">
            <text:p>1.122E-04</text:p>
          </table:table-cell>
          <table:table-cell table:style-name="ce4" table:formula="of:=[.F46]/[.C46]/600" office:value-type="float" office:value="0.0000000366698143547801">
            <text:p>3.667E-08</text:p>
          </table:table-cell>
          <table:table-cell/>
          <table:table-cell office:value-type="float" office:value="0.0412186348076701">
            <text:p>4.122E-02</text:p>
          </table:table-cell>
          <table:table-cell office:value-type="float" office:value="5.09996079194748">
            <text:p>5.100E+00</text:p>
          </table:table-cell>
          <table:table-cell table:style-name="ce4" office:value-type="float" office:value="0.000112208769269945">
            <text:p>1.122E-04</text:p>
          </table:table-cell>
        </table:table-row>
        <table:table-row table:style-name="ro1">
          <table:table-cell office:value-type="float" office:value="0.0425669960963981">
            <text:p>4.257E-02</text:p>
          </table:table-cell>
          <table:table-cell table:formula="of:=1/[.A47]" office:value-type="float" office:value="23.4923788781191">
            <text:p>2.349E+01</text:p>
          </table:table-cell>
          <table:table-cell office:value-type="float" office:value="4.97307386439885">
            <text:p>4.973E+00</text:p>
          </table:table-cell>
          <table:table-cell table:formula="of:=[.B48]-[.B47]" office:value-type="float" office:value="-0.744149626805985">
            <text:p>-7.441E-01</text:p>
          </table:table-cell>
          <table:table-cell table:formula="of:=[.B47]-[.B46]" office:value-type="float" office:value="-0.768492561851964">
            <text:p>-7.685E-01</text:p>
          </table:table-cell>
          <table:table-cell table:style-name="ce4" table:formula="of:=2*(([.C48]-[.C47])/[.D47]+([.C46]-[.C47])/[.E47])/([.D47]+[.E47])" office:value-type="float" office:value="0.000122251857830836">
            <text:p>1.223E-04</text:p>
          </table:table-cell>
          <table:table-cell table:style-name="ce4" table:formula="of:=[.F47]/[.C47]/600" office:value-type="float" office:value="0.0000000409712588110447">
            <text:p>4.097E-08</text:p>
          </table:table-cell>
          <table:table-cell/>
          <table:table-cell office:value-type="float" office:value="0.0425669960963981">
            <text:p>4.257E-02</text:p>
          </table:table-cell>
          <table:table-cell office:value-type="float" office:value="4.97307386439885">
            <text:p>4.973E+00</text:p>
          </table:table-cell>
          <table:table-cell table:style-name="ce4" office:value-type="float" office:value="0.000122251857829335">
            <text:p>1.223E-04</text:p>
          </table:table-cell>
        </table:table-row>
        <table:table-row table:style-name="ro1">
          <table:table-cell office:value-type="float" office:value="0.0439594655457535">
            <text:p>4.396E-02</text:p>
          </table:table-cell>
          <table:table-cell table:formula="of:=1/[.A48]" office:value-type="float" office:value="22.7482292513131">
            <text:p>2.275E+01</text:p>
          </table:table-cell>
          <table:table-cell office:value-type="float" office:value="4.85027503966293">
            <text:p>4.850E+00</text:p>
          </table:table-cell>
          <table:table-cell table:formula="of:=[.B49]-[.B48]" office:value-type="float" office:value="-0.720577783786219">
            <text:p>-7.206E-01</text:p>
          </table:table-cell>
          <table:table-cell table:formula="of:=[.B48]-[.B47]" office:value-type="float" office:value="-0.744149626805985">
            <text:p>-7.441E-01</text:p>
          </table:table-cell>
          <table:table-cell table:style-name="ce4" table:formula="of:=2*(([.C49]-[.C48])/[.D48]+([.C47]-[.C48])/[.E48])/([.D48]+[.E48])" office:value-type="float" office:value="0.000133129981359857">
            <text:p>1.331E-04</text:p>
          </table:table-cell>
          <table:table-cell table:style-name="ce4" table:formula="of:=[.F48]/[.C48]/600" office:value-type="float" office:value="0.0000000457465402378187">
            <text:p>4.575E-08</text:p>
          </table:table-cell>
          <table:table-cell/>
          <table:table-cell office:value-type="float" office:value="0.0439594655457535">
            <text:p>4.396E-02</text:p>
          </table:table-cell>
          <table:table-cell office:value-type="float" office:value="4.85027503966293">
            <text:p>4.850E+00</text:p>
          </table:table-cell>
          <table:table-cell table:style-name="ce4" office:value-type="float" office:value="0.000133129981348638">
            <text:p>1.331E-04</text:p>
          </table:table-cell>
        </table:table-row>
        <table:table-row table:style-name="ro1">
          <table:table-cell office:value-type="float" office:value="0.0453974860404069">
            <text:p>4.540E-02</text:p>
          </table:table-cell>
          <table:table-cell table:formula="of:=1/[.A49]" office:value-type="float" office:value="22.0276514675269">
            <text:p>2.203E+01</text:p>
          </table:table-cell>
          <table:table-cell office:value-type="float" office:value="4.73143627283165">
            <text:p>4.731E+00</text:p>
          </table:table-cell>
          <table:table-cell table:formula="of:=[.B50]-[.B49]" office:value-type="float" office:value="-0.697752607516446">
            <text:p>-6.978E-01</text:p>
          </table:table-cell>
          <table:table-cell table:formula="of:=[.B49]-[.B48]" office:value-type="float" office:value="-0.720577783786219">
            <text:p>-7.206E-01</text:p>
          </table:table-cell>
          <table:table-cell table:style-name="ce4" table:formula="of:=2*(([.C50]-[.C49])/[.D49]+([.C48]-[.C49])/[.E49])/([.D49]+[.E49])" office:value-type="float" office:value="0.00014490262964088">
            <text:p>1.449E-04</text:p>
          </table:table-cell>
          <table:table-cell table:style-name="ce4" table:formula="of:=[.F49]/[.C49]/600" office:value-type="float" office:value="0.0000000510425098868056">
            <text:p>5.104E-08</text:p>
          </table:table-cell>
          <table:table-cell/>
          <table:table-cell office:value-type="float" office:value="0.0453974860404069">
            <text:p>4.540E-02</text:p>
          </table:table-cell>
          <table:table-cell office:value-type="float" office:value="4.73143627283165">
            <text:p>4.731E+00</text:p>
          </table:table-cell>
          <table:table-cell table:style-name="ce4" office:value-type="float" office:value="0.000144902629661503">
            <text:p>1.449E-04</text:p>
          </table:table-cell>
        </table:table-row>
        <table:table-row table:style-name="ro1">
          <table:table-cell office:value-type="float" office:value="0.0468825476652781">
            <text:p>4.688E-02</text:p>
          </table:table-cell>
          <table:table-cell table:formula="of:=1/[.A50]" office:value-type="float" office:value="21.3298988600104">
            <text:p>2.133E+01</text:p>
          </table:table-cell>
          <table:table-cell office:value-type="float" office:value="4.6164335692302">
            <text:p>4.616E+00</text:p>
          </table:table-cell>
          <table:table-cell table:formula="of:=[.B51]-[.B50]" office:value-type="float" office:value="-0.675650446420736">
            <text:p>-6.757E-01</text:p>
          </table:table-cell>
          <table:table-cell table:formula="of:=[.B50]-[.B49]" office:value-type="float" office:value="-0.697752607516446">
            <text:p>-6.978E-01</text:p>
          </table:table-cell>
          <table:table-cell table:style-name="ce4" table:formula="of:=2*(([.C51]-[.C50])/[.D50]+([.C49]-[.C50])/[.E50])/([.D50]+[.E50])" office:value-type="float" office:value="0.000157631865430611">
            <text:p>1.576E-04</text:p>
          </table:table-cell>
          <table:table-cell table:style-name="ce4" table:formula="of:=[.F50]/[.C50]/600" office:value-type="float" office:value="0.0000000569096840185861">
            <text:p>5.691E-08</text:p>
          </table:table-cell>
          <table:table-cell/>
          <table:table-cell office:value-type="float" office:value="0.0468825476652781">
            <text:p>4.688E-02</text:p>
          </table:table-cell>
          <table:table-cell office:value-type="float" office:value="4.6164335692302">
            <text:p>4.616E+00</text:p>
          </table:table-cell>
          <table:table-cell table:style-name="ce4" office:value-type="float" office:value="0.000157631865412624">
            <text:p>1.576E-04</text:p>
          </table:table-cell>
        </table:table-row>
        <table:table-row table:style-name="ro1">
          <table:table-cell office:value-type="float" office:value="0.0484161892495705">
            <text:p>4.842E-02</text:p>
          </table:table-cell>
          <table:table-cell table:formula="of:=1/[.A51]" office:value-type="float" office:value="20.6542484135897">
            <text:p>2.065E+01</text:p>
          </table:table-cell>
          <table:table-cell office:value-type="float" office:value="4.5051468523955">
            <text:p>4.505E+00</text:p>
          </table:table-cell>
          <table:table-cell table:formula="of:=[.B52]-[.B51]" office:value-type="float" office:value="-0.654248398115456">
            <text:p>-6.542E-01</text:p>
          </table:table-cell>
          <table:table-cell table:formula="of:=[.B51]-[.B50]" office:value-type="float" office:value="-0.675650446420736">
            <text:p>-6.757E-01</text:p>
          </table:table-cell>
          <table:table-cell table:style-name="ce4" table:formula="of:=2*(([.C52]-[.C51])/[.D51]+([.C50]-[.C51])/[.E51])/([.D51]+[.E51])" office:value-type="float" office:value="-0.00184734253885761">
            <text:p>-1.847E-03</text:p>
          </table:table-cell>
          <table:table-cell table:style-name="ce4" table:formula="of:=[.F51]/[.C51]/600" office:value-type="float" office:value="-0.000000683419282945732">
            <text:p>-6.834E-07</text:p>
          </table:table-cell>
          <table:table-cell/>
          <table:table-cell office:value-type="float" office:value="0.0484161892495705">
            <text:p>4.842E-02</text:p>
          </table:table-cell>
          <table:table-cell office:value-type="float" office:value="4.5051468523955">
            <text:p>4.505E+00</text:p>
          </table:table-cell>
          <table:table-cell table:style-name="ce4" office:value-type="float" office:value="-0.00184734253884903">
            <text:p>-1.847E-03</text:p>
          </table:table-cell>
        </table:table-row>
        <table:table-row table:style-name="ro1">
          <table:table-cell office:value-type="float" office:value="0.0499999999613144">
            <text:p>5.000E-02</text:p>
          </table:table-cell>
          <table:table-cell table:formula="of:=1/[.A52]" office:value-type="float" office:value="20.0000000154742">
            <text:p>2.000E+01</text:p>
          </table:table-cell>
          <table:table-cell office:value-type="float" office:value="4.3965816056804">
            <text:p>4.397E+00</text:p>
          </table:table-cell>
          <table:table-cell table:formula="of:=[.B53]-[.B52]" office:value-type="float" office:value="-0.611904706840637">
            <text:p>-6.119E-01</text:p>
          </table:table-cell>
          <table:table-cell table:formula="of:=[.B52]-[.B51]" office:value-type="float" office:value="-0.654248398115456">
            <text:p>-6.542E-01</text:p>
          </table:table-cell>
          <table:table-cell table:style-name="ce4" table:formula="of:=2*(([.C53]-[.C52])/[.D52]+([.C51]-[.C52])/[.E52])/([.D52]+[.E52])" office:value-type="float" office:value="0.00297614835410621">
            <text:p>2.976E-03</text:p>
          </table:table-cell>
          <table:table-cell table:style-name="ce4" table:formula="of:=[.F52]/[.C52]/600" office:value-type="float" office:value="0.0000011282054336112">
            <text:p>1.128E-06</text:p>
          </table:table-cell>
          <table:table-cell/>
          <table:table-cell office:value-type="float" office:value="0.0499999999613144">
            <text:p>5.000E-02</text:p>
          </table:table-cell>
          <table:table-cell office:value-type="float" office:value="4.3965816056804">
            <text:p>4.397E+00</text:p>
          </table:table-cell>
          <table:table-cell table:style-name="ce4" office:value-type="float" office:value="0.00297614835409638">
            <text:p>2.976E-03</text:p>
          </table:table-cell>
        </table:table-row>
        <table:table-row table:style-name="ro1">
          <table:table-cell office:value-type="float" office:value="0.0515780423028298">
            <text:p>5.158E-02</text:p>
          </table:table-cell>
          <table:table-cell table:formula="of:=1/[.A53]" office:value-type="float" office:value="19.3880953086336">
            <text:p>1.939E+01</text:p>
          </table:table-cell>
          <table:table-cell office:value-type="float" office:value="4.29619573154529">
            <text:p>4.296E+00</text:p>
          </table:table-cell>
          <table:table-cell table:formula="of:=[.B54]-[.B53]" office:value-type="float" office:value="-0.593183338342453">
            <text:p>-5.932E-01</text:p>
          </table:table-cell>
          <table:table-cell table:formula="of:=[.B53]-[.B52]" office:value-type="float" office:value="-0.611904706840637">
            <text:p>-6.119E-01</text:p>
          </table:table-cell>
          <table:table-cell table:style-name="ce4" table:formula="of:=2*(([.C54]-[.C53])/[.D53]+([.C52]-[.C53])/[.E53])/([.D53]+[.E53])" office:value-type="float" office:value="0.0000564737762823713">
            <text:p>5.647E-05</text:p>
          </table:table-cell>
          <table:table-cell table:style-name="ce4" table:formula="of:=[.F53]/[.C53]/600" office:value-type="float" office:value="0.0000000219084432721514">
            <text:p>2.191E-08</text:p>
          </table:table-cell>
          <table:table-cell/>
          <table:table-cell office:value-type="float" office:value="0.0515780423028298">
            <text:p>5.158E-02</text:p>
          </table:table-cell>
          <table:table-cell office:value-type="float" office:value="4.29619573154529">
            <text:p>4.296E+00</text:p>
          </table:table-cell>
          <table:table-cell table:style-name="ce4" office:value-type="float" office:value="0.0000564737762922751">
            <text:p>5.647E-05</text:p>
          </table:table-cell>
        </table:table-row>
        <table:table-row table:style-name="ro1">
          <table:table-cell office:value-type="float" office:value="0.0532058889970161">
            <text:p>5.321E-02</text:p>
          </table:table-cell>
          <table:table-cell table:formula="of:=1/[.A54]" office:value-type="float" office:value="18.7949119702912">
            <text:p>1.879E+01</text:p>
          </table:table-cell>
          <table:table-cell office:value-type="float" office:value="4.19890137165685">
            <text:p>4.199E+00</text:p>
          </table:table-cell>
          <table:table-cell table:formula="of:=[.B55]-[.B54]" office:value-type="float" office:value="-0.575034754518942">
            <text:p>-5.750E-01</text:p>
          </table:table-cell>
          <table:table-cell table:formula="of:=[.B54]-[.B53]" office:value-type="float" office:value="-0.593183338342453">
            <text:p>-5.932E-01</text:p>
          </table:table-cell>
          <table:table-cell table:style-name="ce4" table:formula="of:=2*(([.C55]-[.C54])/[.D54]+([.C53]-[.C54])/[.E54])/([.D54]+[.E54])" office:value-type="float" office:value="0.000096264616039951">
            <text:p>9.626E-05</text:p>
          </table:table-cell>
          <table:table-cell table:style-name="ce4" table:formula="of:=[.F54]/[.C54]/600" office:value-type="float" office:value="0.0000000382102394250673">
            <text:p>3.821E-08</text:p>
          </table:table-cell>
          <table:table-cell/>
          <table:table-cell office:value-type="float" office:value="0.0532058889970161">
            <text:p>5.321E-02</text:p>
          </table:table-cell>
          <table:table-cell office:value-type="float" office:value="4.19890137165685">
            <text:p>4.199E+00</text:p>
          </table:table-cell>
          <table:table-cell table:style-name="ce4" office:value-type="float" office:value="0.0000962646160339185">
            <text:p>9.626E-05</text:p>
          </table:table-cell>
        </table:table-row>
        <table:table-row table:style-name="ro1">
          <table:table-cell office:value-type="float" office:value="0.0548851119114206">
            <text:p>5.489E-02</text:p>
          </table:table-cell>
          <table:table-cell table:formula="of:=1/[.A55]" office:value-type="float" office:value="18.2198772157722">
            <text:p>1.822E+01</text:p>
          </table:table-cell>
          <table:table-cell office:value-type="float" office:value="4.10461608925258">
            <text:p>4.105E+00</text:p>
          </table:table-cell>
          <table:table-cell table:formula="of:=[.B56]-[.B55]" office:value-type="float" office:value="-0.557441430888176">
            <text:p>-5.574E-01</text:p>
          </table:table-cell>
          <table:table-cell table:formula="of:=[.B55]-[.B54]" office:value-type="float" office:value="-0.575034754518942">
            <text:p>-5.750E-01</text:p>
          </table:table-cell>
          <table:table-cell table:style-name="ce4" table:formula="of:=2*(([.C56]-[.C55])/[.D55]+([.C54]-[.C55])/[.E55])/([.D55]+[.E55])" office:value-type="float" office:value="0.000134700911939555">
            <text:p>1.347E-04</text:p>
          </table:table-cell>
          <table:table-cell table:style-name="ce4" table:formula="of:=[.F55]/[.C55]/600" office:value-type="float" office:value="0.000000054694888636988">
            <text:p>5.469E-08</text:p>
          </table:table-cell>
          <table:table-cell/>
          <table:table-cell office:value-type="float" office:value="0.0548851119114206">
            <text:p>5.489E-02</text:p>
          </table:table-cell>
          <table:table-cell office:value-type="float" office:value="4.10461608925258">
            <text:p>4.105E+00</text:p>
          </table:table-cell>
          <table:table-cell table:style-name="ce4" office:value-type="float" office:value="0.000134700911934507">
            <text:p>1.347E-04</text:p>
          </table:table-cell>
        </table:table-row>
        <table:table-row table:style-name="ro1">
          <table:table-cell office:value-type="float" office:value="0.0566173325230615">
            <text:p>5.662E-02</text:p>
          </table:table-cell>
          <table:table-cell table:formula="of:=1/[.A56]" office:value-type="float" office:value="17.662435784884">
            <text:p>1.766E+01</text:p>
          </table:table-cell>
          <table:table-cell office:value-type="float" office:value="4.01325800486231">
            <text:p>4.013E+00</text:p>
          </table:table-cell>
          <table:table-cell table:formula="of:=[.B57]-[.B56]" office:value-type="float" office:value="-0.540386379133949">
            <text:p>-5.404E-01</text:p>
          </table:table-cell>
          <table:table-cell table:formula="of:=[.B56]-[.B55]" office:value-type="float" office:value="-0.557441430888176">
            <text:p>-5.574E-01</text:p>
          </table:table-cell>
          <table:table-cell table:style-name="ce4" table:formula="of:=2*(([.C57]-[.C56])/[.D56]+([.C55]-[.C56])/[.E56])/([.D56]+[.E56])" office:value-type="float" office:value="0.000172030664245488">
            <text:p>1.720E-04</text:p>
          </table:table-cell>
          <table:table-cell table:style-name="ce4" table:formula="of:=[.F56]/[.C56]/600" office:value-type="float" office:value="0.000000071442646696301">
            <text:p>7.144E-08</text:p>
          </table:table-cell>
          <table:table-cell/>
          <table:table-cell office:value-type="float" office:value="0.0566173325230615">
            <text:p>5.662E-02</text:p>
          </table:table-cell>
          <table:table-cell office:value-type="float" office:value="4.01325800486231">
            <text:p>4.013E+00</text:p>
          </table:table-cell>
          <table:table-cell table:style-name="ce4" office:value-type="float" office:value="0.000172030664253676">
            <text:p>1.720E-04</text:p>
          </table:table-cell>
        </table:table-row>
        <table:table-row table:style-name="ro1">
          <table:table-cell office:value-type="float" office:value="0.058404223484145">
            <text:p>5.840E-02</text:p>
          </table:table-cell>
          <table:table-cell table:formula="of:=1/[.A57]" office:value-type="float" office:value="17.1220494057501">
            <text:p>1.712E+01</text:p>
          </table:table-cell>
          <table:table-cell office:value-type="float" office:value="3.92474607126078">
            <text:p>3.925E+00</text:p>
          </table:table-cell>
          <table:table-cell table:formula="of:=[.B58]-[.B57]" office:value-type="float" office:value="-0.523853130701522">
            <text:p>-5.239E-01</text:p>
          </table:table-cell>
          <table:table-cell table:formula="of:=[.B57]-[.B56]" office:value-type="float" office:value="-0.540386379133949">
            <text:p>-5.404E-01</text:p>
          </table:table-cell>
          <table:table-cell table:style-name="ce4" table:formula="of:=2*(([.C58]-[.C57])/[.D57]+([.C56]-[.C57])/[.E57])/([.D57]+[.E57])" office:value-type="float" office:value="0.000208529018131344">
            <text:p>2.085E-04</text:p>
          </table:table-cell>
          <table:table-cell table:style-name="ce4" table:formula="of:=[.F57]/[.C57]/600" office:value-type="float" office:value="0.0000000885530827324568">
            <text:p>8.855E-08</text:p>
          </table:table-cell>
          <table:table-cell/>
          <table:table-cell office:value-type="float" office:value="0.058404223484145">
            <text:p>5.840E-02</text:p>
          </table:table-cell>
          <table:table-cell office:value-type="float" office:value="3.92474607126078">
            <text:p>3.925E+00</text:p>
          </table:table-cell>
          <table:table-cell table:style-name="ce4" office:value-type="float" office:value="0.000208529018140525">
            <text:p>2.085E-04</text:p>
          </table:table-cell>
        </table:table-row>
        <table:table-row table:style-name="ro1">
          <table:table-cell office:value-type="float" office:value="0.0602475102371974">
            <text:p>6.025E-02</text:p>
          </table:table-cell>
          <table:table-cell table:formula="of:=1/[.A58]" office:value-type="float" office:value="16.5981962750486">
            <text:p>1.660E+01</text:p>
          </table:table-cell>
          <table:table-cell office:value-type="float" office:value="3.83900030910215">
            <text:p>3.839E+00</text:p>
          </table:table-cell>
          <table:table-cell table:formula="of:=[.B59]-[.B58]" office:value-type="float" office:value="-0.50782572089544">
            <text:p>-5.078E-01</text:p>
          </table:table-cell>
          <table:table-cell table:formula="of:=[.B58]-[.B57]" office:value-type="float" office:value="-0.523853130701522">
            <text:p>-5.239E-01</text:p>
          </table:table-cell>
          <table:table-cell table:style-name="ce4" table:formula="of:=2*(([.C59]-[.C58])/[.D58]+([.C57]-[.C58])/[.E58])/([.D58]+[.E58])" office:value-type="float" office:value="0.000244492822819121">
            <text:p>2.445E-04</text:p>
          </table:table-cell>
          <table:table-cell table:style-name="ce4" table:formula="of:=[.F58]/[.C58]/600" office:value-type="float" office:value="0.000000106144309774013">
            <text:p>1.061E-07</text:p>
          </table:table-cell>
          <table:table-cell/>
          <table:table-cell office:value-type="float" office:value="0.0602475102371974">
            <text:p>6.025E-02</text:p>
          </table:table-cell>
          <table:table-cell office:value-type="float" office:value="3.83900030910215">
            <text:p>3.839E+00</text:p>
          </table:table-cell>
          <table:table-cell table:style-name="ce4" office:value-type="float" office:value="0.000244492822826117">
            <text:p>2.445E-04</text:p>
          </table:table-cell>
        </table:table-row>
        <table:table-row table:style-name="ro1">
          <table:table-cell office:value-type="float" office:value="0.0621489726811722">
            <text:p>6.215E-02</text:p>
          </table:table-cell>
          <table:table-cell table:formula="of:=1/[.A59]" office:value-type="float" office:value="16.0903705541531">
            <text:p>1.609E+01</text:p>
          </table:table-cell>
          <table:table-cell office:value-type="float" office:value="3.75594200520537">
            <text:p>3.756E+00</text:p>
          </table:table-cell>
          <table:table-cell table:formula="of:=[.B60]-[.B59]" office:value-type="float" office:value="-0.492288673463925">
            <text:p>-4.923E-01</text:p>
          </table:table-cell>
          <table:table-cell table:formula="of:=[.B59]-[.B58]" office:value-type="float" office:value="-0.50782572089544">
            <text:p>-5.078E-01</text:p>
          </table:table-cell>
          <table:table-cell table:style-name="ce4" table:formula="of:=2*(([.C60]-[.C59])/[.D59]+([.C58]-[.C59])/[.E59])/([.D59]+[.E59])" office:value-type="float" office:value="0.000280235384348084">
            <text:p>2.802E-04</text:p>
          </table:table-cell>
          <table:table-cell table:style-name="ce4" table:formula="of:=[.F59]/[.C59]/600" office:value-type="float" office:value="0.000000124352019617495">
            <text:p>1.244E-07</text:p>
          </table:table-cell>
          <table:table-cell/>
          <table:table-cell office:value-type="float" office:value="0.0621489726811722">
            <text:p>6.215E-02</text:p>
          </table:table-cell>
          <table:table-cell office:value-type="float" office:value="3.75594200520537">
            <text:p>3.756E+00</text:p>
          </table:table-cell>
          <table:table-cell table:style-name="ce4" office:value-type="float" office:value="0.000280235384308116">
            <text:p>2.802E-04</text:p>
          </table:table-cell>
        </table:table-row>
        <table:table-row table:style-name="ro1">
          <table:table-cell office:value-type="float" office:value="0.0641104468901413">
            <text:p>6.411E-02</text:p>
          </table:table-cell>
          <table:table-cell table:formula="of:=1/[.A60]" office:value-type="float" office:value="15.5980818806892">
            <text:p>1.560E+01</text:p>
          </table:table-cell>
          <table:table-cell office:value-type="float" office:value="3.675493875905">
            <text:p>3.675E+00</text:p>
          </table:table-cell>
          <table:table-cell table:formula="of:=[.B61]-[.B60]" office:value-type="float" office:value="-0.477226985654742">
            <text:p>-4.772E-01</text:p>
          </table:table-cell>
          <table:table-cell table:formula="of:=[.B60]-[.B59]" office:value-type="float" office:value="-0.492288673463925">
            <text:p>-4.923E-01</text:p>
          </table:table-cell>
          <table:table-cell table:style-name="ce4" table:formula="of:=2*(([.C61]-[.C60])/[.D60]+([.C59]-[.C60])/[.E60])/([.D60]+[.E60])" office:value-type="float" office:value="0.00031608160390761">
            <text:p>3.161E-04</text:p>
          </table:table-cell>
          <table:table-cell table:style-name="ce4" table:formula="of:=[.F60]/[.C60]/600" office:value-type="float" office:value="0.000000143328404553426">
            <text:p>1.433E-07</text:p>
          </table:table-cell>
          <table:table-cell/>
          <table:table-cell office:value-type="float" office:value="0.0641104468901413">
            <text:p>6.411E-02</text:p>
          </table:table-cell>
          <table:table-cell office:value-type="float" office:value="3.675493875905">
            <text:p>3.675E+00</text:p>
          </table:table-cell>
          <table:table-cell table:style-name="ce4" office:value-type="float" office:value="0.00031608160393784">
            <text:p>3.161E-04</text:p>
          </table:table-cell>
        </table:table-row>
        <table:table-row table:style-name="ro1">
          <table:table-cell office:value-type="float" office:value="0.0661338268862292">
            <text:p>6.613E-02</text:p>
          </table:table-cell>
          <table:table-cell table:formula="of:=1/[.A61]" office:value-type="float" office:value="15.1208548950345">
            <text:p>1.512E+01</text:p>
          </table:table-cell>
          <table:table-cell office:value-type="float" office:value="3.59758019821732">
            <text:p>3.598E+00</text:p>
          </table:table-cell>
          <table:table-cell table:formula="of:=[.B62]-[.B61]" office:value-type="float" office:value="-0.462626113728373">
            <text:p>-4.626E-01</text:p>
          </table:table-cell>
          <table:table-cell table:formula="of:=[.B61]-[.B60]" office:value-type="float" office:value="-0.477226985654742">
            <text:p>-4.772E-01</text:p>
          </table:table-cell>
          <table:table-cell table:style-name="ce4" table:formula="of:=2*(([.C62]-[.C61])/[.D61]+([.C60]-[.C61])/[.E61])/([.D61]+[.E61])" office:value-type="float" office:value="0.000352363669075527">
            <text:p>3.524E-04</text:p>
          </table:table-cell>
          <table:table-cell table:style-name="ce4" table:formula="of:=[.F61]/[.C61]/600" office:value-type="float" office:value="0.000000163241053551371">
            <text:p>1.632E-07</text:p>
          </table:table-cell>
          <table:table-cell/>
          <table:table-cell office:value-type="float" office:value="0.0661338268862292">
            <text:p>6.613E-02</text:p>
          </table:table-cell>
          <table:table-cell office:value-type="float" office:value="3.59758019821732">
            <text:p>3.598E+00</text:p>
          </table:table-cell>
          <table:table-cell table:style-name="ce4" office:value-type="float" office:value="0.000352363669071752">
            <text:p>3.524E-04</text:p>
          </table:table-cell>
        </table:table-row>
        <table:table-row table:style-name="ro1">
          <table:table-cell office:value-type="float" office:value="0.0682210664685026">
            <text:p>6.822E-02</text:p>
          </table:table-cell>
          <table:table-cell table:formula="of:=1/[.A62]" office:value-type="float" office:value="14.6582287813061">
            <text:p>1.466E+01</text:p>
          </table:table-cell>
          <table:table-cell office:value-type="float" office:value="3.52212691179806">
            <text:p>3.522E+00</text:p>
          </table:table-cell>
          <table:table-cell table:formula="of:=[.B63]-[.B62]" office:value-type="float" office:value="-0.448471958914405">
            <text:p>-4.485E-01</text:p>
          </table:table-cell>
          <table:table-cell table:formula="of:=[.B62]-[.B61]" office:value-type="float" office:value="-0.462626113728373">
            <text:p>-4.626E-01</text:p>
          </table:table-cell>
          <table:table-cell table:style-name="ce4" table:formula="of:=2*(([.C63]-[.C62])/[.D62]+([.C61]-[.C62])/[.E62])/([.D62]+[.E62])" office:value-type="float" office:value="0.000389417429883446">
            <text:p>3.894E-04</text:p>
          </table:table-cell>
          <table:table-cell table:style-name="ce4" table:formula="of:=[.F62]/[.C62]/600" office:value-type="float" office:value="0.000000184271909008075">
            <text:p>1.843E-07</text:p>
          </table:table-cell>
          <table:table-cell/>
          <table:table-cell office:value-type="float" office:value="0.0682210664685026">
            <text:p>6.822E-02</text:p>
          </table:table-cell>
          <table:table-cell office:value-type="float" office:value="3.52212691179806">
            <text:p>3.522E+00</text:p>
          </table:table-cell>
          <table:table-cell table:style-name="ce4" office:value-type="float" office:value="0.00038941742989173">
            <text:p>3.894E-04</text:p>
          </table:table-cell>
        </table:table-row>
        <table:table-row table:style-name="ro1">
          <table:table-cell office:value-type="float" office:value="0.0703741810995811">
            <text:p>7.037E-02</text:p>
          </table:table-cell>
          <table:table-cell table:formula="of:=1/[.A63]" office:value-type="float" office:value="14.2097568223917">
            <text:p>1.421E+01</text:p>
          </table:table-cell>
          <table:table-cell office:value-type="float" office:value="3.4490616947905">
            <text:p>3.449E+00</text:p>
          </table:table-cell>
          <table:table-cell table:formula="of:=[.B64]-[.B63]" office:value-type="float" office:value="-0.434750853797761">
            <text:p>-4.348E-01</text:p>
          </table:table-cell>
          <table:table-cell table:formula="of:=[.B63]-[.B62]" office:value-type="float" office:value="-0.448471958914405">
            <text:p>-4.485E-01</text:p>
          </table:table-cell>
          <table:table-cell table:style-name="ce4" table:formula="of:=2*(([.C64]-[.C63])/[.D63]+([.C62]-[.C63])/[.E63])/([.D63]+[.E63])" office:value-type="float" office:value="0.000427579558016608">
            <text:p>4.276E-04</text:p>
          </table:table-cell>
          <table:table-cell table:style-name="ce4" table:formula="of:=[.F63]/[.C63]/600" office:value-type="float" office:value="0.000000206616366929799">
            <text:p>2.066E-07</text:p>
          </table:table-cell>
          <table:table-cell/>
          <table:table-cell office:value-type="float" office:value="0.0703741810995811">
            <text:p>7.037E-02</text:p>
          </table:table-cell>
          <table:table-cell office:value-type="float" office:value="3.4490616947905">
            <text:p>3.449E+00</text:p>
          </table:table-cell>
          <table:table-cell table:style-name="ce4" office:value-type="float" office:value="0.000427579557980467">
            <text:p>4.276E-04</text:p>
          </table:table-cell>
        </table:table-row>
        <table:table-row table:style-name="ro1">
          <table:table-cell office:value-type="float" office:value="0.0725952498517919">
            <text:p>7.260E-02</text:p>
          </table:table-cell>
          <table:table-cell table:formula="of:=1/[.A64]" office:value-type="float" office:value="13.7750059685939">
            <text:p>1.378E+01</text:p>
          </table:table-cell>
          <table:table-cell office:value-type="float" office:value="3.37831401669041">
            <text:p>3.378E+00</text:p>
          </table:table-cell>
          <table:table-cell table:formula="of:=[.B65]-[.B64]" office:value-type="float" office:value="-0.421449549120936">
            <text:p>-4.214E-01</text:p>
          </table:table-cell>
          <table:table-cell table:formula="of:=[.B64]-[.B63]" office:value-type="float" office:value="-0.434750853797761">
            <text:p>-4.348E-01</text:p>
          </table:table-cell>
          <table:table-cell table:style-name="ce4" table:formula="of:=2*(([.C65]-[.C64])/[.D64]+([.C63]-[.C64])/[.E64])/([.D64]+[.E64])" office:value-type="float" office:value="0.000467185544909344">
            <text:p>4.672E-04</text:p>
          </table:table-cell>
          <table:table-cell table:style-name="ce4" table:formula="of:=[.F64]/[.C64]/600" office:value-type="float" office:value="0.000000230482593092903">
            <text:p>2.305E-07</text:p>
          </table:table-cell>
          <table:table-cell/>
          <table:table-cell office:value-type="float" office:value="0.0725952498517919">
            <text:p>7.260E-02</text:p>
          </table:table-cell>
          <table:table-cell office:value-type="float" office:value="3.37831401669041">
            <text:p>3.378E+00</text:p>
          </table:table-cell>
          <table:table-cell table:style-name="ce4" office:value-type="float" office:value="0.000467185544952329">
            <text:p>4.672E-04</text:p>
          </table:table-cell>
        </table:table-row>
        <table:table-row table:style-name="ro1">
          <table:table-cell office:value-type="float" office:value="0.0748864174147449">
            <text:p>7.489E-02</text:p>
          </table:table-cell>
          <table:table-cell table:formula="of:=1/[.A65]" office:value-type="float" office:value="13.353556419473">
            <text:p>1.335E+01</text:p>
          </table:table-cell>
          <table:table-cell office:value-type="float" office:value="3.30981517129795">
            <text:p>3.310E+00</text:p>
          </table:table-cell>
          <table:table-cell table:formula="of:=[.B66]-[.B65]" office:value-type="float" office:value="-0.408555200990783">
            <text:p>-4.086E-01</text:p>
          </table:table-cell>
          <table:table-cell table:formula="of:=[.B65]-[.B64]" office:value-type="float" office:value="-0.421449549120936">
            <text:p>-4.214E-01</text:p>
          </table:table-cell>
          <table:table-cell table:style-name="ce4" table:formula="of:=2*(([.C66]-[.C65])/[.D65]+([.C64]-[.C65])/[.E65])/([.D65]+[.E65])" office:value-type="float" office:value="0.000508568559919836">
            <text:p>5.086E-04</text:p>
          </table:table-cell>
          <table:table-cell table:style-name="ce4" table:formula="of:=[.F65]/[.C65]/600" office:value-type="float" office:value="0.000000256091117680347">
            <text:p>2.561E-07</text:p>
          </table:table-cell>
          <table:table-cell/>
          <table:table-cell office:value-type="float" office:value="0.0748864174147449">
            <text:p>7.489E-02</text:p>
          </table:table-cell>
          <table:table-cell office:value-type="float" office:value="3.30981517129795">
            <text:p>3.310E+00</text:p>
          </table:table-cell>
          <table:table-cell table:style-name="ce4" office:value-type="float" office:value="0.000508568559923378">
            <text:p>5.086E-04</text:p>
          </table:table-cell>
        </table:table-row>
        <table:table-row table:style-name="ro1">
          <table:table-cell office:value-type="float" office:value="0.0772498961662709">
            <text:p>7.725E-02</text:p>
          </table:table-cell>
          <table:table-cell table:formula="of:=1/[.A66]" office:value-type="float" office:value="12.9450012184822">
            <text:p>1.295E+01</text:p>
          </table:table-cell>
          <table:table-cell office:value-type="float" office:value="3.24349829269983">
            <text:p>3.243E+00</text:p>
          </table:table-cell>
          <table:table-cell table:formula="of:=[.B67]-[.B66]" office:value-type="float" office:value="-0.396055358475929">
            <text:p>-3.961E-01</text:p>
          </table:table-cell>
          <table:table-cell table:formula="of:=[.B66]-[.B65]" office:value-type="float" office:value="-0.408555200990783">
            <text:p>-4.086E-01</text:p>
          </table:table-cell>
          <table:table-cell table:style-name="ce4" table:formula="of:=2*(([.C67]-[.C66])/[.D66]+([.C65]-[.C66])/[.E66])/([.D66]+[.E66])" office:value-type="float" office:value="0.00055205914913961">
            <text:p>5.521E-04</text:p>
          </table:table-cell>
          <table:table-cell table:style-name="ce4" table:formula="of:=[.F66]/[.C66]/600" office:value-type="float" office:value="0.000000283674754498939">
            <text:p>2.837E-07</text:p>
          </table:table-cell>
          <table:table-cell/>
          <table:table-cell office:value-type="float" office:value="0.0772498961662709">
            <text:p>7.725E-02</text:p>
          </table:table-cell>
          <table:table-cell office:value-type="float" office:value="3.24349829269983">
            <text:p>3.243E+00</text:p>
          </table:table-cell>
          <table:table-cell table:style-name="ce4" office:value-type="float" office:value="0.000552059149098499">
            <text:p>5.521E-04</text:p>
          </table:table-cell>
        </table:table-row>
        <table:table-row table:style-name="ro1">
          <table:table-cell office:value-type="float" office:value="0.0796879683087182">
            <text:p>7.969E-02</text:p>
          </table:table-cell>
          <table:table-cell table:formula="of:=1/[.A67]" office:value-type="float" office:value="12.5489458600063">
            <text:p>1.255E+01</text:p>
          </table:table-cell>
          <table:table-cell office:value-type="float" office:value="3.17929835704184">
            <text:p>3.179E+00</text:p>
          </table:table-cell>
          <table:table-cell table:formula="of:=[.B68]-[.B67]" office:value-type="float" office:value="-0.383937951584253">
            <text:p>-3.839E-01</text:p>
          </table:table-cell>
          <table:table-cell table:formula="of:=[.B67]-[.B66]" office:value-type="float" office:value="-0.396055358475929">
            <text:p>-3.961E-01</text:p>
          </table:table-cell>
          <table:table-cell table:style-name="ce4" table:formula="of:=2*(([.C68]-[.C67])/[.D67]+([.C66]-[.C67])/[.E67])/([.D67]+[.E67])" office:value-type="float" office:value="0.000597985731871608">
            <text:p>5.980E-04</text:p>
          </table:table-cell>
          <table:table-cell table:style-name="ce4" table:formula="of:=[.F67]/[.C67]/600" office:value-type="float" office:value="0.00000031347887946572">
            <text:p>3.135E-07</text:p>
          </table:table-cell>
          <table:table-cell/>
          <table:table-cell office:value-type="float" office:value="0.0796879683087182">
            <text:p>7.969E-02</text:p>
          </table:table-cell>
          <table:table-cell office:value-type="float" office:value="3.17929835704184">
            <text:p>3.179E+00</text:p>
          </table:table-cell>
          <table:table-cell table:style-name="ce4" office:value-type="float" office:value="0.000597985731912175">
            <text:p>5.980E-04</text:p>
          </table:table-cell>
        </table:table-row>
        <table:table-row table:style-name="ro1">
          <table:table-cell office:value-type="float" office:value="0.082202988072674">
            <text:p>8.220E-02</text:p>
          </table:table-cell>
          <table:table-cell table:formula="of:=1/[.A68]" office:value-type="float" office:value="12.165007908422">
            <text:p>1.217E+01</text:p>
          </table:table-cell>
          <table:table-cell office:value-type="float" office:value="3.11715217262738">
            <text:p>3.117E+00</text:p>
          </table:table-cell>
          <table:table-cell table:formula="of:=[.B69]-[.B68]" office:value-type="float" office:value="-0.372191279607891">
            <text:p>-3.722E-01</text:p>
          </table:table-cell>
          <table:table-cell table:formula="of:=[.B68]-[.B67]" office:value-type="float" office:value="-0.383937951584253">
            <text:p>-3.839E-01</text:p>
          </table:table-cell>
          <table:table-cell table:style-name="ce4" table:formula="of:=2*(([.C69]-[.C68])/[.D68]+([.C67]-[.C68])/[.E68])/([.D68]+[.E68])" office:value-type="float" office:value="0.000646675820058504">
            <text:p>6.467E-04</text:p>
          </table:table-cell>
          <table:table-cell table:style-name="ce4" table:formula="of:=[.F68]/[.C68]/600" office:value-type="float" office:value="0.000000345762084666656">
            <text:p>3.458E-07</text:p>
          </table:table-cell>
          <table:table-cell/>
          <table:table-cell office:value-type="float" office:value="0.082202988072674">
            <text:p>8.220E-02</text:p>
          </table:table-cell>
          <table:table-cell office:value-type="float" office:value="3.11715217262738">
            <text:p>3.117E+00</text:p>
          </table:table-cell>
          <table:table-cell table:style-name="ce4" office:value-type="float" office:value="0.000646675820027963">
            <text:p>6.467E-04</text:p>
          </table:table-cell>
        </table:table-row>
        <table:table-row table:style-name="ro1">
          <table:table-cell office:value-type="float" office:value="0.0847973839902367">
            <text:p>8.480E-02</text:p>
          </table:table-cell>
          <table:table-cell table:formula="of:=1/[.A69]" office:value-type="float" office:value="11.7928166288141">
            <text:p>1.179E+01</text:p>
          </table:table-cell>
          <table:table-cell office:value-type="float" office:value="3.05699836062552">
            <text:p>3.057E+00</text:p>
          </table:table-cell>
          <table:table-cell table:formula="of:=[.B70]-[.B69]" office:value-type="float" office:value="-0.360803999824844">
            <text:p>-3.608E-01</text:p>
          </table:table-cell>
          <table:table-cell table:formula="of:=[.B69]-[.B68]" office:value-type="float" office:value="-0.372191279607891">
            <text:p>-3.722E-01</text:p>
          </table:table-cell>
          <table:table-cell table:style-name="ce4" table:formula="of:=2*(([.C70]-[.C69])/[.D69]+([.C68]-[.C69])/[.E69])/([.D69]+[.E69])" office:value-type="float" office:value="0.000698457873799434">
            <text:p>6.985E-04</text:p>
          </table:table-cell>
          <table:table-cell table:style-name="ce4" table:formula="of:=[.F69]/[.C69]/600" office:value-type="float" office:value="0.000000380797213150678">
            <text:p>3.808E-07</text:p>
          </table:table-cell>
          <table:table-cell/>
          <table:table-cell office:value-type="float" office:value="0.0847973839902367">
            <text:p>8.480E-02</text:p>
          </table:table-cell>
          <table:table-cell office:value-type="float" office:value="3.05699836062552">
            <text:p>3.057E+00</text:p>
          </table:table-cell>
          <table:table-cell table:style-name="ce4" office:value-type="float" office:value="0.000698457873811252">
            <text:p>6.985E-04</text:p>
          </table:table-cell>
        </table:table-row>
        <table:table-row table:style-name="ro1">
          <table:table-cell office:value-type="float" office:value="0.0874736612400341">
            <text:p>8.747E-02</text:p>
          </table:table-cell>
          <table:table-cell table:formula="of:=1/[.A70]" office:value-type="float" office:value="11.4320126289893">
            <text:p>1.143E+01</text:p>
          </table:table-cell>
          <table:table-cell office:value-type="float" office:value="2.99877732840596">
            <text:p>2.999E+00</text:p>
          </table:table-cell>
          <table:table-cell table:formula="of:=[.B71]-[.B70]" office:value-type="float" office:value="-0.349765116546392">
            <text:p>-3.498E-01</text:p>
          </table:table-cell>
          <table:table-cell table:formula="of:=[.B70]-[.B69]" office:value-type="float" office:value="-0.360803999824844">
            <text:p>-3.608E-01</text:p>
          </table:table-cell>
          <table:table-cell table:style-name="ce4" table:formula="of:=2*(([.C71]-[.C70])/[.D70]+([.C69]-[.C70])/[.E70])/([.D70]+[.E70])" office:value-type="float" office:value="0.000753663694638506">
            <text:p>7.537E-04</text:p>
          </table:table-cell>
          <table:table-cell table:style-name="ce4" table:formula="of:=[.F70]/[.C70]/600" office:value-type="float" office:value="0.000000418872767188267">
            <text:p>4.189E-07</text:p>
          </table:table-cell>
          <table:table-cell/>
          <table:table-cell office:value-type="float" office:value="0.0874736612400341">
            <text:p>8.747E-02</text:p>
          </table:table-cell>
          <table:table-cell office:value-type="float" office:value="2.99877732840596">
            <text:p>2.999E+00</text:p>
          </table:table-cell>
          <table:table-cell table:style-name="ce4" office:value-type="float" office:value="0.000753663694646941">
            <text:p>7.537E-04</text:p>
          </table:table-cell>
        </table:table-row>
        <table:table-row table:style-name="ro1">
          <table:table-cell office:value-type="float" office:value="0.0902344040662531">
            <text:p>9.023E-02</text:p>
          </table:table-cell>
          <table:table-cell table:formula="of:=1/[.A71]" office:value-type="float" office:value="11.0822475124429">
            <text:p>1.108E+01</text:p>
          </table:table-cell>
          <table:table-cell office:value-type="float" office:value="2.94243123724952">
            <text:p>2.942E+00</text:p>
          </table:table-cell>
          <table:table-cell table:formula="of:=[.B72]-[.B71]" office:value-type="float" office:value="-0.339063970499502">
            <text:p>-3.391E-01</text:p>
          </table:table-cell>
          <table:table-cell table:formula="of:=[.B71]-[.B70]" office:value-type="float" office:value="-0.349765116546392">
            <text:p>-3.498E-01</text:p>
          </table:table-cell>
          <table:table-cell table:style-name="ce4" table:formula="of:=2*(([.C72]-[.C71])/[.D71]+([.C70]-[.C71])/[.E71])/([.D71]+[.E71])" office:value-type="float" office:value="0.000812631255734752">
            <text:p>8.126E-04</text:p>
          </table:table-cell>
          <table:table-cell table:style-name="ce4" table:formula="of:=[.F71]/[.C71]/600" office:value-type="float" office:value="0.000000460294673696646">
            <text:p>4.603E-07</text:p>
          </table:table-cell>
          <table:table-cell/>
          <table:table-cell office:value-type="float" office:value="0.0902344040662531">
            <text:p>9.023E-02</text:p>
          </table:table-cell>
          <table:table-cell office:value-type="float" office:value="2.94243123724952">
            <text:p>2.942E+00</text:p>
          </table:table-cell>
          <table:table-cell table:style-name="ce4" office:value-type="float" office:value="0.000812631255665283">
            <text:p>8.126E-04</text:p>
          </table:table-cell>
        </table:table-row>
        <table:table-row table:style-name="ro1">
          <table:table-cell office:value-type="float" office:value="0.0930822782740157">
            <text:p>9.308E-02</text:p>
          </table:table-cell>
          <table:table-cell table:formula="of:=1/[.A72]" office:value-type="float" office:value="10.7431835419434">
            <text:p>1.074E+01</text:p>
          </table:table-cell>
          <table:table-cell office:value-type="float" office:value="2.88790396592127">
            <text:p>2.888E+00</text:p>
          </table:table-cell>
          <table:table-cell table:formula="of:=[.B73]-[.B72]" office:value-type="float" office:value="-0.328690228534091">
            <text:p>-3.287E-01</text:p>
          </table:table-cell>
          <table:table-cell table:formula="of:=[.B72]-[.B71]" office:value-type="float" office:value="-0.339063970499502">
            <text:p>-3.391E-01</text:p>
          </table:table-cell>
          <table:table-cell table:style-name="ce4" table:formula="of:=2*(([.C73]-[.C72])/[.D72]+([.C71]-[.C72])/[.E72])/([.D72]+[.E72])" office:value-type="float" office:value="0.000875707873382654">
            <text:p>8.757E-04</text:p>
          </table:table-cell>
          <table:table-cell table:style-name="ce4" table:formula="of:=[.F72]/[.C72]/600" office:value-type="float" office:value="0.000000505388385322857">
            <text:p>5.054E-07</text:p>
          </table:table-cell>
          <table:table-cell/>
          <table:table-cell office:value-type="float" office:value="0.0930822782740157">
            <text:p>9.308E-02</text:p>
          </table:table-cell>
          <table:table-cell office:value-type="float" office:value="2.88790396592127">
            <text:p>2.888E+00</text:p>
          </table:table-cell>
          <table:table-cell table:style-name="ce4" office:value-type="float" office:value="0.000875707873461707">
            <text:p>8.757E-04</text:p>
          </table:table-cell>
        </table:table-row>
        <table:table-row table:style-name="ro1">
          <table:table-cell office:value-type="float" office:value="0.096020033803511">
            <text:p>9.602E-02</text:p>
          </table:table-cell>
          <table:table-cell table:formula="of:=1/[.A73]" office:value-type="float" office:value="10.4144933134093">
            <text:p>1.041E+01</text:p>
          </table:table-cell>
          <table:table-cell office:value-type="float" office:value="2.83514107134674">
            <text:p>2.835E+00</text:p>
          </table:table-cell>
          <table:table-cell table:formula="of:=[.B74]-[.B73]" office:value-type="float" office:value="-0.318633873645249">
            <text:p>-3.186E-01</text:p>
          </table:table-cell>
          <table:table-cell table:formula="of:=[.B73]-[.B72]" office:value-type="float" office:value="-0.328690228534091">
            <text:p>-3.287E-01</text:p>
          </table:table-cell>
          <table:table-cell table:style-name="ce4" table:formula="of:=2*(([.C74]-[.C73])/[.D73]+([.C72]-[.C73])/[.E73])/([.D73]+[.E73])" office:value-type="float" office:value="0.0009432536348062">
            <text:p>9.433E-04</text:p>
          </table:table-cell>
          <table:table-cell table:style-name="ce4" table:formula="of:=[.F73]/[.C73]/600" office:value-type="float" office:value="0.000000554501293509496">
            <text:p>5.545E-07</text:p>
          </table:table-cell>
          <table:table-cell/>
          <table:table-cell office:value-type="float" office:value="0.096020033803511">
            <text:p>9.602E-02</text:p>
          </table:table-cell>
          <table:table-cell office:value-type="float" office:value="2.83514107134674">
            <text:p>2.835E+00</text:p>
          </table:table-cell>
          <table:table-cell table:style-name="ce4" office:value-type="float" office:value="0.000943253634812629">
            <text:p>9.433E-04</text:p>
          </table:table-cell>
        </table:table-row>
        <table:table-row table:style-name="ro1">
          <table:table-cell office:value-type="float" office:value="0.0990505073853694">
            <text:p>9.905E-02</text:p>
          </table:table-cell>
          <table:table-cell table:formula="of:=1/[.A74]" office:value-type="float" office:value="10.095859439764">
            <text:p>1.010E+01</text:p>
          </table:table-cell>
          <table:table-cell office:value-type="float" office:value="2.78408974740566">
            <text:p>2.784E+00</text:p>
          </table:table-cell>
          <table:table-cell table:formula="of:=[.B75]-[.B74]" office:value-type="float" office:value="-0.308885195300663">
            <text:p>-3.089E-01</text:p>
          </table:table-cell>
          <table:table-cell table:formula="of:=[.B74]-[.B73]" office:value-type="float" office:value="-0.318633873645249">
            <text:p>-3.186E-01</text:p>
          </table:table-cell>
          <table:table-cell table:style-name="ce4" table:formula="of:=2*(([.C75]-[.C74])/[.D74]+([.C73]-[.C74])/[.E74])/([.D74]+[.E74])" office:value-type="float" office:value="0.00101564500513797">
            <text:p>1.016E-03</text:p>
          </table:table-cell>
          <table:table-cell table:style-name="ce4" table:formula="of:=[.F74]/[.C74]/600" office:value-type="float" office:value="0.000000608005426839178">
            <text:p>6.080E-07</text:p>
          </table:table-cell>
          <table:table-cell/>
          <table:table-cell office:value-type="float" office:value="0.0990505073853694">
            <text:p>9.905E-02</text:p>
          </table:table-cell>
          <table:table-cell office:value-type="float" office:value="2.78408974740566">
            <text:p>2.784E+00</text:p>
          </table:table-cell>
          <table:table-cell table:style-name="ce4" office:value-type="float" office:value="0.00101564500516264">
            <text:p>1.016E-03</text:p>
          </table:table-cell>
        </table:table-row>
        <table:table-row table:style-name="ro1">
          <table:table-cell office:value-type="float" office:value="0.102176625279842">
            <text:p>1.022E-01</text:p>
          </table:table-cell>
          <table:table-cell table:formula="of:=1/[.A75]" office:value-type="float" office:value="9.78697424446338">
            <text:p>9.787E+00</text:p>
          </table:table-cell>
          <table:table-cell office:value-type="float" office:value="2.73469878265519">
            <text:p>2.735E+00</text:p>
          </table:table-cell>
          <table:table-cell table:formula="of:=[.B76]-[.B75]" office:value-type="float" office:value="-0.299434780064093">
            <text:p>-2.994E-01</text:p>
          </table:table-cell>
          <table:table-cell table:formula="of:=[.B75]-[.B74]" office:value-type="float" office:value="-0.308885195300663">
            <text:p>-3.089E-01</text:p>
          </table:table-cell>
          <table:table-cell table:style-name="ce4" table:formula="of:=2*(([.C76]-[.C75])/[.D75]+([.C74]-[.C75])/[.E75])/([.D75]+[.E75])" office:value-type="float" office:value="0.00109327856541789">
            <text:p>1.093E-03</text:p>
          </table:table-cell>
          <table:table-cell table:style-name="ce4" table:formula="of:=[.F75]/[.C75]/600" office:value-type="float" office:value="0.000000666300418137461">
            <text:p>6.663E-07</text:p>
          </table:table-cell>
          <table:table-cell/>
          <table:table-cell office:value-type="float" office:value="0.102176625279842">
            <text:p>1.022E-01</text:p>
          </table:table-cell>
          <table:table-cell office:value-type="float" office:value="2.73469878265519">
            <text:p>2.735E+00</text:p>
          </table:table-cell>
          <table:table-cell table:style-name="ce4" office:value-type="float" office:value="0.00109327856529223">
            <text:p>1.093E-03</text:p>
          </table:table-cell>
        </table:table-row>
        <table:table-row table:style-name="ro1">
          <table:table-cell office:value-type="float" office:value="0.105401406102432">
            <text:p>1.054E-01</text:p>
          </table:table-cell>
          <table:table-cell table:formula="of:=1/[.A76]" office:value-type="float" office:value="9.48753946439929">
            <text:p>9.488E+00</text:p>
          </table:table-cell>
          <table:table-cell office:value-type="float" office:value="2.68691851761887">
            <text:p>2.687E+00</text:p>
          </table:table-cell>
          <table:table-cell table:formula="of:=[.B77]-[.B76]" office:value-type="float" office:value="-0.290273502505544">
            <text:p>-2.903E-01</text:p>
          </table:table-cell>
          <table:table-cell table:formula="of:=[.B76]-[.B75]" office:value-type="float" office:value="-0.299434780064093">
            <text:p>-2.994E-01</text:p>
          </table:table-cell>
          <table:table-cell table:style-name="ce4" table:formula="of:=2*(([.C77]-[.C76])/[.D76]+([.C75]-[.C76])/[.E76])/([.D76]+[.E76])" office:value-type="float" office:value="0.00117657483379746">
            <text:p>1.177E-03</text:p>
          </table:table-cell>
          <table:table-cell table:style-name="ce4" table:formula="of:=[.F76]/[.C76]/600" office:value-type="float" office:value="0.000000729816718843742">
            <text:p>7.298E-07</text:p>
          </table:table-cell>
          <table:table-cell/>
          <table:table-cell office:value-type="float" office:value="0.105401406102432">
            <text:p>1.054E-01</text:p>
          </table:table-cell>
          <table:table-cell office:value-type="float" office:value="2.68691851761887">
            <text:p>2.687E+00</text:p>
          </table:table-cell>
          <table:table-cell table:style-name="ce4" office:value-type="float" office:value="0.00117657483382527">
            <text:p>1.177E-03</text:p>
          </table:table-cell>
        </table:table-row>
        <table:table-row table:style-name="ro1">
          <table:table-cell office:value-type="float" office:value="0.108727963738704">
            <text:p>1.087E-01</text:p>
          </table:table-cell>
          <table:table-cell table:formula="of:=1/[.A77]" office:value-type="float" office:value="9.19726596189375">
            <text:p>9.197E+00</text:p>
          </table:table-cell>
          <table:table-cell office:value-type="float" office:value="2.6407008021269">
            <text:p>2.641E+00</text:p>
          </table:table-cell>
          <table:table-cell table:formula="of:=[.B78]-[.B77]" office:value-type="float" office:value="-0.281392516389637">
            <text:p>-2.814E-01</text:p>
          </table:table-cell>
          <table:table-cell table:formula="of:=[.B77]-[.B76]" office:value-type="float" office:value="-0.290273502505544">
            <text:p>-2.903E-01</text:p>
          </table:table-cell>
          <table:table-cell table:style-name="ce4" table:formula="of:=2*(([.C78]-[.C77])/[.D77]+([.C76]-[.C77])/[.E77])/([.D77]+[.E77])" office:value-type="float" office:value="0.00126598215737048">
            <text:p>1.266E-03</text:p>
          </table:table-cell>
          <table:table-cell table:style-name="ce4" table:formula="of:=[.F77]/[.C77]/600" office:value-type="float" office:value="0.000000799019056072047">
            <text:p>7.990E-07</text:p>
          </table:table-cell>
          <table:table-cell/>
          <table:table-cell office:value-type="float" office:value="0.108727963738704">
            <text:p>1.087E-01</text:p>
          </table:table-cell>
          <table:table-cell office:value-type="float" office:value="2.6407008021269">
            <text:p>2.641E+00</text:p>
          </table:table-cell>
          <table:table-cell table:style-name="ce4" office:value-type="float" office:value="0.00126598215752898">
            <text:p>1.266E-03</text:p>
          </table:table-cell>
        </table:table-row>
        <table:table-row table:style-name="ro1">
          <table:table-cell office:value-type="float" office:value="0.112159510351087">
            <text:p>1.122E-01</text:p>
          </table:table-cell>
          <table:table-cell table:formula="of:=1/[.A78]" office:value-type="float" office:value="8.91587344550411">
            <text:p>8.916E+00</text:p>
          </table:table-cell>
          <table:table-cell office:value-type="float" office:value="2.59599895306875">
            <text:p>2.596E+00</text:p>
          </table:table-cell>
          <table:table-cell table:formula="of:=[.B79]-[.B78]" office:value-type="float" office:value="-0.272783246133928">
            <text:p>-2.728E-01</text:p>
          </table:table-cell>
          <table:table-cell table:formula="of:=[.B78]-[.B77]" office:value-type="float" office:value="-0.281392516389637">
            <text:p>-2.814E-01</text:p>
          </table:table-cell>
          <table:table-cell table:style-name="ce4" table:formula="of:=2*(([.C79]-[.C78])/[.D78]+([.C77]-[.C78])/[.E78])/([.D78]+[.E78])" office:value-type="float" office:value="0.00136198066127079">
            <text:p>1.362E-03</text:p>
          </table:table-cell>
          <table:table-cell table:style-name="ce4" table:formula="of:=[.F78]/[.C78]/600" office:value-type="float" office:value="0.000000874410124896738">
            <text:p>8.744E-07</text:p>
          </table:table-cell>
          <table:table-cell/>
          <table:table-cell office:value-type="float" office:value="0.112159510351087">
            <text:p>1.122E-01</text:p>
          </table:table-cell>
          <table:table-cell office:value-type="float" office:value="2.59599895306875">
            <text:p>2.596E+00</text:p>
          </table:table-cell>
          <table:table-cell table:style-name="ce4" office:value-type="float" office:value="0.00136198066120339">
            <text:p>1.362E-03</text:p>
          </table:table-cell>
        </table:table-row>
        <table:table-row table:style-name="ro1">
          <table:table-cell office:value-type="float" office:value="0.115699359480579">
            <text:p>1.157E-01</text:p>
          </table:table-cell>
          <table:table-cell table:formula="of:=1/[.A79]" office:value-type="float" office:value="8.64309019937018">
            <text:p>8.643E+00</text:p>
          </table:table-cell>
          <table:table-cell office:value-type="float" office:value="2.55276771281697">
            <text:p>2.553E+00</text:p>
          </table:table-cell>
          <table:table-cell table:formula="of:=[.B80]-[.B79]" office:value-type="float" office:value="-0.264437378527571">
            <text:p>-2.644E-01</text:p>
          </table:table-cell>
          <table:table-cell table:formula="of:=[.B79]-[.B78]" office:value-type="float" office:value="-0.272783246133928">
            <text:p>-2.728E-01</text:p>
          </table:table-cell>
          <table:table-cell table:style-name="ce4" table:formula="of:=2*(([.C80]-[.C79])/[.D79]+([.C78]-[.C79])/[.E79])/([.D79]+[.E79])" office:value-type="float" office:value="0.00146508626684722">
            <text:p>1.465E-03</text:p>
          </table:table-cell>
          <table:table-cell table:style-name="ce4" table:formula="of:=[.F79]/[.C79]/600" office:value-type="float" office:value="0.000000956534522309055">
            <text:p>9.565E-07</text:p>
          </table:table-cell>
          <table:table-cell/>
          <table:table-cell office:value-type="float" office:value="0.115699359480579">
            <text:p>1.157E-01</text:p>
          </table:table-cell>
          <table:table-cell office:value-type="float" office:value="2.55276771281697">
            <text:p>2.553E+00</text:p>
          </table:table-cell>
          <table:table-cell table:style-name="ce4" office:value-type="float" office:value="0.00146508626669676">
            <text:p>1.465E-03</text:p>
          </table:table-cell>
        </table:table-row>
        <table:table-row table:style-name="ro1">
          <table:table-cell office:value-type="float" office:value="0.119350929246336">
            <text:p>1.194E-01</text:p>
          </table:table-cell>
          <table:table-cell table:formula="of:=1/[.A80]" office:value-type="float" office:value="8.37865282084261">
            <text:p>8.379E+00</text:p>
          </table:table-cell>
          <table:table-cell office:value-type="float" office:value="2.5109632085004">
            <text:p>2.511E+00</text:p>
          </table:table-cell>
          <table:table-cell table:formula="of:=[.B81]-[.B80]" office:value-type="float" office:value="-0.256346854704523">
            <text:p>-2.563E-01</text:p>
          </table:table-cell>
          <table:table-cell table:formula="of:=[.B80]-[.B79]" office:value-type="float" office:value="-0.264437378527571">
            <text:p>-2.644E-01</text:p>
          </table:table-cell>
          <table:table-cell table:style-name="ce4" table:formula="of:=2*(([.C81]-[.C80])/[.D80]+([.C79]-[.C80])/[.E80])/([.D80]+[.E80])" office:value-type="float" office:value="0.0015758547994269">
            <text:p>1.576E-03</text:p>
          </table:table-cell>
          <table:table-cell table:style-name="ce4" table:formula="of:=[.F80]/[.C80]/600" office:value-type="float" office:value="0.00000104598293468428">
            <text:p>1.046E-06</text:p>
          </table:table-cell>
          <table:table-cell/>
          <table:table-cell office:value-type="float" office:value="0.119350929246336">
            <text:p>1.194E-01</text:p>
          </table:table-cell>
          <table:table-cell office:value-type="float" office:value="2.5109632085004">
            <text:p>2.511E+00</text:p>
          </table:table-cell>
          <table:table-cell table:style-name="ce4" office:value-type="float" office:value="0.00157585479950671">
            <text:p>1.576E-03</text:p>
          </table:table-cell>
        </table:table-row>
        <table:table-row table:style-name="ro1">
          <table:table-cell office:value-type="float" office:value="0.123117745646249">
            <text:p>1.231E-01</text:p>
          </table:table-cell>
          <table:table-cell table:formula="of:=1/[.A81]" office:value-type="float" office:value="8.12230596613809">
            <text:p>8.122E+00</text:p>
          </table:table-cell>
          <table:table-cell office:value-type="float" office:value="2.47054291224186">
            <text:p>2.471E+00</text:p>
          </table:table-cell>
          <table:table-cell table:formula="of:=[.B82]-[.B81]" office:value-type="float" office:value="-0.248503862361743">
            <text:p>-2.485E-01</text:p>
          </table:table-cell>
          <table:table-cell table:formula="of:=[.B81]-[.B80]" office:value-type="float" office:value="-0.256346854704523">
            <text:p>-2.563E-01</text:p>
          </table:table-cell>
          <table:table-cell table:style-name="ce4" table:formula="of:=2*(([.C82]-[.C81])/[.D81]+([.C80]-[.C81])/[.E81])/([.D81]+[.E81])" office:value-type="float" office:value="0.00169488621038962">
            <text:p>1.695E-03</text:p>
          </table:table-cell>
          <table:table-cell table:style-name="ce4" table:formula="of:=[.F81]/[.C81]/600" office:value-type="float" office:value="0.0000011433965937819">
            <text:p>1.143E-06</text:p>
          </table:table-cell>
          <table:table-cell/>
          <table:table-cell office:value-type="float" office:value="0.123117745646249">
            <text:p>1.231E-01</text:p>
          </table:table-cell>
          <table:table-cell office:value-type="float" office:value="2.47054291224186">
            <text:p>2.471E+00</text:p>
          </table:table-cell>
          <table:table-cell table:style-name="ce4" office:value-type="float" office:value="0.00169488621036672">
            <text:p>1.695E-03</text:p>
          </table:table-cell>
        </table:table-row>
        <table:table-row table:style-name="ro1">
          <table:table-cell office:value-type="float" office:value="0.12700344596169">
            <text:p>1.270E-01</text:p>
          </table:table-cell>
          <table:table-cell table:formula="of:=1/[.A82]" office:value-type="float" office:value="7.87380210377634">
            <text:p>7.874E+00</text:p>
          </table:table-cell>
          <table:table-cell office:value-type="float" office:value="2.43146560242787">
            <text:p>2.431E+00</text:p>
          </table:table-cell>
          <table:table-cell table:formula="of:=[.B83]-[.B82]" office:value-type="float" office:value="-0.240900828215206">
            <text:p>-2.409E-01</text:p>
          </table:table-cell>
          <table:table-cell table:formula="of:=[.B82]-[.B81]" office:value-type="float" office:value="-0.248503862361743">
            <text:p>-2.485E-01</text:p>
          </table:table-cell>
          <table:table-cell table:style-name="ce4" table:formula="of:=2*(([.C83]-[.C82])/[.D82]+([.C81]-[.C82])/[.E82])/([.D82]+[.E82])" office:value-type="float" office:value="0.0018228289466108">
            <text:p>1.823E-03</text:p>
          </table:table-cell>
          <table:table-cell table:style-name="ce4" table:formula="of:=[.F82]/[.C82]/600" office:value-type="float" office:value="0.00000124947202268368">
            <text:p>1.249E-06</text:p>
          </table:table-cell>
          <table:table-cell/>
          <table:table-cell office:value-type="float" office:value="0.12700344596169">
            <text:p>1.270E-01</text:p>
          </table:table-cell>
          <table:table-cell office:value-type="float" office:value="2.43146560242787">
            <text:p>2.431E+00</text:p>
          </table:table-cell>
          <table:table-cell table:style-name="ce4" office:value-type="float" office:value="0.0018228289468053">
            <text:p>1.823E-03</text:p>
          </table:table-cell>
        </table:table-row>
        <table:table-row table:style-name="ro1">
          <table:table-cell office:value-type="float" office:value="0.131011782269709">
            <text:p>1.310E-01</text:p>
          </table:table-cell>
          <table:table-cell table:formula="of:=1/[.A83]" office:value-type="float" office:value="7.63290127556114">
            <text:p>7.633E+00</text:p>
          </table:table-cell>
          <table:table-cell office:value-type="float" office:value="2.39369132604254">
            <text:p>2.394E+00</text:p>
          </table:table-cell>
          <table:table-cell table:formula="of:=[.B84]-[.B83]" office:value-type="float" office:value="-0.233530410687597">
            <text:p>-2.335E-01</text:p>
          </table:table-cell>
          <table:table-cell table:formula="of:=[.B83]-[.B82]" office:value-type="float" office:value="-0.240900828215206">
            <text:p>-2.409E-01</text:p>
          </table:table-cell>
          <table:table-cell table:style-name="ce4" table:formula="of:=2*(([.C84]-[.C83])/[.D83]+([.C82]-[.C83])/[.E83])/([.D83]+[.E83])" office:value-type="float" office:value="0.00196038451048343">
            <text:p>1.960E-03</text:p>
          </table:table-cell>
          <table:table-cell table:style-name="ce4" table:formula="of:=[.F83]/[.C83]/600" office:value-type="float" office:value="0.00000136496610148735">
            <text:p>1.365E-06</text:p>
          </table:table-cell>
          <table:table-cell/>
          <table:table-cell office:value-type="float" office:value="0.131011782269709">
            <text:p>1.310E-01</text:p>
          </table:table-cell>
          <table:table-cell office:value-type="float" office:value="2.39369132604254">
            <text:p>2.394E+00</text:p>
          </table:table-cell>
          <table:table-cell table:style-name="ce4" office:value-type="float" office:value="0.00196038451032939">
            <text:p>1.960E-03</text:p>
          </table:table-cell>
        </table:table-row>
        <table:table-row table:style-name="ro1">
          <table:table-cell office:value-type="float" office:value="0.135146625066088">
            <text:p>1.351E-01</text:p>
          </table:table-cell>
          <table:table-cell table:formula="of:=1/[.A84]" office:value-type="float" office:value="7.39937086487354">
            <text:p>7.399E+00</text:p>
          </table:table-cell>
          <table:table-cell office:value-type="float" office:value="2.35718136207257">
            <text:p>2.357E+00</text:p>
          </table:table-cell>
          <table:table-cell table:formula="of:=[.B85]-[.B84]" office:value-type="float" office:value="-0.226385492818621">
            <text:p>-2.264E-01</text:p>
          </table:table-cell>
          <table:table-cell table:formula="of:=[.B84]-[.B83]" office:value-type="float" office:value="-0.233530410687597">
            <text:p>-2.335E-01</text:p>
          </table:table-cell>
          <table:table-cell table:style-name="ce4" table:formula="of:=2*(([.C85]-[.C84])/[.D84]+([.C83]-[.C84])/[.E84])/([.D84]+[.E84])" office:value-type="float" office:value="0.00210831223980964">
            <text:p>2.108E-03</text:p>
          </table:table-cell>
          <table:table-cell table:style-name="ce4" table:formula="of:=[.F84]/[.C84]/600" office:value-type="float" office:value="0.0000014907014748863">
            <text:p>1.491E-06</text:p>
          </table:table-cell>
          <table:table-cell/>
          <table:table-cell office:value-type="float" office:value="0.135146625066088">
            <text:p>1.351E-01</text:p>
          </table:table-cell>
          <table:table-cell office:value-type="float" office:value="2.35718136207257">
            <text:p>2.357E+00</text:p>
          </table:table-cell>
          <table:table-cell table:style-name="ce4" office:value-type="float" office:value="0.00210831223972232">
            <text:p>2.108E-03</text:p>
          </table:table-cell>
        </table:table-row>
        <table:table-row table:style-name="ro1">
          <table:table-cell office:value-type="float" office:value="0.139411967002732">
            <text:p>1.394E-01</text:p>
          </table:table-cell>
          <table:table-cell table:formula="of:=1/[.A85]" office:value-type="float" office:value="7.17298537205492">
            <text:p>7.173E+00</text:p>
          </table:table-cell>
          <table:table-cell office:value-type="float" office:value="2.32189818597271">
            <text:p>2.322E+00</text:p>
          </table:table-cell>
          <table:table-cell table:formula="of:=[.B86]-[.B85]" office:value-type="float" office:value="-0.219459175393199">
            <text:p>-2.195E-01</text:p>
          </table:table-cell>
          <table:table-cell table:formula="of:=[.B85]-[.B84]" office:value-type="float" office:value="-0.226385492818621">
            <text:p>-2.264E-01</text:p>
          </table:table-cell>
          <table:table-cell table:style-name="ce4" table:formula="of:=2*(([.C86]-[.C85])/[.D85]+([.C84]-[.C85])/[.E85])/([.D85]+[.E85])" office:value-type="float" office:value="0.00226743436051593">
            <text:p>2.267E-03</text:p>
          </table:table-cell>
          <table:table-cell table:style-name="ce4" table:formula="of:=[.F85]/[.C85]/600" office:value-type="float" office:value="0.00000162757234161126">
            <text:p>1.628E-06</text:p>
          </table:table-cell>
          <table:table-cell/>
          <table:table-cell office:value-type="float" office:value="0.139411967002732">
            <text:p>1.394E-01</text:p>
          </table:table-cell>
          <table:table-cell office:value-type="float" office:value="2.32189818597271">
            <text:p>2.322E+00</text:p>
          </table:table-cell>
          <table:table-cell table:style-name="ce4" office:value-type="float" office:value="0.00226743436053656">
            <text:p>2.267E-03</text:p>
          </table:table-cell>
        </table:table-row>
        <table:table-row table:style-name="ro1">
          <table:table-cell office:value-type="float" office:value="0.143811926743022">
            <text:p>1.438E-01</text:p>
          </table:table-cell>
          <table:table-cell table:formula="of:=1/[.A86]" office:value-type="float" office:value="6.95352619666172">
            <text:p>6.954E+00</text:p>
          </table:table-cell>
          <table:table-cell office:value-type="float" office:value="2.28780543516946">
            <text:p>2.288E+00</text:p>
          </table:table-cell>
          <table:table-cell table:formula="of:=[.B87]-[.B86]" office:value-type="float" office:value="-0.212744770279257">
            <text:p>-2.127E-01</text:p>
          </table:table-cell>
          <table:table-cell table:formula="of:=[.B86]-[.B85]" office:value-type="float" office:value="-0.219459175393199">
            <text:p>-2.195E-01</text:p>
          </table:table-cell>
          <table:table-cell table:style-name="ce4" table:formula="of:=2*(([.C87]-[.C86])/[.D86]+([.C85]-[.C86])/[.E86])/([.D86]+[.E86])" office:value-type="float" office:value="0.00243864133974305">
            <text:p>2.439E-03</text:p>
          </table:table-cell>
          <table:table-cell table:style-name="ce4" table:formula="of:=[.F86]/[.C86]/600" office:value-type="float" office:value="0.0000017765506499918">
            <text:p>1.777E-06</text:p>
          </table:table-cell>
          <table:table-cell/>
          <table:table-cell office:value-type="float" office:value="0.143811926743022">
            <text:p>1.438E-01</text:p>
          </table:table-cell>
          <table:table-cell office:value-type="float" office:value="2.28780543516946">
            <text:p>2.288E+00</text:p>
          </table:table-cell>
          <table:table-cell table:style-name="ce4" office:value-type="float" office:value="0.00243864133986318">
            <text:p>2.439E-03</text:p>
          </table:table-cell>
        </table:table-row>
        <table:table-row table:style-name="ro1">
          <table:table-cell office:value-type="float" office:value="0.148350752938842">
            <text:p>1.484E-01</text:p>
          </table:table-cell>
          <table:table-cell table:formula="of:=1/[.A87]" office:value-type="float" office:value="6.74078142638246">
            <text:p>6.741E+00</text:p>
          </table:table-cell>
          <table:table-cell office:value-type="float" office:value="2.25486787557342">
            <text:p>2.255E+00</text:p>
          </table:table-cell>
          <table:table-cell table:formula="of:=[.B88]-[.B87]" office:value-type="float" office:value="-0.206235793969792">
            <text:p>-2.062E-01</text:p>
          </table:table-cell>
          <table:table-cell table:formula="of:=[.B87]-[.B86]" office:value-type="float" office:value="-0.212744770279257">
            <text:p>-2.127E-01</text:p>
          </table:table-cell>
          <table:table-cell table:style-name="ce4" table:formula="of:=2*(([.C88]-[.C87])/[.D87]+([.C86]-[.C87])/[.E87])/([.D87]+[.E87])" office:value-type="float" office:value="0.00262289758594397">
            <text:p>2.623E-03</text:p>
          </table:table-cell>
          <table:table-cell table:style-name="ce4" table:formula="of:=[.F87]/[.C87]/600" office:value-type="float" office:value="0.00000193869273846549">
            <text:p>1.939E-06</text:p>
          </table:table-cell>
          <table:table-cell/>
          <table:table-cell office:value-type="float" office:value="0.148350752938842">
            <text:p>1.484E-01</text:p>
          </table:table-cell>
          <table:table-cell office:value-type="float" office:value="2.25486787557342">
            <text:p>2.255E+00</text:p>
          </table:table-cell>
          <table:table-cell table:style-name="ce4" office:value-type="float" office:value="0.0026228975860049">
            <text:p>2.623E-03</text:p>
          </table:table-cell>
        </table:table-row>
        <table:table-row table:style-name="ro1">
          <table:table-cell office:value-type="float" office:value="0.153032828333128">
            <text:p>1.530E-01</text:p>
          </table:table-cell>
          <table:table-cell table:formula="of:=1/[.A88]" office:value-type="float" office:value="6.53454563241267">
            <text:p>6.535E+00</text:p>
          </table:table-cell>
          <table:table-cell office:value-type="float" office:value="2.2230513690665">
            <text:p>2.223E+00</text:p>
          </table:table-cell>
          <table:table-cell table:formula="of:=[.B89]-[.B88]" office:value-type="float" office:value="-0.199925961322244">
            <text:p>-1.999E-01</text:p>
          </table:table-cell>
          <table:table-cell table:formula="of:=[.B88]-[.B87]" office:value-type="float" office:value="-0.206235793969792">
            <text:p>-2.062E-01</text:p>
          </table:table-cell>
          <table:table-cell table:style-name="ce4" table:formula="of:=2*(([.C89]-[.C88])/[.D88]+([.C87]-[.C88])/[.E88])/([.D88]+[.E88])" office:value-type="float" office:value="0.0028212475320342">
            <text:p>2.821E-03</text:p>
          </table:table-cell>
          <table:table-cell table:style-name="ce4" table:formula="of:=[.F88]/[.C88]/600" office:value-type="float" office:value="0.00000211514645387232">
            <text:p>2.115E-06</text:p>
          </table:table-cell>
          <table:table-cell/>
          <table:table-cell office:value-type="float" office:value="0.153032828333128">
            <text:p>1.530E-01</text:p>
          </table:table-cell>
          <table:table-cell office:value-type="float" office:value="2.2230513690665">
            <text:p>2.223E+00</text:p>
          </table:table-cell>
          <table:table-cell table:style-name="ce4" office:value-type="float" office:value="0.00282124753190614">
            <text:p>2.821E-03</text:p>
          </table:table-cell>
        </table:table-row>
        <table:table-row table:style-name="ro1">
          <table:table-cell office:value-type="float" office:value="0.157862673991896">
            <text:p>1.579E-01</text:p>
          </table:table-cell>
          <table:table-cell table:formula="of:=1/[.A89]" office:value-type="float" office:value="6.33461967109043">
            <text:p>6.335E+00</text:p>
          </table:table-cell>
          <table:table-cell office:value-type="float" office:value="2.19232284192831">
            <text:p>2.192E+00</text:p>
          </table:table-cell>
          <table:table-cell table:formula="of:=[.B90]-[.B89]" office:value-type="float" office:value="-0.193809179489326">
            <text:p>-1.938E-01</text:p>
          </table:table-cell>
          <table:table-cell table:formula="of:=[.B89]-[.B88]" office:value-type="float" office:value="-0.199925961322244">
            <text:p>-1.999E-01</text:p>
          </table:table-cell>
          <table:table-cell table:style-name="ce4" table:formula="of:=2*(([.C90]-[.C89])/[.D89]+([.C88]-[.C89])/[.E89])/([.D89]+[.E89])" office:value-type="float" office:value="0.00303482214039866">
            <text:p>3.035E-03</text:p>
          </table:table-cell>
          <table:table-cell table:style-name="ce4" table:formula="of:=[.F89]/[.C89]/600" office:value-type="float" office:value="0.00000230715878333664">
            <text:p>2.307E-06</text:p>
          </table:table-cell>
          <table:table-cell/>
          <table:table-cell office:value-type="float" office:value="0.157862673991896">
            <text:p>1.579E-01</text:p>
          </table:table-cell>
          <table:table-cell office:value-type="float" office:value="2.19232284192831">
            <text:p>2.192E+00</text:p>
          </table:table-cell>
          <table:table-cell table:style-name="ce4" office:value-type="float" office:value="0.00303482214036308">
            <text:p>3.035E-03</text:p>
          </table:table-cell>
        </table:table-row>
        <table:table-row table:style-name="ro1">
          <table:table-cell office:value-type="float" office:value="0.162844953669832">
            <text:p>1.628E-01</text:p>
          </table:table-cell>
          <table:table-cell table:formula="of:=1/[.A90]" office:value-type="float" office:value="6.1408104916011">
            <text:p>6.141E+00</text:p>
          </table:table-cell>
          <table:table-cell office:value-type="float" office:value="2.16265025416556">
            <text:p>2.163E+00</text:p>
          </table:table-cell>
          <table:table-cell table:formula="of:=[.B91]-[.B90]" office:value-type="float" office:value="-0.187879542036001">
            <text:p>-1.879E-01</text:p>
          </table:table-cell>
          <table:table-cell table:formula="of:=[.B90]-[.B89]" office:value-type="float" office:value="-0.193809179489326">
            <text:p>-1.938E-01</text:p>
          </table:table-cell>
          <table:table-cell table:style-name="ce4" table:formula="of:=2*(([.C91]-[.C90])/[.D90]+([.C89]-[.C90])/[.E90])/([.D90]+[.E90])" office:value-type="float" office:value="0.00326484586889217">
            <text:p>3.265E-03</text:p>
          </table:table-cell>
          <table:table-cell table:style-name="ce4" table:formula="of:=[.F90]/[.C90]/600" office:value-type="float" office:value="0.0000025160840367073">
            <text:p>2.516E-06</text:p>
          </table:table-cell>
          <table:table-cell/>
          <table:table-cell office:value-type="float" office:value="0.162844953669832">
            <text:p>1.628E-01</text:p>
          </table:table-cell>
          <table:table-cell office:value-type="float" office:value="2.16265025416556">
            <text:p>2.163E+00</text:p>
          </table:table-cell>
          <table:table-cell table:style-name="ce4" office:value-type="float" office:value="0.00326484586896409">
            <text:p>3.265E-03</text:p>
          </table:table-cell>
        </table:table-row>
        <table:table-row table:style-name="ro1">
          <table:table-cell office:value-type="float" office:value="0.167984478313671">
            <text:p>1.680E-01</text:p>
          </table:table-cell>
          <table:table-cell table:formula="of:=1/[.A91]" office:value-type="float" office:value="5.9529309495651">
            <text:p>5.953E+00</text:p>
          </table:table-cell>
          <table:table-cell office:value-type="float" office:value="2.13400256970877">
            <text:p>2.134E+00</text:p>
          </table:table-cell>
          <table:table-cell table:formula="of:=[.B92]-[.B91]" office:value-type="float" office:value="-0.182131323235892">
            <text:p>-1.821E-01</text:p>
          </table:table-cell>
          <table:table-cell table:formula="of:=[.B91]-[.B90]" office:value-type="float" office:value="-0.187879542036001">
            <text:p>-1.879E-01</text:p>
          </table:table-cell>
          <table:table-cell table:style-name="ce4" table:formula="of:=2*(([.C92]-[.C91])/[.D91]+([.C90]-[.C91])/[.E91])/([.D91]+[.E91])" office:value-type="float" office:value="0.0035126441350642">
            <text:p>3.513E-03</text:p>
          </table:table-cell>
          <table:table-cell table:style-name="ce4" table:formula="of:=[.F91]/[.C91]/600" office:value-type="float" office:value="0.0000027433926157702">
            <text:p>2.743E-06</text:p>
          </table:table-cell>
          <table:table-cell/>
          <table:table-cell office:value-type="float" office:value="0.167984478313671">
            <text:p>1.680E-01</text:p>
          </table:table-cell>
          <table:table-cell office:value-type="float" office:value="2.13400256970877">
            <text:p>2.134E+00</text:p>
          </table:table-cell>
          <table:table-cell table:style-name="ce4" office:value-type="float" office:value="0.00351264413490988">
            <text:p>3.513E-03</text:p>
          </table:table-cell>
        </table:table-row>
        <table:table-row table:style-name="ro1">
          <table:table-cell office:value-type="float" office:value="0.1732862107077">
            <text:p>1.733E-01</text:p>
          </table:table-cell>
          <table:table-cell table:formula="of:=1/[.A92]" office:value-type="float" office:value="5.77079962632921">
            <text:p>5.771E+00</text:p>
          </table:table-cell>
          <table:table-cell office:value-type="float" office:value="2.10634972744187">
            <text:p>2.106E+00</text:p>
          </table:table-cell>
          <table:table-cell table:formula="of:=[.B93]-[.B92]" office:value-type="float" office:value="-0.176558972542624">
            <text:p>-1.766E-01</text:p>
          </table:table-cell>
          <table:table-cell table:formula="of:=[.B92]-[.B91]" office:value-type="float" office:value="-0.182131323235892">
            <text:p>-1.821E-01</text:p>
          </table:table-cell>
          <table:table-cell table:style-name="ce4" table:formula="of:=2*(([.C93]-[.C92])/[.D92]+([.C91]-[.C92])/[.E92])/([.D92]+[.E92])" office:value-type="float" office:value="0.00377965131531221">
            <text:p>3.780E-03</text:p>
          </table:table-cell>
          <table:table-cell table:style-name="ce4" table:formula="of:=[.F92]/[.C92]/600" office:value-type="float" office:value="0.00000299068040638448">
            <text:p>2.991E-06</text:p>
          </table:table-cell>
          <table:table-cell/>
          <table:table-cell office:value-type="float" office:value="0.1732862107077">
            <text:p>1.733E-01</text:p>
          </table:table-cell>
          <table:table-cell office:value-type="float" office:value="2.10634972744187">
            <text:p>2.106E+00</text:p>
          </table:table-cell>
          <table:table-cell table:style-name="ce4" office:value-type="float" office:value="0.00377965131568103">
            <text:p>3.780E-03</text:p>
          </table:table-cell>
        </table:table-row>
        <table:table-row table:style-name="ro1">
          <table:table-cell office:value-type="float" office:value="0.178755270265881">
            <text:p>1.788E-01</text:p>
          </table:table-cell>
          <table:table-cell table:formula="of:=1/[.A93]" office:value-type="float" office:value="5.59424065378659">
            <text:p>5.594E+00</text:p>
          </table:table-cell>
          <table:table-cell office:value-type="float" office:value="2.07966261303151">
            <text:p>2.080E+00</text:p>
          </table:table-cell>
          <table:table-cell table:formula="of:=[.B94]-[.B93]" office:value-type="float" office:value="-0.171157109230142">
            <text:p>-1.712E-01</text:p>
          </table:table-cell>
          <table:table-cell table:formula="of:=[.B93]-[.B92]" office:value-type="float" office:value="-0.176558972542624">
            <text:p>-1.766E-01</text:p>
          </table:table-cell>
          <table:table-cell table:style-name="ce4" table:formula="of:=2*(([.C94]-[.C93])/[.D93]+([.C92]-[.C93])/[.E93])/([.D93]+[.E93])" office:value-type="float" office:value="0.00406741933385127">
            <text:p>4.067E-03</text:p>
          </table:table-cell>
          <table:table-cell table:style-name="ce4" table:formula="of:=[.F93]/[.C93]/600" office:value-type="float" office:value="0.00000325967884435048">
            <text:p>3.260E-06</text:p>
          </table:table-cell>
          <table:table-cell/>
          <table:table-cell office:value-type="float" office:value="0.178755270265881">
            <text:p>1.788E-01</text:p>
          </table:table-cell>
          <table:table-cell office:value-type="float" office:value="2.07966261303151">
            <text:p>2.080E+00</text:p>
          </table:table-cell>
          <table:table-cell table:style-name="ce4" office:value-type="float" office:value="0.00406741933351403">
            <text:p>4.067E-03</text:p>
          </table:table-cell>
        </table:table-row>
        <table:table-row table:style-name="ro1">
          <table:table-cell office:value-type="float" office:value="0.184396937975218">
            <text:p>1.844E-01</text:p>
          </table:table-cell>
          <table:table-cell table:formula="of:=1/[.A94]" office:value-type="float" office:value="5.42308354455644">
            <text:p>5.423E+00</text:p>
          </table:table-cell>
          <table:table-cell office:value-type="float" office:value="2.05391303152507">
            <text:p>2.054E+00</text:p>
          </table:table-cell>
          <table:table-cell table:formula="of:=[.B95]-[.B94]" office:value-type="float" office:value="-0.165920517196845">
            <text:p>-1.659E-01</text:p>
          </table:table-cell>
          <table:table-cell table:formula="of:=[.B94]-[.B93]" office:value-type="float" office:value="-0.171157109230142">
            <text:p>-1.712E-01</text:p>
          </table:table-cell>
          <table:table-cell table:style-name="ce4" table:formula="of:=2*(([.C95]-[.C94])/[.D94]+([.C93]-[.C94])/[.E94])/([.D94]+[.E94])" office:value-type="float" office:value="0.00437762685839238">
            <text:p>4.378E-03</text:p>
          </table:table-cell>
          <table:table-cell table:style-name="ce4" table:formula="of:=[.F94]/[.C94]/600" office:value-type="float" office:value="0.00000355226567629782">
            <text:p>3.552E-06</text:p>
          </table:table-cell>
          <table:table-cell/>
          <table:table-cell office:value-type="float" office:value="0.184396937975218">
            <text:p>1.844E-01</text:p>
          </table:table-cell>
          <table:table-cell office:value-type="float" office:value="2.05391303152507">
            <text:p>2.054E+00</text:p>
          </table:table-cell>
          <table:table-cell table:style-name="ce4" office:value-type="float" office:value="0.00437762685846868">
            <text:p>4.378E-03</text:p>
          </table:table-cell>
        </table:table-row>
        <table:table-row table:style-name="ro1">
          <table:table-cell office:value-type="float" office:value="0.190216661495135">
            <text:p>1.902E-01</text:p>
          </table:table-cell>
          <table:table-cell table:formula="of:=1/[.A95]" office:value-type="float" office:value="5.2571630273596">
            <text:p>5.257E+00</text:p>
          </table:table-cell>
          <table:table-cell office:value-type="float" office:value="2.02907368068763">
            <text:p>2.029E+00</text:p>
          </table:table-cell>
          <table:table-cell table:formula="of:=[.B96]-[.B95]" office:value-type="float" office:value="-0.160844139929037">
            <text:p>-1.608E-01</text:p>
          </table:table-cell>
          <table:table-cell table:formula="of:=[.B95]-[.B94]" office:value-type="float" office:value="-0.165920517196845">
            <text:p>-1.659E-01</text:p>
          </table:table-cell>
          <table:table-cell table:style-name="ce4" table:formula="of:=2*(([.C96]-[.C95])/[.D95]+([.C94]-[.C95])/[.E95])/([.D95]+[.E95])" office:value-type="float" office:value="0.00471208918331113">
            <text:p>4.712E-03</text:p>
          </table:table-cell>
          <table:table-cell table:style-name="ce4" table:formula="of:=[.F95]/[.C95]/600" office:value-type="float" office:value="0.00000387047648734163">
            <text:p>3.870E-06</text:p>
          </table:table-cell>
          <table:table-cell/>
          <table:table-cell office:value-type="float" office:value="0.190216661495135">
            <text:p>1.902E-01</text:p>
          </table:table-cell>
          <table:table-cell office:value-type="float" office:value="2.02907368068763">
            <text:p>2.029E+00</text:p>
          </table:table-cell>
          <table:table-cell table:style-name="ce4" office:value-type="float" office:value="0.00471208918340065">
            <text:p>4.712E-03</text:p>
          </table:table-cell>
        </table:table-row>
        <table:table-row table:style-name="ro1">
          <table:table-cell office:value-type="float" office:value="0.1962200604178">
            <text:p>1.962E-01</text:p>
          </table:table-cell>
          <table:table-cell table:formula="of:=1/[.A96]" office:value-type="float" office:value="5.09631888743056">
            <text:p>5.096E+00</text:p>
          </table:table-cell>
          <table:table-cell office:value-type="float" office:value="2.00511812505051">
            <text:p>2.005E+00</text:p>
          </table:table-cell>
          <table:table-cell table:formula="of:=[.B97]-[.B96]" office:value-type="float" office:value="-0.155923075618354">
            <text:p>-1.559E-01</text:p>
          </table:table-cell>
          <table:table-cell table:formula="of:=[.B96]-[.B95]" office:value-type="float" office:value="-0.160844139929037">
            <text:p>-1.608E-01</text:p>
          </table:table-cell>
          <table:table-cell table:style-name="ce4" table:formula="of:=2*(([.C97]-[.C96])/[.D96]+([.C95]-[.C96])/[.E96])/([.D96]+[.E96])" office:value-type="float" office:value="0.00507276881447083">
            <text:p>5.073E-03</text:p>
          </table:table-cell>
          <table:table-cell table:style-name="ce4" table:formula="of:=[.F96]/[.C96]/600" office:value-type="float" office:value="0.00000421651701471291">
            <text:p>4.217E-06</text:p>
          </table:table-cell>
          <table:table-cell/>
          <table:table-cell office:value-type="float" office:value="0.1962200604178">
            <text:p>1.962E-01</text:p>
          </table:table-cell>
          <table:table-cell office:value-type="float" office:value="2.00511812505051">
            <text:p>2.005E+00</text:p>
          </table:table-cell>
          <table:table-cell table:style-name="ce4" office:value-type="float" office:value="0.00507276881441103">
            <text:p>5.073E-03</text:p>
          </table:table-cell>
        </table:table-row>
        <table:table-row table:style-name="ro1">
          <table:table-cell office:value-type="float" office:value="0.202412931694472">
            <text:p>2.024E-01</text:p>
          </table:table-cell>
          <table:table-cell table:formula="of:=1/[.A97]" office:value-type="float" office:value="4.94039581181221">
            <text:p>4.940E+00</text:p>
          </table:table-cell>
          <table:table-cell office:value-type="float" office:value="1.98202077064539">
            <text:p>1.982E+00</text:p>
          </table:table-cell>
          <table:table-cell table:formula="of:=[.B98]-[.B97]" office:value-type="float" office:value="-0.151152572428221">
            <text:p>-1.512E-01</text:p>
          </table:table-cell>
          <table:table-cell table:formula="of:=[.B97]-[.B96]" office:value-type="float" office:value="-0.155923075618354">
            <text:p>-1.559E-01</text:p>
          </table:table-cell>
          <table:table-cell table:style-name="ce4" table:formula="of:=2*(([.C98]-[.C97])/[.D97]+([.C96]-[.C97])/[.E97])/([.D97]+[.E97])" office:value-type="float" office:value="0.0054617868294125">
            <text:p>5.462E-03</text:p>
          </table:table-cell>
          <table:table-cell table:style-name="ce4" table:formula="of:=[.F97]/[.C97]/600" office:value-type="float" office:value="0.00000459277631387118">
            <text:p>4.593E-06</text:p>
          </table:table-cell>
          <table:table-cell/>
          <table:table-cell office:value-type="float" office:value="0.202412931694472">
            <text:p>2.024E-01</text:p>
          </table:table-cell>
          <table:table-cell office:value-type="float" office:value="1.98202077064539">
            <text:p>1.982E+00</text:p>
          </table:table-cell>
          <table:table-cell table:style-name="ce4" office:value-type="float" office:value="0.00546178682965068">
            <text:p>5.462E-03</text:p>
          </table:table-cell>
        </table:table-row>
        <table:table-row table:style-name="ro1">
          <table:table-cell office:value-type="float" office:value="0.208801255233097">
            <text:p>2.088E-01</text:p>
          </table:table-cell>
          <table:table-cell table:formula="of:=1/[.A98]" office:value-type="float" office:value="4.78924323938399">
            <text:p>4.789E+00</text:p>
          </table:table-cell>
          <table:table-cell office:value-type="float" office:value="1.9597568404">
            <text:p>1.960E+00</text:p>
          </table:table-cell>
          <table:table-cell table:formula="of:=[.B99]-[.B98]" office:value-type="float" office:value="-0.146528023905828">
            <text:p>-1.465E-01</text:p>
          </table:table-cell>
          <table:table-cell table:formula="of:=[.B98]-[.B97]" office:value-type="float" office:value="-0.151152572428221">
            <text:p>-1.512E-01</text:p>
          </table:table-cell>
          <table:table-cell table:style-name="ce4" table:formula="of:=2*(([.C99]-[.C98])/[.D98]+([.C97]-[.C98])/[.E98])/([.D98]+[.E98])" office:value-type="float" office:value="0.00588143506506753">
            <text:p>5.881E-03</text:p>
          </table:table-cell>
          <table:table-cell table:style-name="ce4" table:formula="of:=[.F98]/[.C98]/600" office:value-type="float" office:value="0.00000500184082690167">
            <text:p>5.002E-06</text:p>
          </table:table-cell>
          <table:table-cell/>
          <table:table-cell office:value-type="float" office:value="0.208801255233097">
            <text:p>2.088E-01</text:p>
          </table:table-cell>
          <table:table-cell office:value-type="float" office:value="1.9597568404">
            <text:p>1.960E+00</text:p>
          </table:table-cell>
          <table:table-cell table:style-name="ce4" office:value-type="float" office:value="0.00588143506485426">
            <text:p>5.881E-03</text:p>
          </table:table-cell>
        </table:table-row>
        <table:table-row table:style-name="ro1">
          <table:table-cell office:value-type="float" office:value="0.215391199672584">
            <text:p>2.154E-01</text:p>
          </table:table-cell>
          <table:table-cell table:formula="of:=1/[.A99]" office:value-type="float" office:value="4.64271521547816">
            <text:p>4.643E+00</text:p>
          </table:table-cell>
          <table:table-cell office:value-type="float" office:value="1.93830235017294">
            <text:p>1.938E+00</text:p>
          </table:table-cell>
          <table:table-cell table:formula="of:=[.B100]-[.B99]" office:value-type="float" office:value="-0.142044964533698">
            <text:p>-1.420E-01</text:p>
          </table:table-cell>
          <table:table-cell table:formula="of:=[.B99]-[.B98]" office:value-type="float" office:value="-0.146528023905828">
            <text:p>-1.465E-01</text:p>
          </table:table-cell>
          <table:table-cell table:style-name="ce4" table:formula="of:=2*(([.C100]-[.C99])/[.D99]+([.C98]-[.C99])/[.E99])/([.D99]+[.E99])" office:value-type="float" office:value="0.00633418917914534">
            <text:p>6.334E-03</text:p>
          </table:table-cell>
          <table:table-cell table:style-name="ce4" table:formula="of:=[.F99]/[.C99]/600" office:value-type="float" office:value="0.00000544650939741177">
            <text:p>5.447E-06</text:p>
          </table:table-cell>
          <table:table-cell/>
          <table:table-cell office:value-type="float" office:value="0.215391199672584">
            <text:p>2.154E-01</text:p>
          </table:table-cell>
          <table:table-cell office:value-type="float" office:value="1.93830235017294">
            <text:p>1.938E+00</text:p>
          </table:table-cell>
          <table:table-cell table:style-name="ce4" office:value-type="float" office:value="0.00633418917877064">
            <text:p>6.334E-03</text:p>
          </table:table-cell>
        </table:table-row>
        <table:table-row table:style-name="ro1">
          <table:table-cell office:value-type="float" office:value="0.222189128339307">
            <text:p>2.222E-01</text:p>
          </table:table-cell>
          <table:table-cell table:formula="of:=1/[.A100]" office:value-type="float" office:value="4.50067025094446">
            <text:p>4.501E+00</text:p>
          </table:table-cell>
          <table:table-cell office:value-type="float" office:value="1.91763408540676">
            <text:p>1.918E+00</text:p>
          </table:table-cell>
          <table:table-cell table:formula="of:=[.B101]-[.B100]" office:value-type="float" office:value="-0.137699065417985">
            <text:p>-1.377E-01</text:p>
          </table:table-cell>
          <table:table-cell table:formula="of:=[.B100]-[.B99]" office:value-type="float" office:value="-0.142044964533698">
            <text:p>-1.420E-01</text:p>
          </table:table-cell>
          <table:table-cell table:style-name="ce4" table:formula="of:=2*(([.C101]-[.C100])/[.D100]+([.C99]-[.C100])/[.E100])/([.D100]+[.E100])" office:value-type="float" office:value="0.00682272266595808">
            <text:p>6.823E-03</text:p>
          </table:table-cell>
          <table:table-cell table:style-name="ce4" table:formula="of:=[.F100]/[.C100]/600" office:value-type="float" office:value="0.00000592980930501737">
            <text:p>5.930E-06</text:p>
          </table:table-cell>
          <table:table-cell/>
          <table:table-cell office:value-type="float" office:value="0.222189128339307">
            <text:p>2.222E-01</text:p>
          </table:table-cell>
          <table:table-cell office:value-type="float" office:value="1.91763408540676">
            <text:p>1.918E+00</text:p>
          </table:table-cell>
          <table:table-cell table:style-name="ce4" office:value-type="float" office:value="0.0068227226664065">
            <text:p>6.823E-03</text:p>
          </table:table-cell>
        </table:table-row>
        <table:table-row table:style-name="ro1">
          <table:table-cell office:value-type="float" office:value="0.229201605391609">
            <text:p>2.292E-01</text:p>
          </table:table-cell>
          <table:table-cell table:formula="of:=1/[.A101]" office:value-type="float" office:value="4.36297118552648">
            <text:p>4.363E+00</text:p>
          </table:table-cell>
          <table:table-cell office:value-type="float" office:value="1.89772957837989">
            <text:p>1.898E+00</text:p>
          </table:table-cell>
          <table:table-cell table:formula="of:=[.B102]-[.B101]" office:value-type="float" office:value="-0.133486130108404">
            <text:p>-1.335E-01</text:p>
          </table:table-cell>
          <table:table-cell table:formula="of:=[.B101]-[.B100]" office:value-type="float" office:value="-0.137699065417985">
            <text:p>-1.377E-01</text:p>
          </table:table-cell>
          <table:table-cell table:style-name="ce4" table:formula="of:=2*(([.C102]-[.C101])/[.D101]+([.C100]-[.C101])/[.E101])/([.D101]+[.E101])" office:value-type="float" office:value="0.00734992188714586">
            <text:p>7.350E-03</text:p>
          </table:table-cell>
          <table:table-cell table:style-name="ce4" table:formula="of:=[.F101]/[.C101]/600" office:value-type="float" office:value="0.00000645501337570319">
            <text:p>6.455E-06</text:p>
          </table:table-cell>
          <table:table-cell/>
          <table:table-cell office:value-type="float" office:value="0.229201605391609">
            <text:p>2.292E-01</text:p>
          </table:table-cell>
          <table:table-cell office:value-type="float" office:value="1.89772957837989">
            <text:p>1.898E+00</text:p>
          </table:table-cell>
          <table:table-cell table:style-name="ce4" office:value-type="float" office:value="0.00734992188695197">
            <text:p>7.350E-03</text:p>
          </table:table-cell>
        </table:table-row>
        <table:table-row table:style-name="ro1">
          <table:table-cell office:value-type="float" office:value="0.236435402158231">
            <text:p>2.364E-01</text:p>
          </table:table-cell>
          <table:table-cell table:formula="of:=1/[.A102]" office:value-type="float" office:value="4.22948505541807">
            <text:p>4.229E+00</text:p>
          </table:table-cell>
          <table:table-cell office:value-type="float" office:value="1.87856708603951">
            <text:p>1.879E+00</text:p>
          </table:table-cell>
          <table:table-cell table:formula="of:=[.B103]-[.B102]" office:value-type="float" office:value="-0.129402090546007">
            <text:p>-1.294E-01</text:p>
          </table:table-cell>
          <table:table-cell table:formula="of:=[.B102]-[.B101]" office:value-type="float" office:value="-0.133486130108404">
            <text:p>-1.335E-01</text:p>
          </table:table-cell>
          <table:table-cell table:style-name="ce4" table:formula="of:=2*(([.C103]-[.C102])/[.D102]+([.C101]-[.C102])/[.E102])/([.D102]+[.E102])" office:value-type="float" office:value="0.00791890217768924">
            <text:p>7.919E-03</text:p>
          </table:table-cell>
          <table:table-cell table:style-name="ce4" table:formula="of:=[.F102]/[.C102]/600" office:value-type="float" office:value="0.00000702565822335032">
            <text:p>7.026E-06</text:p>
          </table:table-cell>
          <table:table-cell/>
          <table:table-cell office:value-type="float" office:value="0.236435402158231">
            <text:p>2.364E-01</text:p>
          </table:table-cell>
          <table:table-cell office:value-type="float" office:value="1.87856708603951">
            <text:p>1.879E+00</text:p>
          </table:table-cell>
          <table:table-cell table:style-name="ce4" office:value-type="float" office:value="0.00791890217819509">
            <text:p>7.919E-03</text:p>
          </table:table-cell>
        </table:table-row>
        <table:table-row table:style-name="ro1">
          <table:table-cell office:value-type="float" office:value="0.243897503676783">
            <text:p>2.439E-01</text:p>
          </table:table-cell>
          <table:table-cell table:formula="of:=1/[.A103]" office:value-type="float" office:value="4.10008296487207">
            <text:p>4.100E+00</text:p>
          </table:table-cell>
          <table:table-cell office:value-type="float" office:value="1.86012556839847">
            <text:p>1.860E+00</text:p>
          </table:table-cell>
          <table:table-cell table:formula="of:=[.B104]-[.B103]" office:value-type="float" office:value="-0.125443003135057">
            <text:p>-1.254E-01</text:p>
          </table:table-cell>
          <table:table-cell table:formula="of:=[.B103]-[.B102]" office:value-type="float" office:value="-0.129402090546007">
            <text:p>-1.294E-01</text:p>
          </table:table-cell>
          <table:table-cell table:style-name="ce4" table:formula="of:=2*(([.C104]-[.C103])/[.D103]+([.C102]-[.C103])/[.E103])/([.D103]+[.E103])" office:value-type="float" office:value="0.00853302513350617">
            <text:p>8.533E-03</text:p>
          </table:table-cell>
          <table:table-cell table:style-name="ce4" table:formula="of:=[.F103]/[.C103]/600" office:value-type="float" office:value="0.00000764556371755495">
            <text:p>7.646E-06</text:p>
          </table:table-cell>
          <table:table-cell/>
          <table:table-cell office:value-type="float" office:value="0.243897503676783">
            <text:p>2.439E-01</text:p>
          </table:table-cell>
          <table:table-cell office:value-type="float" office:value="1.86012556839847">
            <text:p>1.860E+00</text:p>
          </table:table-cell>
          <table:table-cell table:style-name="ce4" office:value-type="float" office:value="0.00853302513308027">
            <text:p>8.533E-03</text:p>
          </table:table-cell>
        </table:table-row>
        <table:table-row table:style-name="ro1">
          <table:table-cell office:value-type="float" office:value="0.251595115438576">
            <text:p>2.516E-01</text:p>
          </table:table-cell>
          <table:table-cell table:formula="of:=1/[.A104]" office:value-type="float" office:value="3.97463996173701">
            <text:p>3.975E+00</text:p>
          </table:table-cell>
          <table:table-cell office:value-type="float" office:value="1.84238466748085">
            <text:p>1.842E+00</text:p>
          </table:table-cell>
          <table:table-cell table:formula="of:=[.B105]-[.B104]" office:value-type="float" office:value="-0.121605044935111">
            <text:p>-1.216E-01</text:p>
          </table:table-cell>
          <table:table-cell table:formula="of:=[.B104]-[.B103]" office:value-type="float" office:value="-0.125443003135057">
            <text:p>-1.254E-01</text:p>
          </table:table-cell>
          <table:table-cell table:style-name="ce4" table:formula="of:=2*(([.C105]-[.C104])/[.D104]+([.C103]-[.C104])/[.E104])/([.D104]+[.E104])" office:value-type="float" office:value="0.0091959171272685">
            <text:p>9.196E-03</text:p>
          </table:table-cell>
          <table:table-cell table:style-name="ce4" table:formula="of:=[.F104]/[.C104]/600" office:value-type="float" office:value="0.00000831885372038183">
            <text:p>8.319E-06</text:p>
          </table:table-cell>
          <table:table-cell/>
          <table:table-cell office:value-type="float" office:value="0.251595115438576">
            <text:p>2.516E-01</text:p>
          </table:table-cell>
          <table:table-cell office:value-type="float" office:value="1.84238466748085">
            <text:p>1.842E+00</text:p>
          </table:table-cell>
          <table:table-cell table:style-name="ce4" office:value-type="float" office:value="0.00919591712665346">
            <text:p>9.196E-03</text:p>
          </table:table-cell>
        </table:table-row>
        <table:table-row table:style-name="ro1">
          <table:table-cell office:value-type="float" office:value="0.259535670346331">
            <text:p>2.595E-01</text:p>
          </table:table-cell>
          <table:table-cell table:formula="of:=1/[.A105]" office:value-type="float" office:value="3.8530349168019">
            <text:p>3.853E+00</text:p>
          </table:table-cell>
          <table:table-cell office:value-type="float" office:value="1.82532468680148">
            <text:p>1.825E+00</text:p>
          </table:table-cell>
          <table:table-cell table:formula="of:=[.B106]-[.B105]" office:value-type="float" office:value="-0.117884509969405">
            <text:p>-1.179E-01</text:p>
          </table:table-cell>
          <table:table-cell table:formula="of:=[.B105]-[.B104]" office:value-type="float" office:value="-0.121605044935111">
            <text:p>-1.216E-01</text:p>
          </table:table-cell>
          <table:table-cell table:style-name="ce4" table:formula="of:=2*(([.C106]-[.C105])/[.D105]+([.C104]-[.C105])/[.E105])/([.D105]+[.E105])" office:value-type="float" office:value="0.00991148917599363">
            <text:p>9.911E-03</text:p>
          </table:table-cell>
          <table:table-cell table:style-name="ce4" table:formula="of:=[.F105]/[.C105]/600" office:value-type="float" office:value="0.00000904997820174261">
            <text:p>9.050E-06</text:p>
          </table:table-cell>
          <table:table-cell/>
          <table:table-cell office:value-type="float" office:value="0.259535670346331">
            <text:p>2.595E-01</text:p>
          </table:table-cell>
          <table:table-cell office:value-type="float" office:value="1.82532468680148">
            <text:p>1.825E+00</text:p>
          </table:table-cell>
          <table:table-cell table:style-name="ce4" office:value-type="float" office:value="0.00991148917674668">
            <text:p>9.911E-03</text:p>
          </table:table-cell>
        </table:table-row>
        <table:table-row table:style-name="ro1">
          <table:table-cell office:value-type="float" office:value="0.26772683589147">
            <text:p>2.677E-01</text:p>
          </table:table-cell>
          <table:table-cell table:formula="of:=1/[.A106]" office:value-type="float" office:value="3.73515040683249">
            <text:p>3.735E+00</text:p>
          </table:table-cell>
          <table:table-cell office:value-type="float" office:value="1.80892657136603">
            <text:p>1.809E+00</text:p>
          </table:table-cell>
          <table:table-cell table:formula="of:=[.B107]-[.B106]" office:value-type="float" office:value="-0.114277805646517">
            <text:p>-1.143E-01</text:p>
          </table:table-cell>
          <table:table-cell table:formula="of:=[.B106]-[.B105]" office:value-type="float" office:value="-0.117884509969405">
            <text:p>-1.179E-01</text:p>
          </table:table-cell>
          <table:table-cell table:style-name="ce4" table:formula="of:=2*(([.C107]-[.C106])/[.D106]+([.C105]-[.C106])/[.E106])/([.D106]+[.E106])" office:value-type="float" office:value="0.0106839582368353">
            <text:p>1.068E-02</text:p>
          </table:table-cell>
          <table:table-cell table:style-name="ce4" table:formula="of:=[.F106]/[.C106]/600" office:value-type="float" office:value="0.00000984373680129282">
            <text:p>9.844E-06</text:p>
          </table:table-cell>
          <table:table-cell/>
          <table:table-cell office:value-type="float" office:value="0.26772683589147">
            <text:p>2.677E-01</text:p>
          </table:table-cell>
          <table:table-cell office:value-type="float" office:value="1.80892657136603">
            <text:p>1.809E+00</text:p>
          </table:table-cell>
          <table:table-cell table:style-name="ce4" office:value-type="float" office:value="0.0106839582367707">
            <text:p>1.068E-02</text:p>
          </table:table-cell>
        </table:table-row>
        <table:table-row table:style-name="ro1">
          <table:table-cell office:value-type="float" office:value="0.276176521557942">
            <text:p>2.762E-01</text:p>
          </table:table-cell>
          <table:table-cell table:formula="of:=1/[.A107]" office:value-type="float" office:value="3.62087260118597">
            <text:p>3.621E+00</text:p>
          </table:table-cell>
          <table:table-cell office:value-type="float" office:value="1.793171888179">
            <text:p>1.793E+00</text:p>
          </table:table-cell>
          <table:table-cell table:formula="of:=[.B108]-[.B107]" office:value-type="float" office:value="-0.110781449291081">
            <text:p>-1.108E-01</text:p>
          </table:table-cell>
          <table:table-cell table:formula="of:=[.B107]-[.B106]" office:value-type="float" office:value="-0.114277805646517">
            <text:p>-1.143E-01</text:p>
          </table:table-cell>
          <table:table-cell table:style-name="ce4" table:formula="of:=2*(([.C108]-[.C107])/[.D107]+([.C106]-[.C107])/[.E107])/([.D107]+[.E107])" office:value-type="float" office:value="0.0115178700212985">
            <text:p>1.152E-02</text:p>
          </table:table-cell>
          <table:table-cell table:style-name="ce4" table:formula="of:=[.F107]/[.C107]/600" office:value-type="float" office:value="0.0000107053039153943">
            <text:p>1.071E-05</text:p>
          </table:table-cell>
          <table:table-cell/>
          <table:table-cell office:value-type="float" office:value="0.276176521557942">
            <text:p>2.762E-01</text:p>
          </table:table-cell>
          <table:table-cell office:value-type="float" office:value="1.793171888179">
            <text:p>1.793E+00</text:p>
          </table:table-cell>
          <table:table-cell table:style-name="ce4" office:value-type="float" office:value="0.0115178700215603">
            <text:p>1.152E-02</text:p>
          </table:table-cell>
        </table:table-row>
        <table:table-row table:style-name="ro1">
          <table:table-cell office:value-type="float" office:value="0.284892886459703">
            <text:p>2.849E-01</text:p>
          </table:table-cell>
          <table:table-cell table:formula="of:=1/[.A108]" office:value-type="float" office:value="3.51009115189489">
            <text:p>3.510E+00</text:p>
          </table:table-cell>
          <table:table-cell office:value-type="float" office:value="1.77804280724764">
            <text:p>1.778E+00</text:p>
          </table:table-cell>
          <table:table-cell table:formula="of:=[.B109]-[.B108]" office:value-type="float" office:value="-0.10739206478112">
            <text:p>-1.074E-01</text:p>
          </table:table-cell>
          <table:table-cell table:formula="of:=[.B108]-[.B107]" office:value-type="float" office:value="-0.110781449291081">
            <text:p>-1.108E-01</text:p>
          </table:table-cell>
          <table:table-cell table:style-name="ce4" table:formula="of:=2*(([.C109]-[.C108])/[.D108]+([.C107]-[.C108])/[.E108])/([.D108]+[.E108])" office:value-type="float" office:value="0.0124181234741715">
            <text:p>1.242E-02</text:p>
          </table:table-cell>
          <table:table-cell table:style-name="ce4" table:formula="of:=[.F108]/[.C108]/600" office:value-type="float" office:value="0.0000116402554385013">
            <text:p>1.164E-05</text:p>
          </table:table-cell>
          <table:table-cell/>
          <table:table-cell office:value-type="float" office:value="0.284892886459703">
            <text:p>2.849E-01</text:p>
          </table:table-cell>
          <table:table-cell office:value-type="float" office:value="1.77804280724764">
            <text:p>1.778E+00</text:p>
          </table:table-cell>
          <table:table-cell table:style-name="ce4" office:value-type="float" office:value="0.0124181234735622">
            <text:p>1.242E-02</text:p>
          </table:table-cell>
        </table:table-row>
        <table:table-row table:style-name="ro1">
          <table:table-cell office:value-type="float" office:value="0.293884347219259">
            <text:p>2.939E-01</text:p>
          </table:table-cell>
          <table:table-cell table:formula="of:=1/[.A109]" office:value-type="float" office:value="3.40269908711377">
            <text:p>3.403E+00</text:p>
          </table:table-cell>
          <table:table-cell office:value-type="float" office:value="1.76352208307074">
            <text:p>1.764E+00</text:p>
          </table:table-cell>
          <table:table-cell table:formula="of:=[.B110]-[.B109]" office:value-type="float" office:value="-0.10410637928782">
            <text:p>-1.041E-01</text:p>
          </table:table-cell>
          <table:table-cell table:formula="of:=[.B109]-[.B108]" office:value-type="float" office:value="-0.10739206478112">
            <text:p>-1.074E-01</text:p>
          </table:table-cell>
          <table:table-cell table:style-name="ce4" table:formula="of:=2*(([.C110]-[.C109])/[.D109]+([.C108]-[.C109])/[.E109])/([.D109]+[.E109])" office:value-type="float" office:value="0.0133899969882557">
            <text:p>1.339E-02</text:p>
          </table:table-cell>
          <table:table-cell table:style-name="ce4" table:formula="of:=[.F109]/[.C109]/600" office:value-type="float" office:value="0.0000126545972184447">
            <text:p>1.265E-05</text:p>
          </table:table-cell>
          <table:table-cell/>
          <table:table-cell office:value-type="float" office:value="0.293884347219259">
            <text:p>2.939E-01</text:p>
          </table:table-cell>
          <table:table-cell office:value-type="float" office:value="1.76352208307074">
            <text:p>1.764E+00</text:p>
          </table:table-cell>
          <table:table-cell table:style-name="ce4" office:value-type="float" office:value="0.0133899969888841">
            <text:p>1.339E-02</text:p>
          </table:table-cell>
        </table:table-row>
        <table:table-row table:style-name="ro1">
          <table:table-cell office:value-type="float" office:value="0.303159586094848">
            <text:p>3.032E-01</text:p>
          </table:table-cell>
          <table:table-cell table:formula="of:=1/[.A110]" office:value-type="float" office:value="3.29859270782595">
            <text:p>3.299E+00</text:p>
          </table:table-cell>
          <table:table-cell office:value-type="float" office:value="1.74959303660167">
            <text:p>1.750E+00</text:p>
          </table:table-cell>
          <table:table-cell table:formula="of:=[.B111]-[.B110]" office:value-type="float" office:value="-0.100921220115362">
            <text:p>-1.009E-01</text:p>
          </table:table-cell>
          <table:table-cell table:formula="of:=[.B110]-[.B109]" office:value-type="float" office:value="-0.10410637928782">
            <text:p>-1.041E-01</text:p>
          </table:table-cell>
          <table:table-cell table:style-name="ce4" table:formula="of:=2*(([.C111]-[.C110])/[.D110]+([.C109]-[.C110])/[.E110])/([.D110]+[.E110])" office:value-type="float" office:value="0.0144391765239027">
            <text:p>1.444E-02</text:p>
          </table:table-cell>
          <table:table-cell table:style-name="ce4" table:formula="of:=[.F110]/[.C110]/600" office:value-type="float" office:value="0.0000137547953741562">
            <text:p>1.375E-05</text:p>
          </table:table-cell>
          <table:table-cell/>
          <table:table-cell office:value-type="float" office:value="0.303159586094848">
            <text:p>3.032E-01</text:p>
          </table:table-cell>
          <table:table-cell office:value-type="float" office:value="1.74959303660167">
            <text:p>1.750E+00</text:p>
          </table:table-cell>
          <table:table-cell table:style-name="ce4" office:value-type="float" office:value="0.0144391765238163">
            <text:p>1.444E-02</text:p>
          </table:table-cell>
        </table:table-row>
        <table:table-row table:style-name="ro1">
          <table:table-cell office:value-type="float" office:value="0.31272755936413">
            <text:p>3.127E-01</text:p>
          </table:table-cell>
          <table:table-cell table:formula="of:=1/[.A111]" office:value-type="float" office:value="3.19767148771059">
            <text:p>3.198E+00</text:p>
          </table:table-cell>
          <table:table-cell office:value-type="float" office:value="1.73623953767578">
            <text:p>1.736E+00</text:p>
          </table:table-cell>
          <table:table-cell table:formula="of:=[.B112]-[.B111]" office:value-type="float" office:value="-0.0978335116373179">
            <text:p>-9.783E-02</text:p>
          </table:table-cell>
          <table:table-cell table:formula="of:=[.B111]-[.B110]" office:value-type="float" office:value="-0.100921220115362">
            <text:p>-1.009E-01</text:p>
          </table:table-cell>
          <table:table-cell table:style-name="ce4" table:formula="of:=2*(([.C112]-[.C111])/[.D111]+([.C110]-[.C111])/[.E111])/([.D111]+[.E111])" office:value-type="float" office:value="0.0155717857166278">
            <text:p>1.557E-02</text:p>
          </table:table-cell>
          <table:table-cell table:style-name="ce4" table:formula="of:=[.F111]/[.C111]/600" office:value-type="float" office:value="0.0000149478085432392">
            <text:p>1.495E-05</text:p>
          </table:table-cell>
          <table:table-cell/>
          <table:table-cell office:value-type="float" office:value="0.31272755936413">
            <text:p>3.127E-01</text:p>
          </table:table-cell>
          <table:table-cell office:value-type="float" office:value="1.73623953767578">
            <text:p>1.736E+00</text:p>
          </table:table-cell>
          <table:table-cell table:style-name="ce4" office:value-type="float" office:value="0.0155717857161552">
            <text:p>1.557E-02</text:p>
          </table:table-cell>
        </table:table-row>
        <table:table-row table:style-name="ro1">
          <table:table-cell office:value-type="float" office:value="0.322597505972474">
            <text:p>3.226E-01</text:p>
          </table:table-cell>
          <table:table-cell table:formula="of:=1/[.A112]" office:value-type="float" office:value="3.09983797607327">
            <text:p>3.100E+00</text:p>
          </table:table-cell>
          <table:table-cell office:value-type="float" office:value="1.72344598789249">
            <text:p>1.723E+00</text:p>
          </table:table-cell>
          <table:table-cell table:formula="of:=[.B113]-[.B112]" office:value-type="float" office:value="-0.0948402723267487">
            <text:p>-9.484E-02</text:p>
          </table:table-cell>
          <table:table-cell table:formula="of:=[.B112]-[.B111]" office:value-type="float" office:value="-0.0978335116373179">
            <text:p>-9.783E-02</text:p>
          </table:table-cell>
          <table:table-cell table:style-name="ce4" table:formula="of:=2*(([.C113]-[.C112])/[.D112]+([.C111]-[.C112])/[.E112])/([.D112]+[.E112])" office:value-type="float" office:value="0.0167944181654357">
            <text:p>1.679E-02</text:p>
          </table:table-cell>
          <table:table-cell table:style-name="ce4" table:formula="of:=[.F112]/[.C112]/600" office:value-type="float" office:value="0.0000162411222278112">
            <text:p>1.624E-05</text:p>
          </table:table-cell>
          <table:table-cell/>
          <table:table-cell office:value-type="float" office:value="0.322597505972474">
            <text:p>3.226E-01</text:p>
          </table:table-cell>
          <table:table-cell office:value-type="float" office:value="1.72344598789249">
            <text:p>1.723E+00</text:p>
          </table:table-cell>
          <table:table-cell table:style-name="ce4" office:value-type="float" office:value="0.0167944181653995">
            <text:p>1.679E-02</text:p>
          </table:table-cell>
        </table:table-row>
        <table:table-row table:style-name="ro1">
          <table:table-cell office:value-type="float" office:value="0.332778956454188">
            <text:p>3.328E-01</text:p>
          </table:table-cell>
          <table:table-cell table:formula="of:=1/[.A113]" office:value-type="float" office:value="3.00499770374653">
            <text:p>3.005E+00</text:p>
          </table:table-cell>
          <table:table-cell office:value-type="float" office:value="1.71119730394308">
            <text:p>1.711E+00</text:p>
          </table:table-cell>
          <table:table-cell table:formula="of:=[.B114]-[.B113]" office:value-type="float" office:value="-0.0919386118772607">
            <text:p>-9.194E-02</text:p>
          </table:table-cell>
          <table:table-cell table:formula="of:=[.B113]-[.B112]" office:value-type="float" office:value="-0.0948402723267487">
            <text:p>-9.484E-02</text:p>
          </table:table-cell>
          <table:table-cell table:style-name="ce4" table:formula="of:=2*(([.C114]-[.C113])/[.D113]+([.C112]-[.C113])/[.E113])/([.D113]+[.E113])" office:value-type="float" office:value="0.018114172020754">
            <text:p>1.811E-02</text:p>
          </table:table-cell>
          <table:table-cell table:style-name="ce4" table:formula="of:=[.F113]/[.C113]/600" office:value-type="float" office:value="0.0000176427853361444">
            <text:p>1.764E-05</text:p>
          </table:table-cell>
          <table:table-cell/>
          <table:table-cell office:value-type="float" office:value="0.332778956454188">
            <text:p>3.328E-01</text:p>
          </table:table-cell>
          <table:table-cell office:value-type="float" office:value="1.71119730394308">
            <text:p>1.711E+00</text:p>
          </table:table-cell>
          <table:table-cell table:style-name="ce4" office:value-type="float" office:value="0.0181141720205112">
            <text:p>1.811E-02</text:p>
          </table:table-cell>
        </table:table-row>
        <table:table-row table:style-name="ro1">
          <table:table-cell office:value-type="float" office:value="0.343281742135315">
            <text:p>3.433E-01</text:p>
          </table:table-cell>
          <table:table-cell table:formula="of:=1/[.A114]" office:value-type="float" office:value="2.91305909186926">
            <text:p>2.913E+00</text:p>
          </table:table-cell>
          <table:table-cell office:value-type="float" office:value="1.69947890137541">
            <text:p>1.699E+00</text:p>
          </table:table-cell>
          <table:table-cell table:formula="of:=[.B115]-[.B114]" office:value-type="float" office:value="-0.0891257284120233">
            <text:p>-8.913E-02</text:p>
          </table:table-cell>
          <table:table-cell table:formula="of:=[.B114]-[.B113]" office:value-type="float" office:value="-0.0919386118772607">
            <text:p>-9.194E-02</text:p>
          </table:table-cell>
          <table:table-cell table:style-name="ce4" table:formula="of:=2*(([.C115]-[.C114])/[.D114]+([.C113]-[.C114])/[.E114])/([.D114]+[.E114])" office:value-type="float" office:value="0.0195386870348949">
            <text:p>1.954E-02</text:p>
          </table:table-cell>
          <table:table-cell table:style-name="ce4" table:formula="of:=[.F114]/[.C114]/600" office:value-type="float" office:value="0.0000191614490566118">
            <text:p>1.916E-05</text:p>
          </table:table-cell>
          <table:table-cell/>
          <table:table-cell office:value-type="float" office:value="0.343281742135315">
            <text:p>3.433E-01</text:p>
          </table:table-cell>
          <table:table-cell office:value-type="float" office:value="1.69947890137541">
            <text:p>1.699E+00</text:p>
          </table:table-cell>
          <table:table-cell table:style-name="ce4" office:value-type="float" office:value="0.0195386870356154">
            <text:p>1.954E-02</text:p>
          </table:table-cell>
        </table:table-row>
        <table:table-row table:style-name="ro1">
          <table:table-cell office:value-type="float" office:value="0.354116004626871">
            <text:p>3.541E-01</text:p>
          </table:table-cell>
          <table:table-cell table:formula="of:=1/[.A115]" office:value-type="float" office:value="2.82393336345724">
            <text:p>2.824E+00</text:p>
          </table:table-cell>
          <table:table-cell office:value-type="float" office:value="1.68827667878707">
            <text:p>1.688E+00</text:p>
          </table:table-cell>
          <table:table-cell table:formula="of:=[.B116]-[.B115]" office:value-type="float" office:value="-0.0863989057783456">
            <text:p>-8.640E-02</text:p>
          </table:table-cell>
          <table:table-cell table:formula="of:=[.B115]-[.B114]" office:value-type="float" office:value="-0.0891257284120233">
            <text:p>-8.913E-02</text:p>
          </table:table-cell>
          <table:table-cell table:style-name="ce4" table:formula="of:=2*(([.C116]-[.C115])/[.D115]+([.C114]-[.C115])/[.E115])/([.D115]+[.E115])" office:value-type="float" office:value="0.0210761842758057">
            <text:p>2.108E-02</text:p>
          </table:table-cell>
          <table:table-cell table:style-name="ce4" table:formula="of:=[.F115]/[.C115]/600" office:value-type="float" office:value="0.0000208064082353173">
            <text:p>2.081E-05</text:p>
          </table:table-cell>
          <table:table-cell/>
          <table:table-cell office:value-type="float" office:value="0.354116004626871">
            <text:p>3.541E-01</text:p>
          </table:table-cell>
          <table:table-cell office:value-type="float" office:value="1.68827667878707">
            <text:p>1.688E+00</text:p>
          </table:table-cell>
          <table:table-cell table:style-name="ce4" office:value-type="float" office:value="0.0210761842765219">
            <text:p>2.108E-02</text:p>
          </table:table-cell>
        </table:table-row>
        <table:table-row table:style-name="ro1">
          <table:table-cell office:value-type="float" office:value="0.365292205617708">
            <text:p>3.653E-01</text:p>
          </table:table-cell>
          <table:table-cell table:formula="of:=1/[.A116]" office:value-type="float" office:value="2.7375344576789">
            <text:p>2.738E+00</text:p>
          </table:table-cell>
          <table:table-cell office:value-type="float" office:value="1.67757700243885">
            <text:p>1.678E+00</text:p>
          </table:table-cell>
          <table:table-cell table:formula="of:=[.B117]-[.B116]" office:value-type="float" office:value="-0.0837555109248052">
            <text:p>-8.376E-02</text:p>
          </table:table-cell>
          <table:table-cell table:formula="of:=[.B116]-[.B115]" office:value-type="float" office:value="-0.0863989057783456">
            <text:p>-8.640E-02</text:p>
          </table:table-cell>
          <table:table-cell table:style-name="ce4" table:formula="of:=2*(([.C117]-[.C116])/[.D116]+([.C115]-[.C116])/[.E116])/([.D116]+[.E116])" office:value-type="float" office:value="0.0227355086519087">
            <text:p>2.274E-02</text:p>
          </table:table-cell>
          <table:table-cell table:style-name="ce4" table:formula="of:=[.F116]/[.C116]/600" office:value-type="float" office:value="0.0000225876453747041">
            <text:p>2.259E-05</text:p>
          </table:table-cell>
          <table:table-cell/>
          <table:table-cell office:value-type="float" office:value="0.365292205617708">
            <text:p>3.653E-01</text:p>
          </table:table-cell>
          <table:table-cell office:value-type="float" office:value="1.67757700243885">
            <text:p>1.678E+00</text:p>
          </table:table-cell>
          <table:table-cell table:style-name="ce4" office:value-type="float" office:value="0.0227355086499439">
            <text:p>2.274E-02</text:p>
          </table:table-cell>
        </table:table-row>
        <table:table-row table:style-name="ro1">
          <table:table-cell office:value-type="float" office:value="0.376821136976434">
            <text:p>3.768E-01</text:p>
          </table:table-cell>
          <table:table-cell table:formula="of:=1/[.A117]" office:value-type="float" office:value="2.65377894675409">
            <text:p>2.654E+00</text:p>
          </table:table-cell>
          <table:table-cell office:value-type="float" office:value="1.66736669128052">
            <text:p>1.667E+00</text:p>
          </table:table-cell>
          <table:table-cell table:formula="of:=[.B118]-[.B117]" office:value-type="float" office:value="-0.0811929913588552">
            <text:p>-8.119E-02</text:p>
          </table:table-cell>
          <table:table-cell table:formula="of:=[.B117]-[.B116]" office:value-type="float" office:value="-0.0837555109248052">
            <text:p>-8.376E-02</text:p>
          </table:table-cell>
          <table:table-cell table:style-name="ce4" table:formula="of:=2*(([.C118]-[.C117])/[.D117]+([.C116]-[.C117])/[.E117])/([.D117]+[.E117])" office:value-type="float" office:value="0.0245261744583165">
            <text:p>2.453E-02</text:p>
          </table:table-cell>
          <table:table-cell table:style-name="ce4" table:formula="of:=[.F117]/[.C117]/600" office:value-type="float" office:value="0.0000245158774277387">
            <text:p>2.452E-05</text:p>
          </table:table-cell>
          <table:table-cell/>
          <table:table-cell office:value-type="float" office:value="0.376821136976434">
            <text:p>3.768E-01</text:p>
          </table:table-cell>
          <table:table-cell office:value-type="float" office:value="1.66736669128052">
            <text:p>1.667E+00</text:p>
          </table:table-cell>
          <table:table-cell table:style-name="ce4" office:value-type="float" office:value="0.0245261744593647">
            <text:p>2.453E-02</text:p>
          </table:table-cell>
        </table:table-row>
        <table:table-row table:style-name="ro1">
          <table:table-cell office:value-type="float" office:value="0.388713931172172">
            <text:p>3.887E-01</text:p>
          </table:table-cell>
          <table:table-cell table:formula="of:=1/[.A118]" office:value-type="float" office:value="2.57258595539524">
            <text:p>2.573E+00</text:p>
          </table:table-cell>
          <table:table-cell office:value-type="float" office:value="1.65763300238102">
            <text:p>1.658E+00</text:p>
          </table:table-cell>
          <table:table-cell table:formula="of:=[.B119]-[.B118]" office:value-type="float" office:value="-0.0787088726820264">
            <text:p>-7.871E-02</text:p>
          </table:table-cell>
          <table:table-cell table:formula="of:=[.B118]-[.B117]" office:value-type="float" office:value="-0.0811929913588552">
            <text:p>-8.119E-02</text:p>
          </table:table-cell>
          <table:table-cell table:style-name="ce4" table:formula="of:=2*(([.C119]-[.C118])/[.D118]+([.C117]-[.C118])/[.E118])/([.D118]+[.E118])" office:value-type="float" office:value="0.0264584142042761">
            <text:p>2.646E-02</text:p>
          </table:table-cell>
          <table:table-cell table:style-name="ce4" table:formula="of:=[.F118]/[.C118]/600" office:value-type="float" office:value="0.0000266026056091943">
            <text:p>2.660E-05</text:p>
          </table:table-cell>
          <table:table-cell/>
          <table:table-cell office:value-type="float" office:value="0.388713931172172">
            <text:p>3.887E-01</text:p>
          </table:table-cell>
          <table:table-cell office:value-type="float" office:value="1.65763300238102">
            <text:p>1.658E+00</text:p>
          </table:table-cell>
          <table:table-cell table:style-name="ce4" office:value-type="float" office:value="0.0264584142053407">
            <text:p>2.646E-02</text:p>
          </table:table-cell>
        </table:table-row>
        <table:table-row table:style-name="ro1">
          <table:table-cell office:value-type="float" office:value="0.400982072024196">
            <text:p>4.010E-01</text:p>
          </table:table-cell>
          <table:table-cell table:formula="of:=1/[.A119]" office:value-type="float" office:value="2.49387708271321">
            <text:p>2.494E+00</text:p>
          </table:table-cell>
          <table:table-cell office:value-type="float" office:value="1.64836361675566">
            <text:p>1.648E+00</text:p>
          </table:table-cell>
          <table:table-cell table:formula="of:=[.B120]-[.B119]" office:value-type="float" office:value="-0.0763007562006766">
            <text:p>-7.630E-02</text:p>
          </table:table-cell>
          <table:table-cell table:formula="of:=[.B119]-[.B118]" office:value-type="float" office:value="-0.0787088726820264">
            <text:p>-7.871E-02</text:p>
          </table:table-cell>
          <table:table-cell table:style-name="ce4" table:formula="of:=2*(([.C120]-[.C119])/[.D119]+([.C118]-[.C119])/[.E119])/([.D119]+[.E119])" office:value-type="float" office:value="0.0285432308418615">
            <text:p>2.854E-02</text:p>
          </table:table-cell>
          <table:table-cell table:style-name="ce4" table:formula="of:=[.F119]/[.C119]/600" office:value-type="float" office:value="0.0000288601683023887">
            <text:p>2.886E-05</text:p>
          </table:table-cell>
          <table:table-cell/>
          <table:table-cell office:value-type="float" office:value="0.400982072024196">
            <text:p>4.010E-01</text:p>
          </table:table-cell>
          <table:table-cell office:value-type="float" office:value="1.64836361675566">
            <text:p>1.648E+00</text:p>
          </table:table-cell>
          <table:table-cell table:style-name="ce4" office:value-type="float" office:value="0.0285432308408273">
            <text:p>2.854E-02</text:p>
          </table:table-cell>
        </table:table-row>
        <table:table-row table:style-name="ro1">
          <table:table-cell office:value-type="float" office:value="0.413637405790843">
            <text:p>4.136E-01</text:p>
          </table:table-cell>
          <table:table-cell table:formula="of:=1/[.A120]" office:value-type="float" office:value="2.41757632651253">
            <text:p>2.418E+00</text:p>
          </table:table-cell>
          <table:table-cell office:value-type="float" office:value="1.63954662558256">
            <text:p>1.640E+00</text:p>
          </table:table-cell>
          <table:table-cell table:formula="of:=[.B121]-[.B120]" office:value-type="float" office:value="-0.0739663166097451">
            <text:p>-7.397E-02</text:p>
          </table:table-cell>
          <table:table-cell table:formula="of:=[.B120]-[.B119]" office:value-type="float" office:value="-0.0763007562006766">
            <text:p>-7.630E-02</text:p>
          </table:table-cell>
          <table:table-cell table:style-name="ce4" table:formula="of:=2*(([.C121]-[.C120])/[.D120]+([.C119]-[.C120])/[.E120])/([.D120]+[.E120])" office:value-type="float" office:value="0.0307924537359688">
            <text:p>3.079E-02</text:p>
          </table:table-cell>
          <table:table-cell table:style-name="ce4" table:formula="of:=[.F120]/[.C120]/600" office:value-type="float" office:value="0.0000313017973541188">
            <text:p>3.130E-05</text:p>
          </table:table-cell>
          <table:table-cell/>
          <table:table-cell office:value-type="float" office:value="0.413637405790843">
            <text:p>4.136E-01</text:p>
          </table:table-cell>
          <table:table-cell office:value-type="float" office:value="1.63954662558256">
            <text:p>1.640E+00</text:p>
          </table:table-cell>
          <table:table-cell table:style-name="ce4" office:value-type="float" office:value="0.030792453735333">
            <text:p>3.079E-02</text:p>
          </table:table-cell>
        </table:table-row>
        <table:table-row table:style-name="ro1">
          <table:table-cell office:value-type="float" office:value="0.426692152608394">
            <text:p>4.267E-01</text:p>
          </table:table-cell>
          <table:table-cell table:formula="of:=1/[.A121]" office:value-type="float" office:value="2.34361000990279">
            <text:p>2.344E+00</text:p>
          </table:table-cell>
          <table:table-cell office:value-type="float" office:value="1.63117051680097">
            <text:p>1.631E+00</text:p>
          </table:table-cell>
          <table:table-cell table:formula="of:=[.B122]-[.B121]" office:value-type="float" office:value="-0.0717032997474432">
            <text:p>-7.170E-02</text:p>
          </table:table-cell>
          <table:table-cell table:formula="of:=[.B121]-[.B120]" office:value-type="float" office:value="-0.0739663166097451">
            <text:p>-7.397E-02</text:p>
          </table:table-cell>
          <table:table-cell table:style-name="ce4" table:formula="of:=2*(([.C122]-[.C121])/[.D121]+([.C120]-[.C121])/[.E121])/([.D121]+[.E121])" office:value-type="float" office:value="0.0332187985960755">
            <text:p>3.322E-02</text:p>
          </table:table-cell>
          <table:table-cell table:style-name="ce4" table:formula="of:=[.F121]/[.C121]/600" office:value-type="float" office:value="0.0000339416779279292">
            <text:p>3.394E-05</text:p>
          </table:table-cell>
          <table:table-cell/>
          <table:table-cell office:value-type="float" office:value="0.426692152608394">
            <text:p>4.267E-01</text:p>
          </table:table-cell>
          <table:table-cell office:value-type="float" office:value="1.63117051680097">
            <text:p>1.631E+00</text:p>
          </table:table-cell>
          <table:table-cell table:style-name="ce4" office:value-type="float" office:value="0.033218798596868">
            <text:p>3.322E-02</text:p>
          </table:table-cell>
        </table:table-row>
        <table:table-row table:style-name="ro1">
          <table:table-cell office:value-type="float" office:value="0.440158918290982">
            <text:p>4.402E-01</text:p>
          </table:table-cell>
          <table:table-cell table:formula="of:=1/[.A122]" office:value-type="float" office:value="2.27190671015534">
            <text:p>2.272E+00</text:p>
          </table:table-cell>
          <table:table-cell office:value-type="float" office:value="1.62322416208415">
            <text:p>1.623E+00</text:p>
          </table:table-cell>
          <table:table-cell table:formula="of:=[.B123]-[.B122]" office:value-type="float" office:value="-0.0695095204185638">
            <text:p>-6.951E-02</text:p>
          </table:table-cell>
          <table:table-cell table:formula="of:=[.B122]-[.B121]" office:value-type="float" office:value="-0.0717032997474432">
            <text:p>-7.170E-02</text:p>
          </table:table-cell>
          <table:table-cell table:style-name="ce4" table:formula="of:=2*(([.C123]-[.C122])/[.D122]+([.C121]-[.C122])/[.E122])/([.D122]+[.E122])" office:value-type="float" office:value="0.0358359316351885">
            <text:p>3.584E-02</text:p>
          </table:table-cell>
          <table:table-cell table:style-name="ce4" table:formula="of:=[.F122]/[.C122]/600" office:value-type="float" office:value="0.0000367950121248982">
            <text:p>3.680E-05</text:p>
          </table:table-cell>
          <table:table-cell/>
          <table:table-cell office:value-type="float" office:value="0.440158918290982">
            <text:p>4.402E-01</text:p>
          </table:table-cell>
          <table:table-cell office:value-type="float" office:value="1.62322416208415">
            <text:p>1.623E+00</text:p>
          </table:table-cell>
          <table:table-cell table:style-name="ce4" office:value-type="float" office:value="0.035835931635527">
            <text:p>3.584E-02</text:p>
          </table:table-cell>
        </table:table-row>
        <table:table-row table:style-name="ro1">
          <table:table-cell office:value-type="float" office:value="0.454050706502906">
            <text:p>4.541E-01</text:p>
          </table:table-cell>
          <table:table-cell table:formula="of:=1/[.A123]" office:value-type="float" office:value="2.20239718973678">
            <text:p>2.202E+00</text:p>
          </table:table-cell>
          <table:table-cell office:value-type="float" office:value="1.61569680417951">
            <text:p>1.616E+00</text:p>
          </table:table-cell>
          <table:table-cell table:formula="of:=[.B124]-[.B123]" office:value-type="float" office:value="-0.0673828602844919">
            <text:p>-6.738E-02</text:p>
          </table:table-cell>
          <table:table-cell table:formula="of:=[.B123]-[.B122]" office:value-type="float" office:value="-0.0695095204185638">
            <text:p>-6.951E-02</text:p>
          </table:table-cell>
          <table:table-cell table:style-name="ce4" table:formula="of:=2*(([.C124]-[.C123])/[.D123]+([.C122]-[.C123])/[.E123])/([.D123]+[.E123])" office:value-type="float" office:value="0.038658538245716">
            <text:p>3.866E-02</text:p>
          </table:table-cell>
          <table:table-cell table:style-name="ce4" table:formula="of:=[.F123]/[.C123]/600" office:value-type="float" office:value="0.0000398780865998635">
            <text:p>3.988E-05</text:p>
          </table:table-cell>
          <table:table-cell/>
          <table:table-cell office:value-type="float" office:value="0.454050706502906">
            <text:p>4.541E-01</text:p>
          </table:table-cell>
          <table:table-cell office:value-type="float" office:value="1.61569680417951">
            <text:p>1.616E+00</text:p>
          </table:table-cell>
          <table:table-cell table:style-name="ce4" office:value-type="float" office:value="0.038658538244925">
            <text:p>3.866E-02</text:p>
          </table:table-cell>
        </table:table-row>
        <table:table-row table:style-name="ro1">
          <table:table-cell office:value-type="float" office:value="0.468380931315125">
            <text:p>4.684E-01</text:p>
          </table:table-cell>
          <table:table-cell table:formula="of:=1/[.A124]" office:value-type="float" office:value="2.13501432945229">
            <text:p>2.135E+00</text:p>
          </table:table-cell>
          <table:table-cell office:value-type="float" office:value="1.60857804460868">
            <text:p>1.609E+00</text:p>
          </table:table-cell>
          <table:table-cell table:formula="of:=[.B125]-[.B124]" office:value-type="float" office:value="-0.065321265817663">
            <text:p>-6.532E-02</text:p>
          </table:table-cell>
          <table:table-cell table:formula="of:=[.B124]-[.B123]" office:value-type="float" office:value="-0.0673828602844919">
            <text:p>-6.738E-02</text:p>
          </table:table-cell>
          <table:table-cell table:style-name="ce4" table:formula="of:=2*(([.C125]-[.C124])/[.D124]+([.C123]-[.C124])/[.E124])/([.D124]+[.E124])" office:value-type="float" office:value="0.0417023965362992">
            <text:p>4.170E-02</text:p>
          </table:table-cell>
          <table:table-cell table:style-name="ce4" table:formula="of:=[.F124]/[.C124]/600" office:value-type="float" office:value="0.0000432083444506254">
            <text:p>4.321E-05</text:p>
          </table:table-cell>
          <table:table-cell/>
          <table:table-cell office:value-type="float" office:value="0.468380931315125">
            <text:p>4.684E-01</text:p>
          </table:table-cell>
          <table:table-cell office:value-type="float" office:value="1.60857804460868">
            <text:p>1.609E+00</text:p>
          </table:table-cell>
          <table:table-cell table:style-name="ce4" office:value-type="float" office:value="0.0417023965361987">
            <text:p>4.170E-02</text:p>
          </table:table-cell>
        </table:table-row>
        <table:table-row table:style-name="ro1">
          <table:table-cell office:value-type="float" office:value="0.483163430158036">
            <text:p>4.832E-01</text:p>
          </table:table-cell>
          <table:table-cell table:formula="of:=1/[.A125]" office:value-type="float" office:value="2.06969306363463">
            <text:p>2.070E+00</text:p>
          </table:table-cell>
          <table:table-cell office:value-type="float" office:value="1.60185783172036">
            <text:p>1.602E+00</text:p>
          </table:table-cell>
          <table:table-cell table:formula="of:=[.B126]-[.B125]" office:value-type="float" office:value="-0.0633227463186814">
            <text:p>-6.332E-02</text:p>
          </table:table-cell>
          <table:table-cell table:formula="of:=[.B125]-[.B124]" office:value-type="float" office:value="-0.065321265817663">
            <text:p>-6.532E-02</text:p>
          </table:table-cell>
          <table:table-cell table:style-name="ce4" table:formula="of:=2*(([.C126]-[.C125])/[.D125]+([.C124]-[.C125])/[.E125])/([.D125]+[.E125])" office:value-type="float" office:value="0.0449844560435398">
            <text:p>4.498E-02</text:p>
          </table:table-cell>
          <table:table-cell table:style-name="ce4" table:formula="of:=[.F125]/[.C125]/600" office:value-type="float" office:value="0.0000468044616202794">
            <text:p>4.680E-05</text:p>
          </table:table-cell>
          <table:table-cell/>
          <table:table-cell office:value-type="float" office:value="0.483163430158036">
            <text:p>4.832E-01</text:p>
          </table:table-cell>
          <table:table-cell office:value-type="float" office:value="1.60185783172036">
            <text:p>1.602E+00</text:p>
          </table:table-cell>
          <table:table-cell table:style-name="ce4" office:value-type="float" office:value="0.0449844560444773">
            <text:p>4.498E-02</text:p>
          </table:table-cell>
        </table:table-row>
        <table:table-row table:style-name="ro1">
          <table:table-cell office:value-type="float" office:value="0.498412477183059">
            <text:p>4.984E-01</text:p>
          </table:table-cell>
          <table:table-cell table:formula="of:=1/[.A126]" office:value-type="float" office:value="2.00637031731594">
            <text:p>2.006E+00</text:p>
          </table:table-cell>
          <table:table-cell office:value-type="float" office:value="1.59552644908878">
            <text:p>1.596E+00</text:p>
          </table:table-cell>
          <table:table-cell table:formula="of:=[.B127]-[.B126]" office:value-type="float" office:value="-0.0613853719940549">
            <text:p>-6.139E-02</text:p>
          </table:table-cell>
          <table:table-cell table:formula="of:=[.B126]-[.B125]" office:value-type="float" office:value="-0.0633227463186814">
            <text:p>-6.332E-02</text:p>
          </table:table-cell>
          <table:table-cell table:style-name="ce4" table:formula="of:=2*(([.C127]-[.C126])/[.D126]+([.C125]-[.C126])/[.E126])/([.D126]+[.E126])" office:value-type="float" office:value="0.0485229219607473">
            <text:p>4.852E-02</text:p>
          </table:table-cell>
          <table:table-cell table:style-name="ce4" table:formula="of:=[.F126]/[.C126]/600" office:value-type="float" office:value="0.0000506864280735879">
            <text:p>5.069E-05</text:p>
          </table:table-cell>
          <table:table-cell/>
          <table:table-cell office:value-type="float" office:value="0.498412477183059">
            <text:p>4.984E-01</text:p>
          </table:table-cell>
          <table:table-cell office:value-type="float" office:value="1.59552644908878">
            <text:p>1.596E+00</text:p>
          </table:table-cell>
          <table:table-cell table:style-name="ce4" office:value-type="float" office:value="0.0485229219582094">
            <text:p>4.852E-02</text:p>
          </table:table-cell>
        </table:table-row>
        <table:table-row table:style-name="ro1">
          <table:table-cell office:value-type="float" office:value="0.514142797045919">
            <text:p>5.141E-01</text:p>
          </table:table-cell>
          <table:table-cell table:formula="of:=1/[.A127]" office:value-type="float" office:value="1.94498494532189">
            <text:p>1.945E+00</text:p>
          </table:table-cell>
          <table:table-cell office:value-type="float" office:value="1.58957450425058">
            <text:p>1.590E+00</text:p>
          </table:table-cell>
          <table:table-cell table:formula="of:=[.B128]-[.B127]" office:value-type="float" office:value="-0.0595072720927901">
            <text:p>-5.951E-02</text:p>
          </table:table-cell>
          <table:table-cell table:formula="of:=[.B127]-[.B126]" office:value-type="float" office:value="-0.0613853719940549">
            <text:p>-6.139E-02</text:p>
          </table:table-cell>
          <table:table-cell table:style-name="ce4" table:formula="of:=2*(([.C128]-[.C127])/[.D127]+([.C126]-[.C127])/[.E127])/([.D127]+[.E127])" office:value-type="float" office:value="0.0523373452779542">
            <text:p>5.234E-02</text:p>
          </table:table-cell>
          <table:table-cell table:style-name="ce4" table:formula="of:=[.F127]/[.C127]/600" office:value-type="float" office:value="0.0000548756340538535">
            <text:p>5.488E-05</text:p>
          </table:table-cell>
          <table:table-cell/>
          <table:table-cell office:value-type="float" office:value="0.514142797045919">
            <text:p>5.141E-01</text:p>
          </table:table-cell>
          <table:table-cell office:value-type="float" office:value="1.58957450425058">
            <text:p>1.590E+00</text:p>
          </table:table-cell>
          <table:table-cell table:style-name="ce4" office:value-type="float" office:value="0.0523373452796662">
            <text:p>5.234E-02</text:p>
          </table:table-cell>
        </table:table-row>
        <table:table-row table:style-name="ro1">
          <table:table-cell office:value-type="float" office:value="0.530369579124946">
            <text:p>5.304E-01</text:p>
          </table:table-cell>
          <table:table-cell table:formula="of:=1/[.A128]" office:value-type="float" office:value="1.8854776732291">
            <text:p>1.885E+00</text:p>
          </table:table-cell>
          <table:table-cell office:value-type="float" office:value="1.58399291777294">
            <text:p>1.584E+00</text:p>
          </table:table-cell>
          <table:table-cell table:formula="of:=[.B129]-[.B128]" office:value-type="float" office:value="-0.0576866330999599">
            <text:p>-5.769E-02</text:p>
          </table:table-cell>
          <table:table-cell table:formula="of:=[.B128]-[.B127]" office:value-type="float" office:value="-0.0595072720927901">
            <text:p>-5.951E-02</text:p>
          </table:table-cell>
          <table:table-cell table:style-name="ce4" table:formula="of:=2*(([.C129]-[.C128])/[.D128]+([.C127]-[.C128])/[.E128])/([.D128]+[.E128])" office:value-type="float" office:value="0.0564487192876188">
            <text:p>5.645E-02</text:p>
          </table:table-cell>
          <table:table-cell table:style-name="ce4" table:formula="of:=[.F128]/[.C128]/600" office:value-type="float" office:value="0.000059394961781126">
            <text:p>5.939E-05</text:p>
          </table:table-cell>
          <table:table-cell/>
          <table:table-cell office:value-type="float" office:value="0.530369579124946">
            <text:p>5.304E-01</text:p>
          </table:table-cell>
          <table:table-cell office:value-type="float" office:value="1.58399291777294">
            <text:p>1.584E+00</text:p>
          </table:table-cell>
          <table:table-cell table:style-name="ce4" office:value-type="float" office:value="0.0564487192879312">
            <text:p>5.645E-02</text:p>
          </table:table-cell>
        </table:table-row>
        <table:table-row table:style-name="ro1">
          <table:table-cell office:value-type="float" office:value="0.547108492188115">
            <text:p>5.471E-01</text:p>
          </table:table-cell>
          <table:table-cell table:formula="of:=1/[.A129]" office:value-type="float" office:value="1.82779104012914">
            <text:p>1.828E+00</text:p>
          </table:table-cell>
          <table:table-cell office:value-type="float" office:value="1.57877291264599">
            <text:p>1.579E+00</text:p>
          </table:table-cell>
          <table:table-cell table:formula="of:=[.B130]-[.B129]" office:value-type="float" office:value="-0.0559216969855416">
            <text:p>-5.592E-02</text:p>
          </table:table-cell>
          <table:table-cell table:formula="of:=[.B129]-[.B128]" office:value-type="float" office:value="-0.0576866330999599">
            <text:p>-5.769E-02</text:p>
          </table:table-cell>
          <table:table-cell table:style-name="ce4" table:formula="of:=2*(([.C130]-[.C129])/[.D129]+([.C128]-[.C129])/[.E129])/([.D129]+[.E129])" office:value-type="float" office:value="0.0608795827618035">
            <text:p>6.088E-02</text:p>
          </table:table-cell>
          <table:table-cell table:style-name="ce4" table:formula="of:=[.F129]/[.C129]/600" office:value-type="float" office:value="0.0000642688827867066">
            <text:p>6.427E-05</text:p>
          </table:table-cell>
          <table:table-cell/>
          <table:table-cell office:value-type="float" office:value="0.547108492188115">
            <text:p>5.471E-01</text:p>
          </table:table-cell>
          <table:table-cell office:value-type="float" office:value="1.57877291264599">
            <text:p>1.579E+00</text:p>
          </table:table-cell>
          <table:table-cell table:style-name="ce4" office:value-type="float" office:value="0.0608795827626755">
            <text:p>6.088E-02</text:p>
          </table:table-cell>
        </table:table-row>
        <table:table-row table:style-name="ro1">
          <table:table-cell office:value-type="float" office:value="0.564375699522985">
            <text:p>5.644E-01</text:p>
          </table:table-cell>
          <table:table-cell table:formula="of:=1/[.A130]" office:value-type="float" office:value="1.7718693431436">
            <text:p>1.772E+00</text:p>
          </table:table-cell>
          <table:table-cell office:value-type="float" office:value="1.57390600399224">
            <text:p>1.574E+00</text:p>
          </table:table-cell>
          <table:table-cell table:formula="of:=[.B131]-[.B130]" office:value-type="float" office:value="-0.0542107595068648">
            <text:p>-5.421E-02</text:p>
          </table:table-cell>
          <table:table-cell table:formula="of:=[.B130]-[.B129]" office:value-type="float" office:value="-0.0559216969855416">
            <text:p>-5.592E-02</text:p>
          </table:table-cell>
          <table:table-cell table:style-name="ce4" table:formula="of:=2*(([.C131]-[.C130])/[.D130]+([.C129]-[.C130])/[.E130])/([.D130]+[.E130])" office:value-type="float" office:value="0.0656541304256113">
            <text:p>6.565E-02</text:p>
          </table:table-cell>
          <table:table-cell table:style-name="ce4" table:formula="of:=[.F130]/[.C130]/600" office:value-type="float" office:value="0.0000695235614018864">
            <text:p>6.952E-05</text:p>
          </table:table-cell>
          <table:table-cell/>
          <table:table-cell office:value-type="float" office:value="0.564375699522985">
            <text:p>5.644E-01</text:p>
          </table:table-cell>
          <table:table-cell office:value-type="float" office:value="1.57390600399224">
            <text:p>1.574E+00</text:p>
          </table:table-cell>
          <table:table-cell table:style-name="ce4" office:value-type="float" office:value="0.0656541304250383">
            <text:p>6.565E-02</text:p>
          </table:table-cell>
        </table:table-row>
        <table:table-row table:style-name="ro1">
          <table:table-cell office:value-type="float" office:value="0.582187874544159">
            <text:p>5.822E-01</text:p>
          </table:table-cell>
          <table:table-cell table:formula="of:=1/[.A131]" office:value-type="float" office:value="1.71765858363673">
            <text:p>1.718E+00</text:p>
          </table:table-cell>
          <table:table-cell office:value-type="float" office:value="1.5693839890861">
            <text:p>1.569E+00</text:p>
          </table:table-cell>
          <table:table-cell table:formula="of:=[.B132]-[.B131]" office:value-type="float" office:value="-0.0525521685629689">
            <text:p>-5.255E-02</text:p>
          </table:table-cell>
          <table:table-cell table:formula="of:=[.B131]-[.B130]" office:value-type="float" office:value="-0.0542107595068648">
            <text:p>-5.421E-02</text:p>
          </table:table-cell>
          <table:table-cell table:style-name="ce4" table:formula="of:=2*(([.C132]-[.C131])/[.D131]+([.C130]-[.C131])/[.E131])/([.D131]+[.E131])" office:value-type="float" office:value="0.0707983310838328">
            <text:p>7.080E-02</text:p>
          </table:table-cell>
          <table:table-cell table:style-name="ce4" table:formula="of:=[.F131]/[.C131]/600" office:value-type="float" office:value="0.0000751869646266546">
            <text:p>7.519E-05</text:p>
          </table:table-cell>
          <table:table-cell/>
          <table:table-cell office:value-type="float" office:value="0.582187874544159">
            <text:p>5.822E-01</text:p>
          </table:table-cell>
          <table:table-cell office:value-type="float" office:value="1.5693839890861">
            <text:p>1.569E+00</text:p>
          </table:table-cell>
          <table:table-cell table:style-name="ce4" office:value-type="float" office:value="0.0707983310836484">
            <text:p>7.080E-02</text:p>
          </table:table-cell>
        </table:table-row>
        <table:table-row table:style-name="ro1">
          <table:table-cell office:value-type="float" office:value="0.600562216893327">
            <text:p>6.006E-01</text:p>
          </table:table-cell>
          <table:table-cell table:formula="of:=1/[.A132]" office:value-type="float" office:value="1.66510641507376">
            <text:p>1.665E+00</text:p>
          </table:table-cell>
          <table:table-cell office:value-type="float" office:value="1.56519893767638">
            <text:p>1.565E+00</text:p>
          </table:table-cell>
          <table:table-cell table:formula="of:=[.B133]-[.B132]" office:value-type="float" office:value="-0.0509443225992936">
            <text:p>-5.094E-02</text:p>
          </table:table-cell>
          <table:table-cell table:formula="of:=[.B132]-[.B131]" office:value-type="float" office:value="-0.0525521685629689">
            <text:p>-5.255E-02</text:p>
          </table:table-cell>
          <table:table-cell table:style-name="ce4" table:formula="of:=2*(([.C133]-[.C132])/[.D132]+([.C131]-[.C132])/[.E132])/([.D132]+[.E132])" office:value-type="float" office:value="0.0763400540242072">
            <text:p>7.634E-02</text:p>
          </table:table-cell>
          <table:table-cell table:style-name="ce4" table:formula="of:=[.F132]/[.C132]/600" office:value-type="float" office:value="0.0000812889788709947">
            <text:p>8.129E-05</text:p>
          </table:table-cell>
          <table:table-cell/>
          <table:table-cell office:value-type="float" office:value="0.600562216893327">
            <text:p>6.006E-01</text:p>
          </table:table-cell>
          <table:table-cell office:value-type="float" office:value="1.56519893767638">
            <text:p>1.565E+00</text:p>
          </table:table-cell>
          <table:table-cell table:style-name="ce4" office:value-type="float" office:value="0.0763400540235815">
            <text:p>7.634E-02</text:p>
          </table:table-cell>
        </table:table-row>
        <table:table-row table:style-name="ro1">
          <table:table-cell office:value-type="float" office:value="0.619516469047433">
            <text:p>6.195E-01</text:p>
          </table:table-cell>
          <table:table-cell table:formula="of:=1/[.A133]" office:value-type="float" office:value="1.61416209247447">
            <text:p>1.614E+00</text:p>
          </table:table-cell>
          <table:table-cell office:value-type="float" office:value="1.56134318260483">
            <text:p>1.561E+00</text:p>
          </table:table-cell>
          <table:table-cell table:formula="of:=[.B134]-[.B133]" office:value-type="float" office:value="-0.049385669061232">
            <text:p>-4.939E-02</text:p>
          </table:table-cell>
          <table:table-cell table:formula="of:=[.B133]-[.B132]" office:value-type="float" office:value="-0.0509443225992936">
            <text:p>-5.094E-02</text:p>
          </table:table-cell>
          <table:table-cell table:style-name="ce4" table:formula="of:=2*(([.C134]-[.C133])/[.D133]+([.C132]-[.C133])/[.E133])/([.D133]+[.E133])" office:value-type="float" office:value="0.0823092041859146">
            <text:p>8.231E-02</text:p>
          </table:table-cell>
          <table:table-cell table:style-name="ce4" table:formula="of:=[.F133]/[.C133]/600" office:value-type="float" office:value="0.00008786153390548">
            <text:p>8.786E-05</text:p>
          </table:table-cell>
          <table:table-cell/>
          <table:table-cell office:value-type="float" office:value="0.619516469047433">
            <text:p>6.195E-01</text:p>
          </table:table-cell>
          <table:table-cell office:value-type="float" office:value="1.56134318260483">
            <text:p>1.561E+00</text:p>
          </table:table-cell>
          <table:table-cell table:style-name="ce4" office:value-type="float" office:value="0.0823092041858618">
            <text:p>8.231E-02</text:p>
          </table:table-cell>
        </table:table-row>
        <table:table-row table:style-name="ro1">
          <table:table-cell office:value-type="float" office:value="0.63906893345102">
            <text:p>6.391E-01</text:p>
          </table:table-cell>
          <table:table-cell table:formula="of:=1/[.A134]" office:value-type="float" office:value="1.56477642341324">
            <text:p>1.565E+00</text:p>
          </table:table-cell>
          <table:table-cell office:value-type="float" office:value="1.5578093107137">
            <text:p>1.558E+00</text:p>
          </table:table-cell>
          <table:table-cell table:formula="of:=[.B135]-[.B134]" office:value-type="float" office:value="-0.0478747028949511">
            <text:p>-4.787E-02</text:p>
          </table:table-cell>
          <table:table-cell table:formula="of:=[.B134]-[.B133]" office:value-type="float" office:value="-0.049385669061232">
            <text:p>-4.939E-02</text:p>
          </table:table-cell>
          <table:table-cell table:style-name="ce4" table:formula="of:=2*(([.C135]-[.C134])/[.D134]+([.C133]-[.C134])/[.E134])/([.D134]+[.E134])" office:value-type="float" office:value="0.0887378667563647">
            <text:p>8.874E-02</text:p>
          </table:table-cell>
          <table:table-cell table:style-name="ce4" table:formula="of:=[.F134]/[.C134]/600" office:value-type="float" office:value="0.0000949387345272596">
            <text:p>9.494E-05</text:p>
          </table:table-cell>
          <table:table-cell/>
          <table:table-cell office:value-type="float" office:value="0.63906893345102">
            <text:p>6.391E-01</text:p>
          </table:table-cell>
          <table:table-cell office:value-type="float" office:value="1.5578093107137">
            <text:p>1.558E+00</text:p>
          </table:table-cell>
          <table:table-cell table:style-name="ce4" office:value-type="float" office:value="0.0887378667583729">
            <text:p>8.874E-02</text:p>
          </table:table-cell>
        </table:table-row>
        <table:table-row table:style-name="ro1">
          <table:table-cell office:value-type="float" office:value="0.659238490189282">
            <text:p>6.592E-01</text:p>
          </table:table-cell>
          <table:table-cell table:formula="of:=1/[.A135]" office:value-type="float" office:value="1.51690172051829">
            <text:p>1.517E+00</text:p>
          </table:table-cell>
          <table:table-cell office:value-type="float" office:value="1.55459015403544">
            <text:p>1.555E+00</text:p>
          </table:table-cell>
          <table:table-cell table:formula="of:=[.B136]-[.B135]" office:value-type="float" office:value="-0.0464099650940832">
            <text:p>-4.641E-02</text:p>
          </table:table-cell>
          <table:table-cell table:formula="of:=[.B135]-[.B134]" office:value-type="float" office:value="-0.0478747028949511">
            <text:p>-4.787E-02</text:p>
          </table:table-cell>
          <table:table-cell table:style-name="ce4" table:formula="of:=2*(([.C136]-[.C135])/[.D135]+([.C134]-[.C135])/[.E135])/([.D135]+[.E135])" office:value-type="float" office:value="0.0956604618016377">
            <text:p>9.566E-02</text:p>
          </table:table-cell>
          <table:table-cell table:style-name="ce4" table:formula="of:=[.F135]/[.C135]/600" office:value-type="float" office:value="0.000102557000370076">
            <text:p>1.026E-04</text:p>
          </table:table-cell>
          <table:table-cell/>
          <table:table-cell office:value-type="float" office:value="0.659238490189282">
            <text:p>6.592E-01</text:p>
          </table:table-cell>
          <table:table-cell office:value-type="float" office:value="1.55459015403544">
            <text:p>1.555E+00</text:p>
          </table:table-cell>
          <table:table-cell table:style-name="ce4" office:value-type="float" office:value="0.0956604617998695">
            <text:p>9.566E-02</text:p>
          </table:table-cell>
        </table:table-row>
        <table:table-row table:style-name="ro1">
          <table:table-cell office:value-type="float" office:value="0.680044615218888">
            <text:p>6.800E-01</text:p>
          </table:table-cell>
          <table:table-cell table:formula="of:=1/[.A136]" office:value-type="float" office:value="1.4704917554242">
            <text:p>1.470E+00</text:p>
          </table:table-cell>
          <table:table-cell office:value-type="float" office:value="1.55167878125767">
            <text:p>1.552E+00</text:p>
          </table:table-cell>
          <table:table-cell table:formula="of:=[.B137]-[.B136]" office:value-type="float" office:value="-0.0449900412909117">
            <text:p>-4.499E-02</text:p>
          </table:table-cell>
          <table:table-cell table:formula="of:=[.B136]-[.B135]" office:value-type="float" office:value="-0.0464099650940832">
            <text:p>-4.641E-02</text:p>
          </table:table-cell>
          <table:table-cell table:style-name="ce4" table:formula="of:=2*(([.C137]-[.C136])/[.D136]+([.C135]-[.C136])/[.E136])/([.D136]+[.E136])" office:value-type="float" office:value="0.103113909582062">
            <text:p>1.031E-01</text:p>
          </table:table-cell>
          <table:table-cell table:style-name="ce4" table:formula="of:=[.F136]/[.C136]/600" office:value-type="float" office:value="0.000110755214317496">
            <text:p>1.108E-04</text:p>
          </table:table-cell>
          <table:table-cell/>
          <table:table-cell office:value-type="float" office:value="0.680044615218888">
            <text:p>6.800E-01</text:p>
          </table:table-cell>
          <table:table-cell office:value-type="float" office:value="1.55167878125767">
            <text:p>1.552E+00</text:p>
          </table:table-cell>
          <table:table-cell table:style-name="ce4" office:value-type="float" office:value="0.103113909582958">
            <text:p>1.031E-01</text:p>
          </table:table-cell>
        </table:table-row>
        <table:table-row table:style-name="ro1">
          <table:table-cell office:value-type="float" office:value="0.701507399174193">
            <text:p>7.015E-01</text:p>
          </table:table-cell>
          <table:table-cell table:formula="of:=1/[.A137]" office:value-type="float" office:value="1.42550171413329">
            <text:p>1.426E+00</text:p>
          </table:table-cell>
          <table:table-cell office:value-type="float" office:value="1.54906848945652">
            <text:p>1.549E+00</text:p>
          </table:table-cell>
          <table:table-cell table:formula="of:=[.B138]-[.B137]" office:value-type="float" office:value="-0.0436135603906342">
            <text:p>-4.361E-02</text:p>
          </table:table-cell>
          <table:table-cell table:formula="of:=[.B137]-[.B136]" office:value-type="float" office:value="-0.0449900412909117">
            <text:p>-4.499E-02</text:p>
          </table:table-cell>
          <table:table-cell table:style-name="ce4" table:formula="of:=2*(([.C138]-[.C137])/[.D137]+([.C136]-[.C137])/[.E137])/([.D137]+[.E137])" office:value-type="float" office:value="0.111137807405779">
            <text:p>1.111E-01</text:p>
          </table:table-cell>
          <table:table-cell table:style-name="ce4" table:formula="of:=[.F137]/[.C137]/600" office:value-type="float" office:value="0.000119574880175">
            <text:p>1.196E-04</text:p>
          </table:table-cell>
          <table:table-cell/>
          <table:table-cell office:value-type="float" office:value="0.701507399174193">
            <text:p>7.015E-01</text:p>
          </table:table-cell>
          <table:table-cell office:value-type="float" office:value="1.54906848945652">
            <text:p>1.549E+00</text:p>
          </table:table-cell>
          <table:table-cell table:style-name="ce4" office:value-type="float" office:value="0.111137807403367">
            <text:p>1.111E-01</text:p>
          </table:table-cell>
        </table:table-row>
        <table:table-row table:style-name="ro1">
          <table:table-cell office:value-type="float" office:value="0.723647566766988">
            <text:p>7.236E-01</text:p>
          </table:table-cell>
          <table:table-cell table:formula="of:=1/[.A138]" office:value-type="float" office:value="1.38188815374266">
            <text:p>1.382E+00</text:p>
          </table:table-cell>
          <table:table-cell office:value-type="float" office:value="1.5467527960917">
            <text:p>1.547E+00</text:p>
          </table:table-cell>
          <table:table-cell table:formula="of:=[.B139]-[.B138]" office:value-type="float" office:value="-0.0422791932474111">
            <text:p>-4.228E-02</text:p>
          </table:table-cell>
          <table:table-cell table:formula="of:=[.B138]-[.B137]" office:value-type="float" office:value="-0.0436135603906342">
            <text:p>-4.361E-02</text:p>
          </table:table-cell>
          <table:table-cell table:style-name="ce4" table:formula="of:=2*(([.C139]-[.C138])/[.D138]+([.C137]-[.C138])/[.E138])/([.D138]+[.E138])" office:value-type="float" office:value="0.119774618594878">
            <text:p>1.198E-01</text:p>
          </table:table-cell>
          <table:table-cell table:style-name="ce4" table:formula="of:=[.F138]/[.C138]/600" office:value-type="float" office:value="0.000129060289937217">
            <text:p>1.291E-04</text:p>
          </table:table-cell>
          <table:table-cell/>
          <table:table-cell office:value-type="float" office:value="0.723647566766988">
            <text:p>7.236E-01</text:p>
          </table:table-cell>
          <table:table-cell office:value-type="float" office:value="1.5467527960917">
            <text:p>1.547E+00</text:p>
          </table:table-cell>
          <table:table-cell table:style-name="ce4" office:value-type="float" office:value="0.119774618599719">
            <text:p>1.198E-01</text:p>
          </table:table-cell>
        </table:table-row>
        <table:table-row table:style-name="ro1">
          <table:table-cell office:value-type="float" office:value="0.746486496798517">
            <text:p>7.465E-01</text:p>
          </table:table-cell>
          <table:table-cell table:formula="of:=1/[.A139]" office:value-type="float" office:value="1.33960896049525">
            <text:p>1.340E+00</text:p>
          </table:table-cell>
          <table:table-cell office:value-type="float" office:value="1.54472543125646">
            <text:p>1.545E+00</text:p>
          </table:table-cell>
          <table:table-cell table:formula="of:=[.B140]-[.B139]" office:value-type="float" office:value="-0.0409856513809361">
            <text:p>-4.099E-02</text:p>
          </table:table-cell>
          <table:table-cell table:formula="of:=[.B139]-[.B138]" office:value-type="float" office:value="-0.0422791932474111">
            <text:p>-4.228E-02</text:p>
          </table:table-cell>
          <table:table-cell table:style-name="ce4" table:formula="of:=2*(([.C140]-[.C139])/[.D139]+([.C138]-[.C139])/[.E139])/([.D139]+[.E139])" office:value-type="float" office:value="0.129069874658615">
            <text:p>1.291E-01</text:p>
          </table:table-cell>
          <table:table-cell table:style-name="ce4" table:formula="of:=[.F139]/[.C139]/600" office:value-type="float" office:value="0.000139258701521723">
            <text:p>1.393E-04</text:p>
          </table:table-cell>
          <table:table-cell/>
          <table:table-cell office:value-type="float" office:value="0.746486496798517">
            <text:p>7.465E-01</text:p>
          </table:table-cell>
          <table:table-cell office:value-type="float" office:value="1.54472543125646">
            <text:p>1.545E+00</text:p>
          </table:table-cell>
          <table:table-cell table:style-name="ce4" office:value-type="float" office:value="0.1290698746552">
            <text:p>1.291E-01</text:p>
          </table:table-cell>
        </table:table-row>
        <table:table-row table:style-name="ro1">
          <table:table-cell office:value-type="float" office:value="0.770046242803097">
            <text:p>7.700E-01</text:p>
          </table:table-cell>
          <table:table-cell table:formula="of:=1/[.A140]" office:value-type="float" office:value="1.29862330911431">
            <text:p>1.299E+00</text:p>
          </table:table-cell>
          <table:table-cell office:value-type="float" office:value="1.54298033017597">
            <text:p>1.543E+00</text:p>
          </table:table-cell>
          <table:table-cell table:formula="of:=[.B141]-[.B140]" office:value-type="float" office:value="-0.0397316857322605">
            <text:p>-3.973E-02</text:p>
          </table:table-cell>
          <table:table-cell table:formula="of:=[.B140]-[.B139]" office:value-type="float" office:value="-0.0409856513809361">
            <text:p>-4.099E-02</text:p>
          </table:table-cell>
          <table:table-cell table:style-name="ce4" table:formula="of:=2*(([.C141]-[.C140])/[.D140]+([.C139]-[.C140])/[.E140])/([.D140]+[.E140])" office:value-type="float" office:value="0.139072391214391">
            <text:p>1.391E-01</text:p>
          </table:table-cell>
          <table:table-cell table:style-name="ce4" table:formula="of:=[.F140]/[.C140]/600" office:value-type="float" office:value="0.00015022052722099">
            <text:p>1.502E-04</text:p>
          </table:table-cell>
          <table:table-cell/>
          <table:table-cell office:value-type="float" office:value="0.770046242803097">
            <text:p>7.700E-01</text:p>
          </table:table-cell>
          <table:table-cell office:value-type="float" office:value="1.54298033017597">
            <text:p>1.543E+00</text:p>
          </table:table-cell>
          <table:table-cell table:style-name="ce4" office:value-type="float" office:value="0.139072391211316">
            <text:p>1.391E-01</text:p>
          </table:table-cell>
        </table:table-row>
        <table:table-row table:style-name="ro1">
          <table:table-cell office:value-type="float" office:value="0.794349554343264">
            <text:p>7.943E-01</text:p>
          </table:table-cell>
          <table:table-cell table:formula="of:=1/[.A141]" office:value-type="float" office:value="1.25889162338205">
            <text:p>1.259E+00</text:p>
          </table:table-cell>
          <table:table-cell office:value-type="float" office:value="1.54151162594736">
            <text:p>1.542E+00</text:p>
          </table:table-cell>
          <table:table-cell table:formula="of:=[.B142]-[.B141]" office:value-type="float" office:value="-0.0385160854576867">
            <text:p>-3.852E-02</text:p>
          </table:table-cell>
          <table:table-cell table:formula="of:=[.B141]-[.B140]" office:value-type="float" office:value="-0.0397316857322605">
            <text:p>-3.973E-02</text:p>
          </table:table-cell>
          <table:table-cell table:style-name="ce4" table:formula="of:=2*(([.C142]-[.C141])/[.D141]+([.C140]-[.C141])/[.E141])/([.D141]+[.E141])" office:value-type="float" office:value="0.149834499006071">
            <text:p>1.498E-01</text:p>
          </table:table-cell>
          <table:table-cell table:style-name="ce4" table:formula="of:=[.F141]/[.C141]/600" office:value-type="float" office:value="0.000161999533968254">
            <text:p>1.620E-04</text:p>
          </table:table-cell>
          <table:table-cell/>
          <table:table-cell office:value-type="float" office:value="0.794349554343264">
            <text:p>7.943E-01</text:p>
          </table:table-cell>
          <table:table-cell office:value-type="float" office:value="1.54151162594736">
            <text:p>1.542E+00</text:p>
          </table:table-cell>
          <table:table-cell table:style-name="ce4" office:value-type="float" office:value="0.149834499011726">
            <text:p>1.498E-01</text:p>
          </table:table-cell>
        </table:table-row>
        <table:table-row table:style-name="ro1">
          <table:table-cell office:value-type="float" office:value="0.819419898977013">
            <text:p>8.194E-01</text:p>
          </table:table-cell>
          <table:table-cell table:formula="of:=1/[.A142]" office:value-type="float" office:value="1.22037553792436">
            <text:p>1.220E+00</text:p>
          </table:table-cell>
          <table:table-cell office:value-type="float" office:value="1.54031364251512">
            <text:p>1.540E+00</text:p>
          </table:table-cell>
          <table:table-cell table:formula="of:=[.B143]-[.B142]" office:value-type="float" office:value="-0.037337676759567">
            <text:p>-3.734E-02</text:p>
          </table:table-cell>
          <table:table-cell table:formula="of:=[.B142]-[.B141]" office:value-type="float" office:value="-0.0385160854576867">
            <text:p>-3.852E-02</text:p>
          </table:table-cell>
          <table:table-cell table:style-name="ce4" table:formula="of:=2*(([.C143]-[.C142])/[.D142]+([.C141]-[.C142])/[.E142])/([.D142]+[.E142])" office:value-type="float" office:value="0.161412290693919">
            <text:p>1.614E-01</text:p>
          </table:table-cell>
          <table:table-cell table:style-name="ce4" table:formula="of:=[.F142]/[.C142]/600" office:value-type="float" office:value="0.000174653055757262">
            <text:p>1.747E-04</text:p>
          </table:table-cell>
          <table:table-cell/>
          <table:table-cell office:value-type="float" office:value="0.819419898977013">
            <text:p>8.194E-01</text:p>
          </table:table-cell>
          <table:table-cell office:value-type="float" office:value="1.54031364251512">
            <text:p>1.540E+00</text:p>
          </table:table-cell>
          <table:table-cell table:style-name="ce4" office:value-type="float" office:value="0.161412290688179">
            <text:p>1.614E-01</text:p>
          </table:table-cell>
        </table:table-row>
        <table:table-row table:style-name="ro1">
          <table:table-cell office:value-type="float" office:value="0.845281484918343">
            <text:p>8.453E-01</text:p>
          </table:table-cell>
          <table:table-cell table:formula="of:=1/[.A143]" office:value-type="float" office:value="1.1830378611648">
            <text:p>1.183E+00</text:p>
          </table:table-cell>
          <table:table-cell office:value-type="float" office:value="1.53938088787542">
            <text:p>1.539E+00</text:p>
          </table:table-cell>
          <table:table-cell table:formula="of:=[.B144]-[.B143]" office:value-type="float" office:value="-0.0361953217528661">
            <text:p>-3.620E-02</text:p>
          </table:table-cell>
          <table:table-cell table:formula="of:=[.B143]-[.B142]" office:value-type="float" office:value="-0.037337676759567">
            <text:p>-3.734E-02</text:p>
          </table:table-cell>
          <table:table-cell table:style-name="ce4" table:formula="of:=2*(([.C144]-[.C143])/[.D143]+([.C142]-[.C143])/[.E143])/([.D143]+[.E143])" office:value-type="float" office:value="0.173865884553845">
            <text:p>1.739E-01</text:p>
          </table:table-cell>
          <table:table-cell table:style-name="ce4" table:formula="of:=[.F143]/[.C143]/600" office:value-type="float" office:value="0.000188242219023743">
            <text:p>1.882E-04</text:p>
          </table:table-cell>
          <table:table-cell/>
          <table:table-cell office:value-type="float" office:value="0.845281484918343">
            <text:p>8.453E-01</text:p>
          </table:table-cell>
          <table:table-cell office:value-type="float" office:value="1.53938088787542">
            <text:p>1.539E+00</text:p>
          </table:table-cell>
          <table:table-cell table:style-name="ce4" office:value-type="float" office:value="0.173865884559427">
            <text:p>1.739E-01</text:p>
          </table:table-cell>
        </table:table-row>
        <table:table-row table:style-name="ro1">
          <table:table-cell office:value-type="float" office:value="0.871959284412987">
            <text:p>8.720E-01</text:p>
          </table:table-cell>
          <table:table-cell table:formula="of:=1/[.A144]" office:value-type="float" office:value="1.14684253941193">
            <text:p>1.147E+00</text:p>
          </table:table-cell>
          <table:table-cell office:value-type="float" office:value="1.53870804750293">
            <text:p>1.539E+00</text:p>
          </table:table-cell>
          <table:table-cell table:formula="of:=[.B145]-[.B144]" office:value-type="float" office:value="-0.0350879173664138">
            <text:p>-3.509E-02</text:p>
          </table:table-cell>
          <table:table-cell table:formula="of:=[.B144]-[.B143]" office:value-type="float" office:value="-0.0361953217528661">
            <text:p>-3.620E-02</text:p>
          </table:table-cell>
          <table:table-cell table:style-name="ce4" table:formula="of:=2*(([.C145]-[.C144])/[.D144]+([.C143]-[.C144])/[.E144])/([.D144]+[.E144])" office:value-type="float" office:value="0.187259706508003">
            <text:p>1.873E-01</text:p>
          </table:table-cell>
          <table:table-cell table:style-name="ce4" table:formula="of:=[.F144]/[.C144]/600" office:value-type="float" office:value="0.000202832182071939">
            <text:p>2.028E-04</text:p>
          </table:table-cell>
          <table:table-cell/>
          <table:table-cell office:value-type="float" office:value="0.871959284412987">
            <text:p>8.720E-01</text:p>
          </table:table-cell>
          <table:table-cell office:value-type="float" office:value="1.53870804750293">
            <text:p>1.539E+00</text:p>
          </table:table-cell>
          <table:table-cell table:style-name="ce4" office:value-type="float" office:value="0.187259706503441">
            <text:p>1.873E-01</text:p>
          </table:table-cell>
        </table:table-row>
        <table:table-row table:style-name="ro1">
          <table:table-cell office:value-type="float" office:value="0.899479057851903">
            <text:p>8.995E-01</text:p>
          </table:table-cell>
          <table:table-cell table:formula="of:=1/[.A145]" office:value-type="float" office:value="1.11175462204552">
            <text:p>1.112E+00</text:p>
          </table:table-cell>
          <table:table-cell office:value-type="float" office:value="1.53828997799414">
            <text:p>1.538E+00</text:p>
          </table:table-cell>
          <table:table-cell table:formula="of:=[.B146]-[.B145]" office:value-type="float" office:value="-0.034014394277758">
            <text:p>-3.401E-02</text:p>
          </table:table-cell>
          <table:table-cell table:formula="of:=[.B145]-[.B144]" office:value-type="float" office:value="-0.0350879173664138">
            <text:p>-3.509E-02</text:p>
          </table:table-cell>
          <table:table-cell table:style-name="ce4" table:formula="of:=2*(([.C146]-[.C145])/[.D145]+([.C144]-[.C145])/[.E145])/([.D145]+[.E145])" office:value-type="float" office:value="0.201662791186654">
            <text:p>2.017E-01</text:p>
          </table:table-cell>
          <table:table-cell table:style-name="ce4" table:formula="of:=[.F145]/[.C145]/600" office:value-type="float" office:value="0.000218492388812168">
            <text:p>2.185E-04</text:p>
          </table:table-cell>
          <table:table-cell/>
          <table:table-cell office:value-type="float" office:value="0.899479057851903">
            <text:p>8.995E-01</text:p>
          </table:table-cell>
          <table:table-cell office:value-type="float" office:value="1.53828997799414">
            <text:p>1.538E+00</text:p>
          </table:table-cell>
          <table:table-cell table:style-name="ce4" office:value-type="float" office:value="0.20166279119243">
            <text:p>2.017E-01</text:p>
          </table:table-cell>
        </table:table-row>
        <table:table-row table:style-name="ro1">
          <table:table-cell office:value-type="float" office:value="0.927867378645802">
            <text:p>9.279E-01</text:p>
          </table:table-cell>
          <table:table-cell table:formula="of:=1/[.A146]" office:value-type="float" office:value="1.07774022776776">
            <text:p>1.078E+00</text:p>
          </table:table-cell>
          <table:table-cell office:value-type="float" office:value="1.53812170092085">
            <text:p>1.538E+00</text:p>
          </table:table-cell>
          <table:table-cell table:formula="of:=[.B147]-[.B146]" office:value-type="float" office:value="-0.0329737158806171">
            <text:p>-3.297E-02</text:p>
          </table:table-cell>
          <table:table-cell table:formula="of:=[.B146]-[.B145]" office:value-type="float" office:value="-0.034014394277758">
            <text:p>-3.401E-02</text:p>
          </table:table-cell>
          <table:table-cell table:style-name="ce4" table:formula="of:=2*(([.C147]-[.C146])/[.D146]+([.C145]-[.C146])/[.E146])/([.D146]+[.E146])" office:value-type="float" office:value="0.217149103932047">
            <text:p>2.171E-01</text:p>
          </table:table-cell>
          <table:table-cell table:style-name="ce4" table:formula="of:=[.F146]/[.C146]/600" office:value-type="float" office:value="0.00023529683834732">
            <text:p>2.353E-04</text:p>
          </table:table-cell>
          <table:table-cell/>
          <table:table-cell office:value-type="float" office:value="0.927867378645802">
            <text:p>9.279E-01</text:p>
          </table:table-cell>
          <table:table-cell office:value-type="float" office:value="1.53812170092085">
            <text:p>1.538E+00</text:p>
          </table:table-cell>
          <table:table-cell table:style-name="ce4" office:value-type="float" office:value="0.217149103927929">
            <text:p>2.171E-01</text:p>
          </table:table-cell>
        </table:table-row>
        <table:table-row table:style-name="ro1">
          <table:table-cell office:value-type="float" office:value="0.957151658884739">
            <text:p>9.572E-01</text:p>
          </table:table-cell>
          <table:table-cell table:formula="of:=1/[.A147]" office:value-type="float" office:value="1.04476651188714">
            <text:p>1.045E+00</text:p>
          </table:table-cell>
          <table:table-cell office:value-type="float" office:value="1.53819839688802">
            <text:p>1.538E+00</text:p>
          </table:table-cell>
          <table:table-cell table:formula="of:=[.B148]-[.B147]" office:value-type="float" office:value="-0.03196487728393">
            <text:p>-3.196E-02</text:p>
          </table:table-cell>
          <table:table-cell table:formula="of:=[.B147]-[.B146]" office:value-type="float" office:value="-0.0329737158806171">
            <text:p>-3.297E-02</text:p>
          </table:table-cell>
          <table:table-cell table:style-name="ce4" table:formula="of:=2*(([.C148]-[.C147])/[.D147]+([.C146]-[.C147])/[.E147])/([.D147]+[.E147])" office:value-type="float" office:value="0.233797884513249">
            <text:p>2.338E-01</text:p>
          </table:table-cell>
          <table:table-cell table:style-name="ce4" table:formula="of:=[.F147]/[.C147]/600" office:value-type="float" office:value="0.000253324370668801">
            <text:p>2.533E-04</text:p>
          </table:table-cell>
          <table:table-cell/>
          <table:table-cell office:value-type="float" office:value="0.957151658884739">
            <text:p>9.572E-01</text:p>
          </table:table-cell>
          <table:table-cell office:value-type="float" office:value="1.53819839688802">
            <text:p>1.538E+00</text:p>
          </table:table-cell>
          <table:table-cell table:style-name="ce4" office:value-type="float" office:value="0.233797884514726">
            <text:p>2.338E-01</text:p>
          </table:table-cell>
        </table:table-row>
        <table:table-row table:style-name="ro1">
          <table:table-cell office:value-type="float" office:value="0.987360175807549">
            <text:p>9.874E-01</text:p>
          </table:table-cell>
          <table:table-cell table:formula="of:=1/[.A148]" office:value-type="float" office:value="1.01280163460321">
            <text:p>1.013E+00</text:p>
          </table:table-cell>
          <table:table-cell office:value-type="float" office:value="1.53851539978989">
            <text:p>1.539E+00</text:p>
          </table:table-cell>
          <table:table-cell table:formula="of:=[.B149]-[.B148]" office:value-type="float" office:value="-0.0309869043415073">
            <text:p>-3.099E-02</text:p>
          </table:table-cell>
          <table:table-cell table:formula="of:=[.B148]-[.B147]" office:value-type="float" office:value="-0.03196487728393">
            <text:p>-3.196E-02</text:p>
          </table:table-cell>
          <table:table-cell table:style-name="ce4" table:formula="of:=2*(([.C149]-[.C148])/[.D148]+([.C147]-[.C148])/[.E148])/([.D148]+[.E148])" office:value-type="float" office:value="0.251694014633163">
            <text:p>2.517E-01</text:p>
          </table:table-cell>
          <table:table-cell table:style-name="ce4" table:formula="of:=[.F148]/[.C148]/600" office:value-type="float" office:value="0.000272658970099287">
            <text:p>2.727E-04</text:p>
          </table:table-cell>
          <table:table-cell/>
          <table:table-cell office:value-type="float" office:value="0.987360175807549">
            <text:p>9.874E-01</text:p>
          </table:table-cell>
          <table:table-cell office:value-type="float" office:value="1.53851539978989">
            <text:p>1.539E+00</text:p>
          </table:table-cell>
          <table:table-cell table:style-name="ce4" office:value-type="float" office:value="0.251694014630949">
            <text:p>2.517E-01</text:p>
          </table:table-cell>
        </table:table-row>
        <table:table-row table:style-name="ro1">
          <table:table-cell office:value-type="float" office:value="1.01852209910667">
            <text:p>1.019E+00</text:p>
          </table:table-cell>
          <table:table-cell table:formula="of:=1/[.A149]" office:value-type="float" office:value="0.981814730261704">
            <text:p>9.818E-01</text:p>
          </table:table-cell>
          <table:table-cell office:value-type="float" office:value="1.53906819125874">
            <text:p>1.539E+00</text:p>
          </table:table-cell>
          <table:table-cell table:formula="of:=[.B150]-[.B149]" office:value-type="float" office:value="-0.0300388527113884">
            <text:p>-3.004E-02</text:p>
          </table:table-cell>
          <table:table-cell table:formula="of:=[.B149]-[.B148]" office:value-type="float" office:value="-0.0309869043415073">
            <text:p>-3.099E-02</text:p>
          </table:table-cell>
          <table:table-cell table:style-name="ce4" table:formula="of:=2*(([.C150]-[.C149])/[.D149]+([.C148]-[.C149])/[.E149])/([.D149]+[.E149])" office:value-type="float" office:value="0.270928410258049">
            <text:p>2.709E-01</text:p>
          </table:table-cell>
          <table:table-cell table:style-name="ce4" table:formula="of:=[.F149]/[.C149]/600" office:value-type="float" office:value="0.000293390086933562">
            <text:p>2.934E-04</text:p>
          </table:table-cell>
          <table:table-cell/>
          <table:table-cell office:value-type="float" office:value="1.01852209910667">
            <text:p>1.019E+00</text:p>
          </table:table-cell>
          <table:table-cell office:value-type="float" office:value="1.53906819125874">
            <text:p>1.539E+00</text:p>
          </table:table-cell>
          <table:table-cell table:style-name="ce4" office:value-type="float" office:value="0.270928410264476">
            <text:p>2.709E-01</text:p>
          </table:table-cell>
        </table:table-row>
        <table:table-row table:style-name="ro1">
          <table:table-cell office:value-type="float" office:value="1.05066751909473">
            <text:p>1.051E+00</text:p>
          </table:table-cell>
          <table:table-cell table:formula="of:=1/[.A150]" office:value-type="float" office:value="0.951775877550316">
            <text:p>9.518E-01</text:p>
          </table:table-cell>
          <table:table-cell office:value-type="float" office:value="1.53985239530048">
            <text:p>1.540E+00</text:p>
          </table:table-cell>
          <table:table-cell table:formula="of:=[.B151]-[.B150]" office:value-type="float" office:value="-0.0291198069439864">
            <text:p>-2.912E-02</text:p>
          </table:table-cell>
          <table:table-cell table:formula="of:=[.B150]-[.B149]" office:value-type="float" office:value="-0.0300388527113884">
            <text:p>-3.004E-02</text:p>
          </table:table-cell>
          <table:table-cell table:style-name="ce4" table:formula="of:=2*(([.C151]-[.C150])/[.D150]+([.C149]-[.C150])/[.E150])/([.D150]+[.E150])" office:value-type="float" office:value="0.291598440916995">
            <text:p>2.916E-01</text:p>
          </table:table-cell>
          <table:table-cell table:style-name="ce4" table:formula="of:=[.F150]/[.C150]/600" office:value-type="float" office:value="0.000315612978887817">
            <text:p>3.156E-04</text:p>
          </table:table-cell>
          <table:table-cell/>
          <table:table-cell office:value-type="float" office:value="1.05066751909473">
            <text:p>1.051E+00</text:p>
          </table:table-cell>
          <table:table-cell office:value-type="float" office:value="1.53985239530048">
            <text:p>1.540E+00</text:p>
          </table:table-cell>
          <table:table-cell table:style-name="ce4" office:value-type="float" office:value="0.291598440910284">
            <text:p>2.916E-01</text:p>
          </table:table-cell>
        </table:table-row>
        <table:table-row table:style-name="ro1">
          <table:table-cell office:value-type="float" office:value="1.08382747576011">
            <text:p>1.084E+00</text:p>
          </table:table-cell>
          <table:table-cell table:formula="of:=1/[.A151]" office:value-type="float" office:value="0.922656070606329">
            <text:p>9.227E-01</text:p>
          </table:table-cell>
          <table:table-cell office:value-type="float" office:value="1.54086377311161">
            <text:p>1.541E+00</text:p>
          </table:table-cell>
          <table:table-cell table:formula="of:=[.B152]-[.B151]" office:value-type="float" office:value="-0.0282288795981138">
            <text:p>-2.823E-02</text:p>
          </table:table-cell>
          <table:table-cell table:formula="of:=[.B151]-[.B150]" office:value-type="float" office:value="-0.0291198069439864">
            <text:p>-2.912E-02</text:p>
          </table:table-cell>
          <table:table-cell table:style-name="ce4" table:formula="of:=2*(([.C152]-[.C151])/[.D151]+([.C150]-[.C151])/[.E151])/([.D151]+[.E151])" office:value-type="float" office:value="0.313808377306219">
            <text:p>3.138E-01</text:p>
          </table:table-cell>
          <table:table-cell table:style-name="ce4" table:formula="of:=[.F151]/[.C151]/600" office:value-type="float" office:value="0.000339429073032758">
            <text:p>3.394E-04</text:p>
          </table:table-cell>
          <table:table-cell/>
          <table:table-cell office:value-type="float" office:value="1.08382747576011">
            <text:p>1.084E+00</text:p>
          </table:table-cell>
          <table:table-cell office:value-type="float" office:value="1.54086377311161">
            <text:p>1.541E+00</text:p>
          </table:table-cell>
          <table:table-cell table:style-name="ce4" office:value-type="float" office:value="0.31380837730491">
            <text:p>3.138E-01</text:p>
          </table:table-cell>
        </table:table-row>
        <table:table-row table:style-name="ro1">
          <table:table-cell office:value-type="float" office:value="1.11803398873952">
            <text:p>1.118E+00</text:p>
          </table:table-cell>
          <table:table-cell table:formula="of:=1/[.A152]" office:value-type="float" office:value="0.894427191008216">
            <text:p>8.944E-01</text:p>
          </table:table-cell>
          <table:table-cell office:value-type="float" office:value="1.54209821807196">
            <text:p>1.542E+00</text:p>
          </table:table-cell>
          <table:table-cell table:formula="of:=[.B153]-[.B152]" office:value-type="float" office:value="-0.0273652103840377">
            <text:p>-2.737E-02</text:p>
          </table:table-cell>
          <table:table-cell table:formula="of:=[.B152]-[.B151]" office:value-type="float" office:value="-0.0282288795981138">
            <text:p>-2.823E-02</text:p>
          </table:table-cell>
          <table:table-cell table:style-name="ce4" table:formula="of:=2*(([.C153]-[.C152])/[.D152]+([.C151]-[.C152])/[.E152])/([.D152]+[.E152])" office:value-type="float" office:value="0.337669869645349">
            <text:p>3.377E-01</text:p>
          </table:table-cell>
          <table:table-cell table:style-name="ce4" table:formula="of:=[.F152]/[.C152]/600" office:value-type="float" office:value="0.000364946350031591">
            <text:p>3.649E-04</text:p>
          </table:table-cell>
          <table:table-cell/>
          <table:table-cell office:value-type="float" office:value="1.11803398873952">
            <text:p>1.118E+00</text:p>
          </table:table-cell>
          <table:table-cell office:value-type="float" office:value="1.54209821807196">
            <text:p>1.542E+00</text:p>
          </table:table-cell>
          <table:table-cell table:style-name="ce4" office:value-type="float" office:value="0.337669869645385">
            <text:p>3.377E-01</text:p>
          </table:table-cell>
        </table:table-row>
        <table:table-row table:style-name="ro1">
          <table:table-cell office:value-type="float" office:value="1.15332008823651">
            <text:p>1.153E+00</text:p>
          </table:table-cell>
          <table:table-cell table:formula="of:=1/[.A153]" office:value-type="float" office:value="0.867061980624178">
            <text:p>8.671E-01</text:p>
          </table:table-cell>
          <table:table-cell office:value-type="float" office:value="1.54355175090802">
            <text:p>1.544E+00</text:p>
          </table:table-cell>
          <table:table-cell table:formula="of:=[.B154]-[.B153]" office:value-type="float" office:value="-0.0265279653328052">
            <text:p>-2.653E-02</text:p>
          </table:table-cell>
          <table:table-cell table:formula="of:=[.B153]-[.B152]" office:value-type="float" office:value="-0.0273652103840377">
            <text:p>-2.737E-02</text:p>
          </table:table-cell>
          <table:table-cell table:style-name="ce4" table:formula="of:=2*(([.C154]-[.C153])/[.D153]+([.C152]-[.C153])/[.E153])/([.D153]+[.E153])" office:value-type="float" office:value="0.363302458256247">
            <text:p>3.633E-01</text:p>
          </table:table-cell>
          <table:table-cell table:style-name="ce4" table:formula="of:=[.F153]/[.C153]/600" office:value-type="float" office:value="0.000392279751383488">
            <text:p>3.923E-04</text:p>
          </table:table-cell>
          <table:table-cell/>
          <table:table-cell office:value-type="float" office:value="1.15332008823651">
            <text:p>1.153E+00</text:p>
          </table:table-cell>
          <table:table-cell office:value-type="float" office:value="1.54355175090802">
            <text:p>1.544E+00</text:p>
          </table:table-cell>
          <table:table-cell table:style-name="ce4" office:value-type="float" office:value="0.363302458260877">
            <text:p>3.633E-01</text:p>
          </table:table-cell>
        </table:table-row>
        <table:table-row table:style-name="ro1">
          <table:table-cell office:value-type="float" office:value="1.18971984691583">
            <text:p>1.190E+00</text:p>
          </table:table-cell>
          <table:table-cell table:formula="of:=1/[.A154]" office:value-type="float" office:value="0.840534015291373">
            <text:p>8.405E-01</text:p>
          </table:table-cell>
          <table:table-cell office:value-type="float" office:value="1.54522051502154">
            <text:p>1.545E+00</text:p>
          </table:table-cell>
          <table:table-cell table:formula="of:=[.B155]-[.B154]" office:value-type="float" office:value="-0.0257163359909256">
            <text:p>-2.572E-02</text:p>
          </table:table-cell>
          <table:table-cell table:formula="of:=[.B154]-[.B153]" office:value-type="float" office:value="-0.0265279653328052">
            <text:p>-2.653E-02</text:p>
          </table:table-cell>
          <table:table-cell table:style-name="ce4" table:formula="of:=2*(([.C155]-[.C154])/[.D154]+([.C153]-[.C154])/[.E154])/([.D154]+[.E154])" office:value-type="float" office:value="0.390834118983912">
            <text:p>3.908E-01</text:p>
          </table:table-cell>
          <table:table-cell table:style-name="ce4" table:formula="of:=[.F154]/[.C154]/600" office:value-type="float" office:value="0.000421551611549397">
            <text:p>4.216E-04</text:p>
          </table:table-cell>
          <table:table-cell/>
          <table:table-cell office:value-type="float" office:value="1.18971984691583">
            <text:p>1.190E+00</text:p>
          </table:table-cell>
          <table:table-cell office:value-type="float" office:value="1.54522051502154">
            <text:p>1.545E+00</text:p>
          </table:table-cell>
          <table:table-cell table:style-name="ce4" office:value-type="float" office:value="0.390834118985445">
            <text:p>3.908E-01</text:p>
          </table:table-cell>
        </table:table-row>
        <table:table-row table:style-name="ro1">
          <table:table-cell office:value-type="float" office:value="1.22726841280437">
            <text:p>1.227E+00</text:p>
          </table:table-cell>
          <table:table-cell table:formula="of:=1/[.A155]" office:value-type="float" office:value="0.814817679300447">
            <text:p>8.148E-01</text:p>
          </table:table-cell>
          <table:table-cell office:value-type="float" office:value="1.54710077197835">
            <text:p>1.547E+00</text:p>
          </table:table-cell>
          <table:table-cell table:formula="of:=[.B156]-[.B155]" office:value-type="float" office:value="-0.0249295386397554">
            <text:p>-2.493E-02</text:p>
          </table:table-cell>
          <table:table-cell table:formula="of:=[.B155]-[.B154]" office:value-type="float" office:value="-0.0257163359909256">
            <text:p>-2.572E-02</text:p>
          </table:table-cell>
          <table:table-cell table:style-name="ce4" table:formula="of:=2*(([.C156]-[.C155])/[.D155]+([.C154]-[.C155])/[.E155])/([.D155]+[.E155])" office:value-type="float" office:value="0.420401845492687">
            <text:p>4.204E-01</text:p>
          </table:table-cell>
          <table:table-cell table:style-name="ce4" table:formula="of:=[.F155]/[.C155]/600" office:value-type="float" office:value="0.000452892116130117">
            <text:p>4.529E-04</text:p>
          </table:table-cell>
          <table:table-cell/>
          <table:table-cell office:value-type="float" office:value="1.22726841280437">
            <text:p>1.227E+00</text:p>
          </table:table-cell>
          <table:table-cell office:value-type="float" office:value="1.54710077197835">
            <text:p>1.547E+00</text:p>
          </table:table-cell>
          <table:table-cell table:style-name="ce4" office:value-type="float" office:value="0.420401845482344">
            <text:p>4.204E-01</text:p>
          </table:table-cell>
        </table:table-row>
        <table:table-row table:style-name="ro1">
          <table:table-cell office:value-type="float" office:value="1.26600204323053">
            <text:p>1.266E+00</text:p>
          </table:table-cell>
          <table:table-cell table:formula="of:=1/[.A156]" office:value-type="float" office:value="0.789888140660692">
            <text:p>7.899E-01</text:p>
          </table:table-cell>
          <table:table-cell office:value-type="float" office:value="1.5491888971524">
            <text:p>1.549E+00</text:p>
          </table:table-cell>
          <table:table-cell table:formula="of:=[.B157]-[.B156]" office:value-type="float" office:value="-0.0241668135386954">
            <text:p>-2.417E-02</text:p>
          </table:table-cell>
          <table:table-cell table:formula="of:=[.B156]-[.B155]" office:value-type="float" office:value="-0.0249295386397554">
            <text:p>-2.493E-02</text:p>
          </table:table-cell>
          <table:table-cell table:style-name="ce4" table:formula="of:=2*(([.C157]-[.C156])/[.D156]+([.C155]-[.C156])/[.E156])/([.D156]+[.E156])" office:value-type="float" office:value="0.45215227100783">
            <text:p>4.522E-01</text:p>
          </table:table-cell>
          <table:table-cell table:style-name="ce4" table:formula="of:=[.F156]/[.C156]/600" office:value-type="float" office:value="0.000486439787769954">
            <text:p>4.864E-04</text:p>
          </table:table-cell>
          <table:table-cell/>
          <table:table-cell office:value-type="float" office:value="1.26600204323053">
            <text:p>1.266E+00</text:p>
          </table:table-cell>
          <table:table-cell office:value-type="float" office:value="1.5491888971524">
            <text:p>1.549E+00</text:p>
          </table:table-cell>
          <table:table-cell table:style-name="ce4" office:value-type="float" office:value="0.452152271018649">
            <text:p>4.522E-01</text:p>
          </table:table-cell>
        </table:table-row>
        <table:table-row table:style-name="ro1">
          <table:table-cell office:value-type="float" office:value="1.3059581398347">
            <text:p>1.306E+00</text:p>
          </table:table-cell>
          <table:table-cell table:formula="of:=1/[.A157]" office:value-type="float" office:value="0.765721327121996">
            <text:p>7.657E-01</text:p>
          </table:table-cell>
          <table:table-cell office:value-type="float" office:value="1.55148137552014">
            <text:p>1.551E+00</text:p>
          </table:table-cell>
          <table:table-cell table:formula="of:=[.B158]-[.B157]" office:value-type="float" office:value="-0.0234274241915859">
            <text:p>-2.343E-02</text:p>
          </table:table-cell>
          <table:table-cell table:formula="of:=[.B157]-[.B156]" office:value-type="float" office:value="-0.0241668135386954">
            <text:p>-2.417E-02</text:p>
          </table:table-cell>
          <table:table-cell table:style-name="ce4" table:formula="of:=2*(([.C158]-[.C157])/[.D157]+([.C156]-[.C157])/[.E157])/([.D157]+[.E157])" office:value-type="float" office:value="0.486242332327155">
            <text:p>4.862E-01</text:p>
          </table:table-cell>
          <table:table-cell table:style-name="ce4" table:formula="of:=[.F157]/[.C157]/600" office:value-type="float" office:value="0.000522342001650025">
            <text:p>5.223E-04</text:p>
          </table:table-cell>
          <table:table-cell/>
          <table:table-cell office:value-type="float" office:value="1.3059581398347">
            <text:p>1.306E+00</text:p>
          </table:table-cell>
          <table:table-cell office:value-type="float" office:value="1.55148137552014">
            <text:p>1.551E+00</text:p>
          </table:table-cell>
          <table:table-cell table:style-name="ce4" office:value-type="float" office:value="0.486242332328863">
            <text:p>4.862E-01</text:p>
          </table:table-cell>
        </table:table-row>
        <table:table-row table:style-name="ro1">
          <table:table-cell office:value-type="float" office:value="1.34717528468471">
            <text:p>1.347E+00</text:p>
          </table:table-cell>
          <table:table-cell table:formula="of:=1/[.A158]" office:value-type="float" office:value="0.74229390293041">
            <text:p>7.423E-01</text:p>
          </table:table-cell>
          <table:table-cell office:value-type="float" office:value="1.55397479760061">
            <text:p>1.554E+00</text:p>
          </table:table-cell>
          <table:table-cell table:formula="of:=[.B159]-[.B158]" office:value-type="float" office:value="-0.0227106566355411">
            <text:p>-2.271E-02</text:p>
          </table:table-cell>
          <table:table-cell table:formula="of:=[.B158]-[.B157]" office:value-type="float" office:value="-0.0234274241915859">
            <text:p>-2.343E-02</text:p>
          </table:table-cell>
          <table:table-cell table:style-name="ce4" table:formula="of:=2*(([.C159]-[.C158])/[.D158]+([.C157]-[.C158])/[.E158])/([.D158]+[.E158])" office:value-type="float" office:value="0.522839978307463">
            <text:p>5.228E-01</text:p>
          </table:table-cell>
          <table:table-cell table:style-name="ce4" table:formula="of:=[.F158]/[.C158]/600" office:value-type="float" office:value="0.000560755531679949">
            <text:p>5.608E-04</text:p>
          </table:table-cell>
          <table:table-cell/>
          <table:table-cell office:value-type="float" office:value="1.34717528468471">
            <text:p>1.347E+00</text:p>
          </table:table-cell>
          <table:table-cell office:value-type="float" office:value="1.55397479760061">
            <text:p>1.554E+00</text:p>
          </table:table-cell>
          <table:table-cell table:style-name="ce4" office:value-type="float" office:value="0.522839978301136">
            <text:p>5.228E-01</text:p>
          </table:table-cell>
        </table:table-row>
        <table:table-row table:style-name="ro1">
          <table:table-cell office:value-type="float" office:value="1.38969327753112">
            <text:p>1.390E+00</text:p>
          </table:table-cell>
          <table:table-cell table:formula="of:=1/[.A159]" office:value-type="float" office:value="0.719583246294869">
            <text:p>7.196E-01</text:p>
          </table:table-cell>
          <table:table-cell office:value-type="float" office:value="1.55666585553648">
            <text:p>1.557E+00</text:p>
          </table:table-cell>
          <table:table-cell table:formula="of:=[.B160]-[.B159]" office:value-type="float" office:value="-0.0220158187515392">
            <text:p>-2.202E-02</text:p>
          </table:table-cell>
          <table:table-cell table:formula="of:=[.B159]-[.B158]" office:value-type="float" office:value="-0.0227106566355411">
            <text:p>-2.271E-02</text:p>
          </table:table-cell>
          <table:table-cell table:style-name="ce4" table:formula="of:=2*(([.C160]-[.C159])/[.D159]+([.C158]-[.C159])/[.E159])/([.D159]+[.E159])" office:value-type="float" office:value="0.562124926575284">
            <text:p>5.621E-01</text:p>
          </table:table-cell>
          <table:table-cell table:style-name="ce4" table:formula="of:=[.F159]/[.C159]/600" office:value-type="float" office:value="0.000601847130065427">
            <text:p>6.018E-04</text:p>
          </table:table-cell>
          <table:table-cell/>
          <table:table-cell office:value-type="float" office:value="1.38969327753112">
            <text:p>1.390E+00</text:p>
          </table:table-cell>
          <table:table-cell office:value-type="float" office:value="1.55666585553648">
            <text:p>1.557E+00</text:p>
          </table:table-cell>
          <table:table-cell table:style-name="ce4" office:value-type="float" office:value="0.562124926568169">
            <text:p>5.621E-01</text:p>
          </table:table-cell>
        </table:table-row>
        <table:table-row table:style-name="ro1">
          <table:table-cell office:value-type="float" office:value="1.43355317423832">
            <text:p>1.434E+00</text:p>
          </table:table-cell>
          <table:table-cell table:formula="of:=1/[.A160]" office:value-type="float" office:value="0.69756742754333">
            <text:p>6.976E-01</text:p>
          </table:table-cell>
          <table:table-cell office:value-type="float" office:value="1.55955133931164">
            <text:p>1.560E+00</text:p>
          </table:table-cell>
          <table:table-cell table:formula="of:=[.B161]-[.B160]" office:value-type="float" office:value="-0.0213422395961096">
            <text:p>-2.134E-02</text:p>
          </table:table-cell>
          <table:table-cell table:formula="of:=[.B160]-[.B159]" office:value-type="float" office:value="-0.0220158187515392">
            <text:p>-2.202E-02</text:p>
          </table:table-cell>
          <table:table-cell table:style-name="ce4" table:formula="of:=2*(([.C161]-[.C160])/[.D160]+([.C159]-[.C160])/[.E160])/([.D160]+[.E160])" office:value-type="float" office:value="0.604289471070807">
            <text:p>6.043E-01</text:p>
          </table:table-cell>
          <table:table-cell table:style-name="ce4" table:formula="of:=[.F160]/[.C160]/600" office:value-type="float" office:value="0.00064579414159965">
            <text:p>6.458E-04</text:p>
          </table:table-cell>
          <table:table-cell/>
          <table:table-cell office:value-type="float" office:value="1.43355317423832">
            <text:p>1.434E+00</text:p>
          </table:table-cell>
          <table:table-cell office:value-type="float" office:value="1.55955133931164">
            <text:p>1.560E+00</text:p>
          </table:table-cell>
          <table:table-cell table:style-name="ce4" office:value-type="float" office:value="0.604289471090649">
            <text:p>6.043E-01</text:p>
          </table:table-cell>
        </table:table-row>
        <table:table-row table:style-name="ro1">
          <table:table-cell office:value-type="float" office:value="1.47879732642856">
            <text:p>1.479E+00</text:p>
          </table:table-cell>
          <table:table-cell table:formula="of:=1/[.A161]" office:value-type="float" office:value="0.67622518794722">
            <text:p>6.762E-01</text:p>
          </table:table-cell>
          <table:table-cell office:value-type="float" office:value="1.56262813310093">
            <text:p>1.563E+00</text:p>
          </table:table-cell>
          <table:table-cell table:formula="of:=[.B162]-[.B161]" office:value-type="float" office:value="-0.0206892687534511">
            <text:p>-2.069E-02</text:p>
          </table:table-cell>
          <table:table-cell table:formula="of:=[.B161]-[.B160]" office:value-type="float" office:value="-0.0213422395961096">
            <text:p>-2.134E-02</text:p>
          </table:table-cell>
          <table:table-cell table:style-name="ce4" table:formula="of:=2*(([.C162]-[.C161])/[.D161]+([.C160]-[.C161])/[.E161])/([.D161]+[.E161])" office:value-type="float" office:value="0.649539344233336">
            <text:p>6.495E-01</text:p>
          </table:table-cell>
          <table:table-cell table:style-name="ce4" table:formula="of:=[.F161]/[.C161]/600" office:value-type="float" office:value="0.000692785155207687">
            <text:p>6.928E-04</text:p>
          </table:table-cell>
          <table:table-cell/>
          <table:table-cell office:value-type="float" office:value="1.47879732642856">
            <text:p>1.479E+00</text:p>
          </table:table-cell>
          <table:table-cell office:value-type="float" office:value="1.56262813310093">
            <text:p>1.563E+00</text:p>
          </table:table-cell>
          <table:table-cell table:style-name="ce4" office:value-type="float" office:value="0.649539344213648">
            <text:p>6.495E-01</text:p>
          </table:table-cell>
        </table:table-row>
        <table:table-row table:style-name="ro1">
          <table:table-cell office:value-type="float" office:value="1.52546942237716">
            <text:p>1.525E+00</text:p>
          </table:table-cell>
          <table:table-cell table:formula="of:=1/[.A162]" office:value-type="float" office:value="0.655535919193769">
            <text:p>6.555E-01</text:p>
          </table:table-cell>
          <table:table-cell office:value-type="float" office:value="1.56589321174783">
            <text:p>1.566E+00</text:p>
          </table:table-cell>
          <table:table-cell table:formula="of:=[.B163]-[.B162]" office:value-type="float" office:value="-0.0200562757073689">
            <text:p>-2.006E-02</text:p>
          </table:table-cell>
          <table:table-cell table:formula="of:=[.B162]-[.B161]" office:value-type="float" office:value="-0.0206892687534511">
            <text:p>-2.069E-02</text:p>
          </table:table-cell>
          <table:table-cell table:style-name="ce4" table:formula="of:=2*(([.C163]-[.C162])/[.D162]+([.C161]-[.C162])/[.E162])/([.D162]+[.E162])" office:value-type="float" office:value="0.698094636667682">
            <text:p>6.981E-01</text:p>
          </table:table-cell>
          <table:table-cell table:style-name="ce4" table:formula="of:=[.F162]/[.C162]/600" office:value-type="float" office:value="0.000743020694121364">
            <text:p>7.430E-04</text:p>
          </table:table-cell>
          <table:table-cell/>
          <table:table-cell office:value-type="float" office:value="1.52546942237716">
            <text:p>1.525E+00</text:p>
          </table:table-cell>
          <table:table-cell office:value-type="float" office:value="1.56589321174783">
            <text:p>1.566E+00</text:p>
          </table:table-cell>
          <table:table-cell table:style-name="ce4" office:value-type="float" office:value="0.698094636673875">
            <text:p>6.981E-01</text:p>
          </table:table-cell>
        </table:table-row>
        <table:table-row table:style-name="ro1">
          <table:table-cell office:value-type="float" office:value="1.57361452919837">
            <text:p>1.574E+00</text:p>
          </table:table-cell>
          <table:table-cell table:formula="of:=1/[.A163]" office:value-type="float" office:value="0.6354796434864">
            <text:p>6.355E-01</text:p>
          </table:table-cell>
          <table:table-cell office:value-type="float" office:value="1.56934363736579">
            <text:p>1.569E+00</text:p>
          </table:table-cell>
          <table:table-cell table:formula="of:=[.B164]-[.B163]" office:value-type="float" office:value="-0.0194426492324965">
            <text:p>-1.944E-02</text:p>
          </table:table-cell>
          <table:table-cell table:formula="of:=[.B163]-[.B162]" office:value-type="float" office:value="-0.0200562757073689">
            <text:p>-2.006E-02</text:p>
          </table:table-cell>
          <table:table-cell table:style-name="ce4" table:formula="of:=2*(([.C164]-[.C163])/[.D163]+([.C162]-[.C163])/[.E163])/([.D163]+[.E163])" office:value-type="float" office:value="0.750190779552235">
            <text:p>7.502E-01</text:p>
          </table:table-cell>
          <table:table-cell table:style-name="ce4" table:formula="of:=[.F163]/[.C163]/600" office:value-type="float" office:value="0.000796713948526343">
            <text:p>7.967E-04</text:p>
          </table:table-cell>
          <table:table-cell/>
          <table:table-cell office:value-type="float" office:value="1.57361452919837">
            <text:p>1.574E+00</text:p>
          </table:table-cell>
          <table:table-cell office:value-type="float" office:value="1.56934363736579">
            <text:p>1.569E+00</text:p>
          </table:table-cell>
          <table:table-cell table:style-name="ce4" office:value-type="float" office:value="0.750190779574539">
            <text:p>7.502E-01</text:p>
          </table:table-cell>
        </table:table-row>
        <table:table-row table:style-name="ro1">
          <table:table-cell office:value-type="float" office:value="1.62327913636278">
            <text:p>1.623E+00</text:p>
          </table:table-cell>
          <table:table-cell table:formula="of:=1/[.A164]" office:value-type="float" office:value="0.616036994253904">
            <text:p>6.160E-01</text:p>
          </table:table-cell>
          <table:table-cell office:value-type="float" office:value="1.57297655605941">
            <text:p>1.573E+00</text:p>
          </table:table-cell>
          <table:table-cell table:formula="of:=[.B165]-[.B164]" office:value-type="float" office:value="-0.0188477968040135">
            <text:p>-1.885E-02</text:p>
          </table:table-cell>
          <table:table-cell table:formula="of:=[.B164]-[.B163]" office:value-type="float" office:value="-0.0194426492324965">
            <text:p>-1.944E-02</text:p>
          </table:table-cell>
          <table:table-cell table:style-name="ce4" table:formula="of:=2*(([.C165]-[.C164])/[.D164]+([.C163]-[.C164])/[.E164])/([.D164]+[.E164])" office:value-type="float" office:value="0.806079592319251">
            <text:p>8.061E-01</text:p>
          </table:table-cell>
          <table:table-cell table:style-name="ce4" table:formula="of:=[.F164]/[.C164]/600" office:value-type="float" office:value="0.000854091551475107">
            <text:p>8.541E-04</text:p>
          </table:table-cell>
          <table:table-cell/>
          <table:table-cell office:value-type="float" office:value="1.62327913636278">
            <text:p>1.623E+00</text:p>
          </table:table-cell>
          <table:table-cell office:value-type="float" office:value="1.57297655605941">
            <text:p>1.573E+00</text:p>
          </table:table-cell>
          <table:table-cell table:style-name="ce4" office:value-type="float" office:value="0.806079592300228">
            <text:p>8.061E-01</text:p>
          </table:table-cell>
        </table:table-row>
        <table:table-row table:style-name="ro1">
          <table:table-cell office:value-type="float" office:value="1.674511200588">
            <text:p>1.675E+00</text:p>
          </table:table-cell>
          <table:table-cell table:formula="of:=1/[.A165]" office:value-type="float" office:value="0.59718919744989">
            <text:p>5.972E-01</text:p>
          </table:table-cell>
          <table:table-cell office:value-type="float" office:value="1.57678919476143">
            <text:p>1.577E+00</text:p>
          </table:table-cell>
          <table:table-cell table:formula="of:=[.B166]-[.B165]" office:value-type="float" office:value="-0.0182711440255611">
            <text:p>-1.827E-02</text:p>
          </table:table-cell>
          <table:table-cell table:formula="of:=[.B165]-[.B164]" office:value-type="float" office:value="-0.0188477968040135">
            <text:p>-1.885E-02</text:p>
          </table:table-cell>
          <table:table-cell table:style-name="ce4" table:formula="of:=2*(([.C166]-[.C165])/[.D165]+([.C164]-[.C165])/[.E165])/([.D165]+[.E165])" office:value-type="float" office:value="0.866030400732177">
            <text:p>8.660E-01</text:p>
          </table:table-cell>
          <table:table-cell table:style-name="ce4" table:formula="of:=[.F165]/[.C165]/600" office:value-type="float" office:value="0.000915394401493651">
            <text:p>9.154E-04</text:p>
          </table:table-cell>
          <table:table-cell/>
          <table:table-cell office:value-type="float" office:value="1.674511200588">
            <text:p>1.675E+00</text:p>
          </table:table-cell>
          <table:table-cell office:value-type="float" office:value="1.57678919476143">
            <text:p>1.577E+00</text:p>
          </table:table-cell>
          <table:table-cell table:style-name="ce4" office:value-type="float" office:value="0.866030400729593">
            <text:p>8.660E-01</text:p>
          </table:table-cell>
        </table:table-row>
        <table:table-row table:style-name="ro1">
          <table:table-cell office:value-type="float" office:value="1.72736019214628">
            <text:p>1.727E+00</text:p>
          </table:table-cell>
          <table:table-cell table:formula="of:=1/[.A166]" office:value-type="float" office:value="0.578918053424329">
            <text:p>5.789E-01</text:p>
          </table:table-cell>
          <table:table-cell office:value-type="float" office:value="1.5807788581817">
            <text:p>1.581E+00</text:p>
          </table:table-cell>
          <table:table-cell table:formula="of:=[.B167]-[.B166]" office:value-type="float" office:value="-0.017712134074564">
            <text:p>-1.771E-02</text:p>
          </table:table-cell>
          <table:table-cell table:formula="of:=[.B166]-[.B165]" office:value-type="float" office:value="-0.0182711440255611">
            <text:p>-1.827E-02</text:p>
          </table:table-cell>
          <table:table-cell table:style-name="ce4" table:formula="of:=2*(([.C167]-[.C166])/[.D166]+([.C165]-[.C166])/[.E166])/([.D166]+[.E166])" office:value-type="float" office:value="0.93033123057224">
            <text:p>9.303E-01</text:p>
          </table:table-cell>
          <table:table-cell table:style-name="ce4" table:formula="of:=[.F166]/[.C166]/600" office:value-type="float" office:value="0.000980878535241333">
            <text:p>9.809E-04</text:p>
          </table:table-cell>
          <table:table-cell/>
          <table:table-cell office:value-type="float" office:value="1.72736019214628">
            <text:p>1.727E+00</text:p>
          </table:table-cell>
          <table:table-cell office:value-type="float" office:value="1.5807788581817">
            <text:p>1.581E+00</text:p>
          </table:table-cell>
          <table:table-cell table:style-name="ce4" office:value-type="float" office:value="0.930331230559982">
            <text:p>9.303E-01</text:p>
          </table:table-cell>
        </table:table-row>
        <table:table-row table:style-name="ro1">
          <table:table-cell office:value-type="float" office:value="1.78187714263356">
            <text:p>1.782E+00</text:p>
          </table:table-cell>
          <table:table-cell table:formula="of:=1/[.A167]" office:value-type="float" office:value="0.561205919349765">
            <text:p>5.612E-01</text:p>
          </table:table-cell>
          <table:table-cell office:value-type="float" office:value="1.5849429258646">
            <text:p>1.585E+00</text:p>
          </table:table-cell>
          <table:table-cell table:formula="of:=[.B168]-[.B167]" office:value-type="float" office:value="-0.0171702271645637">
            <text:p>-1.717E-02</text:p>
          </table:table-cell>
          <table:table-cell table:formula="of:=[.B167]-[.B166]" office:value-type="float" office:value="-0.017712134074564">
            <text:p>-1.771E-02</text:p>
          </table:table-cell>
          <table:table-cell table:style-name="ce4" table:formula="of:=2*(([.C168]-[.C167])/[.D167]+([.C166]-[.C167])/[.E167])/([.D167]+[.E167])" office:value-type="float" office:value="0.999290080466206">
            <text:p>9.993E-01</text:p>
          </table:table-cell>
          <table:table-cell table:style-name="ce4" table:formula="of:=[.F167]/[.C167]/600" office:value-type="float" office:value="0.0010508160516475">
            <text:p>1.051E-03</text:p>
          </table:table-cell>
          <table:table-cell/>
          <table:table-cell office:value-type="float" office:value="1.78187714263356">
            <text:p>1.782E+00</text:p>
          </table:table-cell>
          <table:table-cell office:value-type="float" office:value="1.5849429258646">
            <text:p>1.585E+00</text:p>
          </table:table-cell>
          <table:table-cell table:style-name="ce4" office:value-type="float" office:value="0.99929008048107">
            <text:p>9.993E-01</text:p>
          </table:table-cell>
        </table:table-row>
        <table:table-row table:style-name="ro1">
          <table:table-cell office:value-type="float" office:value="1.83811469424616">
            <text:p>1.838E+00</text:p>
          </table:table-cell>
          <table:table-cell table:formula="of:=1/[.A168]" office:value-type="float" office:value="0.544035692185202">
            <text:p>5.440E-01</text:p>
          </table:table-cell>
          <table:table-cell office:value-type="float" office:value="1.5892788493512">
            <text:p>1.589E+00</text:p>
          </table:table-cell>
          <table:table-cell table:formula="of:=[.B169]-[.B168]" office:value-type="float" office:value="-0.0166449000239912">
            <text:p>-1.664E-02</text:p>
          </table:table-cell>
          <table:table-cell table:formula="of:=[.B168]-[.B167]" office:value-type="float" office:value="-0.0171702271645637">
            <text:p>-1.717E-02</text:p>
          </table:table-cell>
          <table:table-cell table:style-name="ce4" table:formula="of:=2*(([.C169]-[.C168])/[.D168]+([.C167]-[.C168])/[.E168])/([.D168]+[.E168])" office:value-type="float" office:value="1.07323628062467">
            <text:p>1.073E+00</text:p>
          </table:table-cell>
          <table:table-cell table:style-name="ce4" table:formula="of:=[.F168]/[.C168]/600" office:value-type="float" office:value="0.00112549609220854">
            <text:p>1.125E-03</text:p>
          </table:table-cell>
          <table:table-cell/>
          <table:table-cell office:value-type="float" office:value="1.83811469424616">
            <text:p>1.838E+00</text:p>
          </table:table-cell>
          <table:table-cell office:value-type="float" office:value="1.5892788493512">
            <text:p>1.589E+00</text:p>
          </table:table-cell>
          <table:table-cell table:style-name="ce4" office:value-type="float" office:value="1.07323628061802">
            <text:p>1.073E+00</text:p>
          </table:table-cell>
        </table:table-row>
        <table:table-row table:style-name="ro1">
          <table:table-cell office:value-type="float" office:value="1.89612715061268">
            <text:p>1.896E+00</text:p>
          </table:table-cell>
          <table:table-cell table:formula="of:=1/[.A169]" office:value-type="float" office:value="0.52739079216121">
            <text:p>5.274E-01</text:p>
          </table:table-cell>
          <table:table-cell office:value-type="float" office:value="1.5937841494428">
            <text:p>1.594E+00</text:p>
          </table:table-cell>
          <table:table-cell table:formula="of:=[.B170]-[.B169]" office:value-type="float" office:value="-0.0161356453909094">
            <text:p>-1.614E-02</text:p>
          </table:table-cell>
          <table:table-cell table:formula="of:=[.B169]-[.B168]" office:value-type="float" office:value="-0.0166449000239912">
            <text:p>-1.664E-02</text:p>
          </table:table-cell>
          <table:table-cell table:style-name="ce4" table:formula="of:=2*(([.C170]-[.C169])/[.D169]+([.C168]-[.C169])/[.E169])/([.D169]+[.E169])" office:value-type="float" office:value="1.15252194186506">
            <text:p>1.153E+00</text:p>
          </table:table-cell>
          <table:table-cell table:style-name="ce4" table:formula="of:=[.F169]/[.C169]/600" office:value-type="float" office:value="0.00120522587941409">
            <text:p>1.205E-03</text:p>
          </table:table-cell>
          <table:table-cell/>
          <table:table-cell office:value-type="float" office:value="1.89612715061268">
            <text:p>1.896E+00</text:p>
          </table:table-cell>
          <table:table-cell office:value-type="float" office:value="1.5937841494428">
            <text:p>1.594E+00</text:p>
          </table:table-cell>
          <table:table-cell table:style-name="ce4" office:value-type="float" office:value="1.15252194188609">
            <text:p>1.153E+00</text:p>
          </table:table-cell>
        </table:table-row>
        <table:table-row table:style-name="ro1">
          <table:table-cell office:value-type="float" office:value="1.95597052923026">
            <text:p>1.956E+00</text:p>
          </table:table-cell>
          <table:table-cell table:formula="of:=1/[.A170]" office:value-type="float" office:value="0.511255146770301">
            <text:p>5.113E-01</text:p>
          </table:table-cell>
          <table:table-cell office:value-type="float" office:value="1.59845641356241">
            <text:p>1.598E+00</text:p>
          </table:table-cell>
          <table:table-cell table:formula="of:=[.B171]-[.B170]" office:value-type="float" office:value="-0.0156419715231611">
            <text:p>-1.564E-02</text:p>
          </table:table-cell>
          <table:table-cell table:formula="of:=[.B170]-[.B169]" office:value-type="float" office:value="-0.0161356453909094">
            <text:p>-1.614E-02</text:p>
          </table:table-cell>
          <table:table-cell table:style-name="ce4" table:formula="of:=2*(([.C171]-[.C170])/[.D170]+([.C169]-[.C170])/[.E170])/([.D170]+[.E170])" office:value-type="float" office:value="1.23752350213487">
            <text:p>1.238E+00</text:p>
          </table:table-cell>
          <table:table-cell table:style-name="ce4" table:formula="of:=[.F170]/[.C170]/600" office:value-type="float" office:value="0.00129033181807447">
            <text:p>1.290E-03</text:p>
          </table:table-cell>
          <table:table-cell/>
          <table:table-cell office:value-type="float" office:value="1.95597052923026">
            <text:p>1.956E+00</text:p>
          </table:table-cell>
          <table:table-cell office:value-type="float" office:value="1.59845641356241">
            <text:p>1.598E+00</text:p>
          </table:table-cell>
          <table:table-cell table:style-name="ce4" office:value-type="float" office:value="1.23752350209378">
            <text:p>1.238E+00</text:p>
          </table:table-cell>
        </table:table-row>
        <table:table-row table:style-name="ro1">
          <table:table-cell office:value-type="float" office:value="2.01770261555566">
            <text:p>2.018E+00</text:p>
          </table:table-cell>
          <table:table-cell table:formula="of:=1/[.A171]" office:value-type="float" office:value="0.49561317524714">
            <text:p>4.956E-01</text:p>
          </table:table-cell>
          <table:table-cell office:value-type="float" office:value="1.60329329321101">
            <text:p>1.603E+00</text:p>
          </table:table-cell>
          <table:table-cell table:formula="of:=[.B172]-[.B171]" office:value-type="float" office:value="-0.0151634017235648">
            <text:p>-1.516E-02</text:p>
          </table:table-cell>
          <table:table-cell table:formula="of:=[.B171]-[.B170]" office:value-type="float" office:value="-0.0156419715231611">
            <text:p>-1.564E-02</text:p>
          </table:table-cell>
          <table:table-cell table:style-name="ce4" table:formula="of:=2*(([.C172]-[.C171])/[.D171]+([.C170]-[.C171])/[.E171])/([.D171]+[.E171])" office:value-type="float" office:value="1.32864337540258">
            <text:p>1.329E+00</text:p>
          </table:table-cell>
          <table:table-cell table:style-name="ce4" table:formula="of:=[.F171]/[.C171]/600" office:value-type="float" office:value="0.0013811606616504">
            <text:p>1.381E-03</text:p>
          </table:table-cell>
          <table:table-cell/>
          <table:table-cell office:value-type="float" office:value="2.01770261555566">
            <text:p>2.018E+00</text:p>
          </table:table-cell>
          <table:table-cell office:value-type="float" office:value="1.60329329321101">
            <text:p>1.603E+00</text:p>
          </table:table-cell>
          <table:table-cell table:style-name="ce4" office:value-type="float" office:value="1.32864337542643">
            <text:p>1.329E+00</text:p>
          </table:table-cell>
        </table:table-row>
        <table:table-row table:style-name="ro1">
          <table:table-cell office:value-type="float" office:value="2.08138301880359">
            <text:p>2.081E+00</text:p>
          </table:table-cell>
          <table:table-cell table:formula="of:=1/[.A172]" office:value-type="float" office:value="0.480449773523575">
            <text:p>4.804E-01</text:p>
          </table:table-cell>
          <table:table-cell office:value-type="float" office:value="1.60829250151532">
            <text:p>1.608E+00</text:p>
          </table:table-cell>
          <table:table-cell table:formula="of:=[.B173]-[.B172]" office:value-type="float" office:value="-0.0146994738796066">
            <text:p>-1.470E-02</text:p>
          </table:table-cell>
          <table:table-cell table:formula="of:=[.B172]-[.B171]" office:value-type="float" office:value="-0.0151634017235648">
            <text:p>-1.516E-02</text:p>
          </table:table-cell>
          <table:table-cell table:style-name="ce4" table:formula="of:=2*(([.C173]-[.C172])/[.D172]+([.C171]-[.C172])/[.E172])/([.D172]+[.E172])" office:value-type="float" office:value="1.42631171178944">
            <text:p>1.426E+00</text:p>
          </table:table-cell>
          <table:table-cell table:style-name="ce4" table:formula="of:=[.F172]/[.C172]/600" office:value-type="float" office:value="0.00147808074966212">
            <text:p>1.478E-03</text:p>
          </table:table-cell>
          <table:table-cell/>
          <table:table-cell office:value-type="float" office:value="2.08138301880359">
            <text:p>2.081E+00</text:p>
          </table:table-cell>
          <table:table-cell office:value-type="float" office:value="1.60829250151532">
            <text:p>1.608E+00</text:p>
          </table:table-cell>
          <table:table-cell table:style-name="ce4" office:value-type="float" office:value="1.4263117118113">
            <text:p>1.426E+00</text:p>
          </table:table-cell>
        </table:table-row>
        <table:table-row table:style-name="ro1">
          <table:table-cell office:value-type="float" office:value="2.14707322950608">
            <text:p>2.147E+00</text:p>
          </table:table-cell>
          <table:table-cell table:formula="of:=1/[.A173]" office:value-type="float" office:value="0.465750299643968">
            <text:p>4.658E-01</text:p>
          </table:table-cell>
          <table:table-cell office:value-type="float" office:value="1.6134518108642">
            <text:p>1.613E+00</text:p>
          </table:table-cell>
          <table:table-cell table:formula="of:=[.B174]-[.B173]" office:value-type="float" office:value="-0.0142497400172047">
            <text:p>-1.425E-02</text:p>
          </table:table-cell>
          <table:table-cell table:formula="of:=[.B173]-[.B172]" office:value-type="float" office:value="-0.0146994738796066">
            <text:p>-1.470E-02</text:p>
          </table:table-cell>
          <table:table-cell table:style-name="ce4" table:formula="of:=2*(([.C174]-[.C173])/[.D173]+([.C172]-[.C173])/[.E173])/([.D173]+[.E173])" office:value-type="float" office:value="1.53098827373697">
            <text:p>1.531E+00</text:p>
          </table:table-cell>
          <table:table-cell table:style-name="ce4" table:formula="of:=[.F173]/[.C173]/600" office:value-type="float" office:value="0.00158148331776221">
            <text:p>1.581E-03</text:p>
          </table:table-cell>
          <table:table-cell/>
          <table:table-cell office:value-type="float" office:value="2.14707322950608">
            <text:p>2.147E+00</text:p>
          </table:table-cell>
          <table:table-cell office:value-type="float" office:value="1.6134518108642">
            <text:p>1.613E+00</text:p>
          </table:table-cell>
          <table:table-cell table:style-name="ce4" office:value-type="float" office:value="1.53098827370461">
            <text:p>1.531E+00</text:p>
          </table:table-cell>
        </table:table-row>
        <table:table-row table:style-name="ro1">
          <table:table-cell office:value-type="float" office:value="2.21483667888841">
            <text:p>2.215E+00</text:p>
          </table:table-cell>
          <table:table-cell table:formula="of:=1/[.A174]" office:value-type="float" office:value="0.451500559626764">
            <text:p>4.515E-01</text:p>
          </table:table-cell>
          <table:table-cell office:value-type="float" office:value="1.61876905063058">
            <text:p>1.619E+00</text:p>
          </table:table-cell>
          <table:table-cell table:formula="of:=[.B175]-[.B174]" office:value-type="float" office:value="-0.0138137658681521">
            <text:p>-1.381E-02</text:p>
          </table:table-cell>
          <table:table-cell table:formula="of:=[.B174]-[.B173]" office:value-type="float" office:value="-0.0142497400172047">
            <text:p>-1.425E-02</text:p>
          </table:table-cell>
          <table:table-cell table:style-name="ce4" table:formula="of:=2*(([.C175]-[.C174])/[.D174]+([.C173]-[.C174])/[.E174])/([.D174]+[.E174])" office:value-type="float" office:value="1.6431644377466">
            <text:p>1.643E+00</text:p>
          </table:table-cell>
          <table:table-cell table:style-name="ce4" table:formula="of:=[.F174]/[.C174]/600" office:value-type="float" office:value="0.00169178388676107">
            <text:p>1.692E-03</text:p>
          </table:table-cell>
          <table:table-cell/>
          <table:table-cell office:value-type="float" office:value="2.21483667888841">
            <text:p>2.215E+00</text:p>
          </table:table-cell>
          <table:table-cell office:value-type="float" office:value="1.61876905063058">
            <text:p>1.619E+00</text:p>
          </table:table-cell>
          <table:table-cell table:style-name="ce4" office:value-type="float" office:value="1.64316443775025">
            <text:p>1.643E+00</text:p>
          </table:table-cell>
        </table:table-row>
        <table:table-row table:style-name="ro1">
          <table:table-cell office:value-type="float" office:value="2.28473880011904">
            <text:p>2.285E+00</text:p>
          </table:table-cell>
          <table:table-cell table:formula="of:=1/[.A175]" office:value-type="float" office:value="0.437686793758612">
            <text:p>4.377E-01</text:p>
          </table:table-cell>
          <table:table-cell office:value-type="float" office:value="1.62424210497609">
            <text:p>1.624E+00</text:p>
          </table:table-cell>
          <table:table-cell table:formula="of:=[.B176]-[.B175]" office:value-type="float" office:value="-0.0133911304507833">
            <text:p>-1.339E-02</text:p>
          </table:table-cell>
          <table:table-cell table:formula="of:=[.B175]-[.B174]" office:value-type="float" office:value="-0.0138137658681521">
            <text:p>-1.381E-02</text:p>
          </table:table-cell>
          <table:table-cell table:style-name="ce4" table:formula="of:=2*(([.C176]-[.C175])/[.D175]+([.C174]-[.C175])/[.E175])/([.D175]+[.E175])" office:value-type="float" office:value="1.76336532974774">
            <text:p>1.763E+00</text:p>
          </table:table-cell>
          <table:table-cell table:style-name="ce4" table:formula="of:=[.F175]/[.C175]/600" office:value-type="float" office:value="0.0018094237350715">
            <text:p>1.809E-03</text:p>
          </table:table-cell>
          <table:table-cell/>
          <table:table-cell office:value-type="float" office:value="2.28473880011904">
            <text:p>2.285E+00</text:p>
          </table:table-cell>
          <table:table-cell office:value-type="float" office:value="1.62424210497609">
            <text:p>1.624E+00</text:p>
          </table:table-cell>
          <table:table-cell table:style-name="ce4" office:value-type="float" office:value="1.76336532977451">
            <text:p>1.763E+00</text:p>
          </table:table-cell>
        </table:table-row>
        <table:table-row table:style-name="ro1">
          <table:table-cell office:value-type="float" office:value="2.35684709149265">
            <text:p>2.357E+00</text:p>
          </table:table-cell>
          <table:table-cell table:formula="of:=1/[.A176]" office:value-type="float" office:value="0.424295663307828">
            <text:p>4.243E-01</text:p>
          </table:table-cell>
          <table:table-cell office:value-type="float" office:value="1.62986891073571">
            <text:p>1.630E+00</text:p>
          </table:table-cell>
          <table:table-cell table:formula="of:=[.B177]-[.B176]" office:value-type="float" office:value="-0.0129814256634629">
            <text:p>-1.298E-02</text:p>
          </table:table-cell>
          <table:table-cell table:formula="of:=[.B176]-[.B175]" office:value-type="float" office:value="-0.0133911304507833">
            <text:p>-1.339E-02</text:p>
          </table:table-cell>
          <table:table-cell table:style-name="ce4" table:formula="of:=2*(([.C177]-[.C176])/[.D176]+([.C175]-[.C176])/[.E176])/([.D176]+[.E176])" office:value-type="float" office:value="1.8921521016584">
            <text:p>1.892E+00</text:p>
          </table:table-cell>
          <table:table-cell table:style-name="ce4" table:formula="of:=[.F176]/[.C176]/600" office:value-type="float" office:value="0.00193487145826583">
            <text:p>1.935E-03</text:p>
          </table:table-cell>
          <table:table-cell/>
          <table:table-cell office:value-type="float" office:value="2.35684709149265">
            <text:p>2.357E+00</text:p>
          </table:table-cell>
          <table:table-cell office:value-type="float" office:value="1.62986891073571">
            <text:p>1.630E+00</text:p>
          </table:table-cell>
          <table:table-cell table:style-name="ce4" office:value-type="float" office:value="1.89215210162425">
            <text:p>1.892E+00</text:p>
          </table:table-cell>
        </table:table-row>
        <table:table-row table:style-name="ro1">
          <table:table-cell office:value-type="float" office:value="2.43123118160726">
            <text:p>2.431E+00</text:p>
          </table:table-cell>
          <table:table-cell table:formula="of:=1/[.A177]" office:value-type="float" office:value="0.411314237644366">
            <text:p>4.113E-01</text:p>
          </table:table-cell>
          <table:table-cell office:value-type="float" office:value="1.63564745537969">
            <text:p>1.636E+00</text:p>
          </table:table-cell>
          <table:table-cell table:formula="of:=[.B178]-[.B177]" office:value-type="float" office:value="-0.0125842558905221">
            <text:p>-1.258E-02</text:p>
          </table:table-cell>
          <table:table-cell table:formula="of:=[.B177]-[.B176]" office:value-type="float" office:value="-0.0129814256634629">
            <text:p>-1.298E-02</text:p>
          </table:table-cell>
          <table:table-cell table:style-name="ce4" table:formula="of:=2*(([.C178]-[.C177])/[.D177]+([.C176]-[.C177])/[.E177])/([.D177]+[.E177])" office:value-type="float" office:value="2.03012435933657">
            <text:p>2.030E+00</text:p>
          </table:table-cell>
          <table:table-cell table:style-name="ce4" table:formula="of:=[.F177]/[.C177]/600" office:value-type="float" office:value="0.00206862462186807">
            <text:p>2.069E-03</text:p>
          </table:table-cell>
          <table:table-cell/>
          <table:table-cell office:value-type="float" office:value="2.43123118160726">
            <text:p>2.431E+00</text:p>
          </table:table-cell>
          <table:table-cell office:value-type="float" office:value="1.63564745537969">
            <text:p>1.636E+00</text:p>
          </table:table-cell>
          <table:table-cell table:style-name="ce4" office:value-type="float" office:value="2.03012435936586">
            <text:p>2.030E+00</text:p>
          </table:table-cell>
        </table:table-row>
        <table:table-row table:style-name="ro1">
          <table:table-cell office:value-type="float" office:value="2.50796289659841">
            <text:p>2.508E+00</text:p>
          </table:table-cell>
          <table:table-cell table:formula="of:=1/[.A178]" office:value-type="float" office:value="0.398729981753843">
            <text:p>3.987E-01</text:p>
          </table:table-cell>
          <table:table-cell office:value-type="float" office:value="1.64157577505012">
            <text:p>1.642E+00</text:p>
          </table:table-cell>
          <table:table-cell table:formula="of:=[.B179]-[.B178]" office:value-type="float" office:value="-0.0121992376202443">
            <text:p>-1.220E-02</text:p>
          </table:table-cell>
          <table:table-cell table:formula="of:=[.B178]-[.B177]" office:value-type="float" office:value="-0.0125842558905221">
            <text:p>-1.258E-02</text:p>
          </table:table-cell>
          <table:table-cell table:style-name="ce4" table:formula="of:=2*(([.C179]-[.C178])/[.D178]+([.C177]-[.C178])/[.E178])/([.D178]+[.E178])" office:value-type="float" office:value="2.17792275274269">
            <text:p>2.178E+00</text:p>
          </table:table-cell>
          <table:table-cell table:style-name="ce4" table:formula="of:=[.F178]/[.C178]/600" office:value-type="float" office:value="0.00221121151380315">
            <text:p>2.211E-03</text:p>
          </table:table-cell>
          <table:table-cell/>
          <table:table-cell office:value-type="float" office:value="2.50796289659841">
            <text:p>2.508E+00</text:p>
          </table:table-cell>
          <table:table-cell office:value-type="float" office:value="1.64157577505012">
            <text:p>1.642E+00</text:p>
          </table:table-cell>
          <table:table-cell table:style-name="ce4" office:value-type="float" office:value="2.17792275269505">
            <text:p>2.178E+00</text:p>
          </table:table-cell>
        </table:table-row>
        <table:table-row table:style-name="ro1">
          <table:table-cell office:value-type="float" office:value="2.58711632949529">
            <text:p>2.587E+00</text:p>
          </table:table-cell>
          <table:table-cell table:formula="of:=1/[.A179]" office:value-type="float" office:value="0.386530744133599">
            <text:p>3.865E-01</text:p>
          </table:table-cell>
          <table:table-cell office:value-type="float" office:value="1.64765195266978">
            <text:p>1.648E+00</text:p>
          </table:table-cell>
          <table:table-cell table:formula="of:=[.B180]-[.B179]" office:value-type="float" office:value="-0.0118259990745476">
            <text:p>-1.183E-02</text:p>
          </table:table-cell>
          <table:table-cell table:formula="of:=[.B179]-[.B178]" office:value-type="float" office:value="-0.0121992376202443">
            <text:p>-1.220E-02</text:p>
          </table:table-cell>
          <table:table-cell table:style-name="ce4" table:formula="of:=2*(([.C180]-[.C179])/[.D179]+([.C178]-[.C179])/[.E179])/([.D179]+[.E179])" office:value-type="float" office:value="2.33623173601245">
            <text:p>2.336E+00</text:p>
          </table:table-cell>
          <table:table-cell table:style-name="ce4" table:formula="of:=[.F179]/[.C179]/600" office:value-type="float" office:value="0.00236319299941443">
            <text:p>2.363E-03</text:p>
          </table:table-cell>
          <table:table-cell/>
          <table:table-cell office:value-type="float" office:value="2.58711632949529">
            <text:p>2.587E+00</text:p>
          </table:table-cell>
          <table:table-cell office:value-type="float" office:value="1.64765195266978">
            <text:p>1.648E+00</text:p>
          </table:table-cell>
          <table:table-cell table:style-name="ce4" office:value-type="float" office:value="2.33623173604943">
            <text:p>2.336E+00</text:p>
          </table:table-cell>
        </table:table-row>
        <table:table-row table:style-name="ro1">
          <table:table-cell office:value-type="float" office:value="2.66876791176585">
            <text:p>2.669E+00</text:p>
          </table:table-cell>
          <table:table-cell table:formula="of:=1/[.A180]" office:value-type="float" office:value="0.374704745059051">
            <text:p>3.747E-01</text:p>
          </table:table-cell>
          <table:table-cell office:value-type="float" office:value="1.65387411612067">
            <text:p>1.654E+00</text:p>
          </table:table-cell>
          <table:table-cell table:formula="of:=[.B181]-[.B180]" office:value-type="float" office:value="-0.0114641798499888">
            <text:p>-1.146E-02</text:p>
          </table:table-cell>
          <table:table-cell table:formula="of:=[.B180]-[.B179]" office:value-type="float" office:value="-0.0118259990745476">
            <text:p>-1.183E-02</text:p>
          </table:table-cell>
          <table:table-cell table:style-name="ce4" table:formula="of:=2*(([.C181]-[.C180])/[.D180]+([.C179]-[.C180])/[.E180])/([.D180]+[.E180])" office:value-type="float" office:value="2.50578251282065">
            <text:p>2.506E+00</text:p>
          </table:table-cell>
          <table:table-cell table:style-name="ce4" table:formula="of:=[.F180]/[.C180]/600" office:value-type="float" office:value="0.00252516448944153">
            <text:p>2.525E-03</text:p>
          </table:table-cell>
          <table:table-cell/>
          <table:table-cell office:value-type="float" office:value="2.66876791176585">
            <text:p>2.669E+00</text:p>
          </table:table-cell>
          <table:table-cell office:value-type="float" office:value="1.65387411612067">
            <text:p>1.654E+00</text:p>
          </table:table-cell>
          <table:table-cell table:style-name="ce4" office:value-type="float" office:value="2.50578251286861">
            <text:p>2.506E+00</text:p>
          </table:table-cell>
        </table:table-row>
        <table:table-row table:style-name="ro1">
          <table:table-cell office:value-type="float" office:value="2.75299648711991">
            <text:p>2.753E+00</text:p>
          </table:table-cell>
          <table:table-cell table:formula="of:=1/[.A181]" office:value-type="float" office:value="0.363240565209063">
            <text:p>3.632E-01</text:p>
          </table:table-cell>
          <table:table-cell office:value-type="float" office:value="1.66024043649006">
            <text:p>1.660E+00</text:p>
          </table:table-cell>
          <table:table-cell table:formula="of:=[.B182]-[.B181]" office:value-type="float" office:value="-0.011113430569745">
            <text:p>-1.111E-02</text:p>
          </table:table-cell>
          <table:table-cell table:formula="of:=[.B181]-[.B180]" office:value-type="float" office:value="-0.0114641798499888">
            <text:p>-1.146E-02</text:p>
          </table:table-cell>
          <table:table-cell table:style-name="ce4" table:formula="of:=2*(([.C182]-[.C181])/[.D181]+([.C180]-[.C181])/[.E181])/([.D181]+[.E181])" office:value-type="float" office:value="2.68735617482825">
            <text:p>2.687E+00</text:p>
          </table:table-cell>
          <table:table-cell table:style-name="ce4" table:formula="of:=[.F181]/[.C181]/600" office:value-type="float" office:value="0.00269775802323913">
            <text:p>2.698E-03</text:p>
          </table:table-cell>
          <table:table-cell/>
          <table:table-cell office:value-type="float" office:value="2.75299648711991">
            <text:p>2.753E+00</text:p>
          </table:table-cell>
          <table:table-cell office:value-type="float" office:value="1.66024043649006">
            <text:p>1.660E+00</text:p>
          </table:table-cell>
          <table:table-cell table:style-name="ce4" office:value-type="float" office:value="2.68735617474957">
            <text:p>2.687E+00</text:p>
          </table:table-cell>
        </table:table-row>
        <table:table-row table:style-name="ro1">
          <table:table-cell office:value-type="float" office:value="2.8398833876415">
            <text:p>2.840E+00</text:p>
          </table:table-cell>
          <table:table-cell table:formula="of:=1/[.A182]" office:value-type="float" office:value="0.352127134639318">
            <text:p>3.521E-01</text:p>
          </table:table-cell>
          <table:table-cell office:value-type="float" office:value="1.66674912638167">
            <text:p>1.667E+00</text:p>
          </table:table-cell>
          <table:table-cell table:formula="of:=[.B183]-[.B182]" office:value-type="float" office:value="-0.0107734125462701">
            <text:p>-1.077E-02</text:p>
          </table:table-cell>
          <table:table-cell table:formula="of:=[.B182]-[.B181]" office:value-type="float" office:value="-0.011113430569745">
            <text:p>-1.111E-02</text:p>
          </table:table-cell>
          <table:table-cell table:style-name="ce4" table:formula="of:=2*(([.C183]-[.C182])/[.D182]+([.C181]-[.C182])/[.E182])/([.D182]+[.E182])" office:value-type="float" office:value="2.88178704857979">
            <text:p>2.882E+00</text:p>
          </table:table-cell>
          <table:table-cell table:style-name="ce4" table:formula="of:=[.F182]/[.C182]/600" office:value-type="float" office:value="0.00288164447683041">
            <text:p>2.882E-03</text:p>
          </table:table-cell>
          <table:table-cell/>
          <table:table-cell office:value-type="float" office:value="2.8398833876415">
            <text:p>2.840E+00</text:p>
          </table:table-cell>
          <table:table-cell office:value-type="float" office:value="1.66674912638167">
            <text:p>1.667E+00</text:p>
          </table:table-cell>
          <table:table-cell table:style-name="ce4" office:value-type="float" office:value="2.8817870486425">
            <text:p>2.882E+00</text:p>
          </table:table-cell>
        </table:table-row>
        <table:table-row table:style-name="ro1">
          <table:table-cell office:value-type="float" office:value="2.92951251232414">
            <text:p>2.930E+00</text:p>
          </table:table-cell>
          <table:table-cell table:formula="of:=1/[.A183]" office:value-type="float" office:value="0.341353722093047">
            <text:p>3.414E-01</text:p>
          </table:table-cell>
          <table:table-cell office:value-type="float" office:value="1.6733984382898">
            <text:p>1.673E+00</text:p>
          </table:table-cell>
          <table:table-cell table:formula="of:=[.B184]-[.B183]" office:value-type="float" office:value="-0.010443797454235">
            <text:p>-1.044E-02</text:p>
          </table:table-cell>
          <table:table-cell table:formula="of:=[.B183]-[.B182]" office:value-type="float" office:value="-0.0107734125462701">
            <text:p>-1.077E-02</text:p>
          </table:table-cell>
          <table:table-cell table:style-name="ce4" table:formula="of:=2*(([.C184]-[.C183])/[.D183]+([.C182]-[.C183])/[.E183])/([.D183]+[.E183])" office:value-type="float" office:value="3.08996626508631">
            <text:p>3.090E+00</text:p>
          </table:table-cell>
          <table:table-cell table:style-name="ce4" table:formula="of:=[.F183]/[.C183]/600" office:value-type="float" office:value="0.00307753590376662">
            <text:p>3.078E-03</text:p>
          </table:table-cell>
          <table:table-cell/>
          <table:table-cell office:value-type="float" office:value="2.92951251232414">
            <text:p>2.930E+00</text:p>
          </table:table-cell>
          <table:table-cell office:value-type="float" office:value="1.6733984382898">
            <text:p>1.673E+00</text:p>
          </table:table-cell>
          <table:table-cell table:style-name="ce4" office:value-type="float" office:value="3.08996626504278">
            <text:p>3.090E+00</text:p>
          </table:table-cell>
        </table:table-row>
        <table:table-row table:style-name="ro1">
          <table:table-cell office:value-type="float" office:value="3.02197040808461">
            <text:p>3.022E+00</text:p>
          </table:table-cell>
          <table:table-cell table:formula="of:=1/[.A184]" office:value-type="float" office:value="0.330909924638813">
            <text:p>3.309E-01</text:p>
          </table:table-cell>
          <table:table-cell office:value-type="float" office:value="1.68018666303442">
            <text:p>1.680E+00</text:p>
          </table:table-cell>
          <table:table-cell table:formula="of:=[.B185]-[.B184]" office:value-type="float" office:value="-0.0101242670135057">
            <text:p>-1.012E-02</text:p>
          </table:table-cell>
          <table:table-cell table:formula="of:=[.B184]-[.B183]" office:value-type="float" office:value="-0.010443797454235">
            <text:p>-1.044E-02</text:p>
          </table:table-cell>
          <table:table-cell table:style-name="ce4" table:formula="of:=2*(([.C185]-[.C184])/[.D184]+([.C183]-[.C184])/[.E184])/([.D184]+[.E184])" office:value-type="float" office:value="3.3128455623905">
            <text:p>3.313E+00</text:p>
          </table:table-cell>
          <table:table-cell table:style-name="ce4" table:formula="of:=[.F184]/[.C184]/600" office:value-type="float" office:value="0.00328618801239569">
            <text:p>3.286E-03</text:p>
          </table:table-cell>
          <table:table-cell/>
          <table:table-cell office:value-type="float" office:value="3.02197040808461">
            <text:p>3.022E+00</text:p>
          </table:table-cell>
          <table:table-cell office:value-type="float" office:value="1.68018666303442">
            <text:p>1.680E+00</text:p>
          </table:table-cell>
          <table:table-cell table:style-name="ce4" office:value-type="float" office:value="3.31284556238965">
            <text:p>3.313E+00</text:p>
          </table:table-cell>
        </table:table-row>
        <table:table-row table:style-name="ro1">
          <table:table-cell office:value-type="float" office:value="3.11734635333369">
            <text:p>3.117E+00</text:p>
          </table:table-cell>
          <table:table-cell table:formula="of:=1/[.A185]" office:value-type="float" office:value="0.320785657625307">
            <text:p>3.208E-01</text:p>
          </table:table-cell>
          <table:table-cell office:value-type="float" office:value="1.68711212825498">
            <text:p>1.687E+00</text:p>
          </table:table-cell>
          <table:table-cell table:formula="of:=[.B186]-[.B185]" office:value-type="float" office:value="-0.00981451268180056">
            <text:p>-9.815E-03</text:p>
          </table:table-cell>
          <table:table-cell table:formula="of:=[.B185]-[.B184]" office:value-type="float" office:value="-0.0101242670135057">
            <text:p>-1.012E-02</text:p>
          </table:table-cell>
          <table:table-cell table:style-name="ce4" table:formula="of:=2*(([.C186]-[.C185])/[.D185]+([.C184]-[.C185])/[.E185])/([.D185]+[.E185])" office:value-type="float" office:value="3.55144134266269">
            <text:p>3.551E+00</text:p>
          </table:table-cell>
          <table:table-cell table:style-name="ce4" table:formula="of:=[.F185]/[.C185]/600" office:value-type="float" office:value="0.00350840279392695">
            <text:p>3.508E-03</text:p>
          </table:table-cell>
          <table:table-cell/>
          <table:table-cell office:value-type="float" office:value="3.11734635333369">
            <text:p>3.117E+00</text:p>
          </table:table-cell>
          <table:table-cell office:value-type="float" office:value="1.68711212825498">
            <text:p>1.687E+00</text:p>
          </table:table-cell>
          <table:table-cell table:style-name="ce4" office:value-type="float" office:value="3.55144134270458">
            <text:p>3.551E+00</text:p>
          </table:table-cell>
        </table:table-row>
        <table:table-row table:style-name="ro1">
          <table:table-cell office:value-type="float" office:value="3.21573244418439">
            <text:p>3.216E+00</text:p>
          </table:table-cell>
          <table:table-cell table:formula="of:=1/[.A186]" office:value-type="float" office:value="0.310971144943506">
            <text:p>3.110E-01</text:p>
          </table:table-cell>
          <table:table-cell office:value-type="float" office:value="1.69417319696114">
            <text:p>1.694E+00</text:p>
          </table:table-cell>
          <table:table-cell table:formula="of:=[.B187]-[.B186]" office:value-type="float" office:value="-0.00951423535676721">
            <text:p>-9.514E-03</text:p>
          </table:table-cell>
          <table:table-cell table:formula="of:=[.B186]-[.B185]" office:value-type="float" office:value="-0.00981451268180056">
            <text:p>-9.815E-03</text:p>
          </table:table-cell>
          <table:table-cell table:style-name="ce4" table:formula="of:=2*(([.C187]-[.C186])/[.D186]+([.C185]-[.C186])/[.E186])/([.D186]+[.E186])" office:value-type="float" office:value="3.80683899475427">
            <text:p>3.807E+00</text:p>
          </table:table-cell>
          <table:table-cell table:style-name="ce4" table:formula="of:=[.F186]/[.C186]/600" office:value-type="float" office:value="0.0037450313045351">
            <text:p>3.745E-03</text:p>
          </table:table-cell>
          <table:table-cell/>
          <table:table-cell office:value-type="float" office:value="3.21573244418439">
            <text:p>3.216E+00</text:p>
          </table:table-cell>
          <table:table-cell office:value-type="float" office:value="1.69417319696114">
            <text:p>1.694E+00</text:p>
          </table:table-cell>
          <table:table-cell table:style-name="ce4" office:value-type="float" office:value="3.80683899464948">
            <text:p>3.807E+00</text:p>
          </table:table-cell>
        </table:table-row>
        <table:table-row table:style-name="ro1">
          <table:table-cell office:value-type="float" office:value="3.31722368338108">
            <text:p>3.317E+00</text:p>
          </table:table-cell>
          <table:table-cell table:formula="of:=1/[.A187]" office:value-type="float" office:value="0.301456909586739">
            <text:p>3.015E-01</text:p>
          </table:table-cell>
          <table:table-cell office:value-type="float" office:value="1.70136826613843">
            <text:p>1.701E+00</text:p>
          </table:table-cell>
          <table:table-cell table:formula="of:=[.B188]-[.B187]" office:value-type="float" office:value="-0.0092231450871515">
            <text:p>-9.223E-03</text:p>
          </table:table-cell>
          <table:table-cell table:formula="of:=[.B187]-[.B186]" office:value-type="float" office:value="-0.00951423535676721">
            <text:p>-9.514E-03</text:p>
          </table:table-cell>
          <table:table-cell table:style-name="ce4" table:formula="of:=2*(([.C188]-[.C187])/[.D187]+([.C186]-[.C187])/[.E187])/([.D187]+[.E187])" office:value-type="float" office:value="4.08019750203388">
            <text:p>4.080E+00</text:p>
          </table:table-cell>
          <table:table-cell table:style-name="ce4" table:formula="of:=[.F187]/[.C187]/600" office:value-type="float" office:value="0.00399697661311803">
            <text:p>3.997E-03</text:p>
          </table:table-cell>
          <table:table-cell/>
          <table:table-cell office:value-type="float" office:value="3.31722368338108">
            <text:p>3.317E+00</text:p>
          </table:table-cell>
          <table:table-cell office:value-type="float" office:value="1.70136826613843">
            <text:p>1.701E+00</text:p>
          </table:table-cell>
          <table:table-cell table:style-name="ce4" office:value-type="float" office:value="4.08019750217443">
            <text:p>4.080E+00</text:p>
          </table:table-cell>
        </table:table-row>
        <table:table-row table:style-name="ro1">
          <table:table-cell office:value-type="float" office:value="3.42191807203514">
            <text:p>3.422E+00</text:p>
          </table:table-cell>
          <table:table-cell table:formula="of:=1/[.A188]" office:value-type="float" office:value="0.292233764499588">
            <text:p>2.922E-01</text:p>
          </table:table-cell>
          <table:table-cell office:value-type="float" office:value="1.70869576540693">
            <text:p>1.709E+00</text:p>
          </table:table-cell>
          <table:table-cell table:formula="of:=[.B189]-[.B188]" office:value-type="float" office:value="-0.00894096079283557">
            <text:p>-8.941E-03</text:p>
          </table:table-cell>
          <table:table-cell table:formula="of:=[.B188]-[.B187]" office:value-type="float" office:value="-0.0092231450871515">
            <text:p>-9.223E-03</text:p>
          </table:table-cell>
          <table:table-cell table:style-name="ce4" table:formula="of:=2*(([.C189]-[.C188])/[.D188]+([.C187]-[.C188])/[.E188])/([.D188]+[.E188])" office:value-type="float" office:value="4.37275435668139">
            <text:p>4.373E+00</text:p>
          </table:table-cell>
          <table:table-cell table:style-name="ce4" table:formula="of:=[.F188]/[.C188]/600" office:value-type="float" office:value="0.00426519692700631">
            <text:p>4.265E-03</text:p>
          </table:table-cell>
          <table:table-cell/>
          <table:table-cell office:value-type="float" office:value="3.42191807203514">
            <text:p>3.422E+00</text:p>
          </table:table-cell>
          <table:table-cell office:value-type="float" office:value="1.70869576540693">
            <text:p>1.709E+00</text:p>
          </table:table-cell>
          <table:table-cell table:style-name="ce4" office:value-type="float" office:value="4.37275435657702">
            <text:p>4.373E+00</text:p>
          </table:table-cell>
        </table:table-row>
        <table:table-row table:style-name="ro1">
          <table:table-cell office:value-type="float" office:value="3.52991670425607">
            <text:p>3.530E+00</text:p>
          </table:table-cell>
          <table:table-cell table:formula="of:=1/[.A189]" office:value-type="float" office:value="0.283292803706752">
            <text:p>2.833E-01</text:p>
          </table:table-cell>
          <table:table-cell office:value-type="float" office:value="1.7161541557314">
            <text:p>1.716E+00</text:p>
          </table:table-cell>
          <table:table-cell table:formula="of:=[.B190]-[.B189]" office:value-type="float" office:value="-0.0086674099934062">
            <text:p>-8.667E-03</text:p>
          </table:table-cell>
          <table:table-cell table:formula="of:=[.B189]-[.B188]" office:value-type="float" office:value="-0.00894096079283557">
            <text:p>-8.941E-03</text:p>
          </table:table-cell>
          <table:table-cell table:style-name="ce4" table:formula="of:=2*(([.C190]-[.C189])/[.D189]+([.C188]-[.C189])/[.E189])/([.D189]+[.E189])" office:value-type="float" office:value="4.68583079250298">
            <text:p>4.686E+00</text:p>
          </table:table-cell>
          <table:table-cell table:style-name="ce4" table:formula="of:=[.F189]/[.C189]/600" office:value-type="float" office:value="0.00455070889839531">
            <text:p>4.551E-03</text:p>
          </table:table-cell>
          <table:table-cell/>
          <table:table-cell office:value-type="float" office:value="3.52991670425607">
            <text:p>3.530E+00</text:p>
          </table:table-cell>
          <table:table-cell office:value-type="float" office:value="1.7161541557314">
            <text:p>1.716E+00</text:p>
          </table:table-cell>
          <table:table-cell table:style-name="ce4" office:value-type="float" office:value="4.68583079247857">
            <text:p>4.686E+00</text:p>
          </table:table-cell>
        </table:table-row>
        <table:table-row table:style-name="ro1">
          <table:table-cell office:value-type="float" office:value="3.64132386476904">
            <text:p>3.641E+00</text:p>
          </table:table-cell>
          <table:table-cell table:formula="of:=1/[.A190]" office:value-type="float" office:value="0.274625393713346">
            <text:p>2.746E-01</text:p>
          </table:table-cell>
          <table:table-cell office:value-type="float" office:value="1.72374192818084">
            <text:p>1.724E+00</text:p>
          </table:table-cell>
          <table:table-cell table:formula="of:=[.B191]-[.B190]" office:value-type="float" office:value="-0.00840222854505712">
            <text:p>-8.402E-03</text:p>
          </table:table-cell>
          <table:table-cell table:formula="of:=[.B190]-[.B189]" office:value-type="float" office:value="-0.0086674099934062">
            <text:p>-8.667E-03</text:p>
          </table:table-cell>
          <table:table-cell table:style-name="ce4" table:formula="of:=2*(([.C191]-[.C190])/[.D190]+([.C189]-[.C190])/[.E190])/([.D190]+[.E190])" office:value-type="float" office:value="5.02083736799469">
            <text:p>5.021E+00</text:p>
          </table:table-cell>
          <table:table-cell table:style-name="ce4" table:formula="of:=[.F190]/[.C190]/600" office:value-type="float" office:value="0.00485459113292117">
            <text:p>4.855E-03</text:p>
          </table:table-cell>
          <table:table-cell/>
          <table:table-cell office:value-type="float" office:value="3.64132386476904">
            <text:p>3.641E+00</text:p>
          </table:table-cell>
          <table:table-cell office:value-type="float" office:value="1.72374192818084">
            <text:p>1.724E+00</text:p>
          </table:table-cell>
          <table:table-cell table:style-name="ce4" office:value-type="float" office:value="5.0208373681028">
            <text:p>5.021E+00</text:p>
          </table:table-cell>
        </table:table-row>
        <table:table-row table:style-name="ro1">
          <table:table-cell office:value-type="float" office:value="3.75624712961348">
            <text:p>3.756E+00</text:p>
          </table:table-cell>
          <table:table-cell table:formula="of:=1/[.A191]" office:value-type="float" office:value="0.266223165168289">
            <text:p>2.662E-01</text:p>
          </table:table-cell>
          <table:table-cell office:value-type="float" office:value="1.73145760273606">
            <text:p>1.731E+00</text:p>
          </table:table-cell>
          <table:table-cell table:formula="of:=[.B192]-[.B191]" office:value-type="float" office:value="-0.00814516038552249">
            <text:p>-8.145E-03</text:p>
          </table:table-cell>
          <table:table-cell table:formula="of:=[.B191]-[.B190]" office:value-type="float" office:value="-0.00840222854505712">
            <text:p>-8.402E-03</text:p>
          </table:table-cell>
          <table:table-cell table:style-name="ce4" table:formula="of:=2*(([.C192]-[.C191])/[.D191]+([.C190]-[.C191])/[.E191])/([.D191]+[.E191])" office:value-type="float" office:value="5.37927991350422">
            <text:p>5.379E+00</text:p>
          </table:table-cell>
          <table:table-cell table:style-name="ce4" table:formula="of:=[.F191]/[.C191]/600" office:value-type="float" office:value="0.00517798790356734">
            <text:p>5.178E-03</text:p>
          </table:table-cell>
          <table:table-cell/>
          <table:table-cell office:value-type="float" office:value="3.75624712961348">
            <text:p>3.756E+00</text:p>
          </table:table-cell>
          <table:table-cell office:value-type="float" office:value="1.73145760273606">
            <text:p>1.731E+00</text:p>
          </table:table-cell>
          <table:table-cell table:style-name="ce4" office:value-type="float" office:value="5.37927991343395">
            <text:p>5.379E+00</text:p>
          </table:table-cell>
        </table:table-row>
        <table:table-row table:style-name="ro1">
          <table:table-cell office:value-type="float" office:value="3.87479747001972">
            <text:p>3.875E+00</text:p>
          </table:table-cell>
          <table:table-cell table:formula="of:=1/[.A192]" office:value-type="float" office:value="0.258078004782766">
            <text:p>2.581E-01</text:p>
          </table:table-cell>
          <table:table-cell office:value-type="float" office:value="1.73929972714358">
            <text:p>1.739E+00</text:p>
          </table:table-cell>
          <table:table-cell table:formula="of:=[.B193]-[.B192]" office:value-type="float" office:value="-0.0078959572868218">
            <text:p>-7.896E-03</text:p>
          </table:table-cell>
          <table:table-cell table:formula="of:=[.B192]-[.B191]" office:value-type="float" office:value="-0.00814516038552249">
            <text:p>-8.145E-03</text:p>
          </table:table-cell>
          <table:table-cell table:style-name="ce4" table:formula="of:=2*(([.C193]-[.C192])/[.D192]+([.C191]-[.C192])/[.E192])/([.D192]+[.E192])" office:value-type="float" office:value="5.76276586858203">
            <text:p>5.763E+00</text:p>
          </table:table-cell>
          <table:table-cell table:style-name="ce4" table:formula="of:=[.F192]/[.C192]/600" office:value-type="float" office:value="0.00552211308440985">
            <text:p>5.522E-03</text:p>
          </table:table-cell>
          <table:table-cell/>
          <table:table-cell office:value-type="float" office:value="3.87479747001972">
            <text:p>3.875E+00</text:p>
          </table:table-cell>
          <table:table-cell office:value-type="float" office:value="1.73929972714358">
            <text:p>1.739E+00</text:p>
          </table:table-cell>
          <table:table-cell table:style-name="ce4" office:value-type="float" office:value="5.7627658685936">
            <text:p>5.763E+00</text:p>
          </table:table-cell>
        </table:table-row>
        <table:table-row table:style-name="ro1">
          <table:table-cell office:value-type="float" office:value="3.9970893595641">
            <text:p>3.997E+00</text:p>
          </table:table-cell>
          <table:table-cell table:formula="of:=1/[.A193]" office:value-type="float" office:value="0.250182047495944">
            <text:p>2.502E-01</text:p>
          </table:table-cell>
          <table:table-cell office:value-type="float" office:value="1.74726687581421">
            <text:p>1.747E+00</text:p>
          </table:table-cell>
          <table:table-cell table:formula="of:=[.B194]-[.B193]" office:value-type="float" office:value="-0.00765437861556742">
            <text:p>-7.654E-03</text:p>
          </table:table-cell>
          <table:table-cell table:formula="of:=[.B193]-[.B192]" office:value-type="float" office:value="-0.0078959572868218">
            <text:p>-7.896E-03</text:p>
          </table:table-cell>
          <table:table-cell table:style-name="ce4" table:formula="of:=2*(([.C194]-[.C193])/[.D193]+([.C192]-[.C193])/[.E193])/([.D193]+[.E193])" office:value-type="float" office:value="6.17301103936389">
            <text:p>6.173E+00</text:p>
          </table:table-cell>
          <table:table-cell table:style-name="ce4" table:formula="of:=[.F193]/[.C193]/600" office:value-type="float" office:value="0.00588825432146928">
            <text:p>5.888E-03</text:p>
          </table:table-cell>
          <table:table-cell/>
          <table:table-cell office:value-type="float" office:value="3.9970893595641">
            <text:p>3.997E+00</text:p>
          </table:table-cell>
          <table:table-cell office:value-type="float" office:value="1.74726687581421">
            <text:p>1.747E+00</text:p>
          </table:table-cell>
          <table:table-cell table:style-name="ce4" office:value-type="float" office:value="6.17301103935017">
            <text:p>6.173E+00</text:p>
          </table:table-cell>
        </table:table-row>
        <table:table-row table:style-name="ro1">
          <table:table-cell office:value-type="float" office:value="4.12324088470596">
            <text:p>4.123E+00</text:p>
          </table:table-cell>
          <table:table-cell table:formula="of:=1/[.A194]" office:value-type="float" office:value="0.242527668880377">
            <text:p>2.425E-01</text:p>
          </table:table-cell>
          <table:table-cell office:value-type="float" office:value="1.75535764876495">
            <text:p>1.755E+00</text:p>
          </table:table-cell>
          <table:table-cell table:formula="of:=[.B195]-[.B194]" office:value-type="float" office:value="-0.00742019110060821">
            <text:p>-7.420E-03</text:p>
          </table:table-cell>
          <table:table-cell table:formula="of:=[.B194]-[.B193]" office:value-type="float" office:value="-0.00765437861556742">
            <text:p>-7.654E-03</text:p>
          </table:table-cell>
          <table:table-cell table:style-name="ce4" table:formula="of:=2*(([.C195]-[.C194])/[.D194]+([.C193]-[.C194])/[.E194])/([.D194]+[.E194])" office:value-type="float" office:value="6.6118467963264">
            <text:p>6.612E+00</text:p>
          </table:table-cell>
          <table:table-cell table:style-name="ce4" table:formula="of:=[.F194]/[.C194]/600" office:value-type="float" office:value="0.00627777744797328">
            <text:p>6.278E-03</text:p>
          </table:table-cell>
          <table:table-cell/>
          <table:table-cell office:value-type="float" office:value="4.12324088470596">
            <text:p>4.123E+00</text:p>
          </table:table-cell>
          <table:table-cell office:value-type="float" office:value="1.75535764876495">
            <text:p>1.755E+00</text:p>
          </table:table-cell>
          <table:table-cell table:style-name="ce4" office:value-type="float" office:value="6.61184679643123">
            <text:p>6.612E+00</text:p>
          </table:table-cell>
        </table:table-row>
        <table:table-row table:style-name="ro1">
          <table:table-cell office:value-type="float" office:value="4.25337385881331">
            <text:p>4.253E+00</text:p>
          </table:table-cell>
          <table:table-cell table:formula="of:=1/[.A195]" office:value-type="float" office:value="0.235107477779769">
            <text:p>2.351E-01</text:p>
          </table:table-cell>
          <table:table-cell office:value-type="float" office:value="1.76357067060267">
            <text:p>1.764E+00</text:p>
          </table:table-cell>
          <table:table-cell table:formula="of:=[.B196]-[.B195]" office:value-type="float" office:value="-0.00719316860777827">
            <text:p>-7.193E-03</text:p>
          </table:table-cell>
          <table:table-cell table:formula="of:=[.B195]-[.B194]" office:value-type="float" office:value="-0.00742019110060821">
            <text:p>-7.420E-03</text:p>
          </table:table-cell>
          <table:table-cell table:style-name="ce4" table:formula="of:=2*(([.C196]-[.C195])/[.D195]+([.C194]-[.C195])/[.E195])/([.D195]+[.E195])" office:value-type="float" office:value="7.0812277467977">
            <text:p>7.081E+00</text:p>
          </table:table-cell>
          <table:table-cell table:style-name="ce4" table:formula="of:=[.F195]/[.C195]/600" office:value-type="float" office:value="0.00669213116400359">
            <text:p>6.692E-03</text:p>
          </table:table-cell>
          <table:table-cell/>
          <table:table-cell office:value-type="float" office:value="4.25337385881331">
            <text:p>4.253E+00</text:p>
          </table:table-cell>
          <table:table-cell office:value-type="float" office:value="1.76357067060267">
            <text:p>1.764E+00</text:p>
          </table:table-cell>
          <table:table-cell table:style-name="ce4" office:value-type="float" office:value="7.08122774671849">
            <text:p>7.081E+00</text:p>
          </table:table-cell>
        </table:table-row>
        <table:table-row table:style-name="ro1">
          <table:table-cell office:value-type="float" office:value="4.38761393978722">
            <text:p>4.388E+00</text:p>
          </table:table-cell>
          <table:table-cell table:formula="of:=1/[.A196]" office:value-type="float" office:value="0.227914309171991">
            <text:p>2.279E-01</text:p>
          </table:table-cell>
          <table:table-cell office:value-type="float" office:value="1.77190458954822">
            <text:p>1.772E+00</text:p>
          </table:table-cell>
          <table:table-cell table:formula="of:=[.B197]-[.B196]" office:value-type="float" office:value="-0.006973091921539">
            <text:p>-6.973E-03</text:p>
          </table:table-cell>
          <table:table-cell table:formula="of:=[.B196]-[.B195]" office:value-type="float" office:value="-0.00719316860777827">
            <text:p>-7.193E-03</text:p>
          </table:table-cell>
          <table:table-cell table:style-name="ce4" table:formula="of:=2*(([.C197]-[.C196])/[.D196]+([.C195]-[.C196])/[.E196])/([.D196]+[.E196])" office:value-type="float" office:value="7.58323990867065">
            <text:p>7.583E+00</text:p>
          </table:table-cell>
          <table:table-cell table:style-name="ce4" table:formula="of:=[.F196]/[.C196]/600" office:value-type="float" office:value="0.00713285199195756">
            <text:p>7.133E-03</text:p>
          </table:table-cell>
          <table:table-cell/>
          <table:table-cell office:value-type="float" office:value="4.38761393978722">
            <text:p>4.388E+00</text:p>
          </table:table-cell>
          <table:table-cell office:value-type="float" office:value="1.77190458954822">
            <text:p>1.772E+00</text:p>
          </table:table-cell>
          <table:table-cell table:style-name="ce4" office:value-type="float" office:value="7.58323990877426">
            <text:p>7.583E+00</text:p>
          </table:table-cell>
        </table:table-row>
        <table:table-row table:style-name="ro1">
          <table:table-cell office:value-type="float" office:value="4.52609075139852">
            <text:p>4.526E+00</text:p>
          </table:table-cell>
          <table:table-cell table:formula="of:=1/[.A197]" office:value-type="float" office:value="0.220941217250452">
            <text:p>2.209E-01</text:p>
          </table:table-cell>
          <table:table-cell office:value-type="float" office:value="1.78035807649955">
            <text:p>1.780E+00</text:p>
          </table:table-cell>
          <table:table-cell table:formula="of:=[.B198]-[.B197]" office:value-type="float" office:value="-0.00675974853330222">
            <text:p>-6.760E-03</text:p>
          </table:table-cell>
          <table:table-cell table:formula="of:=[.B197]-[.B196]" office:value-type="float" office:value="-0.006973091921539">
            <text:p>-6.973E-03</text:p>
          </table:table-cell>
          <table:table-cell table:style-name="ce4" table:formula="of:=2*(([.C198]-[.C197])/[.D197]+([.C196]-[.C197])/[.E197])/([.D197]+[.E197])" office:value-type="float" office:value="8.12010942323984">
            <text:p>8.120E+00</text:p>
          </table:table-cell>
          <table:table-cell table:style-name="ce4" table:formula="of:=[.F197]/[.C197]/600" office:value-type="float" office:value="0.00760156952920879">
            <text:p>7.602E-03</text:p>
          </table:table-cell>
          <table:table-cell/>
          <table:table-cell office:value-type="float" office:value="4.52609075139852">
            <text:p>4.526E+00</text:p>
          </table:table-cell>
          <table:table-cell office:value-type="float" office:value="1.78035807649955">
            <text:p>1.780E+00</text:p>
          </table:table-cell>
          <table:table-cell table:style-name="ce4" office:value-type="float" office:value="8.12010942293548">
            <text:p>8.120E+00</text:p>
          </table:table-cell>
        </table:table-row>
        <table:table-row table:style-name="ro1">
          <table:table-cell office:value-type="float" office:value="4.668938008454">
            <text:p>4.669E+00</text:p>
          </table:table-cell>
          <table:table-cell table:formula="of:=1/[.A198]" office:value-type="float" office:value="0.214181468717149">
            <text:p>2.142E-01</text:p>
          </table:table-cell>
          <table:table-cell office:value-type="float" office:value="1.78892982413263">
            <text:p>1.789E+00</text:p>
          </table:table-cell>
          <table:table-cell table:formula="of:=[.B199]-[.B198]" office:value-type="float" office:value="-0.00655293243623353">
            <text:p>-6.553E-03</text:p>
          </table:table-cell>
          <table:table-cell table:formula="of:=[.B198]-[.B197]" office:value-type="float" office:value="-0.00675974853330222">
            <text:p>-6.760E-03</text:p>
          </table:table-cell>
          <table:table-cell table:style-name="ce4" table:formula="of:=2*(([.C199]-[.C198])/[.D198]+([.C197]-[.C198])/[.E198])/([.D198]+[.E198])" office:value-type="float" office:value="8.69421183388508">
            <text:p>8.694E+00</text:p>
          </table:table-cell>
          <table:table-cell table:style-name="ce4" table:formula="of:=[.F198]/[.C198]/600" office:value-type="float" office:value="0.00810001200773811">
            <text:p>8.100E-03</text:p>
          </table:table-cell>
          <table:table-cell/>
          <table:table-cell office:value-type="float" office:value="4.668938008454">
            <text:p>4.669E+00</text:p>
          </table:table-cell>
          <table:table-cell office:value-type="float" office:value="1.78892982413263">
            <text:p>1.789E+00</text:p>
          </table:table-cell>
          <table:table-cell table:style-name="ce4" office:value-type="float" office:value="8.69421183409187">
            <text:p>8.694E+00</text:p>
          </table:table-cell>
        </table:table-row>
        <table:table-row table:style-name="ro1">
          <table:table-cell office:value-type="float" office:value="4.81629364591304">
            <text:p>4.816E+00</text:p>
          </table:table-cell>
          <table:table-cell table:formula="of:=1/[.A199]" office:value-type="float" office:value="0.207628536280916">
            <text:p>2.076E-01</text:p>
          </table:table-cell>
          <table:table-cell office:value-type="float" office:value="1.79761854603876">
            <text:p>1.798E+00</text:p>
          </table:table-cell>
          <table:table-cell table:formula="of:=[.B200]-[.B199]" office:value-type="float" office:value="-0.00635244392632101">
            <text:p>-6.352E-03</text:p>
          </table:table-cell>
          <table:table-cell table:formula="of:=[.B199]-[.B198]" office:value-type="float" office:value="-0.00655293243623353">
            <text:p>-6.553E-03</text:p>
          </table:table-cell>
          <table:table-cell table:style-name="ce4" table:formula="of:=2*(([.C200]-[.C199])/[.D199]+([.C198]-[.C199])/[.E199])/([.D199]+[.E199])" office:value-type="float" office:value="9.30808198058988">
            <text:p>9.308E+00</text:p>
          </table:table-cell>
          <table:table-cell table:style-name="ce4" table:formula="of:=[.F199]/[.C199]/600" office:value-type="float" office:value="0.00863001219131575">
            <text:p>8.630E-03</text:p>
          </table:table-cell>
          <table:table-cell/>
          <table:table-cell office:value-type="float" office:value="4.81629364591304">
            <text:p>4.816E+00</text:p>
          </table:table-cell>
          <table:table-cell office:value-type="float" office:value="1.79761854603876">
            <text:p>1.798E+00</text:p>
          </table:table-cell>
          <table:table-cell table:style-name="ce4" office:value-type="float" office:value="9.30808198064474">
            <text:p>9.308E+00</text:p>
          </table:table-cell>
        </table:table-row>
        <table:table-row table:style-name="ro1">
          <table:table-cell office:value-type="float" office:value="4.96829995207909">
            <text:p>4.968E+00</text:p>
          </table:table-cell>
          <table:table-cell table:formula="of:=1/[.A200]" office:value-type="float" office:value="0.201276092354595">
            <text:p>2.013E-01</text:p>
          </table:table-cell>
          <table:table-cell office:value-type="float" office:value="1.80642297589725">
            <text:p>1.806E+00</text:p>
          </table:table-cell>
          <table:table-cell table:formula="of:=[.B201]-[.B200]" office:value-type="float" office:value="-0.00615808940954893">
            <text:p>-6.158E-03</text:p>
          </table:table-cell>
          <table:table-cell table:formula="of:=[.B200]-[.B199]" office:value-type="float" office:value="-0.00635244392632101">
            <text:p>-6.352E-03</text:p>
          </table:table-cell>
          <table:table-cell table:style-name="ce4" table:formula="of:=2*(([.C201]-[.C200])/[.D200]+([.C199]-[.C200])/[.E200])/([.D200]+[.E200])" office:value-type="float" office:value="9.96442453242604">
            <text:p>9.964E+00</text:p>
          </table:table-cell>
          <table:table-cell table:style-name="ce4" table:formula="of:=[.F200]/[.C200]/600" office:value-type="float" office:value="0.00919351361353294">
            <text:p>9.194E-03</text:p>
          </table:table-cell>
          <table:table-cell/>
          <table:table-cell office:value-type="float" office:value="4.96829995207909">
            <text:p>4.968E+00</text:p>
          </table:table-cell>
          <table:table-cell office:value-type="float" office:value="1.80642297589725">
            <text:p>1.806E+00</text:p>
          </table:table-cell>
          <table:table-cell table:style-name="ce4" office:value-type="float" office:value="9.96442453247166">
            <text:p>9.964E+00</text:p>
          </table:table-cell>
        </table:table-row>
        <table:table-row table:style-name="ro1">
          <table:table-cell office:value-type="float" office:value="5.12510370599501">
            <text:p>5.125E+00</text:p>
          </table:table-cell>
          <table:table-cell table:formula="of:=1/[.A201]" office:value-type="float" office:value="0.195118002945046">
            <text:p>1.951E-01</text:p>
          </table:table-cell>
          <table:table-cell office:value-type="float" office:value="1.8153418666821">
            <text:p>1.815E+00</text:p>
          </table:table-cell>
          <table:table-cell table:formula="of:=[.B202]-[.B201]" office:value-type="float" office:value="-0.00596968121495239">
            <text:p>-5.970E-03</text:p>
          </table:table-cell>
          <table:table-cell table:formula="of:=[.B201]-[.B200]" office:value-type="float" office:value="-0.00615808940954893">
            <text:p>-6.158E-03</text:p>
          </table:table-cell>
          <table:table-cell table:style-name="ce4" table:formula="of:=2*(([.C202]-[.C201])/[.D201]+([.C200]-[.C201])/[.E201])/([.D201]+[.E201])" office:value-type="float" office:value="10.6661252173008">
            <text:p>1.067E+01</text:p>
          </table:table-cell>
          <table:table-cell table:style-name="ce4" table:formula="of:=[.F201]/[.C201]/600" office:value-type="float" office:value="0.00979257719355024">
            <text:p>9.793E-03</text:p>
          </table:table-cell>
          <table:table-cell/>
          <table:table-cell office:value-type="float" office:value="5.12510370599501">
            <text:p>5.125E+00</text:p>
          </table:table-cell>
          <table:table-cell office:value-type="float" office:value="1.8153418666821">
            <text:p>1.815E+00</text:p>
          </table:table-cell>
          <table:table-cell table:style-name="ce4" office:value-type="float" office:value="10.6661252170678">
            <text:p>1.067E+01</text:p>
          </table:table-cell>
        </table:table-row>
        <table:table-row table:style-name="ro1">
          <table:table-cell office:value-type="float" office:value="5.28685631917452">
            <text:p>5.287E+00</text:p>
          </table:table-cell>
          <table:table-cell table:formula="of:=1/[.A202]" office:value-type="float" office:value="0.189148321730093">
            <text:p>1.891E-01</text:p>
          </table:table-cell>
          <table:table-cell office:value-type="float" office:value="1.82437398990164">
            <text:p>1.824E+00</text:p>
          </table:table-cell>
          <table:table-cell table:formula="of:=[.B203]-[.B202]" office:value-type="float" office:value="-0.00578703741340494">
            <text:p>-5.787E-03</text:p>
          </table:table-cell>
          <table:table-cell table:formula="of:=[.B202]-[.B201]" office:value-type="float" office:value="-0.00596968121495239">
            <text:p>-5.970E-03</text:p>
          </table:table-cell>
          <table:table-cell table:style-name="ce4" table:formula="of:=2*(([.C203]-[.C202])/[.D202]+([.C201]-[.C202])/[.E202])/([.D202]+[.E202])" office:value-type="float" office:value="11.4162627808412">
            <text:p>1.142E+01</text:p>
          </table:table-cell>
          <table:table-cell table:style-name="ce4" table:formula="of:=[.F202]/[.C202]/600" office:value-type="float" office:value="0.010429388239503">
            <text:p>1.043E-02</text:p>
          </table:table-cell>
          <table:table-cell/>
          <table:table-cell office:value-type="float" office:value="5.28685631917452">
            <text:p>5.287E+00</text:p>
          </table:table-cell>
          <table:table-cell office:value-type="float" office:value="1.82437398990164">
            <text:p>1.824E+00</text:p>
          </table:table-cell>
          <table:table-cell table:style-name="ce4" office:value-type="float" office:value="11.4162627809786">
            <text:p>1.142E+01</text:p>
          </table:table-cell>
        </table:table-row>
        <table:table-row table:style-name="ro1">
          <table:table-cell office:value-type="float" office:value="5.45371398180693">
            <text:p>5.454E+00</text:p>
          </table:table-cell>
          <table:table-cell table:formula="of:=1/[.A203]" office:value-type="float" office:value="0.183361284316689">
            <text:p>1.834E-01</text:p>
          </table:table-cell>
          <table:table-cell office:value-type="float" office:value="1.83351813486997">
            <text:p>1.834E+00</text:p>
          </table:table-cell>
          <table:table-cell table:formula="of:=[.B204]-[.B203]" office:value-type="float" office:value="-0.00560998164194607">
            <text:p>-5.610E-03</text:p>
          </table:table-cell>
          <table:table-cell table:formula="of:=[.B203]-[.B202]" office:value-type="float" office:value="-0.00578703741340494">
            <text:p>-5.787E-03</text:p>
          </table:table-cell>
          <table:table-cell table:style-name="ce4" table:formula="of:=2*(([.C204]-[.C203])/[.D203]+([.C202]-[.C203])/[.E203])/([.D203]+[.E203])" office:value-type="float" office:value="12.2181217332497">
            <text:p>1.222E+01</text:p>
          </table:table-cell>
          <table:table-cell table:style-name="ce4" table:formula="of:=[.F203]/[.C203]/600" office:value-type="float" office:value="0.0111062638731561">
            <text:p>1.111E-02</text:p>
          </table:table-cell>
          <table:table-cell/>
          <table:table-cell office:value-type="float" office:value="5.45371398180693">
            <text:p>5.454E+00</text:p>
          </table:table-cell>
          <table:table-cell office:value-type="float" office:value="1.83351813486997">
            <text:p>1.834E+00</text:p>
          </table:table-cell>
          <table:table-cell table:style-name="ce4" office:value-type="float" office:value="12.2181217332503">
            <text:p>1.222E+01</text:p>
          </table:table-cell>
        </table:table-row>
        <table:table-row table:style-name="ro1">
          <table:table-cell office:value-type="float" office:value="5.62583781357623">
            <text:p>5.626E+00</text:p>
          </table:table-cell>
          <table:table-cell table:formula="of:=1/[.A204]" office:value-type="float" office:value="0.177751302674742">
            <text:p>1.778E-01</text:p>
          </table:table-cell>
          <table:table-cell office:value-type="float" office:value="1.84277310800926">
            <text:p>1.843E+00</text:p>
          </table:table-cell>
          <table:table-cell table:formula="of:=[.B205]-[.B204]" office:value-type="float" office:value="-0.0054383429334787">
            <text:p>-5.438E-03</text:p>
          </table:table-cell>
          <table:table-cell table:formula="of:=[.B204]-[.B203]" office:value-type="float" office:value="-0.00560998164194607">
            <text:p>-5.610E-03</text:p>
          </table:table-cell>
          <table:table-cell table:style-name="ce4" table:formula="of:=2*(([.C205]-[.C204])/[.D204]+([.C203]-[.C204])/[.E204])/([.D204]+[.E204])" office:value-type="float" office:value="13.0752059201245">
            <text:p>1.308E+01</text:p>
          </table:table-cell>
          <table:table-cell table:style-name="ce4" table:formula="of:=[.F204]/[.C204]/600" office:value-type="float" office:value="0.0118256608869314">
            <text:p>1.183E-02</text:p>
          </table:table-cell>
          <table:table-cell/>
          <table:table-cell office:value-type="float" office:value="5.62583781357623">
            <text:p>5.626E+00</text:p>
          </table:table-cell>
          <table:table-cell office:value-type="float" office:value="1.84277310800926">
            <text:p>1.843E+00</text:p>
          </table:table-cell>
          <table:table-cell table:style-name="ce4" office:value-type="float" office:value="13.0752059202394">
            <text:p>1.308E+01</text:p>
          </table:table-cell>
        </table:table-row>
        <table:table-row table:style-name="ro1">
          <table:table-cell office:value-type="float" office:value="5.80339401924004">
            <text:p>5.803E+00</text:p>
          </table:table-cell>
          <table:table-cell table:formula="of:=1/[.A205]" office:value-type="float" office:value="0.172312959741264">
            <text:p>1.723E-01</text:p>
          </table:table-cell>
          <table:table-cell office:value-type="float" office:value="1.8521377321817">
            <text:p>1.852E+00</text:p>
          </table:table-cell>
          <table:table-cell table:formula="of:=[.B206]-[.B205]" office:value-type="float" office:value="-0.00527195555168725">
            <text:p>-5.272E-03</text:p>
          </table:table-cell>
          <table:table-cell table:formula="of:=[.B205]-[.B204]" office:value-type="float" office:value="-0.0054383429334787">
            <text:p>-5.438E-03</text:p>
          </table:table-cell>
          <table:table-cell table:style-name="ce4" table:formula="of:=2*(([.C206]-[.C205])/[.D205]+([.C204]-[.C205])/[.E205])/([.D205]+[.E205])" office:value-type="float" office:value="13.9912529902589">
            <text:p>1.399E+01</text:p>
          </table:table-cell>
          <table:table-cell table:style-name="ce4" table:formula="of:=[.F205]/[.C205]/600" office:value-type="float" office:value="0.0125901840768056">
            <text:p>1.259E-02</text:p>
          </table:table-cell>
          <table:table-cell/>
          <table:table-cell office:value-type="float" office:value="5.80339401924004">
            <text:p>5.803E+00</text:p>
          </table:table-cell>
          <table:table-cell office:value-type="float" office:value="1.8521377321817">
            <text:p>1.852E+00</text:p>
          </table:table-cell>
          <table:table-cell table:style-name="ce4" office:value-type="float" office:value="13.9912529899073">
            <text:p>1.399E+01</text:p>
          </table:table-cell>
        </table:table-row>
        <table:table-row table:style-name="ro1">
          <table:table-cell office:value-type="float" office:value="5.98655404911892">
            <text:p>5.987E+00</text:p>
          </table:table-cell>
          <table:table-cell table:formula="of:=1/[.A206]" office:value-type="float" office:value="0.167041004189577">
            <text:p>1.670E-01</text:p>
          </table:table-cell>
          <table:table-cell office:value-type="float" office:value="1.8616108460503">
            <text:p>1.862E+00</text:p>
          </table:table-cell>
          <table:table-cell table:formula="of:=[.B207]-[.B206]" office:value-type="float" office:value="-0.00511065883099529">
            <text:p>-5.111E-03</text:p>
          </table:table-cell>
          <table:table-cell table:formula="of:=[.B206]-[.B205]" office:value-type="float" office:value="-0.00527195555168725">
            <text:p>-5.272E-03</text:p>
          </table:table-cell>
          <table:table-cell table:style-name="ce4" table:formula="of:=2*(([.C207]-[.C206])/[.D206]+([.C205]-[.C206])/[.E206])/([.D206]+[.E206])" office:value-type="float" office:value="14.9702497971568">
            <text:p>1.497E+01</text:p>
          </table:table-cell>
          <table:table-cell table:style-name="ce4" table:formula="of:=[.F206]/[.C206]/600" office:value-type="float" office:value="0.0134025950598273">
            <text:p>1.340E-02</text:p>
          </table:table-cell>
          <table:table-cell/>
          <table:table-cell office:value-type="float" office:value="5.98655404911892">
            <text:p>5.987E+00</text:p>
          </table:table-cell>
          <table:table-cell office:value-type="float" office:value="1.8616108460503">
            <text:p>1.862E+00</text:p>
          </table:table-cell>
          <table:table-cell table:style-name="ce4" office:value-type="float" office:value="14.9702497976572">
            <text:p>1.497E+01</text:p>
          </table:table-cell>
        </table:table-row>
        <table:table-row table:style-name="ro1">
          <table:table-cell office:value-type="float" office:value="6.17549476465071">
            <text:p>6.175E+00</text:p>
          </table:table-cell>
          <table:table-cell table:formula="of:=1/[.A207]" office:value-type="float" office:value="0.161930345358581">
            <text:p>1.619E-01</text:p>
          </table:table-cell>
          <table:table-cell office:value-type="float" office:value="1.87119130346739">
            <text:p>1.871E+00</text:p>
          </table:table-cell>
          <table:table-cell table:formula="of:=[.B208]-[.B207]" office:value-type="float" office:value="-0.00495429702142908">
            <text:p>-4.954E-03</text:p>
          </table:table-cell>
          <table:table-cell table:formula="of:=[.B207]-[.B206]" office:value-type="float" office:value="-0.00511065883099529">
            <text:p>-5.111E-03</text:p>
          </table:table-cell>
          <table:table-cell table:style-name="ce4" table:formula="of:=2*(([.C208]-[.C207])/[.D207]+([.C206]-[.C207])/[.E207])/([.D207]+[.E207])" office:value-type="float" office:value="16.0164488211164">
            <text:p>1.602E+01</text:p>
          </table:table-cell>
          <table:table-cell table:style-name="ce4" table:formula="of:=[.F207]/[.C207]/600" office:value-type="float" office:value="0.0142658216287465">
            <text:p>1.427E-02</text:p>
          </table:table-cell>
          <table:table-cell/>
          <table:table-cell office:value-type="float" office:value="6.17549476465071">
            <text:p>6.175E+00</text:p>
          </table:table-cell>
          <table:table-cell office:value-type="float" office:value="1.87119130346739">
            <text:p>1.871E+00</text:p>
          </table:table-cell>
          <table:table-cell table:style-name="ce4" office:value-type="float" office:value="16.016448820546">
            <text:p>1.602E+01</text:p>
          </table:table-cell>
        </table:table-row>
        <table:table-row table:style-name="ro1">
          <table:table-cell office:value-type="float" office:value="6.37039860917002">
            <text:p>6.370E+00</text:p>
          </table:table-cell>
          <table:table-cell table:formula="of:=1/[.A208]" office:value-type="float" office:value="0.156976048337152">
            <text:p>1.570E-01</text:p>
          </table:table-cell>
          <table:table-cell office:value-type="float" office:value="1.88087797289018">
            <text:p>1.881E+00</text:p>
          </table:table-cell>
          <table:table-cell table:formula="of:=[.B209]-[.B208]" office:value-type="float" office:value="-0.00480271913822139">
            <text:p>-4.803E-03</text:p>
          </table:table-cell>
          <table:table-cell table:formula="of:=[.B208]-[.B207]" office:value-type="float" office:value="-0.00495429702142908">
            <text:p>-4.954E-03</text:p>
          </table:table-cell>
          <table:table-cell table:style-name="ce4" table:formula="of:=2*(([.C209]-[.C208])/[.D208]+([.C207]-[.C208])/[.E208])/([.D208]+[.E208])" office:value-type="float" office:value="17.1343856411906">
            <text:p>1.713E+01</text:p>
          </table:table-cell>
          <table:table-cell table:style-name="ce4" table:formula="of:=[.F208]/[.C208]/600" office:value-type="float" office:value="0.0151829676425541">
            <text:p>1.518E-02</text:p>
          </table:table-cell>
          <table:table-cell/>
          <table:table-cell office:value-type="float" office:value="6.37039860917002">
            <text:p>6.370E+00</text:p>
          </table:table-cell>
          <table:table-cell office:value-type="float" office:value="1.88087797289018">
            <text:p>1.881E+00</text:p>
          </table:table-cell>
          <table:table-cell table:style-name="ce4" office:value-type="float" office:value="17.1343856414437">
            <text:p>1.713E+01</text:p>
          </table:table-cell>
        </table:table-row>
        <table:table-row table:style-name="ro1">
          <table:table-cell office:value-type="float" office:value="6.5714537840776">
            <text:p>6.571E+00</text:p>
          </table:table-cell>
          <table:table-cell table:formula="of:=1/[.A209]" office:value-type="float" office:value="0.152173329198931">
            <text:p>1.522E-01</text:p>
          </table:table-cell>
          <table:table-cell office:value-type="float" office:value="1.89066973682215">
            <text:p>1.891E+00</text:p>
          </table:table-cell>
          <table:table-cell table:formula="of:=[.B210]-[.B209]" office:value-type="float" office:value="-0.00465577881601978">
            <text:p>-4.656E-03</text:p>
          </table:table-cell>
          <table:table-cell table:formula="of:=[.B209]-[.B208]" office:value-type="float" office:value="-0.00480271913822139">
            <text:p>-4.803E-03</text:p>
          </table:table-cell>
          <table:table-cell table:style-name="ce4" table:formula="of:=2*(([.C210]-[.C209])/[.D209]+([.C208]-[.C209])/[.E209])/([.D209]+[.E209])" office:value-type="float" office:value="18.3288975744461">
            <text:p>1.833E+01</text:p>
          </table:table-cell>
          <table:table-cell table:style-name="ce4" table:formula="of:=[.F209]/[.C209]/600" office:value-type="float" office:value="0.0161573235288688">
            <text:p>1.616E-02</text:p>
          </table:table-cell>
          <table:table-cell/>
          <table:table-cell office:value-type="float" office:value="6.5714537840776">
            <text:p>6.571E+00</text:p>
          </table:table-cell>
          <table:table-cell office:value-type="float" office:value="1.89066973682215">
            <text:p>1.891E+00</text:p>
          </table:table-cell>
          <table:table-cell table:style-name="ce4" office:value-type="float" office:value="18.3288975747582">
            <text:p>1.833E+01</text:p>
          </table:table-cell>
        </table:table-row>
        <table:table-row table:style-name="ro1">
          <table:table-cell office:value-type="float" office:value="6.7788544305698">
            <text:p>6.779E+00</text:p>
          </table:table-cell>
          <table:table-cell table:formula="of:=1/[.A210]" office:value-type="float" office:value="0.147517550382911">
            <text:p>1.475E-01</text:p>
          </table:table-cell>
          <table:table-cell office:value-type="float" office:value="1.9005654912798">
            <text:p>1.901E+00</text:p>
          </table:table-cell>
          <table:table-cell table:formula="of:=[.B211]-[.B210]" office:value-type="float" office:value="-0.00451333416755315">
            <text:p>-4.513E-03</text:p>
          </table:table-cell>
          <table:table-cell table:formula="of:=[.B210]-[.B209]" office:value-type="float" office:value="-0.00465577881601978">
            <text:p>-4.656E-03</text:p>
          </table:table-cell>
          <table:table-cell table:style-name="ce4" table:formula="of:=2*(([.C211]-[.C210])/[.D210]+([.C209]-[.C210])/[.E210])/([.D210]+[.E210])" office:value-type="float" office:value="19.6051435112055">
            <text:p>1.961E+01</text:p>
          </table:table-cell>
          <table:table-cell table:style-name="ce4" table:formula="of:=[.F210]/[.C210]/600" office:value-type="float" office:value="0.0171923773925516">
            <text:p>1.719E-02</text:p>
          </table:table-cell>
          <table:table-cell/>
          <table:table-cell office:value-type="float" office:value="6.7788544305698">
            <text:p>6.779E+00</text:p>
          </table:table-cell>
          <table:table-cell office:value-type="float" office:value="1.9005654912798">
            <text:p>1.901E+00</text:p>
          </table:table-cell>
          <table:table-cell table:style-name="ce4" office:value-type="float" office:value="19.6051435106975">
            <text:p>1.961E+01</text:p>
          </table:table-cell>
        </table:table-row>
        <table:table-row table:style-name="ro1">
          <table:table-cell office:value-type="float" office:value="6.9928008171035">
            <text:p>6.993E+00</text:p>
          </table:table-cell>
          <table:table-cell table:formula="of:=1/[.A211]" office:value-type="float" office:value="0.143004216215358">
            <text:p>1.430E-01</text:p>
          </table:table-cell>
          <table:table-cell office:value-type="float" office:value="1.91056414528379">
            <text:p>1.911E+00</text:p>
          </table:table-cell>
          <table:table-cell table:formula="of:=[.B212]-[.B211]" office:value-type="float" office:value="-0.00437524764662664">
            <text:p>-4.375E-03</text:p>
          </table:table-cell>
          <table:table-cell table:formula="of:=[.B211]-[.B210]" office:value-type="float" office:value="-0.00451333416755315">
            <text:p>-4.513E-03</text:p>
          </table:table-cell>
          <table:table-cell table:style-name="ce4" table:formula="of:=2*(([.C212]-[.C211])/[.D211]+([.C210]-[.C211])/[.E211])/([.D211]+[.E211])" office:value-type="float" office:value="20.9686250511094">
            <text:p>2.097E+01</text:p>
          </table:table-cell>
          <table:table-cell table:style-name="ce4" table:formula="of:=[.F211]/[.C211]/600" office:value-type="float" office:value="0.0182918267909422">
            <text:p>1.829E-02</text:p>
          </table:table-cell>
          <table:table-cell/>
          <table:table-cell office:value-type="float" office:value="6.9928008171035">
            <text:p>6.993E+00</text:p>
          </table:table-cell>
          <table:table-cell office:value-type="float" office:value="1.91056414528379">
            <text:p>1.911E+00</text:p>
          </table:table-cell>
          <table:table-cell table:style-name="ce4" office:value-type="float" office:value="20.9686250516806">
            <text:p>2.097E+01</text:p>
          </table:table-cell>
        </table:table-row>
        <table:table-row table:style-name="ro1">
          <table:table-cell office:value-type="float" office:value="7.21349953277772">
            <text:p>7.213E+00</text:p>
          </table:table-cell>
          <table:table-cell table:formula="of:=1/[.A212]" office:value-type="float" office:value="0.138628968568731">
            <text:p>1.386E-01</text:p>
          </table:table-cell>
          <table:table-cell office:value-type="float" office:value="1.92066462037373">
            <text:p>1.921E+00</text:p>
          </table:table-cell>
          <table:table-cell table:formula="of:=[.B213]-[.B212]" office:value-type="float" office:value="-0.00424138591530179">
            <text:p>-4.241E-03</text:p>
          </table:table-cell>
          <table:table-cell table:formula="of:=[.B212]-[.B211]" office:value-type="float" office:value="-0.00437524764662664">
            <text:p>-4.375E-03</text:p>
          </table:table-cell>
          <table:table-cell table:style-name="ce4" table:formula="of:=2*(([.C213]-[.C212])/[.D212]+([.C211]-[.C212])/[.E212])/([.D212]+[.E212])" office:value-type="float" office:value="22.4252090396503">
            <text:p>2.243E+01</text:p>
          </table:table-cell>
          <table:table-cell table:style-name="ce4" table:formula="of:=[.F212]/[.C212]/600" office:value-type="float" office:value="0.0194595912284491">
            <text:p>1.946E-02</text:p>
          </table:table-cell>
          <table:table-cell/>
          <table:table-cell office:value-type="float" office:value="7.21349953277772">
            <text:p>7.213E+00</text:p>
          </table:table-cell>
          <table:table-cell office:value-type="float" office:value="1.92066462037373">
            <text:p>1.921E+00</text:p>
          </table:table-cell>
          <table:table-cell table:style-name="ce4" office:value-type="float" office:value="22.42520903932">
            <text:p>2.243E+01</text:p>
          </table:table-cell>
        </table:table-row>
        <table:table-row table:style-name="ro1">
          <table:table-cell office:value-type="float" office:value="7.44116368681836">
            <text:p>7.441E+00</text:p>
          </table:table-cell>
          <table:table-cell table:formula="of:=1/[.A213]" office:value-type="float" office:value="0.134387582653429">
            <text:p>1.344E-01</text:p>
          </table:table-cell>
          <table:table-cell office:value-type="float" office:value="1.93086585014629">
            <text:p>1.931E+00</text:p>
          </table:table-cell>
          <table:table-cell table:formula="of:=[.B214]-[.B213]" office:value-type="float" office:value="-0.00411161971514737">
            <text:p>-4.112E-03</text:p>
          </table:table-cell>
          <table:table-cell table:formula="of:=[.B213]-[.B212]" office:value-type="float" office:value="-0.00424138591530179">
            <text:p>-4.241E-03</text:p>
          </table:table-cell>
          <table:table-cell table:style-name="ce4" table:formula="of:=2*(([.C214]-[.C213])/[.D213]+([.C212]-[.C213])/[.E213])/([.D213]+[.E213])" office:value-type="float" office:value="23.9811515538603">
            <text:p>2.398E+01</text:p>
          </table:table-cell>
          <table:table-cell table:style-name="ce4" table:formula="of:=[.F213]/[.C213]/600" office:value-type="float" office:value="0.0206998253763058">
            <text:p>2.070E-02</text:p>
          </table:table-cell>
          <table:table-cell/>
          <table:table-cell office:value-type="float" office:value="7.44116368681836">
            <text:p>7.441E+00</text:p>
          </table:table-cell>
          <table:table-cell office:value-type="float" office:value="1.93086585014629">
            <text:p>1.931E+00</text:p>
          </table:table-cell>
          <table:table-cell table:style-name="ce4" office:value-type="float" office:value="23.9811515534703">
            <text:p>2.398E+01</text:p>
          </table:table-cell>
        </table:table-row>
        <table:table-row table:style-name="ro1">
          <table:table-cell office:value-type="float" office:value="7.676013114359">
            <text:p>7.676E+00</text:p>
          </table:table-cell>
          <table:table-cell table:formula="of:=1/[.A214]" office:value-type="float" office:value="0.130275962938282">
            <text:p>1.303E-01</text:p>
          </table:table-cell>
          <table:table-cell office:value-type="float" office:value="1.94116677981587">
            <text:p>1.941E+00</text:p>
          </table:table-cell>
          <table:table-cell table:formula="of:=[.B215]-[.B214]" office:value-type="float" office:value="-0.00398582374242268">
            <text:p>-3.986E-03</text:p>
          </table:table-cell>
          <table:table-cell table:formula="of:=[.B214]-[.B213]" office:value-type="float" office:value="-0.00411161971514737">
            <text:p>-4.112E-03</text:p>
          </table:table-cell>
          <table:table-cell table:style-name="ce4" table:formula="of:=2*(([.C215]-[.C214])/[.D214]+([.C213]-[.C214])/[.E214])/([.D214]+[.E214])" office:value-type="float" office:value="25.643123497233">
            <text:p>2.564E+01</text:p>
          </table:table-cell>
          <table:table-cell table:style-name="ce4" table:formula="of:=[.F214]/[.C214]/600" office:value-type="float" office:value="0.0220169331179822">
            <text:p>2.202E-02</text:p>
          </table:table-cell>
          <table:table-cell/>
          <table:table-cell office:value-type="float" office:value="7.676013114359">
            <text:p>7.676E+00</text:p>
          </table:table-cell>
          <table:table-cell office:value-type="float" office:value="1.94116677981587">
            <text:p>1.941E+00</text:p>
          </table:table-cell>
          <table:table-cell table:style-name="ce4" office:value-type="float" office:value="25.6431234976067">
            <text:p>2.564E+01</text:p>
          </table:table-cell>
        </table:table-row>
        <table:table-row table:style-name="ro1">
          <table:table-cell office:value-type="float" office:value="7.91827458871616">
            <text:p>7.918E+00</text:p>
          </table:table-cell>
          <table:table-cell table:formula="of:=1/[.A215]" office:value-type="float" office:value="0.126290139195859">
            <text:p>1.263E-01</text:p>
          </table:table-cell>
          <table:table-cell office:value-type="float" office:value="1.95156636579781">
            <text:p>1.952E+00</text:p>
          </table:table-cell>
          <table:table-cell table:formula="of:=[.B216]-[.B215]" office:value-type="float" office:value="-0.00386387652708581">
            <text:p>-3.864E-03</text:p>
          </table:table-cell>
          <table:table-cell table:formula="of:=[.B215]-[.B214]" office:value-type="float" office:value="-0.00398582374242268">
            <text:p>-3.986E-03</text:p>
          </table:table-cell>
          <table:table-cell table:style-name="ce4" table:formula="of:=2*(([.C216]-[.C215])/[.D215]+([.C214]-[.C215])/[.E215])/([.D215]+[.E215])" office:value-type="float" office:value="27.4182378777179">
            <text:p>2.742E+01</text:p>
          </table:table-cell>
          <table:table-cell table:style-name="ce4" table:formula="of:=[.F215]/[.C215]/600" office:value-type="float" office:value="0.0234155824420804">
            <text:p>2.342E-02</text:p>
          </table:table-cell>
          <table:table-cell/>
          <table:table-cell office:value-type="float" office:value="7.91827458871616">
            <text:p>7.918E+00</text:p>
          </table:table-cell>
          <table:table-cell office:value-type="float" office:value="1.95156636579781">
            <text:p>1.952E+00</text:p>
          </table:table-cell>
          <table:table-cell table:style-name="ce4" office:value-type="float" office:value="27.4182378779657">
            <text:p>2.742E+01</text:p>
          </table:table-cell>
        </table:table-row>
        <table:table-row table:style-name="ro1">
          <table:table-cell office:value-type="float" office:value="8.16818204036431">
            <text:p>8.168E+00</text:p>
          </table:table-cell>
          <table:table-cell table:formula="of:=1/[.A216]" office:value-type="float" office:value="0.122426262668774">
            <text:p>1.224E-01</text:p>
          </table:table-cell>
          <table:table-cell office:value-type="float" office:value="1.96206357531416">
            <text:p>1.962E+00</text:p>
          </table:table-cell>
          <table:table-cell table:formula="of:=[.B217]-[.B216]" office:value-type="float" office:value="-0.0037456603154986">
            <text:p>-3.746E-03</text:p>
          </table:table-cell>
          <table:table-cell table:formula="of:=[.B216]-[.B215]" office:value-type="float" office:value="-0.00386387652708581">
            <text:p>-3.864E-03</text:p>
          </table:table-cell>
          <table:table-cell table:style-name="ce4" table:formula="of:=2*(([.C217]-[.C216])/[.D216]+([.C215]-[.C216])/[.E216])/([.D216]+[.E216])" office:value-type="float" office:value="29.3140789073764">
            <text:p>2.931E+01</text:p>
          </table:table-cell>
          <table:table-cell table:style-name="ce4" table:formula="of:=[.F216]/[.C216]/600" office:value-type="float" office:value="0.02490072125779">
            <text:p>2.490E-02</text:p>
          </table:table-cell>
          <table:table-cell/>
          <table:table-cell office:value-type="float" office:value="8.16818204036431">
            <text:p>8.168E+00</text:p>
          </table:table-cell>
          <table:table-cell office:value-type="float" office:value="1.96206357531416">
            <text:p>1.962E+00</text:p>
          </table:table-cell>
          <table:table-cell table:style-name="ce4" office:value-type="float" office:value="29.3140789069853">
            <text:p>2.931E+01</text:p>
          </table:table-cell>
        </table:table-row>
        <table:table-row table:style-name="ro1">
          <table:table-cell office:value-type="float" office:value="8.42597678282179">
            <text:p>8.426E+00</text:p>
          </table:table-cell>
          <table:table-cell table:formula="of:=1/[.A217]" office:value-type="float" office:value="0.118680602353275">
            <text:p>1.187E-01</text:p>
          </table:table-cell>
          <table:table-cell office:value-type="float" office:value="1.97265738602239">
            <text:p>1.973E+00</text:p>
          </table:table-cell>
          <table:table-cell table:formula="of:=[.B218]-[.B217]" office:value-type="float" office:value="-0.00363106095672323">
            <text:p>-3.631E-03</text:p>
          </table:table-cell>
          <table:table-cell table:formula="of:=[.B217]-[.B216]" office:value-type="float" office:value="-0.0037456603154986">
            <text:p>-3.746E-03</text:p>
          </table:table-cell>
          <table:table-cell table:style-name="ce4" table:formula="of:=2*(([.C218]-[.C217])/[.D217]+([.C216]-[.C217])/[.E217])/([.D217]+[.E217])" office:value-type="float" office:value="31.3387330735309">
            <text:p>3.134E+01</text:p>
          </table:table-cell>
          <table:table-cell table:style-name="ce4" table:formula="of:=[.F217]/[.C217]/600" office:value-type="float" office:value="0.0264775942134258">
            <text:p>2.648E-02</text:p>
          </table:table-cell>
          <table:table-cell/>
          <table:table-cell office:value-type="float" office:value="8.42597678282179">
            <text:p>8.426E+00</text:p>
          </table:table-cell>
          <table:table-cell office:value-type="float" office:value="1.97265738602239">
            <text:p>1.973E+00</text:p>
          </table:table-cell>
          <table:table-cell table:style-name="ce4" office:value-type="float" office:value="31.338733074148">
            <text:p>3.134E+01</text:p>
          </table:table-cell>
        </table:table-row>
        <table:table-row table:style-name="ro1">
          <table:table-cell office:value-type="float" office:value="8.69190774566592">
            <text:p>8.692E+00</text:p>
          </table:table-cell>
          <table:table-cell table:formula="of:=1/[.A218]" office:value-type="float" office:value="0.115049541396552">
            <text:p>1.150E-01</text:p>
          </table:table-cell>
          <table:table-cell office:value-type="float" office:value="1.98334678566805">
            <text:p>1.983E+00</text:p>
          </table:table-cell>
          <table:table-cell table:formula="of:=[.B219]-[.B218]" office:value-type="float" office:value="-0.00351996779229692">
            <text:p>-3.520E-03</text:p>
          </table:table-cell>
          <table:table-cell table:formula="of:=[.B218]-[.B217]" office:value-type="float" office:value="-0.00363106095672323">
            <text:p>-3.631E-03</text:p>
          </table:table-cell>
          <table:table-cell table:style-name="ce4" table:formula="of:=2*(([.C219]-[.C218])/[.D218]+([.C217]-[.C218])/[.E218])/([.D218]+[.E218])" office:value-type="float" office:value="33.5008223485854">
            <text:p>3.350E+01</text:p>
          </table:table-cell>
          <table:table-cell table:style-name="ce4" table:formula="of:=[.F218]/[.C218]/600" office:value-type="float" office:value="0.0281517606087744">
            <text:p>2.815E-02</text:p>
          </table:table-cell>
          <table:table-cell/>
          <table:table-cell office:value-type="float" office:value="8.69190774566592">
            <text:p>8.692E+00</text:p>
          </table:table-cell>
          <table:table-cell office:value-type="float" office:value="1.98334678566805">
            <text:p>1.983E+00</text:p>
          </table:table-cell>
          <table:table-cell table:style-name="ce4" office:value-type="float" office:value="33.5008223478287">
            <text:p>3.350E+01</text:p>
          </table:table-cell>
        </table:table-row>
        <table:table-row table:style-name="ro1">
          <table:table-cell office:value-type="float" office:value="8.9662317149023">
            <text:p>8.966E+00</text:p>
          </table:table-cell>
          <table:table-cell table:formula="of:=1/[.A219]" office:value-type="float" office:value="0.111529573604255">
            <text:p>1.115E-01</text:p>
          </table:table-cell>
          <table:table-cell office:value-type="float" office:value="1.99413077176318">
            <text:p>1.994E+00</text:p>
          </table:table-cell>
          <table:table-cell table:formula="of:=[.B220]-[.B219]" office:value-type="float" office:value="-0.00341227354937854">
            <text:p>-3.412E-03</text:p>
          </table:table-cell>
          <table:table-cell table:formula="of:=[.B219]-[.B218]" office:value-type="float" office:value="-0.00351996779229692">
            <text:p>-3.520E-03</text:p>
          </table:table-cell>
          <table:table-cell table:style-name="ce4" table:formula="of:=2*(([.C220]-[.C219])/[.D219]+([.C218]-[.C219])/[.E219])/([.D219]+[.E219])" office:value-type="float" office:value="35.8095396968221">
            <text:p>3.581E+01</text:p>
          </table:table-cell>
          <table:table-cell table:style-name="ce4" table:formula="of:=[.F219]/[.C219]/600" office:value-type="float" office:value="0.0299291134796539">
            <text:p>2.993E-02</text:p>
          </table:table-cell>
          <table:table-cell/>
          <table:table-cell office:value-type="float" office:value="8.9662317149023">
            <text:p>8.966E+00</text:p>
          </table:table-cell>
          <table:table-cell office:value-type="float" office:value="1.99413077176318">
            <text:p>1.994E+00</text:p>
          </table:table-cell>
          <table:table-cell table:style-name="ce4" office:value-type="float" office:value="35.8095396973079">
            <text:p>3.581E+01</text:p>
          </table:table-cell>
        </table:table-row>
        <table:table-row table:style-name="ro1">
          <table:table-cell office:value-type="float" office:value="9.24921358092033">
            <text:p>9.249E+00</text:p>
          </table:table-cell>
          <table:table-cell table:formula="of:=1/[.A220]" office:value-type="float" office:value="0.108117300054876">
            <text:p>1.081E-01</text:p>
          </table:table-cell>
          <table:table-cell office:value-type="float" office:value="2.00500835129286">
            <text:p>2.005E+00</text:p>
          </table:table-cell>
          <table:table-cell table:formula="of:=[.B221]-[.B220]" office:value-type="float" office:value="-0.00330787423716471">
            <text:p>-3.308E-03</text:p>
          </table:table-cell>
          <table:table-cell table:formula="of:=[.B220]-[.B219]" office:value-type="float" office:value="-0.00341227354937854">
            <text:p>-3.412E-03</text:p>
          </table:table-cell>
          <table:table-cell table:style-name="ce4" table:formula="of:=2*(([.C221]-[.C220])/[.D220]+([.C219]-[.C220])/[.E220])/([.D220]+[.E220])" office:value-type="float" office:value="38.2746871525626">
            <text:p>3.827E+01</text:p>
          </table:table-cell>
          <table:table-cell table:style-name="ce4" table:formula="of:=[.F220]/[.C220]/600" office:value-type="float" office:value="0.0318159000251233">
            <text:p>3.182E-02</text:p>
          </table:table-cell>
          <table:table-cell/>
          <table:table-cell office:value-type="float" office:value="9.24921358092033">
            <text:p>9.249E+00</text:p>
          </table:table-cell>
          <table:table-cell office:value-type="float" office:value="2.00500835129286">
            <text:p>2.005E+00</text:p>
          </table:table-cell>
          <table:table-cell table:style-name="ce4" office:value-type="float" office:value="38.2746871518411">
            <text:p>3.827E+01</text:p>
          </table:table-cell>
        </table:table-row>
        <table:table-row table:style-name="ro1">
          <table:table-cell office:value-type="float" office:value="9.54112659427442">
            <text:p>9.541E+00</text:p>
          </table:table-cell>
          <table:table-cell table:formula="of:=1/[.A221]" office:value-type="float" office:value="0.104809425817712">
            <text:p>1.048E-01</text:p>
          </table:table-cell>
          <table:table-cell office:value-type="float" office:value="2.01597854045387">
            <text:p>2.016E+00</text:p>
          </table:table-cell>
          <table:table-cell table:formula="of:=[.B222]-[.B221]" office:value-type="float" office:value="-0.00320666904647508">
            <text:p>-3.207E-03</text:p>
          </table:table-cell>
          <table:table-cell table:formula="of:=[.B221]-[.B220]" office:value-type="float" office:value="-0.00330787423716471">
            <text:p>-3.308E-03</text:p>
          </table:table-cell>
          <table:table-cell table:style-name="ce4" table:formula="of:=2*(([.C222]-[.C221])/[.D221]+([.C220]-[.C221])/[.E221])/([.D221]+[.E221])" office:value-type="float" office:value="40.9067166485685">
            <text:p>4.091E+01</text:p>
          </table:table-cell>
          <table:table-cell table:style-name="ce4" table:formula="of:=[.F221]/[.C221]/600" office:value-type="float" office:value="0.0338187434602345">
            <text:p>3.382E-02</text:p>
          </table:table-cell>
          <table:table-cell/>
          <table:table-cell office:value-type="float" office:value="9.54112659427442">
            <text:p>9.541E+00</text:p>
          </table:table-cell>
          <table:table-cell office:value-type="float" office:value="2.01597854045387">
            <text:p>2.016E+00</text:p>
          </table:table-cell>
          <table:table-cell table:style-name="ce4" office:value-type="float" office:value="40.906716649099">
            <text:p>4.091E+01</text:p>
          </table:table-cell>
        </table:table-row>
        <table:table-row table:style-name="ro1">
          <table:table-cell office:value-type="float" office:value="9.84225262953788">
            <text:p>9.842E+00</text:p>
          </table:table-cell>
          <table:table-cell table:formula="of:=1/[.A222]" office:value-type="float" office:value="0.101602756771237">
            <text:p>1.016E-01</text:p>
          </table:table-cell>
          <table:table-cell office:value-type="float" office:value="2.02704036443028">
            <text:p>2.027E+00</text:p>
          </table:table-cell>
          <table:table-cell table:formula="of:=[.B223]-[.B222]" office:value-type="float" office:value="-0.00310856025241046">
            <text:p>-3.109E-03</text:p>
          </table:table-cell>
          <table:table-cell table:formula="of:=[.B222]-[.B221]" office:value-type="float" office:value="-0.00320666904647508">
            <text:p>-3.207E-03</text:p>
          </table:table-cell>
          <table:table-cell table:style-name="ce4" table:formula="of:=2*(([.C223]-[.C222])/[.D222]+([.C221]-[.C222])/[.E222])/([.D222]+[.E222])" office:value-type="float" office:value="43.7167739665991">
            <text:p>4.372E+01</text:p>
          </table:table-cell>
          <table:table-cell table:style-name="ce4" table:formula="of:=[.F222]/[.C222]/600" office:value-type="float" office:value="0.0359446665310043">
            <text:p>3.594E-02</text:p>
          </table:table-cell>
          <table:table-cell/>
          <table:table-cell office:value-type="float" office:value="9.84225262953788">
            <text:p>9.842E+00</text:p>
          </table:table-cell>
          <table:table-cell office:value-type="float" office:value="2.02704036443028">
            <text:p>2.027E+00</text:p>
          </table:table-cell>
          <table:table-cell table:style-name="ce4" office:value-type="float" office:value="43.7167739676077">
            <text:p>4.372E+01</text:p>
          </table:table-cell>
        </table:table-row>
        <table:table-row table:style-name="ro1">
          <table:table-cell office:value-type="float" office:value="10.1528824574843">
            <text:p>1.015E+01</text:p>
          </table:table-cell>
          <table:table-cell table:formula="of:=1/[.A223]" office:value-type="float" office:value="0.098494196518826">
            <text:p>9.849E-02</text:p>
          </table:table-cell>
          <table:table-cell office:value-type="float" office:value="2.03819285721284">
            <text:p>2.038E+00</text:p>
          </table:table-cell>
          <table:table-cell table:formula="of:=[.B224]-[.B223]" office:value-type="float" office:value="-0.00301345311998621">
            <text:p>-3.013E-03</text:p>
          </table:table-cell>
          <table:table-cell table:formula="of:=[.B223]-[.B222]" office:value-type="float" office:value="-0.00310856025241046">
            <text:p>-3.109E-03</text:p>
          </table:table-cell>
          <table:table-cell table:style-name="ce4" table:formula="of:=2*(([.C224]-[.C223])/[.D223]+([.C222]-[.C223])/[.E223])/([.D223]+[.E223])" office:value-type="float" office:value="46.7167460721266">
            <text:p>4.672E+01</text:p>
          </table:table-cell>
          <table:table-cell table:style-name="ce4" table:formula="of:=[.F223]/[.C223]/600" office:value-type="float" office:value="0.0382011168266074">
            <text:p>3.820E-02</text:p>
          </table:table-cell>
          <table:table-cell/>
          <table:table-cell office:value-type="float" office:value="10.1528824574843">
            <text:p>1.015E+01</text:p>
          </table:table-cell>
          <table:table-cell office:value-type="float" office:value="2.03819285721284">
            <text:p>2.038E+00</text:p>
          </table:table-cell>
          <table:table-cell table:style-name="ce4" office:value-type="float" office:value="46.7167460704241">
            <text:p>4.672E+01</text:p>
          </table:table-cell>
        </table:table-row>
        <table:table-row table:style-name="ro1">
          <table:table-cell office:value-type="float" office:value="10.473316025859">
            <text:p>1.047E+01</text:p>
          </table:table-cell>
          <table:table-cell table:formula="of:=1/[.A224]" office:value-type="float" office:value="0.0954807433988398">
            <text:p>9.548E-02</text:p>
          </table:table-cell>
          <table:table-cell office:value-type="float" office:value="2.0494350614704">
            <text:p>2.049E+00</text:p>
          </table:table-cell>
          <table:table-cell table:formula="of:=[.B225]-[.B224]" office:value-type="float" office:value="-0.00292125581265949">
            <text:p>-2.921E-03</text:p>
          </table:table-cell>
          <table:table-cell table:formula="of:=[.B224]-[.B223]" office:value-type="float" office:value="-0.00301345311998621">
            <text:p>-3.013E-03</text:p>
          </table:table-cell>
          <table:table-cell table:style-name="ce4" table:formula="of:=2*(([.C225]-[.C224])/[.D224]+([.C223]-[.C224])/[.E224])/([.D224]+[.E224])" office:value-type="float" office:value="49.919312261483">
            <text:p>4.992E+01</text:p>
          </table:table-cell>
          <table:table-cell table:style-name="ce4" table:formula="of:=[.F224]/[.C224]/600" office:value-type="float" office:value="0.0405959941514058">
            <text:p>4.060E-02</text:p>
          </table:table-cell>
          <table:table-cell/>
          <table:table-cell office:value-type="float" office:value="10.473316025859">
            <text:p>1.047E+01</text:p>
          </table:table-cell>
          <table:table-cell office:value-type="float" office:value="2.0494350614704">
            <text:p>2.049E+00</text:p>
          </table:table-cell>
          <table:table-cell table:style-name="ce4" office:value-type="float" office:value="49.919312262532">
            <text:p>4.992E+01</text:p>
          </table:table-cell>
        </table:table-row>
        <table:table-row table:style-name="ro1">
          <table:table-cell office:value-type="float" office:value="10.8038627490123">
            <text:p>1.080E+01</text:p>
          </table:table-cell>
          <table:table-cell table:formula="of:=1/[.A225]" office:value-type="float" office:value="0.0925594875861803">
            <text:p>9.256E-02</text:p>
          </table:table-cell>
          <table:table-cell office:value-type="float" office:value="2.06076602848364">
            <text:p>2.061E+00</text:p>
          </table:table-cell>
          <table:table-cell table:formula="of:=[.B226]-[.B225]" office:value-type="float" office:value="-0.00283187930364626">
            <text:p>-2.832E-03</text:p>
          </table:table-cell>
          <table:table-cell table:formula="of:=[.B225]-[.B224]" office:value-type="float" office:value="-0.00292125581265949">
            <text:p>-2.921E-03</text:p>
          </table:table-cell>
          <table:table-cell table:style-name="ce4" table:formula="of:=2*(([.C226]-[.C225])/[.D225]+([.C224]-[.C225])/[.E225])/([.D225]+[.E225])" office:value-type="float" office:value="53.3379995702251">
            <text:p>5.334E+01</text:p>
          </table:table-cell>
          <table:table-cell table:style-name="ce4" table:formula="of:=[.F225]/[.C225]/600" office:value-type="float" office:value="0.0431376802226245">
            <text:p>4.314E-02</text:p>
          </table:table-cell>
          <table:table-cell/>
          <table:table-cell office:value-type="float" office:value="10.8038627490123">
            <text:p>1.080E+01</text:p>
          </table:table-cell>
          <table:table-cell office:value-type="float" office:value="2.06076602848364">
            <text:p>2.061E+00</text:p>
          </table:table-cell>
          <table:table-cell table:style-name="ce4" office:value-type="float" office:value="53.3379995698098">
            <text:p>5.334E+01</text:p>
          </table:table-cell>
        </table:table-row>
        <table:table-row table:style-name="ro1">
          <table:table-cell office:value-type="float" office:value="11.1448418066734">
            <text:p>1.114E+01</text:p>
          </table:table-cell>
          <table:table-cell table:formula="of:=1/[.A226]" office:value-type="float" office:value="0.0897276082825341">
            <text:p>8.973E-02</text:p>
          </table:table-cell>
          <table:table-cell office:value-type="float" office:value="2.07218481815344">
            <text:p>2.072E+00</text:p>
          </table:table-cell>
          <table:table-cell table:formula="of:=[.B227]-[.B226]" office:value-type="float" office:value="-0.00274523728995717">
            <text:p>-2.745E-03</text:p>
          </table:table-cell>
          <table:table-cell table:formula="of:=[.B226]-[.B225]" office:value-type="float" office:value="-0.00283187930364626">
            <text:p>-2.832E-03</text:p>
          </table:table-cell>
          <table:table-cell table:style-name="ce4" table:formula="of:=2*(([.C227]-[.C226])/[.D226]+([.C225]-[.C226])/[.E226])/([.D226]+[.E226])" office:value-type="float" office:value="56.9872428325645">
            <text:p>5.699E+01</text:p>
          </table:table-cell>
          <table:table-cell table:style-name="ce4" table:formula="of:=[.F226]/[.C226]/600" office:value-type="float" office:value="0.0458350708982181">
            <text:p>4.584E-02</text:p>
          </table:table-cell>
          <table:table-cell/>
          <table:table-cell office:value-type="float" office:value="11.1448418066734">
            <text:p>1.114E+01</text:p>
          </table:table-cell>
          <table:table-cell office:value-type="float" office:value="2.07218481815344">
            <text:p>2.072E+00</text:p>
          </table:table-cell>
          <table:table-cell table:style-name="ce4" office:value-type="float" office:value="56.9872428319761">
            <text:p>5.699E+01</text:p>
          </table:table-cell>
        </table:table-row>
        <table:table-row table:style-name="ro1">
          <table:table-cell office:value-type="float" office:value="11.4965824521539">
            <text:p>1.150E+01</text:p>
          </table:table-cell>
          <table:table-cell table:formula="of:=1/[.A227]" office:value-type="float" office:value="0.0869823709925769">
            <text:p>8.698E-02</text:p>
          </table:table-cell>
          <table:table-cell office:value-type="float" office:value="2.08369049909751">
            <text:p>2.084E+00</text:p>
          </table:table-cell>
          <table:table-cell table:formula="of:=[.B228]-[.B227]" office:value-type="float" office:value="-0.00266124610906698">
            <text:p>-2.661E-03</text:p>
          </table:table-cell>
          <table:table-cell table:formula="of:=[.B227]-[.B226]" office:value-type="float" office:value="-0.00274523728995717">
            <text:p>-2.745E-03</text:p>
          </table:table-cell>
          <table:table-cell table:style-name="ce4" table:formula="of:=2*(([.C228]-[.C227])/[.D227]+([.C226]-[.C227])/[.E227])/([.D227]+[.E227])" office:value-type="float" office:value="60.8824500331231">
            <text:p>6.088E+01</text:p>
          </table:table-cell>
          <table:table-cell table:style-name="ce4" table:formula="of:=[.F227]/[.C227]/600" office:value-type="float" office:value="0.0486976113291078">
            <text:p>4.870E-02</text:p>
          </table:table-cell>
          <table:table-cell/>
          <table:table-cell office:value-type="float" office:value="11.4965824521539">
            <text:p>1.150E+01</text:p>
          </table:table-cell>
          <table:table-cell office:value-type="float" office:value="2.08369049909751">
            <text:p>2.084E+00</text:p>
          </table:table-cell>
          <table:table-cell table:style-name="ce4" office:value-type="float" office:value="60.8824500341873">
            <text:p>6.088E+01</text:p>
          </table:table-cell>
        </table:table-row>
        <table:table-row table:style-name="ro1">
          <table:table-cell office:value-type="float" office:value="11.8594243302791">
            <text:p>1.186E+01</text:p>
          </table:table-cell>
          <table:table-cell table:formula="of:=1/[.A228]" office:value-type="float" office:value="0.0843211248835099">
            <text:p>8.432E-02</text:p>
          </table:table-cell>
          <table:table-cell office:value-type="float" office:value="2.09528214885088">
            <text:p>2.095E+00</text:p>
          </table:table-cell>
          <table:table-cell table:formula="of:=[.B229]-[.B228]" office:value-type="float" office:value="-0.00257982465812005">
            <text:p>-2.580E-03</text:p>
          </table:table-cell>
          <table:table-cell table:formula="of:=[.B228]-[.B227]" office:value-type="float" office:value="-0.00266124610906698">
            <text:p>-2.661E-03</text:p>
          </table:table-cell>
          <table:table-cell table:style-name="ce4" table:formula="of:=2*(([.C229]-[.C228])/[.D228]+([.C227]-[.C228])/[.E228])/([.D228]+[.E228])" office:value-type="float" office:value="65.040073384111">
            <text:p>6.504E+01</text:p>
          </table:table-cell>
          <table:table-cell table:style-name="ce4" table:formula="of:=[.F228]/[.C228]/600" office:value-type="float" office:value="0.0517353342442696">
            <text:p>5.174E-02</text:p>
          </table:table-cell>
          <table:table-cell/>
          <table:table-cell office:value-type="float" office:value="11.8594243302791">
            <text:p>1.186E+01</text:p>
          </table:table-cell>
          <table:table-cell office:value-type="float" office:value="2.09528214885088">
            <text:p>2.095E+00</text:p>
          </table:table-cell>
          <table:table-cell table:style-name="ce4" office:value-type="float" office:value="65.0400733836447">
            <text:p>6.504E+01</text:p>
          </table:table-cell>
        </table:table-row>
        <table:table-row table:style-name="ro1">
          <table:table-cell office:value-type="float" office:value="12.2337178053523">
            <text:p>1.223E+01</text:p>
          </table:table-cell>
          <table:table-cell table:formula="of:=1/[.A229]" office:value-type="float" office:value="0.0817413002253899">
            <text:p>8.174E-02</text:p>
          </table:table-cell>
          <table:table-cell office:value-type="float" office:value="2.10695885418631">
            <text:p>2.107E+00</text:p>
          </table:table-cell>
          <table:table-cell table:formula="of:=[.B230]-[.B229]" office:value-type="float" office:value="-0.00250089431562468">
            <text:p>-2.501E-03</text:p>
          </table:table-cell>
          <table:table-cell table:formula="of:=[.B229]-[.B228]" office:value-type="float" office:value="-0.00257982465812005">
            <text:p>-2.580E-03</text:p>
          </table:table-cell>
          <table:table-cell table:style-name="ce4" table:formula="of:=2*(([.C230]-[.C229])/[.D229]+([.C228]-[.C229])/[.E229])/([.D229]+[.E229])" office:value-type="float" office:value="69.477686720169">
            <text:p>6.948E+01</text:p>
          </table:table-cell>
          <table:table-cell table:style-name="ce4" table:formula="of:=[.F229]/[.C229]/600" office:value-type="float" office:value="0.0549589016907188">
            <text:p>5.496E-02</text:p>
          </table:table-cell>
          <table:table-cell/>
          <table:table-cell office:value-type="float" office:value="12.2337178053523">
            <text:p>1.223E+01</text:p>
          </table:table-cell>
          <table:table-cell office:value-type="float" office:value="2.10695885418631">
            <text:p>2.107E+00</text:p>
          </table:table-cell>
          <table:table-cell table:style-name="ce4" office:value-type="float" office:value="69.4776867210149">
            <text:p>6.948E+01</text:p>
          </table:table-cell>
        </table:table-row>
        <table:table-row table:style-name="ro1">
          <table:table-cell office:value-type="float" office:value="12.619824299471">
            <text:p>1.262E+01</text:p>
          </table:table-cell>
          <table:table-cell table:formula="of:=1/[.A230]" office:value-type="float" office:value="0.0792404059097652">
            <text:p>7.924E-02</text:p>
          </table:table-cell>
          <table:table-cell office:value-type="float" office:value="2.11871971157091">
            <text:p>2.119E+00</text:p>
          </table:table-cell>
          <table:table-cell table:formula="of:=[.B231]-[.B230]" office:value-type="float" office:value="-0.00242437886553123">
            <text:p>-2.424E-03</text:p>
          </table:table-cell>
          <table:table-cell table:formula="of:=[.B230]-[.B229]" office:value-type="float" office:value="-0.00250089431562468">
            <text:p>-2.501E-03</text:p>
          </table:table-cell>
          <table:table-cell table:style-name="ce4" table:formula="of:=2*(([.C231]-[.C230])/[.D230]+([.C229]-[.C230])/[.E230])/([.D230]+[.E230])" office:value-type="float" office:value="74.2140697627599">
            <text:p>7.421E+01</text:p>
          </table:table-cell>
          <table:table-cell table:style-name="ce4" table:formula="of:=[.F230]/[.C230]/600" office:value-type="float" office:value="0.0583796505010837">
            <text:p>5.838E-02</text:p>
          </table:table-cell>
          <table:table-cell/>
          <table:table-cell office:value-type="float" office:value="12.619824299471">
            <text:p>1.262E+01</text:p>
          </table:table-cell>
          <table:table-cell office:value-type="float" office:value="2.11871971157091">
            <text:p>2.119E+00</text:p>
          </table:table-cell>
          <table:table-cell table:style-name="ce4" office:value-type="float" office:value="74.2140697610035">
            <text:p>7.421E+01</text:p>
          </table:table-cell>
        </table:table-row>
        <table:table-row table:style-name="ro1">
          <table:table-cell office:value-type="float" office:value="13.0181166415201">
            <text:p>1.302E+01</text:p>
          </table:table-cell>
          <table:table-cell table:formula="of:=1/[.A231]" office:value-type="float" office:value="0.0768160270442339">
            <text:p>7.682E-02</text:p>
          </table:table-cell>
          <table:table-cell office:value-type="float" office:value="2.13056382777438">
            <text:p>2.131E+00</text:p>
          </table:table-cell>
          <table:table-cell table:formula="of:=[.B232]-[.B231]" office:value-type="float" office:value="-0.0023502044236399">
            <text:p>-2.350E-03</text:p>
          </table:table-cell>
          <table:table-cell table:formula="of:=[.B231]-[.B230]" office:value-type="float" office:value="-0.00242437886553123">
            <text:p>-2.424E-03</text:p>
          </table:table-cell>
          <table:table-cell table:style-name="ce4" table:formula="of:=2*(([.C232]-[.C231])/[.D231]+([.C230]-[.C231])/[.E231])/([.D231]+[.E231])" office:value-type="float" office:value="79.2692996305946">
            <text:p>7.927E+01</text:p>
          </table:table-cell>
          <table:table-cell table:style-name="ce4" table:formula="of:=[.F231]/[.C231]/600" office:value-type="float" office:value="0.0620096416085005">
            <text:p>6.201E-02</text:p>
          </table:table-cell>
          <table:table-cell/>
          <table:table-cell office:value-type="float" office:value="13.0181166415201">
            <text:p>1.302E+01</text:p>
          </table:table-cell>
          <table:table-cell office:value-type="float" office:value="2.13056382777438">
            <text:p>2.131E+00</text:p>
          </table:table-cell>
          <table:table-cell table:style-name="ce4" office:value-type="float" office:value="79.2692996307743">
            <text:p>7.927E+01</text:p>
          </table:table-cell>
        </table:table-row>
        <table:table-row table:style-name="ro1">
          <table:table-cell office:value-type="float" office:value="13.4289794271801">
            <text:p>1.343E+01</text:p>
          </table:table-cell>
          <table:table-cell table:formula="of:=1/[.A232]" office:value-type="float" office:value="0.074465822620594">
            <text:p>7.447E-02</text:p>
          </table:table-cell>
          <table:table-cell office:value-type="float" office:value="2.14249032064158">
            <text:p>2.142E+00</text:p>
          </table:table-cell>
          <table:table-cell table:formula="of:=[.B233]-[.B232]" office:value-type="float" office:value="-0.00227829936625226">
            <text:p>-2.278E-03</text:p>
          </table:table-cell>
          <table:table-cell table:formula="of:=[.B232]-[.B231]" office:value-type="float" office:value="-0.0023502044236399">
            <text:p>-2.350E-03</text:p>
          </table:table-cell>
          <table:table-cell table:style-name="ce4" table:formula="of:=2*(([.C233]-[.C232])/[.D232]+([.C231]-[.C232])/[.E232])/([.D232]+[.E232])" office:value-type="float" office:value="84.6648500972297">
            <text:p>8.466E+01</text:p>
          </table:table-cell>
          <table:table-cell table:style-name="ce4" table:formula="of:=[.F232]/[.C232]/600" office:value-type="float" office:value="0.0658617134163422">
            <text:p>6.586E-02</text:p>
          </table:table-cell>
          <table:table-cell/>
          <table:table-cell office:value-type="float" office:value="13.4289794271801">
            <text:p>1.343E+01</text:p>
          </table:table-cell>
          <table:table-cell office:value-type="float" office:value="2.14249032064158">
            <text:p>2.142E+00</text:p>
          </table:table-cell>
          <table:table-cell table:style-name="ce4" office:value-type="float" office:value="84.6648500982017">
            <text:p>8.466E+01</text:p>
          </table:table-cell>
        </table:table-row>
        <table:table-row table:style-name="ro1">
          <table:table-cell office:value-type="float" office:value="13.8528093902966">
            <text:p>1.385E+01</text:p>
          </table:table-cell>
          <table:table-cell table:formula="of:=1/[.A233]" office:value-type="float" office:value="0.0721875232543418">
            <text:p>7.219E-02</text:p>
          </table:table-cell>
          <table:table-cell office:value-type="float" office:value="2.15449832003865">
            <text:p>2.154E+00</text:p>
          </table:table-cell>
          <table:table-cell table:formula="of:=[.B234]-[.B233]" office:value-type="float" office:value="-0.00220859426101629">
            <text:p>-2.209E-03</text:p>
          </table:table-cell>
          <table:table-cell table:formula="of:=[.B233]-[.B232]" office:value-type="float" office:value="-0.00227829936625226">
            <text:p>-2.278E-03</text:p>
          </table:table-cell>
          <table:table-cell table:style-name="ce4" table:formula="of:=2*(([.C234]-[.C233])/[.D233]+([.C232]-[.C233])/[.E233])/([.D233]+[.E233])" office:value-type="float" office:value="90.4236986592947">
            <text:p>9.042E+01</text:p>
          </table:table-cell>
          <table:table-cell table:style-name="ce4" table:formula="of:=[.F233]/[.C233]/600" office:value-type="float" office:value="0.069949539078524">
            <text:p>6.995E-02</text:p>
          </table:table-cell>
          <table:table-cell/>
          <table:table-cell office:value-type="float" office:value="13.8528093902966">
            <text:p>1.385E+01</text:p>
          </table:table-cell>
          <table:table-cell office:value-type="float" office:value="2.15449832003865">
            <text:p>2.154E+00</text:p>
          </table:table-cell>
          <table:table-cell table:style-name="ce4" office:value-type="float" office:value="90.4236986601394">
            <text:p>9.042E+01</text:p>
          </table:table-cell>
        </table:table-row>
        <table:table-row table:style-name="ro1">
          <table:table-cell office:value-type="float" office:value="14.2900157859715">
            <text:p>1.429E+01</text:p>
          </table:table-cell>
          <table:table-cell table:formula="of:=1/[.A234]" office:value-type="float" office:value="0.0699789289933255">
            <text:p>6.998E-02</text:p>
          </table:table-cell>
          <table:table-cell office:value-type="float" office:value="2.16658696897577">
            <text:p>2.167E+00</text:p>
          </table:table-cell>
          <table:table-cell table:formula="of:=[.B235]-[.B234]" office:value-type="float" office:value="-0.0021410217998777">
            <text:p>-2.141E-03</text:p>
          </table:table-cell>
          <table:table-cell table:formula="of:=[.B234]-[.B233]" office:value-type="float" office:value="-0.00220859426101629">
            <text:p>-2.209E-03</text:p>
          </table:table-cell>
          <table:table-cell table:style-name="ce4" table:formula="of:=2*(([.C235]-[.C234])/[.D234]+([.C233]-[.C234])/[.E234])/([.D234]+[.E234])" office:value-type="float" office:value="96.570441547676">
            <text:p>9.657E+01</text:p>
          </table:table-cell>
          <table:table-cell table:style-name="ce4" table:formula="of:=[.F234]/[.C234]/600" office:value-type="float" office:value="0.0742876876015187">
            <text:p>7.429E-02</text:p>
          </table:table-cell>
          <table:table-cell/>
          <table:table-cell office:value-type="float" office:value="14.2900157859715">
            <text:p>1.429E+01</text:p>
          </table:table-cell>
          <table:table-cell office:value-type="float" office:value="2.16658696897577">
            <text:p>2.167E+00</text:p>
          </table:table-cell>
          <table:table-cell table:style-name="ce4" office:value-type="float" office:value="96.5704415467919">
            <text:p>9.657E+01</text:p>
          </table:table-cell>
        </table:table-row>
        <table:table-row table:style-name="ro1">
          <table:table-cell office:value-type="float" office:value="14.7410207857442">
            <text:p>1.474E+01</text:p>
          </table:table-cell>
          <table:table-cell table:formula="of:=1/[.A235]" office:value-type="float" office:value="0.0678379071934478">
            <text:p>6.784E-02</text:p>
          </table:table-cell>
          <table:table-cell office:value-type="float" office:value="2.17875542490222">
            <text:p>2.179E+00</text:p>
          </table:table-cell>
          <table:table-cell table:formula="of:=[.B236]-[.B235]" office:value-type="float" office:value="-0.00207551673408851">
            <text:p>-2.076E-03</text:p>
          </table:table-cell>
          <table:table-cell table:formula="of:=[.B235]-[.B234]" office:value-type="float" office:value="-0.0021410217998777">
            <text:p>-2.141E-03</text:p>
          </table:table-cell>
          <table:table-cell table:style-name="ce4" table:formula="of:=2*(([.C236]-[.C235])/[.D235]+([.C234]-[.C235])/[.E235])/([.D235]+[.E235])" office:value-type="float" office:value="103.13141633701">
            <text:p>1.031E+02</text:p>
          </table:table-cell>
          <table:table-cell table:style-name="ce4" table:formula="of:=[.F235]/[.C235]/600" office:value-type="float" office:value="0.0788916883145482">
            <text:p>7.889E-02</text:p>
          </table:table-cell>
          <table:table-cell/>
          <table:table-cell office:value-type="float" office:value="14.7410207857442">
            <text:p>1.474E+01</text:p>
          </table:table-cell>
          <table:table-cell office:value-type="float" office:value="2.17875542490222">
            <text:p>2.179E+00</text:p>
          </table:table-cell>
          <table:table-cell table:style-name="ce4" office:value-type="float" office:value="103.131416336265">
            <text:p>1.031E+02</text:p>
          </table:table-cell>
        </table:table-row>
        <table:table-row table:style-name="ro1">
          <table:table-cell office:value-type="float" office:value="15.2062598852454">
            <text:p>1.521E+01</text:p>
          </table:table-cell>
          <table:table-cell table:formula="of:=1/[.A236]" office:value-type="float" office:value="0.0657623904593593">
            <text:p>6.576E-02</text:p>
          </table:table-cell>
          <table:table-cell office:value-type="float" office:value="2.19100286115972">
            <text:p>2.191E+00</text:p>
          </table:table-cell>
          <table:table-cell table:formula="of:=[.B237]-[.B236]" office:value-type="float" office:value="-0.00201201581120193">
            <text:p>-2.012E-03</text:p>
          </table:table-cell>
          <table:table-cell table:formula="of:=[.B236]-[.B235]" office:value-type="float" office:value="-0.00207551673408851">
            <text:p>-2.076E-03</text:p>
          </table:table-cell>
          <table:table-cell table:style-name="ce4" table:formula="of:=2*(([.C237]-[.C236])/[.D236]+([.C235]-[.C236])/[.E236])/([.D236]+[.E236])" office:value-type="float" office:value="110.134831623589">
            <text:p>1.101E+02</text:p>
          </table:table-cell>
          <table:table-cell table:style-name="ce4" table:formula="of:=[.F236]/[.C236]/600" office:value-type="float" office:value="0.0837780981302882">
            <text:p>8.378E-02</text:p>
          </table:table-cell>
          <table:table-cell/>
          <table:table-cell office:value-type="float" office:value="15.2062598852454">
            <text:p>1.521E+01</text:p>
          </table:table-cell>
          <table:table-cell office:value-type="float" office:value="2.19100286115972">
            <text:p>2.191E+00</text:p>
          </table:table-cell>
          <table:table-cell table:style-name="ce4" office:value-type="float" office:value="110.134831624547">
            <text:p>1.101E+02</text:p>
          </table:table-cell>
        </table:table-row>
        <table:table-row table:style-name="ro1">
          <table:table-cell office:value-type="float" office:value="15.6861823247168">
            <text:p>1.569E+01</text:p>
          </table:table-cell>
          <table:table-cell table:formula="of:=1/[.A237]" office:value-type="float" office:value="0.0637503746481574">
            <text:p>6.375E-02</text:p>
          </table:table-cell>
          <table:table-cell office:value-type="float" office:value="2.2033284685687">
            <text:p>2.203E+00</text:p>
          </table:table-cell>
          <table:table-cell table:formula="of:=[.B238]-[.B237]" office:value-type="float" office:value="-0.00195045771399432">
            <text:p>-1.950E-03</text:p>
          </table:table-cell>
          <table:table-cell table:formula="of:=[.B237]-[.B236]" office:value-type="float" office:value="-0.00201201581120193">
            <text:p>-2.012E-03</text:p>
          </table:table-cell>
          <table:table-cell table:style-name="ce4" table:formula="of:=2*(([.C238]-[.C237])/[.D237]+([.C236]-[.C237])/[.E237])/([.D237]+[.E237])" office:value-type="float" office:value="117.610902760158">
            <text:p>1.176E+02</text:p>
          </table:table-cell>
          <table:table-cell table:style-name="ce4" table:formula="of:=[.F237]/[.C237]/600" office:value-type="float" office:value="0.0889645706771378">
            <text:p>8.896E-02</text:p>
          </table:table-cell>
          <table:table-cell/>
          <table:table-cell office:value-type="float" office:value="15.6861823247168">
            <text:p>1.569E+01</text:p>
          </table:table-cell>
          <table:table-cell office:value-type="float" office:value="2.2033284685687">
            <text:p>2.203E+00</text:p>
          </table:table-cell>
          <table:table-cell table:style-name="ce4" office:value-type="float" office:value="117.610902759482">
            <text:p>1.176E+02</text:p>
          </table:table-cell>
        </table:table-row>
        <table:table-row table:style-name="ro1">
          <table:table-cell office:value-type="float" office:value="16.1812515228026">
            <text:p>1.618E+01</text:p>
          </table:table-cell>
          <table:table-cell table:formula="of:=1/[.A238]" office:value-type="float" office:value="0.061799916934163">
            <text:p>6.180E-02</text:p>
          </table:table-cell>
          <table:table-cell office:value-type="float" office:value="2.21573145710906">
            <text:p>2.216E+00</text:p>
          </table:table-cell>
          <table:table-cell table:formula="of:=[.B239]-[.B238]" office:value-type="float" office:value="-0.00189078300125584">
            <text:p>-1.891E-03</text:p>
          </table:table-cell>
          <table:table-cell table:formula="of:=[.B238]-[.B237]" office:value-type="float" office:value="-0.00195045771399432">
            <text:p>-1.950E-03</text:p>
          </table:table-cell>
          <table:table-cell table:style-name="ce4" table:formula="of:=2*(([.C239]-[.C238])/[.D238]+([.C237]-[.C238])/[.E238])/([.D238]+[.E238])" office:value-type="float" office:value="125.591992241213">
            <text:p>1.256E+02</text:p>
          </table:table-cell>
          <table:table-cell table:style-name="ce4" table:formula="of:=[.F238]/[.C238]/600" office:value-type="float" office:value="0.0944699261262444">
            <text:p>9.447E-02</text:p>
          </table:table-cell>
          <table:table-cell/>
          <table:table-cell office:value-type="float" office:value="16.1812515228026">
            <text:p>1.618E+01</text:p>
          </table:table-cell>
          <table:table-cell office:value-type="float" office:value="2.21573145710906">
            <text:p>2.216E+00</text:p>
          </table:table-cell>
          <table:table-cell table:style-name="ce4" office:value-type="float" office:value="125.591992242243">
            <text:p>1.256E+02</text:p>
          </table:table-cell>
        </table:table-row>
        <table:table-row table:style-name="ro1">
          <table:table-cell office:value-type="float" office:value="16.6919455240316">
            <text:p>1.669E+01</text:p>
          </table:table-cell>
          <table:table-cell table:formula="of:=1/[.A239]" office:value-type="float" office:value="0.0599091339329072">
            <text:p>5.991E-02</text:p>
          </table:table-cell>
          <table:table-cell office:value-type="float" office:value="2.22821105764269">
            <text:p>2.228E+00</text:p>
          </table:table-cell>
          <table:table-cell table:formula="of:=[.B240]-[.B239]" office:value-type="float" office:value="-0.00183293405039642">
            <text:p>-1.833E-03</text:p>
          </table:table-cell>
          <table:table-cell table:formula="of:=[.B239]-[.B238]" office:value-type="float" office:value="-0.00189078300125584">
            <text:p>-1.891E-03</text:p>
          </table:table-cell>
          <table:table-cell table:style-name="ce4" table:formula="of:=2*(([.C240]-[.C239])/[.D239]+([.C238]-[.C239])/[.E239])/([.D239]+[.E239])" office:value-type="float" office:value="134.112752884803">
            <text:p>1.341E+02</text:p>
          </table:table-cell>
          <table:table-cell table:style-name="ce4" table:formula="of:=[.F239]/[.C239]/600" office:value-type="float" office:value="0.100314220253658">
            <text:p>1.003E-01</text:p>
          </table:table-cell>
          <table:table-cell/>
          <table:table-cell office:value-type="float" office:value="16.6919455240316">
            <text:p>1.669E+01</text:p>
          </table:table-cell>
          <table:table-cell office:value-type="float" office:value="2.22821105764269">
            <text:p>2.228E+00</text:p>
          </table:table-cell>
          <table:table-cell table:style-name="ce4" office:value-type="float" office:value="134.11275288439">
            <text:p>1.341E+02</text:p>
          </table:table-cell>
        </table:table-row>
        <table:table-row table:style-name="ro1">
          <table:table-cell office:value-type="float" office:value="17.218757460423">
            <text:p>1.722E+01</text:p>
          </table:table-cell>
          <table:table-cell table:formula="of:=1/[.A240]" office:value-type="float" office:value="0.0580761998825108">
            <text:p>5.808E-02</text:p>
          </table:table-cell>
          <table:table-cell office:value-type="float" office:value="2.24076652361014">
            <text:p>2.241E+00</text:p>
          </table:table-cell>
          <table:table-cell table:formula="of:=[.B241]-[.B240]" office:value-type="float" office:value="-0.00177685500180153">
            <text:p>-1.777E-03</text:p>
          </table:table-cell>
          <table:table-cell table:formula="of:=[.B240]-[.B239]" office:value-type="float" office:value="-0.00183293405039642">
            <text:p>-1.833E-03</text:p>
          </table:table-cell>
          <table:table-cell table:style-name="ce4" table:formula="of:=2*(([.C241]-[.C240])/[.D240]+([.C239]-[.C240])/[.E240])/([.D240]+[.E240])" office:value-type="float" office:value="143.210271386312">
            <text:p>1.432E+02</text:p>
          </table:table-cell>
          <table:table-cell table:style-name="ce4" table:formula="of:=[.F240]/[.C240]/600" office:value-type="float" office:value="0.106518810919804">
            <text:p>1.065E-01</text:p>
          </table:table-cell>
          <table:table-cell/>
          <table:table-cell office:value-type="float" office:value="17.218757460423">
            <text:p>1.722E+01</text:p>
          </table:table-cell>
          <table:table-cell office:value-type="float" office:value="2.24076652361014">
            <text:p>2.241E+00</text:p>
          </table:table-cell>
          <table:table-cell table:style-name="ce4" office:value-type="float" office:value="143.210271383841">
            <text:p>1.432E+02</text:p>
          </table:table-cell>
        </table:table-row>
        <table:table-row table:style-name="ro1">
          <table:table-cell office:value-type="float" office:value="17.7621960276601">
            <text:p>1.776E+01</text:p>
          </table:table-cell>
          <table:table-cell table:formula="of:=1/[.A241]" office:value-type="float" office:value="0.0562993448807093">
            <text:p>5.630E-02</text:p>
          </table:table-cell>
          <table:table-cell office:value-type="float" office:value="2.25339713261856">
            <text:p>2.253E+00</text:p>
          </table:table-cell>
          <table:table-cell table:formula="of:=[.B242]-[.B241]" office:value-type="float" office:value="-0.00172249170489474">
            <text:p>-1.722E-03</text:p>
          </table:table-cell>
          <table:table-cell table:formula="of:=[.B241]-[.B240]" office:value-type="float" office:value="-0.00177685500180153">
            <text:p>-1.777E-03</text:p>
          </table:table-cell>
          <table:table-cell table:style-name="ce4" table:formula="of:=2*(([.C242]-[.C241])/[.D241]+([.C240]-[.C241])/[.E241])/([.D241]+[.E241])" office:value-type="float" office:value="152.924209362865">
            <text:p>1.529E+02</text:p>
          </table:table-cell>
          <table:table-cell table:style-name="ce4" table:formula="of:=[.F241]/[.C241]/600" office:value-type="float" office:value="0.113106419894688">
            <text:p>1.131E-01</text:p>
          </table:table-cell>
          <table:table-cell/>
          <table:table-cell office:value-type="float" office:value="17.7621960276601">
            <text:p>1.776E+01</text:p>
          </table:table-cell>
          <table:table-cell office:value-type="float" office:value="2.25339713261856">
            <text:p>2.253E+00</text:p>
          </table:table-cell>
          <table:table-cell table:style-name="ce4" office:value-type="float" office:value="152.924209366431">
            <text:p>1.529E+02</text:p>
          </table:table-cell>
        </table:table-row>
        <table:table-row table:style-name="ro1">
          <table:table-cell office:value-type="float" office:value="18.3227859762927">
            <text:p>1.832E+01</text:p>
          </table:table-cell>
          <table:table-cell table:formula="of:=1/[.A242]" office:value-type="float" office:value="0.0545768531758145">
            <text:p>5.458E-02</text:p>
          </table:table-cell>
          <table:table-cell office:value-type="float" office:value="2.26610218782362">
            <text:p>2.266E+00</text:p>
          </table:table-cell>
          <table:table-cell table:formula="of:=[.B243]-[.B242]" office:value-type="float" office:value="-0.00166979166584959">
            <text:p>-1.670E-03</text:p>
          </table:table-cell>
          <table:table-cell table:formula="of:=[.B242]-[.B241]" office:value-type="float" office:value="-0.00172249170489474">
            <text:p>-1.722E-03</text:p>
          </table:table-cell>
          <table:table-cell table:style-name="ce4" table:formula="of:=2*(([.C243]-[.C242])/[.D242]+([.C241]-[.C242])/[.E242])/([.D242]+[.E242])" office:value-type="float" office:value="163.296938560938">
            <text:p>1.633E+02</text:p>
          </table:table-cell>
          <table:table-cell table:style-name="ce4" table:formula="of:=[.F242]/[.C242]/600" office:value-type="float" office:value="0.120101187726938">
            <text:p>1.201E-01</text:p>
          </table:table-cell>
          <table:table-cell/>
          <table:table-cell office:value-type="float" office:value="18.3227859762927">
            <text:p>1.832E+01</text:p>
          </table:table-cell>
          <table:table-cell office:value-type="float" office:value="2.26610218782362">
            <text:p>2.266E+00</text:p>
          </table:table-cell>
          <table:table-cell table:style-name="ce4" office:value-type="float" office:value="163.296938557371">
            <text:p>1.633E+02</text:p>
          </table:table-cell>
        </table:table-row>
        <table:table-row table:style-name="ro1">
          <table:table-cell office:value-type="float" office:value="18.9010686184424">
            <text:p>1.890E+01</text:p>
          </table:table-cell>
          <table:table-cell table:formula="of:=1/[.A243]" office:value-type="float" office:value="0.0529070615099649">
            <text:p>5.291E-02</text:p>
          </table:table-cell>
          <table:table-cell office:value-type="float" office:value="2.27888101899511">
            <text:p>2.279E+00</text:p>
          </table:table-cell>
          <table:table-cell table:formula="of:=[.B244]-[.B243]" office:value-type="float" office:value="-0.00161870399690046">
            <text:p>-1.619E-03</text:p>
          </table:table-cell>
          <table:table-cell table:formula="of:=[.B243]-[.B242]" office:value-type="float" office:value="-0.00166979166584959">
            <text:p>-1.670E-03</text:p>
          </table:table-cell>
          <table:table-cell table:style-name="ce4" table:formula="of:=2*(([.C244]-[.C243])/[.D243]+([.C242]-[.C243])/[.E243])/([.D243]+[.E243])" office:value-type="float" office:value="174.373666192552">
            <text:p>1.744E+02</text:p>
          </table:table-cell>
          <table:table-cell table:style-name="ce4" table:formula="of:=[.F243]/[.C243]/600" office:value-type="float" office:value="0.1275287189481">
            <text:p>1.275E-01</text:p>
          </table:table-cell>
          <table:table-cell/>
          <table:table-cell office:value-type="float" office:value="18.9010686184424">
            <text:p>1.890E+01</text:p>
          </table:table-cell>
          <table:table-cell office:value-type="float" office:value="2.27888101899511">
            <text:p>2.279E+00</text:p>
          </table:table-cell>
          <table:table-cell table:style-name="ce4" office:value-type="float" office:value="174.373666195106">
            <text:p>1.744E+02</text:p>
          </table:table-cell>
        </table:table-row>
        <table:table-row table:style-name="ro1">
          <table:table-cell office:value-type="float" office:value="19.4976023504998">
            <text:p>1.950E+01</text:p>
          </table:table-cell>
          <table:table-cell table:formula="of:=1/[.A244]" office:value-type="float" office:value="0.0512883575130645">
            <text:p>5.129E-02</text:p>
          </table:table-cell>
          <table:table-cell office:value-type="float" office:value="2.29173298314463">
            <text:p>2.292E+00</text:p>
          </table:table-cell>
          <table:table-cell table:formula="of:=[.B245]-[.B244]" office:value-type="float" office:value="-0.0015691793672044">
            <text:p>-1.569E-03</text:p>
          </table:table-cell>
          <table:table-cell table:formula="of:=[.B244]-[.B243]" office:value-type="float" office:value="-0.00161870399690046">
            <text:p>-1.619E-03</text:p>
          </table:table-cell>
          <table:table-cell table:style-name="ce4" table:formula="of:=2*(([.C245]-[.C244])/[.D244]+([.C243]-[.C244])/[.E244])/([.D244]+[.E244])" office:value-type="float" office:value="186.202546508959">
            <text:p>1.862E+02</text:p>
          </table:table-cell>
          <table:table-cell table:style-name="ce4" table:formula="of:=[.F244]/[.C244]/600" office:value-type="float" office:value="0.135416115139687">
            <text:p>1.354E-01</text:p>
          </table:table-cell>
          <table:table-cell/>
          <table:table-cell office:value-type="float" office:value="19.4976023504998">
            <text:p>1.950E+01</text:p>
          </table:table-cell>
          <table:table-cell office:value-type="float" office:value="2.29173298314463">
            <text:p>2.292E+00</text:p>
          </table:table-cell>
          <table:table-cell table:style-name="ce4" office:value-type="float" office:value="186.20254650898">
            <text:p>1.862E+02</text:p>
          </table:table-cell>
        </table:table-row>
        <table:table-row table:style-name="ro1">
          <table:table-cell office:value-type="float" office:value="20.1129631923183">
            <text:p>2.011E+01</text:p>
          </table:table-cell>
          <table:table-cell table:formula="of:=1/[.A245]" office:value-type="float" office:value="0.0497191781458601">
            <text:p>4.972E-02</text:p>
          </table:table-cell>
          <table:table-cell office:value-type="float" office:value="2.30465746458645">
            <text:p>2.305E+00</text:p>
          </table:table-cell>
          <table:table-cell table:formula="of:=[.B246]-[.B245]" office:value-type="float" office:value="-0.00152116995520801">
            <text:p>-1.521E-03</text:p>
          </table:table-cell>
          <table:table-cell table:formula="of:=[.B245]-[.B244]" office:value-type="float" office:value="-0.0015691793672044">
            <text:p>-1.569E-03</text:p>
          </table:table-cell>
          <table:table-cell table:style-name="ce4" table:formula="of:=2*(([.C246]-[.C245])/[.D245]+([.C244]-[.C245])/[.E245])/([.D245]+[.E245])" office:value-type="float" office:value="198.834773613901">
            <text:p>1.988E+02</text:p>
          </table:table-cell>
          <table:table-cell table:style-name="ce4" table:formula="of:=[.F245]/[.C245]/600" office:value-type="float" office:value="0.143791992714182">
            <text:p>1.438E-01</text:p>
          </table:table-cell>
          <table:table-cell/>
          <table:table-cell office:value-type="float" office:value="20.1129631923183">
            <text:p>2.011E+01</text:p>
          </table:table-cell>
          <table:table-cell office:value-type="float" office:value="2.30465746458645">
            <text:p>2.305E+00</text:p>
          </table:table-cell>
          <table:table-cell table:style-name="ce4" office:value-type="float" office:value="198.834773615407">
            <text:p>1.988E+02</text:p>
          </table:table-cell>
        </table:table-row>
        <table:table-row table:style-name="ro1">
          <table:table-cell office:value-type="float" office:value="20.7477453434258">
            <text:p>2.075E+01</text:p>
          </table:table-cell>
          <table:table-cell table:formula="of:=1/[.A246]" office:value-type="float" office:value="0.0481980081906521">
            <text:p>4.820E-02</text:p>
          </table:table-cell>
          <table:table-cell office:value-type="float" office:value="2.31765387429775">
            <text:p>2.318E+00</text:p>
          </table:table-cell>
          <table:table-cell table:formula="of:=[.B247]-[.B246]" office:value-type="float" office:value="-0.00147462940246938">
            <text:p>-1.475E-03</text:p>
          </table:table-cell>
          <table:table-cell table:formula="of:=[.B246]-[.B245]" office:value-type="float" office:value="-0.00152116995520801">
            <text:p>-1.521E-03</text:p>
          </table:table-cell>
          <table:table-cell table:style-name="ce4" table:formula="of:=2*(([.C247]-[.C246])/[.D246]+([.C245]-[.C246])/[.E246])/([.D246]+[.E246])" office:value-type="float" office:value="212.324651211898">
            <text:p>2.123E+02</text:p>
          </table:table-cell>
          <table:table-cell table:style-name="ce4" table:formula="of:=[.F246]/[.C246]/600" office:value-type="float" office:value="0.152686482917438">
            <text:p>1.527E-01</text:p>
          </table:table-cell>
          <table:table-cell/>
          <table:table-cell office:value-type="float" office:value="20.7477453434258">
            <text:p>2.075E+01</text:p>
          </table:table-cell>
          <table:table-cell office:value-type="float" office:value="2.31765387429775">
            <text:p>2.318E+00</text:p>
          </table:table-cell>
          <table:table-cell table:style-name="ce4" office:value-type="float" office:value="212.324651210412">
            <text:p>2.123E+02</text:p>
          </table:table-cell>
        </table:table-row>
        <table:table-row table:style-name="ro1">
          <table:table-cell office:value-type="float" office:value="21.4025617567906">
            <text:p>2.140E+01</text:p>
          </table:table-cell>
          <table:table-cell table:formula="of:=1/[.A247]" office:value-type="float" office:value="0.0467233787881827">
            <text:p>4.672E-02</text:p>
          </table:table-cell>
          <table:table-cell office:value-type="float" office:value="2.33072164844504">
            <text:p>2.331E+00</text:p>
          </table:table-cell>
          <table:table-cell table:formula="of:=[.B248]-[.B247]" office:value-type="float" office:value="-0.0014295127688933">
            <text:p>-1.430E-03</text:p>
          </table:table-cell>
          <table:table-cell table:formula="of:=[.B247]-[.B246]" office:value-type="float" office:value="-0.00147462940246938">
            <text:p>-1.475E-03</text:p>
          </table:table-cell>
          <table:table-cell table:style-name="ce4" table:formula="of:=2*(([.C248]-[.C247])/[.D247]+([.C246]-[.C247])/[.E247])/([.D247]+[.E247])" office:value-type="float" office:value="226.729634151736">
            <text:p>2.267E+02</text:p>
          </table:table-cell>
          <table:table-cell table:style-name="ce4" table:formula="of:=[.F247]/[.C247]/600" office:value-type="float" office:value="0.162131211094356">
            <text:p>1.621E-01</text:p>
          </table:table-cell>
          <table:table-cell/>
          <table:table-cell office:value-type="float" office:value="21.4025617567906">
            <text:p>2.140E+01</text:p>
          </table:table-cell>
          <table:table-cell office:value-type="float" office:value="2.33072164844504">
            <text:p>2.331E+00</text:p>
          </table:table-cell>
          <table:table-cell table:style-name="ce4" office:value-type="float" office:value="226.729634149174">
            <text:p>2.267E+02</text:p>
          </table:table-cell>
        </table:table-row>
        <table:table-row table:style-name="ro1">
          <table:table-cell office:value-type="float" office:value="22.0780447306955">
            <text:p>2.208E+01</text:p>
          </table:table-cell>
          <table:table-cell table:formula="of:=1/[.A248]" office:value-type="float" office:value="0.0452938660192894">
            <text:p>4.529E-02</text:p>
          </table:table-cell>
          <table:table-cell office:value-type="float" office:value="2.34386024594811">
            <text:p>2.344E+00</text:p>
          </table:table-cell>
          <table:table-cell table:formula="of:=[.B249]-[.B248]" office:value-type="float" office:value="-0.00138577648933844">
            <text:p>-1.386E-03</text:p>
          </table:table-cell>
          <table:table-cell table:formula="of:=[.B248]-[.B247]" office:value-type="float" office:value="-0.0014295127688933">
            <text:p>-1.430E-03</text:p>
          </table:table-cell>
          <table:table-cell table:style-name="ce4" table:formula="of:=2*(([.C249]-[.C248])/[.D248]+([.C247]-[.C248])/[.E248])/([.D248]+[.E248])" office:value-type="float" office:value="242.110337171146">
            <text:p>2.421E+02</text:p>
          </table:table-cell>
          <table:table-cell table:style-name="ce4" table:formula="of:=[.F248]/[.C248]/600" office:value-type="float" office:value="0.172159252803638">
            <text:p>1.722E-01</text:p>
          </table:table-cell>
          <table:table-cell/>
          <table:table-cell office:value-type="float" office:value="22.0780447306955">
            <text:p>2.208E+01</text:p>
          </table:table-cell>
          <table:table-cell office:value-type="float" office:value="2.34386024594811">
            <text:p>2.344E+00</text:p>
          </table:table-cell>
          <table:table-cell table:style-name="ce4" office:value-type="float" office:value="242.110337174458">
            <text:p>2.421E+02</text:p>
          </table:table-cell>
        </table:table-row>
        <table:table-row table:style-name="ro1">
          <table:table-cell office:value-type="float" office:value="22.7748465192928">
            <text:p>2.277E+01</text:p>
          </table:table-cell>
          <table:table-cell table:formula="of:=1/[.A249]" office:value-type="float" office:value="0.043908089529951">
            <text:p>4.391E-02</text:p>
          </table:table-cell>
          <table:table-cell office:value-type="float" office:value="2.35706914496286">
            <text:p>2.357E+00</text:p>
          </table:table-cell>
          <table:table-cell table:formula="of:=[.B250]-[.B249]" office:value-type="float" office:value="-0.00134337833154845">
            <text:p>-1.343E-03</text:p>
          </table:table-cell>
          <table:table-cell table:formula="of:=[.B249]-[.B248]" office:value-type="float" office:value="-0.00138577648933844">
            <text:p>-1.386E-03</text:p>
          </table:table-cell>
          <table:table-cell table:style-name="ce4" table:formula="of:=2*(([.C250]-[.C249])/[.D249]+([.C248]-[.C249])/[.E249])/([.D249]+[.E249])" office:value-type="float" office:value="258.530506295211">
            <text:p>2.585E+02</text:p>
          </table:table-cell>
          <table:table-cell table:style-name="ce4" table:formula="of:=[.F249]/[.C249]/600" office:value-type="float" office:value="0.182805064535124">
            <text:p>1.828E-01</text:p>
          </table:table-cell>
          <table:table-cell/>
          <table:table-cell office:value-type="float" office:value="22.7748465192928">
            <text:p>2.277E+01</text:p>
          </table:table-cell>
          <table:table-cell office:value-type="float" office:value="2.35706914496286">
            <text:p>2.357E+00</text:p>
          </table:table-cell>
          <table:table-cell table:style-name="ce4" office:value-type="float" office:value="258.530506296956">
            <text:p>2.585E+02</text:p>
          </table:table-cell>
        </table:table-row>
        <table:table-row table:style-name="ro1">
          <table:table-cell office:value-type="float" office:value="23.4936399624281">
            <text:p>2.349E+01</text:p>
          </table:table-cell>
          <table:table-cell table:formula="of:=1/[.A250]" office:value-type="float" office:value="0.0425647111984025">
            <text:p>4.256E-02</text:p>
          </table:table-cell>
          <table:table-cell office:value-type="float" office:value="2.37034783817927">
            <text:p>2.370E+00</text:p>
          </table:table-cell>
          <table:table-cell table:formula="of:=[.B251]-[.B250]" office:value-type="float" office:value="-0.00130227735537317">
            <text:p>-1.302E-03</text:p>
          </table:table-cell>
          <table:table-cell table:formula="of:=[.B250]-[.B249]" office:value-type="float" office:value="-0.00134337833154845">
            <text:p>-1.343E-03</text:p>
          </table:table-cell>
          <table:table-cell table:style-name="ce4" table:formula="of:=2*(([.C251]-[.C250])/[.D250]+([.C249]-[.C250])/[.E250])/([.D250]+[.E250])" office:value-type="float" office:value="276.056948663735">
            <text:p>2.761E+02</text:p>
          </table:table-cell>
          <table:table-cell table:style-name="ce4" table:formula="of:=[.F250]/[.C250]/600" office:value-type="float" office:value="0.194104387140484">
            <text:p>1.941E-01</text:p>
          </table:table-cell>
          <table:table-cell/>
          <table:table-cell office:value-type="float" office:value="23.4936399624281">
            <text:p>2.349E+01</text:p>
          </table:table-cell>
          <table:table-cell office:value-type="float" office:value="2.37034783817927">
            <text:p>2.370E+00</text:p>
          </table:table-cell>
          <table:table-cell table:style-name="ce4" office:value-type="float" office:value="276.056948659768">
            <text:p>2.761E+02</text:p>
          </table:table-cell>
        </table:table-row>
        <table:table-row table:style-name="ro1">
          <table:table-cell office:value-type="float" office:value="24.2351191353424">
            <text:p>2.424E+01</text:p>
          </table:table-cell>
          <table:table-cell table:formula="of:=1/[.A251]" office:value-type="float" office:value="0.0412624338430293">
            <text:p>4.126E-02</text:p>
          </table:table-cell>
          <table:table-cell office:value-type="float" office:value="2.38369582685061">
            <text:p>2.384E+00</text:p>
          </table:table-cell>
          <table:table-cell table:formula="of:=[.B252]-[.B251]" office:value-type="float" office:value="-0.00163040934214913">
            <text:p>-1.630E-03</text:p>
          </table:table-cell>
          <table:table-cell table:formula="of:=[.B251]-[.B250]" office:value-type="float" office:value="-0.00130227735537317">
            <text:p>-1.302E-03</text:p>
          </table:table-cell>
          <table:table-cell table:style-name="ce4" table:formula="of:=2*(([.C252]-[.C251])/[.D251]+([.C250]-[.C251])/[.E251])/([.D251]+[.E251])" office:value-type="float" office:value="232.392667759159">
            <text:p>2.324E+02</text:p>
          </table:table-cell>
          <table:table-cell table:style-name="ce4" table:formula="of:=[.F251]/[.C251]/600" office:value-type="float" office:value="0.162487641488918">
            <text:p>1.625E-01</text:p>
          </table:table-cell>
          <table:table-cell/>
          <table:table-cell office:value-type="float" office:value="24.2351191353424">
            <text:p>2.424E+01</text:p>
          </table:table-cell>
          <table:table-cell office:value-type="float" office:value="2.38369582685061">
            <text:p>2.384E+00</text:p>
          </table:table-cell>
          <table:table-cell table:style-name="ce4" office:value-type="float" office:value="232.392667760261">
            <text:p>2.324E+02</text:p>
          </table:table-cell>
        </table:table-row>
        <table:table-row table:style-name="ro1">
          <table:table-cell office:value-type="float" office:value="25.2321200492241">
            <text:p>2.523E+01</text:p>
          </table:table-cell>
          <table:table-cell table:formula="of:=1/[.A252]" office:value-type="float" office:value="0.0396320245008802">
            <text:p>3.963E-02</text:p>
          </table:table-cell>
          <table:table-cell office:value-type="float" office:value="2.40096266955608">
            <text:p>2.401E+00</text:p>
          </table:table-cell>
          <table:table-cell table:formula="of:=[.B253]-[.B252]" office:value-type="float" office:value="-0.000364590320267845">
            <text:p>-3.646E-04</text:p>
          </table:table-cell>
          <table:table-cell table:formula="of:=[.B252]-[.B251]" office:value-type="float" office:value="-0.00163040934214913">
            <text:p>-1.630E-03</text:p>
          </table:table-cell>
          <table:table-cell table:style-name="ce4" table:formula="of:=2*(([.C253]-[.C252])/[.D252]+([.C251]-[.C252])/[.E252])/([.D252]+[.E252])" office:value-type="float" office:value="385.940533935795">
            <text:p>3.859E+02</text:p>
          </table:table-cell>
          <table:table-cell table:style-name="ce4" table:formula="of:=[.F252]/[.C252]/600" office:value-type="float" office:value="0.267906798961291">
            <text:p>2.679E-01</text:p>
          </table:table-cell>
          <table:table-cell/>
          <table:table-cell office:value-type="float" office:value="25.2321200492241">
            <text:p>2.523E+01</text:p>
          </table:table-cell>
          <table:table-cell office:value-type="float" office:value="2.40096266955608">
            <text:p>2.401E+00</text:p>
          </table:table-cell>
          <table:table-cell table:style-name="ce4" office:value-type="float" office:value="385.940533923035">
            <text:p>3.859E+02</text:p>
          </table:table-cell>
        </table:table-row>
        <table:table-row table:style-name="ro1">
          <table:table-cell office:value-type="float" office:value="25.4663952679071">
            <text:p>2.547E+01</text:p>
          </table:table-cell>
          <table:table-cell table:formula="of:=1/[.A253]" office:value-type="float" office:value="0.0392674341806124">
            <text:p>3.927E-02</text:p>
          </table:table-cell>
          <table:table-cell office:value-type="float" office:value="2.40496422006448">
            <text:p>2.405E+00</text:p>
          </table:table-cell>
          <table:table-cell table:formula="of:=[.B254]-[.B253]" office:value-type="float" office:value="-0.000361236312913835">
            <text:p>-3.612E-04</text:p>
          </table:table-cell>
          <table:table-cell table:formula="of:=[.B253]-[.B252]" office:value-type="float" office:value="-0.000364590320267845">
            <text:p>-3.646E-04</text:p>
          </table:table-cell>
          <table:table-cell table:style-name="ce4" table:formula="of:=2*(([.C254]-[.C253])/[.D253]+([.C252]-[.C253])/[.E253])/([.D253]+[.E253])" office:value-type="float" office:value="324.176952657511">
            <text:p>3.242E+02</text:p>
          </table:table-cell>
          <table:table-cell table:style-name="ce4" table:formula="of:=[.F253]/[.C253]/600" office:value-type="float" office:value="0.224658195156586">
            <text:p>2.247E-01</text:p>
          </table:table-cell>
          <table:table-cell/>
          <table:table-cell office:value-type="float" office:value="25.4663952679071">
            <text:p>2.547E+01</text:p>
          </table:table-cell>
          <table:table-cell office:value-type="float" office:value="2.40496422006448">
            <text:p>2.405E+00</text:p>
          </table:table-cell>
          <table:table-cell table:style-name="ce4" office:value-type="float" office:value="324.1769527371">
            <text:p>3.242E+02</text:p>
          </table:table-cell>
        </table:table-row>
        <table:table-row table:style-name="ro1">
          <table:table-cell office:value-type="float" office:value="25.7028456854233">
            <text:p>2.570E+01</text:p>
          </table:table-cell>
          <table:table-cell table:formula="of:=1/[.A254]" office:value-type="float" office:value="0.0389061978676985">
            <text:p>3.891E-02</text:p>
          </table:table-cell>
          <table:table-cell office:value-type="float" office:value="2.40897145754004">
            <text:p>2.409E+00</text:p>
          </table:table-cell>
          <table:table-cell table:formula="of:=[.B255]-[.B254]" office:value-type="float" office:value="-0.000357913160370357">
            <text:p>-3.579E-04</text:p>
          </table:table-cell>
          <table:table-cell table:formula="of:=[.B254]-[.B253]" office:value-type="float" office:value="-0.000361236312913835">
            <text:p>-3.612E-04</text:p>
          </table:table-cell>
          <table:table-cell table:style-name="ce4" table:formula="of:=2*(([.C255]-[.C254])/[.D254]+([.C253]-[.C254])/[.E254])/([.D254]+[.E254])" office:value-type="float" office:value="330.472625655038">
            <text:p>3.305E+02</text:p>
          </table:table-cell>
          <table:table-cell table:style-name="ce4" table:formula="of:=[.F254]/[.C254]/600" office:value-type="float" office:value="0.228640197334471">
            <text:p>2.286E-01</text:p>
          </table:table-cell>
          <table:table-cell/>
          <table:table-cell office:value-type="float" office:value="25.7028456854233">
            <text:p>2.570E+01</text:p>
          </table:table-cell>
          <table:table-cell office:value-type="float" office:value="2.40897145754004">
            <text:p>2.409E+00</text:p>
          </table:table-cell>
          <table:table-cell table:style-name="ce4" office:value-type="float" office:value="330.472625536515">
            <text:p>3.305E+02</text:p>
          </table:table-cell>
        </table:table-row>
        <table:table-row table:style-name="ro1">
          <table:table-cell office:value-type="float" office:value="25.9414914980613">
            <text:p>2.594E+01</text:p>
          </table:table-cell>
          <table:table-cell table:formula="of:=1/[.A255]" office:value-type="float" office:value="0.0385482847073282">
            <text:p>3.855E-02</text:p>
          </table:table-cell>
          <table:table-cell office:value-type="float" office:value="2.41298436156865">
            <text:p>2.413E+00</text:p>
          </table:table-cell>
          <table:table-cell table:formula="of:=[.B256]-[.B255]" office:value-type="float" office:value="-0.000354620578792458">
            <text:p>-3.546E-04</text:p>
          </table:table-cell>
          <table:table-cell table:formula="of:=[.B255]-[.B254]" office:value-type="float" office:value="-0.000357913160370357">
            <text:p>-3.579E-04</text:p>
          </table:table-cell>
          <table:table-cell table:style-name="ce4" table:formula="of:=2*(([.C256]-[.C255])/[.D255]+([.C254]-[.C255])/[.E255])/([.D255]+[.E255])" office:value-type="float" office:value="336.889206363623">
            <text:p>3.369E+02</text:p>
          </table:table-cell>
          <table:table-cell table:style-name="ce4" table:formula="of:=[.F255]/[.C255]/600" office:value-type="float" office:value="0.232691939304997">
            <text:p>2.327E-01</text:p>
          </table:table-cell>
          <table:table-cell/>
          <table:table-cell office:value-type="float" office:value="25.9414914980613">
            <text:p>2.594E+01</text:p>
          </table:table-cell>
          <table:table-cell office:value-type="float" office:value="2.41298436156865">
            <text:p>2.413E+00</text:p>
          </table:table-cell>
          <table:table-cell table:style-name="ce4" office:value-type="float" office:value="336.889206487771">
            <text:p>3.369E+02</text:p>
          </table:table-cell>
        </table:table-row>
        <table:table-row table:style-name="ro1">
          <table:table-cell office:value-type="float" office:value="26.1823530896285">
            <text:p>2.618E+01</text:p>
          </table:table-cell>
          <table:table-cell table:formula="of:=1/[.A256]" office:value-type="float" office:value="0.0381936641285357">
            <text:p>3.819E-02</text:p>
          </table:table-cell>
          <table:table-cell office:value-type="float" office:value="2.41700291177647">
            <text:p>2.417E+00</text:p>
          </table:table-cell>
          <table:table-cell table:formula="of:=[.B257]-[.B256]" office:value-type="float" office:value="-0.000351358286945873">
            <text:p>-3.514E-04</text:p>
          </table:table-cell>
          <table:table-cell table:formula="of:=[.B256]-[.B255]" office:value-type="float" office:value="-0.000354620578792458">
            <text:p>-3.546E-04</text:p>
          </table:table-cell>
          <table:table-cell table:style-name="ce4" table:formula="of:=2*(([.C257]-[.C256])/[.D256]+([.C255]-[.C256])/[.E256])/([.D256]+[.E256])" office:value-type="float" office:value="343.428996806988">
            <text:p>3.434E+02</text:p>
          </table:table-cell>
          <table:table-cell table:style-name="ce4" table:formula="of:=[.F256]/[.C256]/600" office:value-type="float" office:value="0.236814634585726">
            <text:p>2.368E-01</text:p>
          </table:table-cell>
          <table:table-cell/>
          <table:table-cell office:value-type="float" office:value="26.1823530896285">
            <text:p>2.618E+01</text:p>
          </table:table-cell>
          <table:table-cell office:value-type="float" office:value="2.41700291177647">
            <text:p>2.417E+00</text:p>
          </table:table-cell>
          <table:table-cell table:style-name="ce4" office:value-type="float" office:value="343.428996757215">
            <text:p>3.434E+02</text:p>
          </table:table-cell>
        </table:table-row>
        <table:table-row table:style-name="ro1">
          <table:table-cell office:value-type="float" office:value="26.4254510331918">
            <text:p>2.643E+01</text:p>
          </table:table-cell>
          <table:table-cell table:formula="of:=1/[.A257]" office:value-type="float" office:value="0.0378423058415898">
            <text:p>3.784E-02</text:p>
          </table:table-cell>
          <table:table-cell office:value-type="float" office:value="2.42102708783001">
            <text:p>2.421E+00</text:p>
          </table:table-cell>
          <table:table-cell table:formula="of:=[.B258]-[.B257]" office:value-type="float" office:value="-0.000348126006183454">
            <text:p>-3.481E-04</text:p>
          </table:table-cell>
          <table:table-cell table:formula="of:=[.B257]-[.B256]" office:value-type="float" office:value="-0.000351358286945873">
            <text:p>-3.514E-04</text:p>
          </table:table-cell>
          <table:table-cell table:style-name="ce4" table:formula="of:=2*(([.C258]-[.C257])/[.D257]+([.C256]-[.C257])/[.E257])/([.D257]+[.E257])" office:value-type="float" office:value="350.094341190544">
            <text:p>3.501E+02</text:p>
          </table:table-cell>
          <table:table-cell table:style-name="ce4" table:formula="of:=[.F257]/[.C257]/600" office:value-type="float" office:value="0.241009516822009">
            <text:p>2.410E-01</text:p>
          </table:table-cell>
          <table:table-cell/>
          <table:table-cell office:value-type="float" office:value="26.4254510331918">
            <text:p>2.643E+01</text:p>
          </table:table-cell>
          <table:table-cell office:value-type="float" office:value="2.42102708783001">
            <text:p>2.421E+00</text:p>
          </table:table-cell>
          <table:table-cell table:style-name="ce4" office:value-type="float" office:value="350.094341144915">
            <text:p>3.501E+02</text:p>
          </table:table-cell>
        </table:table-row>
        <table:table-row table:style-name="ro1">
          <table:table-cell office:value-type="float" office:value="26.6708060928348">
            <text:p>2.667E+01</text:p>
          </table:table-cell>
          <table:table-cell table:formula="of:=1/[.A258]" office:value-type="float" office:value="0.0374941798354064">
            <text:p>3.749E-02</text:p>
          </table:table-cell>
          <table:table-cell office:value-type="float" office:value="2.42505686943605">
            <text:p>2.425E+00</text:p>
          </table:table-cell>
          <table:table-cell table:formula="of:=[.B259]-[.B258]" office:value-type="float" office:value="-0.000344923460421934">
            <text:p>-3.449E-04</text:p>
          </table:table-cell>
          <table:table-cell table:formula="of:=[.B258]-[.B257]" office:value-type="float" office:value="-0.000348126006183454">
            <text:p>-3.481E-04</text:p>
          </table:table-cell>
          <table:table-cell table:style-name="ce4" table:formula="of:=2*(([.C259]-[.C258])/[.D258]+([.C257]-[.C258])/[.E258])/([.D258]+[.E258])" office:value-type="float" office:value="356.887628510419">
            <text:p>3.569E+02</text:p>
          </table:table-cell>
          <table:table-cell table:style-name="ce4" table:formula="of:=[.F258]/[.C258]/600" office:value-type="float" office:value="0.245277841390316">
            <text:p>2.453E-01</text:p>
          </table:table-cell>
          <table:table-cell/>
          <table:table-cell office:value-type="float" office:value="26.6708060928348">
            <text:p>2.667E+01</text:p>
          </table:table-cell>
          <table:table-cell office:value-type="float" office:value="2.42505686943605">
            <text:p>2.425E+00</text:p>
          </table:table-cell>
          <table:table-cell table:style-name="ce4" office:value-type="float" office:value="356.887628574826">
            <text:p>3.569E+02</text:p>
          </table:table-cell>
        </table:table-row>
        <table:table-row table:style-name="ro1">
          <table:table-cell office:value-type="float" office:value="26.9184392254317">
            <text:p>2.692E+01</text:p>
          </table:table-cell>
          <table:table-cell table:formula="of:=1/[.A259]" office:value-type="float" office:value="0.0371492563749844">
            <text:p>3.715E-02</text:p>
          </table:table-cell>
          <table:table-cell office:value-type="float" office:value="2.42909223634163">
            <text:p>2.429E+00</text:p>
          </table:table-cell>
          <table:table-cell table:formula="of:=[.B260]-[.B259]" office:value-type="float" office:value="-0.000341750376117354">
            <text:p>-3.418E-04</text:p>
          </table:table-cell>
          <table:table-cell table:formula="of:=[.B259]-[.B258]" office:value-type="float" office:value="-0.000344923460421934">
            <text:p>-3.449E-04</text:p>
          </table:table-cell>
          <table:table-cell table:style-name="ce4" table:formula="of:=2*(([.C260]-[.C259])/[.D259]+([.C258]-[.C259])/[.E259])/([.D259]+[.E259])" office:value-type="float" office:value="363.811293405674">
            <text:p>3.638E+02</text:p>
          </table:table-cell>
          <table:table-cell table:style-name="ce4" table:formula="of:=[.F259]/[.C259]/600" office:value-type="float" office:value="0.249620885779673">
            <text:p>2.496E-01</text:p>
          </table:table-cell>
          <table:table-cell/>
          <table:table-cell office:value-type="float" office:value="26.9184392254317">
            <text:p>2.692E+01</text:p>
          </table:table-cell>
          <table:table-cell office:value-type="float" office:value="2.42909223634163">
            <text:p>2.429E+00</text:p>
          </table:table-cell>
          <table:table-cell table:style-name="ce4" office:value-type="float" office:value="363.811293361879">
            <text:p>3.638E+02</text:p>
          </table:table-cell>
        </table:table-row>
        <table:table-row table:style-name="ro1">
          <table:table-cell office:value-type="float" office:value="27.168371582437">
            <text:p>2.717E+01</text:p>
          </table:table-cell>
          <table:table-cell table:formula="of:=1/[.A260]" office:value-type="float" office:value="0.0368075059988671">
            <text:p>3.681E-02</text:p>
          </table:table-cell>
          <table:table-cell office:value-type="float" office:value="2.43313316833409">
            <text:p>2.433E+00</text:p>
          </table:table-cell>
          <table:table-cell table:formula="of:=[.B261]-[.B260]" office:value-type="float" office:value="-0.000338606482242355">
            <text:p>-3.386E-04</text:p>
          </table:table-cell>
          <table:table-cell table:formula="of:=[.B260]-[.B259]" office:value-type="float" office:value="-0.000341750376117354">
            <text:p>-3.418E-04</text:p>
          </table:table-cell>
          <table:table-cell table:style-name="ce4" table:formula="of:=2*(([.C261]-[.C260])/[.D260]+([.C259]-[.C260])/[.E260])/([.D260]+[.E260])" office:value-type="float" office:value="370.867815449099">
            <text:p>3.709E+02</text:p>
          </table:table-cell>
          <table:table-cell table:style-name="ce4" table:formula="of:=[.F260]/[.C260]/600" office:value-type="float" office:value="0.254039948899183">
            <text:p>2.540E-01</text:p>
          </table:table-cell>
          <table:table-cell/>
          <table:table-cell office:value-type="float" office:value="27.168371582437">
            <text:p>2.717E+01</text:p>
          </table:table-cell>
          <table:table-cell office:value-type="float" office:value="2.43313316833409">
            <text:p>2.433E+00</text:p>
          </table:table-cell>
          <table:table-cell table:style-name="ce4" office:value-type="float" office:value="370.867815487726">
            <text:p>3.709E+02</text:p>
          </table:table-cell>
        </table:table-row>
        <table:table-row table:style-name="ro1">
          <table:table-cell office:value-type="float" office:value="27.4206245116922">
            <text:p>2.742E+01</text:p>
          </table:table-cell>
          <table:table-cell table:formula="of:=1/[.A261]" office:value-type="float" office:value="0.0364688995166247">
            <text:p>3.647E-02</text:p>
          </table:table-cell>
          <table:table-cell office:value-type="float" office:value="2.43717964524099">
            <text:p>2.437E+00</text:p>
          </table:table-cell>
          <table:table-cell table:formula="of:=[.B262]-[.B261]" office:value-type="float" office:value="-0.00033549151026304">
            <text:p>-3.355E-04</text:p>
          </table:table-cell>
          <table:table-cell table:formula="of:=[.B261]-[.B260]" office:value-type="float" office:value="-0.000338606482242355">
            <text:p>-3.386E-04</text:p>
          </table:table-cell>
          <table:table-cell table:style-name="ce4" table:formula="of:=2*(([.C262]-[.C261])/[.D261]+([.C260]-[.C261])/[.E261])/([.D261]+[.E261])" office:value-type="float" office:value="378.059722132616">
            <text:p>3.781E+02</text:p>
          </table:table-cell>
          <table:table-cell table:style-name="ce4" table:formula="of:=[.F261]/[.C261]/600" office:value-type="float" office:value="0.258536352918452">
            <text:p>2.585E-01</text:p>
          </table:table-cell>
          <table:table-cell/>
          <table:table-cell office:value-type="float" office:value="27.4206245116922">
            <text:p>2.742E+01</text:p>
          </table:table-cell>
          <table:table-cell office:value-type="float" office:value="2.43717964524099">
            <text:p>2.437E+00</text:p>
          </table:table-cell>
          <table:table-cell table:style-name="ce4" office:value-type="float" office:value="378.059722115338">
            <text:p>3.781E+02</text:p>
          </table:table-cell>
        </table:table-row>
        <table:table-row table:style-name="ro1">
          <table:table-cell office:value-type="float" office:value="27.6752195592494">
            <text:p>2.768E+01</text:p>
          </table:table-cell>
          <table:table-cell table:formula="of:=1/[.A262]" office:value-type="float" office:value="0.0361334080063617">
            <text:p>3.613E-02</text:p>
          </table:table-cell>
          <table:table-cell office:value-type="float" office:value="2.44123164693016">
            <text:p>2.441E+00</text:p>
          </table:table-cell>
          <table:table-cell table:formula="of:=[.B263]-[.B262]" office:value-type="float" office:value="-0.000332405194115447">
            <text:p>-3.324E-04</text:p>
          </table:table-cell>
          <table:table-cell table:formula="of:=[.B262]-[.B261]" office:value-type="float" office:value="-0.00033549151026304">
            <text:p>-3.355E-04</text:p>
          </table:table-cell>
          <table:table-cell table:style-name="ce4" table:formula="of:=2*(([.C263]-[.C262])/[.D262]+([.C261]-[.C262])/[.E262])/([.D262]+[.E262])" office:value-type="float" office:value="385.389587806723">
            <text:p>3.854E+02</text:p>
          </table:table-cell>
          <table:table-cell table:style-name="ce4" table:formula="of:=[.F262]/[.C262]/600" office:value-type="float" office:value="0.263111442326902">
            <text:p>2.631E-01</text:p>
          </table:table-cell>
          <table:table-cell/>
          <table:table-cell office:value-type="float" office:value="27.6752195592494">
            <text:p>2.768E+01</text:p>
          </table:table-cell>
          <table:table-cell office:value-type="float" office:value="2.44123164693016">
            <text:p>2.441E+00</text:p>
          </table:table-cell>
          <table:table-cell table:style-name="ce4" office:value-type="float" office:value="385.389587831233">
            <text:p>3.854E+02</text:p>
          </table:table-cell>
        </table:table-row>
        <table:table-row table:style-name="ro1">
          <table:table-cell office:value-type="float" office:value="27.9321784712113">
            <text:p>2.793E+01</text:p>
          </table:table-cell>
          <table:table-cell table:formula="of:=1/[.A263]" office:value-type="float" office:value="0.0358010028122462">
            <text:p>3.580E-02</text:p>
          </table:table-cell>
          <table:table-cell office:value-type="float" office:value="2.44528915330964">
            <text:p>2.445E+00</text:p>
          </table:table-cell>
          <table:table-cell table:formula="of:=[.B264]-[.B263]" office:value-type="float" office:value="-0.000329347270183931">
            <text:p>-3.293E-04</text:p>
          </table:table-cell>
          <table:table-cell table:formula="of:=[.B263]-[.B262]" office:value-type="float" office:value="-0.000332405194115447">
            <text:p>-3.324E-04</text:p>
          </table:table-cell>
          <table:table-cell table:style-name="ce4" table:formula="of:=2*(([.C264]-[.C263])/[.D263]+([.C262]-[.C263])/[.E263])/([.D263]+[.E263])" office:value-type="float" office:value="392.860036187591">
            <text:p>3.929E+02</text:p>
          </table:table-cell>
          <table:table-cell table:style-name="ce4" table:formula="of:=[.F263]/[.C263]/600" office:value-type="float" office:value="0.267766585433509">
            <text:p>2.678E-01</text:p>
          </table:table-cell>
          <table:table-cell/>
          <table:table-cell office:value-type="float" office:value="27.9321784712113">
            <text:p>2.793E+01</text:p>
          </table:table-cell>
          <table:table-cell office:value-type="float" office:value="2.44528915330964">
            <text:p>2.445E+00</text:p>
          </table:table-cell>
          <table:table-cell table:style-name="ce4" office:value-type="float" office:value="392.860036137381">
            <text:p>3.929E+02</text:p>
          </table:table-cell>
        </table:table-row>
        <table:table-row table:style-name="ro1">
          <table:table-cell office:value-type="float" office:value="28.1915231955892">
            <text:p>2.819E+01</text:p>
          </table:table-cell>
          <table:table-cell table:formula="of:=1/[.A264]" office:value-type="float" office:value="0.0354716555420623">
            <text:p>3.547E-02</text:p>
          </table:table-cell>
          <table:table-cell office:value-type="float" office:value="2.44935214432772">
            <text:p>2.449E+00</text:p>
          </table:table-cell>
          <table:table-cell table:formula="of:=[.B265]-[.B264]" office:value-type="float" office:value="-0.000326317477277016">
            <text:p>-3.263E-04</text:p>
          </table:table-cell>
          <table:table-cell table:formula="of:=[.B264]-[.B263]" office:value-type="float" office:value="-0.000329347270183931">
            <text:p>-3.293E-04</text:p>
          </table:table-cell>
          <table:table-cell table:style-name="ce4" table:formula="of:=2*(([.C265]-[.C264])/[.D264]+([.C263]-[.C264])/[.E264])/([.D264]+[.E264])" office:value-type="float" office:value="400.47373972211">
            <text:p>4.005E+02</text:p>
          </table:table-cell>
          <table:table-cell table:style-name="ce4" table:formula="of:=[.F264]/[.C264]/600" office:value-type="float" office:value="0.272503173713056">
            <text:p>2.725E-01</text:p>
          </table:table-cell>
          <table:table-cell/>
          <table:table-cell office:value-type="float" office:value="28.1915231955892">
            <text:p>2.819E+01</text:p>
          </table:table-cell>
          <table:table-cell office:value-type="float" office:value="2.44935214432772">
            <text:p>2.449E+00</text:p>
          </table:table-cell>
          <table:table-cell table:style-name="ce4" office:value-type="float" office:value="400.473739811824">
            <text:p>4.005E+02</text:p>
          </table:table-cell>
        </table:table-row>
        <table:table-row table:style-name="ro1">
          <table:table-cell office:value-type="float" office:value="28.4532758841769">
            <text:p>2.845E+01</text:p>
          </table:table-cell>
          <table:table-cell table:formula="of:=1/[.A265]" office:value-type="float" office:value="0.0351453380647853">
            <text:p>3.515E-02</text:p>
          </table:table-cell>
          <table:table-cell office:value-type="float" office:value="2.45342059997287">
            <text:p>2.453E+00</text:p>
          </table:table-cell>
          <table:table-cell table:formula="of:=[.B266]-[.B265]" office:value-type="float" office:value="-0.000323315556607001">
            <text:p>-3.233E-04</text:p>
          </table:table-cell>
          <table:table-cell table:formula="of:=[.B265]-[.B264]" office:value-type="float" office:value="-0.000326317477277016">
            <text:p>-3.263E-04</text:p>
          </table:table-cell>
          <table:table-cell table:style-name="ce4" table:formula="of:=2*(([.C266]-[.C265])/[.D265]+([.C264]-[.C265])/[.E265])/([.D265]+[.E265])" office:value-type="float" office:value="408.233422314988">
            <text:p>4.082E+02</text:p>
          </table:table-cell>
          <table:table-cell table:style-name="ce4" table:formula="of:=[.F265]/[.C265]/600" office:value-type="float" office:value="0.277322623442214">
            <text:p>2.773E-01</text:p>
          </table:table-cell>
          <table:table-cell/>
          <table:table-cell office:value-type="float" office:value="28.4532758841769">
            <text:p>2.845E+01</text:p>
          </table:table-cell>
          <table:table-cell office:value-type="float" office:value="2.45342059997287">
            <text:p>2.453E+00</text:p>
          </table:table-cell>
          <table:table-cell table:style-name="ce4" office:value-type="float" office:value="408.233422245954">
            <text:p>4.082E+02</text:p>
          </table:table-cell>
        </table:table-row>
        <table:table-row table:style-name="ro1">
          <table:table-cell office:value-type="float" office:value="28.7174588944436">
            <text:p>2.872E+01</text:p>
          </table:table-cell>
          <table:table-cell table:formula="of:=1/[.A266]" office:value-type="float" office:value="0.0348220225081783">
            <text:p>3.482E-02</text:p>
          </table:table-cell>
          <table:table-cell office:value-type="float" office:value="2.4574945002738">
            <text:p>2.457E+00</text:p>
          </table:table-cell>
          <table:table-cell table:formula="of:=[.B267]-[.B266]" office:value-type="float" office:value="-0.00032034125176586">
            <text:p>-3.203E-04</text:p>
          </table:table-cell>
          <table:table-cell table:formula="of:=[.B266]-[.B265]" office:value-type="float" office:value="-0.000323315556607001">
            <text:p>-3.233E-04</text:p>
          </table:table-cell>
          <table:table-cell table:style-name="ce4" table:formula="of:=2*(([.C267]-[.C266])/[.D266]+([.C265]-[.C266])/[.E266])/([.D266]+[.E266])" office:value-type="float" office:value="416.141858282794">
            <text:p>4.161E+02</text:p>
          </table:table-cell>
          <table:table-cell table:style-name="ce4" table:formula="of:=[.F266]/[.C266]/600" office:value-type="float" office:value="0.282226374759896">
            <text:p>2.822E-01</text:p>
          </table:table-cell>
          <table:table-cell/>
          <table:table-cell office:value-type="float" office:value="28.7174588944436">
            <text:p>2.872E+01</text:p>
          </table:table-cell>
          <table:table-cell office:value-type="float" office:value="2.4574945002738">
            <text:p>2.457E+00</text:p>
          </table:table-cell>
          <table:table-cell table:style-name="ce4" office:value-type="float" office:value="416.141858264852">
            <text:p>4.161E+02</text:p>
          </table:table-cell>
        </table:table-row>
        <table:table-row table:style-name="ro1">
          <table:table-cell office:value-type="float" office:value="28.9840947914427">
            <text:p>2.898E+01</text:p>
          </table:table-cell>
          <table:table-cell table:formula="of:=1/[.A267]" office:value-type="float" office:value="0.0345016812564124">
            <text:p>3.450E-02</text:p>
          </table:table-cell>
          <table:table-cell office:value-type="float" office:value="2.46157382529939">
            <text:p>2.462E+00</text:p>
          </table:table-cell>
          <table:table-cell table:formula="of:=[.B268]-[.B267]" office:value-type="float" office:value="-0.000317394308705442">
            <text:p>-3.174E-04</text:p>
          </table:table-cell>
          <table:table-cell table:formula="of:=[.B267]-[.B266]" office:value-type="float" office:value="-0.00032034125176586">
            <text:p>-3.203E-04</text:p>
          </table:table-cell>
          <table:table-cell table:style-name="ce4" table:formula="of:=2*(([.C268]-[.C267])/[.D267]+([.C266]-[.C267])/[.E267])/([.D267]+[.E267])" office:value-type="float" office:value="424.201874901786">
            <text:p>4.242E+02</text:p>
          </table:table-cell>
          <table:table-cell table:style-name="ce4" table:formula="of:=[.F267]/[.C267]/600" office:value-type="float" office:value="0.287215893169615">
            <text:p>2.872E-01</text:p>
          </table:table-cell>
          <table:table-cell/>
          <table:table-cell office:value-type="float" office:value="28.9840947914427">
            <text:p>2.898E+01</text:p>
          </table:table-cell>
          <table:table-cell office:value-type="float" office:value="2.46157382529939">
            <text:p>2.462E+00</text:p>
          </table:table-cell>
          <table:table-cell table:style-name="ce4" office:value-type="float" office:value="424.201874946248">
            <text:p>4.242E+02</text:p>
          </table:table-cell>
        </table:table-row>
        <table:table-row table:style-name="ro1">
          <table:table-cell office:value-type="float" office:value="29.2532063497401">
            <text:p>2.925E+01</text:p>
          </table:table-cell>
          <table:table-cell table:formula="of:=1/[.A268]" office:value-type="float" office:value="0.034184286947707">
            <text:p>3.418E-02</text:p>
          </table:table-cell>
          <table:table-cell office:value-type="float" office:value="2.46565855515871">
            <text:p>2.466E+00</text:p>
          </table:table-cell>
          <table:table-cell table:formula="of:=[.B269]-[.B268]" office:value-type="float" office:value="-0.000314474475713776">
            <text:p>-3.145E-04</text:p>
          </table:table-cell>
          <table:table-cell table:formula="of:=[.B268]-[.B267]" office:value-type="float" office:value="-0.000317394308705442">
            <text:p>-3.174E-04</text:p>
          </table:table-cell>
          <table:table-cell table:style-name="ce4" table:formula="of:=2*(([.C269]-[.C268])/[.D268]+([.C267]-[.C268])/[.E268])/([.D268]+[.E268])" office:value-type="float" office:value="432.416352926648">
            <text:p>4.324E+02</text:p>
          </table:table-cell>
          <table:table-cell table:style-name="ce4" table:formula="of:=[.F268]/[.C268]/600" office:value-type="float" office:value="0.29229266965475">
            <text:p>2.923E-01</text:p>
          </table:table-cell>
          <table:table-cell/>
          <table:table-cell office:value-type="float" office:value="29.2532063497401">
            <text:p>2.925E+01</text:p>
          </table:table-cell>
          <table:table-cell office:value-type="float" office:value="2.46565855515871">
            <text:p>2.466E+00</text:p>
          </table:table-cell>
          <table:table-cell table:style-name="ce4" office:value-type="float" office:value="432.416352902592">
            <text:p>4.324E+02</text:p>
          </table:table-cell>
        </table:table-row>
        <table:table-row table:style-name="ro1">
          <table:table-cell office:value-type="float" office:value="29.5248165553587">
            <text:p>2.952E+01</text:p>
          </table:table-cell>
          <table:table-cell table:formula="of:=1/[.A269]" office:value-type="float" office:value="0.0338698124719932">
            <text:p>3.387E-02</text:p>
          </table:table-cell>
          <table:table-cell office:value-type="float" office:value="2.46974867000102">
            <text:p>2.470E+00</text:p>
          </table:table-cell>
          <table:table-cell table:formula="of:=[.B270]-[.B269]" office:value-type="float" office:value="-0.00031158150339515">
            <text:p>-3.116E-04</text:p>
          </table:table-cell>
          <table:table-cell table:formula="of:=[.B269]-[.B268]" office:value-type="float" office:value="-0.000314474475713776">
            <text:p>-3.145E-04</text:p>
          </table:table-cell>
          <table:table-cell table:style-name="ce4" table:formula="of:=2*(([.C270]-[.C269])/[.D269]+([.C268]-[.C269])/[.E269])/([.D269]+[.E269])" office:value-type="float" office:value="440.78822691571">
            <text:p>4.408E+02</text:p>
          </table:table-cell>
          <table:table-cell table:style-name="ce4" table:formula="of:=[.F269]/[.C269]/600" office:value-type="float" office:value="0.297458220661462">
            <text:p>2.975E-01</text:p>
          </table:table-cell>
          <table:table-cell/>
          <table:table-cell office:value-type="float" office:value="29.5248165553587">
            <text:p>2.952E+01</text:p>
          </table:table-cell>
          <table:table-cell office:value-type="float" office:value="2.46974867000102">
            <text:p>2.470E+00</text:p>
          </table:table-cell>
          <table:table-cell table:style-name="ce4" office:value-type="float" office:value="440.788226924179">
            <text:p>4.408E+02</text:p>
          </table:table-cell>
        </table:table-row>
        <table:table-row table:style-name="ro1">
          <table:table-cell office:value-type="float" office:value="29.7989486077423">
            <text:p>2.980E+01</text:p>
          </table:table-cell>
          <table:table-cell table:formula="of:=1/[.A270]" office:value-type="float" office:value="0.0335582309685981">
            <text:p>3.356E-02</text:p>
          </table:table-cell>
          <table:table-cell office:value-type="float" office:value="2.47384415001574">
            <text:p>2.474E+00</text:p>
          </table:table-cell>
          <table:table-cell table:formula="of:=[.B271]-[.B270]" office:value-type="float" office:value="-0.000308715144647469">
            <text:p>-3.087E-04</text:p>
          </table:table-cell>
          <table:table-cell table:formula="of:=[.B270]-[.B269]" office:value-type="float" office:value="-0.00031158150339515">
            <text:p>-3.116E-04</text:p>
          </table:table-cell>
          <table:table-cell table:style-name="ce4" table:formula="of:=2*(([.C271]-[.C270])/[.D270]+([.C269]-[.C270])/[.E270])/([.D270]+[.E270])" office:value-type="float" office:value="449.320487321453">
            <text:p>4.493E+02</text:p>
          </table:table-cell>
          <table:table-cell table:style-name="ce4" table:formula="of:=[.F270]/[.C270]/600" office:value-type="float" office:value="0.302714089270467">
            <text:p>3.027E-01</text:p>
          </table:table-cell>
          <table:table-cell/>
          <table:table-cell office:value-type="float" office:value="29.7989486077423">
            <text:p>2.980E+01</text:p>
          </table:table-cell>
          <table:table-cell office:value-type="float" office:value="2.47384415001574">
            <text:p>2.474E+00</text:p>
          </table:table-cell>
          <table:table-cell table:style-name="ce4" office:value-type="float" office:value="449.320487335946">
            <text:p>4.493E+02</text:p>
          </table:table-cell>
        </table:table-row>
        <table:table-row table:style-name="ro1">
          <table:table-cell office:value-type="float" office:value="30.0756259217366">
            <text:p>3.008E+01</text:p>
          </table:table-cell>
          <table:table-cell table:formula="of:=1/[.A271]" office:value-type="float" office:value="0.0332495158239506">
            <text:p>3.325E-02</text:p>
          </table:table-cell>
          <table:table-cell office:value-type="float" office:value="2.47794497543245">
            <text:p>2.478E+00</text:p>
          </table:table-cell>
          <table:table-cell table:formula="of:=[.B272]-[.B271]" office:value-type="float" office:value="-0.000305875154642553">
            <text:p>-3.059E-04</text:p>
          </table:table-cell>
          <table:table-cell table:formula="of:=[.B271]-[.B270]" office:value-type="float" office:value="-0.000308715144647469">
            <text:p>-3.087E-04</text:p>
          </table:table-cell>
          <table:table-cell table:style-name="ce4" table:formula="of:=2*(([.C272]-[.C271])/[.D271]+([.C270]-[.C271])/[.E271])/([.D271]+[.E271])" office:value-type="float" office:value="458.016180934111">
            <text:p>4.580E+02</text:p>
          </table:table-cell>
          <table:table-cell table:style-name="ce4" table:formula="of:=[.F271]/[.C271]/600" office:value-type="float" office:value="0.308061845248856">
            <text:p>3.081E-01</text:p>
          </table:table-cell>
          <table:table-cell/>
          <table:table-cell office:value-type="float" office:value="30.0756259217366">
            <text:p>3.008E+01</text:p>
          </table:table-cell>
          <table:table-cell office:value-type="float" office:value="2.47794497543245">
            <text:p>2.478E+00</text:p>
          </table:table-cell>
          <table:table-cell table:style-name="ce4" office:value-type="float" office:value="458.016180837213">
            <text:p>4.580E+02</text:p>
          </table:table-cell>
        </table:table-row>
        <table:table-row table:style-name="ro1">
          <table:table-cell office:value-type="float" office:value="30.3548721295898">
            <text:p>3.035E+01</text:p>
          </table:table-cell>
          <table:table-cell table:formula="of:=1/[.A272]" office:value-type="float" office:value="0.032943640669308">
            <text:p>3.294E-02</text:p>
          </table:table-cell>
          <table:table-cell office:value-type="float" office:value="2.4820511265209">
            <text:p>2.482E+00</text:p>
          </table:table-cell>
          <table:table-cell table:formula="of:=[.B273]-[.B272]" office:value-type="float" office:value="-0.000303061290803992">
            <text:p>-3.031E-04</text:p>
          </table:table-cell>
          <table:table-cell table:formula="of:=[.B272]-[.B271]" office:value-type="float" office:value="-0.000305875154642553">
            <text:p>-3.059E-04</text:p>
          </table:table-cell>
          <table:table-cell table:style-name="ce4" table:formula="of:=2*(([.C273]-[.C272])/[.D272]+([.C271]-[.C272])/[.E272])/([.D272]+[.E272])" office:value-type="float" office:value="466.878411425973">
            <text:p>4.669E+02</text:p>
          </table:table-cell>
          <table:table-cell table:style-name="ce4" table:formula="of:=[.F272]/[.C272]/600" office:value-type="float" office:value="0.31350308516838">
            <text:p>3.135E-01</text:p>
          </table:table-cell>
          <table:table-cell/>
          <table:table-cell office:value-type="float" office:value="30.3548721295898">
            <text:p>3.035E+01</text:p>
          </table:table-cell>
          <table:table-cell office:value-type="float" office:value="2.4820511265209">
            <text:p>2.482E+00</text:p>
          </table:table-cell>
          <table:table-cell table:style-name="ce4" office:value-type="float" office:value="466.87841154765">
            <text:p>4.669E+02</text:p>
          </table:table-cell>
        </table:table-row>
        <table:table-row table:style-name="ro1">
          <table:table-cell office:value-type="float" office:value="30.6367110829707">
            <text:p>3.064E+01</text:p>
          </table:table-cell>
          <table:table-cell table:formula="of:=1/[.A273]" office:value-type="float" office:value="0.0326405793785041">
            <text:p>3.264E-02</text:p>
          </table:table-cell>
          <table:table-cell office:value-type="float" office:value="2.48616258359095">
            <text:p>2.486E+00</text:p>
          </table:table-cell>
          <table:table-cell table:formula="of:=[.B274]-[.B273]" office:value-type="float" office:value="-0.000300273312786994">
            <text:p>-3.003E-04</text:p>
          </table:table-cell>
          <table:table-cell table:formula="of:=[.B273]-[.B272]" office:value-type="float" office:value="-0.000303061290803992">
            <text:p>-3.031E-04</text:p>
          </table:table-cell>
          <table:table-cell table:style-name="ce4" table:formula="of:=2*(([.C274]-[.C273])/[.D273]+([.C272]-[.C273])/[.E273])/([.D273]+[.E273])" office:value-type="float" office:value="475.910342406132">
            <text:p>4.759E+02</text:p>
          </table:table-cell>
          <table:table-cell table:style-name="ce4" table:formula="of:=[.F273]/[.C273]/600" office:value-type="float" office:value="0.319039434204888">
            <text:p>3.190E-01</text:p>
          </table:table-cell>
          <table:table-cell/>
          <table:table-cell office:value-type="float" office:value="30.6367110829707">
            <text:p>3.064E+01</text:p>
          </table:table-cell>
          <table:table-cell office:value-type="float" office:value="2.48616258359095">
            <text:p>2.486E+00</text:p>
          </table:table-cell>
          <table:table-cell table:style-name="ce4" office:value-type="float" office:value="475.910342349149">
            <text:p>4.759E+02</text:p>
          </table:table-cell>
        </table:table-row>
        <table:table-row table:style-name="ro1">
          <table:table-cell office:value-type="float" office:value="30.921166855006">
            <text:p>3.092E+01</text:p>
          </table:table-cell>
          <table:table-cell table:formula="of:=1/[.A274]" office:value-type="float" office:value="0.0323403060657171">
            <text:p>3.234E-02</text:p>
          </table:table-cell>
          <table:table-cell office:value-type="float" office:value="2.49027932699264">
            <text:p>2.490E+00</text:p>
          </table:table-cell>
          <table:table-cell table:formula="of:=[.B275]-[.B274]" office:value-type="float" office:value="-0.000297510982458053">
            <text:p>-2.975E-04</text:p>
          </table:table-cell>
          <table:table-cell table:formula="of:=[.B274]-[.B273]" office:value-type="float" office:value="-0.000300273312786994">
            <text:p>-3.003E-04</text:p>
          </table:table-cell>
          <table:table-cell table:style-name="ce4" table:formula="of:=2*(([.C275]-[.C274])/[.D274]+([.C273]-[.C274])/[.E274])/([.D274]+[.E274])" office:value-type="float" office:value="485.115195413459">
            <text:p>4.851E+02</text:p>
          </table:table-cell>
          <table:table-cell table:style-name="ce4" table:formula="of:=[.F274]/[.C274]/600" office:value-type="float" office:value="0.324672544531583">
            <text:p>3.247E-01</text:p>
          </table:table-cell>
          <table:table-cell/>
          <table:table-cell office:value-type="float" office:value="30.921166855006">
            <text:p>3.092E+01</text:p>
          </table:table-cell>
          <table:table-cell office:value-type="float" office:value="2.49027932699264">
            <text:p>2.490E+00</text:p>
          </table:table-cell>
          <table:table-cell table:style-name="ce4" office:value-type="float" office:value="485.115195465356">
            <text:p>4.851E+02</text:p>
          </table:table-cell>
        </table:table-row>
        <table:table-row table:style-name="ro1">
          <table:table-cell office:value-type="float" office:value="31.2082637423368">
            <text:p>3.121E+01</text:p>
          </table:table-cell>
          <table:table-cell table:formula="of:=1/[.A275]" office:value-type="float" office:value="0.032042795083259">
            <text:p>3.204E-02</text:p>
          </table:table-cell>
          <table:table-cell office:value-type="float" office:value="2.49440133711611">
            <text:p>2.494E+00</text:p>
          </table:table-cell>
          <table:table-cell table:formula="of:=[.B276]-[.B275]" office:value-type="float" office:value="-0.000294774063874112">
            <text:p>-2.948E-04</text:p>
          </table:table-cell>
          <table:table-cell table:formula="of:=[.B275]-[.B274]" office:value-type="float" office:value="-0.000297510982458053">
            <text:p>-2.975E-04</text:p>
          </table:table-cell>
          <table:table-cell table:style-name="ce4" table:formula="of:=2*(([.C276]-[.C275])/[.D275]+([.C274]-[.C275])/[.E275])/([.D275]+[.E275])" office:value-type="float" office:value="494.496254230403">
            <text:p>4.945E+02</text:p>
          </table:table-cell>
          <table:table-cell table:style-name="ce4" table:formula="of:=[.F275]/[.C275]/600" office:value-type="float" office:value="0.330404097950888">
            <text:p>3.304E-01</text:p>
          </table:table-cell>
          <table:table-cell/>
          <table:table-cell office:value-type="float" office:value="31.2082637423368">
            <text:p>3.121E+01</text:p>
          </table:table-cell>
          <table:table-cell office:value-type="float" office:value="2.49440133711611">
            <text:p>2.494E+00</text:p>
          </table:table-cell>
          <table:table-cell table:style-name="ce4" office:value-type="float" office:value="494.496254163353">
            <text:p>4.945E+02</text:p>
          </table:table-cell>
        </table:table-row>
        <table:table-row table:style-name="ro1">
          <table:table-cell office:value-type="float" office:value="31.4980262671936">
            <text:p>3.150E+01</text:p>
          </table:table-cell>
          <table:table-cell table:formula="of:=1/[.A276]" office:value-type="float" office:value="0.0317480210193849">
            <text:p>3.175E-02</text:p>
          </table:table-cell>
          <table:table-cell office:value-type="float" office:value="2.49852859439164">
            <text:p>2.499E+00</text:p>
          </table:table-cell>
          <table:table-cell table:formula="of:=[.B277]-[.B276]" office:value-type="float" office:value="-0.000292062323262551">
            <text:p>-2.921E-04</text:p>
          </table:table-cell>
          <table:table-cell table:formula="of:=[.B276]-[.B275]" office:value-type="float" office:value="-0.000294774063874112">
            <text:p>-2.948E-04</text:p>
          </table:table-cell>
          <table:table-cell table:style-name="ce4" table:formula="of:=2*(([.C277]-[.C276])/[.D276]+([.C275]-[.C276])/[.E276])/([.D276]+[.E276])" office:value-type="float" office:value="504.056863693505">
            <text:p>5.041E+02</text:p>
          </table:table-cell>
          <table:table-cell table:style-name="ce4" table:formula="of:=[.F276]/[.C276]/600" office:value-type="float" office:value="0.336235804828586">
            <text:p>3.362E-01</text:p>
          </table:table-cell>
          <table:table-cell/>
          <table:table-cell office:value-type="float" office:value="31.4980262671936">
            <text:p>3.150E+01</text:p>
          </table:table-cell>
          <table:table-cell office:value-type="float" office:value="2.49852859439164">
            <text:p>2.499E+00</text:p>
          </table:table-cell>
          <table:table-cell table:style-name="ce4" office:value-type="float" office:value="504.056863701436">
            <text:p>5.041E+02</text:p>
          </table:table-cell>
        </table:table-row>
        <table:table-row table:style-name="ro1">
          <table:table-cell office:value-type="float" office:value="31.7904791794908">
            <text:p>3.179E+01</text:p>
          </table:table-cell>
          <table:table-cell table:formula="of:=1/[.A277]" office:value-type="float" office:value="0.0314559586961223">
            <text:p>3.146E-02</text:p>
          </table:table-cell>
          <table:table-cell office:value-type="float" office:value="2.50266107928962">
            <text:p>2.503E+00</text:p>
          </table:table-cell>
          <table:table-cell table:formula="of:=[.B278]-[.B277]" office:value-type="float" office:value="-0.000289375529001729">
            <text:p>-2.894E-04</text:p>
          </table:table-cell>
          <table:table-cell table:formula="of:=[.B277]-[.B276]" office:value-type="float" office:value="-0.000292062323262551">
            <text:p>-2.921E-04</text:p>
          </table:table-cell>
          <table:table-cell table:style-name="ce4" table:formula="of:=2*(([.C278]-[.C277])/[.D277]+([.C276]-[.C277])/[.E277])/([.D277]+[.E277])" office:value-type="float" office:value="513.800432045417">
            <text:p>5.138E+02</text:p>
          </table:table-cell>
          <table:table-cell table:style-name="ce4" table:formula="of:=[.F277]/[.C277]/600" office:value-type="float" office:value="0.342169405396315">
            <text:p>3.422E-01</text:p>
          </table:table-cell>
          <table:table-cell/>
          <table:table-cell office:value-type="float" office:value="31.7904791794908">
            <text:p>3.179E+01</text:p>
          </table:table-cell>
          <table:table-cell office:value-type="float" office:value="2.50266107928962">
            <text:p>2.503E+00</text:p>
          </table:table-cell>
          <table:table-cell table:style-name="ce4" office:value-type="float" office:value="513.800432034645">
            <text:p>5.138E+02</text:p>
          </table:table-cell>
        </table:table-row>
        <table:table-row table:style-name="ro1">
          <table:table-cell office:value-type="float" office:value="32.0856474589411">
            <text:p>3.209E+01</text:p>
          </table:table-cell>
          <table:table-cell table:formula="of:=1/[.A278]" office:value-type="float" office:value="0.0311665831671206">
            <text:p>3.117E-02</text:p>
          </table:table-cell>
          <table:table-cell office:value-type="float" office:value="2.50679877232055">
            <text:p>2.507E+00</text:p>
          </table:table-cell>
          <table:table-cell table:formula="of:=[.B279]-[.B278]" office:value-type="float" office:value="-0.000286713451600265">
            <text:p>-2.867E-04</text:p>
          </table:table-cell>
          <table:table-cell table:formula="of:=[.B278]-[.B277]" office:value-type="float" office:value="-0.000289375529001729">
            <text:p>-2.894E-04</text:p>
          </table:table-cell>
          <table:table-cell table:style-name="ce4" table:formula="of:=2*(([.C279]-[.C278])/[.D278]+([.C277]-[.C278])/[.E278])/([.D278]+[.E278])" office:value-type="float" office:value="523.730431646605">
            <text:p>5.237E+02</text:p>
          </table:table-cell>
          <table:table-cell table:style-name="ce4" table:formula="of:=[.F278]/[.C278]/600" office:value-type="float" office:value="0.348206669949942">
            <text:p>3.482E-01</text:p>
          </table:table-cell>
          <table:table-cell/>
          <table:table-cell office:value-type="float" office:value="32.0856474589411">
            <text:p>3.209E+01</text:p>
          </table:table-cell>
          <table:table-cell office:value-type="float" office:value="2.50679877232055">
            <text:p>2.507E+00</text:p>
          </table:table-cell>
          <table:table-cell table:style-name="ce4" office:value-type="float" office:value="523.730431774742">
            <text:p>5.237E+02</text:p>
          </table:table-cell>
        </table:table-row>
        <table:table-row table:style-name="ro1">
          <table:table-cell office:value-type="float" office:value="32.3835563171886">
            <text:p>3.238E+01</text:p>
          </table:table-cell>
          <table:table-cell table:formula="of:=1/[.A279]" office:value-type="float" office:value="0.0308798697155204">
            <text:p>3.088E-02</text:p>
          </table:table-cell>
          <table:table-cell office:value-type="float" office:value="2.51094165403502">
            <text:p>2.511E+00</text:p>
          </table:table-cell>
          <table:table-cell table:formula="of:=[.B280]-[.B279]" office:value-type="float" office:value="-0.000284075863678394">
            <text:p>-2.841E-04</text:p>
          </table:table-cell>
          <table:table-cell table:formula="of:=[.B279]-[.B278]" office:value-type="float" office:value="-0.000286713451600265">
            <text:p>-2.867E-04</text:p>
          </table:table-cell>
          <table:table-cell table:style-name="ce4" table:formula="of:=2*(([.C280]-[.C279])/[.D279]+([.C278]-[.C279])/[.E279])/([.D279]+[.E279])" office:value-type="float" office:value="533.85040107902">
            <text:p>5.339E+02</text:p>
          </table:table-cell>
          <table:table-cell table:style-name="ce4" table:formula="of:=[.F279]/[.C279]/600" office:value-type="float" office:value="0.354349399969221">
            <text:p>3.543E-01</text:p>
          </table:table-cell>
          <table:table-cell/>
          <table:table-cell office:value-type="float" office:value="32.3835563171886">
            <text:p>3.238E+01</text:p>
          </table:table-cell>
          <table:table-cell office:value-type="float" office:value="2.51094165403502">
            <text:p>2.511E+00</text:p>
          </table:table-cell>
          <table:table-cell table:style-name="ce4" office:value-type="float" office:value="533.850400949227">
            <text:p>5.339E+02</text:p>
          </table:table-cell>
        </table:table-row>
        <table:table-row table:style-name="ro1">
          <table:table-cell office:value-type="float" office:value="32.6842311999627">
            <text:p>3.268E+01</text:p>
          </table:table-cell>
          <table:table-cell table:formula="of:=1/[.A280]" office:value-type="float" office:value="0.030595793851842">
            <text:p>3.060E-02</text:p>
          </table:table-cell>
          <table:table-cell office:value-type="float" office:value="2.51508970502376">
            <text:p>2.515E+00</text:p>
          </table:table-cell>
          <table:table-cell table:formula="of:=[.B281]-[.B280]" office:value-type="float" office:value="-0.000281462539947781">
            <text:p>-2.815E-04</text:p>
          </table:table-cell>
          <table:table-cell table:formula="of:=[.B280]-[.B279]" office:value-type="float" office:value="-0.000284075863678394">
            <text:p>-2.841E-04</text:p>
          </table:table-cell>
          <table:table-cell table:style-name="ce4" table:formula="of:=2*(([.C281]-[.C280])/[.D280]+([.C279]-[.C280])/[.E280])/([.D280]+[.E280])" office:value-type="float" office:value="544.163943998021">
            <text:p>5.442E+02</text:p>
          </table:table-cell>
          <table:table-cell table:style-name="ce4" table:formula="of:=[.F280]/[.C280]/600" office:value-type="float" office:value="0.360599427070853">
            <text:p>3.606E-01</text:p>
          </table:table-cell>
          <table:table-cell/>
          <table:table-cell office:value-type="float" office:value="32.6842311999627">
            <text:p>3.268E+01</text:p>
          </table:table-cell>
          <table:table-cell office:value-type="float" office:value="2.51508970502376">
            <text:p>2.515E+00</text:p>
          </table:table-cell>
          <table:table-cell table:style-name="ce4" office:value-type="float" office:value="544.163944065584">
            <text:p>5.442E+02</text:p>
          </table:table-cell>
        </table:table-row>
        <table:table-row table:style-name="ro1">
          <table:table-cell office:value-type="float" office:value="32.9876977892512">
            <text:p>3.299E+01</text:p>
          </table:table-cell>
          <table:table-cell table:formula="of:=1/[.A281]" office:value-type="float" office:value="0.0303143313118942">
            <text:p>3.031E-02</text:p>
          </table:table-cell>
          <table:table-cell office:value-type="float" office:value="2.51924290591755">
            <text:p>2.519E+00</text:p>
          </table:table-cell>
          <table:table-cell table:formula="of:=[.B282]-[.B281]" office:value-type="float" office:value="-0.000278873257192905">
            <text:p>-2.789E-04</text:p>
          </table:table-cell>
          <table:table-cell table:formula="of:=[.B281]-[.B280]" office:value-type="float" office:value="-0.000281462539947781">
            <text:p>-2.815E-04</text:p>
          </table:table-cell>
          <table:table-cell table:style-name="ce4" table:formula="of:=2*(([.C282]-[.C281])/[.D281]+([.C280]-[.C281])/[.E281])/([.D281]+[.E281])" office:value-type="float" office:value="554.674734031077">
            <text:p>5.547E+02</text:p>
          </table:table-cell>
          <table:table-cell table:style-name="ce4" table:formula="of:=[.F281]/[.C281]/600" office:value-type="float" office:value="0.366958615971608">
            <text:p>3.670E-01</text:p>
          </table:table-cell>
          <table:table-cell/>
          <table:table-cell office:value-type="float" office:value="32.9876977892512">
            <text:p>3.299E+01</text:p>
          </table:table-cell>
          <table:table-cell office:value-type="float" office:value="2.51924290591755">
            <text:p>2.519E+00</text:p>
          </table:table-cell>
          <table:table-cell table:style-name="ce4" office:value-type="float" office:value="554.67473391187">
            <text:p>5.547E+02</text:p>
          </table:table-cell>
        </table:table-row>
        <table:table-row table:style-name="ro1">
          <table:table-cell office:value-type="float" office:value="33.2939820054942">
            <text:p>3.329E+01</text:p>
          </table:table-cell>
          <table:table-cell table:formula="of:=1/[.A282]" office:value-type="float" office:value="0.0300354580547013">
            <text:p>3.004E-02</text:p>
          </table:table-cell>
          <table:table-cell office:value-type="float" office:value="2.5234012373873">
            <text:p>2.523E+00</text:p>
          </table:table-cell>
          <table:table-cell table:formula="of:=[.B283]-[.B282]" office:value-type="float" office:value="-0.00027630779425131">
            <text:p>-2.763E-04</text:p>
          </table:table-cell>
          <table:table-cell table:formula="of:=[.B282]-[.B281]" office:value-type="float" office:value="-0.000278873257192905">
            <text:p>-2.789E-04</text:p>
          </table:table-cell>
          <table:table-cell table:style-name="ce4" table:formula="of:=2*(([.C283]-[.C282])/[.D282]+([.C281]-[.C282])/[.E282])/([.D282]+[.E282])" office:value-type="float" office:value="565.386512161866">
            <text:p>5.654E+02</text:p>
          </table:table-cell>
          <table:table-cell table:style-name="ce4" table:formula="of:=[.F282]/[.C282]/600" office:value-type="float" office:value="0.373428862458183">
            <text:p>3.734E-01</text:p>
          </table:table-cell>
          <table:table-cell/>
          <table:table-cell office:value-type="float" office:value="33.2939820054942">
            <text:p>3.329E+01</text:p>
          </table:table-cell>
          <table:table-cell office:value-type="float" office:value="2.5234012373873">
            <text:p>2.523E+00</text:p>
          </table:table-cell>
          <table:table-cell table:style-name="ce4" office:value-type="float" office:value="565.386512261929">
            <text:p>5.654E+02</text:p>
          </table:table-cell>
        </table:table-row>
        <table:table-row table:style-name="ro1">
          <table:table-cell office:value-type="float" office:value="33.6031100097977">
            <text:p>3.360E+01</text:p>
          </table:table-cell>
          <table:table-cell table:formula="of:=1/[.A283]" office:value-type="float" office:value="0.02975915026045">
            <text:p>2.976E-02</text:p>
          </table:table-cell>
          <table:table-cell office:value-type="float" office:value="2.52756468014397">
            <text:p>2.528E+00</text:p>
          </table:table-cell>
          <table:table-cell table:formula="of:=[.B284]-[.B283]" office:value-type="float" office:value="-0.000273765931995618">
            <text:p>-2.738E-04</text:p>
          </table:table-cell>
          <table:table-cell table:formula="of:=[.B283]-[.B282]" office:value-type="float" office:value="-0.00027630779425131">
            <text:p>-2.763E-04</text:p>
          </table:table-cell>
          <table:table-cell table:style-name="ce4" table:formula="of:=2*(([.C284]-[.C283])/[.D283]+([.C282]-[.C283])/[.E283])/([.D283]+[.E283])" office:value-type="float" office:value="576.303091599578">
            <text:p>5.763E+02</text:p>
          </table:table-cell>
          <table:table-cell table:style-name="ce4" table:formula="of:=[.F283]/[.C283]/600" office:value-type="float" office:value="0.380012096312112">
            <text:p>3.800E-01</text:p>
          </table:table-cell>
          <table:table-cell/>
          <table:table-cell office:value-type="float" office:value="33.6031100097977">
            <text:p>3.360E+01</text:p>
          </table:table-cell>
          <table:table-cell office:value-type="float" office:value="2.52756468014397">
            <text:p>2.528E+00</text:p>
          </table:table-cell>
          <table:table-cell table:style-name="ce4" office:value-type="float" office:value="576.303091613623">
            <text:p>5.763E+02</text:p>
          </table:table-cell>
        </table:table-row>
        <table:table-row table:style-name="ro1">
          <table:table-cell office:value-type="float" office:value="33.9151082061687">
            <text:p>3.392E+01</text:p>
          </table:table-cell>
          <table:table-cell table:formula="of:=1/[.A284]" office:value-type="float" office:value="0.0294853843284543">
            <text:p>2.949E-02</text:p>
          </table:table-cell>
          <table:table-cell office:value-type="float" office:value="2.53173321493864">
            <text:p>2.532E+00</text:p>
          </table:table-cell>
          <table:table-cell table:formula="of:=[.B285]-[.B284]" office:value-type="float" office:value="-0.000271247453313677">
            <text:p>-2.712E-04</text:p>
          </table:table-cell>
          <table:table-cell table:formula="of:=[.B284]-[.B283]" office:value-type="float" office:value="-0.000273765931995618">
            <text:p>-2.738E-04</text:p>
          </table:table-cell>
          <table:table-cell table:style-name="ce4" table:formula="of:=2*(([.C285]-[.C284])/[.D284]+([.C283]-[.C284])/[.E284])/([.D284]+[.E284])" office:value-type="float" office:value="587.428356249649">
            <text:p>5.874E+02</text:p>
          </table:table-cell>
          <table:table-cell table:style-name="ce4" table:formula="of:=[.F284]/[.C284]/600" office:value-type="float" office:value="0.386710279992835">
            <text:p>3.867E-01</text:p>
          </table:table-cell>
          <table:table-cell/>
          <table:table-cell office:value-type="float" office:value="33.9151082061687">
            <text:p>3.392E+01</text:p>
          </table:table-cell>
          <table:table-cell office:value-type="float" office:value="2.53173321493864">
            <text:p>2.532E+00</text:p>
          </table:table-cell>
          <table:table-cell table:style-name="ce4" office:value-type="float" office:value="587.42835620018">
            <text:p>5.874E+02</text:p>
          </table:table-cell>
        </table:table-row>
        <table:table-row table:style-name="ro1">
          <table:table-cell office:value-type="float" office:value="34.2300032437698">
            <text:p>3.423E+01</text:p>
          </table:table-cell>
          <table:table-cell table:formula="of:=1/[.A285]" office:value-type="float" office:value="0.0292141368751407">
            <text:p>2.921E-02</text:p>
          </table:table-cell>
          <table:table-cell office:value-type="float" office:value="2.53590682256247">
            <text:p>2.536E+00</text:p>
          </table:table-cell>
          <table:table-cell table:formula="of:=[.B286]-[.B285]" office:value-type="float" office:value="-0.00026875214309123">
            <text:p>-2.688E-04</text:p>
          </table:table-cell>
          <table:table-cell table:formula="of:=[.B285]-[.B284]" office:value-type="float" office:value="-0.000271247453313677">
            <text:p>-2.712E-04</text:p>
          </table:table-cell>
          <table:table-cell table:style-name="ce4" table:formula="of:=2*(([.C286]-[.C285])/[.D285]+([.C284]-[.C285])/[.E285])/([.D285]+[.E285])" office:value-type="float" office:value="598.766263508347">
            <text:p>5.988E+02</text:p>
          </table:table-cell>
          <table:table-cell table:style-name="ce4" table:formula="of:=[.F285]/[.C285]/600" office:value-type="float" office:value="0.393525410174777">
            <text:p>3.935E-01</text:p>
          </table:table-cell>
          <table:table-cell/>
          <table:table-cell office:value-type="float" office:value="34.2300032437698">
            <text:p>3.423E+01</text:p>
          </table:table-cell>
          <table:table-cell office:value-type="float" office:value="2.53590682256247">
            <text:p>2.536E+00</text:p>
          </table:table-cell>
          <table:table-cell table:style-name="ce4" office:value-type="float" office:value="598.766263585004">
            <text:p>5.988E+02</text:p>
          </table:table-cell>
        </table:table-row>
        <table:table-row table:style-name="ro1">
          <table:table-cell office:value-type="float" office:value="34.5478220191961">
            <text:p>3.455E+01</text:p>
          </table:table-cell>
          <table:table-cell table:formula="of:=1/[.A286]" office:value-type="float" office:value="0.0289453847320494">
            <text:p>2.895E-02</text:p>
          </table:table-cell>
          <table:table-cell office:value-type="float" office:value="2.5400854838467">
            <text:p>2.540E+00</text:p>
          </table:table-cell>
          <table:table-cell table:formula="of:=[.B287]-[.B286]" office:value-type="float" office:value="-0.000266279788192467">
            <text:p>-2.663E-04</text:p>
          </table:table-cell>
          <table:table-cell table:formula="of:=[.B286]-[.B285]" office:value-type="float" office:value="-0.00026875214309123">
            <text:p>-2.688E-04</text:p>
          </table:table-cell>
          <table:table-cell table:style-name="ce4" table:formula="of:=2*(([.C287]-[.C286])/[.D286]+([.C285]-[.C286])/[.E286])/([.D286]+[.E286])" office:value-type="float" office:value="610.320845917747">
            <text:p>6.103E+02</text:p>
          </table:table-cell>
          <table:table-cell table:style-name="ce4" table:formula="of:=[.F286]/[.C286]/600" office:value-type="float" office:value="0.400459518520795">
            <text:p>4.005E-01</text:p>
          </table:table-cell>
          <table:table-cell/>
          <table:table-cell office:value-type="float" office:value="34.5478220191961">
            <text:p>3.455E+01</text:p>
          </table:table-cell>
          <table:table-cell office:value-type="float" office:value="2.5400854838467">
            <text:p>2.540E+00</text:p>
          </table:table-cell>
          <table:table-cell table:style-name="ce4" office:value-type="float" office:value="610.320845862176">
            <text:p>6.103E+02</text:p>
          </table:table-cell>
        </table:table-row>
        <table:table-row table:style-name="ro1">
          <table:table-cell office:value-type="float" office:value="34.868591678772">
            <text:p>3.487E+01</text:p>
          </table:table-cell>
          <table:table-cell table:formula="of:=1/[.A287]" office:value-type="float" office:value="0.028679104943857">
            <text:p>2.868E-02</text:p>
          </table:table-cell>
          <table:table-cell office:value-type="float" office:value="2.54426917966268">
            <text:p>2.544E+00</text:p>
          </table:table-cell>
          <table:table-cell table:formula="of:=[.B288]-[.B287]" office:value-type="float" office:value="-0.000263830177442532">
            <text:p>-2.638E-04</text:p>
          </table:table-cell>
          <table:table-cell table:formula="of:=[.B287]-[.B286]" office:value-type="float" office:value="-0.000266279788192467">
            <text:p>-2.663E-04</text:p>
          </table:table-cell>
          <table:table-cell table:style-name="ce4" table:formula="of:=2*(([.C288]-[.C287])/[.D287]+([.C286]-[.C287])/[.E287])/([.D287]+[.E287])" office:value-type="float" office:value="622.096211215912">
            <text:p>6.221E+02</text:p>
          </table:table-cell>
          <table:table-cell table:style-name="ce4" table:formula="of:=[.F287]/[.C287]/600" office:value-type="float" office:value="0.407514671395992">
            <text:p>4.075E-01</text:p>
          </table:table-cell>
          <table:table-cell/>
          <table:table-cell office:value-type="float" office:value="34.868591678772">
            <text:p>3.487E+01</text:p>
          </table:table-cell>
          <table:table-cell office:value-type="float" office:value="2.54426917966268">
            <text:p>2.544E+00</text:p>
          </table:table-cell>
          <table:table-cell table:style-name="ce4" office:value-type="float" office:value="622.096211177855">
            <text:p>6.221E+02</text:p>
          </table:table-cell>
        </table:table-row>
        <table:table-row table:style-name="ro1">
          <table:table-cell office:value-type="float" office:value="35.1923396208702">
            <text:p>3.519E+01</text:p>
          </table:table-cell>
          <table:table-cell table:formula="of:=1/[.A288]" office:value-type="float" office:value="0.0284152747664144">
            <text:p>2.842E-02</text:p>
          </table:table-cell>
          <table:table-cell office:value-type="float" office:value="2.54845789092185">
            <text:p>2.548E+00</text:p>
          </table:table-cell>
          <table:table-cell table:formula="of:=[.B289]-[.B288]" office:value-type="float" office:value="-0.000261403101609336">
            <text:p>-2.614E-04</text:p>
          </table:table-cell>
          <table:table-cell table:formula="of:=[.B288]-[.B287]" office:value-type="float" office:value="-0.000263830177442532">
            <text:p>-2.638E-04</text:p>
          </table:table-cell>
          <table:table-cell table:style-name="ce4" table:formula="of:=2*(([.C289]-[.C288])/[.D288]+([.C287]-[.C288])/[.E288])/([.D288]+[.E288])" office:value-type="float" office:value="634.096544984301">
            <text:p>6.341E+02</text:p>
          </table:table-cell>
          <table:table-cell table:style-name="ce4" table:formula="of:=[.F288]/[.C288]/600" office:value-type="float" office:value="0.414692971282155">
            <text:p>4.147E-01</text:p>
          </table:table-cell>
          <table:table-cell/>
          <table:table-cell office:value-type="float" office:value="35.1923396208702">
            <text:p>3.519E+01</text:p>
          </table:table-cell>
          <table:table-cell office:value-type="float" office:value="2.54845789092185">
            <text:p>2.548E+00</text:p>
          </table:table-cell>
          <table:table-cell table:style-name="ce4" office:value-type="float" office:value="634.096545042203">
            <text:p>6.341E+02</text:p>
          </table:table-cell>
        </table:table-row>
        <table:table-row table:style-name="ro1">
          <table:table-cell office:value-type="float" office:value="35.519093498252">
            <text:p>3.552E+01</text:p>
          </table:table-cell>
          <table:table-cell table:formula="of:=1/[.A289]" office:value-type="float" office:value="0.0281538716648051">
            <text:p>2.815E-02</text:p>
          </table:table-cell>
          <table:table-cell office:value-type="float" office:value="2.55265159857575">
            <text:p>2.553E+00</text:p>
          </table:table-cell>
          <table:table-cell table:formula="of:=[.B290]-[.B289]" office:value-type="float" office:value="-0.000258998353385161">
            <text:p>-2.590E-04</text:p>
          </table:table-cell>
          <table:table-cell table:formula="of:=[.B289]-[.B288]" office:value-type="float" office:value="-0.000261403101609336">
            <text:p>-2.614E-04</text:p>
          </table:table-cell>
          <table:table-cell table:style-name="ce4" table:formula="of:=2*(([.C290]-[.C289])/[.D289]+([.C288]-[.C289])/[.E289])/([.D289]+[.E289])" office:value-type="float" office:value="646.326112059456">
            <text:p>6.463E+02</text:p>
          </table:table-cell>
          <table:table-cell table:style-name="ce4" table:formula="of:=[.F289]/[.C289]/600" office:value-type="float" office:value="0.421996557370692">
            <text:p>4.220E-01</text:p>
          </table:table-cell>
          <table:table-cell/>
          <table:table-cell office:value-type="float" office:value="35.519093498252">
            <text:p>3.552E+01</text:p>
          </table:table-cell>
          <table:table-cell office:value-type="float" office:value="2.55265159857575">
            <text:p>2.553E+00</text:p>
          </table:table-cell>
          <table:table-cell table:style-name="ce4" office:value-type="float" office:value="646.326111934246">
            <text:p>6.463E+02</text:p>
          </table:table-cell>
        </table:table-row>
        <table:table-row table:style-name="ro1">
          <table:table-cell office:value-type="float" office:value="35.8488812204287">
            <text:p>3.585E+01</text:p>
          </table:table-cell>
          <table:table-cell table:formula="of:=1/[.A290]" office:value-type="float" office:value="0.0278948733114199">
            <text:p>2.789E-02</text:p>
          </table:table-cell>
          <table:table-cell office:value-type="float" office:value="2.55685028361605">
            <text:p>2.557E+00</text:p>
          </table:table-cell>
          <table:table-cell table:formula="of:=[.B291]-[.B290]" office:value-type="float" office:value="-0.00025661572737003">
            <text:p>-2.566E-04</text:p>
          </table:table-cell>
          <table:table-cell table:formula="of:=[.B290]-[.B289]" office:value-type="float" office:value="-0.000258998353385161">
            <text:p>-2.590E-04</text:p>
          </table:table-cell>
          <table:table-cell table:style-name="ce4" table:formula="of:=2*(([.C291]-[.C290])/[.D290]+([.C289]-[.C290])/[.E290])/([.D290]+[.E290])" office:value-type="float" office:value="658.789256477551">
            <text:p>6.588E+02</text:p>
          </table:table-cell>
          <table:table-cell table:style-name="ce4" table:formula="of:=[.F290]/[.C290]/600" office:value-type="float" office:value="0.429427605192596">
            <text:p>4.294E-01</text:p>
          </table:table-cell>
          <table:table-cell/>
          <table:table-cell office:value-type="float" office:value="35.8488812204287">
            <text:p>3.585E+01</text:p>
          </table:table-cell>
          <table:table-cell office:value-type="float" office:value="2.55685028361605">
            <text:p>2.557E+00</text:p>
          </table:table-cell>
          <table:table-cell table:style-name="ce4" office:value-type="float" office:value="658.789256647771">
            <text:p>6.588E+02</text:p>
          </table:table-cell>
        </table:table-row>
        <table:table-row table:style-name="ro1">
          <table:table-cell office:value-type="float" office:value="36.1817309560463">
            <text:p>3.618E+01</text:p>
          </table:table-cell>
          <table:table-cell table:formula="of:=1/[.A291]" office:value-type="float" office:value="0.0276382575840499">
            <text:p>2.764E-02</text:p>
          </table:table-cell>
          <table:table-cell office:value-type="float" office:value="2.56105392707452">
            <text:p>2.561E+00</text:p>
          </table:table-cell>
          <table:table-cell table:formula="of:=[.B292]-[.B291]" office:value-type="float" office:value="-0.000254255020053051">
            <text:p>-2.543E-04</text:p>
          </table:table-cell>
          <table:table-cell table:formula="of:=[.B291]-[.B290]" office:value-type="float" office:value="-0.00025661572737003">
            <text:p>-2.566E-04</text:p>
          </table:table-cell>
          <table:table-cell table:style-name="ce4" table:formula="of:=2*(([.C292]-[.C291])/[.D291]+([.C290]-[.C291])/[.E291])/([.D291]+[.E291])" office:value-type="float" office:value="671.490405910304">
            <text:p>6.715E+02</text:p>
          </table:table-cell>
          <table:table-cell table:style-name="ce4" table:formula="of:=[.F291]/[.C291]/600" office:value-type="float" office:value="0.436988329174143">
            <text:p>4.370E-01</text:p>
          </table:table-cell>
          <table:table-cell/>
          <table:table-cell office:value-type="float" office:value="36.1817309560463">
            <text:p>3.618E+01</text:p>
          </table:table-cell>
          <table:table-cell office:value-type="float" office:value="2.56105392707452">
            <text:p>2.561E+00</text:p>
          </table:table-cell>
          <table:table-cell table:style-name="ce4" office:value-type="float" office:value="671.490405865036">
            <text:p>6.715E+02</text:p>
          </table:table-cell>
        </table:table-row>
        <table:table-row table:style-name="ro1">
          <table:table-cell office:value-type="float" office:value="36.5176711352909">
            <text:p>3.652E+01</text:p>
          </table:table-cell>
          <table:table-cell table:formula="of:=1/[.A292]" office:value-type="float" office:value="0.0273840025639969">
            <text:p>2.738E-02</text:p>
          </table:table-cell>
          <table:table-cell office:value-type="float" office:value="2.5652625100231">
            <text:p>2.565E+00</text:p>
          </table:table-cell>
          <table:table-cell table:formula="of:=[.B293]-[.B292]" office:value-type="float" office:value="-0.000251916029795553">
            <text:p>-2.519E-04</text:p>
          </table:table-cell>
          <table:table-cell table:formula="of:=[.B292]-[.B291]" office:value-type="float" office:value="-0.000254255020053051">
            <text:p>-2.543E-04</text:p>
          </table:table-cell>
          <table:table-cell table:style-name="ce4" table:formula="of:=2*(([.C293]-[.C292])/[.D292]+([.C291]-[.C292])/[.E292])/([.D292]+[.E292])" office:value-type="float" office:value="684.434069774543">
            <text:p>6.844E+02</text:p>
          </table:table-cell>
          <table:table-cell table:style-name="ce4" table:formula="of:=[.F292]/[.C292]/600" office:value-type="float" office:value="0.444680981056385">
            <text:p>4.447E-01</text:p>
          </table:table-cell>
          <table:table-cell/>
          <table:table-cell office:value-type="float" office:value="36.5176711352909">
            <text:p>3.652E+01</text:p>
          </table:table-cell>
          <table:table-cell office:value-type="float" office:value="2.5652625100231">
            <text:p>2.565E+00</text:p>
          </table:table-cell>
          <table:table-cell table:style-name="ce4" office:value-type="float" office:value="684.434069759672">
            <text:p>6.844E+02</text:p>
          </table:table-cell>
        </table:table-row>
        <table:table-row table:style-name="ro1">
          <table:table-cell office:value-type="float" office:value="36.8567304523171">
            <text:p>3.686E+01</text:p>
          </table:table-cell>
          <table:table-cell table:formula="of:=1/[.A293]" office:value-type="float" office:value="0.0271320865342013">
            <text:p>2.713E-02</text:p>
          </table:table-cell>
          <table:table-cell office:value-type="float" office:value="2.56947601357387">
            <text:p>2.569E+00</text:p>
          </table:table-cell>
          <table:table-cell table:formula="of:=[.B294]-[.B293]" office:value-type="float" office:value="-0.000249598556814029">
            <text:p>-2.496E-04</text:p>
          </table:table-cell>
          <table:table-cell table:formula="of:=[.B293]-[.B292]" office:value-type="float" office:value="-0.000251916029795553">
            <text:p>-2.519E-04</text:p>
          </table:table-cell>
          <table:table-cell table:style-name="ce4" table:formula="of:=2*(([.C294]-[.C293])/[.D293]+([.C292]-[.C293])/[.E293])/([.D293]+[.E293])" office:value-type="float" office:value="697.624843447487">
            <text:p>6.976E+02</text:p>
          </table:table-cell>
          <table:table-cell table:style-name="ce4" table:formula="of:=[.F293]/[.C293]/600" office:value-type="float" office:value="0.452507852289804">
            <text:p>4.525E-01</text:p>
          </table:table-cell>
          <table:table-cell/>
          <table:table-cell office:value-type="float" office:value="36.8567304523171">
            <text:p>3.686E+01</text:p>
          </table:table-cell>
          <table:table-cell office:value-type="float" office:value="2.56947601357387">
            <text:p>2.569E+00</text:p>
          </table:table-cell>
          <table:table-cell table:style-name="ce4" office:value-type="float" office:value="697.624843481078">
            <text:p>6.976E+02</text:p>
          </table:table-cell>
        </table:table-row>
        <table:table-row table:style-name="ro1">
          <table:table-cell office:value-type="float" office:value="37.1989378676992">
            <text:p>3.720E+01</text:p>
          </table:table-cell>
          <table:table-cell table:formula="of:=1/[.A294]" office:value-type="float" office:value="0.0268824879773873">
            <text:p>2.688E-02</text:p>
          </table:table-cell>
          <table:table-cell office:value-type="float" office:value="2.57369441887909">
            <text:p>2.574E+00</text:p>
          </table:table-cell>
          <table:table-cell table:formula="of:=[.B295]-[.B294]" office:value-type="float" office:value="-0.000247302403162765">
            <text:p>-2.473E-04</text:p>
          </table:table-cell>
          <table:table-cell table:formula="of:=[.B294]-[.B293]" office:value-type="float" office:value="-0.000249598556814029">
            <text:p>-2.496E-04</text:p>
          </table:table-cell>
          <table:table-cell table:style-name="ce4" table:formula="of:=2*(([.C295]-[.C294])/[.D294]+([.C293]-[.C294])/[.E294])/([.D294]+[.E294])" office:value-type="float" office:value="711.067408795128">
            <text:p>7.111E+02</text:p>
          </table:table-cell>
          <table:table-cell table:style-name="ce4" table:formula="of:=[.F294]/[.C294]/600" office:value-type="float" office:value="0.460471274017071">
            <text:p>4.605E-01</text:p>
          </table:table-cell>
          <table:table-cell/>
          <table:table-cell office:value-type="float" office:value="37.1989378676992">
            <text:p>3.720E+01</text:p>
          </table:table-cell>
          <table:table-cell office:value-type="float" office:value="2.57369441887909">
            <text:p>2.574E+00</text:p>
          </table:table-cell>
          <table:table-cell table:style-name="ce4" office:value-type="float" office:value="711.067408633141">
            <text:p>7.111E+02</text:p>
          </table:table-cell>
        </table:table-row>
        <table:table-row table:style-name="ro1">
          <table:table-cell office:value-type="float" office:value="37.5443226109047">
            <text:p>3.754E+01</text:p>
          </table:table-cell>
          <table:table-cell table:formula="of:=1/[.A295]" office:value-type="float" office:value="0.0266351855742245">
            <text:p>2.664E-02</text:p>
          </table:table-cell>
          <table:table-cell office:value-type="float" office:value="2.57791770713123">
            <text:p>2.578E+00</text:p>
          </table:table-cell>
          <table:table-cell table:formula="of:=[.B296]-[.B295]" office:value-type="float" office:value="-0.000245027372716776">
            <text:p>-2.450E-04</text:p>
          </table:table-cell>
          <table:table-cell table:formula="of:=[.B295]-[.B294]" office:value-type="float" office:value="-0.000247302403162765">
            <text:p>-2.473E-04</text:p>
          </table:table-cell>
          <table:table-cell table:style-name="ce4" table:formula="of:=2*(([.C296]-[.C295])/[.D295]+([.C294]-[.C295])/[.E295])/([.D295]+[.E295])" office:value-type="float" office:value="724.766535122847">
            <text:p>7.248E+02</text:p>
          </table:table-cell>
          <table:table-cell table:style-name="ce4" table:formula="of:=[.F295]/[.C295]/600" office:value-type="float" office:value="0.46857361732814">
            <text:p>4.686E-01</text:p>
          </table:table-cell>
          <table:table-cell/>
          <table:table-cell office:value-type="float" office:value="37.5443226109047">
            <text:p>3.754E+01</text:p>
          </table:table-cell>
          <table:table-cell office:value-type="float" office:value="2.57791770713123">
            <text:p>2.578E+00</text:p>
          </table:table-cell>
          <table:table-cell table:style-name="ce4" office:value-type="float" office:value="724.766535337032">
            <text:p>7.248E+02</text:p>
          </table:table-cell>
        </table:table-row>
        <table:table-row table:style-name="ro1">
          <table:table-cell office:value-type="float" office:value="37.8929141827906">
            <text:p>3.789E+01</text:p>
          </table:table-cell>
          <table:table-cell table:formula="of:=1/[.A296]" office:value-type="float" office:value="0.0263901582015077">
            <text:p>2.639E-02</text:p>
          </table:table-cell>
          <table:table-cell office:value-type="float" office:value="2.58214585956295">
            <text:p>2.582E+00</text:p>
          </table:table-cell>
          <table:table-cell table:formula="of:=[.B297]-[.B296]" office:value-type="float" office:value="-0.000242773271155832">
            <text:p>-2.428E-04</text:p>
          </table:table-cell>
          <table:table-cell table:formula="of:=[.B296]-[.B295]" office:value-type="float" office:value="-0.000245027372716776">
            <text:p>-2.450E-04</text:p>
          </table:table-cell>
          <table:table-cell table:style-name="ce4" table:formula="of:=2*(([.C297]-[.C296])/[.D296]+([.C295]-[.C296])/[.E296])/([.D296]+[.E296])" office:value-type="float" office:value="738.727083474086">
            <text:p>7.387E+02</text:p>
          </table:table-cell>
          <table:table-cell table:style-name="ce4" table:formula="of:=[.F296]/[.C296]/600" office:value-type="float" office:value="0.47681729567304">
            <text:p>4.768E-01</text:p>
          </table:table-cell>
          <table:table-cell/>
          <table:table-cell office:value-type="float" office:value="37.8929141827906">
            <text:p>3.789E+01</text:p>
          </table:table-cell>
          <table:table-cell office:value-type="float" office:value="2.58214585956295">
            <text:p>2.582E+00</text:p>
          </table:table-cell>
          <table:table-cell table:style-name="ce4" office:value-type="float" office:value="738.727083298142">
            <text:p>7.387E+02</text:p>
          </table:table-cell>
        </table:table-row>
        <table:table-row table:style-name="ro1">
          <table:table-cell office:value-type="float" office:value="38.2447423581239">
            <text:p>3.824E+01</text:p>
          </table:table-cell>
          <table:table-cell table:formula="of:=1/[.A297]" office:value-type="float" office:value="0.0261473849303519">
            <text:p>2.615E-02</text:p>
          </table:table-cell>
          <table:table-cell office:value-type="float" office:value="2.58637885744721">
            <text:p>2.586E+00</text:p>
          </table:table-cell>
          <table:table-cell table:formula="of:=[.B298]-[.B297]" office:value-type="float" office:value="-0.000240539905946795">
            <text:p>-2.405E-04</text:p>
          </table:table-cell>
          <table:table-cell table:formula="of:=[.B297]-[.B296]" office:value-type="float" office:value="-0.000242773271155832">
            <text:p>-2.428E-04</text:p>
          </table:table-cell>
          <table:table-cell table:style-name="ce4" table:formula="of:=2*(([.C298]-[.C297])/[.D297]+([.C296]-[.C297])/[.E297])/([.D297]+[.E297])" office:value-type="float" office:value="752.954003854125">
            <text:p>7.530E+02</text:p>
          </table:table-cell>
          <table:table-cell table:style-name="ce4" table:formula="of:=[.F297]/[.C297]/600" office:value-type="float" office:value="0.48520476269107">
            <text:p>4.852E-01</text:p>
          </table:table-cell>
          <table:table-cell/>
          <table:table-cell office:value-type="float" office:value="38.2447423581239">
            <text:p>3.824E+01</text:p>
          </table:table-cell>
          <table:table-cell office:value-type="float" office:value="2.58637885744721">
            <text:p>2.586E+00</text:p>
          </table:table-cell>
          <table:table-cell table:style-name="ce4" office:value-type="float" office:value="752.954004084995">
            <text:p>7.530E+02</text:p>
          </table:table-cell>
        </table:table-row>
        <table:table-row table:style-name="ro1">
          <table:table-cell office:value-type="float" office:value="38.5998371881241">
            <text:p>3.860E+01</text:p>
          </table:table-cell>
          <table:table-cell table:formula="of:=1/[.A298]" office:value-type="float" office:value="0.0259068450244051">
            <text:p>2.591E-02</text:p>
          </table:table-cell>
          <table:table-cell office:value-type="float" office:value="2.59061668209721">
            <text:p>2.591E+00</text:p>
          </table:table-cell>
          <table:table-cell table:formula="of:=[.B299]-[.B298]" office:value-type="float" office:value="-0.000238327086328042">
            <text:p>-2.383E-04</text:p>
          </table:table-cell>
          <table:table-cell table:formula="of:=[.B298]-[.B297]" office:value-type="float" office:value="-0.000240539905946795">
            <text:p>-2.405E-04</text:p>
          </table:table-cell>
          <table:table-cell table:style-name="ce4" table:formula="of:=2*(([.C299]-[.C298])/[.D298]+([.C297]-[.C298])/[.E298])/([.D298]+[.E298])" office:value-type="float" office:value="767.452342539004">
            <text:p>7.675E+02</text:p>
          </table:table-cell>
          <table:table-cell table:style-name="ce4" table:formula="of:=[.F298]/[.C298]/600" office:value-type="float" office:value="0.493738516548706">
            <text:p>4.937E-01</text:p>
          </table:table-cell>
          <table:table-cell/>
          <table:table-cell office:value-type="float" office:value="38.5998371881241">
            <text:p>3.860E+01</text:p>
          </table:table-cell>
          <table:table-cell office:value-type="float" office:value="2.59061668209721">
            <text:p>2.591E+00</text:p>
          </table:table-cell>
          <table:table-cell table:style-name="ce4" office:value-type="float" office:value="767.452342304701">
            <text:p>7.675E+02</text:p>
          </table:table-cell>
        </table:table-row>
        <table:table-row table:style-name="ro1">
          <table:table-cell office:value-type="float" office:value="38.9582290030304">
            <text:p>3.896E+01</text:p>
          </table:table-cell>
          <table:table-cell table:formula="of:=1/[.A299]" office:value-type="float" office:value="0.0256685179380771">
            <text:p>2.567E-02</text:p>
          </table:table-cell>
          <table:table-cell office:value-type="float" office:value="2.59485931486652">
            <text:p>2.595E+00</text:p>
          </table:table-cell>
          <table:table-cell table:formula="of:=[.B300]-[.B299]" office:value-type="float" office:value="-0.00023613462329276">
            <text:p>-2.361E-04</text:p>
          </table:table-cell>
          <table:table-cell table:formula="of:=[.B299]-[.B298]" office:value-type="float" office:value="-0.000238327086328042">
            <text:p>-2.383E-04</text:p>
          </table:table-cell>
          <table:table-cell table:style-name="ce4" table:formula="of:=2*(([.C300]-[.C299])/[.D299]+([.C298]-[.C299])/[.E299])/([.D299]+[.E299])" office:value-type="float" office:value="782.227237813326">
            <text:p>7.822E+02</text:p>
          </table:table-cell>
          <table:table-cell table:style-name="ce4" table:formula="of:=[.F299]/[.C299]/600" office:value-type="float" office:value="0.502421096802033">
            <text:p>5.024E-01</text:p>
          </table:table-cell>
          <table:table-cell/>
          <table:table-cell office:value-type="float" office:value="38.9582290030304">
            <text:p>3.896E+01</text:p>
          </table:table-cell>
          <table:table-cell office:value-type="float" office:value="2.59485931486652">
            <text:p>2.595E+00</text:p>
          </table:table-cell>
          <table:table-cell table:style-name="ce4" office:value-type="float" office:value="782.227237864433">
            <text:p>7.822E+02</text:p>
          </table:table-cell>
        </table:table-row>
        <table:table-row table:style-name="ro1">
          <table:table-cell office:value-type="float" office:value="39.3199484146923">
            <text:p>3.932E+01</text:p>
          </table:table-cell>
          <table:table-cell table:formula="of:=1/[.A300]" office:value-type="float" office:value="0.0254323833147843">
            <text:p>2.543E-02</text:p>
          </table:table-cell>
          <table:table-cell office:value-type="float" office:value="2.59910673714903">
            <text:p>2.599E+00</text:p>
          </table:table-cell>
          <table:table-cell table:formula="of:=[.B301]-[.B300]" office:value-type="float" office:value="-0.000233962329572786">
            <text:p>-2.340E-04</text:p>
          </table:table-cell>
          <table:table-cell table:formula="of:=[.B300]-[.B299]" office:value-type="float" office:value="-0.00023613462329276">
            <text:p>-2.361E-04</text:p>
          </table:table-cell>
          <table:table-cell table:style-name="ce4" table:formula="of:=2*(([.C301]-[.C300])/[.D300]+([.C299]-[.C300])/[.E300])/([.D300]+[.E300])" office:value-type="float" office:value="797.283927363399">
            <text:p>7.973E+02</text:p>
          </table:table-cell>
          <table:table-cell table:style-name="ce4" table:formula="of:=[.F300]/[.C300]/600" office:value-type="float" office:value="0.51125508876301">
            <text:p>5.113E-01</text:p>
          </table:table-cell>
          <table:table-cell/>
          <table:table-cell office:value-type="float" office:value="39.3199484146923">
            <text:p>3.932E+01</text:p>
          </table:table-cell>
          <table:table-cell office:value-type="float" office:value="2.59910673714903">
            <text:p>2.599E+00</text:p>
          </table:table-cell>
          <table:table-cell table:style-name="ce4" office:value-type="float" office:value="797.283927430162">
            <text:p>7.973E+02</text:p>
          </table:table-cell>
        </table:table-row>
        <table:table-row table:style-name="ro1">
          <table:table-cell office:value-type="float" office:value="39.6850263191841">
            <text:p>3.969E+01</text:p>
          </table:table-cell>
          <table:table-cell table:formula="of:=1/[.A301]" office:value-type="float" office:value="0.0251984209852115">
            <text:p>2.520E-02</text:p>
          </table:table-cell>
          <table:table-cell office:value-type="float" office:value="2.60335893037905">
            <text:p>2.603E+00</text:p>
          </table:table-cell>
          <table:table-cell table:formula="of:=[.B302]-[.B301]" office:value-type="float" office:value="-0.000231810019622785">
            <text:p>-2.318E-04</text:p>
          </table:table-cell>
          <table:table-cell table:formula="of:=[.B301]-[.B300]" office:value-type="float" office:value="-0.000233962329572786">
            <text:p>-2.340E-04</text:p>
          </table:table-cell>
          <table:table-cell table:style-name="ce4" table:formula="of:=2*(([.C302]-[.C301])/[.D301]+([.C300]-[.C301])/[.E301])/([.D301]+[.E301])" office:value-type="float" office:value="812.627746372566">
            <text:p>8.126E+02</text:p>
          </table:table-cell>
          <table:table-cell table:style-name="ce4" table:formula="of:=[.F301]/[.C301]/600" office:value-type="float" office:value="0.520243121869643">
            <text:p>5.202E-01</text:p>
          </table:table-cell>
          <table:table-cell/>
          <table:table-cell office:value-type="float" office:value="39.6850263191841">
            <text:p>3.969E+01</text:p>
          </table:table-cell>
          <table:table-cell office:value-type="float" office:value="2.60335893037905">
            <text:p>2.603E+00</text:p>
          </table:table-cell>
          <table:table-cell table:style-name="ce4" office:value-type="float" office:value="812.627746262278">
            <text:p>8.126E+02</text:p>
          </table:table-cell>
        </table:table-row>
        <table:table-row table:style-name="ro1">
          <table:table-cell office:value-type="float" office:value="40.053493899444">
            <text:p>4.005E+01</text:p>
          </table:table-cell>
          <table:table-cell table:formula="of:=1/[.A302]" office:value-type="float" office:value="0.0249666109655887">
            <text:p>2.497E-02</text:p>
          </table:table-cell>
          <table:table-cell office:value-type="float" office:value="2.60761587603135">
            <text:p>2.608E+00</text:p>
          </table:table-cell>
          <table:table-cell table:formula="of:=[.B303]-[.B302]" office:value-type="float" office:value="-0.000229677509604523">
            <text:p>-2.297E-04</text:p>
          </table:table-cell>
          <table:table-cell table:formula="of:=[.B302]-[.B301]" office:value-type="float" office:value="-0.000231810019622785">
            <text:p>-2.318E-04</text:p>
          </table:table-cell>
          <table:table-cell table:style-name="ce4" table:formula="of:=2*(([.C303]-[.C302])/[.D302]+([.C301]-[.C302])/[.E302])/([.D302]+[.E302])" office:value-type="float" office:value="828.264130085899">
            <text:p>8.283E+02</text:p>
          </table:table-cell>
          <table:table-cell table:style-name="ce4" table:formula="of:=[.F302]/[.C302]/600" office:value-type="float" office:value="0.529387870927825">
            <text:p>5.294E-01</text:p>
          </table:table-cell>
          <table:table-cell/>
          <table:table-cell office:value-type="float" office:value="40.053493899444">
            <text:p>4.005E+01</text:p>
          </table:table-cell>
          <table:table-cell office:value-type="float" office:value="2.60761587603135">
            <text:p>2.608E+00</text:p>
          </table:table-cell>
          <table:table-cell table:style-name="ce4" office:value-type="float" office:value="828.264130323598">
            <text:p>8.283E+02</text:p>
          </table:table-cell>
        </table:table-row>
        <table:table-row table:style-name="ro1">
          <table:table-cell office:value-type="float" office:value="40.4253826279379">
            <text:p>4.043E+01</text:p>
          </table:table-cell>
          <table:table-cell table:formula="of:=1/[.A303]" office:value-type="float" office:value="0.0247369334559842">
            <text:p>2.474E-02</text:p>
          </table:table-cell>
          <table:table-cell office:value-type="float" office:value="2.61187755562118">
            <text:p>2.612E+00</text:p>
          </table:table-cell>
          <table:table-cell table:formula="of:=[.B304]-[.B303]" office:value-type="float" office:value="-0.000227564617370467">
            <text:p>-2.276E-04</text:p>
          </table:table-cell>
          <table:table-cell table:formula="of:=[.B303]-[.B302]" office:value-type="float" office:value="-0.000229677509604523">
            <text:p>-2.297E-04</text:p>
          </table:table-cell>
          <table:table-cell table:style-name="ce4" table:formula="of:=2*(([.C304]-[.C303])/[.D303]+([.C302]-[.C303])/[.E303])/([.D303]+[.E303])" office:value-type="float" office:value="844.198618246045">
            <text:p>8.442E+02</text:p>
          </table:table-cell>
          <table:table-cell table:style-name="ce4" table:formula="of:=[.F303]/[.C303]/600" office:value-type="float" office:value="0.53869205853416">
            <text:p>5.387E-01</text:p>
          </table:table-cell>
          <table:table-cell/>
          <table:table-cell office:value-type="float" office:value="40.4253826279379">
            <text:p>4.043E+01</text:p>
          </table:table-cell>
          <table:table-cell office:value-type="float" office:value="2.61187755562118">
            <text:p>2.612E+00</text:p>
          </table:table-cell>
          <table:table-cell table:style-name="ce4" office:value-type="float" office:value="844.198618003247">
            <text:p>8.442E+02</text:p>
          </table:table-cell>
        </table:table-row>
        <table:table-row table:style-name="ro1">
          <table:table-cell office:value-type="float" office:value="40.8007242693468">
            <text:p>4.080E+01</text:p>
          </table:table-cell>
          <table:table-cell table:formula="of:=1/[.A304]" office:value-type="float" office:value="0.0245093688386137">
            <text:p>2.451E-02</text:p>
          </table:table-cell>
          <table:table-cell office:value-type="float" office:value="2.61614395070439">
            <text:p>2.616E+00</text:p>
          </table:table-cell>
          <table:table-cell table:formula="of:=[.B305]-[.B304]" office:value-type="float" office:value="-0.000225471162449316">
            <text:p>-2.255E-04</text:p>
          </table:table-cell>
          <table:table-cell table:formula="of:=[.B304]-[.B303]" office:value-type="float" office:value="-0.000227564617370467">
            <text:p>-2.276E-04</text:p>
          </table:table-cell>
          <table:table-cell table:style-name="ce4" table:formula="of:=2*(([.C305]-[.C304])/[.D304]+([.C303]-[.C304])/[.E304])/([.D304]+[.E304])" office:value-type="float" office:value="860.436851587332">
            <text:p>8.604E+02</text:p>
          </table:table-cell>
          <table:table-cell table:style-name="ce4" table:formula="of:=[.F304]/[.C304]/600" office:value-type="float" office:value="0.548158452414708">
            <text:p>5.482E-01</text:p>
          </table:table-cell>
          <table:table-cell/>
          <table:table-cell office:value-type="float" office:value="40.8007242693468">
            <text:p>4.080E+01</text:p>
          </table:table-cell>
          <table:table-cell office:value-type="float" office:value="2.61614395070439">
            <text:p>2.616E+00</text:p>
          </table:table-cell>
          <table:table-cell table:style-name="ce4" office:value-type="float" office:value="860.436851795742">
            <text:p>8.604E+02</text:p>
          </table:table-cell>
        </table:table-row>
        <table:table-row table:style-name="ro1">
          <table:table-cell office:value-type="float" office:value="41.1795508832809">
            <text:p>4.118E+01</text:p>
          </table:table-cell>
          <table:table-cell table:formula="of:=1/[.A305]" office:value-type="float" office:value="0.0242838976761644">
            <text:p>2.428E-02</text:p>
          </table:table-cell>
          <table:table-cell office:value-type="float" office:value="2.6204150428774">
            <text:p>2.620E+00</text:p>
          </table:table-cell>
          <table:table-cell table:formula="of:=[.B306]-[.B305]" office:value-type="float" office:value="-0.000223396966029455">
            <text:p>-2.234E-04</text:p>
          </table:table-cell>
          <table:table-cell table:formula="of:=[.B305]-[.B304]" office:value-type="float" office:value="-0.000225471162449316">
            <text:p>-2.255E-04</text:p>
          </table:table-cell>
          <table:table-cell table:style-name="ce4" table:formula="of:=2*(([.C306]-[.C305])/[.D305]+([.C304]-[.C305])/[.E305])/([.D305]+[.E305])" office:value-type="float" office:value="876.984581223988">
            <text:p>8.770E+02</text:p>
          </table:table-cell>
          <table:table-cell table:style-name="ce4" table:formula="of:=[.F305]/[.C305]/600" office:value-type="float" office:value="0.557789870989926">
            <text:p>5.578E-01</text:p>
          </table:table-cell>
          <table:table-cell/>
          <table:table-cell office:value-type="float" office:value="41.1795508832809">
            <text:p>4.118E+01</text:p>
          </table:table-cell>
          <table:table-cell office:value-type="float" office:value="2.6204150428774">
            <text:p>2.620E+00</text:p>
          </table:table-cell>
          <table:table-cell table:style-name="ce4" office:value-type="float" office:value="876.984580958224">
            <text:p>8.770E+02</text:p>
          </table:table-cell>
        </table:table-row>
        <table:table-row table:style-name="ro1">
          <table:table-cell office:value-type="float" office:value="41.5618948270171">
            <text:p>4.156E+01</text:p>
          </table:table-cell>
          <table:table-cell table:formula="of:=1/[.A306]" office:value-type="float" office:value="0.024060500710135">
            <text:p>2.406E-02</text:p>
          </table:table-cell>
          <table:table-cell office:value-type="float" office:value="2.62469081377736">
            <text:p>2.625E+00</text:p>
          </table:table-cell>
          <table:table-cell table:formula="of:=[.B307]-[.B306]" office:value-type="float" office:value="-0.000221341850944745">
            <text:p>-2.213E-04</text:p>
          </table:table-cell>
          <table:table-cell table:formula="of:=[.B306]-[.B305]" office:value-type="float" office:value="-0.000223396966029455">
            <text:p>-2.234E-04</text:p>
          </table:table-cell>
          <table:table-cell table:style-name="ce4" table:formula="of:=2*(([.C307]-[.C306])/[.D306]+([.C305]-[.C306])/[.E306])/([.D306]+[.E306])" office:value-type="float" office:value="893.847662554808">
            <text:p>8.938E+02</text:p>
          </table:table-cell>
          <table:table-cell table:style-name="ce4" table:formula="of:=[.F306]/[.C306]/600" office:value-type="float" office:value="0.567589179052303">
            <text:p>5.676E-01</text:p>
          </table:table-cell>
          <table:table-cell/>
          <table:table-cell office:value-type="float" office:value="41.5618948270171">
            <text:p>4.156E+01</text:p>
          </table:table-cell>
          <table:table-cell office:value-type="float" office:value="2.62469081377736">
            <text:p>2.625E+00</text:p>
          </table:table-cell>
          <table:table-cell table:style-name="ce4" office:value-type="float" office:value="893.847662636789">
            <text:p>8.938E+02</text:p>
          </table:table-cell>
        </table:table-row>
        <table:table-row table:style-name="ro1">
          <table:table-cell office:value-type="float" office:value="41.9477887582636">
            <text:p>4.195E+01</text:p>
          </table:table-cell>
          <table:table-cell table:formula="of:=1/[.A307]" office:value-type="float" office:value="0.0238391588591902">
            <text:p>2.384E-02</text:p>
          </table:table-cell>
          <table:table-cell office:value-type="float" office:value="2.62897124508213">
            <text:p>2.629E+00</text:p>
          </table:table-cell>
          <table:table-cell table:formula="of:=[.B308]-[.B307]" office:value-type="float" office:value="-0.000219305641658452">
            <text:p>-2.193E-04</text:p>
          </table:table-cell>
          <table:table-cell table:formula="of:=[.B307]-[.B306]" office:value-type="float" office:value="-0.000221341850944745">
            <text:p>-2.213E-04</text:p>
          </table:table-cell>
          <table:table-cell table:style-name="ce4" table:formula="of:=2*(([.C308]-[.C307])/[.D307]+([.C306]-[.C307])/[.E307])/([.D307]+[.E307])" office:value-type="float" office:value="911.032064618555">
            <text:p>9.110E+02</text:p>
          </table:table-cell>
          <table:table-cell table:style-name="ce4" table:formula="of:=[.F307]/[.C307]/600" office:value-type="float" office:value="0.577559293280449">
            <text:p>5.776E-01</text:p>
          </table:table-cell>
          <table:table-cell/>
          <table:table-cell office:value-type="float" office:value="41.9477887582636">
            <text:p>4.195E+01</text:p>
          </table:table-cell>
          <table:table-cell office:value-type="float" office:value="2.62897124508213">
            <text:p>2.629E+00</text:p>
          </table:table-cell>
          <table:table-cell table:style-name="ce4" office:value-type="float" office:value="911.032064733208">
            <text:p>9.110E+02</text:p>
          </table:table-cell>
        </table:table-row>
        <table:table-row table:style-name="ro1">
          <table:table-cell office:value-type="float" office:value="42.3372656379487">
            <text:p>4.234E+01</text:p>
          </table:table-cell>
          <table:table-cell table:formula="of:=1/[.A308]" office:value-type="float" office:value="0.0236198532175318">
            <text:p>2.362E-02</text:p>
          </table:table-cell>
          <table:table-cell office:value-type="float" office:value="2.63325631851041">
            <text:p>2.633E+00</text:p>
          </table:table-cell>
          <table:table-cell table:formula="of:=[.B309]-[.B308]" office:value-type="float" office:value="-0.000217288164248753">
            <text:p>-2.173E-04</text:p>
          </table:table-cell>
          <table:table-cell table:formula="of:=[.B308]-[.B307]" office:value-type="float" office:value="-0.000219305641658452">
            <text:p>-2.193E-04</text:p>
          </table:table-cell>
          <table:table-cell table:style-name="ce4" table:formula="of:=2*(([.C309]-[.C308])/[.D308]+([.C307]-[.C308])/[.E308])/([.D308]+[.E308])" office:value-type="float" office:value="928.543867279723">
            <text:p>9.285E+02</text:p>
          </table:table-cell>
          <table:table-cell table:style-name="ce4" table:formula="of:=[.F308]/[.C308]/600" office:value-type="float" office:value="0.587703179995903">
            <text:p>5.877E-01</text:p>
          </table:table-cell>
          <table:table-cell/>
          <table:table-cell office:value-type="float" office:value="42.3372656379487">
            <text:p>4.234E+01</text:p>
          </table:table-cell>
          <table:table-cell office:value-type="float" office:value="2.63325631851041">
            <text:p>2.633E+00</text:p>
          </table:table-cell>
          <table:table-cell table:style-name="ce4" office:value-type="float" office:value="928.54386721986">
            <text:p>9.285E+02</text:p>
          </table:table-cell>
        </table:table-row>
        <table:table-row table:style-name="ro1">
          <table:table-cell office:value-type="float" office:value="42.7303587330362">
            <text:p>4.273E+01</text:p>
          </table:table-cell>
          <table:table-cell table:formula="of:=1/[.A309]" office:value-type="float" office:value="0.023402565053283">
            <text:p>2.340E-02</text:p>
          </table:table-cell>
          <table:table-cell office:value-type="float" office:value="2.6375460158218">
            <text:p>2.638E+00</text:p>
          </table:table-cell>
          <table:table-cell table:formula="of:=[.B310]-[.B309]" office:value-type="float" office:value="-0.000215289246394051">
            <text:p>-2.153E-04</text:p>
          </table:table-cell>
          <table:table-cell table:formula="of:=[.B309]-[.B308]" office:value-type="float" office:value="-0.000217288164248753">
            <text:p>-2.173E-04</text:p>
          </table:table-cell>
          <table:table-cell table:style-name="ce4" table:formula="of:=2*(([.C310]-[.C309])/[.D309]+([.C308]-[.C309])/[.E309])/([.D309]+[.E309])" office:value-type="float" office:value="946.389264876845">
            <text:p>9.464E+02</text:p>
          </table:table-cell>
          <table:table-cell table:style-name="ce4" table:formula="of:=[.F309]/[.C309]/600" office:value-type="float" office:value="0.59802385702452">
            <text:p>5.980E-01</text:p>
          </table:table-cell>
          <table:table-cell/>
          <table:table-cell office:value-type="float" office:value="42.7303587330362">
            <text:p>4.273E+01</text:p>
          </table:table-cell>
          <table:table-cell office:value-type="float" office:value="2.6375460158218">
            <text:p>2.638E+00</text:p>
          </table:table-cell>
          <table:table-cell table:style-name="ce4" office:value-type="float" office:value="946.389265028655">
            <text:p>9.464E+02</text:p>
          </table:table-cell>
        </table:table-row>
        <table:table-row table:style-name="ro1">
          <table:table-cell office:value-type="float" office:value="43.1271016193674">
            <text:p>4.313E+01</text:p>
          </table:table-cell>
          <table:table-cell table:formula="of:=1/[.A310]" office:value-type="float" office:value="0.023187275806889">
            <text:p>2.319E-02</text:p>
          </table:table-cell>
          <table:table-cell office:value-type="float" office:value="2.64184031881687">
            <text:p>2.642E+00</text:p>
          </table:table-cell>
          <table:table-cell table:formula="of:=[.B311]-[.B310]" office:value-type="float" office:value="-0.000213308717357707">
            <text:p>-2.133E-04</text:p>
          </table:table-cell>
          <table:table-cell table:formula="of:=[.B310]-[.B309]" office:value-type="float" office:value="-0.000215289246394051">
            <text:p>-2.153E-04</text:p>
          </table:table-cell>
          <table:table-cell table:style-name="ce4" table:formula="of:=2*(([.C311]-[.C310])/[.D310]+([.C309]-[.C310])/[.E310])/([.D310]+[.E310])" office:value-type="float" office:value="964.574569644552">
            <text:p>9.646E+02</text:p>
          </table:table-cell>
          <table:table-cell table:style-name="ce4" table:formula="of:=[.F310]/[.C310]/600" office:value-type="float" office:value="0.608524395396041">
            <text:p>6.085E-01</text:p>
          </table:table-cell>
          <table:table-cell/>
          <table:table-cell office:value-type="float" office:value="43.1271016193674">
            <text:p>4.313E+01</text:p>
          </table:table-cell>
          <table:table-cell office:value-type="float" office:value="2.64184031881687">
            <text:p>2.642E+00</text:p>
          </table:table-cell>
          <table:table-cell table:style-name="ce4" office:value-type="float" office:value="964.574569500204">
            <text:p>9.646E+02</text:p>
          </table:table-cell>
        </table:table-row>
        <table:table-row table:style-name="ro1">
          <table:table-cell office:value-type="float" office:value="43.5275281845284">
            <text:p>4.353E+01</text:p>
          </table:table-cell>
          <table:table-cell table:formula="of:=1/[.A311]" office:value-type="float" office:value="0.0229739670895313">
            <text:p>2.297E-02</text:p>
          </table:table-cell>
          <table:table-cell office:value-type="float" office:value="2.64613920933727">
            <text:p>2.646E+00</text:p>
          </table:table-cell>
          <table:table-cell table:formula="of:=[.B312]-[.B311]" office:value-type="float" office:value="-0.000211346407973882">
            <text:p>-2.113E-04</text:p>
          </table:table-cell>
          <table:table-cell table:formula="of:=[.B311]-[.B310]" office:value-type="float" office:value="-0.000213308717357707">
            <text:p>-2.133E-04</text:p>
          </table:table-cell>
          <table:table-cell table:style-name="ce4" table:formula="of:=2*(([.C312]-[.C311])/[.D311]+([.C310]-[.C311])/[.E311])/([.D311]+[.E311])" office:value-type="float" office:value="983.10621123217">
            <text:p>9.831E+02</text:p>
          </table:table-cell>
          <table:table-cell table:style-name="ce4" table:formula="of:=[.F311]/[.C311]/600" office:value-type="float" office:value="0.619207918567513">
            <text:p>6.192E-01</text:p>
          </table:table-cell>
          <table:table-cell/>
          <table:table-cell office:value-type="float" office:value="43.5275281845284">
            <text:p>4.353E+01</text:p>
          </table:table-cell>
          <table:table-cell office:value-type="float" office:value="2.64613920933727">
            <text:p>2.646E+00</text:p>
          </table:table-cell>
          <table:table-cell table:style-name="ce4" office:value-type="float" office:value="983.106211113874">
            <text:p>9.831E+02</text:p>
          </table:table-cell>
        </table:table-row>
        <table:table-row table:style-name="ro1">
          <table:table-cell office:value-type="float" office:value="43.9316726307448">
            <text:p>4.393E+01</text:p>
          </table:table-cell>
          <table:table-cell table:formula="of:=1/[.A312]" office:value-type="float" office:value="0.0227626206815574">
            <text:p>2.276E-02</text:p>
          </table:table-cell>
          <table:table-cell office:value-type="float" office:value="2.65044266926579">
            <text:p>2.650E+00</text:p>
          </table:table-cell>
          <table:table-cell table:formula="of:=[.B313]-[.B312]" office:value-type="float" office:value="-0.00020940215063301">
            <text:p>-2.094E-04</text:p>
          </table:table-cell>
          <table:table-cell table:formula="of:=[.B312]-[.B311]" office:value-type="float" office:value="-0.000211346407973882">
            <text:p>-2.113E-04</text:p>
          </table:table-cell>
          <table:table-cell table:style-name="ce4" table:formula="of:=2*(([.C313]-[.C312])/[.D312]+([.C311]-[.C312])/[.E312])/([.D312]+[.E312])" office:value-type="float" office:value="1001.99074114771">
            <text:p>1.002E+03</text:p>
          </table:table-cell>
          <table:table-cell table:style-name="ce4" table:formula="of:=[.F312]/[.C312]/600" office:value-type="float" office:value="0.630077604750502">
            <text:p>6.301E-01</text:p>
          </table:table-cell>
          <table:table-cell/>
          <table:table-cell office:value-type="float" office:value="43.9316726307448">
            <text:p>4.393E+01</text:p>
          </table:table-cell>
          <table:table-cell office:value-type="float" office:value="2.65044266926579">
            <text:p>2.650E+00</text:p>
          </table:table-cell>
          <table:table-cell table:style-name="ce4" office:value-type="float" office:value="1001.99074126354">
            <text:p>1.002E+03</text:p>
          </table:table-cell>
        </table:table-row>
        <table:table-row table:style-name="ro1">
          <table:table-cell office:value-type="float" office:value="44.3395694778032">
            <text:p>4.434E+01</text:p>
          </table:table-cell>
          <table:table-cell table:formula="of:=1/[.A313]" office:value-type="float" office:value="0.0225532185309244">
            <text:p>2.255E-02</text:p>
          </table:table-cell>
          <table:table-cell office:value-type="float" office:value="2.65475068052645">
            <text:p>2.655E+00</text:p>
          </table:table-cell>
          <table:table-cell table:formula="of:=[.B314]-[.B313]" office:value-type="float" office:value="-0.000207475779267274">
            <text:p>-2.075E-04</text:p>
          </table:table-cell>
          <table:table-cell table:formula="of:=[.B313]-[.B312]" office:value-type="float" office:value="-0.00020940215063301">
            <text:p>-2.094E-04</text:p>
          </table:table-cell>
          <table:table-cell table:style-name="ce4" table:formula="of:=2*(([.C314]-[.C313])/[.D313]+([.C312]-[.C313])/[.E313])/([.D313]+[.E313])" office:value-type="float" office:value="1021.23483492374">
            <text:p>1.021E+03</text:p>
          </table:table-cell>
          <table:table-cell table:style-name="ce4" table:formula="of:=[.F313]/[.C313]/600" office:value-type="float" office:value="0.641136687784447">
            <text:p>6.411E-01</text:p>
          </table:table-cell>
          <table:table-cell/>
          <table:table-cell office:value-type="float" office:value="44.3395694778032">
            <text:p>4.434E+01</text:p>
          </table:table-cell>
          <table:table-cell office:value-type="float" office:value="2.65475068052645">
            <text:p>2.655E+00</text:p>
          </table:table-cell>
          <table:table-cell table:style-name="ce4" office:value-type="float" office:value="1021.23483506095">
            <text:p>1.021E+03</text:p>
          </table:table-cell>
        </table:table-row>
        <table:table-row table:style-name="ro1">
          <table:table-cell office:value-type="float" office:value="44.7512535659994">
            <text:p>4.475E+01</text:p>
          </table:table-cell>
          <table:table-cell table:formula="of:=1/[.A314]" office:value-type="float" office:value="0.0223457427516571">
            <text:p>2.235E-02</text:p>
          </table:table-cell>
          <table:table-cell office:value-type="float" office:value="2.65906322508462">
            <text:p>2.659E+00</text:p>
          </table:table-cell>
          <table:table-cell table:formula="of:=[.B315]-[.B314]" office:value-type="float" office:value="-0.000205567129336736">
            <text:p>-2.056E-04</text:p>
          </table:table-cell>
          <table:table-cell table:formula="of:=[.B314]-[.B313]" office:value-type="float" office:value="-0.000207475779267274">
            <text:p>-2.075E-04</text:p>
          </table:table-cell>
          <table:table-cell table:style-name="ce4" table:formula="of:=2*(([.C315]-[.C314])/[.D314]+([.C313]-[.C314])/[.E314])/([.D314]+[.E314])" office:value-type="float" office:value="1040.84529334659">
            <text:p>1.041E+03</text:p>
          </table:table-cell>
          <table:table-cell table:style-name="ce4" table:formula="of:=[.F314]/[.C314]/600" office:value-type="float" office:value="0.652388457413399">
            <text:p>6.524E-01</text:p>
          </table:table-cell>
          <table:table-cell/>
          <table:table-cell office:value-type="float" office:value="44.7512535659994">
            <text:p>4.475E+01</text:p>
          </table:table-cell>
          <table:table-cell office:value-type="float" office:value="2.65906322508462">
            <text:p>2.659E+00</text:p>
          </table:table-cell>
          <table:table-cell table:style-name="ce4" office:value-type="float" office:value="1040.84529310903">
            <text:p>1.041E+03</text:p>
          </table:table-cell>
        </table:table-row>
        <table:table-row table:style-name="ro1">
          <table:table-cell office:value-type="float" office:value="45.1667600591145">
            <text:p>4.517E+01</text:p>
          </table:table-cell>
          <table:table-cell table:formula="of:=1/[.A315]" office:value-type="float" office:value="0.0221401756223204">
            <text:p>2.214E-02</text:p>
          </table:table-cell>
          <table:table-cell office:value-type="float" office:value="2.66338028494712">
            <text:p>2.663E+00</text:p>
          </table:table-cell>
          <table:table-cell table:formula="of:=[.B316]-[.B315]" office:value-type="float" office:value="-0.000203676037815029">
            <text:p>-2.037E-04</text:p>
          </table:table-cell>
          <table:table-cell table:formula="of:=[.B315]-[.B314]" office:value-type="float" office:value="-0.000205567129336736">
            <text:p>-2.056E-04</text:p>
          </table:table-cell>
          <table:table-cell table:style-name="ce4" table:formula="of:=2*(([.C316]-[.C315])/[.D315]+([.C314]-[.C315])/[.E315])/([.D315]+[.E315])" office:value-type="float" office:value="1060.8290442241">
            <text:p>1.061E+03</text:p>
          </table:table-cell>
          <table:table-cell table:style-name="ce4" table:formula="of:=[.F315]/[.C315]/600" office:value-type="float" office:value="0.663836259896048">
            <text:p>6.638E-01</text:p>
          </table:table-cell>
          <table:table-cell/>
          <table:table-cell office:value-type="float" office:value="45.1667600591145">
            <text:p>4.517E+01</text:p>
          </table:table-cell>
          <table:table-cell office:value-type="float" office:value="2.66338028494712">
            <text:p>2.663E+00</text:p>
          </table:table-cell>
          <table:table-cell table:style-name="ce4" office:value-type="float" office:value="1060.82904441324">
            <text:p>1.061E+03</text:p>
          </table:table-cell>
        </table:table-row>
        <table:table-row table:style-name="ro1">
          <table:table-cell office:value-type="float" office:value="45.5861244474183">
            <text:p>4.559E+01</text:p>
          </table:table-cell>
          <table:table-cell table:formula="of:=1/[.A316]" office:value-type="float" office:value="0.0219364995845053">
            <text:p>2.194E-02</text:p>
          </table:table-cell>
          <table:table-cell office:value-type="float" office:value="2.66770184216228">
            <text:p>2.668E+00</text:p>
          </table:table-cell>
          <table:table-cell table:formula="of:=[.B317]-[.B316]" office:value-type="float" office:value="-0.000201802343175576">
            <text:p>-2.018E-04</text:p>
          </table:table-cell>
          <table:table-cell table:formula="of:=[.B316]-[.B315]" office:value-type="float" office:value="-0.000203676037815029">
            <text:p>-2.037E-04</text:p>
          </table:table-cell>
          <table:table-cell table:style-name="ce4" table:formula="of:=2*(([.C317]-[.C316])/[.D316]+([.C315]-[.C316])/[.E316])/([.D316]+[.E316])" office:value-type="float" office:value="1081.19314828237">
            <text:p>1.081E+03</text:p>
          </table:table-cell>
          <table:table-cell table:style-name="ce4" table:formula="of:=[.F316]/[.C316]/600" office:value-type="float" office:value="0.675483501188438">
            <text:p>6.755E-01</text:p>
          </table:table-cell>
          <table:table-cell/>
          <table:table-cell office:value-type="float" office:value="45.5861244474183">
            <text:p>4.559E+01</text:p>
          </table:table-cell>
          <table:table-cell office:value-type="float" office:value="2.66770184216228">
            <text:p>2.668E+00</text:p>
          </table:table-cell>
          <table:table-cell table:style-name="ce4" office:value-type="float" office:value="1081.19314823433">
            <text:p>1.081E+03</text:p>
          </table:table-cell>
        </table:table-row>
        <table:table-row table:style-name="ro1">
          <table:table-cell office:value-type="float" office:value="46.0093825507007">
            <text:p>4.601E+01</text:p>
          </table:table-cell>
          <table:table-cell table:formula="of:=1/[.A317]" office:value-type="float" office:value="0.0217346972413298">
            <text:p>2.173E-02</text:p>
          </table:table-cell>
          <table:table-cell office:value-type="float" office:value="2.6720278788201">
            <text:p>2.672E+00</text:p>
          </table:table-cell>
          <table:table-cell table:formula="of:=[.B318]-[.B317]" office:value-type="float" office:value="-0.000199945885377709">
            <text:p>-1.999E-04</text:p>
          </table:table-cell>
          <table:table-cell table:formula="of:=[.B317]-[.B316]" office:value-type="float" office:value="-0.000201802343175576">
            <text:p>-2.018E-04</text:p>
          </table:table-cell>
          <table:table-cell table:style-name="ce4" table:formula="of:=2*(([.C318]-[.C317])/[.D317]+([.C316]-[.C317])/[.E317])/([.D317]+[.E317])" office:value-type="float" office:value="1101.94479691714">
            <text:p>1.102E+03</text:p>
          </table:table-cell>
          <table:table-cell table:style-name="ce4" table:formula="of:=[.F317]/[.C317]/600" office:value-type="float" office:value="0.687333645014048">
            <text:p>6.873E-01</text:p>
          </table:table-cell>
          <table:table-cell/>
          <table:table-cell office:value-type="float" office:value="46.0093825507007">
            <text:p>4.601E+01</text:p>
          </table:table-cell>
          <table:table-cell office:value-type="float" office:value="2.6720278788201">
            <text:p>2.672E+00</text:p>
          </table:table-cell>
          <table:table-cell table:style-name="ce4" office:value-type="float" office:value="1101.94479679746">
            <text:p>1.102E+03</text:p>
          </table:table-cell>
        </table:table-row>
        <table:table-row table:style-name="ro1">
          <table:table-cell office:value-type="float" office:value="46.4365705213312">
            <text:p>4.644E+01</text:p>
          </table:table-cell>
          <table:table-cell table:formula="of:=1/[.A318]" office:value-type="float" office:value="0.021534751355952">
            <text:p>2.153E-02</text:p>
          </table:table-cell>
          <table:table-cell office:value-type="float" office:value="2.67635837705232">
            <text:p>2.676E+00</text:p>
          </table:table-cell>
          <table:table-cell table:formula="of:=[.B319]-[.B318]" office:value-type="float" office:value="-0.00019810650585312">
            <text:p>-1.981E-04</text:p>
          </table:table-cell>
          <table:table-cell table:formula="of:=[.B318]-[.B317]" office:value-type="float" office:value="-0.000199945885377709">
            <text:p>-1.999E-04</text:p>
          </table:table-cell>
          <table:table-cell table:style-name="ce4" table:formula="of:=2*(([.C319]-[.C318])/[.D318]+([.C317]-[.C318])/[.E318])/([.D318]+[.E318])" office:value-type="float" office:value="1123.09131844258">
            <text:p>1.123E+03</text:p>
          </table:table-cell>
          <table:table-cell table:style-name="ce4" table:formula="of:=[.F318]/[.C318]/600" office:value-type="float" office:value="0.699390216243219">
            <text:p>6.994E-01</text:p>
          </table:table-cell>
          <table:table-cell/>
          <table:table-cell office:value-type="float" office:value="46.4365705213312">
            <text:p>4.644E+01</text:p>
          </table:table-cell>
          <table:table-cell office:value-type="float" office:value="2.67635837705232">
            <text:p>2.676E+00</text:p>
          </table:table-cell>
          <table:table-cell table:style-name="ce4" office:value-type="float" office:value="1123.09131835762">
            <text:p>1.123E+03</text:p>
          </table:table-cell>
        </table:table-row>
        <table:table-row table:style-name="ro1">
          <table:table-cell office:value-type="float" office:value="46.867724847347">
            <text:p>4.687E+01</text:p>
          </table:table-cell>
          <table:table-cell table:formula="of:=1/[.A319]" office:value-type="float" office:value="0.0213366448500989">
            <text:p>2.134E-02</text:p>
          </table:table-cell>
          <table:table-cell office:value-type="float" office:value="2.68069331903255">
            <text:p>2.681E+00</text:p>
          </table:table-cell>
          <table:table-cell table:formula="of:=[.B320]-[.B319]" office:value-type="float" office:value="-0.000196284047492092">
            <text:p>-1.963E-04</text:p>
          </table:table-cell>
          <table:table-cell table:formula="of:=[.B319]-[.B318]" office:value-type="float" office:value="-0.00019810650585312">
            <text:p>-1.981E-04</text:p>
          </table:table-cell>
          <table:table-cell table:style-name="ce4" table:formula="of:=2*(([.C320]-[.C319])/[.D319]+([.C318]-[.C319])/[.E319])/([.D319]+[.E319])" office:value-type="float" office:value="1144.64017792543">
            <text:p>1.145E+03</text:p>
          </table:table-cell>
          <table:table-cell table:style-name="ce4" table:formula="of:=[.F319]/[.C319]/600" office:value-type="float" office:value="0.711656800250547">
            <text:p>7.117E-01</text:p>
          </table:table-cell>
          <table:table-cell/>
          <table:table-cell office:value-type="float" office:value="46.867724847347">
            <text:p>4.687E+01</text:p>
          </table:table-cell>
          <table:table-cell office:value-type="float" office:value="2.68069331903255">
            <text:p>2.681E+00</text:p>
          </table:table-cell>
          <table:table-cell table:style-name="ce4" office:value-type="float" office:value="1144.64017814196">
            <text:p>1.145E+03</text:p>
          </table:table-cell>
        </table:table-row>
        <table:table-row table:style-name="ro1">
          <table:table-cell office:value-type="float" office:value="47.3028823555693">
            <text:p>4.730E+01</text:p>
          </table:table-cell>
          <table:table-cell table:formula="of:=1/[.A320]" office:value-type="float" office:value="0.0211403608026068">
            <text:p>2.114E-02</text:p>
          </table:table-cell>
          <table:table-cell office:value-type="float" office:value="2.68503268697635">
            <text:p>2.685E+00</text:p>
          </table:table-cell>
          <table:table-cell table:formula="of:=[.B321]-[.B320]" office:value-type="float" office:value="-0.000194478354630327">
            <text:p>-1.945E-04</text:p>
          </table:table-cell>
          <table:table-cell table:formula="of:=[.B320]-[.B319]" office:value-type="float" office:value="-0.000196284047492092">
            <text:p>-1.963E-04</text:p>
          </table:table-cell>
          <table:table-cell table:style-name="ce4" table:formula="of:=2*(([.C321]-[.C320])/[.D320]+([.C319]-[.C320])/[.E320])/([.D320]+[.E320])" office:value-type="float" office:value="1166.59898315403">
            <text:p>1.167E+03</text:p>
          </table:table-cell>
          <table:table-cell table:style-name="ce4" table:formula="of:=[.F320]/[.C320]/600" office:value-type="float" office:value="0.724137046085492">
            <text:p>7.241E-01</text:p>
          </table:table-cell>
          <table:table-cell/>
          <table:table-cell office:value-type="float" office:value="47.3028823555693">
            <text:p>4.730E+01</text:p>
          </table:table-cell>
          <table:table-cell office:value-type="float" office:value="2.68503268697635">
            <text:p>2.685E+00</text:p>
          </table:table-cell>
          <table:table-cell table:style-name="ce4" office:value-type="float" office:value="1166.59898315458">
            <text:p>1.167E+03</text:p>
          </table:table-cell>
        </table:table-row>
        <table:table-row table:style-name="ro1">
          <table:table-cell office:value-type="float" office:value="47.7420802147491">
            <text:p>4.774E+01</text:p>
          </table:table-cell>
          <table:table-cell table:formula="of:=1/[.A321]" office:value-type="float" office:value="0.0209458824479765">
            <text:p>2.095E-02</text:p>
          </table:table-cell>
          <table:table-cell office:value-type="float" office:value="2.6893764631414">
            <text:p>2.689E+00</text:p>
          </table:table-cell>
          <table:table-cell table:formula="of:=[.B322]-[.B321]" office:value-type="float" office:value="-0.000192689273035493">
            <text:p>-1.927E-04</text:p>
          </table:table-cell>
          <table:table-cell table:formula="of:=[.B321]-[.B320]" office:value-type="float" office:value="-0.000194478354630327">
            <text:p>-1.945E-04</text:p>
          </table:table-cell>
          <table:table-cell table:style-name="ce4" table:formula="of:=2*(([.C322]-[.C321])/[.D321]+([.C320]-[.C321])/[.E321])/([.D321]+[.E321])" office:value-type="float" office:value="1188.97548270608">
            <text:p>1.189E+03</text:p>
          </table:table-cell>
          <table:table-cell table:style-name="ce4" table:formula="of:=[.F321]/[.C321]/600" office:value-type="float" office:value="0.736834664714601">
            <text:p>7.368E-01</text:p>
          </table:table-cell>
          <table:table-cell/>
          <table:table-cell office:value-type="float" office:value="47.7420802147491">
            <text:p>4.774E+01</text:p>
          </table:table-cell>
          <table:table-cell office:value-type="float" office:value="2.6893764631414">
            <text:p>2.689E+00</text:p>
          </table:table-cell>
          <table:table-cell table:style-name="ce4" office:value-type="float" office:value="1188.97548278365">
            <text:p>1.189E+03</text:p>
          </table:table-cell>
        </table:table-row>
        <table:table-row table:style-name="ro1">
          <table:table-cell office:value-type="float" office:value="48.1853559387418">
            <text:p>4.819E+01</text:p>
          </table:table-cell>
          <table:table-cell table:formula="of:=1/[.A322]" office:value-type="float" office:value="0.020753193174941">
            <text:p>2.075E-02</text:p>
          </table:table-cell>
          <table:table-cell office:value-type="float" office:value="2.69372462982757">
            <text:p>2.694E+00</text:p>
          </table:table-cell>
          <table:table-cell table:formula="of:=[.B323]-[.B322]" office:value-type="float" office:value="-0.000190916649894176">
            <text:p>-1.909E-04</text:p>
          </table:table-cell>
          <table:table-cell table:formula="of:=[.B322]-[.B321]" office:value-type="float" office:value="-0.000192689273035493">
            <text:p>-1.927E-04</text:p>
          </table:table-cell>
          <table:table-cell table:style-name="ce4" table:formula="of:=2*(([.C323]-[.C322])/[.D322]+([.C321]-[.C322])/[.E322])/([.D322]+[.E322])" office:value-type="float" office:value="1211.77757300576">
            <text:p>1.212E+03</text:p>
          </table:table-cell>
          <table:table-cell table:style-name="ce4" table:formula="of:=[.F322]/[.C322]/600" office:value-type="float" office:value="0.749753432841506">
            <text:p>7.498E-01</text:p>
          </table:table-cell>
          <table:table-cell/>
          <table:table-cell office:value-type="float" office:value="48.1853559387418">
            <text:p>4.819E+01</text:p>
          </table:table-cell>
          <table:table-cell office:value-type="float" office:value="2.69372462982757">
            <text:p>2.694E+00</text:p>
          </table:table-cell>
          <table:table-cell table:style-name="ce4" office:value-type="float" office:value="1211.77757263966">
            <text:p>1.212E+03</text:p>
          </table:table-cell>
        </table:table-row>
        <table:table-row table:style-name="ro1">
          <table:table-cell office:value-type="float" office:value="48.6327473897116">
            <text:p>4.863E+01</text:p>
          </table:table-cell>
          <table:table-cell table:formula="of:=1/[.A323]" office:value-type="float" office:value="0.0205622765250468">
            <text:p>2.056E-02</text:p>
          </table:table-cell>
          <table:table-cell office:value-type="float" office:value="2.69807716937707">
            <text:p>2.698E+00</text:p>
          </table:table-cell>
          <table:table-cell table:formula="of:=[.B324]-[.B323]" office:value-type="float" office:value="-0.000189160333798614">
            <text:p>-1.892E-04</text:p>
          </table:table-cell>
          <table:table-cell table:formula="of:=[.B323]-[.B322]" office:value-type="float" office:value="-0.000190916649894176">
            <text:p>-1.909E-04</text:p>
          </table:table-cell>
          <table:table-cell table:style-name="ce4" table:formula="of:=2*(([.C324]-[.C323])/[.D323]+([.C322]-[.C323])/[.E323])/([.D323]+[.E323])" office:value-type="float" office:value="1235.01329682358">
            <text:p>1.235E+03</text:p>
          </table:table-cell>
          <table:table-cell table:style-name="ce4" table:formula="of:=[.F323]/[.C323]/600" office:value-type="float" office:value="0.762897191402865">
            <text:p>7.629E-01</text:p>
          </table:table-cell>
          <table:table-cell/>
          <table:table-cell office:value-type="float" office:value="48.6327473897116">
            <text:p>4.863E+01</text:p>
          </table:table-cell>
          <table:table-cell office:value-type="float" office:value="2.69807716937707">
            <text:p>2.698E+00</text:p>
          </table:table-cell>
          <table:table-cell table:style-name="ce4" office:value-type="float" office:value="1235.01329731801">
            <text:p>1.235E+03</text:p>
          </table:table-cell>
        </table:table-row>
        <table:table-row table:style-name="ro1">
          <table:table-cell office:value-type="float" office:value="49.0842927813652">
            <text:p>4.908E+01</text:p>
          </table:table-cell>
          <table:table-cell table:formula="of:=1/[.A324]" office:value-type="float" office:value="0.0203731161912482">
            <text:p>2.037E-02</text:p>
          </table:table-cell>
          <table:table-cell office:value-type="float" office:value="2.70243406417451">
            <text:p>2.702E+00</text:p>
          </table:table-cell>
          <table:table-cell table:formula="of:=[.B325]-[.B324]" office:value-type="float" office:value="-0.000187420174734085">
            <text:p>-1.874E-04</text:p>
          </table:table-cell>
          <table:table-cell table:formula="of:=[.B324]-[.B323]" office:value-type="float" office:value="-0.000189160333798614">
            <text:p>-1.892E-04</text:p>
          </table:table-cell>
          <table:table-cell table:style-name="ce4" table:formula="of:=2*(([.C325]-[.C324])/[.D324]+([.C323]-[.C324])/[.E324])/([.D324]+[.E324])" office:value-type="float" office:value="1258.69085262509">
            <text:p>1.259E+03</text:p>
          </table:table-cell>
          <table:table-cell table:style-name="ce4" table:formula="of:=[.F324]/[.C324]/600" office:value-type="float" office:value="0.776269850768512">
            <text:p>7.763E-01</text:p>
          </table:table-cell>
          <table:table-cell/>
          <table:table-cell office:value-type="float" office:value="49.0842927813652">
            <text:p>4.908E+01</text:p>
          </table:table-cell>
          <table:table-cell office:value-type="float" office:value="2.70243406417451">
            <text:p>2.702E+00</text:p>
          </table:table-cell>
          <table:table-cell table:style-name="ce4" office:value-type="float" office:value="1258.69085209986">
            <text:p>1.259E+03</text:p>
          </table:table-cell>
        </table:table-row>
        <table:table-row table:style-name="ro1">
          <table:table-cell office:value-type="float" office:value="49.5400306822162">
            <text:p>4.954E+01</text:p>
          </table:table-cell>
          <table:table-cell table:formula="of:=1/[.A325]" office:value-type="float" office:value="0.0201856960165141">
            <text:p>2.019E-02</text:p>
          </table:table-cell>
          <table:table-cell office:value-type="float" office:value="2.70679529664712">
            <text:p>2.707E+00</text:p>
          </table:table-cell>
          <table:table-cell table:formula="of:=[.B326]-[.B325]" office:value-type="float" office:value="-0.000185696024065745">
            <text:p>-1.857E-04</text:p>
          </table:table-cell>
          <table:table-cell table:formula="of:=[.B325]-[.B324]" office:value-type="float" office:value="-0.000187420174734085">
            <text:p>-1.874E-04</text:p>
          </table:table-cell>
          <table:table-cell table:style-name="ce4" table:formula="of:=2*(([.C326]-[.C325])/[.D325]+([.C324]-[.C325])/[.E325])/([.D325]+[.E325])" office:value-type="float" office:value="1282.81858688925">
            <text:p>1.283E+03</text:p>
          </table:table-cell>
          <table:table-cell table:style-name="ce4" table:formula="of:=[.F325]/[.C325]/600" office:value-type="float" office:value="0.789875385403952">
            <text:p>7.899E-01</text:p>
          </table:table-cell>
          <table:table-cell/>
          <table:table-cell office:value-type="float" office:value="49.5400306822162">
            <text:p>4.954E+01</text:p>
          </table:table-cell>
          <table:table-cell office:value-type="float" office:value="2.70679529664712">
            <text:p>2.707E+00</text:p>
          </table:table-cell>
          <table:table-cell table:style-name="ce4" office:value-type="float" office:value="1282.81858730164">
            <text:p>1.283E+03</text:p>
          </table:table-cell>
        </table:table-row>
        <table:table-row table:style-name="ro1">
          <table:table-cell office:value-type="float" office:value="50.000000018879">
            <text:p>5.000E+01</text:p>
          </table:table-cell>
          <table:table-cell table:formula="of:=1/[.A326]" office:value-type="float" office:value="0.0199999999924484">
            <text:p>2.000E-02</text:p>
          </table:table-cell>
          <table:table-cell office:value-type="float" office:value="2.71116084926474">
            <text:p>2.711E+00</text:p>
          </table:table-cell>
          <table:table-cell table:formula="of:=[.B327]-[.B326]" office:value-type="float" office:value="-0.000183987734526204">
            <text:p>-1.840E-04</text:p>
          </table:table-cell>
          <table:table-cell table:formula="of:=[.B326]-[.B325]" office:value-type="float" office:value="-0.000185696024065745">
            <text:p>-1.857E-04</text:p>
          </table:table-cell>
          <table:table-cell table:style-name="ce4" table:formula="of:=2*(([.C327]-[.C326])/[.D326]+([.C325]-[.C326])/[.E326])/([.D326]+[.E326])" office:value-type="float" office:value="1307.4050101949">
            <text:p>1.307E+03</text:p>
          </table:table-cell>
          <table:table-cell table:style-name="ce4" table:formula="of:=[.F326]/[.C326]/600" office:value-type="float" office:value="0.80371784319465">
            <text:p>8.037E-01</text:p>
          </table:table-cell>
          <table:table-cell/>
          <table:table-cell office:value-type="float" office:value="50.000000018879">
            <text:p>5.000E+01</text:p>
          </table:table-cell>
          <table:table-cell office:value-type="float" office:value="2.71116084926474">
            <text:p>2.711E+00</text:p>
          </table:table-cell>
          <table:table-cell table:style-name="ce4" office:value-type="float" office:value="1307.40501005176">
            <text:p>1.307E+03</text:p>
          </table:table-cell>
        </table:table-row>
        <table:table-row table:style-name="ro1">
          <table:table-cell office:value-type="float" office:value="50.464240079394">
            <text:p>5.046E+01</text:p>
          </table:table-cell>
          <table:table-cell table:formula="of:=1/[.A327]" office:value-type="float" office:value="0.0198160122579222">
            <text:p>1.982E-02</text:p>
          </table:table-cell>
          <table:table-cell office:value-type="float" office:value="2.71553070454006">
            <text:p>2.716E+00</text:p>
          </table:table-cell>
          <table:table-cell table:formula="of:=[.B328]-[.B327]" office:value-type="float" office:value="-0.000182295160202718">
            <text:p>-1.823E-04</text:p>
          </table:table-cell>
          <table:table-cell table:formula="of:=[.B327]-[.B326]" office:value-type="float" office:value="-0.000183987734526204">
            <text:p>-1.840E-04</text:p>
          </table:table-cell>
          <table:table-cell table:style-name="ce4" table:formula="of:=2*(([.C328]-[.C327])/[.D327]+([.C326]-[.C327])/[.E327])/([.D327]+[.E327])" office:value-type="float" office:value="1332.45878773452">
            <text:p>1.332E+03</text:p>
          </table:table-cell>
          <table:table-cell table:style-name="ce4" table:formula="of:=[.F327]/[.C327]/600" office:value-type="float" office:value="0.817801338983698">
            <text:p>8.178E-01</text:p>
          </table:table-cell>
          <table:table-cell/>
          <table:table-cell office:value-type="float" office:value="50.464240079394">
            <text:p>5.046E+01</text:p>
          </table:table-cell>
          <table:table-cell office:value-type="float" office:value="2.71553070454006">
            <text:p>2.716E+00</text:p>
          </table:table-cell>
          <table:table-cell table:style-name="ce4" office:value-type="float" office:value="1332.45878763827">
            <text:p>1.332E+03</text:p>
          </table:table-cell>
        </table:table-row>
        <table:table-row table:style-name="ro1">
          <table:table-cell office:value-type="float" office:value="50.932790516583">
            <text:p>5.093E+01</text:p>
          </table:table-cell>
          <table:table-cell table:formula="of:=1/[.A328]" office:value-type="float" office:value="0.0196337170977195">
            <text:p>1.963E-02</text:p>
          </table:table-cell>
          <table:table-cell office:value-type="float" office:value="2.71990484502866">
            <text:p>2.720E+00</text:p>
          </table:table-cell>
          <table:table-cell table:formula="of:=[.B329]-[.B328]" office:value-type="float" office:value="-0.000180618156525064">
            <text:p>-1.806E-04</text:p>
          </table:table-cell>
          <table:table-cell table:formula="of:=[.B328]-[.B327]" office:value-type="float" office:value="-0.000182295160202718">
            <text:p>-1.823E-04</text:p>
          </table:table-cell>
          <table:table-cell table:style-name="ce4" table:formula="of:=2*(([.C329]-[.C328])/[.D328]+([.C327]-[.C328])/[.E328])/([.D328]+[.E328])" office:value-type="float" office:value="1357.98875009887">
            <text:p>1.358E+03</text:p>
          </table:table-cell>
          <table:table-cell table:style-name="ce4" table:formula="of:=[.F328]/[.C328]/600" office:value-type="float" office:value="0.832130060591979">
            <text:p>8.321E-01</text:p>
          </table:table-cell>
          <table:table-cell/>
          <table:table-cell office:value-type="float" office:value="50.932790516583">
            <text:p>5.093E+01</text:p>
          </table:table-cell>
          <table:table-cell office:value-type="float" office:value="2.71990484502866">
            <text:p>2.720E+00</text:p>
          </table:table-cell>
          <table:table-cell table:style-name="ce4" office:value-type="float" office:value="1357.98875038415">
            <text:p>1.358E+03</text:p>
          </table:table-cell>
        </table:table-row>
        <table:table-row table:style-name="ro1">
          <table:table-cell office:value-type="float" office:value="51.4056913514367">
            <text:p>5.141E+01</text:p>
          </table:table-cell>
          <table:table-cell table:formula="of:=1/[.A329]" office:value-type="float" office:value="0.0194530989411944">
            <text:p>1.945E-02</text:p>
          </table:table-cell>
          <table:table-cell office:value-type="float" office:value="2.72428325332914">
            <text:p>2.724E+00</text:p>
          </table:table-cell>
          <table:table-cell table:formula="of:=[.B330]-[.B329]" office:value-type="float" office:value="-0.000178956580252791">
            <text:p>-1.790E-04</text:p>
          </table:table-cell>
          <table:table-cell table:formula="of:=[.B329]-[.B328]" office:value-type="float" office:value="-0.000180618156525064">
            <text:p>-1.806E-04</text:p>
          </table:table-cell>
          <table:table-cell table:style-name="ce4" table:formula="of:=2*(([.C330]-[.C329])/[.D329]+([.C328]-[.C329])/[.E329])/([.D329]+[.E329])" office:value-type="float" office:value="1384.00389508522">
            <text:p>1.384E+03</text:p>
          </table:table-cell>
          <table:table-cell table:style-name="ce4" table:formula="of:=[.F329]/[.C329]/600" office:value-type="float" office:value="0.84670826928755">
            <text:p>8.467E-01</text:p>
          </table:table-cell>
          <table:table-cell/>
          <table:table-cell office:value-type="float" office:value="51.4056913514367">
            <text:p>5.141E+01</text:p>
          </table:table-cell>
          <table:table-cell office:value-type="float" office:value="2.72428325332914">
            <text:p>2.724E+00</text:p>
          </table:table-cell>
          <table:table-cell table:style-name="ce4" office:value-type="float" office:value="1384.0038948959">
            <text:p>1.384E+03</text:p>
          </table:table-cell>
        </table:table-row>
        <table:table-row table:style-name="ro1">
          <table:table-cell office:value-type="float" office:value="51.8829829765326">
            <text:p>5.188E+01</text:p>
          </table:table-cell>
          <table:table-cell table:formula="of:=1/[.A330]" office:value-type="float" office:value="0.0192741423609416">
            <text:p>1.927E-02</text:p>
          </table:table-cell>
          <table:table-cell office:value-type="float" office:value="2.72866591208327">
            <text:p>2.729E+00</text:p>
          </table:table-cell>
          <table:table-cell table:formula="of:=[.B331]-[.B330]" office:value-type="float" office:value="-0.000177310289463176">
            <text:p>-1.773E-04</text:p>
          </table:table-cell>
          <table:table-cell table:formula="of:=[.B330]-[.B329]" office:value-type="float" office:value="-0.000178956580252791">
            <text:p>-1.790E-04</text:p>
          </table:table-cell>
          <table:table-cell table:style-name="ce4" table:formula="of:=2*(([.C331]-[.C330])/[.D330]+([.C329]-[.C330])/[.E330])/([.D330]+[.E330])" office:value-type="float" office:value="1410.51338719225">
            <text:p>1.411E+03</text:p>
          </table:table-cell>
          <table:table-cell table:style-name="ce4" table:formula="of:=[.F330]/[.C330]/600" office:value-type="float" office:value="0.861540298836217">
            <text:p>8.615E-01</text:p>
          </table:table-cell>
          <table:table-cell/>
          <table:table-cell office:value-type="float" office:value="51.8829829765326">
            <text:p>5.188E+01</text:p>
          </table:table-cell>
          <table:table-cell office:value-type="float" office:value="2.72866591208327">
            <text:p>2.729E+00</text:p>
          </table:table-cell>
          <table:table-cell table:style-name="ce4" office:value-type="float" office:value="1410.51338694031">
            <text:p>1.411E+03</text:p>
          </table:table-cell>
        </table:table-row>
        <table:table-row table:style-name="ro1">
          <table:table-cell office:value-type="float" office:value="52.3647061594851">
            <text:p>5.236E+01</text:p>
          </table:table-cell>
          <table:table-cell table:formula="of:=1/[.A331]" office:value-type="float" office:value="0.0190968320714784">
            <text:p>1.910E-02</text:p>
          </table:table-cell>
          <table:table-cell office:value-type="float" office:value="2.73305280397606">
            <text:p>2.733E+00</text:p>
          </table:table-cell>
          <table:table-cell table:formula="of:=[.B332]-[.B331]" office:value-type="float" office:value="-0.000175679143539265">
            <text:p>-1.757E-04</text:p>
          </table:table-cell>
          <table:table-cell table:formula="of:=[.B331]-[.B330]" office:value-type="float" office:value="-0.000177310289463176">
            <text:p>-1.773E-04</text:p>
          </table:table-cell>
          <table:table-cell table:style-name="ce4" table:formula="of:=2*(([.C332]-[.C331])/[.D331]+([.C330]-[.C331])/[.E331])/([.D331]+[.E331])" office:value-type="float" office:value="1437.5265645308">
            <text:p>1.438E+03</text:p>
          </table:table-cell>
          <table:table-cell table:style-name="ce4" table:formula="of:=[.F331]/[.C331]/600" office:value-type="float" office:value="0.876630559082432">
            <text:p>8.766E-01</text:p>
          </table:table-cell>
          <table:table-cell/>
          <table:table-cell office:value-type="float" office:value="52.3647061594851">
            <text:p>5.236E+01</text:p>
          </table:table-cell>
          <table:table-cell office:value-type="float" office:value="2.73305280397606">
            <text:p>2.733E+00</text:p>
          </table:table-cell>
          <table:table-cell table:style-name="ce4" office:value-type="float" office:value="1437.5265648428">
            <text:p>1.438E+03</text:p>
          </table:table-cell>
        </table:table-row>
        <table:table-row table:style-name="ro1">
          <table:table-cell office:value-type="float" office:value="52.8509020464281">
            <text:p>5.285E+01</text:p>
          </table:table-cell>
          <table:table-cell table:formula="of:=1/[.A332]" office:value-type="float" office:value="0.0189211529279392">
            <text:p>1.892E-02</text:p>
          </table:table-cell>
          <table:table-cell office:value-type="float" office:value="2.73744391173587">
            <text:p>2.737E+00</text:p>
          </table:table-cell>
          <table:table-cell table:formula="of:=[.B333]-[.B332]" office:value-type="float" office:value="-0.000174063003157442">
            <text:p>-1.741E-04</text:p>
          </table:table-cell>
          <table:table-cell table:formula="of:=[.B332]-[.B331]" office:value-type="float" office:value="-0.000175679143539265">
            <text:p>-1.757E-04</text:p>
          </table:table-cell>
          <table:table-cell table:style-name="ce4" table:formula="of:=2*(([.C333]-[.C332])/[.D332]+([.C331]-[.C332])/[.E332])/([.D332]+[.E332])" office:value-type="float" office:value="1465.0529421597">
            <text:p>1.465E+03</text:p>
          </table:table-cell>
          <table:table-cell table:style-name="ce4" table:formula="of:=[.F332]/[.C332]/600" office:value-type="float" office:value="0.891983537317899">
            <text:p>8.920E-01</text:p>
          </table:table-cell>
          <table:table-cell/>
          <table:table-cell office:value-type="float" office:value="52.8509020464281">
            <text:p>5.285E+01</text:p>
          </table:table-cell>
          <table:table-cell office:value-type="float" office:value="2.73744391173587">
            <text:p>2.737E+00</text:p>
          </table:table-cell>
          <table:table-cell table:style-name="ce4" office:value-type="float" office:value="1465.05294205885">
            <text:p>1.465E+03</text:p>
          </table:table-cell>
        </table:table-row>
        <table:table-row table:style-name="ro1">
          <table:table-cell office:value-type="float" office:value="53.3416121655288">
            <text:p>5.334E+01</text:p>
          </table:table-cell>
          <table:table-cell table:formula="of:=1/[.A333]" office:value-type="float" office:value="0.0187470899247817">
            <text:p>1.875E-02</text:p>
          </table:table-cell>
          <table:table-cell office:value-type="float" office:value="2.74183921813455">
            <text:p>2.742E+00</text:p>
          </table:table-cell>
          <table:table-cell table:formula="of:=[.B334]-[.B333]" office:value-type="float" office:value="-0.000172461730276081">
            <text:p>-1.725E-04</text:p>
          </table:table-cell>
          <table:table-cell table:formula="of:=[.B333]-[.B332]" office:value-type="float" office:value="-0.000174063003157442">
            <text:p>-1.741E-04</text:p>
          </table:table-cell>
          <table:table-cell table:style-name="ce4" table:formula="of:=2*(([.C334]-[.C333])/[.D333]+([.C332]-[.C333])/[.E333])/([.D333]+[.E333])" office:value-type="float" office:value="1493.10221185088">
            <text:p>1.493E+03</text:p>
          </table:table-cell>
          <table:table-cell table:style-name="ce4" table:formula="of:=[.F333]/[.C333]/600" office:value-type="float" office:value="0.907603797465271">
            <text:p>9.076E-01</text:p>
          </table:table-cell>
          <table:table-cell/>
          <table:table-cell office:value-type="float" office:value="53.3416121655288">
            <text:p>5.334E+01</text:p>
          </table:table-cell>
          <table:table-cell office:value-type="float" office:value="2.74183921813455">
            <text:p>2.742E+00</text:p>
          </table:table-cell>
          <table:table-cell table:style-name="ce4" office:value-type="float" office:value="1493.10221188272">
            <text:p>1.493E+03</text:p>
          </table:table-cell>
        </table:table-row>
        <table:table-row table:style-name="ro1">
          <table:table-cell office:value-type="float" office:value="53.8368784305356">
            <text:p>5.384E+01</text:p>
          </table:table-cell>
          <table:table-cell table:formula="of:=1/[.A334]" office:value-type="float" office:value="0.0185746281945057">
            <text:p>1.857E-02</text:p>
          </table:table-cell>
          <table:table-cell office:value-type="float" office:value="2.74623870598752">
            <text:p>2.746E+00</text:p>
          </table:table-cell>
          <table:table-cell table:formula="of:=[.B335]-[.B334]" office:value-type="float" office:value="-0.000170875188123178">
            <text:p>-1.709E-04</text:p>
          </table:table-cell>
          <table:table-cell table:formula="of:=[.B334]-[.B333]" office:value-type="float" office:value="-0.000172461730276081">
            <text:p>-1.725E-04</text:p>
          </table:table-cell>
          <table:table-cell table:style-name="ce4" table:formula="of:=2*(([.C335]-[.C334])/[.D334]+([.C333]-[.C334])/[.E334])/([.D334]+[.E334])" office:value-type="float" office:value="1521.68424859846">
            <text:p>1.522E+03</text:p>
          </table:table-cell>
          <table:table-cell table:style-name="ce4" table:formula="of:=[.F334]/[.C334]/600" office:value-type="float" office:value="0.923495983361283">
            <text:p>9.235E-01</text:p>
          </table:table-cell>
          <table:table-cell/>
          <table:table-cell office:value-type="float" office:value="53.8368784305356">
            <text:p>5.384E+01</text:p>
          </table:table-cell>
          <table:table-cell office:value-type="float" office:value="2.74623870598752">
            <text:p>2.746E+00</text:p>
          </table:table-cell>
          <table:table-cell table:style-name="ce4" office:value-type="float" office:value="1521.68424866501">
            <text:p>1.522E+03</text:p>
          </table:table-cell>
        </table:table-row>
        <table:table-row table:style-name="ro1">
          <table:table-cell office:value-type="float" office:value="54.3367431443574">
            <text:p>5.434E+01</text:p>
          </table:table-cell>
          <table:table-cell table:formula="of:=1/[.A335]" office:value-type="float" office:value="0.0184037530063825">
            <text:p>1.840E-02</text:p>
          </table:table-cell>
          <table:table-cell office:value-type="float" office:value="2.75064235815386">
            <text:p>2.751E+00</text:p>
          </table:table-cell>
          <table:table-cell table:formula="of:=[.B336]-[.B335]" office:value-type="float" office:value="-0.000169303241185137">
            <text:p>-1.693E-04</text:p>
          </table:table-cell>
          <table:table-cell table:formula="of:=[.B335]-[.B334]" office:value-type="float" office:value="-0.000170875188123178">
            <text:p>-1.709E-04</text:p>
          </table:table-cell>
          <table:table-cell table:style-name="ce4" table:formula="of:=2*(([.C336]-[.C335])/[.D335]+([.C334]-[.C335])/[.E335])/([.D335]+[.E335])" office:value-type="float" office:value="1550.80911364987">
            <text:p>1.551E+03</text:p>
          </table:table-cell>
          <table:table-cell table:style-name="ce4" table:formula="of:=[.F335]/[.C335]/600" office:value-type="float" office:value="0.939664819899693">
            <text:p>9.397E-01</text:p>
          </table:table-cell>
          <table:table-cell/>
          <table:table-cell office:value-type="float" office:value="54.3367431443574">
            <text:p>5.434E+01</text:p>
          </table:table-cell>
          <table:table-cell office:value-type="float" office:value="2.75064235815386">
            <text:p>2.751E+00</text:p>
          </table:table-cell>
          <table:table-cell table:style-name="ce4" office:value-type="float" office:value="1550.8091135676">
            <text:p>1.551E+03</text:p>
          </table:table-cell>
        </table:table-row>
        <table:table-row table:style-name="ro1">
          <table:table-cell office:value-type="float" office:value="54.8412490026774">
            <text:p>5.484E+01</text:p>
          </table:table-cell>
          <table:table-cell table:formula="of:=1/[.A336]" office:value-type="float" office:value="0.0182344497651973">
            <text:p>1.823E-02</text:p>
          </table:table-cell>
          <table:table-cell office:value-type="float" office:value="2.75505015753643">
            <text:p>2.755E+00</text:p>
          </table:table-cell>
          <table:table-cell table:formula="of:=[.B337]-[.B336]" office:value-type="float" office:value="-0.000167745755194845">
            <text:p>-1.677E-04</text:p>
          </table:table-cell>
          <table:table-cell table:formula="of:=[.B336]-[.B335]" office:value-type="float" office:value="-0.000169303241185137">
            <text:p>-1.693E-04</text:p>
          </table:table-cell>
          <table:table-cell table:style-name="ce4" table:formula="of:=2*(([.C337]-[.C336])/[.D336]+([.C335]-[.C336])/[.E336])/([.D336]+[.E336])" office:value-type="float" office:value="1580.4870559064">
            <text:p>1.580E+03</text:p>
          </table:table-cell>
          <table:table-cell table:style-name="ce4" table:formula="of:=[.F336]/[.C336]/600" office:value-type="float" office:value="0.956115113175574">
            <text:p>9.561E-01</text:p>
          </table:table-cell>
          <table:table-cell/>
          <table:table-cell office:value-type="float" office:value="54.8412490026774">
            <text:p>5.484E+01</text:p>
          </table:table-cell>
          <table:table-cell office:value-type="float" office:value="2.75505015753643">
            <text:p>2.755E+00</text:p>
          </table:table-cell>
          <table:table-cell table:style-name="ce4" office:value-type="float" office:value="1580.48705593105">
            <text:p>1.580E+03</text:p>
          </table:table-cell>
        </table:table-row>
        <table:table-row table:style-name="ro1">
          <table:table-cell office:value-type="float" office:value="55.3504390975995">
            <text:p>5.535E+01</text:p>
          </table:table-cell>
          <table:table-cell table:formula="of:=1/[.A337]" office:value-type="float" office:value="0.0180667040100025">
            <text:p>1.807E-02</text:p>
          </table:table-cell>
          <table:table-cell office:value-type="float" office:value="2.75946208708193">
            <text:p>2.759E+00</text:p>
          </table:table-cell>
          <table:table-cell table:formula="of:=[.B338]-[.B337]" office:value-type="float" office:value="-0.00016620259712052">
            <text:p>-1.662E-04</text:p>
          </table:table-cell>
          <table:table-cell table:formula="of:=[.B337]-[.B336]" office:value-type="float" office:value="-0.000167745755194845">
            <text:p>-1.677E-04</text:p>
          </table:table-cell>
          <table:table-cell table:style-name="ce4" table:formula="of:=2*(([.C338]-[.C337])/[.D337]+([.C336]-[.C337])/[.E337])/([.D337]+[.E337])" office:value-type="float" office:value="1610.72851768332">
            <text:p>1.611E+03</text:p>
          </table:table-cell>
          <table:table-cell table:style-name="ce4" table:formula="of:=[.F337]/[.C337]/600" office:value-type="float" office:value="0.972851753260018">
            <text:p>9.729E-01</text:p>
          </table:table-cell>
          <table:table-cell/>
          <table:table-cell office:value-type="float" office:value="55.3504390975995">
            <text:p>5.535E+01</text:p>
          </table:table-cell>
          <table:table-cell office:value-type="float" office:value="2.75946208708193">
            <text:p>2.759E+00</text:p>
          </table:table-cell>
          <table:table-cell table:style-name="ce4" office:value-type="float" office:value="1610.72851785268">
            <text:p>1.611E+03</text:p>
          </table:table-cell>
        </table:table-row>
        <table:table-row table:style-name="ro1">
          <table:table-cell office:value-type="float" office:value="55.8643569213294">
            <text:p>5.586E+01</text:p>
          </table:table-cell>
          <table:table-cell table:formula="of:=1/[.A338]" office:value-type="float" office:value="0.017900501412882">
            <text:p>1.790E-02</text:p>
          </table:table-cell>
          <table:table-cell office:value-type="float" office:value="2.76387812978099">
            <text:p>2.764E+00</text:p>
          </table:table-cell>
          <table:table-cell table:formula="of:=[.B339]-[.B338]" office:value-type="float" office:value="-0.000164673635154097">
            <text:p>-1.647E-04</text:p>
          </table:table-cell>
          <table:table-cell table:formula="of:=[.B338]-[.B337]" office:value-type="float" office:value="-0.00016620259712052">
            <text:p>-1.662E-04</text:p>
          </table:table-cell>
          <table:table-cell table:style-name="ce4" table:formula="of:=2*(([.C339]-[.C338])/[.D338]+([.C337]-[.C338])/[.E338])/([.D338]+[.E338])" office:value-type="float" office:value="1641.54413885468">
            <text:p>1.642E+03</text:p>
          </table:table-cell>
          <table:table-cell table:style-name="ce4" table:formula="of:=[.F338]/[.C338]/600" office:value-type="float" office:value="0.989879715972832">
            <text:p>9.899E-01</text:p>
          </table:table-cell>
          <table:table-cell/>
          <table:table-cell office:value-type="float" office:value="55.8643569213294">
            <text:p>5.586E+01</text:p>
          </table:table-cell>
          <table:table-cell office:value-type="float" office:value="2.76387812978099">
            <text:p>2.764E+00</text:p>
          </table:table-cell>
          <table:table-cell table:style-name="ce4" office:value-type="float" office:value="1641.54413850006">
            <text:p>1.642E+03</text:p>
          </table:table-cell>
        </table:table-row>
        <table:table-row table:style-name="ro1">
          <table:table-cell office:value-type="float" office:value="56.3830463698892">
            <text:p>5.638E+01</text:p>
          </table:table-cell>
          <table:table-cell table:formula="of:=1/[.A339]" office:value-type="float" office:value="0.0177358277777279">
            <text:p>1.774E-02</text:p>
          </table:table-cell>
          <table:table-cell office:value-type="float" office:value="2.76829826866828">
            <text:p>2.768E+00</text:p>
          </table:table-cell>
          <table:table-cell table:formula="of:=[.B340]-[.B339]" office:value-type="float" office:value="-0.000163158738700167">
            <text:p>-1.632E-04</text:p>
          </table:table-cell>
          <table:table-cell table:formula="of:=[.B339]-[.B338]" office:value-type="float" office:value="-0.000164673635154097">
            <text:p>-1.647E-04</text:p>
          </table:table-cell>
          <table:table-cell table:style-name="ce4" table:formula="of:=2*(([.C340]-[.C339])/[.D339]+([.C338]-[.C339])/[.E339])/([.D339]+[.E339])" office:value-type="float" office:value="1672.94475495302">
            <text:p>1.673E+03</text:p>
          </table:table-cell>
          <table:table-cell table:style-name="ce4" table:formula="of:=[.F339]/[.C339]/600" office:value-type="float" office:value="1.0072040609975">
            <text:p>1.007E+00</text:p>
          </table:table-cell>
          <table:table-cell/>
          <table:table-cell office:value-type="float" office:value="56.3830463698892">
            <text:p>5.638E+01</text:p>
          </table:table-cell>
          <table:table-cell office:value-type="float" office:value="2.76829826866828">
            <text:p>2.768E+00</text:p>
          </table:table-cell>
          <table:table-cell table:style-name="ce4" office:value-type="float" office:value="1672.94475538228">
            <text:p>1.673E+03</text:p>
          </table:table-cell>
        </table:table-row>
        <table:table-row table:style-name="ro1">
          <table:table-cell office:value-type="float" office:value="56.9065517468671">
            <text:p>5.691E+01</text:p>
          </table:table-cell>
          <table:table-cell table:formula="of:=1/[.A340]" office:value-type="float" office:value="0.0175726690390277">
            <text:p>1.757E-02</text:p>
          </table:table-cell>
          <table:table-cell office:value-type="float" office:value="2.77272248682251">
            <text:p>2.773E+00</text:p>
          </table:table-cell>
          <table:table-cell table:formula="of:=[.B341]-[.B340]" office:value-type="float" office:value="-0.00016165777836448">
            <text:p>-1.617E-04</text:p>
          </table:table-cell>
          <table:table-cell table:formula="of:=[.B340]-[.B339]" office:value-type="float" office:value="-0.000163158738700167">
            <text:p>-1.632E-04</text:p>
          </table:table-cell>
          <table:table-cell table:style-name="ce4" table:formula="of:=2*(([.C341]-[.C340])/[.D340]+([.C339]-[.C340])/[.E340])/([.D340]+[.E340])" office:value-type="float" office:value="1704.94141135764">
            <text:p>1.705E+03</text:p>
          </table:table-cell>
          <table:table-cell table:style-name="ce4" table:formula="of:=[.F340]/[.C340]/600" office:value-type="float" office:value="1.0248299396835">
            <text:p>1.025E+00</text:p>
          </table:table-cell>
          <table:table-cell/>
          <table:table-cell office:value-type="float" office:value="56.9065517468671">
            <text:p>5.691E+01</text:p>
          </table:table-cell>
          <table:table-cell office:value-type="float" office:value="2.77272248682251">
            <text:p>2.773E+00</text:p>
          </table:table-cell>
          <table:table-cell table:style-name="ce4" office:value-type="float" office:value="1704.94141089398">
            <text:p>1.705E+03</text:p>
          </table:table-cell>
        </table:table-row>
        <table:table-row table:style-name="ro1">
          <table:table-cell office:value-type="float" office:value="57.4349177672008">
            <text:p>5.743E+01</text:p>
          </table:table-cell>
          <table:table-cell table:formula="of:=1/[.A341]" office:value-type="float" office:value="0.0174110112606632">
            <text:p>1.741E-02</text:p>
          </table:table-cell>
          <table:table-cell office:value-type="float" office:value="2.77715076736658">
            <text:p>2.777E+00</text:p>
          </table:table-cell>
          <table:table-cell table:formula="of:=[.B342]-[.B341]" office:value-type="float" office:value="-0.000160170625943451">
            <text:p>-1.602E-04</text:p>
          </table:table-cell>
          <table:table-cell table:formula="of:=[.B341]-[.B340]" office:value-type="float" office:value="-0.00016165777836448">
            <text:p>-1.617E-04</text:p>
          </table:table-cell>
          <table:table-cell table:style-name="ce4" table:formula="of:=2*(([.C342]-[.C341])/[.D341]+([.C340]-[.C341])/[.E341])/([.D341]+[.E341])" office:value-type="float" office:value="1737.54535374075">
            <text:p>1.738E+03</text:p>
          </table:table-cell>
          <table:table-cell table:style-name="ce4" table:formula="of:=[.F341]/[.C341]/600" office:value-type="float" office:value="1.04276258852424">
            <text:p>1.043E+00</text:p>
          </table:table-cell>
          <table:table-cell/>
          <table:table-cell office:value-type="float" office:value="57.4349177672008">
            <text:p>5.743E+01</text:p>
          </table:table-cell>
          <table:table-cell office:value-type="float" office:value="2.77715076736658">
            <text:p>2.777E+00</text:p>
          </table:table-cell>
          <table:table-cell table:style-name="ce4" office:value-type="float" office:value="1737.54535410922">
            <text:p>1.738E+03</text:p>
          </table:table-cell>
        </table:table-row>
        <table:table-row table:style-name="ro1">
          <table:table-cell office:value-type="float" office:value="57.9681895609978">
            <text:p>5.797E+01</text:p>
          </table:table-cell>
          <table:table-cell table:formula="of:=1/[.A342]" office:value-type="float" office:value="0.0172508406347198">
            <text:p>1.725E-02</text:p>
          </table:table-cell>
          <table:table-cell office:value-type="float" office:value="2.78158309346755">
            <text:p>2.782E+00</text:p>
          </table:table-cell>
          <table:table-cell table:formula="of:=[.B343]-[.B342]" office:value-type="float" office:value="-0.000158697154412617">
            <text:p>-1.587E-04</text:p>
          </table:table-cell>
          <table:table-cell table:formula="of:=[.B342]-[.B341]" office:value-type="float" office:value="-0.000160170625943451">
            <text:p>-1.602E-04</text:p>
          </table:table-cell>
          <table:table-cell table:style-name="ce4" table:formula="of:=2*(([.C343]-[.C342])/[.D342]+([.C341]-[.C342])/[.E342])/([.D342]+[.E342])" office:value-type="float" office:value="1770.76804540143">
            <text:p>1.771E+03</text:p>
          </table:table-cell>
          <table:table-cell table:style-name="ce4" table:formula="of:=[.F342]/[.C342]/600" office:value-type="float" office:value="1.06100733880646">
            <text:p>1.061E+00</text:p>
          </table:table-cell>
          <table:table-cell/>
          <table:table-cell office:value-type="float" office:value="57.9681895609978">
            <text:p>5.797E+01</text:p>
          </table:table-cell>
          <table:table-cell office:value-type="float" office:value="2.78158309346755">
            <text:p>2.782E+00</text:p>
          </table:table-cell>
          <table:table-cell table:style-name="ce4" office:value-type="float" office:value="1770.76804526308">
            <text:p>1.771E+03</text:p>
          </table:table-cell>
        </table:table-row>
        <table:table-row table:style-name="ro1">
          <table:table-cell office:value-type="float" office:value="58.5064126773893">
            <text:p>5.851E+01</text:p>
          </table:table-cell>
          <table:table-cell table:formula="of:=1/[.A343]" office:value-type="float" office:value="0.0170921434803072">
            <text:p>1.709E-02</text:p>
          </table:table-cell>
          <table:table-cell office:value-type="float" office:value="2.78601944833676">
            <text:p>2.786E+00</text:p>
          </table:table-cell>
          <table:table-cell table:formula="of:=[.B344]-[.B343]" office:value-type="float" office:value="-0.000157237237916292">
            <text:p>-1.572E-04</text:p>
          </table:table-cell>
          <table:table-cell table:formula="of:=[.B343]-[.B342]" office:value-type="float" office:value="-0.000158697154412617">
            <text:p>-1.587E-04</text:p>
          </table:table-cell>
          <table:table-cell table:style-name="ce4" table:formula="of:=2*(([.C344]-[.C343])/[.D343]+([.C342]-[.C343])/[.E343])/([.D343]+[.E343])" office:value-type="float" office:value="1804.62116013113">
            <text:p>1.805E+03</text:p>
          </table:table-cell>
          <table:table-cell table:style-name="ce4" table:formula="of:=[.F343]/[.C343]/600" office:value-type="float" office:value="1.07956961152855">
            <text:p>1.080E+00</text:p>
          </table:table-cell>
          <table:table-cell/>
          <table:table-cell office:value-type="float" office:value="58.5064126773893">
            <text:p>5.851E+01</text:p>
          </table:table-cell>
          <table:table-cell office:value-type="float" office:value="2.78601944833676">
            <text:p>2.786E+00</text:p>
          </table:table-cell>
          <table:table-cell table:style-name="ce4" office:value-type="float" office:value="1804.62116004923">
            <text:p>1.805E+03</text:p>
          </table:table-cell>
        </table:table-row>
        <table:table-row table:style-name="ro1">
          <table:table-cell office:value-type="float" office:value="59.0496330884215">
            <text:p>5.905E+01</text:p>
          </table:table-cell>
          <table:table-cell table:formula="of:=1/[.A344]" office:value-type="float" office:value="0.0169349062423909">
            <text:p>1.693E-02</text:p>
          </table:table-cell>
          <table:table-cell office:value-type="float" office:value="2.79045981522983">
            <text:p>2.790E+00</text:p>
          </table:table-cell>
          <table:table-cell table:formula="of:=[.B345]-[.B344]" office:value-type="float" office:value="-0.000155790751756344">
            <text:p>-1.558E-04</text:p>
          </table:table-cell>
          <table:table-cell table:formula="of:=[.B344]-[.B343]" office:value-type="float" office:value="-0.000157237237916292">
            <text:p>-1.572E-04</text:p>
          </table:table-cell>
          <table:table-cell table:style-name="ce4" table:formula="of:=2*(([.C345]-[.C344])/[.D344]+([.C343]-[.C344])/[.E344])/([.D344]+[.E344])" office:value-type="float" office:value="1839.11659268953">
            <text:p>1.839E+03</text:p>
          </table:table-cell>
          <table:table-cell table:style-name="ce4" table:formula="of:=[.F344]/[.C344]/600" office:value-type="float" office:value="1.09845492288401">
            <text:p>1.098E+00</text:p>
          </table:table-cell>
          <table:table-cell/>
          <table:table-cell office:value-type="float" office:value="59.0496330884215">
            <text:p>5.905E+01</text:p>
          </table:table-cell>
          <table:table-cell office:value-type="float" office:value="2.79045981522983">
            <text:p>2.790E+00</text:p>
          </table:table-cell>
          <table:table-cell table:style-name="ce4" office:value-type="float" office:value="1839.11659286298">
            <text:p>1.839E+03</text:p>
          </table:table-cell>
        </table:table-row>
        <table:table-row table:style-name="ro1">
          <table:table-cell office:value-type="float" office:value="59.5978971929815">
            <text:p>5.960E+01</text:p>
          </table:table-cell>
          <table:table-cell table:formula="of:=1/[.A345]" office:value-type="float" office:value="0.0167791154906345">
            <text:p>1.678E-02</text:p>
          </table:table-cell>
          <table:table-cell office:value-type="float" office:value="2.79490417744669">
            <text:p>2.795E+00</text:p>
          </table:table-cell>
          <table:table-cell table:formula="of:=[.B346]-[.B345]" office:value-type="float" office:value="-0.000154357572382056">
            <text:p>-1.544E-04</text:p>
          </table:table-cell>
          <table:table-cell table:formula="of:=[.B345]-[.B344]" office:value-type="float" office:value="-0.000155790751756344">
            <text:p>-1.558E-04</text:p>
          </table:table-cell>
          <table:table-cell table:style-name="ce4" table:formula="of:=2*(([.C346]-[.C345])/[.D345]+([.C344]-[.C345])/[.E345])/([.D345]+[.E345])" office:value-type="float" office:value="1874.26646203401">
            <text:p>1.874E+03</text:p>
          </table:table-cell>
          <table:table-cell table:style-name="ce4" table:formula="of:=[.F345]/[.C345]/600" office:value-type="float" office:value="1.1176688853702">
            <text:p>1.118E+00</text:p>
          </table:table-cell>
          <table:table-cell/>
          <table:table-cell office:value-type="float" office:value="59.5978971929815">
            <text:p>5.960E+01</text:p>
          </table:table-cell>
          <table:table-cell office:value-type="float" office:value="2.79490417744669">
            <text:p>2.795E+00</text:p>
          </table:table-cell>
          <table:table-cell table:style-name="ce4" office:value-type="float" office:value="1874.26646179219">
            <text:p>1.874E+03</text:p>
          </table:table-cell>
        </table:table-row>
        <table:table-row table:style-name="ro1">
          <table:table-cell office:value-type="float" office:value="60.1512518207613">
            <text:p>6.015E+01</text:p>
          </table:table-cell>
          <table:table-cell table:formula="of:=1/[.A346]" office:value-type="float" office:value="0.0166247579182525">
            <text:p>1.662E-02</text:p>
          </table:table-cell>
          <table:table-cell office:value-type="float" office:value="2.79935251833164">
            <text:p>2.799E+00</text:p>
          </table:table-cell>
          <table:table-cell table:formula="of:=[.B347]-[.B346]" office:value-type="float" office:value="-0.000152937577379015">
            <text:p>-1.529E-04</text:p>
          </table:table-cell>
          <table:table-cell table:formula="of:=[.B346]-[.B345]" office:value-type="float" office:value="-0.000154357572382056">
            <text:p>-1.544E-04</text:p>
          </table:table-cell>
          <table:table-cell table:style-name="ce4" table:formula="of:=2*(([.C347]-[.C346])/[.D346]+([.C345]-[.C346])/[.E346])/([.D346]+[.E346])" office:value-type="float" office:value="1910.08311135376">
            <text:p>1.910E+03</text:p>
          </table:table-cell>
          <table:table-cell table:style-name="ce4" table:formula="of:=[.F346]/[.C346]/600" office:value-type="float" office:value="1.13721720698241">
            <text:p>1.137E+00</text:p>
          </table:table-cell>
          <table:table-cell/>
          <table:table-cell office:value-type="float" office:value="60.1512518207613">
            <text:p>6.015E+01</text:p>
          </table:table-cell>
          <table:table-cell office:value-type="float" office:value="2.79935251833164">
            <text:p>2.799E+00</text:p>
          </table:table-cell>
          <table:table-cell table:style-name="ce4" office:value-type="float" office:value="1910.08311157878">
            <text:p>1.910E+03</text:p>
          </table:table-cell>
        </table:table-row>
        <table:table-row table:style-name="ro1">
          <table:table-cell office:value-type="float" office:value="60.7097442362568">
            <text:p>6.071E+01</text:p>
          </table:table-cell>
          <table:table-cell table:formula="of:=1/[.A347]" office:value-type="float" office:value="0.0164718203408735">
            <text:p>1.647E-02</text:p>
          </table:table-cell>
          <table:table-cell office:value-type="float" office:value="2.80380482127331">
            <text:p>2.804E+00</text:p>
          </table:table-cell>
          <table:table-cell table:formula="of:=[.B348]-[.B347]" office:value-type="float" office:value="-0.000151530645459197">
            <text:p>-1.515E-04</text:p>
          </table:table-cell>
          <table:table-cell table:formula="of:=[.B347]-[.B346]" office:value-type="float" office:value="-0.000152937577379015">
            <text:p>-1.529E-04</text:p>
          </table:table-cell>
          <table:table-cell table:style-name="ce4" table:formula="of:=2*(([.C348]-[.C347])/[.D347]+([.C346]-[.C347])/[.E347])/([.D347]+[.E347])" office:value-type="float" office:value="1946.57911927445">
            <text:p>1.947E+03</text:p>
          </table:table-cell>
          <table:table-cell table:style-name="ce4" table:formula="of:=[.F347]/[.C347]/600" office:value-type="float" office:value="1.15710569705445">
            <text:p>1.157E+00</text:p>
          </table:table-cell>
          <table:table-cell/>
          <table:table-cell office:value-type="float" office:value="60.7097442362568">
            <text:p>6.071E+01</text:p>
          </table:table-cell>
          <table:table-cell office:value-type="float" office:value="2.80380482127331">
            <text:p>2.804E+00</text:p>
          </table:table-cell>
          <table:table-cell table:style-name="ce4" office:value-type="float" office:value="1946.57911904259">
            <text:p>1.947E+03</text:p>
          </table:table-cell>
        </table:table-row>
        <table:table-row table:style-name="ro1">
          <table:table-cell office:value-type="float" office:value="61.2734221428057">
            <text:p>6.127E+01</text:p>
          </table:table-cell>
          <table:table-cell table:formula="of:=1/[.A348]" office:value-type="float" office:value="0.0163202896954143">
            <text:p>1.632E-02</text:p>
          </table:table-cell>
          <table:table-cell office:value-type="float" office:value="2.80826106970472">
            <text:p>2.808E+00</text:p>
          </table:table-cell>
          <table:table-cell table:formula="of:=[.B349]-[.B348]" office:value-type="float" office:value="-0.000150136656450185">
            <text:p>-1.501E-04</text:p>
          </table:table-cell>
          <table:table-cell table:formula="of:=[.B348]-[.B347]" office:value-type="float" office:value="-0.000151530645459197">
            <text:p>-1.515E-04</text:p>
          </table:table-cell>
          <table:table-cell table:style-name="ce4" table:formula="of:=2*(([.C349]-[.C348])/[.D348]+([.C347]-[.C348])/[.E348])/([.D348]+[.E348])" office:value-type="float" office:value="1983.76729609725">
            <text:p>1.984E+03</text:p>
          </table:table-cell>
          <table:table-cell table:style-name="ce4" table:formula="of:=[.F348]/[.C348]/600" office:value-type="float" office:value="1.17734026316022">
            <text:p>1.177E+00</text:p>
          </table:table-cell>
          <table:table-cell/>
          <table:table-cell office:value-type="float" office:value="61.2734221428057">
            <text:p>6.127E+01</text:p>
          </table:table-cell>
          <table:table-cell office:value-type="float" office:value="2.80826106970472">
            <text:p>2.808E+00</text:p>
          </table:table-cell>
          <table:table-cell table:style-name="ce4" office:value-type="float" office:value="1983.76729643207">
            <text:p>1.984E+03</text:p>
          </table:table-cell>
        </table:table-row>
        <table:table-row table:style-name="ro1">
          <table:table-cell office:value-type="float" office:value="61.8423336866615">
            <text:p>6.184E+01</text:p>
          </table:table-cell>
          <table:table-cell table:formula="of:=1/[.A349]" office:value-type="float" office:value="0.0161701530389641">
            <text:p>1.617E-02</text:p>
          </table:table-cell>
          <table:table-cell office:value-type="float" office:value="2.81272124710322">
            <text:p>2.813E+00</text:p>
          </table:table-cell>
          <table:table-cell table:formula="of:=[.B350]-[.B349]" office:value-type="float" office:value="-0.000148755491285197">
            <text:p>-1.488E-04</text:p>
          </table:table-cell>
          <table:table-cell table:formula="of:=[.B349]-[.B348]" office:value-type="float" office:value="-0.000150136656450185">
            <text:p>-1.501E-04</text:p>
          </table:table-cell>
          <table:table-cell table:style-name="ce4" table:formula="of:=2*(([.C350]-[.C349])/[.D349]+([.C348]-[.C349])/[.E349])/([.D349]+[.E349])" office:value-type="float" office:value="2021.66069710717">
            <text:p>2.022E+03</text:p>
          </table:table-cell>
          <table:table-cell table:style-name="ce4" table:formula="of:=[.F349]/[.C349]/600" office:value-type="float" office:value="1.19792691815755">
            <text:p>1.198E+00</text:p>
          </table:table-cell>
          <table:table-cell/>
          <table:table-cell office:value-type="float" office:value="61.8423336866615">
            <text:p>6.184E+01</text:p>
          </table:table-cell>
          <table:table-cell office:value-type="float" office:value="2.81272124710322">
            <text:p>2.813E+00</text:p>
          </table:table-cell>
          <table:table-cell table:style-name="ce4" office:value-type="float" office:value="2021.66069678173">
            <text:p>2.022E+03</text:p>
          </table:table-cell>
        </table:table-row>
        <table:table-row table:style-name="ro1">
          <table:table-cell office:value-type="float" office:value="62.4165274611063">
            <text:p>6.242E+01</text:p>
          </table:table-cell>
          <table:table-cell table:formula="of:=1/[.A350]" office:value-type="float" office:value="0.0160213975476789">
            <text:p>1.602E-02</text:p>
          </table:table-cell>
          <table:table-cell office:value-type="float" office:value="2.81718533699054">
            <text:p>2.817E+00</text:p>
          </table:table-cell>
          <table:table-cell table:formula="of:=[.B351]-[.B350]" office:value-type="float" office:value="-0.000147387031992713">
            <text:p>-1.474E-04</text:p>
          </table:table-cell>
          <table:table-cell table:formula="of:=[.B350]-[.B349]" office:value-type="float" office:value="-0.000148755491285197">
            <text:p>-1.488E-04</text:p>
          </table:table-cell>
          <table:table-cell table:style-name="ce4" table:formula="of:=2*(([.C351]-[.C350])/[.D350]+([.C349]-[.C350])/[.E350])/([.D350]+[.E350])" office:value-type="float" office:value="2060.27261681053">
            <text:p>2.060E+03</text:p>
          </table:table-cell>
          <table:table-cell table:style-name="ce4" table:formula="of:=[.F350]/[.C350]/600" office:value-type="float" office:value="1.21887177588123">
            <text:p>1.219E+00</text:p>
          </table:table-cell>
          <table:table-cell/>
          <table:table-cell office:value-type="float" office:value="62.4165274611063">
            <text:p>6.242E+01</text:p>
          </table:table-cell>
          <table:table-cell office:value-type="float" office:value="2.81718533699054">
            <text:p>2.817E+00</text:p>
          </table:table-cell>
          <table:table-cell table:style-name="ce4" office:value-type="float" office:value="2060.27261707779">
            <text:p>2.060E+03</text:p>
          </table:table-cell>
        </table:table-row>
        <table:table-row table:style-name="ro1">
          <table:table-cell office:value-type="float" office:value="62.9960525106011">
            <text:p>6.300E+01</text:p>
          </table:table-cell>
          <table:table-cell table:formula="of:=1/[.A351]" office:value-type="float" office:value="0.0158740105156862">
            <text:p>1.587E-02</text:p>
          </table:table-cell>
          <table:table-cell office:value-type="float" office:value="2.8216533229327">
            <text:p>2.822E+00</text:p>
          </table:table-cell>
          <table:table-cell table:formula="of:=[.B352]-[.B351]" office:value-type="float" office:value="-0.000146031161686426">
            <text:p>-1.460E-04</text:p>
          </table:table-cell>
          <table:table-cell table:formula="of:=[.B351]-[.B350]" office:value-type="float" office:value="-0.000147387031992713">
            <text:p>-1.474E-04</text:p>
          </table:table-cell>
          <table:table-cell table:style-name="ce4" table:formula="of:=2*(([.C352]-[.C351])/[.D351]+([.C350]-[.C351])/[.E351])/([.D351]+[.E351])" office:value-type="float" office:value="2099.61660413154">
            <text:p>2.100E+03</text:p>
          </table:table-cell>
          <table:table-cell table:style-name="ce4" table:formula="of:=[.F351]/[.C351]/600" office:value-type="float" office:value="1.24018105925529">
            <text:p>1.240E+00</text:p>
          </table:table-cell>
          <table:table-cell/>
          <table:table-cell office:value-type="float" office:value="62.9960525106011">
            <text:p>6.300E+01</text:p>
          </table:table-cell>
          <table:table-cell office:value-type="float" office:value="2.8216533229327">
            <text:p>2.822E+00</text:p>
          </table:table-cell>
          <table:table-cell table:style-name="ce4" office:value-type="float" office:value="2099.61660369962">
            <text:p>2.100E+03</text:p>
          </table:table-cell>
        </table:table-row>
        <table:table-row table:style-name="ro1">
          <table:table-cell office:value-type="float" office:value="63.5809583349747">
            <text:p>6.358E+01</text:p>
          </table:table-cell>
          <table:table-cell table:formula="of:=1/[.A352]" office:value-type="float" office:value="0.0157279793539997">
            <text:p>1.573E-02</text:p>
          </table:table-cell>
          <table:table-cell office:value-type="float" office:value="2.82612518854003">
            <text:p>2.826E+00</text:p>
          </table:table-cell>
          <table:table-cell table:formula="of:=[.B353]-[.B352]" office:value-type="float" office:value="-0.000144687764555472">
            <text:p>-1.447E-04</text:p>
          </table:table-cell>
          <table:table-cell table:formula="of:=[.B352]-[.B351]" office:value-type="float" office:value="-0.000146031161686426">
            <text:p>-1.460E-04</text:p>
          </table:table-cell>
          <table:table-cell table:style-name="ce4" table:formula="of:=2*(([.C353]-[.C352])/[.D352]+([.C351]-[.C352])/[.E352])/([.D352]+[.E352])" office:value-type="float" office:value="2139.70645718464">
            <text:p>2.140E+03</text:p>
          </table:table-cell>
          <table:table-cell table:style-name="ce4" table:formula="of:=[.F352]/[.C352]/600" office:value-type="float" office:value="1.26186109628192">
            <text:p>1.262E+00</text:p>
          </table:table-cell>
          <table:table-cell/>
          <table:table-cell office:value-type="float" office:value="63.5809583349747">
            <text:p>6.358E+01</text:p>
          </table:table-cell>
          <table:table-cell office:value-type="float" office:value="2.82612518854003">
            <text:p>2.826E+00</text:p>
          </table:table-cell>
          <table:table-cell table:style-name="ce4" office:value-type="float" office:value="2139.70645747726">
            <text:p>2.140E+03</text:p>
          </table:table-cell>
        </table:table-row>
        <table:table-row table:style-name="ro1">
          <table:table-cell office:value-type="float" office:value="64.1712948936523">
            <text:p>6.417E+01</text:p>
          </table:table-cell>
          <table:table-cell table:formula="of:=1/[.A353]" office:value-type="float" office:value="0.0155832915894443">
            <text:p>1.558E-02</text:p>
          </table:table-cell>
          <table:table-cell office:value-type="float" office:value="2.83060091746708">
            <text:p>2.831E+00</text:p>
          </table:table-cell>
          <table:table-cell table:formula="of:=[.B354]-[.B353]" office:value-type="float" office:value="-0.000143356725854278">
            <text:p>-1.434E-04</text:p>
          </table:table-cell>
          <table:table-cell table:formula="of:=[.B353]-[.B352]" office:value-type="float" office:value="-0.000144687764555472">
            <text:p>-1.447E-04</text:p>
          </table:table-cell>
          <table:table-cell table:style-name="ce4" table:formula="of:=2*(([.C354]-[.C353])/[.D353]+([.C352]-[.C353])/[.E353])/([.D353]+[.E353])" office:value-type="float" office:value="2180.55623642734">
            <text:p>2.181E+03</text:p>
          </table:table-cell>
          <table:table-cell table:style-name="ce4" table:formula="of:=[.F353]/[.C353]/600" office:value-type="float" office:value="1.28391832688927">
            <text:p>1.284E+00</text:p>
          </table:table-cell>
          <table:table-cell/>
          <table:table-cell office:value-type="float" office:value="64.1712948936523">
            <text:p>6.417E+01</text:p>
          </table:table-cell>
          <table:table-cell office:value-type="float" office:value="2.83060091746708">
            <text:p>2.831E+00</text:p>
          </table:table-cell>
          <table:table-cell table:style-name="ce4" office:value-type="float" office:value="2180.55623664699">
            <text:p>2.181E+03</text:p>
          </table:table-cell>
        </table:table-row>
        <table:table-row table:style-name="ro1">
          <table:table-cell office:value-type="float" office:value="64.7671126099224">
            <text:p>6.477E+01</text:p>
          </table:table-cell>
          <table:table-cell table:formula="of:=1/[.A354]" office:value-type="float" office:value="0.01543993486359">
            <text:p>1.544E-02</text:p>
          </table:table-cell>
          <table:table-cell office:value-type="float" office:value="2.8350804934126">
            <text:p>2.835E+00</text:p>
          </table:table-cell>
          <table:table-cell table:formula="of:=[.B355]-[.B354]" office:value-type="float" office:value="-0.000142037931892812">
            <text:p>-1.420E-04</text:p>
          </table:table-cell>
          <table:table-cell table:formula="of:=[.B354]-[.B353]" office:value-type="float" office:value="-0.000143356725854278">
            <text:p>-1.434E-04</text:p>
          </table:table-cell>
          <table:table-cell table:style-name="ce4" table:formula="of:=2*(([.C355]-[.C354])/[.D354]+([.C353]-[.C354])/[.E354])/([.D354]+[.E354])" office:value-type="float" office:value="2222.18026436615">
            <text:p>2.222E+03</text:p>
          </table:table-cell>
          <table:table-cell table:style-name="ce4" table:formula="of:=[.F354]/[.C354]/600" office:value-type="float" office:value="1.30635930180786">
            <text:p>1.306E+00</text:p>
          </table:table-cell>
          <table:table-cell/>
          <table:table-cell office:value-type="float" office:value="64.7671126099224">
            <text:p>6.477E+01</text:p>
          </table:table-cell>
          <table:table-cell office:value-type="float" office:value="2.8350804934126">
            <text:p>2.835E+00</text:p>
          </table:table-cell>
          <table:table-cell table:style-name="ce4" office:value-type="float" office:value="2222.18026399616">
            <text:p>2.222E+03</text:p>
          </table:table-cell>
        </table:table-row>
        <table:table-row table:style-name="ro1">
          <table:table-cell office:value-type="float" office:value="65.3684623752435">
            <text:p>6.537E+01</text:p>
          </table:table-cell>
          <table:table-cell table:formula="of:=1/[.A355]" office:value-type="float" office:value="0.0152978969316972">
            <text:p>1.530E-02</text:p>
          </table:table-cell>
          <table:table-cell office:value-type="float" office:value="2.83956390011948">
            <text:p>2.840E+00</text:p>
          </table:table-cell>
          <table:table-cell table:formula="of:=[.B356]-[.B355]" office:value-type="float" office:value="-0.000140731270027021">
            <text:p>-1.407E-04</text:p>
          </table:table-cell>
          <table:table-cell table:formula="of:=[.B355]-[.B354]" office:value-type="float" office:value="-0.000142037931892812">
            <text:p>-1.420E-04</text:p>
          </table:table-cell>
          <table:table-cell table:style-name="ce4" table:formula="of:=2*(([.C356]-[.C355])/[.D355]+([.C354]-[.C355])/[.E355])/([.D355]+[.E355])" office:value-type="float" office:value="2264.59312952659">
            <text:p>2.265E+03</text:p>
          </table:table-cell>
          <table:table-cell table:style-name="ce4" table:formula="of:=[.F355]/[.C355]/600" office:value-type="float" office:value="1.32919068395873">
            <text:p>1.329E+00</text:p>
          </table:table-cell>
          <table:table-cell/>
          <table:table-cell office:value-type="float" office:value="65.3684623752435">
            <text:p>6.537E+01</text:p>
          </table:table-cell>
          <table:table-cell office:value-type="float" office:value="2.83956390011948">
            <text:p>2.840E+00</text:p>
          </table:table-cell>
          <table:table-cell table:style-name="ce4" office:value-type="float" office:value="2264.59312963654">
            <text:p>2.265E+03</text:p>
          </table:table-cell>
        </table:table-row>
        <table:table-row table:style-name="ro1">
          <table:table-cell office:value-type="float" office:value="65.9753955535913">
            <text:p>6.598E+01</text:p>
          </table:table-cell>
          <table:table-cell table:formula="of:=1/[.A356]" office:value-type="float" office:value="0.0151571656616702">
            <text:p>1.516E-02</text:p>
          </table:table-cell>
          <table:table-cell office:value-type="float" office:value="2.84405112137464">
            <text:p>2.844E+00</text:p>
          </table:table-cell>
          <table:table-cell table:formula="of:=[.B357]-[.B356]" office:value-type="float" office:value="-0.000139436628649101">
            <text:p>-1.394E-04</text:p>
          </table:table-cell>
          <table:table-cell table:formula="of:=[.B356]-[.B355]" office:value-type="float" office:value="-0.000140731270027021">
            <text:p>-1.407E-04</text:p>
          </table:table-cell>
          <table:table-cell table:style-name="ce4" table:formula="of:=2*(([.C357]-[.C356])/[.D356]+([.C355]-[.C356])/[.E356])/([.D356]+[.E356])" office:value-type="float" office:value="2307.80969653135">
            <text:p>2.308E+03</text:p>
          </table:table-cell>
          <table:table-cell table:style-name="ce4" table:formula="of:=[.F356]/[.C356]/600" office:value-type="float" office:value="1.35241925340632">
            <text:p>1.352E+00</text:p>
          </table:table-cell>
          <table:table-cell/>
          <table:table-cell office:value-type="float" office:value="65.9753955535913">
            <text:p>6.598E+01</text:p>
          </table:table-cell>
          <table:table-cell office:value-type="float" office:value="2.84405112137464">
            <text:p>2.844E+00</text:p>
          </table:table-cell>
          <table:table-cell table:style-name="ce4" office:value-type="float" office:value="2307.80969709086">
            <text:p>2.308E+03</text:p>
          </table:table-cell>
        </table:table-row>
        <table:table-row table:style-name="ro1">
          <table:table-cell office:value-type="float" office:value="66.587963985846">
            <text:p>6.659E+01</text:p>
          </table:table-cell>
          <table:table-cell table:formula="of:=1/[.A357]" office:value-type="float" office:value="0.0150177290330211">
            <text:p>1.502E-02</text:p>
          </table:table-cell>
          <table:table-cell office:value-type="float" office:value="2.84854214100897">
            <text:p>2.849E+00</text:p>
          </table:table-cell>
          <table:table-cell table:formula="of:=[.B358]-[.B357]" office:value-type="float" office:value="-0.000138153897177827">
            <text:p>-1.382E-04</text:p>
          </table:table-cell>
          <table:table-cell table:formula="of:=[.B357]-[.B356]" office:value-type="float" office:value="-0.000139436628649101">
            <text:p>-1.394E-04</text:p>
          </table:table-cell>
          <table:table-cell table:style-name="ce4" table:formula="of:=2*(([.C358]-[.C357])/[.D357]+([.C356]-[.C357])/[.E357])/([.D357]+[.E357])" office:value-type="float" office:value="2351.84510929861">
            <text:p>2.352E+03</text:p>
          </table:table-cell>
          <table:table-cell table:style-name="ce4" table:formula="of:=[.F357]/[.C357]/600" office:value-type="float" office:value="1.37605190823774">
            <text:p>1.376E+00</text:p>
          </table:table-cell>
          <table:table-cell/>
          <table:table-cell office:value-type="float" office:value="66.587963985846">
            <text:p>6.659E+01</text:p>
          </table:table-cell>
          <table:table-cell office:value-type="float" office:value="2.84854214100897">
            <text:p>2.849E+00</text:p>
          </table:table-cell>
          <table:table-cell table:style-name="ce4" office:value-type="float" office:value="2351.84510838204">
            <text:p>2.352E+03</text:p>
          </table:table-cell>
        </table:table-row>
        <table:table-row table:style-name="ro1">
          <table:table-cell office:value-type="float" office:value="67.2062199942196">
            <text:p>6.721E+01</text:p>
          </table:table-cell>
          <table:table-cell table:formula="of:=1/[.A358]" office:value-type="float" office:value="0.0148795751358432">
            <text:p>1.488E-02</text:p>
          </table:table-cell>
          <table:table-cell office:value-type="float" office:value="2.85303694289727">
            <text:p>2.853E+00</text:p>
          </table:table-cell>
          <table:table-cell table:formula="of:=[.B359]-[.B358]" office:value-type="float" office:value="-0.000136882966049495">
            <text:p>-1.369E-04</text:p>
          </table:table-cell>
          <table:table-cell table:formula="of:=[.B358]-[.B357]" office:value-type="float" office:value="-0.000138153897177827">
            <text:p>-1.382E-04</text:p>
          </table:table-cell>
          <table:table-cell table:style-name="ce4" table:formula="of:=2*(([.C359]-[.C358])/[.D358]+([.C357]-[.C358])/[.E358])/([.D358]+[.E358])" office:value-type="float" office:value="2396.71478867915">
            <text:p>2.397E+03</text:p>
          </table:table-cell>
          <table:table-cell table:style-name="ce4" table:formula="of:=[.F358]/[.C358]/600" office:value-type="float" office:value="1.40009566218309">
            <text:p>1.400E+00</text:p>
          </table:table-cell>
          <table:table-cell/>
          <table:table-cell office:value-type="float" office:value="67.2062199942196">
            <text:p>6.721E+01</text:p>
          </table:table-cell>
          <table:table-cell office:value-type="float" office:value="2.85303694289727">
            <text:p>2.853E+00</text:p>
          </table:table-cell>
          <table:table-cell table:style-name="ce4" office:value-type="float" office:value="2396.71478899814">
            <text:p>2.397E+03</text:p>
          </table:table-cell>
        </table:table-row>
        <table:table-row table:style-name="ro1">
          <table:table-cell office:value-type="float" office:value="67.830216386726">
            <text:p>6.783E+01</text:p>
          </table:table-cell>
          <table:table-cell table:formula="of:=1/[.A359]" office:value-type="float" office:value="0.0147426921697937">
            <text:p>1.474E-02</text:p>
          </table:table-cell>
          <table:table-cell office:value-type="float" office:value="2.85753551095807">
            <text:p>2.858E+00</text:p>
          </table:table-cell>
          <table:table-cell table:formula="of:=[.B360]-[.B359]" office:value-type="float" office:value="-0.00013562372670807">
            <text:p>-1.356E-04</text:p>
          </table:table-cell>
          <table:table-cell table:formula="of:=[.B359]-[.B358]" office:value-type="float" office:value="-0.000136882966049495">
            <text:p>-1.369E-04</text:p>
          </table:table-cell>
          <table:table-cell table:style-name="ce4" table:formula="of:=2*(([.C360]-[.C359])/[.D359]+([.C358]-[.C359])/[.E359])/([.D359]+[.E359])" office:value-type="float" office:value="2442.43445227328">
            <text:p>2.442E+03</text:p>
          </table:table-cell>
          <table:table-cell table:style-name="ce4" table:formula="of:=[.F359]/[.C359]/600" office:value-type="float" office:value="1.42455765519334">
            <text:p>1.425E+00</text:p>
          </table:table-cell>
          <table:table-cell/>
          <table:table-cell office:value-type="float" office:value="67.830216386726">
            <text:p>6.783E+01</text:p>
          </table:table-cell>
          <table:table-cell office:value-type="float" office:value="2.85753551095807">
            <text:p>2.858E+00</text:p>
          </table:table-cell>
          <table:table-cell table:style-name="ce4" office:value-type="float" office:value="2442.43445248209">
            <text:p>2.442E+03</text:p>
          </table:table-cell>
        </table:table-row>
        <table:table-row table:style-name="ro1">
          <table:table-cell office:value-type="float" office:value="68.4600064616905">
            <text:p>6.846E+01</text:p>
          </table:table-cell>
          <table:table-cell table:formula="of:=1/[.A360]" office:value-type="float" office:value="0.0146070684430857">
            <text:p>1.461E-02</text:p>
          </table:table-cell>
          <table:table-cell office:value-type="float" office:value="2.86203782915358">
            <text:p>2.862E+00</text:p>
          </table:table-cell>
          <table:table-cell table:formula="of:=[.B361]-[.B360]" office:value-type="float" office:value="-0.000134376071596335">
            <text:p>-1.344E-04</text:p>
          </table:table-cell>
          <table:table-cell table:formula="of:=[.B360]-[.B359]" office:value-type="float" office:value="-0.00013562372670807">
            <text:p>-1.356E-04</text:p>
          </table:table-cell>
          <table:table-cell table:style-name="ce4" table:formula="of:=2*(([.C361]-[.C360])/[.D360]+([.C359]-[.C360])/[.E360])/([.D360]+[.E360])" office:value-type="float" office:value="2489.02010742847">
            <text:p>2.489E+03</text:p>
          </table:table-cell>
          <table:table-cell table:style-name="ce4" table:formula="of:=[.F360]/[.C360]/600" office:value-type="float" office:value="1.44944514829874">
            <text:p>1.449E+00</text:p>
          </table:table-cell>
          <table:table-cell/>
          <table:table-cell office:value-type="float" office:value="68.4600064616905">
            <text:p>6.846E+01</text:p>
          </table:table-cell>
          <table:table-cell office:value-type="float" office:value="2.86203782915358">
            <text:p>2.862E+00</text:p>
          </table:table-cell>
          <table:table-cell table:style-name="ce4" office:value-type="float" office:value="2489.02010730915">
            <text:p>2.489E+03</text:p>
          </table:table-cell>
        </table:table-row>
        <table:table-row table:style-name="ro1">
          <table:table-cell office:value-type="float" office:value="69.095644012303">
            <text:p>6.910E+01</text:p>
          </table:table-cell>
          <table:table-cell table:formula="of:=1/[.A361]" office:value-type="float" office:value="0.0144726923714893">
            <text:p>1.447E-02</text:p>
          </table:table-cell>
          <table:table-cell office:value-type="float" office:value="2.86654388148956">
            <text:p>2.867E+00</text:p>
          </table:table-cell>
          <table:table-cell table:formula="of:=[.B362]-[.B361]" office:value-type="float" office:value="-0.000133139894146511">
            <text:p>-1.331E-04</text:p>
          </table:table-cell>
          <table:table-cell table:formula="of:=[.B361]-[.B360]" office:value-type="float" office:value="-0.000134376071596335">
            <text:p>-1.344E-04</text:p>
          </table:table-cell>
          <table:table-cell table:style-name="ce4" table:formula="of:=2*(([.C362]-[.C361])/[.D361]+([.C360]-[.C361])/[.E361])/([.D361]+[.E361])" office:value-type="float" office:value="2536.48806111959">
            <text:p>2.536E+03</text:p>
          </table:table-cell>
          <table:table-cell table:style-name="ce4" table:formula="of:=[.F361]/[.C361]/600" office:value-type="float" office:value="1.47476552832997">
            <text:p>1.475E+00</text:p>
          </table:table-cell>
          <table:table-cell/>
          <table:table-cell office:value-type="float" office:value="69.095644012303">
            <text:p>6.910E+01</text:p>
          </table:table-cell>
          <table:table-cell office:value-type="float" office:value="2.86654388148956">
            <text:p>2.867E+00</text:p>
          </table:table-cell>
          <table:table-cell table:style-name="ce4" office:value-type="float" office:value="2536.48806130189">
            <text:p>2.536E+03</text:p>
          </table:table-cell>
        </table:table-row>
        <table:table-row table:style-name="ro1">
          <table:table-cell office:value-type="float" office:value="69.7371833312126">
            <text:p>6.974E+01</text:p>
          </table:table-cell>
          <table:table-cell table:formula="of:=1/[.A362]" office:value-type="float" office:value="0.0143395524773428">
            <text:p>1.434E-02</text:p>
          </table:table-cell>
          <table:table-cell office:value-type="float" office:value="2.87105365201518">
            <text:p>2.871E+00</text:p>
          </table:table-cell>
          <table:table-cell table:formula="of:=[.B363]-[.B362]" office:value-type="float" office:value="-0.000131915088771089">
            <text:p>-1.319E-04</text:p>
          </table:table-cell>
          <table:table-cell table:formula="of:=[.B362]-[.B361]" office:value-type="float" office:value="-0.000133139894146511">
            <text:p>-1.331E-04</text:p>
          </table:table-cell>
          <table:table-cell table:style-name="ce4" table:formula="of:=2*(([.C363]-[.C362])/[.D362]+([.C361]-[.C362])/[.E362])/([.D362]+[.E362])" office:value-type="float" office:value="2584.8549272649">
            <text:p>2.585E+03</text:p>
          </table:table-cell>
          <table:table-cell table:style-name="ce4" table:formula="of:=[.F362]/[.C362]/600" office:value-type="float" office:value="1.50052631110452">
            <text:p>1.501E+00</text:p>
          </table:table-cell>
          <table:table-cell/>
          <table:table-cell office:value-type="float" office:value="69.7371833312126">
            <text:p>6.974E+01</text:p>
          </table:table-cell>
          <table:table-cell office:value-type="float" office:value="2.87105365201518">
            <text:p>2.871E+00</text:p>
          </table:table-cell>
          <table:table-cell table:style-name="ce4" office:value-type="float" office:value="2584.85492679941">
            <text:p>2.585E+03</text:p>
          </table:table-cell>
        </table:table-row>
        <table:table-row table:style-name="ro1">
          <table:table-cell office:value-type="float" office:value="70.3846792151646">
            <text:p>7.038E+01</text:p>
          </table:table-cell>
          <table:table-cell table:formula="of:=1/[.A363]" office:value-type="float" office:value="0.0142076373885717">
            <text:p>1.421E-02</text:p>
          </table:table-cell>
          <table:table-cell office:value-type="float" office:value="2.8755671248229">
            <text:p>2.876E+00</text:p>
          </table:table-cell>
          <table:table-cell table:formula="of:=[.B364]-[.B363]" office:value-type="float" office:value="-0.000130701550853991">
            <text:p>-1.307E-04</text:p>
          </table:table-cell>
          <table:table-cell table:formula="of:=[.B363]-[.B362]" office:value-type="float" office:value="-0.000131915088771089">
            <text:p>-1.319E-04</text:p>
          </table:table-cell>
          <table:table-cell table:style-name="ce4" table:formula="of:=2*(([.C364]-[.C363])/[.D363]+([.C362]-[.C363])/[.E363])/([.D363]+[.E363])" office:value-type="float" office:value="2634.13762714039">
            <text:p>2.634E+03</text:p>
          </table:table-cell>
          <table:table-cell table:style-name="ce4" table:formula="of:=[.F363]/[.C363]/600" office:value-type="float" office:value="1.52673514058125">
            <text:p>1.527E+00</text:p>
          </table:table-cell>
          <table:table-cell/>
          <table:table-cell office:value-type="float" office:value="70.3846792151646">
            <text:p>7.038E+01</text:p>
          </table:table-cell>
          <table:table-cell office:value-type="float" office:value="2.8755671248229">
            <text:p>2.876E+00</text:p>
          </table:table-cell>
          <table:table-cell table:style-name="ce4" office:value-type="float" office:value="2634.1376275517">
            <text:p>2.634E+03</text:p>
          </table:table-cell>
        </table:table-row>
        <table:table-row table:style-name="ro1">
          <table:table-cell office:value-type="float" office:value="71.0381869696813">
            <text:p>7.104E+01</text:p>
          </table:table-cell>
          <table:table-cell table:formula="of:=1/[.A364]" office:value-type="float" office:value="0.0140769358377177">
            <text:p>1.408E-02</text:p>
          </table:table-cell>
          <table:table-cell office:value-type="float" office:value="2.88008428404829">
            <text:p>2.880E+00</text:p>
          </table:table-cell>
          <table:table-cell table:formula="of:=[.B365]-[.B364]" office:value-type="float" office:value="-0.000129499176741502">
            <text:p>-1.295E-04</text:p>
          </table:table-cell>
          <table:table-cell table:formula="of:=[.B364]-[.B363]" office:value-type="float" office:value="-0.000130701550853991">
            <text:p>-1.307E-04</text:p>
          </table:table-cell>
          <table:table-cell table:style-name="ce4" table:formula="of:=2*(([.C365]-[.C364])/[.D364]+([.C363]-[.C364])/[.E364])/([.D364]+[.E364])" office:value-type="float" office:value="2684.35340386888">
            <text:p>2.684E+03</text:p>
          </table:table-cell>
          <table:table-cell table:style-name="ce4" table:formula="of:=[.F364]/[.C364]/600" office:value-type="float" office:value="1.55339979616598">
            <text:p>1.553E+00</text:p>
          </table:table-cell>
          <table:table-cell/>
          <table:table-cell office:value-type="float" office:value="71.0381869696813">
            <text:p>7.104E+01</text:p>
          </table:table-cell>
          <table:table-cell office:value-type="float" office:value="2.88008428404829">
            <text:p>2.880E+00</text:p>
          </table:table-cell>
          <table:table-cell table:style-name="ce4" office:value-type="float" office:value="2684.35340387376">
            <text:p>2.684E+03</text:p>
          </table:table-cell>
        </table:table-row>
        <table:table-row table:style-name="ro1">
          <table:table-cell office:value-type="float" office:value="71.6977624137858">
            <text:p>7.170E+01</text:p>
          </table:table-cell>
          <table:table-cell table:formula="of:=1/[.A365]" office:value-type="float" office:value="0.0139474366609762">
            <text:p>1.395E-02</text:p>
          </table:table-cell>
          <table:table-cell office:value-type="float" office:value="2.88460511386993">
            <text:p>2.885E+00</text:p>
          </table:table-cell>
          <table:table-cell table:formula="of:=[.B366]-[.B365]" office:value-type="float" office:value="-0.000128307863733475">
            <text:p>-1.283E-04</text:p>
          </table:table-cell>
          <table:table-cell table:formula="of:=[.B365]-[.B364]" office:value-type="float" office:value="-0.000129499176741502">
            <text:p>-1.295E-04</text:p>
          </table:table-cell>
          <table:table-cell table:style-name="ce4" table:formula="of:=2*(([.C366]-[.C365])/[.D365]+([.C364]-[.C365])/[.E365])/([.D365]+[.E365])" office:value-type="float" office:value="2735.51981818266">
            <text:p>2.736E+03</text:p>
          </table:table-cell>
          <table:table-cell table:style-name="ce4" table:formula="of:=[.F365]/[.C365]/600" office:value-type="float" office:value="1.58052818912692">
            <text:p>1.581E+00</text:p>
          </table:table-cell>
          <table:table-cell/>
          <table:table-cell office:value-type="float" office:value="71.6977624137858">
            <text:p>7.170E+01</text:p>
          </table:table-cell>
          <table:table-cell office:value-type="float" office:value="2.88460511386993">
            <text:p>2.885E+00</text:p>
          </table:table-cell>
          <table:table-cell table:style-name="ce4" office:value-type="float" office:value="2735.519818222">
            <text:p>2.736E+03</text:p>
          </table:table-cell>
        </table:table-row>
        <table:table-row table:style-name="ro1">
          <table:table-cell office:value-type="float" office:value="72.3634618847697">
            <text:p>7.236E+01</text:p>
          </table:table-cell>
          <table:table-cell table:formula="of:=1/[.A366]" office:value-type="float" office:value="0.0138191287972428">
            <text:p>1.382E-02</text:p>
          </table:table-cell>
          <table:table-cell office:value-type="float" office:value="2.88912959850922">
            <text:p>2.889E+00</text:p>
          </table:table-cell>
          <table:table-cell table:formula="of:=[.B367]-[.B366]" office:value-type="float" office:value="-0.000127127510074505">
            <text:p>-1.271E-04</text:p>
          </table:table-cell>
          <table:table-cell table:formula="of:=[.B366]-[.B365]" office:value-type="float" office:value="-0.000128307863733475">
            <text:p>-1.283E-04</text:p>
          </table:table-cell>
          <table:table-cell table:style-name="ce4" table:formula="of:=2*(([.C367]-[.C366])/[.D366]+([.C365]-[.C366])/[.E366])/([.D366]+[.E366])" office:value-type="float" office:value="2787.65476210486">
            <text:p>2.788E+03</text:p>
          </table:table-cell>
          <table:table-cell table:style-name="ce4" table:formula="of:=[.F366]/[.C366]/600" office:value-type="float" office:value="1.60812836937884">
            <text:p>1.608E+00</text:p>
          </table:table-cell>
          <table:table-cell/>
          <table:table-cell office:value-type="float" office:value="72.3634618847697">
            <text:p>7.236E+01</text:p>
          </table:table-cell>
          <table:table-cell office:value-type="float" office:value="2.88912959850922">
            <text:p>2.889E+00</text:p>
          </table:table-cell>
          <table:table-cell table:style-name="ce4" office:value-type="float" office:value="2787.65476183009">
            <text:p>2.788E+03</text:p>
          </table:table-cell>
        </table:table-row>
        <table:table-row table:style-name="ro1">
          <table:table-cell office:value-type="float" office:value="73.0353422430051">
            <text:p>7.304E+01</text:p>
          </table:table-cell>
          <table:table-cell table:formula="of:=1/[.A367]" office:value-type="float" office:value="0.0136920012871683">
            <text:p>1.369E-02</text:p>
          </table:table-cell>
          <table:table-cell office:value-type="float" office:value="2.89365772223023">
            <text:p>2.894E+00</text:p>
          </table:table-cell>
          <table:table-cell table:formula="of:=[.B368]-[.B367]" office:value-type="float" office:value="-0.000125958014945342">
            <text:p>-1.260E-04</text:p>
          </table:table-cell>
          <table:table-cell table:formula="of:=[.B367]-[.B366]" office:value-type="float" office:value="-0.000127127510074505">
            <text:p>-1.271E-04</text:p>
          </table:table-cell>
          <table:table-cell table:style-name="ce4" table:formula="of:=2*(([.C368]-[.C367])/[.D367]+([.C366]-[.C367])/[.E367])/([.D367]+[.E367])" office:value-type="float" office:value="2840.77646053084">
            <text:p>2.841E+03</text:p>
          </table:table-cell>
          <table:table-cell table:style-name="ce4" table:formula="of:=[.F367]/[.C367]/600" office:value-type="float" office:value="1.63620852523254">
            <text:p>1.636E+00</text:p>
          </table:table-cell>
          <table:table-cell/>
          <table:table-cell office:value-type="float" office:value="73.0353422430051">
            <text:p>7.304E+01</text:p>
          </table:table-cell>
          <table:table-cell office:value-type="float" office:value="2.89365772223023">
            <text:p>2.894E+00</text:p>
          </table:table-cell>
          <table:table-cell table:style-name="ce4" office:value-type="float" office:value="2840.77646063682">
            <text:p>2.841E+03</text:p>
          </table:table-cell>
        </table:table-row>
        <table:table-row table:style-name="ro1">
          <table:table-cell office:value-type="float" office:value="73.7134608768015">
            <text:p>7.371E+01</text:p>
          </table:table-cell>
          <table:table-cell table:formula="of:=1/[.A368]" office:value-type="float" office:value="0.0135660432722229">
            <text:p>1.357E-02</text:p>
          </table:table-cell>
          <table:table-cell office:value-type="float" office:value="2.89818946933952">
            <text:p>2.898E+00</text:p>
          </table:table-cell>
          <table:table-cell table:formula="of:=[.B369]-[.B368]" office:value-type="float" office:value="-0.000124799278454142">
            <text:p>-1.248E-04</text:p>
          </table:table-cell>
          <table:table-cell table:formula="of:=[.B368]-[.B367]" office:value-type="float" office:value="-0.000125958014945342">
            <text:p>-1.260E-04</text:p>
          </table:table-cell>
          <table:table-cell table:style-name="ce4" table:formula="of:=2*(([.C369]-[.C368])/[.D368]+([.C367]-[.C368])/[.E368])/([.D368]+[.E368])" office:value-type="float" office:value="2894.90348105997">
            <text:p>2.895E+03</text:p>
          </table:table-cell>
          <table:table-cell table:style-name="ce4" table:formula="of:=[.F368]/[.C368]/600" office:value-type="float" office:value="1.66477698788944">
            <text:p>1.665E+00</text:p>
          </table:table-cell>
          <table:table-cell/>
          <table:table-cell office:value-type="float" office:value="73.7134608768015">
            <text:p>7.371E+01</text:p>
          </table:table-cell>
          <table:table-cell office:value-type="float" office:value="2.89818946933952">
            <text:p>2.898E+00</text:p>
          </table:table-cell>
          <table:table-cell table:style-name="ce4" office:value-type="float" office:value="2894.90348089803">
            <text:p>2.895E+03</text:p>
          </table:table-cell>
        </table:table-row>
        <table:table-row table:style-name="ro1">
          <table:table-cell office:value-type="float" office:value="74.3978757073073">
            <text:p>7.440E+01</text:p>
          </table:table-cell>
          <table:table-cell table:formula="of:=1/[.A369]" office:value-type="float" office:value="0.0134412439937688">
            <text:p>1.344E-02</text:p>
          </table:table-cell>
          <table:table-cell office:value-type="float" office:value="2.90272482418598">
            <text:p>2.903E+00</text:p>
          </table:table-cell>
          <table:table-cell table:formula="of:=[.B370]-[.B369]" office:value-type="float" office:value="-0.000123651201628036">
            <text:p>-1.237E-04</text:p>
          </table:table-cell>
          <table:table-cell table:formula="of:=[.B369]-[.B368]" office:value-type="float" office:value="-0.000124799278454142">
            <text:p>-1.248E-04</text:p>
          </table:table-cell>
          <table:table-cell table:style-name="ce4" table:formula="of:=2*(([.C370]-[.C369])/[.D369]+([.C368]-[.C369])/[.E369])/([.D369]+[.E369])" office:value-type="float" office:value="2950.05473738044">
            <text:p>2.950E+03</text:p>
          </table:table-cell>
          <table:table-cell table:style-name="ce4" table:formula="of:=[.F369]/[.C369]/600" office:value-type="float" office:value="1.69384223219054">
            <text:p>1.694E+00</text:p>
          </table:table-cell>
          <table:table-cell/>
          <table:table-cell office:value-type="float" office:value="74.3978757073073">
            <text:p>7.440E+01</text:p>
          </table:table-cell>
          <table:table-cell office:value-type="float" office:value="2.90272482418598">
            <text:p>2.903E+00</text:p>
          </table:table-cell>
          <table:table-cell table:style-name="ce4" office:value-type="float" office:value="2950.05473734143">
            <text:p>2.950E+03</text:p>
          </table:table-cell>
        </table:table-row>
        <table:table-row table:style-name="ro1">
          <table:table-cell office:value-type="float" office:value="75.0886451934573">
            <text:p>7.509E+01</text:p>
          </table:table-cell>
          <table:table-cell table:formula="of:=1/[.A370]" office:value-type="float" office:value="0.0133175927921407">
            <text:p>1.332E-02</text:p>
          </table:table-cell>
          <table:table-cell office:value-type="float" office:value="2.90726377116065">
            <text:p>2.907E+00</text:p>
          </table:table-cell>
          <table:table-cell table:formula="of:=[.B371]-[.B370]" office:value-type="float" office:value="-0.000122513686404676">
            <text:p>-1.225E-04</text:p>
          </table:table-cell>
          <table:table-cell table:formula="of:=[.B370]-[.B369]" office:value-type="float" office:value="-0.000123651201628036">
            <text:p>-1.237E-04</text:p>
          </table:table-cell>
          <table:table-cell table:style-name="ce4" table:formula="of:=2*(([.C371]-[.C370])/[.D370]+([.C369]-[.C370])/[.E370])/([.D370]+[.E370])" office:value-type="float" office:value="3006.24949707675">
            <text:p>3.006E+03</text:p>
          </table:table-cell>
          <table:table-cell table:style-name="ce4" table:formula="of:=[.F370]/[.C370]/600" office:value-type="float" office:value="1.72341287989186">
            <text:p>1.723E+00</text:p>
          </table:table-cell>
          <table:table-cell/>
          <table:table-cell office:value-type="float" office:value="75.0886451934573">
            <text:p>7.509E+01</text:p>
          </table:table-cell>
          <table:table-cell office:value-type="float" office:value="2.90726377116065">
            <text:p>2.907E+00</text:p>
          </table:table-cell>
          <table:table-cell table:style-name="ce4" office:value-type="float" office:value="3006.24949716775">
            <text:p>3.006E+03</text:p>
          </table:table-cell>
        </table:table-row>
        <table:table-row table:style-name="ro1">
          <table:table-cell office:value-type="float" office:value="75.785828336966">
            <text:p>7.579E+01</text:p>
          </table:table-cell>
          <table:table-cell table:formula="of:=1/[.A371]" office:value-type="float" office:value="0.0131950791057361">
            <text:p>1.320E-02</text:p>
          </table:table-cell>
          <table:table-cell office:value-type="float" office:value="2.91180629469654">
            <text:p>2.912E+00</text:p>
          </table:table-cell>
          <table:table-cell table:formula="of:=[.B372]-[.B371]" office:value-type="float" office:value="-0.000121386635623744">
            <text:p>-1.214E-04</text:p>
          </table:table-cell>
          <table:table-cell table:formula="of:=[.B371]-[.B370]" office:value-type="float" office:value="-0.000122513686404676">
            <text:p>-1.225E-04</text:p>
          </table:table-cell>
          <table:table-cell table:style-name="ce4" table:formula="of:=2*(([.C372]-[.C371])/[.D371]+([.C370]-[.C371])/[.E371])/([.D371]+[.E371])" office:value-type="float" office:value="3063.50738786274">
            <text:p>3.064E+03</text:p>
          </table:table-cell>
          <table:table-cell table:style-name="ce4" table:formula="of:=[.F371]/[.C371]/600" office:value-type="float" office:value="1.75349770200631">
            <text:p>1.753E+00</text:p>
          </table:table-cell>
          <table:table-cell/>
          <table:table-cell office:value-type="float" office:value="75.785828336966">
            <text:p>7.579E+01</text:p>
          </table:table-cell>
          <table:table-cell office:value-type="float" office:value="2.91180629469654">
            <text:p>2.912E+00</text:p>
          </table:table-cell>
          <table:table-cell table:style-name="ce4" office:value-type="float" office:value="3063.50738825641">
            <text:p>3.064E+03</text:p>
          </table:table-cell>
        </table:table-row>
        <table:table-row table:style-name="ro1">
          <table:table-cell office:value-type="float" office:value="76.4894846873669">
            <text:p>7.649E+01</text:p>
          </table:table-cell>
          <table:table-cell table:formula="of:=1/[.A372]" office:value-type="float" office:value="0.0130736924701123">
            <text:p>1.307E-02</text:p>
          </table:table-cell>
          <table:table-cell office:value-type="float" office:value="2.91635237926844">
            <text:p>2.916E+00</text:p>
          </table:table-cell>
          <table:table-cell table:formula="of:=[.B373]-[.B372]" office:value-type="float" office:value="-0.000120269953018804">
            <text:p>-1.203E-04</text:p>
          </table:table-cell>
          <table:table-cell table:formula="of:=[.B372]-[.B371]" office:value-type="float" office:value="-0.000121386635623744">
            <text:p>-1.214E-04</text:p>
          </table:table-cell>
          <table:table-cell table:style-name="ce4" table:formula="of:=2*(([.C373]-[.C372])/[.D372]+([.C371]-[.C372])/[.E372])/([.D372]+[.E372])" office:value-type="float" office:value="3121.84840703722">
            <text:p>3.122E+03</text:p>
          </table:table-cell>
          <table:table-cell table:style-name="ce4" table:formula="of:=[.F372]/[.C372]/600" office:value-type="float" office:value="1.78410562296335">
            <text:p>1.784E+00</text:p>
          </table:table-cell>
          <table:table-cell/>
          <table:table-cell office:value-type="float" office:value="76.4894846873669">
            <text:p>7.649E+01</text:p>
          </table:table-cell>
          <table:table-cell office:value-type="float" office:value="2.91635237926844">
            <text:p>2.916E+00</text:p>
          </table:table-cell>
          <table:table-cell table:style-name="ce4" office:value-type="float" office:value="3121.84840658067">
            <text:p>3.122E+03</text:p>
          </table:table-cell>
        </table:table-row>
        <table:table-row table:style-name="ro1">
          <table:table-cell office:value-type="float" office:value="77.1996743470991">
            <text:p>7.720E+01</text:p>
          </table:table-cell>
          <table:table-cell table:formula="of:=1/[.A373]" office:value-type="float" office:value="0.0129534225170935">
            <text:p>1.295E-02</text:p>
          </table:table-cell>
          <table:table-cell office:value-type="float" office:value="2.92090200939277">
            <text:p>2.921E+00</text:p>
          </table:table-cell>
          <table:table-cell table:formula="of:=[.B374]-[.B373]" office:value-type="float" office:value="-0.00011916354320902">
            <text:p>-1.192E-04</text:p>
          </table:table-cell>
          <table:table-cell table:formula="of:=[.B373]-[.B372]" office:value-type="float" office:value="-0.000120269953018804">
            <text:p>-1.203E-04</text:p>
          </table:table-cell>
          <table:table-cell table:style-name="ce4" table:formula="of:=2*(([.C374]-[.C373])/[.D373]+([.C372]-[.C373])/[.E373])/([.D373]+[.E373])" office:value-type="float" office:value="3181.29292000982">
            <text:p>3.181E+03</text:p>
          </table:table-cell>
          <table:table-cell table:style-name="ce4" table:formula="of:=[.F373]/[.C373]/600" office:value-type="float" office:value="1.81524571849136">
            <text:p>1.815E+00</text:p>
          </table:table-cell>
          <table:table-cell/>
          <table:table-cell office:value-type="float" office:value="77.1996743470991">
            <text:p>7.720E+01</text:p>
          </table:table-cell>
          <table:table-cell office:value-type="float" office:value="2.92090200939277">
            <text:p>2.921E+00</text:p>
          </table:table-cell>
          <table:table-cell table:style-name="ce4" office:value-type="float" office:value="3181.29292061813">
            <text:p>3.181E+03</text:p>
          </table:table-cell>
        </table:table-row>
        <table:table-row table:style-name="ro1">
          <table:table-cell office:value-type="float" office:value="77.9164579766411">
            <text:p>7.792E+01</text:p>
          </table:table-cell>
          <table:table-cell table:formula="of:=1/[.A374]" office:value-type="float" office:value="0.0128342589738845">
            <text:p>1.283E-02</text:p>
          </table:table-cell>
          <table:table-cell office:value-type="float" office:value="2.92545516962734">
            <text:p>2.925E+00</text:p>
          </table:table-cell>
          <table:table-cell table:formula="of:=[.B375]-[.B374]" office:value-type="float" office:value="-0.000118067311690954">
            <text:p>-1.181E-04</text:p>
          </table:table-cell>
          <table:table-cell table:formula="of:=[.B374]-[.B373]" office:value-type="float" office:value="-0.00011916354320902">
            <text:p>-1.192E-04</text:p>
          </table:table-cell>
          <table:table-cell table:style-name="ce4" table:formula="of:=2*(([.C375]-[.C374])/[.D374]+([.C373]-[.C374])/[.E374])/([.D374]+[.E374])" office:value-type="float" office:value="3241.86168220278">
            <text:p>3.242E+03</text:p>
          </table:table-cell>
          <table:table-cell table:style-name="ce4" table:formula="of:=[.F374]/[.C374]/600" office:value-type="float" office:value="1.84692722683546">
            <text:p>1.847E+00</text:p>
          </table:table-cell>
          <table:table-cell/>
          <table:table-cell office:value-type="float" office:value="77.9164579766411">
            <text:p>7.792E+01</text:p>
          </table:table-cell>
          <table:table-cell office:value-type="float" office:value="2.92545516962734">
            <text:p>2.925E+00</text:p>
          </table:table-cell>
          <table:table-cell table:style-name="ce4" office:value-type="float" office:value="3241.86168149209">
            <text:p>3.242E+03</text:p>
          </table:table-cell>
        </table:table-row>
        <table:table-row table:style-name="ro1">
          <table:table-cell office:value-type="float" office:value="78.6398967996917">
            <text:p>7.864E+01</text:p>
          </table:table-cell>
          <table:table-cell table:formula="of:=1/[.A375]" office:value-type="float" office:value="0.0127161916621935">
            <text:p>1.272E-02</text:p>
          </table:table-cell>
          <table:table-cell office:value-type="float" office:value="2.93001184457124">
            <text:p>2.930E+00</text:p>
          </table:table-cell>
          <table:table-cell table:formula="of:=[.B376]-[.B375]" office:value-type="float" office:value="-0.000116981164830547">
            <text:p>-1.170E-04</text:p>
          </table:table-cell>
          <table:table-cell table:formula="of:=[.B375]-[.B374]" office:value-type="float" office:value="-0.000118067311690954">
            <text:p>-1.181E-04</text:p>
          </table:table-cell>
          <table:table-cell table:style-name="ce4" table:formula="of:=2*(([.C376]-[.C375])/[.D375]+([.C374]-[.C375])/[.E375])/([.D375]+[.E375])" office:value-type="float" office:value="3303.57582668048">
            <text:p>3.304E+03</text:p>
          </table:table-cell>
          <table:table-cell table:style-name="ce4" table:formula="of:=[.F375]/[.C375]/600" office:value-type="float" office:value="1.87915954037375">
            <text:p>1.879E+00</text:p>
          </table:table-cell>
          <table:table-cell/>
          <table:table-cell office:value-type="float" office:value="78.6398967996917">
            <text:p>7.864E+01</text:p>
          </table:table-cell>
          <table:table-cell office:value-type="float" office:value="2.93001184457124">
            <text:p>2.930E+00</text:p>
          </table:table-cell>
          <table:table-cell table:style-name="ce4" office:value-type="float" office:value="3303.5758272526">
            <text:p>3.304E+03</text:p>
          </table:table-cell>
        </table:table-row>
        <table:table-row table:style-name="ro1">
          <table:table-cell office:value-type="float" office:value="79.3700526083995">
            <text:p>7.937E+01</text:p>
          </table:table-cell>
          <table:table-cell table:formula="of:=1/[.A376]" office:value-type="float" office:value="0.012599210497363">
            <text:p>1.260E-02</text:p>
          </table:table-cell>
          <table:table-cell office:value-type="float" office:value="2.93457201886458">
            <text:p>2.935E+00</text:p>
          </table:table-cell>
          <table:table-cell table:formula="of:=[.B377]-[.B376]" office:value-type="float" office:value="-0.000115905009855179">
            <text:p>-1.159E-04</text:p>
          </table:table-cell>
          <table:table-cell table:formula="of:=[.B376]-[.B375]" office:value-type="float" office:value="-0.000116981164830547">
            <text:p>-1.170E-04</text:p>
          </table:table-cell>
          <table:table-cell table:style-name="ce4" table:formula="of:=2*(([.C377]-[.C376])/[.D376]+([.C375]-[.C376])/[.E376])/([.D376]+[.E376])" office:value-type="float" office:value="3366.45689220411">
            <text:p>3.366E+03</text:p>
          </table:table-cell>
          <table:table-cell table:style-name="ce4" table:formula="of:=[.F376]/[.C376]/600" office:value-type="float" office:value="1.91195222026881">
            <text:p>1.912E+00</text:p>
          </table:table-cell>
          <table:table-cell/>
          <table:table-cell office:value-type="float" office:value="79.3700526083995">
            <text:p>7.937E+01</text:p>
          </table:table-cell>
          <table:table-cell office:value-type="float" office:value="2.93457201886458">
            <text:p>2.935E+00</text:p>
          </table:table-cell>
          <table:table-cell table:style-name="ce4" office:value-type="float" office:value="3366.45689166751">
            <text:p>3.366E+03</text:p>
          </table:table-cell>
        </table:table-row>
        <table:table-row table:style-name="ro1">
          <table:table-cell office:value-type="float" office:value="80.1069877686412">
            <text:p>8.011E+01</text:p>
          </table:table-cell>
          <table:table-cell table:formula="of:=1/[.A377]" office:value-type="float" office:value="0.0124833054875078">
            <text:p>1.248E-02</text:p>
          </table:table-cell>
          <table:table-cell office:value-type="float" office:value="2.93913567718838">
            <text:p>2.939E+00</text:p>
          </table:table-cell>
          <table:table-cell table:formula="of:=[.B378]-[.B377]" office:value-type="float" office:value="-0.000114838754845597">
            <text:p>-1.148E-04</text:p>
          </table:table-cell>
          <table:table-cell table:formula="of:=[.B377]-[.B376]" office:value-type="float" office:value="-0.000115905009855179">
            <text:p>-1.159E-04</text:p>
          </table:table-cell>
          <table:table-cell table:style-name="ce4" table:formula="of:=2*(([.C378]-[.C377])/[.D377]+([.C376]-[.C377])/[.E377])/([.D377]+[.E377])" office:value-type="float" office:value="3430.52681205442">
            <text:p>3.431E+03</text:p>
          </table:table-cell>
          <table:table-cell table:style-name="ce4" table:formula="of:=[.F377]/[.C377]/600" office:value-type="float" office:value="1.94531498873398">
            <text:p>1.945E+00</text:p>
          </table:table-cell>
          <table:table-cell/>
          <table:table-cell office:value-type="float" office:value="80.1069877686412">
            <text:p>8.011E+01</text:p>
          </table:table-cell>
          <table:table-cell office:value-type="float" office:value="2.93913567718838">
            <text:p>2.939E+00</text:p>
          </table:table-cell>
          <table:table-cell table:style-name="ce4" office:value-type="float" office:value="3430.52681217581">
            <text:p>3.431E+03</text:p>
          </table:table-cell>
        </table:table-row>
        <table:table-row table:style-name="ro1">
          <table:table-cell office:value-type="float" office:value="80.850765225348">
            <text:p>8.085E+01</text:p>
          </table:table-cell>
          <table:table-cell table:formula="of:=1/[.A378]" office:value-type="float" office:value="0.0123684667326622">
            <text:p>1.237E-02</text:p>
          </table:table-cell>
          <table:table-cell office:value-type="float" office:value="2.94370280426434">
            <text:p>2.944E+00</text:p>
          </table:table-cell>
          <table:table-cell table:formula="of:=[.B379]-[.B378]" office:value-type="float" office:value="-0.000113782308728216">
            <text:p>-1.138E-04</text:p>
          </table:table-cell>
          <table:table-cell table:formula="of:=[.B378]-[.B377]" office:value-type="float" office:value="-0.000114838754845597">
            <text:p>-1.148E-04</text:p>
          </table:table-cell>
          <table:table-cell table:style-name="ce4" table:formula="of:=2*(([.C379]-[.C378])/[.D378]+([.C377]-[.C378])/[.E378])/([.D378]+[.E378])" office:value-type="float" office:value="3495.80793665012">
            <text:p>3.496E+03</text:p>
          </table:table-cell>
          <table:table-cell table:style-name="ce4" table:formula="of:=[.F378]/[.C378]/600" office:value-type="float" office:value="1.979257740504">
            <text:p>1.979E+00</text:p>
          </table:table-cell>
          <table:table-cell/>
          <table:table-cell office:value-type="float" office:value="80.850765225348">
            <text:p>8.085E+01</text:p>
          </table:table-cell>
          <table:table-cell office:value-type="float" office:value="2.94370280426434">
            <text:p>2.944E+00</text:p>
          </table:table-cell>
          <table:table-cell table:style-name="ce4" office:value-type="float" office:value="3495.80793664163">
            <text:p>3.496E+03</text:p>
          </table:table-cell>
        </table:table-row>
        <table:table-row table:style-name="ro1">
          <table:table-cell office:value-type="float" office:value="81.6014485078825">
            <text:p>8.160E+01</text:p>
          </table:table-cell>
          <table:table-cell table:formula="of:=1/[.A379]" office:value-type="float" office:value="0.012254684423934">
            <text:p>1.225E-02</text:p>
          </table:table-cell>
          <table:table-cell office:value-type="float" office:value="2.94827338485471">
            <text:p>2.948E+00</text:p>
          </table:table-cell>
          <table:table-cell table:formula="of:=[.B380]-[.B379]" office:value-type="float" office:value="-0.000112735581267207">
            <text:p>-1.127E-04</text:p>
          </table:table-cell>
          <table:table-cell table:formula="of:=[.B379]-[.B378]" office:value-type="float" office:value="-0.000113782308728216">
            <text:p>-1.138E-04</text:p>
          </table:table-cell>
          <table:table-cell table:style-name="ce4" table:formula="of:=2*(([.C380]-[.C379])/[.D379]+([.C378]-[.C379])/[.E379])/([.D379]+[.E379])" office:value-type="float" office:value="3562.32302945915">
            <text:p>3.562E+03</text:p>
          </table:table-cell>
          <table:table-cell table:style-name="ce4" table:formula="of:=[.F379]/[.C379]/600" office:value-type="float" office:value="2.01379053909927">
            <text:p>2.014E+00</text:p>
          </table:table-cell>
          <table:table-cell/>
          <table:table-cell office:value-type="float" office:value="81.6014485078825">
            <text:p>8.160E+01</text:p>
          </table:table-cell>
          <table:table-cell office:value-type="float" office:value="2.94827338485471">
            <text:p>2.948E+00</text:p>
          </table:table-cell>
          <table:table-cell table:style-name="ce4" office:value-type="float" office:value="3562.3230295643">
            <text:p>3.562E+03</text:p>
          </table:table-cell>
        </table:table-row>
        <table:table-row table:style-name="ro1">
          <table:table-cell office:value-type="float" office:value="82.3591017354645">
            <text:p>8.236E+01</text:p>
          </table:table-cell>
          <table:table-cell table:formula="of:=1/[.A380]" office:value-type="float" office:value="0.0121419488426668">
            <text:p>1.214E-02</text:p>
          </table:table-cell>
          <table:table-cell office:value-type="float" office:value="2.95284740376209">
            <text:p>2.953E+00</text:p>
          </table:table-cell>
          <table:table-cell table:formula="of:=[.B381]-[.B380]" office:value-type="float" office:value="-0.000111698483056937">
            <text:p>-1.117E-04</text:p>
          </table:table-cell>
          <table:table-cell table:formula="of:=[.B380]-[.B379]" office:value-type="float" office:value="-0.000112735581267207">
            <text:p>-1.127E-04</text:p>
          </table:table-cell>
          <table:table-cell table:style-name="ce4" table:formula="of:=2*(([.C381]-[.C380])/[.D380]+([.C379]-[.C380])/[.E380])/([.D380]+[.E380])" office:value-type="float" office:value="3630.09528394294">
            <text:p>3.630E+03</text:p>
          </table:table-cell>
          <table:table-cell table:style-name="ce4" table:formula="of:=[.F380]/[.C380]/600" office:value-type="float" office:value="2.04892362499441">
            <text:p>2.049E+00</text:p>
          </table:table-cell>
          <table:table-cell/>
          <table:table-cell office:value-type="float" office:value="82.3591017354645">
            <text:p>8.236E+01</text:p>
          </table:table-cell>
          <table:table-cell office:value-type="float" office:value="2.95284740376209">
            <text:p>2.953E+00</text:p>
          </table:table-cell>
          <table:table-cell table:style-name="ce4" office:value-type="float" office:value="3630.09528451945">
            <text:p>3.630E+03</text:p>
          </table:table-cell>
        </table:table-row>
        <table:table-row table:style-name="ro1">
          <table:table-cell office:value-type="float" office:value="83.1237896226484">
            <text:p>8.312E+01</text:p>
          </table:table-cell>
          <table:table-cell table:formula="of:=1/[.A381]" office:value-type="float" office:value="0.0120302503596099">
            <text:p>1.203E-02</text:p>
          </table:table-cell>
          <table:table-cell office:value-type="float" office:value="2.95742484582929">
            <text:p>2.957E+00</text:p>
          </table:table-cell>
          <table:table-cell table:formula="of:=[.B382]-[.B381]" office:value-type="float" office:value="-0.000110670925514146">
            <text:p>-1.107E-04</text:p>
          </table:table-cell>
          <table:table-cell table:formula="of:=[.B381]-[.B380]" office:value-type="float" office:value="-0.000111698483056937">
            <text:p>-1.117E-04</text:p>
          </table:table-cell>
          <table:table-cell table:style-name="ce4" table:formula="of:=2*(([.C382]-[.C381])/[.D381]+([.C380]-[.C381])/[.E381])/([.D381]+[.E381])" office:value-type="float" office:value="3699.14832752577">
            <text:p>3.699E+03</text:p>
          </table:table-cell>
          <table:table-cell table:style-name="ce4" table:formula="of:=[.F381]/[.C381]/600" office:value-type="float" office:value="2.0846674163969">
            <text:p>2.085E+00</text:p>
          </table:table-cell>
          <table:table-cell/>
          <table:table-cell office:value-type="float" office:value="83.1237896226484">
            <text:p>8.312E+01</text:p>
          </table:table-cell>
          <table:table-cell office:value-type="float" office:value="2.95742484582929">
            <text:p>2.957E+00</text:p>
          </table:table-cell>
          <table:table-cell table:style-name="ce4" office:value-type="float" office:value="3699.1483262039">
            <text:p>3.699E+03</text:p>
          </table:table-cell>
        </table:table-row>
        <table:table-row table:style-name="ro1">
          <table:table-cell office:value-type="float" office:value="83.8955774848499">
            <text:p>8.390E+01</text:p>
          </table:table-cell>
          <table:table-cell table:formula="of:=1/[.A382]" office:value-type="float" office:value="0.0119195794340957">
            <text:p>1.192E-02</text:p>
          </table:table-cell>
          <table:table-cell office:value-type="float" office:value="2.96200569593919">
            <text:p>2.962E+00</text:p>
          </table:table-cell>
          <table:table-cell table:formula="of:=[.B383]-[.B382]" office:value-type="float" office:value="-0.000109652820870618">
            <text:p>-1.097E-04</text:p>
          </table:table-cell>
          <table:table-cell table:formula="of:=[.B382]-[.B381]" office:value-type="float" office:value="-0.000110670925514146">
            <text:p>-1.107E-04</text:p>
          </table:table-cell>
          <table:table-cell table:style-name="ce4" table:formula="of:=2*(([.C383]-[.C382])/[.D382]+([.C381]-[.C382])/[.E382])/([.D382]+[.E382])" office:value-type="float" office:value="3769.50622396402">
            <text:p>3.770E+03</text:p>
          </table:table-cell>
          <table:table-cell table:style-name="ce4" table:formula="of:=[.F382]/[.C382]/600" office:value-type="float" office:value="2.12103250911586">
            <text:p>2.121E+00</text:p>
          </table:table-cell>
          <table:table-cell/>
          <table:table-cell office:value-type="float" office:value="83.8955774848499">
            <text:p>8.390E+01</text:p>
          </table:table-cell>
          <table:table-cell office:value-type="float" office:value="2.96200569593919">
            <text:p>2.962E+00</text:p>
          </table:table-cell>
          <table:table-cell table:style-name="ce4" office:value-type="float" office:value="3769.50622475792">
            <text:p>3.770E+03</text:p>
          </table:table-cell>
        </table:table-row>
        <table:table-row table:style-name="ro1">
          <table:table-cell office:value-type="float" office:value="84.6745312439259">
            <text:p>8.467E+01</text:p>
          </table:table-cell>
          <table:table-cell table:formula="of:=1/[.A383]" office:value-type="float" office:value="0.0118099266132251">
            <text:p>1.181E-02</text:p>
          </table:table-cell>
          <table:table-cell office:value-type="float" office:value="2.96658993901454">
            <text:p>2.967E+00</text:p>
          </table:table-cell>
          <table:table-cell table:formula="of:=[.B384]-[.B383]" office:value-type="float" office:value="-0.000108644082165406">
            <text:p>-1.086E-04</text:p>
          </table:table-cell>
          <table:table-cell table:formula="of:=[.B383]-[.B382]" office:value-type="float" office:value="-0.000109652820870618">
            <text:p>-1.097E-04</text:p>
          </table:table-cell>
          <table:table-cell table:style-name="ce4" table:formula="of:=2*(([.C384]-[.C383])/[.D383]+([.C382]-[.C383])/[.E383])/([.D383]+[.E383])" office:value-type="float" office:value="3841.19349810766">
            <text:p>3.841E+03</text:p>
          </table:table-cell>
          <table:table-cell table:style-name="ce4" table:formula="of:=[.F383]/[.C383]/600" office:value-type="float" office:value="2.15802968901035">
            <text:p>2.158E+00</text:p>
          </table:table-cell>
          <table:table-cell/>
          <table:table-cell office:value-type="float" office:value="84.6745312439259">
            <text:p>8.467E+01</text:p>
          </table:table-cell>
          <table:table-cell office:value-type="float" office:value="2.96658993901454">
            <text:p>2.967E+00</text:p>
          </table:table-cell>
          <table:table-cell table:style-name="ce4" office:value-type="float" office:value="3841.19349844578">
            <text:p>3.841E+03</text:p>
          </table:table-cell>
        </table:table-row>
        <table:table-row table:style-name="ro1">
          <table:table-cell office:value-type="float" office:value="85.4607174338041">
            <text:p>8.546E+01</text:p>
          </table:table-cell>
          <table:table-cell table:formula="of:=1/[.A384]" office:value-type="float" office:value="0.0117012825310597">
            <text:p>1.170E-02</text:p>
          </table:table-cell>
          <table:table-cell office:value-type="float" office:value="2.97117756001788">
            <text:p>2.971E+00</text:p>
          </table:table-cell>
          <table:table-cell table:formula="of:=[.B385]-[.B384]" office:value-type="float" office:value="-0.000107644623237669">
            <text:p>-1.076E-04</text:p>
          </table:table-cell>
          <table:table-cell table:formula="of:=[.B384]-[.B383]" office:value-type="float" office:value="-0.000108644082165406">
            <text:p>-1.086E-04</text:p>
          </table:table-cell>
          <table:table-cell table:style-name="ce4" table:formula="of:=2*(([.C385]-[.C384])/[.D384]+([.C383]-[.C384])/[.E384])/([.D384]+[.E384])" office:value-type="float" office:value="3914.23512680298">
            <text:p>3.914E+03</text:p>
          </table:table-cell>
          <table:table-cell table:style-name="ce4" table:formula="of:=[.F384]/[.C384]/600" office:value-type="float" office:value="2.1956699253272">
            <text:p>2.196E+00</text:p>
          </table:table-cell>
          <table:table-cell/>
          <table:table-cell office:value-type="float" office:value="85.4607174338041">
            <text:p>8.546E+01</text:p>
          </table:table-cell>
          <table:table-cell office:value-type="float" office:value="2.97117756001788">
            <text:p>2.971E+00</text:p>
          </table:table-cell>
          <table:table-cell table:style-name="ce4" office:value-type="float" office:value="3914.23512673639">
            <text:p>3.914E+03</text:p>
          </table:table-cell>
        </table:table-row>
        <table:table-row table:style-name="ro1">
          <table:table-cell office:value-type="float" office:value="86.2542032061669">
            <text:p>8.625E+01</text:p>
          </table:table-cell>
          <table:table-cell table:formula="of:=1/[.A385]" office:value-type="float" office:value="0.011593637907822">
            <text:p>1.159E-02</text:p>
          </table:table-cell>
          <table:table-cell office:value-type="float" office:value="2.9757685439514">
            <text:p>2.976E+00</text:p>
          </table:table-cell>
          <table:table-cell table:formula="of:=[.B386]-[.B385]" office:value-type="float" office:value="-0.000106654358719123">
            <text:p>-1.067E-04</text:p>
          </table:table-cell>
          <table:table-cell table:formula="of:=[.B385]-[.B384]" office:value-type="float" office:value="-0.000107644623237669">
            <text:p>-1.076E-04</text:p>
          </table:table-cell>
          <table:table-cell table:style-name="ce4" table:formula="of:=2*(([.C386]-[.C385])/[.D385]+([.C384]-[.C385])/[.E385])/([.D385]+[.E385])" office:value-type="float" office:value="3988.6565562311">
            <text:p>3.989E+03</text:p>
          </table:table-cell>
          <table:table-cell table:style-name="ce4" table:formula="of:=[.F385]/[.C385]/600" office:value-type="float" office:value="2.23396437890446">
            <text:p>2.234E+00</text:p>
          </table:table-cell>
          <table:table-cell/>
          <table:table-cell office:value-type="float" office:value="86.2542032061669">
            <text:p>8.625E+01</text:p>
          </table:table-cell>
          <table:table-cell office:value-type="float" office:value="2.9757685439514">
            <text:p>2.976E+00</text:p>
          </table:table-cell>
          <table:table-cell table:style-name="ce4" office:value-type="float" office:value="3988.65655603312">
            <text:p>3.989E+03</text:p>
          </table:table-cell>
        </table:table-row>
        <table:table-row table:style-name="ro1">
          <table:table-cell office:value-type="float" office:value="87.0550563361865">
            <text:p>8.706E+01</text:p>
          </table:table-cell>
          <table:table-cell table:formula="of:=1/[.A386]" office:value-type="float" office:value="0.0114869835491029">
            <text:p>1.149E-02</text:p>
          </table:table-cell>
          <table:table-cell office:value-type="float" office:value="2.98036287585681">
            <text:p>2.980E+00</text:p>
          </table:table-cell>
          <table:table-cell table:formula="of:=[.B387]-[.B386]" office:value-type="float" office:value="-0.000105673204026841">
            <text:p>-1.057E-04</text:p>
          </table:table-cell>
          <table:table-cell table:formula="of:=[.B386]-[.B385]" office:value-type="float" office:value="-0.000106654358719123">
            <text:p>-1.067E-04</text:p>
          </table:table-cell>
          <table:table-cell table:style-name="ce4" table:formula="of:=2*(([.C387]-[.C386])/[.D386]+([.C385]-[.C386])/[.E386])/([.D386]+[.E386])" office:value-type="float" office:value="4064.48371186951">
            <text:p>4.064E+03</text:p>
          </table:table-cell>
          <table:table-cell table:style-name="ce4" table:formula="of:=[.F386]/[.C386]/600" office:value-type="float" office:value="2.27292440617153">
            <text:p>2.273E+00</text:p>
          </table:table-cell>
          <table:table-cell/>
          <table:table-cell office:value-type="float" office:value="87.0550563361865">
            <text:p>8.706E+01</text:p>
          </table:table-cell>
          <table:table-cell office:value-type="float" office:value="2.98036287585681">
            <text:p>2.980E+00</text:p>
          </table:table-cell>
          <table:table-cell table:style-name="ce4" office:value-type="float" office:value="4064.48371091353">
            <text:p>4.064E+03</text:p>
          </table:table-cell>
        </table:table-row>
        <table:table-row table:style-name="ro1">
          <table:table-cell office:value-type="float" office:value="87.8633452283141">
            <text:p>8.786E+01</text:p>
          </table:table-cell>
          <table:table-cell table:formula="of:=1/[.A387]" office:value-type="float" office:value="0.0113813103450761">
            <text:p>1.138E-02</text:p>
          </table:table-cell>
          <table:table-cell office:value-type="float" office:value="2.98496054081526">
            <text:p>2.985E+00</text:p>
          </table:table-cell>
          <table:table-cell table:formula="of:=[.B388]-[.B387]" office:value-type="float" office:value="-0.00010470107535604">
            <text:p>-1.047E-04</text:p>
          </table:table-cell>
          <table:table-cell table:formula="of:=[.B387]-[.B386]" office:value-type="float" office:value="-0.000105673204026841">
            <text:p>-1.057E-04</text:p>
          </table:table-cell>
          <table:table-cell table:style-name="ce4" table:formula="of:=2*(([.C388]-[.C387])/[.D387]+([.C386]-[.C387])/[.E387])/([.D387]+[.E387])" office:value-type="float" office:value="4141.74299907631">
            <text:p>4.142E+03</text:p>
          </table:table-cell>
          <table:table-cell table:style-name="ce4" table:formula="of:=[.F387]/[.C387]/600" office:value-type="float" office:value="2.31256155787412">
            <text:p>2.313E+00</text:p>
          </table:table-cell>
          <table:table-cell/>
          <table:table-cell office:value-type="float" office:value="87.8633452283141">
            <text:p>8.786E+01</text:p>
          </table:table-cell>
          <table:table-cell office:value-type="float" office:value="2.98496054081526">
            <text:p>2.985E+00</text:p>
          </table:table-cell>
          <table:table-cell table:style-name="ce4" office:value-type="float" office:value="4141.74300060886">
            <text:p>4.142E+03</text:p>
          </table:table-cell>
        </table:table-row>
        <table:table-row table:style-name="ro1">
          <table:table-cell office:value-type="float" office:value="88.6791389221229">
            <text:p>8.868E+01</text:p>
          </table:table-cell>
          <table:table-cell table:formula="of:=1/[.A388]" office:value-type="float" office:value="0.01127660926972">
            <text:p>1.128E-02</text:p>
          </table:table-cell>
          <table:table-cell office:value-type="float" office:value="2.9895615239472">
            <text:p>2.990E+00</text:p>
          </table:table-cell>
          <table:table-cell table:formula="of:=[.B389]-[.B388]" office:value-type="float" office:value="-0.000103737889672793">
            <text:p>-1.037E-04</text:p>
          </table:table-cell>
          <table:table-cell table:formula="of:=[.B388]-[.B387]" office:value-type="float" office:value="-0.00010470107535604">
            <text:p>-1.047E-04</text:p>
          </table:table-cell>
          <table:table-cell table:style-name="ce4" table:formula="of:=2*(([.C389]-[.C388])/[.D388]+([.C387]-[.C388])/[.E388])/([.D388]+[.E388])" office:value-type="float" office:value="4220.461331032">
            <text:p>4.220E+03</text:p>
          </table:table-cell>
          <table:table-cell table:style-name="ce4" table:formula="of:=[.F388]/[.C388]/600" office:value-type="float" office:value="2.35288759306059">
            <text:p>2.353E+00</text:p>
          </table:table-cell>
          <table:table-cell/>
          <table:table-cell office:value-type="float" office:value="88.6791389221229">
            <text:p>8.868E+01</text:p>
          </table:table-cell>
          <table:table-cell office:value-type="float" office:value="2.9895615239472">
            <text:p>2.990E+00</text:p>
          </table:table-cell>
          <table:table-cell table:style-name="ce4" office:value-type="float" office:value="4220.46133006381">
            <text:p>4.220E+03</text:p>
          </table:table-cell>
        </table:table-row>
        <table:table-row table:style-name="ro1">
          <table:table-cell office:value-type="float" office:value="89.5025070982043">
            <text:p>8.950E+01</text:p>
          </table:table-cell>
          <table:table-cell table:formula="of:=1/[.A389]" office:value-type="float" office:value="0.0111728713800472">
            <text:p>1.117E-02</text:p>
          </table:table-cell>
          <table:table-cell office:value-type="float" office:value="2.99416581041239">
            <text:p>2.994E+00</text:p>
          </table:table-cell>
          <table:table-cell table:formula="of:=[.B390]-[.B389]" office:value-type="float" office:value="-0.000102783564707186">
            <text:p>-1.028E-04</text:p>
          </table:table-cell>
          <table:table-cell table:formula="of:=[.B389]-[.B388]" office:value-type="float" office:value="-0.000103737889672793">
            <text:p>-1.037E-04</text:p>
          </table:table-cell>
          <table:table-cell table:style-name="ce4" table:formula="of:=2*(([.C390]-[.C389])/[.D389]+([.C388]-[.C389])/[.E389])/([.D389]+[.E389])" office:value-type="float" office:value="4300.66610946405">
            <text:p>4.301E+03</text:p>
          </table:table-cell>
          <table:table-cell table:style-name="ce4" table:formula="of:=[.F389]/[.C389]/600" office:value-type="float" office:value="2.39391446665391">
            <text:p>2.394E+00</text:p>
          </table:table-cell>
          <table:table-cell/>
          <table:table-cell office:value-type="float" office:value="89.5025070982043">
            <text:p>8.950E+01</text:p>
          </table:table-cell>
          <table:table-cell office:value-type="float" office:value="2.99416581041239">
            <text:p>2.994E+00</text:p>
          </table:table-cell>
          <table:table-cell table:style-name="ce4" office:value-type="float" office:value="4300.666109869">
            <text:p>4.301E+03</text:p>
          </table:table-cell>
        </table:table-row>
        <table:table-row table:style-name="ro1">
          <table:table-cell office:value-type="float" office:value="90.3335200841208">
            <text:p>9.033E+01</text:p>
          </table:table-cell>
          <table:table-cell table:formula="of:=1/[.A390]" office:value-type="float" office:value="0.01107008781534">
            <text:p>1.107E-02</text:p>
          </table:table-cell>
          <table:table-cell office:value-type="float" office:value="2.99877338540976">
            <text:p>2.999E+00</text:p>
          </table:table-cell>
          <table:table-cell table:formula="of:=[.B391]-[.B390]" office:value-type="float" office:value="-0.000101838018945966">
            <text:p>-1.018E-04</text:p>
          </table:table-cell>
          <table:table-cell table:formula="of:=[.B390]-[.B389]" office:value-type="float" office:value="-0.000102783564707186">
            <text:p>-1.028E-04</text:p>
          </table:table-cell>
          <table:table-cell table:style-name="ce4" table:formula="of:=2*(([.C391]-[.C390])/[.D390]+([.C389]-[.C390])/[.E390])/([.D390]+[.E390])" office:value-type="float" office:value="4382.38526353765">
            <text:p>4.382E+03</text:p>
          </table:table-cell>
          <table:table-cell table:style-name="ce4" table:formula="of:=[.F390]/[.C390]/600" office:value-type="float" office:value="2.43565434946375">
            <text:p>2.436E+00</text:p>
          </table:table-cell>
          <table:table-cell/>
          <table:table-cell office:value-type="float" office:value="90.3335200841208">
            <text:p>9.033E+01</text:p>
          </table:table-cell>
          <table:table-cell office:value-type="float" office:value="2.99877338540976">
            <text:p>2.999E+00</text:p>
          </table:table-cell>
          <table:table-cell table:style-name="ce4" office:value-type="float" office:value="4382.38526301772">
            <text:p>4.382E+03</text:p>
          </table:table-cell>
        </table:table-row>
        <table:table-row table:style-name="ro1">
          <table:table-cell office:value-type="float" office:value="91.1722488604117">
            <text:p>9.117E+01</text:p>
          </table:table-cell>
          <table:table-cell table:formula="of:=1/[.A391]" office:value-type="float" office:value="0.0109682497963941">
            <text:p>1.097E-02</text:p>
          </table:table-cell>
          <table:table-cell office:value-type="float" office:value="3.00338423417741">
            <text:p>3.003E+00</text:p>
          </table:table-cell>
          <table:table-cell table:formula="of:=[.B392]-[.B391]" office:value-type="float" office:value="-0.000100901171625889">
            <text:p>-1.009E-04</text:p>
          </table:table-cell>
          <table:table-cell table:formula="of:=[.B391]-[.B390]" office:value-type="float" office:value="-0.000101838018945966">
            <text:p>-1.018E-04</text:p>
          </table:table-cell>
          <table:table-cell table:style-name="ce4" table:formula="of:=2*(([.C392]-[.C391])/[.D391]+([.C390]-[.C391])/[.E391])/([.D391]+[.E391])" office:value-type="float" office:value="4465.64723851922">
            <text:p>4.466E+03</text:p>
          </table:table-cell>
          <table:table-cell table:style-name="ce4" table:formula="of:=[.F391]/[.C391]/600" office:value-type="float" office:value="2.47811962013928">
            <text:p>2.478E+00</text:p>
          </table:table-cell>
          <table:table-cell/>
          <table:table-cell office:value-type="float" office:value="91.1722488604117">
            <text:p>9.117E+01</text:p>
          </table:table-cell>
          <table:table-cell office:value-type="float" office:value="3.00338423417741">
            <text:p>3.003E+00</text:p>
          </table:table-cell>
          <table:table-cell table:style-name="ce4" office:value-type="float" office:value="4465.64723876336">
            <text:p>4.466E+03</text:p>
          </table:table-cell>
        </table:table-row>
        <table:table-row table:style-name="ro1">
          <table:table-cell office:value-type="float" office:value="92.0187650666569">
            <text:p>9.202E+01</text:p>
          </table:table-cell>
          <table:table-cell table:formula="of:=1/[.A392]" office:value-type="float" office:value="0.0108673486247682">
            <text:p>1.087E-02</text:p>
          </table:table-cell>
          <table:table-cell office:value-type="float" office:value="3.00799834199256">
            <text:p>3.008E+00</text:p>
          </table:table-cell>
          <table:table-cell table:formula="of:=[.B393]-[.B392]" office:value-type="float" office:value="-0.0000999729427266019">
            <text:p>-9.997E-05</text:p>
          </table:table-cell>
          <table:table-cell table:formula="of:=[.B392]-[.B391]" office:value-type="float" office:value="-0.000100901171625889">
            <text:p>-1.009E-04</text:p>
          </table:table-cell>
          <table:table-cell table:style-name="ce4" table:formula="of:=2*(([.C393]-[.C392])/[.D392]+([.C391]-[.C392])/[.E392])/([.D392]+[.E392])" office:value-type="float" office:value="4550.48101692227">
            <text:p>4.550E+03</text:p>
          </table:table-cell>
          <table:table-cell table:style-name="ce4" table:formula="of:=[.F392]/[.C392]/600" office:value-type="float" office:value="2.52132287519145">
            <text:p>2.521E+00</text:p>
          </table:table-cell>
          <table:table-cell/>
          <table:table-cell office:value-type="float" office:value="92.0187650666569">
            <text:p>9.202E+01</text:p>
          </table:table-cell>
          <table:table-cell office:value-type="float" office:value="3.00799834199256">
            <text:p>3.008E+00</text:p>
          </table:table-cell>
          <table:table-cell table:style-name="ce4" office:value-type="float" office:value="4550.48101760884">
            <text:p>4.550E+03</text:p>
          </table:table-cell>
        </table:table-row>
        <table:table-row table:style-name="ro1">
          <table:table-cell office:value-type="float" office:value="92.8731410075953">
            <text:p>9.287E+01</text:p>
          </table:table-cell>
          <table:table-cell table:formula="of:=1/[.A393]" office:value-type="float" office:value="0.0107673756820416">
            <text:p>1.077E-02</text:p>
          </table:table-cell>
          <table:table-cell office:value-type="float" office:value="3.01261569417154">
            <text:p>3.013E+00</text:p>
          </table:table-cell>
          <table:table-cell table:formula="of:=[.B394]-[.B393]" office:value-type="float" office:value="-0.0000990532529639588">
            <text:p>-9.905E-05</text:p>
          </table:table-cell>
          <table:table-cell table:formula="of:=[.B393]-[.B392]" office:value-type="float" office:value="-0.0000999729427266019">
            <text:p>-9.997E-05</text:p>
          </table:table-cell>
          <table:table-cell table:style-name="ce4" table:formula="of:=2*(([.C394]-[.C393])/[.D393]+([.C392]-[.C393])/[.E393])/([.D393]+[.E393])" office:value-type="float" office:value="4636.91612832052">
            <text:p>4.637E+03</text:p>
          </table:table-cell>
          <table:table-cell table:style-name="ce4" table:formula="of:=[.F393]/[.C393]/600" office:value-type="float" office:value="2.56527693265108">
            <text:p>2.565E+00</text:p>
          </table:table-cell>
          <table:table-cell/>
          <table:table-cell office:value-type="float" office:value="92.8731410075953">
            <text:p>9.287E+01</text:p>
          </table:table-cell>
          <table:table-cell office:value-type="float" office:value="3.01261569417154">
            <text:p>3.013E+00</text:p>
          </table:table-cell>
          <table:table-cell table:style-name="ce4" office:value-type="float" office:value="4636.91612779658">
            <text:p>4.637E+03</text:p>
          </table:table-cell>
        </table:table-row>
        <table:table-row table:style-name="ro1">
          <table:table-cell office:value-type="float" office:value="93.7354496593013">
            <text:p>9.374E+01</text:p>
          </table:table-cell>
          <table:table-cell table:formula="of:=1/[.A394]" office:value-type="float" office:value="0.0106683224290776">
            <text:p>1.067E-02</text:p>
          </table:table-cell>
          <table:table-cell office:value-type="float" office:value="3.01723627606983">
            <text:p>3.017E+00</text:p>
          </table:table-cell>
          <table:table-cell table:formula="of:=[.B395]-[.B394]" office:value-type="float" office:value="-0.0000981420237831029">
            <text:p>-9.814E-05</text:p>
          </table:table-cell>
          <table:table-cell table:formula="of:=[.B394]-[.B393]" office:value-type="float" office:value="-0.0000990532529639588">
            <text:p>-9.905E-05</text:p>
          </table:table-cell>
          <table:table-cell table:style-name="ce4" table:formula="of:=2*(([.C395]-[.C394])/[.D394]+([.C393]-[.C394])/[.E394])/([.D394]+[.E394])" office:value-type="float" office:value="4724.98264929029">
            <text:p>4.725E+03</text:p>
          </table:table-cell>
          <table:table-cell table:style-name="ce4" table:formula="of:=[.F394]/[.C394]/600" office:value-type="float" office:value="2.60999483023855">
            <text:p>2.610E+00</text:p>
          </table:table-cell>
          <table:table-cell/>
          <table:table-cell office:value-type="float" office:value="93.7354496593013">
            <text:p>9.374E+01</text:p>
          </table:table-cell>
          <table:table-cell office:value-type="float" office:value="3.01723627606983">
            <text:p>3.017E+00</text:p>
          </table:table-cell>
          <table:table-cell table:style-name="ce4" office:value-type="float" office:value="4724.98264916982">
            <text:p>4.725E+03</text:p>
          </table:table-cell>
        </table:table-row>
        <table:table-row table:style-name="ro1">
          <table:table-cell office:value-type="float" office:value="94.6057646754173">
            <text:p>9.461E+01</text:p>
          </table:table-cell>
          <table:table-cell table:formula="of:=1/[.A395]" office:value-type="float" office:value="0.0105701804052945">
            <text:p>1.057E-02</text:p>
          </table:table-cell>
          <table:table-cell office:value-type="float" office:value="3.02186007308204">
            <text:p>3.022E+00</text:p>
          </table:table-cell>
          <table:table-cell table:formula="of:=[.B396]-[.B395]" office:value-type="float" office:value="-0.0000972391773518735">
            <text:p>-9.724E-05</text:p>
          </table:table-cell>
          <table:table-cell table:formula="of:=[.B395]-[.B394]" office:value-type="float" office:value="-0.0000981420237831029">
            <text:p>-9.814E-05</text:p>
          </table:table-cell>
          <table:table-cell table:style-name="ce4" table:formula="of:=2*(([.C396]-[.C395])/[.D395]+([.C394]-[.C395])/[.E395])/([.D395]+[.E395])" office:value-type="float" office:value="4814.71122844632">
            <text:p>4.815E+03</text:p>
          </table:table-cell>
          <table:table-cell table:style-name="ce4" table:formula="of:=[.F395]/[.C395]/600" office:value-type="float" office:value="2.65548983738776">
            <text:p>2.655E+00</text:p>
          </table:table-cell>
          <table:table-cell/>
          <table:table-cell office:value-type="float" office:value="94.6057646754173">
            <text:p>9.461E+01</text:p>
          </table:table-cell>
          <table:table-cell office:value-type="float" office:value="3.02186007308204">
            <text:p>3.022E+00</text:p>
          </table:table-cell>
          <table:table-cell table:style-name="ce4" office:value-type="float" office:value="4814.71122817707">
            <text:p>4.815E+03</text:p>
          </table:table-cell>
        </table:table-row>
        <table:table-row table:style-name="ro1">
          <table:table-cell office:value-type="float" office:value="95.4841603934452">
            <text:p>9.548E+01</text:p>
          </table:table-cell>
          <table:table-cell table:formula="of:=1/[.A396]" office:value-type="float" office:value="0.0104729412279426">
            <text:p>1.047E-02</text:p>
          </table:table-cell>
          <table:table-cell office:value-type="float" office:value="3.02648707064198">
            <text:p>3.026E+00</text:p>
          </table:table-cell>
          <table:table-cell table:formula="of:=[.B397]-[.B396]" office:value-type="float" office:value="-0.0000963446365541323">
            <text:p>-9.634E-05</text:p>
          </table:table-cell>
          <table:table-cell table:formula="of:=[.B396]-[.B395]" office:value-type="float" office:value="-0.0000972391773518735">
            <text:p>-9.724E-05</text:p>
          </table:table-cell>
          <table:table-cell table:style-name="ce4" table:formula="of:=2*(([.C397]-[.C396])/[.D396]+([.C395]-[.C396])/[.E396])/([.D396]+[.E396])" office:value-type="float" office:value="4906.13308630812">
            <text:p>4.906E+03</text:p>
          </table:table-cell>
          <table:table-cell table:style-name="ce4" table:formula="of:=[.F396]/[.C396]/600" office:value-type="float" office:value="2.70177545329666">
            <text:p>2.702E+00</text:p>
          </table:table-cell>
          <table:table-cell/>
          <table:table-cell office:value-type="float" office:value="95.4841603934452">
            <text:p>9.548E+01</text:p>
          </table:table-cell>
          <table:table-cell office:value-type="float" office:value="3.02648707064198">
            <text:p>3.026E+00</text:p>
          </table:table-cell>
          <table:table-cell table:style-name="ce4" office:value-type="float" office:value="4906.13308704564">
            <text:p>4.906E+03</text:p>
          </table:table-cell>
        </table:table-row>
        <table:table-row table:style-name="ro1">
          <table:table-cell office:value-type="float" office:value="96.3707118410959">
            <text:p>9.637E+01</text:p>
          </table:table-cell>
          <table:table-cell table:formula="of:=1/[.A397]" office:value-type="float" office:value="0.0103765965913885">
            <text:p>1.038E-02</text:p>
          </table:table-cell>
          <table:table-cell office:value-type="float" office:value="3.03111725422271">
            <text:p>3.031E+00</text:p>
          </table:table-cell>
          <table:table-cell table:formula="of:=[.B398]-[.B397]" office:value-type="float" office:value="-0.0000954583249831251">
            <text:p>-9.546E-05</text:p>
          </table:table-cell>
          <table:table-cell table:formula="of:=[.B397]-[.B396]" office:value-type="float" office:value="-0.0000963446365541323">
            <text:p>-9.634E-05</text:p>
          </table:table-cell>
          <table:table-cell table:style-name="ce4" table:formula="of:=2*(([.C398]-[.C397])/[.D397]+([.C396]-[.C397])/[.E397])/([.D397]+[.E397])" office:value-type="float" office:value="4999.28003600927">
            <text:p>4.999E+03</text:p>
          </table:table-cell>
          <table:table-cell table:style-name="ce4" table:formula="of:=[.F397]/[.C397]/600" office:value-type="float" office:value="2.74886541645366">
            <text:p>2.749E+00</text:p>
          </table:table-cell>
          <table:table-cell/>
          <table:table-cell office:value-type="float" office:value="96.3707118410959">
            <text:p>9.637E+01</text:p>
          </table:table-cell>
          <table:table-cell office:value-type="float" office:value="3.03111725422271">
            <text:p>3.031E+00</text:p>
          </table:table-cell>
          <table:table-cell table:style-name="ce4" office:value-type="float" office:value="4999.28003551856">
            <text:p>4.999E+03</text:p>
          </table:table-cell>
        </table:table-row>
        <table:table-row table:style-name="ro1">
          <table:table-cell office:value-type="float" office:value="97.2654947426976">
            <text:p>9.727E+01</text:p>
          </table:table-cell>
          <table:table-cell table:formula="of:=1/[.A398]" office:value-type="float" office:value="0.0102811382664054">
            <text:p>1.028E-02</text:p>
          </table:table-cell>
          <table:table-cell office:value-type="float" office:value="3.03575060933666">
            <text:p>3.036E+00</text:p>
          </table:table-cell>
          <table:table-cell table:formula="of:=[.B399]-[.B398]" office:value-type="float" office:value="-0.0000945801669350286">
            <text:p>-9.458E-05</text:p>
          </table:table-cell>
          <table:table-cell table:formula="of:=[.B398]-[.B397]" office:value-type="float" office:value="-0.0000954583249831251">
            <text:p>-9.546E-05</text:p>
          </table:table-cell>
          <table:table-cell table:style-name="ce4" table:formula="of:=2*(([.C399]-[.C398])/[.D398]+([.C397]-[.C398])/[.E398])/([.D398]+[.E398])" office:value-type="float" office:value="5094.18447975493">
            <text:p>5.094E+03</text:p>
          </table:table-cell>
          <table:table-cell table:style-name="ce4" table:formula="of:=[.F398]/[.C398]/600" office:value-type="float" office:value="2.79677370075977">
            <text:p>2.797E+00</text:p>
          </table:table-cell>
          <table:table-cell/>
          <table:table-cell office:value-type="float" office:value="97.2654947426976">
            <text:p>9.727E+01</text:p>
          </table:table-cell>
          <table:table-cell office:value-type="float" office:value="3.03575060933666">
            <text:p>3.036E+00</text:p>
          </table:table-cell>
          <table:table-cell table:style-name="ce4" office:value-type="float" office:value="5094.18448025944">
            <text:p>5.094E+03</text:p>
          </table:table-cell>
        </table:table-row>
        <table:table-row table:style-name="ro1">
          <table:table-cell office:value-type="float" office:value="98.1685855256639">
            <text:p>9.817E+01</text:p>
          </table:table-cell>
          <table:table-cell table:formula="of:=1/[.A399]" office:value-type="float" office:value="0.0101865580994704">
            <text:p>1.019E-02</text:p>
          </table:table-cell>
          <table:table-cell office:value-type="float" office:value="3.04038712153569">
            <text:p>3.040E+00</text:p>
          </table:table-cell>
          <table:table-cell table:formula="of:=[.B400]-[.B399]" office:value-type="float" office:value="-0.0000937100874024207">
            <text:p>-9.371E-05</text:p>
          </table:table-cell>
          <table:table-cell table:formula="of:=[.B399]-[.B398]" office:value-type="float" office:value="-0.0000945801669350286">
            <text:p>-9.458E-05</text:p>
          </table:table-cell>
          <table:table-cell table:style-name="ce4" table:formula="of:=2*(([.C400]-[.C399])/[.D399]+([.C398]-[.C399])/[.E399])/([.D399]+[.E399])" office:value-type="float" office:value="5190.87943947911">
            <text:p>5.191E+03</text:p>
          </table:table-cell>
          <table:table-cell table:style-name="ce4" table:formula="of:=[.F399]/[.C399]/600" office:value-type="float" office:value="2.84551453043103">
            <text:p>2.846E+00</text:p>
          </table:table-cell>
          <table:table-cell/>
          <table:table-cell office:value-type="float" office:value="98.1685855256639">
            <text:p>9.817E+01</text:p>
          </table:table-cell>
          <table:table-cell office:value-type="float" office:value="3.04038712153569">
            <text:p>3.040E+00</text:p>
          </table:table-cell>
          <table:table-cell table:style-name="ce4" office:value-type="float" office:value="5190.87943943165">
            <text:p>5.191E+03</text:p>
          </table:table-cell>
        </table:table-row>
        <table:table-row table:style-name="ro1">
          <table:table-cell office:value-type="float" office:value="99.0800613270217">
            <text:p>9.908E+01</text:p>
          </table:table-cell>
          <table:table-cell table:formula="of:=1/[.A400]" office:value-type="float" office:value="0.0100928480120679">
            <text:p>1.009E-02</text:p>
          </table:table-cell>
          <table:table-cell office:value-type="float" office:value="3.04502677641126">
            <text:p>3.045E+00</text:p>
          </table:table-cell>
          <table:table-cell table:formula="of:=[.B401]-[.B400]" office:value-type="float" office:value="-0.0000928480120679347">
            <text:p>-9.285E-05</text:p>
          </table:table-cell>
          <table:table-cell table:formula="of:=[.B400]-[.B399]" office:value-type="float" office:value="-0.0000937100874024207">
            <text:p>-9.371E-05</text:p>
          </table:table-cell>
          <table:table-cell table:style-name="ce4" table:formula="of:=2*(([.C401]-[.C400])/[.D400]+([.C399]-[.C400])/[.E400])/([.D400]+[.E400])" office:value-type="float" office:value="5289.3985511845">
            <text:p>5.289E+03</text:p>
          </table:table-cell>
          <table:table-cell table:style-name="ce4" table:formula="of:=[.F400]/[.C400]/600" office:value-type="float" office:value="2.89510237488418">
            <text:p>2.895E+00</text:p>
          </table:table-cell>
          <table:table-cell/>
          <table:table-cell office:value-type="float" office:value="99.0800613270217">
            <text:p>9.908E+01</text:p>
          </table:table-cell>
          <table:table-cell office:value-type="float" office:value="3.04502677641126">
            <text:p>3.045E+00</text:p>
          </table:table-cell>
          <table:table-cell table:style-name="ce4" office:value-type="float" office:value="5289.3985509396">
            <text:p>5.289E+03</text:p>
          </table:table-cell>
        </table:table-row>
        <table:table-row table:style-name="ro1">
          <table:table-cell office:value-type="float" office:value="100">
            <text:p>1.000E+02</text:p>
          </table:table-cell>
          <table:table-cell table:formula="of:=1/[.A401]" office:value-type="float" office:value="0.01">
            <text:p>1.000E-02</text:p>
          </table:table-cell>
          <table:table-cell office:value-type="float" office:value="3.04966955959456">
            <text:p>3.050E+00</text:p>
          </table:table-cell>
          <table:table-cell table:number-columns-repeated="5"/>
          <table:table-cell office:value-type="float" office:value="100">
            <text:p>1.000E+02</text:p>
          </table:table-cell>
          <table:table-cell office:value-type="float" office:value="3.04966955959456">
            <text:p>3.050E+00</text:p>
          </table:table-cell>
          <table:table-cell/>
        </table:table-row>
        <table:table-row table:style-name="ro1" table:number-rows-repeated="104817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9" table:style-name="ta1" table:print="false">
        <table:table-column table:style-name="co1" table:number-columns-repeated="2" table:default-cell-style-name="ce10"/>
        <table:table-row table:style-name="ro1">
          <table:table-cell office:value-type="float" office:value="1.15184">
            <text:p>1.1518E+00</text:p>
          </table:table-cell>
          <table:table-cell/>
        </table:table-row>
        <table:table-row table:style-name="ro1">
          <table:table-cell office:value-type="float" office:value="1.15117">
            <text:p>1.1512E+00</text:p>
          </table:table-cell>
          <table:table-cell table:formula="of:=[.A3]-[.A1]" office:value-type="float" office:value="-0.0013399999999999">
            <text:p>-1.3400E-03</text:p>
          </table:table-cell>
        </table:table-row>
        <table:table-row table:style-name="ro1">
          <table:table-cell office:value-type="float" office:value="1.1505">
            <text:p>1.1505E+00</text:p>
          </table:table-cell>
          <table:table-cell table:formula="of:=[.A4]-[.A2]" office:value-type="float" office:value="-0.0013399999999999">
            <text:p>-1.3400E-03</text:p>
          </table:table-cell>
        </table:table-row>
        <table:table-row table:style-name="ro1">
          <table:table-cell office:value-type="float" office:value="1.14983">
            <text:p>1.1498E+00</text:p>
          </table:table-cell>
          <table:table-cell table:formula="of:=[.A5]-[.A3]" office:value-type="float" office:value="-0.00134000000000012">
            <text:p>-1.3400E-03</text:p>
          </table:table-cell>
        </table:table-row>
        <table:table-row table:style-name="ro1">
          <table:table-cell office:value-type="float" office:value="1.14916">
            <text:p>1.1492E+00</text:p>
          </table:table-cell>
          <table:table-cell table:formula="of:=[.A6]-[.A4]" office:value-type="float" office:value="-0.00134000000000012">
            <text:p>-1.3400E-03</text:p>
          </table:table-cell>
        </table:table-row>
        <table:table-row table:style-name="ro1">
          <table:table-cell office:value-type="float" office:value="1.14849">
            <text:p>1.1485E+00</text:p>
          </table:table-cell>
          <table:table-cell table:formula="of:=[.A7]-[.A5]" office:value-type="float" office:value="-0.00133000000000005">
            <text:p>-1.3300E-03</text:p>
          </table:table-cell>
        </table:table-row>
        <table:table-row table:style-name="ro1">
          <table:table-cell office:value-type="float" office:value="1.14783">
            <text:p>1.1478E+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scientific-number number:decimal-places="3" number:min-integer-digits="1" number:min-exponent-digits="2"/>
    </number:number-style>
    <number:number-style style:name="N123">
      <number:number number:decimal-places="7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9" number:min-integer-digits="1"/>
    </number:number-style>
    <number:number-style style:name="N126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1/07/2011</text:date>, <text:time>04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ozin </meta:initial-creator>
    <meta:creation-date>2010-08-06T17:27:56</meta:creation-date>
    <dc:date>2011-01-07T04:16:06</dc:date>
    <dc:creator>Rogozin Oleg</dc:creator>
    <meta:editing-duration>PT375H53M01S</meta:editing-duration>
    <meta:editing-cycles>28</meta:editing-cycles>
    <meta:generator>OpenOffice.org/3.2$Unix OpenOffice.org_project/320m19$Build-9505</meta:generator>
    <meta:document-statistic meta:table-count="9" meta:cell-count="53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true" chart:interval-minor-divisor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8">
      <style:chart-properties chart:symbol-type="none">
        <chart:symbol-image xlink:href="Pictures/2000000D000000DF000000DFB3ECC9D0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13cm" svg:height="16.011cm" xlink:href=".." chart:class="chart:scatter" chart:style-name="ch1">
        <chart:plot-area chart:style-name="ch2" table:cell-range-address="Tcheremissine.A4:Tcheremissine.A23 Tcheremissine.G4:Tcheremissine.G23 Tcheremissine.B36:Tcheremissine.B55" svg:x="0.31cm" svg:y="0.32cm" svg:width="14.893cm" svg:height="15.371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Tcheremissine.G4:Tcheremissine.G23" chart:class="chart:scatter">
            <chart:domain table:cell-range-address="Tcheremissine.A4:Tcheremissine.A23"/>
            <chart:data-point chart:repeated="20"/>
          </chart:series>
          <chart:series chart:style-name="ch7" chart:values-cell-range-address="Tcheremissine.B36:Tcheremissine.B55" chart:class="chart:scatter">
            <chart:domain table:cell-range-address="Tcheremissine.A36:Tcheremissine.A55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Tcheremissine.A4:Tcheremissine.A23">0.02</text:p>
              </table:table-cell>
              <table:table-cell office:value-type="float" office:value="4.63190654140885">
                <text:p text:id="Tcheremissine.G4:Tcheremissine.G23">4.63190654140885</text:p>
              </table:table-cell>
              <table:table-cell office:value-type="float" office:value="1.#NAN">
                <text:p text:id="Tcheremissine.A36:Tcheremissine.A55">1.#NAN</text:p>
              </table:table-cell>
              <table:table-cell office:value-type="float" office:value="1.#NAN">
                <text:p text:id="Tcheremissine.B36:Tcheremissine.B5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4.56933236189964">
                <text:p>4.569332361899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3.48393739121929">
                <text:p>3.48393739121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2.69274095704076">
                <text:p>2.692740957040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2.06384329284373">
                <text:p>2.06384329284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1.64208807242337">
                <text:p>1.642088072423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.3157884426475">
                <text:p>1.3157884426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1.04068880349686">
                <text:p>1.04068880349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953338105896891">
                <text:p>0.9533381058968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817789351153298">
                <text:p>0.817789351153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775177012606013">
                <text:p>0.775177012606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.749961737622096">
                <text:p>0.749961737622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748261144112749">
                <text:p>0.7482611441127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748183523662115">
                <text:p>0.748183523662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">
                <text:p>1.2</text:p>
              </table:table-cell>
              <table:table-cell office:value-type="float" office:value="0.75051916421465">
                <text:p>0.750519164214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773877291388681">
                <text:p>0.773877291388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766253041285797">
                <text:p>0.7662530412857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772933538594304">
                <text:p>0.772933538594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777180426168998">
                <text:p>0.7771804261689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779303869956345">
                <text:p>0.779303869956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122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122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display-label="true" chart:logarithmic="true" chart:minimum="0.4" chart:maximum="6" chart:interval-minor-divisor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2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85cm" svg:height="15.296cm" xlink:href=".." chart:class="chart:scatter" chart:style-name="ch1">
        <chart:plot-area chart:style-name="ch2" table:cell-range-address="Ewart.J1:Ewart.K76" chart:data-source-has-labels="row" svg:x="0.439cm" svg:y="0.305cm" svg:width="21.107cm" svg:height="14.686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Ewart.K2:Ewart.K76" chart:label-cell-address="Ewart.K1:Ewart.K1" chart:class="chart:scatter">
            <chart:domain table:cell-range-address="Ewart.J2:Ewart.J76"/>
            <chart:data-point chart:repeated="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 text:id="Ewart.K1:Ewart.K1">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253221182464">
                <text:p text:id="Ewart.J2:Ewart.J76">0.0312253221182464</text:p>
              </table:table-cell>
              <table:table-cell office:value-type="float" office:value="2.91328965747383">
                <text:p text:id="Ewart.K2:Ewart.K76">2.913289657473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5520027998298">
                <text:p>0.0345520027998298</text:p>
              </table:table-cell>
              <table:table-cell office:value-type="float" office:value="2.70243254412461">
                <text:p>2.70243254412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2835085016183">
                <text:p>0.0352835085016183</text:p>
              </table:table-cell>
              <table:table-cell office:value-type="float" office:value="2.66052512159659">
                <text:p>2.66052512159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4528947155989">
                <text:p>0.0364528947155989</text:p>
              </table:table-cell>
              <table:table-cell office:value-type="float" office:value="2.58796388702244">
                <text:p>2.58796388702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6437537422096">
                <text:p>0.0396437537422096</text:p>
              </table:table-cell>
              <table:table-cell office:value-type="float" office:value="2.41735791590661">
                <text:p>2.41735791590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8110432042492">
                <text:p>0.0418110432042492</text:p>
              </table:table-cell>
              <table:table-cell office:value-type="float" office:value="2.34381221436697">
                <text:p>2.34381221436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7073999611472">
                <text:p>0.0467073999611472</text:p>
              </table:table-cell>
              <table:table-cell office:value-type="float" office:value="2.15281770891117">
                <text:p>2.15281770891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10514846201918">
                <text:p>0.0510514846201918</text:p>
              </table:table-cell>
              <table:table-cell office:value-type="float" office:value="2.03179335524075">
                <text:p>2.03179335524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2765373705198">
                <text:p>0.0522765373705198</text:p>
              </table:table-cell>
              <table:table-cell office:value-type="float" office:value="1.99354953356453">
                <text:p>1.99354953356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1785751546538">
                <text:p>0.0541785751546538</text:p>
              </table:table-cell>
              <table:table-cell office:value-type="float" office:value="1.94570184324956">
                <text:p>1.94570184324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6484434812814">
                <text:p>0.0566484434812814</text:p>
              </table:table-cell>
              <table:table-cell office:value-type="float" office:value="1.89072266876765">
                <text:p>1.89072266876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6415613479289">
                <text:p>0.0566415613479289</text:p>
              </table:table-cell>
              <table:table-cell office:value-type="float" office:value="1.87411529330044">
                <text:p>1.87411529330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792685236048">
                <text:p>0.060792685236048</text:p>
              </table:table-cell>
              <table:table-cell office:value-type="float" office:value="1.79683859509868">
                <text:p>1.79683859509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9819556431926">
                <text:p>0.0629819556431926</text:p>
              </table:table-cell>
              <table:table-cell office:value-type="float" office:value="1.76487169877555">
                <text:p>1.76487169877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4751767363247">
                <text:p>0.064751767363247</text:p>
              </table:table-cell>
              <table:table-cell office:value-type="float" office:value="1.72321250469031">
                <text:p>1.72321250469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869435067209">
                <text:p>0.06869435067209</text:p>
              </table:table-cell>
              <table:table-cell office:value-type="float" office:value="1.66841568928265">
                <text:p>1.6684156892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29192530968953">
                <text:p>0.0729192530968953</text:p>
              </table:table-cell>
              <table:table-cell office:value-type="float" office:value="1.61278590581261">
                <text:p>1.61278590581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06302283598547">
                <text:p>0.0806302283598547</text:p>
              </table:table-cell>
              <table:table-cell office:value-type="float" office:value="1.52602362871499">
                <text:p>1.52602362871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3506144526601">
                <text:p>0.0863506144526601</text:p>
              </table:table-cell>
              <table:table-cell office:value-type="float" office:value="1.47570947959696">
                <text:p>1.47570947959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2090615343017">
                <text:p>0.0932090615343017</text:p>
              </table:table-cell>
              <table:table-cell office:value-type="float" office:value="1.41341728851474">
                <text:p>1.41341728851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398604234899">
                <text:p>0.105398604234899</text:p>
              </table:table-cell>
              <table:table-cell office:value-type="float" office:value="1.33391567099361">
                <text:p>1.33391567099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2030184235215">
                <text:p>0.112030184235215</text:p>
              </table:table-cell>
              <table:table-cell office:value-type="float" office:value="1.29098357174056">
                <text:p>1.29098357174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7144113993216">
                <text:p>0.117144113993216</text:p>
              </table:table-cell>
              <table:table-cell office:value-type="float" office:value="1.265321451814">
                <text:p>1.265321451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9943742559452">
                <text:p>0.129943742559452</text:p>
              </table:table-cell>
              <table:table-cell office:value-type="float" office:value="1.21214553500713">
                <text:p>1.21214553500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3313583528359">
                <text:p>0.143313583528359</text:p>
              </table:table-cell>
              <table:table-cell office:value-type="float" office:value="1.17529886221126">
                <text:p>1.17529886221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0938447033002">
                <text:p>0.160938447033002</text:p>
              </table:table-cell>
              <table:table-cell office:value-type="float" office:value="1.08573760282547">
                <text:p>1.08573760282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3805247294013">
                <text:p>0.163805247294013</text:p>
              </table:table-cell>
              <table:table-cell office:value-type="float" office:value="1.07211058506948">
                <text:p>1.07211058506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3952135361784">
                <text:p>0.183952135361784</text:p>
              </table:table-cell>
              <table:table-cell office:value-type="float" office:value="0.964832402811881">
                <text:p>0.964832402811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197864952256">
                <text:p>0.20197864952256</text:p>
              </table:table-cell>
              <table:table-cell office:value-type="float" office:value="0.936845707713941">
                <text:p>0.936845707713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869845238738">
                <text:p>0.218869845238738</text:p>
              </table:table-cell>
              <table:table-cell office:value-type="float" office:value="0.967460915033814">
                <text:p>0.967460915033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0430867854371">
                <text:p>0.240430867854371</text:p>
              </table:table-cell>
              <table:table-cell office:value-type="float" office:value="0.911380473865228">
                <text:p>0.911380473865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9676228936674">
                <text:p>0.259676228936674</text:p>
              </table:table-cell>
              <table:table-cell office:value-type="float" office:value="0.895366743237903">
                <text:p>0.89536674323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299237910038">
                <text:p>0.29299237910038</text:p>
              </table:table-cell>
              <table:table-cell office:value-type="float" office:value="0.90182759498605">
                <text:p>0.901827594986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5347215353974">
                <text:p>0.295347215353974</text:p>
              </table:table-cell>
              <table:table-cell office:value-type="float" office:value="0.924856953376547">
                <text:p>0.924856953376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7652144805354">
                <text:p>0.327652144805354</text:p>
              </table:table-cell>
              <table:table-cell office:value-type="float" office:value="0.807691270892079">
                <text:p>0.807691270892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9224996247457">
                <text:p>0.339224996247457</text:p>
              </table:table-cell>
              <table:table-cell office:value-type="float" office:value="0.849322015536814">
                <text:p>0.849322015536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8305162178328">
                <text:p>0.348305162178328</text:p>
              </table:table-cell>
              <table:table-cell office:value-type="float" office:value="0.86923616837205">
                <text:p>0.86923616837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868665324779">
                <text:p>0.35868665324779</text:p>
              </table:table-cell>
              <table:table-cell office:value-type="float" office:value="0.785945388989573">
                <text:p>0.785945388989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1208637310273">
                <text:p>0.351208637310273</text:p>
              </table:table-cell>
              <table:table-cell office:value-type="float" office:value="0.81034997371487">
                <text:p>0.81034997371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5268074374193">
                <text:p>0.365268074374193</text:p>
              </table:table-cell>
              <table:table-cell office:value-type="float" office:value="0.785943311994578">
                <text:p>0.785943311994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0515733001833">
                <text:p>0.420515733001833</text:p>
              </table:table-cell>
              <table:table-cell office:value-type="float" office:value="0.818749134222633">
                <text:p>0.818749134222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2485749656726">
                <text:p>0.462485749656726</text:p>
              </table:table-cell>
              <table:table-cell office:value-type="float" office:value="0.753333710487914">
                <text:p>0.753333710487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3852807550607">
                <text:p>0.503852807550607</text:p>
              </table:table-cell>
              <table:table-cell office:value-type="float" office:value="0.751816156956619">
                <text:p>0.751816156956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3093436625957">
                <text:p>0.523093436625957</text:p>
              </table:table-cell>
              <table:table-cell office:value-type="float" office:value="0.801736334060788">
                <text:p>0.801736334060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5467340111877">
                <text:p>0.545467340111877</text:p>
              </table:table-cell>
              <table:table-cell office:value-type="float" office:value="0.791958373446739">
                <text:p>0.791958373446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2967095792623">
                <text:p>0.562967095792623</text:p>
              </table:table-cell>
              <table:table-cell office:value-type="float" office:value="0.822997715168188">
                <text:p>0.822997715168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0730009758366">
                <text:p>0.590730009758366</text:p>
              </table:table-cell>
              <table:table-cell office:value-type="float" office:value="0.822065272636176">
                <text:p>0.822065272636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9919098281672">
                <text:p>0.639919098281672</text:p>
              </table:table-cell>
              <table:table-cell office:value-type="float" office:value="0.775412545095948">
                <text:p>0.775412545095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7510444468845">
                <text:p>0.697510444468845</text:p>
              </table:table-cell>
              <table:table-cell office:value-type="float" office:value="0.827257058404781">
                <text:p>0.827257058404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3283586174239">
                <text:p>0.753283586174239</text:p>
              </table:table-cell>
              <table:table-cell office:value-type="float" office:value="0.813234923828742">
                <text:p>0.813234923828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09155149087141">
                <text:p>0.809155149087141</text:p>
              </table:table-cell>
              <table:table-cell office:value-type="float" office:value="0.847480801998097">
                <text:p>0.8474808019980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1910447639867">
                <text:p>0.861910447639867</text:p>
              </table:table-cell>
              <table:table-cell office:value-type="float" office:value="0.835356979934879">
                <text:p>0.835356979934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439054670685">
                <text:p>1.01439054670685</text:p>
              </table:table-cell>
              <table:table-cell office:value-type="float" office:value="0.836074545729722">
                <text:p>0.836074545729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3172323465038">
                <text:p>1.13172323465038</text:p>
              </table:table-cell>
              <table:table-cell office:value-type="float" office:value="0.825503957837041">
                <text:p>0.825503957837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9079584486896">
                <text:p>1.19079584486896</text:p>
              </table:table-cell>
              <table:table-cell office:value-type="float" office:value="0.859026505641779">
                <text:p>0.8590265056417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6456195176292">
                <text:p>1.46456195176292</text:p>
              </table:table-cell>
              <table:table-cell office:value-type="float" office:value="0.870613735012205">
                <text:p>0.87061373501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697460310299">
                <text:p>1.9697460310299</text:p>
              </table:table-cell>
              <table:table-cell office:value-type="float" office:value="0.89494100723957">
                <text:p>0.8949410072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17456846649">
                <text:p>2.12517456846649</text:p>
              </table:table-cell>
              <table:table-cell office:value-type="float" office:value="0.905234476091785">
                <text:p>0.905234476091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304985544706">
                <text:p>2.35304985544706</text:p>
              </table:table-cell>
              <table:table-cell office:value-type="float" office:value="0.918783487893792">
                <text:p>0.918783487893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7868813740352">
                <text:p>2.77868813740352</text:p>
              </table:table-cell>
              <table:table-cell office:value-type="float" office:value="0.926333737036543">
                <text:p>0.926333737036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7497126964907">
                <text:p>2.97497126964907</text:p>
              </table:table-cell>
              <table:table-cell office:value-type="float" office:value="0.943174913145876">
                <text:p>0.943174913145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7484564489037">
                <text:p>3.47484564489037</text:p>
              </table:table-cell>
              <table:table-cell office:value-type="float" office:value="0.925946799080903">
                <text:p>0.9259467990809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201862074882">
                <text:p>4.2201862074882</text:p>
              </table:table-cell>
              <table:table-cell office:value-type="float" office:value="1.00773770138088">
                <text:p>1.00773770138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68857006467661">
                <text:p>4.68857006467661</text:p>
              </table:table-cell>
              <table:table-cell office:value-type="float" office:value="0.990909631832228">
                <text:p>0.9909096318322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8201374546648">
                <text:p>6.38201374546648</text:p>
              </table:table-cell>
              <table:table-cell office:value-type="float" office:value="0.988794933626932">
                <text:p>0.988794933626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75505881554044">
                <text:p>9.75505881554044</text:p>
              </table:table-cell>
              <table:table-cell office:value-type="float" office:value="1.05197985154887">
                <text:p>1.051979851548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1101031878809">
                <text:p>10.1101031878809</text:p>
              </table:table-cell>
              <table:table-cell office:value-type="float" office:value="1.0542721890051">
                <text:p>1.05427218900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129993277986">
                <text:p>13.129993277986</text:p>
              </table:table-cell>
              <table:table-cell office:value-type="float" office:value="1.09308898088737">
                <text:p>1.09308898088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4697389264946">
                <text:p>17.4697389264946</text:p>
              </table:table-cell>
              <table:table-cell office:value-type="float" office:value="1.12536113883592">
                <text:p>1.12536113883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8890167675288">
                <text:p>25.8890167675288</text:p>
              </table:table-cell>
              <table:table-cell office:value-type="float" office:value="1.20913644108855">
                <text:p>1.209136441088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9591526994565">
                <text:p>26.9591526994565</text:p>
              </table:table-cell>
              <table:table-cell office:value-type="float" office:value="1.13217273396322">
                <text:p>1.13217273396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.097574577639">
                <text:p>38.097574577639</text:p>
              </table:table-cell>
              <table:table-cell office:value-type="float" office:value="1.26148325449929">
                <text:p>1.261483254499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4000022976333">
                <text:p>41.4000022976333</text:p>
              </table:table-cell>
              <table:table-cell office:value-type="float" office:value="1.20505612445945">
                <text:p>1.20505612445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.3080962925875">
                <text:p>50.3080962925875</text:p>
              </table:table-cell>
              <table:table-cell office:value-type="float" office:value="1.22888061561564">
                <text:p>1.228880615615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.7509431657176">
                <text:p>56.7509431657176</text:p>
              </table:table-cell>
              <table:table-cell office:value-type="float" office:value="1.23190235873263">
                <text:p>1.23190235873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